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58.11pt"/>
    </style:style>
    <style:style style:name="co8" style:family="table-column">
      <style:table-column-properties fo:break-before="auto" style:column-width="65.06pt"/>
    </style:style>
    <style:style style:name="co9" style:family="table-column">
      <style:table-column-properties fo:break-before="auto" style:column-width="54.26pt"/>
    </style:style>
    <style:style style:name="co10" style:family="table-column">
      <style:table-column-properties fo:break-before="auto" style:column-width="59.64pt"/>
    </style:style>
    <style:style style:name="co11" style:family="table-column">
      <style:table-column-properties fo:break-before="auto" style:column-width="63.5pt"/>
    </style:style>
    <style:style style:name="co12" style:family="table-column">
      <style:table-column-properties fo:break-before="auto" style:column-width="55.05pt"/>
    </style:style>
    <style:style style:name="co13" style:family="table-column">
      <style:table-column-properties fo:break-before="auto" style:column-width="60.46pt"/>
    </style:style>
    <style:style style:name="co14" style:family="table-column">
      <style:table-column-properties fo:break-before="auto" style:column-width="65.85pt"/>
    </style:style>
    <style:style style:name="co15" style:family="table-column">
      <style:table-column-properties fo:break-before="auto" style:column-width="57.34pt"/>
    </style:style>
    <style:style style:name="co16" style:family="table-column">
      <style:table-column-properties fo:break-before="auto" style:column-width="51.96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18.74pt"/>
    </style:style>
    <style:style style:name="co19" style:family="table-column">
      <style:table-column-properties fo:break-before="auto" style:column-width="58.9pt"/>
    </style:style>
    <style:style style:name="co20" style:family="table-column">
      <style:table-column-properties fo:break-before="auto" style:column-width="44.19pt"/>
    </style:style>
    <style:style style:name="co21" style:family="table-column">
      <style:table-column-properties fo:break-before="auto" style:column-width="43.46pt"/>
    </style:style>
    <style:style style:name="co22" style:family="table-column">
      <style:table-column-properties fo:break-before="auto" style:column-width="64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231944" calcext:value-type="float">
            <text:p>0.002319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31944" calcext:value-type="float">
            <text:p>2.31944E-06</text:p>
          </table:table-cell>
          <table:table-cell office:value-type="float" office:value="0.000001463" calcext:value-type="float">
            <text:p>1.463E-06</text:p>
          </table:table-cell>
          <table:table-cell office:value-type="float" office:value="0.000018927" calcext:value-type="float">
            <text:p>1.8927E-05</text:p>
          </table:table-cell>
          <table:table-cell office:value-type="float" office:value="14149" calcext:value-type="float">
            <text:p>14149</text:p>
          </table:table-cell>
          <table:table-cell office:value-type="float" office:value="1000" calcext:value-type="float">
            <text:p>1000</text:p>
          </table:table-cell>
          <table:table-cell office:value-type="float" office:value="14.149" calcext:value-type="float">
            <text:p>14.14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671" calcext:value-type="float">
            <text:p>1671</text:p>
          </table:table-cell>
          <table:table-cell office:value-type="float" office:value="1000" calcext:value-type="float">
            <text:p>1000</text:p>
          </table:table-cell>
          <table:table-cell office:value-type="float" office:value="1.671" calcext:value-type="float">
            <text:p>1.6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71" calcext:value-type="float">
            <text:p>1671</text:p>
          </table:table-cell>
          <table:table-cell office:value-type="float" office:value="1000" calcext:value-type="float">
            <text:p>1000</text:p>
          </table:table-cell>
          <table:table-cell office:value-type="float" office:value="1.671" calcext:value-type="float">
            <text:p>1.6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018" calcext:value-type="float">
            <text:p>2018</text:p>
          </table:table-cell>
          <table:table-cell office:value-type="float" office:value="1000" calcext:value-type="float">
            <text:p>1000</text:p>
          </table:table-cell>
          <table:table-cell office:value-type="float" office:value="2.018" calcext:value-type="float">
            <text:p>2.0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251846" calcext:value-type="float">
            <text:p>0.002518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51846" calcext:value-type="float">
            <text:p>2.51846E-06</text:p>
          </table:table-cell>
          <table:table-cell office:value-type="float" office:value="0.000001476" calcext:value-type="float">
            <text:p>1.476E-06</text:p>
          </table:table-cell>
          <table:table-cell office:value-type="float" office:value="0.000004402" calcext:value-type="float">
            <text:p>4.402E-06</text:p>
          </table:table-cell>
          <table:table-cell office:value-type="float" office:value="16215" calcext:value-type="float">
            <text:p>16215</text:p>
          </table:table-cell>
          <table:table-cell office:value-type="float" office:value="1000" calcext:value-type="float">
            <text:p>1000</text:p>
          </table:table-cell>
          <table:table-cell office:value-type="float" office:value="16.215" calcext:value-type="float">
            <text:p>16.215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944" calcext:value-type="float">
            <text:p>1944</text:p>
          </table:table-cell>
          <table:table-cell office:value-type="float" office:value="1000" calcext:value-type="float">
            <text:p>1000</text:p>
          </table:table-cell>
          <table:table-cell office:value-type="float" office:value="1.944" calcext:value-type="float">
            <text:p>1.9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 office:value-type="float" office:value="1000" calcext:value-type="float">
            <text:p>1000</text:p>
          </table:table-cell>
          <table:table-cell office:value-type="float" office:value="1.947" calcext:value-type="float">
            <text:p>1.9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052" calcext:value-type="float">
            <text:p>3052</text:p>
          </table:table-cell>
          <table:table-cell office:value-type="float" office:value="1000" calcext:value-type="float">
            <text:p>1000</text:p>
          </table:table-cell>
          <table:table-cell office:value-type="float" office:value="3.052" calcext:value-type="float">
            <text:p>3.05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287734" calcext:value-type="float">
            <text:p>0.002877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87734" calcext:value-type="float">
            <text:p>2.87734E-06</text:p>
          </table:table-cell>
          <table:table-cell office:value-type="float" office:value="0.000001492" calcext:value-type="float">
            <text:p>1.492E-06</text:p>
          </table:table-cell>
          <table:table-cell office:value-type="float" office:value="0.000026386" calcext:value-type="float">
            <text:p>2.6386E-05</text:p>
          </table:table-cell>
          <table:table-cell office:value-type="float" office:value="18484" calcext:value-type="float">
            <text:p>18484</text:p>
          </table:table-cell>
          <table:table-cell office:value-type="float" office:value="1000" calcext:value-type="float">
            <text:p>1000</text:p>
          </table:table-cell>
          <table:table-cell office:value-type="float" office:value="18.484" calcext:value-type="float">
            <text:p>18.48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191" calcext:value-type="float">
            <text:p>2191</text:p>
          </table:table-cell>
          <table:table-cell office:value-type="float" office:value="1000" calcext:value-type="float">
            <text:p>1000</text:p>
          </table:table-cell>
          <table:table-cell office:value-type="float" office:value="2.191" calcext:value-type="float">
            <text:p>2.19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99" calcext:value-type="float">
            <text:p>2199</text:p>
          </table:table-cell>
          <table:table-cell office:value-type="float" office:value="1000" calcext:value-type="float">
            <text:p>1000</text:p>
          </table:table-cell>
          <table:table-cell office:value-type="float" office:value="2.199" calcext:value-type="float">
            <text:p>2.19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973" calcext:value-type="float">
            <text:p>3973</text:p>
          </table:table-cell>
          <table:table-cell office:value-type="float" office:value="1000" calcext:value-type="float">
            <text:p>1000</text:p>
          </table:table-cell>
          <table:table-cell office:value-type="float" office:value="3.973" calcext:value-type="float">
            <text:p>3.97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315973" calcext:value-type="float">
            <text:p>0.003159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15973" calcext:value-type="float">
            <text:p>3.15973E-06</text:p>
          </table:table-cell>
          <table:table-cell office:value-type="float" office:value="0.000001562" calcext:value-type="float">
            <text:p>1.562E-06</text:p>
          </table:table-cell>
          <table:table-cell office:value-type="float" office:value="0.000006693" calcext:value-type="float">
            <text:p>6.693E-06</text:p>
          </table:table-cell>
          <table:table-cell office:value-type="float" office:value="20763" calcext:value-type="float">
            <text:p>20763</text:p>
          </table:table-cell>
          <table:table-cell office:value-type="float" office:value="1000" calcext:value-type="float">
            <text:p>1000</text:p>
          </table:table-cell>
          <table:table-cell office:value-type="float" office:value="20.763" calcext:value-type="float">
            <text:p>20.76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403" calcext:value-type="float">
            <text:p>2403</text:p>
          </table:table-cell>
          <table:table-cell office:value-type="float" office:value="1000" calcext:value-type="float">
            <text:p>1000</text:p>
          </table:table-cell>
          <table:table-cell office:value-type="float" office:value="2.403" calcext:value-type="float">
            <text:p>2.4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411</text:p>
          </table:table-cell>
          <table:table-cell office:value-type="float" office:value="1000" calcext:value-type="float">
            <text:p>1000</text:p>
          </table:table-cell>
          <table:table-cell office:value-type="float" office:value="2.411" calcext:value-type="float">
            <text:p>2.4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955" calcext:value-type="float">
            <text:p>4955</text:p>
          </table:table-cell>
          <table:table-cell office:value-type="float" office:value="1000" calcext:value-type="float">
            <text:p>1000</text:p>
          </table:table-cell>
          <table:table-cell office:value-type="float" office:value="4.955" calcext:value-type="float">
            <text:p>4.9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359763" calcext:value-type="float">
            <text:p>0.003597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59763" calcext:value-type="float">
            <text:p>3.59763E-06</text:p>
          </table:table-cell>
          <table:table-cell office:value-type="float" office:value="0.000001544" calcext:value-type="float">
            <text:p>1.544E-06</text:p>
          </table:table-cell>
          <table:table-cell office:value-type="float" office:value="0.000036707" calcext:value-type="float">
            <text:p>3.6707E-05</text:p>
          </table:table-cell>
          <table:table-cell office:value-type="float" office:value="23532" calcext:value-type="float">
            <text:p>23532</text:p>
          </table:table-cell>
          <table:table-cell office:value-type="float" office:value="1000" calcext:value-type="float">
            <text:p>1000</text:p>
          </table:table-cell>
          <table:table-cell office:value-type="float" office:value="23.532" calcext:value-type="float">
            <text:p>23.532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647" calcext:value-type="float">
            <text:p>2647</text:p>
          </table:table-cell>
          <table:table-cell office:value-type="float" office:value="1000" calcext:value-type="float">
            <text:p>1000</text:p>
          </table:table-cell>
          <table:table-cell office:value-type="float" office:value="2.647" calcext:value-type="float">
            <text:p>2.64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65" calcext:value-type="float">
            <text:p>2665</text:p>
          </table:table-cell>
          <table:table-cell office:value-type="float" office:value="1000" calcext:value-type="float">
            <text:p>1000</text:p>
          </table:table-cell>
          <table:table-cell office:value-type="float" office:value="2.665" calcext:value-type="float">
            <text:p>2.6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952" calcext:value-type="float">
            <text:p>5952</text:p>
          </table:table-cell>
          <table:table-cell office:value-type="float" office:value="1000" calcext:value-type="float">
            <text:p>1000</text:p>
          </table:table-cell>
          <table:table-cell office:value-type="float" office:value="5.952" calcext:value-type="float">
            <text:p>5.95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401843" calcext:value-type="float">
            <text:p>0.004018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01843" calcext:value-type="float">
            <text:p>4.01843E-06</text:p>
          </table:table-cell>
          <table:table-cell office:value-type="float" office:value="0.000002443" calcext:value-type="float">
            <text:p>2.443E-06</text:p>
          </table:table-cell>
          <table:table-cell office:value-type="float" office:value="0.000020332" calcext:value-type="float">
            <text:p>2.0332E-05</text:p>
          </table:table-cell>
          <table:table-cell office:value-type="float" office:value="27166" calcext:value-type="float">
            <text:p>27166</text:p>
          </table:table-cell>
          <table:table-cell office:value-type="float" office:value="1000" calcext:value-type="float">
            <text:p>1000</text:p>
          </table:table-cell>
          <table:table-cell office:value-type="float" office:value="27.166" calcext:value-type="float">
            <text:p>27.166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2953" calcext:value-type="float">
            <text:p>2953</text:p>
          </table:table-cell>
          <table:table-cell office:value-type="float" office:value="1000" calcext:value-type="float">
            <text:p>1000</text:p>
          </table:table-cell>
          <table:table-cell office:value-type="float" office:value="2.953" calcext:value-type="float">
            <text:p>2.95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68" calcext:value-type="float">
            <text:p>2968</text:p>
          </table:table-cell>
          <table:table-cell office:value-type="float" office:value="1000" calcext:value-type="float">
            <text:p>1000</text:p>
          </table:table-cell>
          <table:table-cell office:value-type="float" office:value="2.968" calcext:value-type="float">
            <text:p>2.9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6986" calcext:value-type="float">
            <text:p>6986</text:p>
          </table:table-cell>
          <table:table-cell office:value-type="float" office:value="1000" calcext:value-type="float">
            <text:p>1000</text:p>
          </table:table-cell>
          <table:table-cell office:value-type="float" office:value="6.986" calcext:value-type="float">
            <text:p>6.98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459037" calcext:value-type="float">
            <text:p>0.004590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59037" calcext:value-type="float">
            <text:p>4.59037E-06</text:p>
          </table:table-cell>
          <table:table-cell office:value-type="float" office:value="0.000002464" calcext:value-type="float">
            <text:p>2.464E-06</text:p>
          </table:table-cell>
          <table:table-cell office:value-type="float" office:value="0.000023499" calcext:value-type="float">
            <text:p>2.3499E-05</text:p>
          </table:table-cell>
          <table:table-cell office:value-type="float" office:value="31694" calcext:value-type="float">
            <text:p>31694</text:p>
          </table:table-cell>
          <table:table-cell office:value-type="float" office:value="1000" calcext:value-type="float">
            <text:p>1000</text:p>
          </table:table-cell>
          <table:table-cell office:value-type="float" office:value="31.694" calcext:value-type="float">
            <text:p>31.694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3298" calcext:value-type="float">
            <text:p>3298</text:p>
          </table:table-cell>
          <table:table-cell office:value-type="float" office:value="1000" calcext:value-type="float">
            <text:p>1000</text:p>
          </table:table-cell>
          <table:table-cell office:value-type="float" office:value="3.298" calcext:value-type="float">
            <text:p>3.29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06" calcext:value-type="float">
            <text:p>3306</text:p>
          </table:table-cell>
          <table:table-cell office:value-type="float" office:value="1000" calcext:value-type="float">
            <text:p>1000</text:p>
          </table:table-cell>
          <table:table-cell office:value-type="float" office:value="3.306" calcext:value-type="float">
            <text:p>3.3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7962" calcext:value-type="float">
            <text:p>7962</text:p>
          </table:table-cell>
          <table:table-cell office:value-type="float" office:value="1000" calcext:value-type="float">
            <text:p>1000</text:p>
          </table:table-cell>
          <table:table-cell office:value-type="float" office:value="7.962" calcext:value-type="float">
            <text:p>7.96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052197" calcext:value-type="float">
            <text:p>0.00521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197" calcext:value-type="float">
            <text:p>5.2197E-06</text:p>
          </table:table-cell>
          <table:table-cell office:value-type="float" office:value="0.000002599" calcext:value-type="float">
            <text:p>2.599E-06</text:p>
          </table:table-cell>
          <table:table-cell office:value-type="float" office:value="0.00002306" calcext:value-type="float">
            <text:p>2.306E-05</text:p>
          </table:table-cell>
          <table:table-cell office:value-type="float" office:value="36446" calcext:value-type="float">
            <text:p>36446</text:p>
          </table:table-cell>
          <table:table-cell office:value-type="float" office:value="1000" calcext:value-type="float">
            <text:p>1000</text:p>
          </table:table-cell>
          <table:table-cell office:value-type="float" office:value="36.446" calcext:value-type="float">
            <text:p>36.446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3691" calcext:value-type="float">
            <text:p>3691</text:p>
          </table:table-cell>
          <table:table-cell office:value-type="float" office:value="1000" calcext:value-type="float">
            <text:p>1000</text:p>
          </table:table-cell>
          <table:table-cell office:value-type="float" office:value="3.691" calcext:value-type="float">
            <text:p>3.6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94" calcext:value-type="float">
            <text:p>3694</text:p>
          </table:table-cell>
          <table:table-cell office:value-type="float" office:value="1000" calcext:value-type="float">
            <text:p>1000</text:p>
          </table:table-cell>
          <table:table-cell office:value-type="float" office:value="3.694" calcext:value-type="float">
            <text:p>3.6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9020" calcext:value-type="float">
            <text:p>9020</text:p>
          </table:table-cell>
          <table:table-cell office:value-type="float" office:value="1000" calcext:value-type="float">
            <text:p>1000</text:p>
          </table:table-cell>
          <table:table-cell office:value-type="float" office:value="9.02" calcext:value-type="float">
            <text:p>9.0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583899" calcext:value-type="float">
            <text:p>0.005838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83899" calcext:value-type="float">
            <text:p>5.83899E-06</text:p>
          </table:table-cell>
          <table:table-cell office:value-type="float" office:value="0.000002668" calcext:value-type="float">
            <text:p>2.668E-06</text:p>
          </table:table-cell>
          <table:table-cell office:value-type="float" office:value="0.000023863" calcext:value-type="float">
            <text:p>2.3863E-05</text:p>
          </table:table-cell>
          <table:table-cell office:value-type="float" office:value="41673" calcext:value-type="float">
            <text:p>41673</text:p>
          </table:table-cell>
          <table:table-cell office:value-type="float" office:value="1000" calcext:value-type="float">
            <text:p>1000</text:p>
          </table:table-cell>
          <table:table-cell office:value-type="float" office:value="41.673" calcext:value-type="float">
            <text:p>41.673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4235" calcext:value-type="float">
            <text:p>4235</text:p>
          </table:table-cell>
          <table:table-cell office:value-type="float" office:value="1000" calcext:value-type="float">
            <text:p>1000</text:p>
          </table:table-cell>
          <table:table-cell office:value-type="float" office:value="4.235" calcext:value-type="float">
            <text:p>4.2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36" calcext:value-type="float">
            <text:p>4236</text:p>
          </table:table-cell>
          <table:table-cell office:value-type="float" office:value="1000" calcext:value-type="float">
            <text:p>1000</text:p>
          </table:table-cell>
          <table:table-cell office:value-type="float" office:value="4.236" calcext:value-type="float">
            <text:p>4.2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000" calcext:value-type="float">
            <text:p>1000</text:p>
          </table:table-cell>
          <table:table-cell office:value-type="float" office:value="1.524" calcext:value-type="float">
            <text:p>1.5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026114" calcext:value-type="float">
            <text:p>0.00261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6114" calcext:value-type="float">
            <text:p>2.6114E-06</text:p>
          </table:table-cell>
          <table:table-cell office:value-type="float" office:value="0.000001599" calcext:value-type="float">
            <text:p>1.599E-06</text:p>
          </table:table-cell>
          <table:table-cell office:value-type="float" office:value="0.000020022" calcext:value-type="float">
            <text:p>2.0022E-05</text:p>
          </table:table-cell>
          <table:table-cell office:value-type="float" office:value="17949" calcext:value-type="float">
            <text:p>17949</text:p>
          </table:table-cell>
          <table:table-cell office:value-type="float" office:value="1000" calcext:value-type="float">
            <text:p>1000</text:p>
          </table:table-cell>
          <table:table-cell office:value-type="float" office:value="17.949" calcext:value-type="float">
            <text:p>17.94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812" calcext:value-type="float">
            <text:p>1812</text:p>
          </table:table-cell>
          <table:table-cell office:value-type="float" office:value="1000" calcext:value-type="float">
            <text:p>1000</text:p>
          </table:table-cell>
          <table:table-cell office:value-type="float" office:value="1.812" calcext:value-type="float">
            <text:p>1.8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12" calcext:value-type="float">
            <text:p>1812</text:p>
          </table:table-cell>
          <table:table-cell office:value-type="float" office:value="1000" calcext:value-type="float">
            <text:p>1000</text:p>
          </table:table-cell>
          <table:table-cell office:value-type="float" office:value="1.812" calcext:value-type="float">
            <text:p>1.8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974" calcext:value-type="float">
            <text:p>2974</text:p>
          </table:table-cell>
          <table:table-cell office:value-type="float" office:value="1000" calcext:value-type="float">
            <text:p>1000</text:p>
          </table:table-cell>
          <table:table-cell office:value-type="float" office:value="2.974" calcext:value-type="float">
            <text:p>2.9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300664" calcext:value-type="float">
            <text:p>0.003006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00664" calcext:value-type="float">
            <text:p>3.00664E-06</text:p>
          </table:table-cell>
          <table:table-cell office:value-type="float" office:value="0.000001638" calcext:value-type="float">
            <text:p>1.638E-06</text:p>
          </table:table-cell>
          <table:table-cell office:value-type="float" office:value="0.000020411" calcext:value-type="float">
            <text:p>2.0411E-05</text:p>
          </table:table-cell>
          <table:table-cell office:value-type="float" office:value="20463" calcext:value-type="float">
            <text:p>20463</text:p>
          </table:table-cell>
          <table:table-cell office:value-type="float" office:value="1000" calcext:value-type="float">
            <text:p>1000</text:p>
          </table:table-cell>
          <table:table-cell office:value-type="float" office:value="20.463" calcext:value-type="float">
            <text:p>20.463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2073" calcext:value-type="float">
            <text:p>2073</text:p>
          </table:table-cell>
          <table:table-cell office:value-type="float" office:value="1000" calcext:value-type="float">
            <text:p>1000</text:p>
          </table:table-cell>
          <table:table-cell office:value-type="float" office:value="2.073" calcext:value-type="float">
            <text:p>2.0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85" calcext:value-type="float">
            <text:p>2085</text:p>
          </table:table-cell>
          <table:table-cell office:value-type="float" office:value="1000" calcext:value-type="float">
            <text:p>1000</text:p>
          </table:table-cell>
          <table:table-cell office:value-type="float" office:value="2.085" calcext:value-type="float">
            <text:p>2.0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523" calcext:value-type="float">
            <text:p>4523</text:p>
          </table:table-cell>
          <table:table-cell office:value-type="float" office:value="1000" calcext:value-type="float">
            <text:p>1000</text:p>
          </table:table-cell>
          <table:table-cell office:value-type="float" office:value="4.523" calcext:value-type="float">
            <text:p>4.52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340549" calcext:value-type="float">
            <text:p>0.003405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40549" calcext:value-type="float">
            <text:p>3.40549E-06</text:p>
          </table:table-cell>
          <table:table-cell office:value-type="float" office:value="0.000001687" calcext:value-type="float">
            <text:p>1.687E-06</text:p>
          </table:table-cell>
          <table:table-cell office:value-type="float" office:value="0.000011915" calcext:value-type="float">
            <text:p>1.1915E-05</text:p>
          </table:table-cell>
          <table:table-cell office:value-type="float" office:value="23515" calcext:value-type="float">
            <text:p>23515</text:p>
          </table:table-cell>
          <table:table-cell office:value-type="float" office:value="1000" calcext:value-type="float">
            <text:p>1000</text:p>
          </table:table-cell>
          <table:table-cell office:value-type="float" office:value="23.515" calcext:value-type="float">
            <text:p>23.51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330" calcext:value-type="float">
            <text:p>2330</text:p>
          </table:table-cell>
          <table:table-cell office:value-type="float" office:value="1000" calcext:value-type="float">
            <text:p>1000</text:p>
          </table:table-cell>
          <table:table-cell office:value-type="float" office:value="2.33" calcext:value-type="float">
            <text:p>2.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68" calcext:value-type="float">
            <text:p>2368</text:p>
          </table:table-cell>
          <table:table-cell office:value-type="float" office:value="1000" calcext:value-type="float">
            <text:p>1000</text:p>
          </table:table-cell>
          <table:table-cell office:value-type="float" office:value="2.368" calcext:value-type="float">
            <text:p>2.3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000" calcext:value-type="float">
            <text:p>1000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917" calcext:value-type="float">
            <text:p>5917</text:p>
          </table:table-cell>
          <table:table-cell office:value-type="float" office:value="1000" calcext:value-type="float">
            <text:p>1000</text:p>
          </table:table-cell>
          <table:table-cell office:value-type="float" office:value="5.917" calcext:value-type="float">
            <text:p>5.9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391032" calcext:value-type="float">
            <text:p>0.003910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91032" calcext:value-type="float">
            <text:p>3.91032E-06</text:p>
          </table:table-cell>
          <table:table-cell office:value-type="float" office:value="0.000001705" calcext:value-type="float">
            <text:p>1.705E-06</text:p>
          </table:table-cell>
          <table:table-cell office:value-type="float" office:value="0.000024134" calcext:value-type="float">
            <text:p>2.4134E-05</text:p>
          </table:table-cell>
          <table:table-cell office:value-type="float" office:value="26794" calcext:value-type="float">
            <text:p>26794</text:p>
          </table:table-cell>
          <table:table-cell office:value-type="float" office:value="1000" calcext:value-type="float">
            <text:p>1000</text:p>
          </table:table-cell>
          <table:table-cell office:value-type="float" office:value="26.794" calcext:value-type="float">
            <text:p>26.794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582" calcext:value-type="float">
            <text:p>2582</text:p>
          </table:table-cell>
          <table:table-cell office:value-type="float" office:value="1000" calcext:value-type="float">
            <text:p>1000</text:p>
          </table:table-cell>
          <table:table-cell office:value-type="float" office:value="2.582" calcext:value-type="float">
            <text:p>2.5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31" calcext:value-type="float">
            <text:p>2631</text:p>
          </table:table-cell>
          <table:table-cell office:value-type="float" office:value="1000" calcext:value-type="float">
            <text:p>1000</text:p>
          </table:table-cell>
          <table:table-cell office:value-type="float" office:value="2.631" calcext:value-type="float">
            <text:p>2.6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office:value-type="float" office:value="0.049" calcext:value-type="float">
            <text:p>0.0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537" calcext:value-type="float">
            <text:p>7537</text:p>
          </table:table-cell>
          <table:table-cell office:value-type="float" office:value="1000" calcext:value-type="float">
            <text:p>1000</text:p>
          </table:table-cell>
          <table:table-cell office:value-type="float" office:value="7.537" calcext:value-type="float">
            <text:p>7.53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00453011" calcext:value-type="float">
            <text:p>0.004530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53011" calcext:value-type="float">
            <text:p>4.53011E-06</text:p>
          </table:table-cell>
          <table:table-cell office:value-type="float" office:value="0.0000027" calcext:value-type="float">
            <text:p>2.7E-06</text:p>
          </table:table-cell>
          <table:table-cell office:value-type="float" office:value="0.000021099" calcext:value-type="float">
            <text:p>2.1099E-05</text:p>
          </table:table-cell>
          <table:table-cell office:value-type="float" office:value="32050" calcext:value-type="float">
            <text:p>32050</text:p>
          </table:table-cell>
          <table:table-cell office:value-type="float" office:value="1000" calcext:value-type="float">
            <text:p>1000</text:p>
          </table:table-cell>
          <table:table-cell office:value-type="float" office:value="32.05" calcext:value-type="float">
            <text:p>32.05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2950" calcext:value-type="float">
            <text:p>2950</text:p>
          </table:table-cell>
          <table:table-cell office:value-type="float" office:value="1000" calcext:value-type="float">
            <text:p>1000</text:p>
          </table:table-cell>
          <table:table-cell office:value-type="float" office:value="2.95" calcext:value-type="float">
            <text:p>2.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86" calcext:value-type="float">
            <text:p>2986</text:p>
          </table:table-cell>
          <table:table-cell office:value-type="float" office:value="1000" calcext:value-type="float">
            <text:p>1000</text:p>
          </table:table-cell>
          <table:table-cell office:value-type="float" office:value="2.986" calcext:value-type="float">
            <text:p>2.9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9037" calcext:value-type="float">
            <text:p>9037</text:p>
          </table:table-cell>
          <table:table-cell office:value-type="float" office:value="1000" calcext:value-type="float">
            <text:p>1000</text:p>
          </table:table-cell>
          <table:table-cell office:value-type="float" office:value="9.037" calcext:value-type="float">
            <text:p>9.03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00519701" calcext:value-type="float">
            <text:p>0.005197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19701" calcext:value-type="float">
            <text:p>5.19701E-06</text:p>
          </table:table-cell>
          <table:table-cell office:value-type="float" office:value="0.000002858" calcext:value-type="float">
            <text:p>2.858E-06</text:p>
          </table:table-cell>
          <table:table-cell office:value-type="float" office:value="0.000020634" calcext:value-type="float">
            <text:p>2.0634E-05</text:p>
          </table:table-cell>
          <table:table-cell office:value-type="float" office:value="37543" calcext:value-type="float">
            <text:p>37543</text:p>
          </table:table-cell>
          <table:table-cell office:value-type="float" office:value="1000" calcext:value-type="float">
            <text:p>1000</text:p>
          </table:table-cell>
          <table:table-cell office:value-type="float" office:value="37.543" calcext:value-type="float">
            <text:p>37.543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3279" calcext:value-type="float">
            <text:p>3279</text:p>
          </table:table-cell>
          <table:table-cell office:value-type="float" office:value="1000" calcext:value-type="float">
            <text:p>1000</text:p>
          </table:table-cell>
          <table:table-cell office:value-type="float" office:value="3.279" calcext:value-type="float">
            <text:p>3.27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26" calcext:value-type="float">
            <text:p>3326</text:p>
          </table:table-cell>
          <table:table-cell office:value-type="float" office:value="1000" calcext:value-type="float">
            <text:p>1000</text:p>
          </table:table-cell>
          <table:table-cell office:value-type="float" office:value="3.326" calcext:value-type="float">
            <text:p>3.32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0426" calcext:value-type="float">
            <text:p>10426</text:p>
          </table:table-cell>
          <table:table-cell office:value-type="float" office:value="1000" calcext:value-type="float">
            <text:p>1000</text:p>
          </table:table-cell>
          <table:table-cell office:value-type="float" office:value="10.426" calcext:value-type="float">
            <text:p>10.4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0608111" calcext:value-type="float">
            <text:p>0.006081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08111" calcext:value-type="float">
            <text:p>6.08111E-06</text:p>
          </table:table-cell>
          <table:table-cell office:value-type="float" office:value="0.00000293" calcext:value-type="float">
            <text:p>2.93E-06</text:p>
          </table:table-cell>
          <table:table-cell office:value-type="float" office:value="0.000022179" calcext:value-type="float">
            <text:p>2.2179E-05</text:p>
          </table:table-cell>
          <table:table-cell office:value-type="float" office:value="44814" calcext:value-type="float">
            <text:p>44814</text:p>
          </table:table-cell>
          <table:table-cell office:value-type="float" office:value="1000" calcext:value-type="float">
            <text:p>1000</text:p>
          </table:table-cell>
          <table:table-cell office:value-type="float" office:value="44.814" calcext:value-type="float">
            <text:p>44.814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3699" calcext:value-type="float">
            <text:p>3699</text:p>
          </table:table-cell>
          <table:table-cell office:value-type="float" office:value="1000" calcext:value-type="float">
            <text:p>1000</text:p>
          </table:table-cell>
          <table:table-cell office:value-type="float" office:value="3.699" calcext:value-type="float">
            <text:p>3.69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15" calcext:value-type="float">
            <text:p>3715</text:p>
          </table:table-cell>
          <table:table-cell office:value-type="float" office:value="1000" calcext:value-type="float">
            <text:p>1000</text:p>
          </table:table-cell>
          <table:table-cell office:value-type="float" office:value="3.715" calcext:value-type="float">
            <text:p>3.7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1962" calcext:value-type="float">
            <text:p>11962</text:p>
          </table:table-cell>
          <table:table-cell office:value-type="float" office:value="1000" calcext:value-type="float">
            <text:p>1000</text:p>
          </table:table-cell>
          <table:table-cell office:value-type="float" office:value="11.962" calcext:value-type="float">
            <text:p>11.96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0727051" calcext:value-type="float">
            <text:p>0.007270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27051" calcext:value-type="float">
            <text:p>7.27051E-06</text:p>
          </table:table-cell>
          <table:table-cell office:value-type="float" office:value="0.000003003" calcext:value-type="float">
            <text:p>3.003E-06</text:p>
          </table:table-cell>
          <table:table-cell office:value-type="float" office:value="0.000026337" calcext:value-type="float">
            <text:p>2.6337E-05</text:p>
          </table:table-cell>
          <table:table-cell office:value-type="float" office:value="54585" calcext:value-type="float">
            <text:p>54585</text:p>
          </table:table-cell>
          <table:table-cell office:value-type="float" office:value="1000" calcext:value-type="float">
            <text:p>1000</text:p>
          </table:table-cell>
          <table:table-cell office:value-type="float" office:value="54.585" calcext:value-type="float">
            <text:p>54.585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4216" calcext:value-type="float">
            <text:p>4216</text:p>
          </table:table-cell>
          <table:table-cell office:value-type="float" office:value="1000" calcext:value-type="float">
            <text:p>1000</text:p>
          </table:table-cell>
          <table:table-cell office:value-type="float" office:value="4.216" calcext:value-type="float">
            <text:p>4.2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222" calcext:value-type="float">
            <text:p>4222</text:p>
          </table:table-cell>
          <table:table-cell office:value-type="float" office:value="1000" calcext:value-type="float">
            <text:p>1000</text:p>
          </table:table-cell>
          <table:table-cell office:value-type="float" office:value="4.222" calcext:value-type="float">
            <text:p>4.2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3478" calcext:value-type="float">
            <text:p>13478</text:p>
          </table:table-cell>
          <table:table-cell office:value-type="float" office:value="1000" calcext:value-type="float">
            <text:p>1000</text:p>
          </table:table-cell>
          <table:table-cell office:value-type="float" office:value="13.478" calcext:value-type="float">
            <text:p>13.47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0856225" calcext:value-type="float">
            <text:p>0.008562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56225" calcext:value-type="float">
            <text:p>8.56225E-06</text:p>
          </table:table-cell>
          <table:table-cell office:value-type="float" office:value="0.000004488" calcext:value-type="float">
            <text:p>4.488E-06</text:p>
          </table:table-cell>
          <table:table-cell office:value-type="float" office:value="0.00003966" calcext:value-type="float">
            <text:p>3.966E-05</text:p>
          </table:table-cell>
          <table:table-cell office:value-type="float" office:value="66525" calcext:value-type="float">
            <text:p>66525</text:p>
          </table:table-cell>
          <table:table-cell office:value-type="float" office:value="1000" calcext:value-type="float">
            <text:p>1000</text:p>
          </table:table-cell>
          <table:table-cell office:value-type="float" office:value="66.525" calcext:value-type="float">
            <text:p>66.525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4917" calcext:value-type="float">
            <text:p>4917</text:p>
          </table:table-cell>
          <table:table-cell office:value-type="float" office:value="1000" calcext:value-type="float">
            <text:p>1000</text:p>
          </table:table-cell>
          <table:table-cell office:value-type="float" office:value="4.917" calcext:value-type="float">
            <text:p>4.9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917" calcext:value-type="float">
            <text:p>4917</text:p>
          </table:table-cell>
          <table:table-cell office:value-type="float" office:value="1000" calcext:value-type="float">
            <text:p>1000</text:p>
          </table:table-cell>
          <table:table-cell office:value-type="float" office:value="4.917" calcext:value-type="float">
            <text:p>4.9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ummary_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74" calcext:value-type="float">
            <text:p>2074</text:p>
          </table:table-cell>
          <table:table-cell office:value-type="float" office:value="1000" calcext:value-type="float">
            <text:p>1000</text:p>
          </table:table-cell>
          <table:table-cell office:value-type="float" office:value="2.074" calcext:value-type="float">
            <text:p>2.0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296871" calcext:value-type="float">
            <text:p>0.002968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96871" calcext:value-type="float">
            <text:p>2.96871E-06</text:p>
          </table:table-cell>
          <table:table-cell office:value-type="float" office:value="0.000001755" calcext:value-type="float">
            <text:p>1.755E-06</text:p>
          </table:table-cell>
          <table:table-cell office:value-type="float" office:value="0.000006646" calcext:value-type="float">
            <text:p>6.646E-06</text:p>
          </table:table-cell>
          <table:table-cell office:value-type="float" office:value="21627" calcext:value-type="float">
            <text:p>21627</text:p>
          </table:table-cell>
          <table:table-cell office:value-type="float" office:value="1000" calcext:value-type="float">
            <text:p>1000</text:p>
          </table:table-cell>
          <table:table-cell office:value-type="float" office:value="21.627" calcext:value-type="float">
            <text:p>21.62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907" calcext:value-type="float">
            <text:p>1907</text:p>
          </table:table-cell>
          <table:table-cell office:value-type="float" office:value="1000" calcext:value-type="float">
            <text:p>1000</text:p>
          </table:table-cell>
          <table:table-cell office:value-type="float" office:value="1.907" calcext:value-type="float">
            <text:p>1.9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09" calcext:value-type="float">
            <text:p>1909</text:p>
          </table:table-cell>
          <table:table-cell office:value-type="float" office:value="1000" calcext:value-type="float">
            <text:p>1000</text:p>
          </table:table-cell>
          <table:table-cell office:value-type="float" office:value="1.909" calcext:value-type="float">
            <text:p>1.9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281" calcext:value-type="float">
            <text:p>4281</text:p>
          </table:table-cell>
          <table:table-cell office:value-type="float" office:value="1000" calcext:value-type="float">
            <text:p>1000</text:p>
          </table:table-cell>
          <table:table-cell office:value-type="float" office:value="4.281" calcext:value-type="float">
            <text:p>4.28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350104" calcext:value-type="float">
            <text:p>0.003501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50104" calcext:value-type="float">
            <text:p>3.50104E-06</text:p>
          </table:table-cell>
          <table:table-cell office:value-type="float" office:value="0.000001815" calcext:value-type="float">
            <text:p>1.815E-06</text:p>
          </table:table-cell>
          <table:table-cell office:value-type="float" office:value="0.000019773" calcext:value-type="float">
            <text:p>1.9773E-05</text:p>
          </table:table-cell>
          <table:table-cell office:value-type="float" office:value="24944" calcext:value-type="float">
            <text:p>24944</text:p>
          </table:table-cell>
          <table:table-cell office:value-type="float" office:value="1000" calcext:value-type="float">
            <text:p>1000</text:p>
          </table:table-cell>
          <table:table-cell office:value-type="float" office:value="24.944" calcext:value-type="float">
            <text:p>24.944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2169" calcext:value-type="float">
            <text:p>2169</text:p>
          </table:table-cell>
          <table:table-cell office:value-type="float" office:value="1000" calcext:value-type="float">
            <text:p>1000</text:p>
          </table:table-cell>
          <table:table-cell office:value-type="float" office:value="2.169" calcext:value-type="float">
            <text:p>2.16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03" calcext:value-type="float">
            <text:p>2203</text:p>
          </table:table-cell>
          <table:table-cell office:value-type="float" office:value="1000" calcext:value-type="float">
            <text:p>1000</text:p>
          </table:table-cell>
          <table:table-cell office:value-type="float" office:value="2.203" calcext:value-type="float">
            <text:p>2.2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357" calcext:value-type="float">
            <text:p>6357</text:p>
          </table:table-cell>
          <table:table-cell office:value-type="float" office:value="1000" calcext:value-type="float">
            <text:p>1000</text:p>
          </table:table-cell>
          <table:table-cell office:value-type="float" office:value="6.357" calcext:value-type="float">
            <text:p>6.35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411127" calcext:value-type="float">
            <text:p>0.004111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11127" calcext:value-type="float">
            <text:p>4.11127E-06</text:p>
          </table:table-cell>
          <table:table-cell office:value-type="float" office:value="0.000002934" calcext:value-type="float">
            <text:p>2.934E-06</text:p>
          </table:table-cell>
          <table:table-cell office:value-type="float" office:value="0.000024539" calcext:value-type="float">
            <text:p>2.4539E-05</text:p>
          </table:table-cell>
          <table:table-cell office:value-type="float" office:value="29279" calcext:value-type="float">
            <text:p>29279</text:p>
          </table:table-cell>
          <table:table-cell office:value-type="float" office:value="1000" calcext:value-type="float">
            <text:p>1000</text:p>
          </table:table-cell>
          <table:table-cell office:value-type="float" office:value="29.279" calcext:value-type="float">
            <text:p>29.279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2483" calcext:value-type="float">
            <text:p>2483</text:p>
          </table:table-cell>
          <table:table-cell office:value-type="float" office:value="1000" calcext:value-type="float">
            <text:p>1000</text:p>
          </table:table-cell>
          <table:table-cell office:value-type="float" office:value="2.483" calcext:value-type="float">
            <text:p>2.48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44" calcext:value-type="float">
            <text:p>2544</text:p>
          </table:table-cell>
          <table:table-cell office:value-type="float" office:value="1000" calcext:value-type="float">
            <text:p>1000</text:p>
          </table:table-cell>
          <table:table-cell office:value-type="float" office:value="2.544" calcext:value-type="float">
            <text:p>2.5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1000" calcext:value-type="float">
            <text:p>1000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8392" calcext:value-type="float">
            <text:p>8392</text:p>
          </table:table-cell>
          <table:table-cell office:value-type="float" office:value="1000" calcext:value-type="float">
            <text:p>1000</text:p>
          </table:table-cell>
          <table:table-cell office:value-type="float" office:value="8.392" calcext:value-type="float">
            <text:p>8.39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00489455" calcext:value-type="float">
            <text:p>0.004894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89455" calcext:value-type="float">
            <text:p>4.89455E-06</text:p>
          </table:table-cell>
          <table:table-cell office:value-type="float" office:value="0.00000297" calcext:value-type="float">
            <text:p>2.97E-06</text:p>
          </table:table-cell>
          <table:table-cell office:value-type="float" office:value="0.000022677" calcext:value-type="float">
            <text:p>2.2677E-05</text:p>
          </table:table-cell>
          <table:table-cell office:value-type="float" office:value="34358" calcext:value-type="float">
            <text:p>34358</text:p>
          </table:table-cell>
          <table:table-cell office:value-type="float" office:value="1000" calcext:value-type="float">
            <text:p>1000</text:p>
          </table:table-cell>
          <table:table-cell office:value-type="float" office:value="34.358" calcext:value-type="float">
            <text:p>34.358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2815" calcext:value-type="float">
            <text:p>2815</text:p>
          </table:table-cell>
          <table:table-cell office:value-type="float" office:value="1000" calcext:value-type="float">
            <text:p>1000</text:p>
          </table:table-cell>
          <table:table-cell office:value-type="float" office:value="2.815" calcext:value-type="float">
            <text:p>2.8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06" calcext:value-type="float">
            <text:p>2906</text:p>
          </table:table-cell>
          <table:table-cell office:value-type="float" office:value="1000" calcext:value-type="float">
            <text:p>1000</text:p>
          </table:table-cell>
          <table:table-cell office:value-type="float" office:value="2.906" calcext:value-type="float">
            <text:p>2.9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1000" calcext:value-type="float">
            <text:p>1000</text:p>
          </table:table-cell>
          <table:table-cell office:value-type="float" office:value="0.091" calcext:value-type="float">
            <text:p>0.0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0415" calcext:value-type="float">
            <text:p>10415</text:p>
          </table:table-cell>
          <table:table-cell office:value-type="float" office:value="1000" calcext:value-type="float">
            <text:p>1000</text:p>
          </table:table-cell>
          <table:table-cell office:value-type="float" office:value="10.415" calcext:value-type="float">
            <text:p>10.41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00555294" calcext:value-type="float">
            <text:p>0.005552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55294" calcext:value-type="float">
            <text:p>5.55294E-06</text:p>
          </table:table-cell>
          <table:table-cell office:value-type="float" office:value="0.000003108" calcext:value-type="float">
            <text:p>3.108E-06</text:p>
          </table:table-cell>
          <table:table-cell office:value-type="float" office:value="0.000027651" calcext:value-type="float">
            <text:p>2.7651E-05</text:p>
          </table:table-cell>
          <table:table-cell office:value-type="float" office:value="40332" calcext:value-type="float">
            <text:p>40332</text:p>
          </table:table-cell>
          <table:table-cell office:value-type="float" office:value="1000" calcext:value-type="float">
            <text:p>1000</text:p>
          </table:table-cell>
          <table:table-cell office:value-type="float" office:value="40.332" calcext:value-type="float">
            <text:p>40.332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3154" calcext:value-type="float">
            <text:p>3154</text:p>
          </table:table-cell>
          <table:table-cell office:value-type="float" office:value="1000" calcext:value-type="float">
            <text:p>1000</text:p>
          </table:table-cell>
          <table:table-cell office:value-type="float" office:value="3.154" calcext:value-type="float">
            <text:p>3.1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30" calcext:value-type="float">
            <text:p>3230</text:p>
          </table:table-cell>
          <table:table-cell office:value-type="float" office:value="1000" calcext:value-type="float">
            <text:p>1000</text:p>
          </table:table-cell>
          <table:table-cell office:value-type="float" office:value="3.23" calcext:value-type="float">
            <text:p>3.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1000" calcext:value-type="float">
            <text:p>1000</text:p>
          </table:table-cell>
          <table:table-cell office:value-type="float" office:value="0.076" calcext:value-type="float">
            <text:p>0.0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2580" calcext:value-type="float">
            <text:p>12580</text:p>
          </table:table-cell>
          <table:table-cell office:value-type="float" office:value="1000" calcext:value-type="float">
            <text:p>1000</text:p>
          </table:table-cell>
          <table:table-cell office:value-type="float" office:value="12.58" calcext:value-type="float">
            <text:p>12.5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00665462" calcext:value-type="float">
            <text:p>0.006654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65462" calcext:value-type="float">
            <text:p>6.65462E-06</text:p>
          </table:table-cell>
          <table:table-cell office:value-type="float" office:value="0.000003247" calcext:value-type="float">
            <text:p>3.247E-06</text:p>
          </table:table-cell>
          <table:table-cell office:value-type="float" office:value="0.000027788" calcext:value-type="float">
            <text:p>2.7788E-05</text:p>
          </table:table-cell>
          <table:table-cell office:value-type="float" office:value="48436" calcext:value-type="float">
            <text:p>48436</text:p>
          </table:table-cell>
          <table:table-cell office:value-type="float" office:value="1000" calcext:value-type="float">
            <text:p>1000</text:p>
          </table:table-cell>
          <table:table-cell office:value-type="float" office:value="48.436" calcext:value-type="float">
            <text:p>48.436</text:p>
          </table:table-cell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office:value-type="float" office:value="3568" calcext:value-type="float">
            <text:p>3568</text:p>
          </table:table-cell>
          <table:table-cell office:value-type="float" office:value="1000" calcext:value-type="float">
            <text:p>1000</text:p>
          </table:table-cell>
          <table:table-cell office:value-type="float" office:value="3.568" calcext:value-type="float">
            <text:p>3.5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20" calcext:value-type="float">
            <text:p>3620</text:p>
          </table:table-cell>
          <table:table-cell office:value-type="float" office:value="1000" calcext:value-type="float">
            <text:p>1000</text:p>
          </table:table-cell>
          <table:table-cell office:value-type="float" office:value="3.62" calcext:value-type="float">
            <text:p>3.6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000" calcext:value-type="float">
            <text:p>1000</text:p>
          </table:table-cell>
          <table:table-cell office:value-type="float" office:value="0.052" calcext:value-type="float">
            <text:p>0.0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4699" calcext:value-type="float">
            <text:p>14699</text:p>
          </table:table-cell>
          <table:table-cell office:value-type="float" office:value="1000" calcext:value-type="float">
            <text:p>1000</text:p>
          </table:table-cell>
          <table:table-cell office:value-type="float" office:value="14.699" calcext:value-type="float">
            <text:p>14.69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00794157" calcext:value-type="float">
            <text:p>0.007941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94157" calcext:value-type="float">
            <text:p>7.94157E-06</text:p>
          </table:table-cell>
          <table:table-cell office:value-type="float" office:value="0.000003322" calcext:value-type="float">
            <text:p>3.322E-06</text:p>
          </table:table-cell>
          <table:table-cell office:value-type="float" office:value="0.000029488" calcext:value-type="float">
            <text:p>2.9488E-05</text:p>
          </table:table-cell>
          <table:table-cell office:value-type="float" office:value="60226" calcext:value-type="float">
            <text:p>60226</text:p>
          </table:table-cell>
          <table:table-cell office:value-type="float" office:value="1000" calcext:value-type="float">
            <text:p>1000</text:p>
          </table:table-cell>
          <table:table-cell office:value-type="float" office:value="60.226" calcext:value-type="float">
            <text:p>60.226</text:p>
          </table:table-cell>
          <table:table-cell office:value-type="float" office:value="24" calcext:value-type="float">
            <text:p>24</text:p>
          </table:table-cell>
          <table:table-cell office:value-type="float" office:value="119" calcext:value-type="float">
            <text:p>119</text:p>
          </table:table-cell>
          <table:table-cell office:value-type="float" office:value="4087" calcext:value-type="float">
            <text:p>4087</text:p>
          </table:table-cell>
          <table:table-cell office:value-type="float" office:value="1000" calcext:value-type="float">
            <text:p>1000</text:p>
          </table:table-cell>
          <table:table-cell office:value-type="float" office:value="4.087" calcext:value-type="float">
            <text:p>4.08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137" calcext:value-type="float">
            <text:p>4137</text:p>
          </table:table-cell>
          <table:table-cell office:value-type="float" office:value="1000" calcext:value-type="float">
            <text:p>1000</text:p>
          </table:table-cell>
          <table:table-cell office:value-type="float" office:value="4.137" calcext:value-type="float">
            <text:p>4.1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6741" calcext:value-type="float">
            <text:p>16741</text:p>
          </table:table-cell>
          <table:table-cell office:value-type="float" office:value="1000" calcext:value-type="float">
            <text:p>1000</text:p>
          </table:table-cell>
          <table:table-cell office:value-type="float" office:value="16.741" calcext:value-type="float">
            <text:p>16.74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00962863" calcext:value-type="float">
            <text:p>0.009628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62863" calcext:value-type="float">
            <text:p>9.62863E-06</text:p>
          </table:table-cell>
          <table:table-cell office:value-type="float" office:value="0.000004998" calcext:value-type="float">
            <text:p>4.998E-06</text:p>
          </table:table-cell>
          <table:table-cell office:value-type="float" office:value="0.000028485" calcext:value-type="float">
            <text:p>2.8485E-05</text:p>
          </table:table-cell>
          <table:table-cell office:value-type="float" office:value="75340" calcext:value-type="float">
            <text:p>75340</text:p>
          </table:table-cell>
          <table:table-cell office:value-type="float" office:value="1000" calcext:value-type="float">
            <text:p>1000</text:p>
          </table:table-cell>
          <table:table-cell office:value-type="float" office:value="75.34" calcext:value-type="float">
            <text:p>75.34</text:p>
          </table:table-cell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4692" calcext:value-type="float">
            <text:p>4692</text:p>
          </table:table-cell>
          <table:table-cell office:value-type="float" office:value="1000" calcext:value-type="float">
            <text:p>1000</text:p>
          </table:table-cell>
          <table:table-cell office:value-type="float" office:value="4.692" calcext:value-type="float">
            <text:p>4.69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704" calcext:value-type="float">
            <text:p>4704</text:p>
          </table:table-cell>
          <table:table-cell office:value-type="float" office:value="1000" calcext:value-type="float">
            <text:p>1000</text:p>
          </table:table-cell>
          <table:table-cell office:value-type="float" office:value="4.704" calcext:value-type="float">
            <text:p>4.7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8911" calcext:value-type="float">
            <text:p>18911</text:p>
          </table:table-cell>
          <table:table-cell office:value-type="float" office:value="1000" calcext:value-type="float">
            <text:p>1000</text:p>
          </table:table-cell>
          <table:table-cell office:value-type="float" office:value="18.911" calcext:value-type="float">
            <text:p>18.9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0.0120276" calcext:value-type="float">
            <text:p>0.01202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0276" calcext:value-type="float">
            <text:p>1.20276E-05</text:p>
          </table:table-cell>
          <table:table-cell office:value-type="float" office:value="0.00000724" calcext:value-type="float">
            <text:p>7.24E-06</text:p>
          </table:table-cell>
          <table:table-cell office:value-type="float" office:value="0.000030363" calcext:value-type="float">
            <text:p>3.0363E-05</text:p>
          </table:table-cell>
          <table:table-cell office:value-type="float" office:value="98640" calcext:value-type="float">
            <text:p>98640</text:p>
          </table:table-cell>
          <table:table-cell office:value-type="float" office:value="1000" calcext:value-type="float">
            <text:p>1000</text:p>
          </table:table-cell>
          <table:table-cell office:value-type="float" office:value="98.64" calcext:value-type="float">
            <text:p>98.64</text:p>
          </table:table-cell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office:value-type="float" office:value="5577" calcext:value-type="float">
            <text:p>5577</text:p>
          </table:table-cell>
          <table:table-cell office:value-type="float" office:value="1000" calcext:value-type="float">
            <text:p>1000</text:p>
          </table:table-cell>
          <table:table-cell office:value-type="float" office:value="5.577" calcext:value-type="float">
            <text:p>5.5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579" calcext:value-type="float">
            <text:p>5579</text:p>
          </table:table-cell>
          <table:table-cell office:value-type="float" office:value="1000" calcext:value-type="float">
            <text:p>1000</text:p>
          </table:table-cell>
          <table:table-cell office:value-type="float" office:value="5.579" calcext:value-type="float">
            <text:p>5.57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863" calcext:value-type="float">
            <text:p>2863</text:p>
          </table:table-cell>
          <table:table-cell office:value-type="float" office:value="1000" calcext:value-type="float">
            <text:p>1000</text:p>
          </table:table-cell>
          <table:table-cell office:value-type="float" office:value="2.863" calcext:value-type="float">
            <text:p>2.86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358521" calcext:value-type="float">
            <text:p>0.003585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58521" calcext:value-type="float">
            <text:p>3.58521E-06</text:p>
          </table:table-cell>
          <table:table-cell office:value-type="float" office:value="0.000001898" calcext:value-type="float">
            <text:p>1.898E-06</text:p>
          </table:table-cell>
          <table:table-cell office:value-type="float" office:value="0.000023615" calcext:value-type="float">
            <text:p>2.3615E-05</text:p>
          </table:table-cell>
          <table:table-cell office:value-type="float" office:value="25549" calcext:value-type="float">
            <text:p>25549</text:p>
          </table:table-cell>
          <table:table-cell office:value-type="float" office:value="1000" calcext:value-type="float">
            <text:p>1000</text:p>
          </table:table-cell>
          <table:table-cell office:value-type="float" office:value="25.549" calcext:value-type="float">
            <text:p>25.549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1991" calcext:value-type="float">
            <text:p>1991</text:p>
          </table:table-cell>
          <table:table-cell office:value-type="float" office:value="1000" calcext:value-type="float">
            <text:p>1000</text:p>
          </table:table-cell>
          <table:table-cell office:value-type="float" office:value="1.991" calcext:value-type="float">
            <text:p>1.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95" calcext:value-type="float">
            <text:p>1995</text:p>
          </table:table-cell>
          <table:table-cell office:value-type="float" office:value="1000" calcext:value-type="float">
            <text:p>1000</text:p>
          </table:table-cell>
          <table:table-cell office:value-type="float" office:value="1.995" calcext:value-type="float">
            <text:p>1.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584" calcext:value-type="float">
            <text:p>5584</text:p>
          </table:table-cell>
          <table:table-cell office:value-type="float" office:value="1000" calcext:value-type="float">
            <text:p>1000</text:p>
          </table:table-cell>
          <table:table-cell office:value-type="float" office:value="5.584" calcext:value-type="float">
            <text:p>5.58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405749" calcext:value-type="float">
            <text:p>0.004057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05749" calcext:value-type="float">
            <text:p>4.05749E-06</text:p>
          </table:table-cell>
          <table:table-cell office:value-type="float" office:value="0.00000194" calcext:value-type="float">
            <text:p>1.94E-06</text:p>
          </table:table-cell>
          <table:table-cell office:value-type="float" office:value="0.000022459" calcext:value-type="float">
            <text:p>2.2459E-05</text:p>
          </table:table-cell>
          <table:table-cell office:value-type="float" office:value="29442" calcext:value-type="float">
            <text:p>29442</text:p>
          </table:table-cell>
          <table:table-cell office:value-type="float" office:value="1000" calcext:value-type="float">
            <text:p>1000</text:p>
          </table:table-cell>
          <table:table-cell office:value-type="float" office:value="29.442" calcext:value-type="float">
            <text:p>29.442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2255" calcext:value-type="float">
            <text:p>2255</text:p>
          </table:table-cell>
          <table:table-cell office:value-type="float" office:value="1000" calcext:value-type="float">
            <text:p>1000</text:p>
          </table:table-cell>
          <table:table-cell office:value-type="float" office:value="2.255" calcext:value-type="float">
            <text:p>2.2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15" calcext:value-type="float">
            <text:p>2315</text:p>
          </table:table-cell>
          <table:table-cell office:value-type="float" office:value="1000" calcext:value-type="float">
            <text:p>1000</text:p>
          </table:table-cell>
          <table:table-cell office:value-type="float" office:value="2.315" calcext:value-type="float">
            <text:p>2.3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8447" calcext:value-type="float">
            <text:p>8447</text:p>
          </table:table-cell>
          <table:table-cell office:value-type="float" office:value="1000" calcext:value-type="float">
            <text:p>1000</text:p>
          </table:table-cell>
          <table:table-cell office:value-type="float" office:value="8.447" calcext:value-type="float">
            <text:p>8.44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00474288" calcext:value-type="float">
            <text:p>0.004742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74288" calcext:value-type="float">
            <text:p>4.74288E-06</text:p>
          </table:table-cell>
          <table:table-cell office:value-type="float" office:value="0.000003249" calcext:value-type="float">
            <text:p>3.249E-06</text:p>
          </table:table-cell>
          <table:table-cell office:value-type="float" office:value="0.000022604" calcext:value-type="float">
            <text:p>2.2604E-05</text:p>
          </table:table-cell>
          <table:table-cell office:value-type="float" office:value="35218" calcext:value-type="float">
            <text:p>35218</text:p>
          </table:table-cell>
          <table:table-cell office:value-type="float" office:value="1000" calcext:value-type="float">
            <text:p>1000</text:p>
          </table:table-cell>
          <table:table-cell office:value-type="float" office:value="35.218" calcext:value-type="float">
            <text:p>35.218</text:p>
          </table:table-cell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2616" calcext:value-type="float">
            <text:p>2616</text:p>
          </table:table-cell>
          <table:table-cell office:value-type="float" office:value="1000" calcext:value-type="float">
            <text:p>1000</text:p>
          </table:table-cell>
          <table:table-cell office:value-type="float" office:value="2.616" calcext:value-type="float">
            <text:p>2.6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17" calcext:value-type="float">
            <text:p>2717</text:p>
          </table:table-cell>
          <table:table-cell office:value-type="float" office:value="1000" calcext:value-type="float">
            <text:p>1000</text:p>
          </table:table-cell>
          <table:table-cell office:value-type="float" office:value="2.717" calcext:value-type="float">
            <text:p>2.7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000" calcext:value-type="float">
            <text:p>1000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311" calcext:value-type="float">
            <text:p>11311</text:p>
          </table:table-cell>
          <table:table-cell office:value-type="float" office:value="1000" calcext:value-type="float">
            <text:p>1000</text:p>
          </table:table-cell>
          <table:table-cell office:value-type="float" office:value="11.311" calcext:value-type="float">
            <text:p>11.31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.00561122" calcext:value-type="float">
            <text:p>0.005611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61122" calcext:value-type="float">
            <text:p>5.61122E-06</text:p>
          </table:table-cell>
          <table:table-cell office:value-type="float" office:value="0.000003299" calcext:value-type="float">
            <text:p>3.299E-06</text:p>
          </table:table-cell>
          <table:table-cell office:value-type="float" office:value="0.000025378" calcext:value-type="float">
            <text:p>2.5378E-05</text:p>
          </table:table-cell>
          <table:table-cell office:value-type="float" office:value="42122" calcext:value-type="float">
            <text:p>42122</text:p>
          </table:table-cell>
          <table:table-cell office:value-type="float" office:value="1000" calcext:value-type="float">
            <text:p>1000</text:p>
          </table:table-cell>
          <table:table-cell office:value-type="float" office:value="42.122" calcext:value-type="float">
            <text:p>42.122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2991" calcext:value-type="float">
            <text:p>2991</text:p>
          </table:table-cell>
          <table:table-cell office:value-type="float" office:value="1000" calcext:value-type="float">
            <text:p>1000</text:p>
          </table:table-cell>
          <table:table-cell office:value-type="float" office:value="2.991" calcext:value-type="float">
            <text:p>2.9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30" calcext:value-type="float">
            <text:p>3130</text:p>
          </table:table-cell>
          <table:table-cell office:value-type="float" office:value="1000" calcext:value-type="float">
            <text:p>1000</text:p>
          </table:table-cell>
          <table:table-cell office:value-type="float" office:value="3.13" calcext:value-type="float">
            <text:p>3.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1000" calcext:value-type="float">
            <text:p>1000</text:p>
          </table:table-cell>
          <table:table-cell office:value-type="float" office:value="0.139" calcext:value-type="float">
            <text:p>0.1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4083" calcext:value-type="float">
            <text:p>14083</text:p>
          </table:table-cell>
          <table:table-cell office:value-type="float" office:value="1000" calcext:value-type="float">
            <text:p>1000</text:p>
          </table:table-cell>
          <table:table-cell office:value-type="float" office:value="14.083" calcext:value-type="float">
            <text:p>14.08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.00681384" calcext:value-type="float">
            <text:p>0.006813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81384" calcext:value-type="float">
            <text:p>6.81384E-06</text:p>
          </table:table-cell>
          <table:table-cell office:value-type="float" office:value="0.000003459" calcext:value-type="float">
            <text:p>3.459E-06</text:p>
          </table:table-cell>
          <table:table-cell office:value-type="float" office:value="0.000032169" calcext:value-type="float">
            <text:p>3.2169E-05</text:p>
          </table:table-cell>
          <table:table-cell office:value-type="float" office:value="50415" calcext:value-type="float">
            <text:p>50415</text:p>
          </table:table-cell>
          <table:table-cell office:value-type="float" office:value="1000" calcext:value-type="float">
            <text:p>1000</text:p>
          </table:table-cell>
          <table:table-cell office:value-type="float" office:value="50.415" calcext:value-type="float">
            <text:p>50.415</text:p>
          </table:table-cell>
          <table:table-cell office:value-type="float" office:value="26" calcext:value-type="float">
            <text:p>26</text:p>
          </table:table-cell>
          <table:table-cell office:value-type="float" office:value="123" calcext:value-type="float">
            <text:p>123</text:p>
          </table:table-cell>
          <table:table-cell office:value-type="float" office:value="3390" calcext:value-type="float">
            <text:p>3390</text:p>
          </table:table-cell>
          <table:table-cell office:value-type="float" office:value="1000" calcext:value-type="float">
            <text:p>1000</text:p>
          </table:table-cell>
          <table:table-cell office:value-type="float" office:value="3.39" calcext:value-type="float">
            <text:p>3.3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499" calcext:value-type="float">
            <text:p>3499</text:p>
          </table:table-cell>
          <table:table-cell office:value-type="float" office:value="1000" calcext:value-type="float">
            <text:p>1000</text:p>
          </table:table-cell>
          <table:table-cell office:value-type="float" office:value="3.499" calcext:value-type="float">
            <text:p>3.49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1000" calcext:value-type="float">
            <text:p>1000</text:p>
          </table:table-cell>
          <table:table-cell office:value-type="float" office:value="0.109" calcext:value-type="float">
            <text:p>0.1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6809" calcext:value-type="float">
            <text:p>16809</text:p>
          </table:table-cell>
          <table:table-cell office:value-type="float" office:value="1000" calcext:value-type="float">
            <text:p>1000</text:p>
          </table:table-cell>
          <table:table-cell office:value-type="float" office:value="16.809" calcext:value-type="float">
            <text:p>16.809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.00810642" calcext:value-type="float">
            <text:p>0.008106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10642" calcext:value-type="float">
            <text:p>8.10642E-06</text:p>
          </table:table-cell>
          <table:table-cell office:value-type="float" office:value="0.000003644" calcext:value-type="float">
            <text:p>3.644E-06</text:p>
          </table:table-cell>
          <table:table-cell office:value-type="float" office:value="0.000028898" calcext:value-type="float">
            <text:p>2.8898E-05</text:p>
          </table:table-cell>
          <table:table-cell office:value-type="float" office:value="61745" calcext:value-type="float">
            <text:p>61745</text:p>
          </table:table-cell>
          <table:table-cell office:value-type="float" office:value="1000" calcext:value-type="float">
            <text:p>1000</text:p>
          </table:table-cell>
          <table:table-cell office:value-type="float" office:value="61.745" calcext:value-type="float">
            <text:p>61.745</text:p>
          </table:table-cell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office:value-type="float" office:value="3878" calcext:value-type="float">
            <text:p>3878</text:p>
          </table:table-cell>
          <table:table-cell office:value-type="float" office:value="1000" calcext:value-type="float">
            <text:p>1000</text:p>
          </table:table-cell>
          <table:table-cell office:value-type="float" office:value="3.878" calcext:value-type="float">
            <text:p>3.87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53" calcext:value-type="float">
            <text:p>3953</text:p>
          </table:table-cell>
          <table:table-cell office:value-type="float" office:value="1000" calcext:value-type="float">
            <text:p>1000</text:p>
          </table:table-cell>
          <table:table-cell office:value-type="float" office:value="3.953" calcext:value-type="float">
            <text:p>3.95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9473" calcext:value-type="float">
            <text:p>19473</text:p>
          </table:table-cell>
          <table:table-cell office:value-type="float" office:value="1000" calcext:value-type="float">
            <text:p>1000</text:p>
          </table:table-cell>
          <table:table-cell office:value-type="float" office:value="19.473" calcext:value-type="float">
            <text:p>19.47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0.00955591" calcext:value-type="float">
            <text:p>0.009555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55591" calcext:value-type="float">
            <text:p>9.55591E-06</text:p>
          </table:table-cell>
          <table:table-cell office:value-type="float" office:value="0.000003576" calcext:value-type="float">
            <text:p>3.576E-06</text:p>
          </table:table-cell>
          <table:table-cell office:value-type="float" office:value="0.000031936" calcext:value-type="float">
            <text:p>3.1936E-05</text:p>
          </table:table-cell>
          <table:table-cell office:value-type="float" office:value="75835" calcext:value-type="float">
            <text:p>75835</text:p>
          </table:table-cell>
          <table:table-cell office:value-type="float" office:value="1000" calcext:value-type="float">
            <text:p>1000</text:p>
          </table:table-cell>
          <table:table-cell office:value-type="float" office:value="75.835" calcext:value-type="float">
            <text:p>75.835</text:p>
          </table:table-cell>
          <table:table-cell office:value-type="float" office:value="27" calcext:value-type="float">
            <text:p>27</text:p>
          </table:table-cell>
          <table:table-cell office:value-type="float" office:value="167" calcext:value-type="float">
            <text:p>167</text:p>
          </table:table-cell>
          <table:table-cell office:value-type="float" office:value="4381" calcext:value-type="float">
            <text:p>4381</text:p>
          </table:table-cell>
          <table:table-cell office:value-type="float" office:value="1000" calcext:value-type="float">
            <text:p>1000</text:p>
          </table:table-cell>
          <table:table-cell office:value-type="float" office:value="4.381" calcext:value-type="float">
            <text:p>4.38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454" calcext:value-type="float">
            <text:p>4454</text:p>
          </table:table-cell>
          <table:table-cell office:value-type="float" office:value="1000" calcext:value-type="float">
            <text:p>1000</text:p>
          </table:table-cell>
          <table:table-cell office:value-type="float" office:value="4.454" calcext:value-type="float">
            <text:p>4.45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000" calcext:value-type="float">
            <text:p>1000</text:p>
          </table:table-cell>
          <table:table-cell office:value-type="float" office:value="0.073" calcext:value-type="float">
            <text:p>0.0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2464" calcext:value-type="float">
            <text:p>22464</text:p>
          </table:table-cell>
          <table:table-cell office:value-type="float" office:value="1000" calcext:value-type="float">
            <text:p>1000</text:p>
          </table:table-cell>
          <table:table-cell office:value-type="float" office:value="22.464" calcext:value-type="float">
            <text:p>22.464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.0122756" calcext:value-type="float">
            <text:p>0.01227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2756" calcext:value-type="float">
            <text:p>1.22756E-05</text:p>
          </table:table-cell>
          <table:table-cell office:value-type="float" office:value="0.00000563" calcext:value-type="float">
            <text:p>5.63E-06</text:p>
          </table:table-cell>
          <table:table-cell office:value-type="float" office:value="0.000037097" calcext:value-type="float">
            <text:p>3.7097E-05</text:p>
          </table:table-cell>
          <table:table-cell office:value-type="float" office:value="100696" calcext:value-type="float">
            <text:p>100696</text:p>
          </table:table-cell>
          <table:table-cell office:value-type="float" office:value="1000" calcext:value-type="float">
            <text:p>1000</text:p>
          </table:table-cell>
          <table:table-cell office:value-type="float" office:value="100.696" calcext:value-type="float">
            <text:p>100.696</text:p>
          </table:table-cell>
          <table:table-cell office:value-type="float" office:value="43" calcext:value-type="float">
            <text:p>43</text:p>
          </table:table-cell>
          <table:table-cell office:value-type="float" office:value="176" calcext:value-type="float">
            <text:p>176</text:p>
          </table:table-cell>
          <table:table-cell office:value-type="float" office:value="5180" calcext:value-type="float">
            <text:p>5180</text:p>
          </table:table-cell>
          <table:table-cell office:value-type="float" office:value="1000" calcext:value-type="float">
            <text:p>1000</text:p>
          </table:table-cell>
          <table:table-cell office:value-type="float" office:value="5.18" calcext:value-type="float">
            <text:p>5.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217" calcext:value-type="float">
            <text:p>5217</text:p>
          </table:table-cell>
          <table:table-cell office:value-type="float" office:value="1000" calcext:value-type="float">
            <text:p>1000</text:p>
          </table:table-cell>
          <table:table-cell office:value-type="float" office:value="5.217" calcext:value-type="float">
            <text:p>5.2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5223" calcext:value-type="float">
            <text:p>25223</text:p>
          </table:table-cell>
          <table:table-cell office:value-type="float" office:value="1000" calcext:value-type="float">
            <text:p>1000</text:p>
          </table:table-cell>
          <table:table-cell office:value-type="float" office:value="25.223" calcext:value-type="float">
            <text:p>25.223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0.0170141" calcext:value-type="float">
            <text:p>0.01701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0141" calcext:value-type="float">
            <text:p>1.70141E-05</text:p>
          </table:table-cell>
          <table:table-cell office:value-type="float" office:value="0.000008049" calcext:value-type="float">
            <text:p>8.049E-06</text:p>
          </table:table-cell>
          <table:table-cell office:value-type="float" office:value="0.000056725" calcext:value-type="float">
            <text:p>5.6725E-05</text:p>
          </table:table-cell>
          <table:table-cell office:value-type="float" office:value="136605" calcext:value-type="float">
            <text:p>136605</text:p>
          </table:table-cell>
          <table:table-cell office:value-type="float" office:value="1000" calcext:value-type="float">
            <text:p>1000</text:p>
          </table:table-cell>
          <table:table-cell office:value-type="float" office:value="136.605" calcext:value-type="float">
            <text:p>136.605</text:p>
          </table:table-cell>
          <table:table-cell office:value-type="float" office:value="60" calcext:value-type="float">
            <text:p>60</text:p>
          </table:table-cell>
          <table:table-cell office:value-type="float" office:value="176" calcext:value-type="float">
            <text:p>176</text:p>
          </table:table-cell>
          <table:table-cell office:value-type="float" office:value="6196" calcext:value-type="float">
            <text:p>6196</text:p>
          </table:table-cell>
          <table:table-cell office:value-type="float" office:value="1000" calcext:value-type="float">
            <text:p>1000</text:p>
          </table:table-cell>
          <table:table-cell office:value-type="float" office:value="6.196" calcext:value-type="float">
            <text:p>6.1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199" calcext:value-type="float">
            <text:p>6199</text:p>
          </table:table-cell>
          <table:table-cell office:value-type="float" office:value="1000" calcext:value-type="float">
            <text:p>1000</text:p>
          </table:table-cell>
          <table:table-cell office:value-type="float" office:value="6.199" calcext:value-type="float">
            <text:p>6.19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570" calcext:value-type="float">
            <text:p>3570</text:p>
          </table:table-cell>
          <table:table-cell office:value-type="float" office:value="1000" calcext:value-type="float">
            <text:p>1000</text:p>
          </table:table-cell>
          <table:table-cell office:value-type="float" office:value="3.57" calcext:value-type="float">
            <text:p>3.5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40291" calcext:value-type="float">
            <text:p>0.00402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0291" calcext:value-type="float">
            <text:p>4.0291E-06</text:p>
          </table:table-cell>
          <table:table-cell office:value-type="float" office:value="0.000002088" calcext:value-type="float">
            <text:p>2.088E-06</text:p>
          </table:table-cell>
          <table:table-cell office:value-type="float" office:value="0.000042169" calcext:value-type="float">
            <text:p>4.2169E-05</text:p>
          </table:table-cell>
          <table:table-cell office:value-type="float" office:value="29217" calcext:value-type="float">
            <text:p>29217</text:p>
          </table:table-cell>
          <table:table-cell office:value-type="float" office:value="1000" calcext:value-type="float">
            <text:p>1000</text:p>
          </table:table-cell>
          <table:table-cell office:value-type="float" office:value="29.217" calcext:value-type="float">
            <text:p>29.217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2039" calcext:value-type="float">
            <text:p>2039</text:p>
          </table:table-cell>
          <table:table-cell office:value-type="float" office:value="1000" calcext:value-type="float">
            <text:p>1000</text:p>
          </table:table-cell>
          <table:table-cell office:value-type="float" office:value="2.039" calcext:value-type="float">
            <text:p>2.0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2.048" calcext:value-type="float">
            <text:p>2.0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203" calcext:value-type="float">
            <text:p>7203</text:p>
          </table:table-cell>
          <table:table-cell office:value-type="float" office:value="1000" calcext:value-type="float">
            <text:p>1000</text:p>
          </table:table-cell>
          <table:table-cell office:value-type="float" office:value="7.203" calcext:value-type="float">
            <text:p>7.20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0480478" calcext:value-type="float">
            <text:p>0.004804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80478" calcext:value-type="float">
            <text:p>4.80478E-06</text:p>
          </table:table-cell>
          <table:table-cell office:value-type="float" office:value="0.000003537" calcext:value-type="float">
            <text:p>3.537E-06</text:p>
          </table:table-cell>
          <table:table-cell office:value-type="float" office:value="0.000028072" calcext:value-type="float">
            <text:p>2.8072E-05</text:p>
          </table:table-cell>
          <table:table-cell office:value-type="float" office:value="34558" calcext:value-type="float">
            <text:p>34558</text:p>
          </table:table-cell>
          <table:table-cell office:value-type="float" office:value="1000" calcext:value-type="float">
            <text:p>1000</text:p>
          </table:table-cell>
          <table:table-cell office:value-type="float" office:value="34.558" calcext:value-type="float">
            <text:p>34.558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2360" calcext:value-type="float">
            <text:p>2360</text:p>
          </table:table-cell>
          <table:table-cell office:value-type="float" office:value="1000" calcext:value-type="float">
            <text:p>1000</text:p>
          </table:table-cell>
          <table:table-cell office:value-type="float" office:value="2.36" calcext:value-type="float">
            <text:p>2.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37" calcext:value-type="float">
            <text:p>2437</text:p>
          </table:table-cell>
          <table:table-cell office:value-type="float" office:value="1000" calcext:value-type="float">
            <text:p>1000</text:p>
          </table:table-cell>
          <table:table-cell office:value-type="float" office:value="2.437" calcext:value-type="float">
            <text:p>2.4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  <table:table-cell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00" calcext:value-type="float">
            <text:p>10700</text:p>
          </table:table-cell>
          <table:table-cell office:value-type="float" office:value="1000" calcext:value-type="float">
            <text:p>1000</text:p>
          </table:table-cell>
          <table:table-cell office:value-type="float" office:value="10.7" calcext:value-type="float">
            <text:p>10.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00553402" calcext:value-type="float">
            <text:p>0.005534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53402" calcext:value-type="float">
            <text:p>5.53402E-06</text:p>
          </table:table-cell>
          <table:table-cell office:value-type="float" office:value="0.000003659" calcext:value-type="float">
            <text:p>3.659E-06</text:p>
          </table:table-cell>
          <table:table-cell office:value-type="float" office:value="0.000023092" calcext:value-type="float">
            <text:p>2.3092E-05</text:p>
          </table:table-cell>
          <table:table-cell office:value-type="float" office:value="40696" calcext:value-type="float">
            <text:p>40696</text:p>
          </table:table-cell>
          <table:table-cell office:value-type="float" office:value="1000" calcext:value-type="float">
            <text:p>1000</text:p>
          </table:table-cell>
          <table:table-cell office:value-type="float" office:value="40.696" calcext:value-type="float">
            <text:p>40.696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2701" calcext:value-type="float">
            <text:p>2701</text:p>
          </table:table-cell>
          <table:table-cell office:value-type="float" office:value="1000" calcext:value-type="float">
            <text:p>1000</text:p>
          </table:table-cell>
          <table:table-cell office:value-type="float" office:value="2.701" calcext:value-type="float">
            <text:p>2.7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41" calcext:value-type="float">
            <text:p>2841</text:p>
          </table:table-cell>
          <table:table-cell office:value-type="float" office:value="1000" calcext:value-type="float">
            <text:p>1000</text:p>
          </table:table-cell>
          <table:table-cell office:value-type="float" office:value="2.841" calcext:value-type="float">
            <text:p>2.8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000" calcext:value-type="float">
            <text:p>100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4440" calcext:value-type="float">
            <text:p>14440</text:p>
          </table:table-cell>
          <table:table-cell office:value-type="float" office:value="1000" calcext:value-type="float">
            <text:p>1000</text:p>
          </table:table-cell>
          <table:table-cell office:value-type="float" office:value="14.44" calcext:value-type="float">
            <text:p>14.4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00665576" calcext:value-type="float">
            <text:p>0.006655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65576" calcext:value-type="float">
            <text:p>6.65576E-06</text:p>
          </table:table-cell>
          <table:table-cell office:value-type="float" office:value="0.000003726" calcext:value-type="float">
            <text:p>3.726E-06</text:p>
          </table:table-cell>
          <table:table-cell office:value-type="float" office:value="0.000033077" calcext:value-type="float">
            <text:p>3.3077E-05</text:p>
          </table:table-cell>
          <table:table-cell office:value-type="float" office:value="48981" calcext:value-type="float">
            <text:p>48981</text:p>
          </table:table-cell>
          <table:table-cell office:value-type="float" office:value="1000" calcext:value-type="float">
            <text:p>1000</text:p>
          </table:table-cell>
          <table:table-cell office:value-type="float" office:value="48.981" calcext:value-type="float">
            <text:p>48.981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3099" calcext:value-type="float">
            <text:p>3099</text:p>
          </table:table-cell>
          <table:table-cell office:value-type="float" office:value="1000" calcext:value-type="float">
            <text:p>1000</text:p>
          </table:table-cell>
          <table:table-cell office:value-type="float" office:value="3.099" calcext:value-type="float">
            <text:p>3.09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43" calcext:value-type="float">
            <text:p>3243</text:p>
          </table:table-cell>
          <table:table-cell office:value-type="float" office:value="1000" calcext:value-type="float">
            <text:p>1000</text:p>
          </table:table-cell>
          <table:table-cell office:value-type="float" office:value="3.243" calcext:value-type="float">
            <text:p>3.24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1000" calcext:value-type="float">
            <text:p>1000</text:p>
          </table:table-cell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8026" calcext:value-type="float">
            <text:p>18026</text:p>
          </table:table-cell>
          <table:table-cell office:value-type="float" office:value="1000" calcext:value-type="float">
            <text:p>1000</text:p>
          </table:table-cell>
          <table:table-cell office:value-type="float" office:value="18.026" calcext:value-type="float">
            <text:p>18.026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.00797707" calcext:value-type="float">
            <text:p>0.007977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97707" calcext:value-type="float">
            <text:p>7.97707E-06</text:p>
          </table:table-cell>
          <table:table-cell office:value-type="float" office:value="0.000003949" calcext:value-type="float">
            <text:p>3.949E-06</text:p>
          </table:table-cell>
          <table:table-cell office:value-type="float" office:value="0.000041975" calcext:value-type="float">
            <text:p>4.1975E-05</text:p>
          </table:table-cell>
          <table:table-cell office:value-type="float" office:value="59853" calcext:value-type="float">
            <text:p>59853</text:p>
          </table:table-cell>
          <table:table-cell office:value-type="float" office:value="1000" calcext:value-type="float">
            <text:p>1000</text:p>
          </table:table-cell>
          <table:table-cell office:value-type="float" office:value="59.853" calcext:value-type="float">
            <text:p>59.853</text:p>
          </table:table-cell>
          <table:table-cell office:value-type="float" office:value="30" calcext:value-type="float">
            <text:p>30</text:p>
          </table:table-cell>
          <table:table-cell office:value-type="float" office:value="137" calcext:value-type="float">
            <text:p>137</text:p>
          </table:table-cell>
          <table:table-cell office:value-type="float" office:value="3555" calcext:value-type="float">
            <text:p>3555</text:p>
          </table:table-cell>
          <table:table-cell office:value-type="float" office:value="1000" calcext:value-type="float">
            <text:p>1000</text:p>
          </table:table-cell>
          <table:table-cell office:value-type="float" office:value="3.555" calcext:value-type="float">
            <text:p>3.5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87" calcext:value-type="float">
            <text:p>3687</text:p>
          </table:table-cell>
          <table:table-cell office:value-type="float" office:value="1000" calcext:value-type="float">
            <text:p>1000</text:p>
          </table:table-cell>
          <table:table-cell office:value-type="float" office:value="3.687" calcext:value-type="float">
            <text:p>3.68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float" office:value="1000" calcext:value-type="float">
            <text:p>1000</text:p>
          </table:table-cell>
          <table:table-cell office:value-type="float" office:value="0.132" calcext:value-type="float">
            <text:p>0.1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1644" calcext:value-type="float">
            <text:p>21644</text:p>
          </table:table-cell>
          <table:table-cell office:value-type="float" office:value="1000" calcext:value-type="float">
            <text:p>1000</text:p>
          </table:table-cell>
          <table:table-cell office:value-type="float" office:value="21.644" calcext:value-type="float">
            <text:p>21.64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0.00943035" calcext:value-type="float">
            <text:p>0.009430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43035" calcext:value-type="float">
            <text:p>9.43035E-06</text:p>
          </table:table-cell>
          <table:table-cell office:value-type="float" office:value="0.000003905" calcext:value-type="float">
            <text:p>3.905E-06</text:p>
          </table:table-cell>
          <table:table-cell office:value-type="float" office:value="0.000026854" calcext:value-type="float">
            <text:p>2.6854E-05</text:p>
          </table:table-cell>
          <table:table-cell office:value-type="float" office:value="74448" calcext:value-type="float">
            <text:p>74448</text:p>
          </table:table-cell>
          <table:table-cell office:value-type="float" office:value="1000" calcext:value-type="float">
            <text:p>1000</text:p>
          </table:table-cell>
          <table:table-cell office:value-type="float" office:value="74.448" calcext:value-type="float">
            <text:p>74.448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4088" calcext:value-type="float">
            <text:p>4088</text:p>
          </table:table-cell>
          <table:table-cell office:value-type="float" office:value="1000" calcext:value-type="float">
            <text:p>1000</text:p>
          </table:table-cell>
          <table:table-cell office:value-type="float" office:value="4.088" calcext:value-type="float">
            <text:p>4.08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200" calcext:value-type="float">
            <text:p>4200</text:p>
          </table:table-cell>
          <table:table-cell office:value-type="float" office:value="1000" calcext:value-type="float">
            <text:p>1000</text:p>
          </table:table-cell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1000" calcext:value-type="float">
            <text:p>1000</text:p>
          </table:table-cell>
          <table:table-cell office:value-type="float" office:value="0.112" calcext:value-type="float">
            <text:p>0.1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5063" calcext:value-type="float">
            <text:p>25063</text:p>
          </table:table-cell>
          <table:table-cell office:value-type="float" office:value="1000" calcext:value-type="float">
            <text:p>1000</text:p>
          </table:table-cell>
          <table:table-cell office:value-type="float" office:value="25.063" calcext:value-type="float">
            <text:p>25.06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0.0114528" calcext:value-type="float">
            <text:p>0.01145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4528" calcext:value-type="float">
            <text:p>1.14528E-05</text:p>
          </table:table-cell>
          <table:table-cell office:value-type="float" office:value="0.000005962" calcext:value-type="float">
            <text:p>5.962E-06</text:p>
          </table:table-cell>
          <table:table-cell office:value-type="float" office:value="0.000031774" calcext:value-type="float">
            <text:p>3.1774E-05</text:p>
          </table:table-cell>
          <table:table-cell office:value-type="float" office:value="93702" calcext:value-type="float">
            <text:p>93702</text:p>
          </table:table-cell>
          <table:table-cell office:value-type="float" office:value="1000" calcext:value-type="float">
            <text:p>1000</text:p>
          </table:table-cell>
          <table:table-cell office:value-type="float" office:value="93.702" calcext:value-type="float">
            <text:p>93.702</text:p>
          </table:table-cell>
          <table:table-cell office:value-type="float" office:value="46" calcext:value-type="float">
            <text:p>46</text:p>
          </table:table-cell>
          <table:table-cell office:value-type="float" office:value="201" calcext:value-type="float">
            <text:p>201</text:p>
          </table:table-cell>
          <table:table-cell office:value-type="float" office:value="4684" calcext:value-type="float">
            <text:p>4684</text:p>
          </table:table-cell>
          <table:table-cell office:value-type="float" office:value="1000" calcext:value-type="float">
            <text:p>1000</text:p>
          </table:table-cell>
          <table:table-cell office:value-type="float" office:value="4.684" calcext:value-type="float">
            <text:p>4.68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768" calcext:value-type="float">
            <text:p>4768</text:p>
          </table:table-cell>
          <table:table-cell office:value-type="float" office:value="1000" calcext:value-type="float">
            <text:p>1000</text:p>
          </table:table-cell>
          <table:table-cell office:value-type="float" office:value="4.768" calcext:value-type="float">
            <text:p>4.76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000" calcext:value-type="float">
            <text:p>1000</text:p>
          </table:table-cell>
          <table:table-cell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28615" calcext:value-type="float">
            <text:p>28615</text:p>
          </table:table-cell>
          <table:table-cell office:value-type="float" office:value="1000" calcext:value-type="float">
            <text:p>1000</text:p>
          </table:table-cell>
          <table:table-cell office:value-type="float" office:value="28.615" calcext:value-type="float">
            <text:p>28.615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0.0151568" calcext:value-type="float">
            <text:p>0.01515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1568" calcext:value-type="float">
            <text:p>1.51568E-05</text:p>
          </table:table-cell>
          <table:table-cell office:value-type="float" office:value="0.000006185" calcext:value-type="float">
            <text:p>6.185E-06</text:p>
          </table:table-cell>
          <table:table-cell office:value-type="float" office:value="0.000046768" calcext:value-type="float">
            <text:p>4.6768E-05</text:p>
          </table:table-cell>
          <table:table-cell office:value-type="float" office:value="124780" calcext:value-type="float">
            <text:p>124780</text:p>
          </table:table-cell>
          <table:table-cell office:value-type="float" office:value="1000" calcext:value-type="float">
            <text:p>1000</text:p>
          </table:table-cell>
          <table:table-cell office:value-type="float" office:value="124.78" calcext:value-type="float">
            <text:p>124.78</text:p>
          </table:table-cell>
          <table:table-cell office:value-type="float" office:value="48" calcext:value-type="float">
            <text:p>48</text:p>
          </table:table-cell>
          <table:table-cell office:value-type="float" office:value="249" calcext:value-type="float">
            <text:p>249</text:p>
          </table:table-cell>
          <table:table-cell office:value-type="float" office:value="5515" calcext:value-type="float">
            <text:p>5515</text:p>
          </table:table-cell>
          <table:table-cell office:value-type="float" office:value="1000" calcext:value-type="float">
            <text:p>1000</text:p>
          </table:table-cell>
          <table:table-cell office:value-type="float" office:value="5.515" calcext:value-type="float">
            <text:p>5.5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573" calcext:value-type="float">
            <text:p>5573</text:p>
          </table:table-cell>
          <table:table-cell office:value-type="float" office:value="1000" calcext:value-type="float">
            <text:p>1000</text:p>
          </table:table-cell>
          <table:table-cell office:value-type="float" office:value="5.573" calcext:value-type="float">
            <text:p>5.57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000" calcext:value-type="float">
            <text:p>1000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32356" calcext:value-type="float">
            <text:p>32356</text:p>
          </table:table-cell>
          <table:table-cell office:value-type="float" office:value="1000" calcext:value-type="float">
            <text:p>1000</text:p>
          </table:table-cell>
          <table:table-cell office:value-type="float" office:value="32.356" calcext:value-type="float">
            <text:p>32.35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0.0205122" calcext:value-type="float">
            <text:p>0.02051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5122" calcext:value-type="float">
            <text:p>2.05122E-05</text:p>
          </table:table-cell>
          <table:table-cell office:value-type="float" office:value="0.000008894" calcext:value-type="float">
            <text:p>8.894E-06</text:p>
          </table:table-cell>
          <table:table-cell office:value-type="float" office:value="0.000055138" calcext:value-type="float">
            <text:p>5.5138E-05</text:p>
          </table:table-cell>
          <table:table-cell office:value-type="float" office:value="178119" calcext:value-type="float">
            <text:p>178119</text:p>
          </table:table-cell>
          <table:table-cell office:value-type="float" office:value="1000" calcext:value-type="float">
            <text:p>1000</text:p>
          </table:table-cell>
          <table:table-cell office:value-type="float" office:value="178.119" calcext:value-type="float">
            <text:p>178.119</text:p>
          </table:table-cell>
          <table:table-cell office:value-type="float" office:value="70" calcext:value-type="float">
            <text:p>70</text:p>
          </table:table-cell>
          <table:table-cell office:value-type="float" office:value="249" calcext:value-type="float">
            <text:p>249</text:p>
          </table:table-cell>
          <table:table-cell office:value-type="float" office:value="6733" calcext:value-type="float">
            <text:p>6733</text:p>
          </table:table-cell>
          <table:table-cell office:value-type="float" office:value="1000" calcext:value-type="float">
            <text:p>1000</text:p>
          </table:table-cell>
          <table:table-cell office:value-type="float" office:value="6.733" calcext:value-type="float">
            <text:p>6.73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741" calcext:value-type="float">
            <text:p>6741</text:p>
          </table:table-cell>
          <table:table-cell office:value-type="float" office:value="1000" calcext:value-type="float">
            <text:p>1000</text:p>
          </table:table-cell>
          <table:table-cell office:value-type="float" office:value="6.741" calcext:value-type="float">
            <text:p>6.74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1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598" calcext:value-type="float">
            <text:p>4598</text:p>
          </table:table-cell>
          <table:table-cell office:value-type="float" office:value="1000" calcext:value-type="float">
            <text:p>1000</text:p>
          </table:table-cell>
          <table:table-cell office:value-type="float" office:value="4.598" calcext:value-type="float">
            <text:p>4.59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41885" calcext:value-type="float">
            <text:p>0.00418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1885" calcext:value-type="float">
            <text:p>4.1885E-06</text:p>
          </table:table-cell>
          <table:table-cell office:value-type="float" office:value="0.000002243" calcext:value-type="float">
            <text:p>2.243E-06</text:p>
          </table:table-cell>
          <table:table-cell office:value-type="float" office:value="0.000019544" calcext:value-type="float">
            <text:p>1.9544E-05</text:p>
          </table:table-cell>
          <table:table-cell office:value-type="float" office:value="33163" calcext:value-type="float">
            <text:p>33163</text:p>
          </table:table-cell>
          <table:table-cell office:value-type="float" office:value="1000" calcext:value-type="float">
            <text:p>1000</text:p>
          </table:table-cell>
          <table:table-cell office:value-type="float" office:value="33.163" calcext:value-type="float">
            <text:p>33.163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087" calcext:value-type="float">
            <text:p>2087</text:p>
          </table:table-cell>
          <table:table-cell office:value-type="float" office:value="1000" calcext:value-type="float">
            <text:p>1000</text:p>
          </table:table-cell>
          <table:table-cell office:value-type="float" office:value="2.087" calcext:value-type="float">
            <text:p>2.0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01" calcext:value-type="float">
            <text:p>2101</text:p>
          </table:table-cell>
          <table:table-cell office:value-type="float" office:value="1000" calcext:value-type="float">
            <text:p>1000</text:p>
          </table:table-cell>
          <table:table-cell office:value-type="float" office:value="2.101" calcext:value-type="float">
            <text:p>2.1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936" calcext:value-type="float">
            <text:p>8936</text:p>
          </table:table-cell>
          <table:table-cell office:value-type="float" office:value="1000" calcext:value-type="float">
            <text:p>1000</text:p>
          </table:table-cell>
          <table:table-cell office:value-type="float" office:value="8.936" calcext:value-type="float">
            <text:p>8.93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0499607" calcext:value-type="float">
            <text:p>0.004996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99607" calcext:value-type="float">
            <text:p>4.99607E-06</text:p>
          </table:table-cell>
          <table:table-cell office:value-type="float" office:value="0.000003784" calcext:value-type="float">
            <text:p>3.784E-06</text:p>
          </table:table-cell>
          <table:table-cell office:value-type="float" office:value="0.000020919" calcext:value-type="float">
            <text:p>2.0919E-05</text:p>
          </table:table-cell>
          <table:table-cell office:value-type="float" office:value="39316" calcext:value-type="float">
            <text:p>39316</text:p>
          </table:table-cell>
          <table:table-cell office:value-type="float" office:value="1000" calcext:value-type="float">
            <text:p>1000</text:p>
          </table:table-cell>
          <table:table-cell office:value-type="float" office:value="39.316" calcext:value-type="float">
            <text:p>39.316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2430" calcext:value-type="float">
            <text:p>2430</text:p>
          </table:table-cell>
          <table:table-cell office:value-type="float" office:value="1000" calcext:value-type="float">
            <text:p>1000</text:p>
          </table:table-cell>
          <table:table-cell office:value-type="float" office:value="2.43" calcext:value-type="float">
            <text:p>2.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51" calcext:value-type="float">
            <text:p>2551</text:p>
          </table:table-cell>
          <table:table-cell office:value-type="float" office:value="1000" calcext:value-type="float">
            <text:p>1000</text:p>
          </table:table-cell>
          <table:table-cell office:value-type="float" office:value="2.551" calcext:value-type="float">
            <text:p>2.5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000" calcext:value-type="float">
            <text:p>1000</text:p>
          </table:table-cell>
          <table:table-cell office:value-type="float" office:value="0.121" calcext:value-type="float">
            <text:p>0.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3294" calcext:value-type="float">
            <text:p>13294</text:p>
          </table:table-cell>
          <table:table-cell office:value-type="float" office:value="1000" calcext:value-type="float">
            <text:p>1000</text:p>
          </table:table-cell>
          <table:table-cell office:value-type="float" office:value="13.294" calcext:value-type="float">
            <text:p>13.29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00609078" calcext:value-type="float">
            <text:p>0.006090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09078" calcext:value-type="float">
            <text:p>6.09078E-06</text:p>
          </table:table-cell>
          <table:table-cell office:value-type="float" office:value="0.000003897" calcext:value-type="float">
            <text:p>3.897E-06</text:p>
          </table:table-cell>
          <table:table-cell office:value-type="float" office:value="0.000022529" calcext:value-type="float">
            <text:p>2.2529E-05</text:p>
          </table:table-cell>
          <table:table-cell office:value-type="float" office:value="47613" calcext:value-type="float">
            <text:p>47613</text:p>
          </table:table-cell>
          <table:table-cell office:value-type="float" office:value="1000" calcext:value-type="float">
            <text:p>1000</text:p>
          </table:table-cell>
          <table:table-cell office:value-type="float" office:value="47.613" calcext:value-type="float">
            <text:p>47.613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2840" calcext:value-type="float">
            <text:p>2840</text:p>
          </table:table-cell>
          <table:table-cell office:value-type="float" office:value="1000" calcext:value-type="float">
            <text:p>1000</text:p>
          </table:table-cell>
          <table:table-cell office:value-type="float" office:value="2.84" calcext:value-type="float">
            <text:p>2.8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74" calcext:value-type="float">
            <text:p>2974</text:p>
          </table:table-cell>
          <table:table-cell office:value-type="float" office:value="1000" calcext:value-type="float">
            <text:p>1000</text:p>
          </table:table-cell>
          <table:table-cell office:value-type="float" office:value="2.974" calcext:value-type="float">
            <text:p>2.9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office:value-type="float" office:value="1000" calcext:value-type="float">
            <text:p>1000</text:p>
          </table:table-cell>
          <table:table-cell office:value-type="float" office:value="0.134" calcext:value-type="float">
            <text:p>0.1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7950" calcext:value-type="float">
            <text:p>17950</text:p>
          </table:table-cell>
          <table:table-cell office:value-type="float" office:value="1000" calcext:value-type="float">
            <text:p>1000</text:p>
          </table:table-cell>
          <table:table-cell office:value-type="float" office:value="17.95" calcext:value-type="float">
            <text:p>17.9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.00734958" calcext:value-type="float">
            <text:p>0.007349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34958" calcext:value-type="float">
            <text:p>7.34958E-06</text:p>
          </table:table-cell>
          <table:table-cell office:value-type="float" office:value="0.000003965" calcext:value-type="float">
            <text:p>3.965E-06</text:p>
          </table:table-cell>
          <table:table-cell office:value-type="float" office:value="0.000026306" calcext:value-type="float">
            <text:p>2.6306E-05</text:p>
          </table:table-cell>
          <table:table-cell office:value-type="float" office:value="57735" calcext:value-type="float">
            <text:p>57735</text:p>
          </table:table-cell>
          <table:table-cell office:value-type="float" office:value="1000" calcext:value-type="float">
            <text:p>1000</text:p>
          </table:table-cell>
          <table:table-cell office:value-type="float" office:value="57.735" calcext:value-type="float">
            <text:p>57.735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3278" calcext:value-type="float">
            <text:p>3278</text:p>
          </table:table-cell>
          <table:table-cell office:value-type="float" office:value="1000" calcext:value-type="float">
            <text:p>1000</text:p>
          </table:table-cell>
          <table:table-cell office:value-type="float" office:value="3.278" calcext:value-type="float">
            <text:p>3.2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08" calcext:value-type="float">
            <text:p>3408</text:p>
          </table:table-cell>
          <table:table-cell office:value-type="float" office:value="1000" calcext:value-type="float">
            <text:p>1000</text:p>
          </table:table-cell>
          <table:table-cell office:value-type="float" office:value="3.408" calcext:value-type="float">
            <text:p>3.4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000" calcext:value-type="float">
            <text:p>100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2572" calcext:value-type="float">
            <text:p>22572</text:p>
          </table:table-cell>
          <table:table-cell office:value-type="float" office:value="1000" calcext:value-type="float">
            <text:p>1000</text:p>
          </table:table-cell>
          <table:table-cell office:value-type="float" office:value="22.572" calcext:value-type="float">
            <text:p>22.572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0.00871684" calcext:value-type="float">
            <text:p>0.008716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71684" calcext:value-type="float">
            <text:p>8.71684E-06</text:p>
          </table:table-cell>
          <table:table-cell office:value-type="float" office:value="0.000004195" calcext:value-type="float">
            <text:p>4.195E-06</text:p>
          </table:table-cell>
          <table:table-cell office:value-type="float" office:value="0.000019011" calcext:value-type="float">
            <text:p>1.9011E-05</text:p>
          </table:table-cell>
          <table:table-cell office:value-type="float" office:value="70072" calcext:value-type="float">
            <text:p>70072</text:p>
          </table:table-cell>
          <table:table-cell office:value-type="float" office:value="1000" calcext:value-type="float">
            <text:p>1000</text:p>
          </table:table-cell>
          <table:table-cell office:value-type="float" office:value="70.072" calcext:value-type="float">
            <text:p>70.072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3720" calcext:value-type="float">
            <text:p>3720</text:p>
          </table:table-cell>
          <table:table-cell office:value-type="float" office:value="1000" calcext:value-type="float">
            <text:p>1000</text:p>
          </table:table-cell>
          <table:table-cell office:value-type="float" office:value="3.72" calcext:value-type="float">
            <text:p>3.7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80" calcext:value-type="float">
            <text:p>3880</text:p>
          </table:table-cell>
          <table:table-cell office:value-type="float" office:value="1000" calcext:value-type="float">
            <text:p>1000</text:p>
          </table:table-cell>
          <table:table-cell office:value-type="float" office:value="3.88" calcext:value-type="float">
            <text:p>3.8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000" calcext:value-type="float">
            <text:p>100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6975" calcext:value-type="float">
            <text:p>26975</text:p>
          </table:table-cell>
          <table:table-cell office:value-type="float" office:value="1000" calcext:value-type="float">
            <text:p>1000</text:p>
          </table:table-cell>
          <table:table-cell office:value-type="float" office:value="26.975" calcext:value-type="float">
            <text:p>26.975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0107874" calcext:value-type="float">
            <text:p>0.01078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7874" calcext:value-type="float">
            <text:p>1.07874E-05</text:p>
          </table:table-cell>
          <table:table-cell office:value-type="float" office:value="0.000006354" calcext:value-type="float">
            <text:p>6.354E-06</text:p>
          </table:table-cell>
          <table:table-cell office:value-type="float" office:value="0.00003349" calcext:value-type="float">
            <text:p>3.349E-05</text:p>
          </table:table-cell>
          <table:table-cell office:value-type="float" office:value="88000" calcext:value-type="float">
            <text:p>88000</text:p>
          </table:table-cell>
          <table:table-cell office:value-type="float" office:value="1000" calcext:value-type="float">
            <text:p>1000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205" calcext:value-type="float">
            <text:p>205</text:p>
          </table:table-cell>
          <table:table-cell office:value-type="float" office:value="4280" calcext:value-type="float">
            <text:p>4280</text:p>
          </table:table-cell>
          <table:table-cell office:value-type="float" office:value="1000" calcext:value-type="float">
            <text:p>1000</text:p>
          </table:table-cell>
          <table:table-cell office:value-type="float" office:value="4.28" calcext:value-type="float">
            <text:p>4.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437" calcext:value-type="float">
            <text:p>4437</text:p>
          </table:table-cell>
          <table:table-cell office:value-type="float" office:value="1000" calcext:value-type="float">
            <text:p>1000</text:p>
          </table:table-cell>
          <table:table-cell office:value-type="float" office:value="4.437" calcext:value-type="float">
            <text:p>4.4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office:value-type="float" office:value="1000" calcext:value-type="float">
            <text:p>1000</text:p>
          </table:table-cell>
          <table:table-cell office:value-type="float" office:value="0.157" calcext:value-type="float">
            <text:p>0.1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1570" calcext:value-type="float">
            <text:p>31570</text:p>
          </table:table-cell>
          <table:table-cell office:value-type="float" office:value="1000" calcext:value-type="float">
            <text:p>1000</text:p>
          </table:table-cell>
          <table:table-cell office:value-type="float" office:value="31.57" calcext:value-type="float">
            <text:p>31.57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0.0137862" calcext:value-type="float">
            <text:p>0.01378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7862" calcext:value-type="float">
            <text:p>1.37862E-05</text:p>
          </table:table-cell>
          <table:table-cell office:value-type="float" office:value="0.000006607" calcext:value-type="float">
            <text:p>6.607E-06</text:p>
          </table:table-cell>
          <table:table-cell office:value-type="float" office:value="0.000030245" calcext:value-type="float">
            <text:p>3.0245E-05</text:p>
          </table:table-cell>
          <table:table-cell office:value-type="float" office:value="115821" calcext:value-type="float">
            <text:p>115821</text:p>
          </table:table-cell>
          <table:table-cell office:value-type="float" office:value="1000" calcext:value-type="float">
            <text:p>1000</text:p>
          </table:table-cell>
          <table:table-cell office:value-type="float" office:value="115.821" calcext:value-type="float">
            <text:p>115.821</text:p>
          </table:table-cell>
          <table:table-cell office:value-type="float" office:value="51" calcext:value-type="float">
            <text:p>51</text:p>
          </table:table-cell>
          <table:table-cell office:value-type="float" office:value="256" calcext:value-type="float">
            <text:p>256</text:p>
          </table:table-cell>
          <table:table-cell office:value-type="float" office:value="5030" calcext:value-type="float">
            <text:p>5030</text:p>
          </table:table-cell>
          <table:table-cell office:value-type="float" office:value="1000" calcext:value-type="float">
            <text:p>1000</text:p>
          </table:table-cell>
          <table:table-cell office:value-type="float" office:value="5.03" calcext:value-type="float">
            <text:p>5.0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162" calcext:value-type="float">
            <text:p>5162</text:p>
          </table:table-cell>
          <table:table-cell office:value-type="float" office:value="1000" calcext:value-type="float">
            <text:p>1000</text:p>
          </table:table-cell>
          <table:table-cell office:value-type="float" office:value="5.162" calcext:value-type="float">
            <text:p>5.16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float" office:value="1000" calcext:value-type="float">
            <text:p>1000</text:p>
          </table:table-cell>
          <table:table-cell office:value-type="float" office:value="0.132" calcext:value-type="float">
            <text:p>0.1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6134" calcext:value-type="float">
            <text:p>36134</text:p>
          </table:table-cell>
          <table:table-cell office:value-type="float" office:value="1000" calcext:value-type="float">
            <text:p>1000</text:p>
          </table:table-cell>
          <table:table-cell office:value-type="float" office:value="36.134" calcext:value-type="float">
            <text:p>36.134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0.018349" calcext:value-type="float">
            <text:p>0.0183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349" calcext:value-type="float">
            <text:p>1.8349E-05</text:p>
          </table:table-cell>
          <table:table-cell office:value-type="float" office:value="0.000006883" calcext:value-type="float">
            <text:p>6.883E-06</text:p>
          </table:table-cell>
          <table:table-cell office:value-type="float" office:value="0.000040868" calcext:value-type="float">
            <text:p>4.0868E-05</text:p>
          </table:table-cell>
          <table:table-cell office:value-type="float" office:value="158549" calcext:value-type="float">
            <text:p>158549</text:p>
          </table:table-cell>
          <table:table-cell office:value-type="float" office:value="1000" calcext:value-type="float">
            <text:p>1000</text:p>
          </table:table-cell>
          <table:table-cell office:value-type="float" office:value="158.549" calcext:value-type="float">
            <text:p>158.549</text:p>
          </table:table-cell>
          <table:table-cell office:value-type="float" office:value="55" calcext:value-type="float">
            <text:p>55</text:p>
          </table:table-cell>
          <table:table-cell office:value-type="float" office:value="327" calcext:value-type="float">
            <text:p>327</text:p>
          </table:table-cell>
          <table:table-cell office:value-type="float" office:value="6002" calcext:value-type="float">
            <text:p>6002</text:p>
          </table:table-cell>
          <table:table-cell office:value-type="float" office:value="1000" calcext:value-type="float">
            <text:p>1000</text:p>
          </table:table-cell>
          <table:table-cell office:value-type="float" office:value="6.002" calcext:value-type="float">
            <text:p>6.0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065" calcext:value-type="float">
            <text:p>6065</text:p>
          </table:table-cell>
          <table:table-cell office:value-type="float" office:value="1000" calcext:value-type="float">
            <text:p>1000</text:p>
          </table:table-cell>
          <table:table-cell office:value-type="float" office:value="6.065" calcext:value-type="float">
            <text:p>6.06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1000" calcext:value-type="float">
            <text:p>1000</text:p>
          </table:table-cell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0468" calcext:value-type="float">
            <text:p>40468</text:p>
          </table:table-cell>
          <table:table-cell office:value-type="float" office:value="1000" calcext:value-type="float">
            <text:p>1000</text:p>
          </table:table-cell>
          <table:table-cell office:value-type="float" office:value="40.468" calcext:value-type="float">
            <text:p>40.468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0.0255188" calcext:value-type="float">
            <text:p>0.02551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5188" calcext:value-type="float">
            <text:p>2.55188E-05</text:p>
          </table:table-cell>
          <table:table-cell office:value-type="float" office:value="0.000010042" calcext:value-type="float">
            <text:p>1.0042E-05</text:p>
          </table:table-cell>
          <table:table-cell office:value-type="float" office:value="0.000063245" calcext:value-type="float">
            <text:p>6.3245E-05</text:p>
          </table:table-cell>
          <table:table-cell office:value-type="float" office:value="228968" calcext:value-type="float">
            <text:p>228968</text:p>
          </table:table-cell>
          <table:table-cell office:value-type="float" office:value="1000" calcext:value-type="float">
            <text:p>1000</text:p>
          </table:table-cell>
          <table:table-cell office:value-type="float" office:value="228.968" calcext:value-type="float">
            <text:p>228.968</text:p>
          </table:table-cell>
          <table:table-cell office:value-type="float" office:value="82" calcext:value-type="float">
            <text:p>82</text:p>
          </table:table-cell>
          <table:table-cell office:value-type="float" office:value="340" calcext:value-type="float">
            <text:p>340</text:p>
          </table:table-cell>
          <table:table-cell office:value-type="float" office:value="7318" calcext:value-type="float">
            <text:p>7318</text:p>
          </table:table-cell>
          <table:table-cell office:value-type="float" office:value="1000" calcext:value-type="float">
            <text:p>1000</text:p>
          </table:table-cell>
          <table:table-cell office:value-type="float" office:value="7.318" calcext:value-type="float">
            <text:p>7.3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332" calcext:value-type="float">
            <text:p>7332</text:p>
          </table:table-cell>
          <table:table-cell office:value-type="float" office:value="1000" calcext:value-type="float">
            <text:p>1000</text:p>
          </table:table-cell>
          <table:table-cell office:value-type="float" office:value="7.332" calcext:value-type="float">
            <text:p>7.33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ummary_11" table:style-name="ta1"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551" calcext:value-type="float">
            <text:p>5551</text:p>
          </table:table-cell>
          <table:table-cell office:value-type="float" office:value="1000" calcext:value-type="float">
            <text:p>1000</text:p>
          </table:table-cell>
          <table:table-cell office:value-type="float" office:value="5.551" calcext:value-type="float">
            <text:p>5.55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453068" calcext:value-type="float">
            <text:p>0.004530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53068" calcext:value-type="float">
            <text:p>4.53068E-06</text:p>
          </table:table-cell>
          <table:table-cell office:value-type="float" office:value="0.000002481" calcext:value-type="float">
            <text:p>2.481E-06</text:p>
          </table:table-cell>
          <table:table-cell office:value-type="float" office:value="0.000021806" calcext:value-type="float">
            <text:p>2.1806E-05</text:p>
          </table:table-cell>
          <table:table-cell office:value-type="float" office:value="36646" calcext:value-type="float">
            <text:p>36646</text:p>
          </table:table-cell>
          <table:table-cell office:value-type="float" office:value="1000" calcext:value-type="float">
            <text:p>1000</text:p>
          </table:table-cell>
          <table:table-cell office:value-type="float" office:value="36.646" calcext:value-type="float">
            <text:p>36.646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2105" calcext:value-type="float">
            <text:p>2105</text:p>
          </table:table-cell>
          <table:table-cell office:value-type="float" office:value="1000" calcext:value-type="float">
            <text:p>1000</text:p>
          </table:table-cell>
          <table:table-cell office:value-type="float" office:value="2.105" calcext:value-type="float">
            <text:p>2.1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27" calcext:value-type="float">
            <text:p>2127</text:p>
          </table:table-cell>
          <table:table-cell office:value-type="float" office:value="1000" calcext:value-type="float">
            <text:p>1000</text:p>
          </table:table-cell>
          <table:table-cell office:value-type="float" office:value="2.127" calcext:value-type="float">
            <text:p>2.1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947" calcext:value-type="float">
            <text:p>10947</text:p>
          </table:table-cell>
          <table:table-cell office:value-type="float" office:value="1000" calcext:value-type="float">
            <text:p>1000</text:p>
          </table:table-cell>
          <table:table-cell office:value-type="float" office:value="10.947" calcext:value-type="float">
            <text:p>10.94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.00553428" calcext:value-type="float">
            <text:p>0.005534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53428" calcext:value-type="float">
            <text:p>5.53428E-06</text:p>
          </table:table-cell>
          <table:table-cell office:value-type="float" office:value="0.000004076" calcext:value-type="float">
            <text:p>4.076E-06</text:p>
          </table:table-cell>
          <table:table-cell office:value-type="float" office:value="0.000022745" calcext:value-type="float">
            <text:p>2.2745E-05</text:p>
          </table:table-cell>
          <table:table-cell office:value-type="float" office:value="43868" calcext:value-type="float">
            <text:p>43868</text:p>
          </table:table-cell>
          <table:table-cell office:value-type="float" office:value="1000" calcext:value-type="float">
            <text:p>1000</text:p>
          </table:table-cell>
          <table:table-cell office:value-type="float" office:value="43.868" calcext:value-type="float">
            <text:p>43.868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2469" calcext:value-type="float">
            <text:p>2469</text:p>
          </table:table-cell>
          <table:table-cell office:value-type="float" office:value="1000" calcext:value-type="float">
            <text:p>1000</text:p>
          </table:table-cell>
          <table:table-cell office:value-type="float" office:value="2.469" calcext:value-type="float">
            <text:p>2.46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51" calcext:value-type="float">
            <text:p>2651</text:p>
          </table:table-cell>
          <table:table-cell office:value-type="float" office:value="1000" calcext:value-type="float">
            <text:p>1000</text:p>
          </table:table-cell>
          <table:table-cell office:value-type="float" office:value="2.651" calcext:value-type="float">
            <text:p>2.6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float" office:value="1000" calcext:value-type="float">
            <text:p>1000</text:p>
          </table:table-cell>
          <table:table-cell office:value-type="float" office:value="0.182" calcext:value-type="float">
            <text:p>0.1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372" calcext:value-type="float">
            <text:p>16372</text:p>
          </table:table-cell>
          <table:table-cell office:value-type="float" office:value="1000" calcext:value-type="float">
            <text:p>1000</text:p>
          </table:table-cell>
          <table:table-cell office:value-type="float" office:value="16.372" calcext:value-type="float">
            <text:p>16.372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00693693" calcext:value-type="float">
            <text:p>0.006936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93693" calcext:value-type="float">
            <text:p>6.93693E-06</text:p>
          </table:table-cell>
          <table:table-cell office:value-type="float" office:value="0.000004234" calcext:value-type="float">
            <text:p>4.234E-06</text:p>
          </table:table-cell>
          <table:table-cell office:value-type="float" office:value="0.000035225" calcext:value-type="float">
            <text:p>3.5225E-05</text:p>
          </table:table-cell>
          <table:table-cell office:value-type="float" office:value="54063" calcext:value-type="float">
            <text:p>54063</text:p>
          </table:table-cell>
          <table:table-cell office:value-type="float" office:value="1000" calcext:value-type="float">
            <text:p>1000</text:p>
          </table:table-cell>
          <table:table-cell office:value-type="float" office:value="54.063" calcext:value-type="float">
            <text:p>54.063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2939" calcext:value-type="float">
            <text:p>2939</text:p>
          </table:table-cell>
          <table:table-cell office:value-type="float" office:value="1000" calcext:value-type="float">
            <text:p>1000</text:p>
          </table:table-cell>
          <table:table-cell office:value-type="float" office:value="2.939" calcext:value-type="float">
            <text:p>2.9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90" calcext:value-type="float">
            <text:p>3090</text:p>
          </table:table-cell>
          <table:table-cell office:value-type="float" office:value="1000" calcext:value-type="float">
            <text:p>1000</text:p>
          </table:table-cell>
          <table:table-cell office:value-type="float" office:value="3.09" calcext:value-type="float">
            <text:p>3.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1000" calcext:value-type="float">
            <text:p>1000</text:p>
          </table:table-cell>
          <table:table-cell office:value-type="float" office:value="0.151" calcext:value-type="float">
            <text:p>0.1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1967" calcext:value-type="float">
            <text:p>21967</text:p>
          </table:table-cell>
          <table:table-cell office:value-type="float" office:value="1000" calcext:value-type="float">
            <text:p>1000</text:p>
          </table:table-cell>
          <table:table-cell office:value-type="float" office:value="21.967" calcext:value-type="float">
            <text:p>21.967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0.00829879" calcext:value-type="float">
            <text:p>0.008298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29879" calcext:value-type="float">
            <text:p>8.29879E-06</text:p>
          </table:table-cell>
          <table:table-cell office:value-type="float" office:value="0.0000044" calcext:value-type="float">
            <text:p>4.4E-06</text:p>
          </table:table-cell>
          <table:table-cell office:value-type="float" office:value="0.000031211" calcext:value-type="float">
            <text:p>3.1211E-05</text:p>
          </table:table-cell>
          <table:table-cell office:value-type="float" office:value="65806" calcext:value-type="float">
            <text:p>65806</text:p>
          </table:table-cell>
          <table:table-cell office:value-type="float" office:value="1000" calcext:value-type="float">
            <text:p>1000</text:p>
          </table:table-cell>
          <table:table-cell office:value-type="float" office:value="65.806" calcext:value-type="float">
            <text:p>65.806</text:p>
          </table:table-cell>
          <table:table-cell office:value-type="float" office:value="36" calcext:value-type="float">
            <text:p>36</text:p>
          </table:table-cell>
          <table:table-cell office:value-type="float" office:value="147" calcext:value-type="float">
            <text:p>147</text:p>
          </table:table-cell>
          <table:table-cell office:value-type="float" office:value="3382" calcext:value-type="float">
            <text:p>3382</text:p>
          </table:table-cell>
          <table:table-cell office:value-type="float" office:value="1000" calcext:value-type="float">
            <text:p>1000</text:p>
          </table:table-cell>
          <table:table-cell office:value-type="float" office:value="3.382" calcext:value-type="float">
            <text:p>3.38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42" calcext:value-type="float">
            <text:p>3542</text:p>
          </table:table-cell>
          <table:table-cell office:value-type="float" office:value="1000" calcext:value-type="float">
            <text:p>1000</text:p>
          </table:table-cell>
          <table:table-cell office:value-type="float" office:value="3.542" calcext:value-type="float">
            <text:p>3.5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000" calcext:value-type="float">
            <text:p>100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7463" calcext:value-type="float">
            <text:p>27463</text:p>
          </table:table-cell>
          <table:table-cell office:value-type="float" office:value="1000" calcext:value-type="float">
            <text:p>1000</text:p>
          </table:table-cell>
          <table:table-cell office:value-type="float" office:value="27.463" calcext:value-type="float">
            <text:p>27.46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0.0101602" calcext:value-type="float">
            <text:p>0.01016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1602" calcext:value-type="float">
            <text:p>1.01602E-05</text:p>
          </table:table-cell>
          <table:table-cell office:value-type="float" office:value="0.00000664" calcext:value-type="float">
            <text:p>6.64E-06</text:p>
          </table:table-cell>
          <table:table-cell office:value-type="float" office:value="0.000044009" calcext:value-type="float">
            <text:p>4.4009E-05</text:p>
          </table:table-cell>
          <table:table-cell office:value-type="float" office:value="81544" calcext:value-type="float">
            <text:p>81544</text:p>
          </table:table-cell>
          <table:table-cell office:value-type="float" office:value="1000" calcext:value-type="float">
            <text:p>1000</text:p>
          </table:table-cell>
          <table:table-cell office:value-type="float" office:value="81.544" calcext:value-type="float">
            <text:p>81.544</text:p>
          </table:table-cell>
          <table:table-cell office:value-type="float" office:value="53" calcext:value-type="float">
            <text:p>53</text:p>
          </table:table-cell>
          <table:table-cell office:value-type="float" office:value="196" calcext:value-type="float">
            <text:p>196</text:p>
          </table:table-cell>
          <table:table-cell office:value-type="float" office:value="3899" calcext:value-type="float">
            <text:p>3899</text:p>
          </table:table-cell>
          <table:table-cell office:value-type="float" office:value="1000" calcext:value-type="float">
            <text:p>1000</text:p>
          </table:table-cell>
          <table:table-cell office:value-type="float" office:value="3.899" calcext:value-type="float">
            <text:p>3.89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095" calcext:value-type="float">
            <text:p>4095</text:p>
          </table:table-cell>
          <table:table-cell office:value-type="float" office:value="1000" calcext:value-type="float">
            <text:p>1000</text:p>
          </table:table-cell>
          <table:table-cell office:value-type="float" office:value="4.095" calcext:value-type="float">
            <text:p>4.09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office:value-type="float" office:value="1000" calcext:value-type="float">
            <text:p>1000</text:p>
          </table:table-cell>
          <table:table-cell office:value-type="float" office:value="0.196" calcext:value-type="float">
            <text:p>0.1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2912" calcext:value-type="float">
            <text:p>32912</text:p>
          </table:table-cell>
          <table:table-cell office:value-type="float" office:value="1000" calcext:value-type="float">
            <text:p>1000</text:p>
          </table:table-cell>
          <table:table-cell office:value-type="float" office:value="32.912" calcext:value-type="float">
            <text:p>32.912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0.0124423" calcext:value-type="float">
            <text:p>0.01244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4423" calcext:value-type="float">
            <text:p>1.24423E-05</text:p>
          </table:table-cell>
          <table:table-cell office:value-type="float" office:value="0.000006833" calcext:value-type="float">
            <text:p>6.833E-06</text:p>
          </table:table-cell>
          <table:table-cell office:value-type="float" office:value="0.000050742" calcext:value-type="float">
            <text:p>5.0742E-05</text:p>
          </table:table-cell>
          <table:table-cell office:value-type="float" office:value="101917" calcext:value-type="float">
            <text:p>101917</text:p>
          </table:table-cell>
          <table:table-cell office:value-type="float" office:value="1000" calcext:value-type="float">
            <text:p>1000</text:p>
          </table:table-cell>
          <table:table-cell office:value-type="float" office:value="101.917" calcext:value-type="float">
            <text:p>101.917</text:p>
          </table:table-cell>
          <table:table-cell office:value-type="float" office:value="54" calcext:value-type="float">
            <text:p>54</text:p>
          </table:table-cell>
          <table:table-cell office:value-type="float" office:value="242" calcext:value-type="float">
            <text:p>242</text:p>
          </table:table-cell>
          <table:table-cell office:value-type="float" office:value="4449" calcext:value-type="float">
            <text:p>4449</text:p>
          </table:table-cell>
          <table:table-cell office:value-type="float" office:value="1000" calcext:value-type="float">
            <text:p>1000</text:p>
          </table:table-cell>
          <table:table-cell office:value-type="float" office:value="4.449" calcext:value-type="float">
            <text:p>4.44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650" calcext:value-type="float">
            <text:p>4650</text:p>
          </table:table-cell>
          <table:table-cell office:value-type="float" office:value="1000" calcext:value-type="float">
            <text:p>1000</text:p>
          </table:table-cell>
          <table:table-cell office:value-type="float" office:value="4.65" calcext:value-type="float">
            <text:p>4.6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1" calcext:value-type="float">
            <text:p>201</text:p>
          </table:table-cell>
          <table:table-cell office:value-type="float" office:value="1000" calcext:value-type="float">
            <text:p>1000</text:p>
          </table:table-cell>
          <table:table-cell office:value-type="float" office:value="0.201" calcext:value-type="float">
            <text:p>0.2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8558" calcext:value-type="float">
            <text:p>38558</text:p>
          </table:table-cell>
          <table:table-cell office:value-type="float" office:value="1000" calcext:value-type="float">
            <text:p>1000</text:p>
          </table:table-cell>
          <table:table-cell office:value-type="float" office:value="38.558" calcext:value-type="float">
            <text:p>38.558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0.0162067" calcext:value-type="float">
            <text:p>0.01620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2067" calcext:value-type="float">
            <text:p>1.62067E-05</text:p>
          </table:table-cell>
          <table:table-cell office:value-type="float" office:value="0.000007344" calcext:value-type="float">
            <text:p>7.344E-06</text:p>
          </table:table-cell>
          <table:table-cell office:value-type="float" office:value="0.000040637" calcext:value-type="float">
            <text:p>4.0637E-05</text:p>
          </table:table-cell>
          <table:table-cell office:value-type="float" office:value="136721" calcext:value-type="float">
            <text:p>136721</text:p>
          </table:table-cell>
          <table:table-cell office:value-type="float" office:value="1000" calcext:value-type="float">
            <text:p>1000</text:p>
          </table:table-cell>
          <table:table-cell office:value-type="float" office:value="136.721" calcext:value-type="float">
            <text:p>136.721</text:p>
          </table:table-cell>
          <table:table-cell office:value-type="float" office:value="59" calcext:value-type="float">
            <text:p>59</text:p>
          </table:table-cell>
          <table:table-cell office:value-type="float" office:value="289" calcext:value-type="float">
            <text:p>289</text:p>
          </table:table-cell>
          <table:table-cell office:value-type="float" office:value="5287" calcext:value-type="float">
            <text:p>5287</text:p>
          </table:table-cell>
          <table:table-cell office:value-type="float" office:value="1000" calcext:value-type="float">
            <text:p>1000</text:p>
          </table:table-cell>
          <table:table-cell office:value-type="float" office:value="5.287" calcext:value-type="float">
            <text:p>5.28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52" calcext:value-type="float">
            <text:p>5452</text:p>
          </table:table-cell>
          <table:table-cell office:value-type="float" office:value="1000" calcext:value-type="float">
            <text:p>1000</text:p>
          </table:table-cell>
          <table:table-cell office:value-type="float" office:value="5.452" calcext:value-type="float">
            <text:p>5.45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5" calcext:value-type="float">
            <text:p>165</text:p>
          </table:table-cell>
          <table:table-cell office:value-type="float" office:value="1000" calcext:value-type="float">
            <text:p>1000</text:p>
          </table:table-cell>
          <table:table-cell office:value-type="float" office:value="0.165" calcext:value-type="float">
            <text:p>0.1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43860" calcext:value-type="float">
            <text:p>43860</text:p>
          </table:table-cell>
          <table:table-cell office:value-type="float" office:value="1000" calcext:value-type="float">
            <text:p>1000</text:p>
          </table:table-cell>
          <table:table-cell office:value-type="float" office:value="43.86" calcext:value-type="float">
            <text:p>43.86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0.0218408" calcext:value-type="float">
            <text:p>0.02184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8408" calcext:value-type="float">
            <text:p>2.18408E-05</text:p>
          </table:table-cell>
          <table:table-cell office:value-type="float" office:value="0.000010634" calcext:value-type="float">
            <text:p>1.0634E-05</text:p>
          </table:table-cell>
          <table:table-cell office:value-type="float" office:value="0.000067137" calcext:value-type="float">
            <text:p>6.7137E-05</text:p>
          </table:table-cell>
          <table:table-cell office:value-type="float" office:value="187924" calcext:value-type="float">
            <text:p>187924</text:p>
          </table:table-cell>
          <table:table-cell office:value-type="float" office:value="1000" calcext:value-type="float">
            <text:p>1000</text:p>
          </table:table-cell>
          <table:table-cell office:value-type="float" office:value="187.924" calcext:value-type="float">
            <text:p>187.924</text:p>
          </table:table-cell>
          <table:table-cell office:value-type="float" office:value="87" calcext:value-type="float">
            <text:p>87</text:p>
          </table:table-cell>
          <table:table-cell office:value-type="float" office:value="378" calcext:value-type="float">
            <text:p>378</text:p>
          </table:table-cell>
          <table:table-cell office:value-type="float" office:value="6290" calcext:value-type="float">
            <text:p>6290</text:p>
          </table:table-cell>
          <table:table-cell office:value-type="float" office:value="1000" calcext:value-type="float">
            <text:p>1000</text:p>
          </table:table-cell>
          <table:table-cell office:value-type="float" office:value="6.29" calcext:value-type="float">
            <text:p>6.2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411" calcext:value-type="float">
            <text:p>6411</text:p>
          </table:table-cell>
          <table:table-cell office:value-type="float" office:value="1000" calcext:value-type="float">
            <text:p>1000</text:p>
          </table:table-cell>
          <table:table-cell office:value-type="float" office:value="6.411" calcext:value-type="float">
            <text:p>6.4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1000" calcext:value-type="float">
            <text:p>1000</text:p>
          </table:table-cell>
          <table:table-cell office:value-type="float" office:value="0.121" calcext:value-type="float">
            <text:p>0.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49605" calcext:value-type="float">
            <text:p>49605</text:p>
          </table:table-cell>
          <table:table-cell office:value-type="float" office:value="1000" calcext:value-type="float">
            <text:p>1000</text:p>
          </table:table-cell>
          <table:table-cell office:value-type="float" office:value="49.605" calcext:value-type="float">
            <text:p>49.605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0.032014" calcext:value-type="float">
            <text:p>0.0320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014" calcext:value-type="float">
            <text:p>3.2014E-05</text:p>
          </table:table-cell>
          <table:table-cell office:value-type="float" office:value="0.000014745" calcext:value-type="float">
            <text:p>1.4745E-05</text:p>
          </table:table-cell>
          <table:table-cell office:value-type="float" office:value="0.000082688" calcext:value-type="float">
            <text:p>8.2688E-05</text:p>
          </table:table-cell>
          <table:table-cell office:value-type="float" office:value="289547" calcext:value-type="float">
            <text:p>289547</text:p>
          </table:table-cell>
          <table:table-cell office:value-type="float" office:value="1000" calcext:value-type="float">
            <text:p>1000</text:p>
          </table:table-cell>
          <table:table-cell office:value-type="float" office:value="289.547" calcext:value-type="float">
            <text:p>289.547</text:p>
          </table:table-cell>
          <table:table-cell office:value-type="float" office:value="126" calcext:value-type="float">
            <text:p>126</text:p>
          </table:table-cell>
          <table:table-cell office:value-type="float" office:value="451" calcext:value-type="float">
            <text:p>451</text:p>
          </table:table-cell>
          <table:table-cell office:value-type="float" office:value="7937" calcext:value-type="float">
            <text:p>7937</text:p>
          </table:table-cell>
          <table:table-cell office:value-type="float" office:value="1000" calcext:value-type="float">
            <text:p>1000</text:p>
          </table:table-cell>
          <table:table-cell office:value-type="float" office:value="7.937" calcext:value-type="float">
            <text:p>7.93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957" calcext:value-type="float">
            <text:p>7957</text:p>
          </table:table-cell>
          <table:table-cell office:value-type="float" office:value="1000" calcext:value-type="float">
            <text:p>1000</text:p>
          </table:table-cell>
          <table:table-cell office:value-type="float" office:value="7.957" calcext:value-type="float">
            <text:p>7.95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1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515" calcext:value-type="float">
            <text:p>6515</text:p>
          </table:table-cell>
          <table:table-cell office:value-type="float" office:value="1000" calcext:value-type="float">
            <text:p>1000</text:p>
          </table:table-cell>
          <table:table-cell office:value-type="float" office:value="6.515" calcext:value-type="float">
            <text:p>6.51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490458" calcext:value-type="float">
            <text:p>0.004904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90458" calcext:value-type="float">
            <text:p>4.90458E-06</text:p>
          </table:table-cell>
          <table:table-cell office:value-type="float" office:value="0.000002598" calcext:value-type="float">
            <text:p>2.598E-06</text:p>
          </table:table-cell>
          <table:table-cell office:value-type="float" office:value="0.000022193" calcext:value-type="float">
            <text:p>2.2193E-05</text:p>
          </table:table-cell>
          <table:table-cell office:value-type="float" office:value="40434" calcext:value-type="float">
            <text:p>40434</text:p>
          </table:table-cell>
          <table:table-cell office:value-type="float" office:value="1000" calcext:value-type="float">
            <text:p>1000</text:p>
          </table:table-cell>
          <table:table-cell office:value-type="float" office:value="40.434" calcext:value-type="float">
            <text:p>40.43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2131" calcext:value-type="float">
            <text:p>2131</text:p>
          </table:table-cell>
          <table:table-cell office:value-type="float" office:value="1000" calcext:value-type="float">
            <text:p>1000</text:p>
          </table:table-cell>
          <table:table-cell office:value-type="float" office:value="2.131" calcext:value-type="float">
            <text:p>2.1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74" calcext:value-type="float">
            <text:p>2174</text:p>
          </table:table-cell>
          <table:table-cell office:value-type="float" office:value="1000" calcext:value-type="float">
            <text:p>1000</text:p>
          </table:table-cell>
          <table:table-cell office:value-type="float" office:value="2.174" calcext:value-type="float">
            <text:p>2.1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000" calcext:value-type="float">
            <text:p>1000</text:p>
          </table:table-cell>
          <table:table-cell office:value-type="float" office:value="0.043" calcext:value-type="float">
            <text:p>0.0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103" calcext:value-type="float">
            <text:p>13103</text:p>
          </table:table-cell>
          <table:table-cell office:value-type="float" office:value="1000" calcext:value-type="float">
            <text:p>1000</text:p>
          </table:table-cell>
          <table:table-cell office:value-type="float" office:value="13.103" calcext:value-type="float">
            <text:p>13.10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.00607451" calcext:value-type="float">
            <text:p>0.006074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07451" calcext:value-type="float">
            <text:p>6.07451E-06</text:p>
          </table:table-cell>
          <table:table-cell office:value-type="float" office:value="0.000004384" calcext:value-type="float">
            <text:p>4.384E-06</text:p>
          </table:table-cell>
          <table:table-cell office:value-type="float" office:value="0.000021422" calcext:value-type="float">
            <text:p>2.1422E-05</text:p>
          </table:table-cell>
          <table:table-cell office:value-type="float" office:value="49474" calcext:value-type="float">
            <text:p>49474</text:p>
          </table:table-cell>
          <table:table-cell office:value-type="float" office:value="1000" calcext:value-type="float">
            <text:p>1000</text:p>
          </table:table-cell>
          <table:table-cell office:value-type="float" office:value="49.474" calcext:value-type="float">
            <text:p>49.474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2566" calcext:value-type="float">
            <text:p>2566</text:p>
          </table:table-cell>
          <table:table-cell office:value-type="float" office:value="1000" calcext:value-type="float">
            <text:p>1000</text:p>
          </table:table-cell>
          <table:table-cell office:value-type="float" office:value="2.566" calcext:value-type="float">
            <text:p>2.5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61" calcext:value-type="float">
            <text:p>2761</text:p>
          </table:table-cell>
          <table:table-cell office:value-type="float" office:value="1000" calcext:value-type="float">
            <text:p>1000</text:p>
          </table:table-cell>
          <table:table-cell office:value-type="float" office:value="2.761" calcext:value-type="float">
            <text:p>2.7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  <table:table-cell office:value-type="float" office:value="1000" calcext:value-type="float">
            <text:p>1000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9855" calcext:value-type="float">
            <text:p>19855</text:p>
          </table:table-cell>
          <table:table-cell office:value-type="float" office:value="1000" calcext:value-type="float">
            <text:p>1000</text:p>
          </table:table-cell>
          <table:table-cell office:value-type="float" office:value="19.855" calcext:value-type="float">
            <text:p>19.85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0766465" calcext:value-type="float">
            <text:p>0.007664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66465" calcext:value-type="float">
            <text:p>7.66465E-06</text:p>
          </table:table-cell>
          <table:table-cell office:value-type="float" office:value="0.000004541" calcext:value-type="float">
            <text:p>4.541E-06</text:p>
          </table:table-cell>
          <table:table-cell office:value-type="float" office:value="0.000036721" calcext:value-type="float">
            <text:p>3.6721E-05</text:p>
          </table:table-cell>
          <table:table-cell office:value-type="float" office:value="60735" calcext:value-type="float">
            <text:p>60735</text:p>
          </table:table-cell>
          <table:table-cell office:value-type="float" office:value="1000" calcext:value-type="float">
            <text:p>1000</text:p>
          </table:table-cell>
          <table:table-cell office:value-type="float" office:value="60.735" calcext:value-type="float">
            <text:p>60.735</text:p>
          </table:table-cell>
          <table:table-cell office:value-type="float" office:value="38" calcext:value-type="float">
            <text:p>38</text:p>
          </table:table-cell>
          <table:table-cell office:value-type="float" office:value="119" calcext:value-type="float">
            <text:p>119</text:p>
          </table:table-cell>
          <table:table-cell office:value-type="float" office:value="3027" calcext:value-type="float">
            <text:p>3027</text:p>
          </table:table-cell>
          <table:table-cell office:value-type="float" office:value="1000" calcext:value-type="float">
            <text:p>1000</text:p>
          </table:table-cell>
          <table:table-cell office:value-type="float" office:value="3.027" calcext:value-type="float">
            <text:p>3.0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21" calcext:value-type="float">
            <text:p>3221</text:p>
          </table:table-cell>
          <table:table-cell office:value-type="float" office:value="1000" calcext:value-type="float">
            <text:p>1000</text:p>
          </table:table-cell>
          <table:table-cell office:value-type="float" office:value="3.221" calcext:value-type="float">
            <text:p>3.2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000" calcext:value-type="float">
            <text:p>1000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6462" calcext:value-type="float">
            <text:p>26462</text:p>
          </table:table-cell>
          <table:table-cell office:value-type="float" office:value="1000" calcext:value-type="float">
            <text:p>1000</text:p>
          </table:table-cell>
          <table:table-cell office:value-type="float" office:value="26.462" calcext:value-type="float">
            <text:p>26.46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0.00910079" calcext:value-type="float">
            <text:p>0.009100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10079" calcext:value-type="float">
            <text:p>9.10079E-06</text:p>
          </table:table-cell>
          <table:table-cell office:value-type="float" office:value="0.00000468" calcext:value-type="float">
            <text:p>4.68E-06</text:p>
          </table:table-cell>
          <table:table-cell office:value-type="float" office:value="0.00002541" calcext:value-type="float">
            <text:p>2.541E-05</text:p>
          </table:table-cell>
          <table:table-cell office:value-type="float" office:value="74216" calcext:value-type="float">
            <text:p>74216</text:p>
          </table:table-cell>
          <table:table-cell office:value-type="float" office:value="1000" calcext:value-type="float">
            <text:p>1000</text:p>
          </table:table-cell>
          <table:table-cell office:value-type="float" office:value="74.216" calcext:value-type="float">
            <text:p>74.216</text:p>
          </table:table-cell>
          <table:table-cell office:value-type="float" office:value="39" calcext:value-type="float">
            <text:p>39</text:p>
          </table:table-cell>
          <table:table-cell office:value-type="float" office:value="149" calcext:value-type="float">
            <text:p>149</text:p>
          </table:table-cell>
          <table:table-cell office:value-type="float" office:value="3488" calcext:value-type="float">
            <text:p>3488</text:p>
          </table:table-cell>
          <table:table-cell office:value-type="float" office:value="1000" calcext:value-type="float">
            <text:p>1000</text:p>
          </table:table-cell>
          <table:table-cell office:value-type="float" office:value="3.488" calcext:value-type="float">
            <text:p>3.48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10" calcext:value-type="float">
            <text:p>3710</text:p>
          </table:table-cell>
          <table:table-cell office:value-type="float" office:value="1000" calcext:value-type="float">
            <text:p>1000</text:p>
          </table:table-cell>
          <table:table-cell office:value-type="float" office:value="3.71" calcext:value-type="float">
            <text:p>3.7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2" calcext:value-type="float">
            <text:p>222</text:p>
          </table:table-cell>
          <table:table-cell office:value-type="float" office:value="1000" calcext:value-type="float">
            <text:p>1000</text:p>
          </table:table-cell>
          <table:table-cell office:value-type="float" office:value="0.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3006" calcext:value-type="float">
            <text:p>33006</text:p>
          </table:table-cell>
          <table:table-cell office:value-type="float" office:value="1000" calcext:value-type="float">
            <text:p>1000</text:p>
          </table:table-cell>
          <table:table-cell office:value-type="float" office:value="33.006" calcext:value-type="float">
            <text:p>33.00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0.0112388" calcext:value-type="float">
            <text:p>0.01123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2388" calcext:value-type="float">
            <text:p>1.12388E-05</text:p>
          </table:table-cell>
          <table:table-cell office:value-type="float" office:value="0.000007229" calcext:value-type="float">
            <text:p>7.229E-06</text:p>
          </table:table-cell>
          <table:table-cell office:value-type="float" office:value="0.000027272" calcext:value-type="float">
            <text:p>2.7272E-05</text:p>
          </table:table-cell>
          <table:table-cell office:value-type="float" office:value="93204" calcext:value-type="float">
            <text:p>93204</text:p>
          </table:table-cell>
          <table:table-cell office:value-type="float" office:value="1000" calcext:value-type="float">
            <text:p>1000</text:p>
          </table:table-cell>
          <table:table-cell office:value-type="float" office:value="93.204" calcext:value-type="float">
            <text:p>93.204</text:p>
          </table:table-cell>
          <table:table-cell office:value-type="float" office:value="59" calcext:value-type="float">
            <text:p>59</text:p>
          </table:table-cell>
          <table:table-cell office:value-type="float" office:value="192" calcext:value-type="float">
            <text:p>192</text:p>
          </table:table-cell>
          <table:table-cell office:value-type="float" office:value="4044" calcext:value-type="float">
            <text:p>4044</text:p>
          </table:table-cell>
          <table:table-cell office:value-type="float" office:value="1000" calcext:value-type="float">
            <text:p>1000</text:p>
          </table:table-cell>
          <table:table-cell office:value-type="float" office:value="4.044" calcext:value-type="float">
            <text:p>4.04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273" calcext:value-type="float">
            <text:p>4273</text:p>
          </table:table-cell>
          <table:table-cell office:value-type="float" office:value="1000" calcext:value-type="float">
            <text:p>1000</text:p>
          </table:table-cell>
          <table:table-cell office:value-type="float" office:value="4.273" calcext:value-type="float">
            <text:p>4.27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  <table:table-cell office:value-type="float" office:value="1000" calcext:value-type="float">
            <text:p>1000</text:p>
          </table:table-cell>
          <table:table-cell office:value-type="float" office:value="0.229" calcext:value-type="float">
            <text:p>0.2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9400" calcext:value-type="float">
            <text:p>39400</text:p>
          </table:table-cell>
          <table:table-cell office:value-type="float" office:value="1000" calcext:value-type="float">
            <text:p>1000</text:p>
          </table:table-cell>
          <table:table-cell office:value-type="float" office:value="39.4" calcext:value-type="float">
            <text:p>39.4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0.0140769" calcext:value-type="float">
            <text:p>0.01407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0769" calcext:value-type="float">
            <text:p>1.40769E-05</text:p>
          </table:table-cell>
          <table:table-cell office:value-type="float" office:value="0.000007397" calcext:value-type="float">
            <text:p>7.397E-06</text:p>
          </table:table-cell>
          <table:table-cell office:value-type="float" office:value="0.000032674" calcext:value-type="float">
            <text:p>3.2674E-05</text:p>
          </table:table-cell>
          <table:table-cell office:value-type="float" office:value="118688" calcext:value-type="float">
            <text:p>118688</text:p>
          </table:table-cell>
          <table:table-cell office:value-type="float" office:value="1000" calcext:value-type="float">
            <text:p>1000</text:p>
          </table:table-cell>
          <table:table-cell office:value-type="float" office:value="118.688" calcext:value-type="float">
            <text:p>118.688</text:p>
          </table:table-cell>
          <table:table-cell office:value-type="float" office:value="61" calcext:value-type="float">
            <text:p>61</text:p>
          </table:table-cell>
          <table:table-cell office:value-type="float" office:value="236" calcext:value-type="float">
            <text:p>236</text:p>
          </table:table-cell>
          <table:table-cell office:value-type="float" office:value="4684" calcext:value-type="float">
            <text:p>4684</text:p>
          </table:table-cell>
          <table:table-cell office:value-type="float" office:value="1000" calcext:value-type="float">
            <text:p>1000</text:p>
          </table:table-cell>
          <table:table-cell office:value-type="float" office:value="4.684" calcext:value-type="float">
            <text:p>4.68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911" calcext:value-type="float">
            <text:p>4911</text:p>
          </table:table-cell>
          <table:table-cell office:value-type="float" office:value="1000" calcext:value-type="float">
            <text:p>1000</text:p>
          </table:table-cell>
          <table:table-cell office:value-type="float" office:value="4.911" calcext:value-type="float">
            <text:p>4.9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7" calcext:value-type="float">
            <text:p>227</text:p>
          </table:table-cell>
          <table:table-cell office:value-type="float" office:value="1000" calcext:value-type="float">
            <text:p>1000</text:p>
          </table:table-cell>
          <table:table-cell office:value-type="float" office:value="0.227" calcext:value-type="float">
            <text:p>0.2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46392" calcext:value-type="float">
            <text:p>46392</text:p>
          </table:table-cell>
          <table:table-cell office:value-type="float" office:value="1000" calcext:value-type="float">
            <text:p>1000</text:p>
          </table:table-cell>
          <table:table-cell office:value-type="float" office:value="46.392" calcext:value-type="float">
            <text:p>46.392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0.0184745" calcext:value-type="float">
            <text:p>0.01847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4745" calcext:value-type="float">
            <text:p>1.84745E-05</text:p>
          </table:table-cell>
          <table:table-cell office:value-type="float" office:value="0.000008094" calcext:value-type="float">
            <text:p>8.094E-06</text:p>
          </table:table-cell>
          <table:table-cell office:value-type="float" office:value="0.00004063" calcext:value-type="float">
            <text:p>4.063E-05</text:p>
          </table:table-cell>
          <table:table-cell office:value-type="float" office:value="158856" calcext:value-type="float">
            <text:p>158856</text:p>
          </table:table-cell>
          <table:table-cell office:value-type="float" office:value="1000" calcext:value-type="float">
            <text:p>1000</text:p>
          </table:table-cell>
          <table:table-cell office:value-type="float" office:value="158.856" calcext:value-type="float">
            <text:p>158.856</text:p>
          </table:table-cell>
          <table:table-cell office:value-type="float" office:value="66" calcext:value-type="float">
            <text:p>66</text:p>
          </table:table-cell>
          <table:table-cell office:value-type="float" office:value="313" calcext:value-type="float">
            <text:p>313</text:p>
          </table:table-cell>
          <table:table-cell office:value-type="float" office:value="5523" calcext:value-type="float">
            <text:p>5523</text:p>
          </table:table-cell>
          <table:table-cell office:value-type="float" office:value="1000" calcext:value-type="float">
            <text:p>1000</text:p>
          </table:table-cell>
          <table:table-cell office:value-type="float" office:value="5.523" calcext:value-type="float">
            <text:p>5.5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723" calcext:value-type="float">
            <text:p>5723</text:p>
          </table:table-cell>
          <table:table-cell office:value-type="float" office:value="1000" calcext:value-type="float">
            <text:p>1000</text:p>
          </table:table-cell>
          <table:table-cell office:value-type="float" office:value="5.723" calcext:value-type="float">
            <text:p>5.7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52837" calcext:value-type="float">
            <text:p>52837</text:p>
          </table:table-cell>
          <table:table-cell office:value-type="float" office:value="1000" calcext:value-type="float">
            <text:p>1000</text:p>
          </table:table-cell>
          <table:table-cell office:value-type="float" office:value="52.837" calcext:value-type="float">
            <text:p>52.837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0.0251163" calcext:value-type="float">
            <text:p>0.02511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1163" calcext:value-type="float">
            <text:p>2.51163E-05</text:p>
          </table:table-cell>
          <table:table-cell office:value-type="float" office:value="0.000011187" calcext:value-type="float">
            <text:p>1.1187E-05</text:p>
          </table:table-cell>
          <table:table-cell office:value-type="float" office:value="0.000066005" calcext:value-type="float">
            <text:p>6.6005E-05</text:p>
          </table:table-cell>
          <table:table-cell office:value-type="float" office:value="223654" calcext:value-type="float">
            <text:p>223654</text:p>
          </table:table-cell>
          <table:table-cell office:value-type="float" office:value="1000" calcext:value-type="float">
            <text:p>1000</text:p>
          </table:table-cell>
          <table:table-cell office:value-type="float" office:value="223.654" calcext:value-type="float">
            <text:p>223.654</text:p>
          </table:table-cell>
          <table:table-cell office:value-type="float" office:value="93" calcext:value-type="float">
            <text:p>93</text:p>
          </table:table-cell>
          <table:table-cell office:value-type="float" office:value="466" calcext:value-type="float">
            <text:p>466</text:p>
          </table:table-cell>
          <table:table-cell office:value-type="float" office:value="6637" calcext:value-type="float">
            <text:p>6637</text:p>
          </table:table-cell>
          <table:table-cell office:value-type="float" office:value="1000" calcext:value-type="float">
            <text:p>1000</text:p>
          </table:table-cell>
          <table:table-cell office:value-type="float" office:value="6.637" calcext:value-type="float">
            <text:p>6.63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787" calcext:value-type="float">
            <text:p>6787</text:p>
          </table:table-cell>
          <table:table-cell office:value-type="float" office:value="1000" calcext:value-type="float">
            <text:p>1000</text:p>
          </table:table-cell>
          <table:table-cell office:value-type="float" office:value="6.787" calcext:value-type="float">
            <text:p>6.78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59216" calcext:value-type="float">
            <text:p>59216</text:p>
          </table:table-cell>
          <table:table-cell office:value-type="float" office:value="1000" calcext:value-type="float">
            <text:p>1000</text:p>
          </table:table-cell>
          <table:table-cell office:value-type="float" office:value="59.216" calcext:value-type="float">
            <text:p>59.216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0.0370934" calcext:value-type="float">
            <text:p>0.03709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0934" calcext:value-type="float">
            <text:p>3.70934E-05</text:p>
          </table:table-cell>
          <table:table-cell office:value-type="float" office:value="0.000016431" calcext:value-type="float">
            <text:p>1.6431E-05</text:p>
          </table:table-cell>
          <table:table-cell office:value-type="float" office:value="0.000086504" calcext:value-type="float">
            <text:p>8.6504E-05</text:p>
          </table:table-cell>
          <table:table-cell office:value-type="float" office:value="343533" calcext:value-type="float">
            <text:p>343533</text:p>
          </table:table-cell>
          <table:table-cell office:value-type="float" office:value="1000" calcext:value-type="float">
            <text:p>1000</text:p>
          </table:table-cell>
          <table:table-cell office:value-type="float" office:value="343.533" calcext:value-type="float">
            <text:p>343.533</text:p>
          </table:table-cell>
          <table:table-cell office:value-type="float" office:value="143" calcext:value-type="float">
            <text:p>143</text:p>
          </table:table-cell>
          <table:table-cell office:value-type="float" office:value="584" calcext:value-type="float">
            <text:p>584</text:p>
          </table:table-cell>
          <table:table-cell office:value-type="float" office:value="8336" calcext:value-type="float">
            <text:p>8336</text:p>
          </table:table-cell>
          <table:table-cell office:value-type="float" office:value="1000" calcext:value-type="float">
            <text:p>1000</text:p>
          </table:table-cell>
          <table:table-cell office:value-type="float" office:value="8.336" calcext:value-type="float">
            <text:p>8.33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369" calcext:value-type="float">
            <text:p>8369</text:p>
          </table:table-cell>
          <table:table-cell office:value-type="float" office:value="1000" calcext:value-type="float">
            <text:p>1000</text:p>
          </table:table-cell>
          <table:table-cell office:value-type="float" office:value="8.369" calcext:value-type="float">
            <text:p>8.36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000" calcext:value-type="float">
            <text:p>1000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1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781" calcext:value-type="float">
            <text:p>7781</text:p>
          </table:table-cell>
          <table:table-cell office:value-type="float" office:value="1000" calcext:value-type="float">
            <text:p>1000</text:p>
          </table:table-cell>
          <table:table-cell office:value-type="float" office:value="7.781" calcext:value-type="float">
            <text:p>7.78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0539408" calcext:value-type="float">
            <text:p>0.005394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39408" calcext:value-type="float">
            <text:p>5.39408E-06</text:p>
          </table:table-cell>
          <table:table-cell office:value-type="float" office:value="0.000004598" calcext:value-type="float">
            <text:p>4.598E-06</text:p>
          </table:table-cell>
          <table:table-cell office:value-type="float" office:value="0.000032619" calcext:value-type="float">
            <text:p>3.2619E-05</text:p>
          </table:table-cell>
          <table:table-cell office:value-type="float" office:value="44013" calcext:value-type="float">
            <text:p>44013</text:p>
          </table:table-cell>
          <table:table-cell office:value-type="float" office:value="1000" calcext:value-type="float">
            <text:p>1000</text:p>
          </table:table-cell>
          <table:table-cell office:value-type="float" office:value="44.013" calcext:value-type="float">
            <text:p>44.013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147" calcext:value-type="float">
            <text:p>2147</text:p>
          </table:table-cell>
          <table:table-cell office:value-type="float" office:value="1000" calcext:value-type="float">
            <text:p>1000</text:p>
          </table:table-cell>
          <table:table-cell office:value-type="float" office:value="2.147" calcext:value-type="float">
            <text:p>2.1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12" calcext:value-type="float">
            <text:p>2212</text:p>
          </table:table-cell>
          <table:table-cell office:value-type="float" office:value="1000" calcext:value-type="float">
            <text:p>1000</text:p>
          </table:table-cell>
          <table:table-cell office:value-type="float" office:value="2.212" calcext:value-type="float">
            <text:p>2.2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1000" calcext:value-type="float">
            <text:p>1000</text:p>
          </table:table-cell>
          <table:table-cell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478" calcext:value-type="float">
            <text:p>15478</text:p>
          </table:table-cell>
          <table:table-cell office:value-type="float" office:value="1000" calcext:value-type="float">
            <text:p>1000</text:p>
          </table:table-cell>
          <table:table-cell office:value-type="float" office:value="15.478" calcext:value-type="float">
            <text:p>15.47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.00674666" calcext:value-type="float">
            <text:p>0.006746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74666" calcext:value-type="float">
            <text:p>6.74666E-06</text:p>
          </table:table-cell>
          <table:table-cell office:value-type="float" office:value="0.000004706" calcext:value-type="float">
            <text:p>4.706E-06</text:p>
          </table:table-cell>
          <table:table-cell office:value-type="float" office:value="0.000027075" calcext:value-type="float">
            <text:p>2.7075E-05</text:p>
          </table:table-cell>
          <table:table-cell office:value-type="float" office:value="54802" calcext:value-type="float">
            <text:p>54802</text:p>
          </table:table-cell>
          <table:table-cell office:value-type="float" office:value="1000" calcext:value-type="float">
            <text:p>1000</text:p>
          </table:table-cell>
          <table:table-cell office:value-type="float" office:value="54.802" calcext:value-type="float">
            <text:p>54.802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2626" calcext:value-type="float">
            <text:p>2626</text:p>
          </table:table-cell>
          <table:table-cell office:value-type="float" office:value="1000" calcext:value-type="float">
            <text:p>1000</text:p>
          </table:table-cell>
          <table:table-cell office:value-type="float" office:value="2.626" calcext:value-type="float">
            <text:p>2.6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21" calcext:value-type="float">
            <text:p>2821</text:p>
          </table:table-cell>
          <table:table-cell office:value-type="float" office:value="1000" calcext:value-type="float">
            <text:p>1000</text:p>
          </table:table-cell>
          <table:table-cell office:value-type="float" office:value="2.821" calcext:value-type="float">
            <text:p>2.8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  <table:table-cell office:value-type="float" office:value="1000" calcext:value-type="float">
            <text:p>1000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3529" calcext:value-type="float">
            <text:p>23529</text:p>
          </table:table-cell>
          <table:table-cell office:value-type="float" office:value="1000" calcext:value-type="float">
            <text:p>1000</text:p>
          </table:table-cell>
          <table:table-cell office:value-type="float" office:value="23.529" calcext:value-type="float">
            <text:p>23.52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0.0081842" calcext:value-type="float">
            <text:p>0.00818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1842" calcext:value-type="float">
            <text:p>8.1842E-06</text:p>
          </table:table-cell>
          <table:table-cell office:value-type="float" office:value="0.000004894" calcext:value-type="float">
            <text:p>4.894E-06</text:p>
          </table:table-cell>
          <table:table-cell office:value-type="float" office:value="0.000022931" calcext:value-type="float">
            <text:p>2.2931E-05</text:p>
          </table:table-cell>
          <table:table-cell office:value-type="float" office:value="67236" calcext:value-type="float">
            <text:p>67236</text:p>
          </table:table-cell>
          <table:table-cell office:value-type="float" office:value="1000" calcext:value-type="float">
            <text:p>1000</text:p>
          </table:table-cell>
          <table:table-cell office:value-type="float" office:value="67.236" calcext:value-type="float">
            <text:p>67.236</text:p>
          </table:table-cell>
          <table:table-cell office:value-type="float" office:value="41" calcext:value-type="float">
            <text:p>41</text:p>
          </table:table-cell>
          <table:table-cell office:value-type="float" office:value="123" calcext:value-type="float">
            <text:p>123</text:p>
          </table:table-cell>
          <table:table-cell office:value-type="float" office:value="3097" calcext:value-type="float">
            <text:p>3097</text:p>
          </table:table-cell>
          <table:table-cell office:value-type="float" office:value="1000" calcext:value-type="float">
            <text:p>1000</text:p>
          </table:table-cell>
          <table:table-cell office:value-type="float" office:value="3.097" calcext:value-type="float">
            <text:p>3.0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74" calcext:value-type="float">
            <text:p>3274</text:p>
          </table:table-cell>
          <table:table-cell office:value-type="float" office:value="1000" calcext:value-type="float">
            <text:p>1000</text:p>
          </table:table-cell>
          <table:table-cell office:value-type="float" office:value="3.274" calcext:value-type="float">
            <text:p>3.2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1000" calcext:value-type="float">
            <text:p>1000</text:p>
          </table:table-cell>
          <table:table-cell office:value-type="float" office:value="0.177" calcext:value-type="float">
            <text:p>0.1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1256" calcext:value-type="float">
            <text:p>31256</text:p>
          </table:table-cell>
          <table:table-cell office:value-type="float" office:value="1000" calcext:value-type="float">
            <text:p>1000</text:p>
          </table:table-cell>
          <table:table-cell office:value-type="float" office:value="31.256" calcext:value-type="float">
            <text:p>31.256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0.0100611" calcext:value-type="float">
            <text:p>0.01006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0611" calcext:value-type="float">
            <text:p>1.00611E-05</text:p>
          </table:table-cell>
          <table:table-cell office:value-type="float" office:value="0.000005122" calcext:value-type="float">
            <text:p>5.122E-06</text:p>
          </table:table-cell>
          <table:table-cell office:value-type="float" office:value="0.000026291" calcext:value-type="float">
            <text:p>2.6291E-05</text:p>
          </table:table-cell>
          <table:table-cell office:value-type="float" office:value="83135" calcext:value-type="float">
            <text:p>83135</text:p>
          </table:table-cell>
          <table:table-cell office:value-type="float" office:value="1000" calcext:value-type="float">
            <text:p>1000</text:p>
          </table:table-cell>
          <table:table-cell office:value-type="float" office:value="83.135" calcext:value-type="float">
            <text:p>83.135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float" office:value="3592" calcext:value-type="float">
            <text:p>3592</text:p>
          </table:table-cell>
          <table:table-cell office:value-type="float" office:value="1000" calcext:value-type="float">
            <text:p>1000</text:p>
          </table:table-cell>
          <table:table-cell office:value-type="float" office:value="3.592" calcext:value-type="float">
            <text:p>3.59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22" calcext:value-type="float">
            <text:p>3822</text:p>
          </table:table-cell>
          <table:table-cell office:value-type="float" office:value="1000" calcext:value-type="float">
            <text:p>1000</text:p>
          </table:table-cell>
          <table:table-cell office:value-type="float" office:value="3.822" calcext:value-type="float">
            <text:p>3.8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30" calcext:value-type="float">
            <text:p>230</text:p>
          </table:table-cell>
          <table:table-cell office:value-type="float" office:value="1000" calcext:value-type="float">
            <text:p>100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8770" calcext:value-type="float">
            <text:p>38770</text:p>
          </table:table-cell>
          <table:table-cell office:value-type="float" office:value="1000" calcext:value-type="float">
            <text:p>1000</text:p>
          </table:table-cell>
          <table:table-cell office:value-type="float" office:value="38.77" calcext:value-type="float">
            <text:p>38.77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0.0124531" calcext:value-type="float">
            <text:p>0.01245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4531" calcext:value-type="float">
            <text:p>1.24531E-05</text:p>
          </table:table-cell>
          <table:table-cell office:value-type="float" office:value="0.000007599" calcext:value-type="float">
            <text:p>7.599E-06</text:p>
          </table:table-cell>
          <table:table-cell office:value-type="float" office:value="0.000040892" calcext:value-type="float">
            <text:p>4.0892E-05</text:p>
          </table:table-cell>
          <table:table-cell office:value-type="float" office:value="103198" calcext:value-type="float">
            <text:p>103198</text:p>
          </table:table-cell>
          <table:table-cell office:value-type="float" office:value="1000" calcext:value-type="float">
            <text:p>1000</text:p>
          </table:table-cell>
          <table:table-cell office:value-type="float" office:value="103.198" calcext:value-type="float">
            <text:p>103.198</text:p>
          </table:table-cell>
          <table:table-cell office:value-type="float" office:value="62" calcext:value-type="float">
            <text:p>62</text:p>
          </table:table-cell>
          <table:table-cell office:value-type="float" office:value="227" calcext:value-type="float">
            <text:p>227</text:p>
          </table:table-cell>
          <table:table-cell office:value-type="float" office:value="4122" calcext:value-type="float">
            <text:p>4122</text:p>
          </table:table-cell>
          <table:table-cell office:value-type="float" office:value="1000" calcext:value-type="float">
            <text:p>1000</text:p>
          </table:table-cell>
          <table:table-cell office:value-type="float" office:value="4.122" calcext:value-type="float">
            <text:p>4.1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385" calcext:value-type="float">
            <text:p>4385</text:p>
          </table:table-cell>
          <table:table-cell office:value-type="float" office:value="1000" calcext:value-type="float">
            <text:p>1000</text:p>
          </table:table-cell>
          <table:table-cell office:value-type="float" office:value="4.385" calcext:value-type="float">
            <text:p>4.38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office:value-type="float" office:value="1000" calcext:value-type="float">
            <text:p>1000</text:p>
          </table:table-cell>
          <table:table-cell office:value-type="float" office:value="0.263" calcext:value-type="float">
            <text:p>0.2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46891" calcext:value-type="float">
            <text:p>46891</text:p>
          </table:table-cell>
          <table:table-cell office:value-type="float" office:value="1000" calcext:value-type="float">
            <text:p>1000</text:p>
          </table:table-cell>
          <table:table-cell office:value-type="float" office:value="46.891" calcext:value-type="float">
            <text:p>46.891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0.0159019" calcext:value-type="float">
            <text:p>0.01590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9019" calcext:value-type="float">
            <text:p>1.59019E-05</text:p>
          </table:table-cell>
          <table:table-cell office:value-type="float" office:value="0.000008089" calcext:value-type="float">
            <text:p>8.089E-06</text:p>
          </table:table-cell>
          <table:table-cell office:value-type="float" office:value="0.000037968" calcext:value-type="float">
            <text:p>3.7968E-05</text:p>
          </table:table-cell>
          <table:table-cell office:value-type="float" office:value="135044" calcext:value-type="float">
            <text:p>135044</text:p>
          </table:table-cell>
          <table:table-cell office:value-type="float" office:value="1000" calcext:value-type="float">
            <text:p>1000</text:p>
          </table:table-cell>
          <table:table-cell office:value-type="float" office:value="135.044" calcext:value-type="float">
            <text:p>135.044</text:p>
          </table:table-cell>
          <table:table-cell office:value-type="float" office:value="67" calcext:value-type="float">
            <text:p>67</text:p>
          </table:table-cell>
          <table:table-cell office:value-type="float" office:value="262" calcext:value-type="float">
            <text:p>262</text:p>
          </table:table-cell>
          <table:table-cell office:value-type="float" office:value="4856" calcext:value-type="float">
            <text:p>4856</text:p>
          </table:table-cell>
          <table:table-cell office:value-type="float" office:value="1000" calcext:value-type="float">
            <text:p>1000</text:p>
          </table:table-cell>
          <table:table-cell office:value-type="float" office:value="4.856" calcext:value-type="float">
            <text:p>4.85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139" calcext:value-type="float">
            <text:p>5139</text:p>
          </table:table-cell>
          <table:table-cell office:value-type="float" office:value="1000" calcext:value-type="float">
            <text:p>1000</text:p>
          </table:table-cell>
          <table:table-cell office:value-type="float" office:value="5.139" calcext:value-type="float">
            <text:p>5.1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3" calcext:value-type="float">
            <text:p>283</text:p>
          </table:table-cell>
          <table:table-cell office:value-type="float" office:value="1000" calcext:value-type="float">
            <text:p>1000</text:p>
          </table:table-cell>
          <table:table-cell office:value-type="float" office:value="0.283" calcext:value-type="float">
            <text:p>0.2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54878" calcext:value-type="float">
            <text:p>54878</text:p>
          </table:table-cell>
          <table:table-cell office:value-type="float" office:value="1000" calcext:value-type="float">
            <text:p>1000</text:p>
          </table:table-cell>
          <table:table-cell office:value-type="float" office:value="54.878" calcext:value-type="float">
            <text:p>54.878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0.0212939" calcext:value-type="float">
            <text:p>0.02129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2939" calcext:value-type="float">
            <text:p>2.12939E-05</text:p>
          </table:table-cell>
          <table:table-cell office:value-type="float" office:value="0.000009108" calcext:value-type="float">
            <text:p>9.108E-06</text:p>
          </table:table-cell>
          <table:table-cell office:value-type="float" office:value="0.000063286" calcext:value-type="float">
            <text:p>6.3286E-05</text:p>
          </table:table-cell>
          <table:table-cell office:value-type="float" office:value="184152" calcext:value-type="float">
            <text:p>184152</text:p>
          </table:table-cell>
          <table:table-cell office:value-type="float" office:value="1000" calcext:value-type="float">
            <text:p>1000</text:p>
          </table:table-cell>
          <table:table-cell office:value-type="float" office:value="184.152" calcext:value-type="float">
            <text:p>184.152</text:p>
          </table:table-cell>
          <table:table-cell office:value-type="float" office:value="71" calcext:value-type="float">
            <text:p>71</text:p>
          </table:table-cell>
          <table:table-cell office:value-type="float" office:value="390" calcext:value-type="float">
            <text:p>390</text:p>
          </table:table-cell>
          <table:table-cell office:value-type="float" office:value="5783" calcext:value-type="float">
            <text:p>5783</text:p>
          </table:table-cell>
          <table:table-cell office:value-type="float" office:value="1000" calcext:value-type="float">
            <text:p>1000</text:p>
          </table:table-cell>
          <table:table-cell office:value-type="float" office:value="5.783" calcext:value-type="float">
            <text:p>5.78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999" calcext:value-type="float">
            <text:p>5999</text:p>
          </table:table-cell>
          <table:table-cell office:value-type="float" office:value="1000" calcext:value-type="float">
            <text:p>1000</text:p>
          </table:table-cell>
          <table:table-cell office:value-type="float" office:value="5.999" calcext:value-type="float">
            <text:p>5.99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float" office:value="1000" calcext:value-type="float">
            <text:p>1000</text:p>
          </table:table-cell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62504" calcext:value-type="float">
            <text:p>62504</text:p>
          </table:table-cell>
          <table:table-cell office:value-type="float" office:value="1000" calcext:value-type="float">
            <text:p>1000</text:p>
          </table:table-cell>
          <table:table-cell office:value-type="float" office:value="62.504" calcext:value-type="float">
            <text:p>62.50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0.0292217" calcext:value-type="float">
            <text:p>0.02922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2217" calcext:value-type="float">
            <text:p>2.92217E-05</text:p>
          </table:table-cell>
          <table:table-cell office:value-type="float" office:value="0.00001255" calcext:value-type="float">
            <text:p>1.255E-05</text:p>
          </table:table-cell>
          <table:table-cell office:value-type="float" office:value="0.000085322" calcext:value-type="float">
            <text:p>8.5322E-05</text:p>
          </table:table-cell>
          <table:table-cell office:value-type="float" office:value="263992" calcext:value-type="float">
            <text:p>263992</text:p>
          </table:table-cell>
          <table:table-cell office:value-type="float" office:value="1000" calcext:value-type="float">
            <text:p>1000</text:p>
          </table:table-cell>
          <table:table-cell office:value-type="float" office:value="263.992" calcext:value-type="float">
            <text:p>263.992</text:p>
          </table:table-cell>
          <table:table-cell office:value-type="float" office:value="105" calcext:value-type="float">
            <text:p>105</text:p>
          </table:table-cell>
          <table:table-cell office:value-type="float" office:value="532" calcext:value-type="float">
            <text:p>532</text:p>
          </table:table-cell>
          <table:table-cell office:value-type="float" office:value="7019" calcext:value-type="float">
            <text:p>7019</text:p>
          </table:table-cell>
          <table:table-cell office:value-type="float" office:value="1000" calcext:value-type="float">
            <text:p>1000</text:p>
          </table:table-cell>
          <table:table-cell office:value-type="float" office:value="7.019" calcext:value-type="float">
            <text:p>7.0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169" calcext:value-type="float">
            <text:p>7169</text:p>
          </table:table-cell>
          <table:table-cell office:value-type="float" office:value="1000" calcext:value-type="float">
            <text:p>1000</text:p>
          </table:table-cell>
          <table:table-cell office:value-type="float" office:value="7.169" calcext:value-type="float">
            <text:p>7.16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70133" calcext:value-type="float">
            <text:p>70133</text:p>
          </table:table-cell>
          <table:table-cell office:value-type="float" office:value="1000" calcext:value-type="float">
            <text:p>1000</text:p>
          </table:table-cell>
          <table:table-cell office:value-type="float" office:value="70.133" calcext:value-type="float">
            <text:p>70.133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0.0437334" calcext:value-type="float">
            <text:p>0.04373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7334" calcext:value-type="float">
            <text:p>4.37334E-05</text:p>
          </table:table-cell>
          <table:table-cell office:value-type="float" office:value="0.000021697" calcext:value-type="float">
            <text:p>2.1697E-05</text:p>
          </table:table-cell>
          <table:table-cell office:value-type="float" office:value="0.000108013" calcext:value-type="float">
            <text:p>0.000108013</text:p>
          </table:table-cell>
          <table:table-cell office:value-type="float" office:value="411230" calcext:value-type="float">
            <text:p>411230</text:p>
          </table:table-cell>
          <table:table-cell office:value-type="float" office:value="1000" calcext:value-type="float">
            <text:p>1000</text:p>
          </table:table-cell>
          <table:table-cell office:value-type="float" office:value="411.23" calcext:value-type="float">
            <text:p>411.23</text:p>
          </table:table-cell>
          <table:table-cell office:value-type="float" office:value="190" calcext:value-type="float">
            <text:p>190</text:p>
          </table:table-cell>
          <table:table-cell office:value-type="float" office:value="740" calcext:value-type="float">
            <text:p>740</text:p>
          </table:table-cell>
          <table:table-cell office:value-type="float" office:value="8828" calcext:value-type="float">
            <text:p>8828</text:p>
          </table:table-cell>
          <table:table-cell office:value-type="float" office:value="1000" calcext:value-type="float">
            <text:p>1000</text:p>
          </table:table-cell>
          <table:table-cell office:value-type="float" office:value="8.828" calcext:value-type="float">
            <text:p>8.8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862" calcext:value-type="float">
            <text:p>8862</text:p>
          </table:table-cell>
          <table:table-cell office:value-type="float" office:value="1000" calcext:value-type="float">
            <text:p>1000</text:p>
          </table:table-cell>
          <table:table-cell office:value-type="float" office:value="8.862" calcext:value-type="float">
            <text:p>8.86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1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105" calcext:value-type="float">
            <text:p>9105</text:p>
          </table:table-cell>
          <table:table-cell office:value-type="float" office:value="1000" calcext:value-type="float">
            <text:p>1000</text:p>
          </table:table-cell>
          <table:table-cell office:value-type="float" office:value="9.105" calcext:value-type="float">
            <text:p>9.10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00572545" calcext:value-type="float">
            <text:p>0.005725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72545" calcext:value-type="float">
            <text:p>5.72545E-06</text:p>
          </table:table-cell>
          <table:table-cell office:value-type="float" office:value="0.000004831" calcext:value-type="float">
            <text:p>4.831E-06</text:p>
          </table:table-cell>
          <table:table-cell office:value-type="float" office:value="0.000025421" calcext:value-type="float">
            <text:p>2.5421E-05</text:p>
          </table:table-cell>
          <table:table-cell office:value-type="float" office:value="48271" calcext:value-type="float">
            <text:p>48271</text:p>
          </table:table-cell>
          <table:table-cell office:value-type="float" office:value="1000" calcext:value-type="float">
            <text:p>1000</text:p>
          </table:table-cell>
          <table:table-cell office:value-type="float" office:value="48.271" calcext:value-type="float">
            <text:p>48.271</text:p>
          </table:table-cell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office:value-type="float" office:value="2193" calcext:value-type="float">
            <text:p>2193</text:p>
          </table:table-cell>
          <table:table-cell office:value-type="float" office:value="1000" calcext:value-type="float">
            <text:p>1000</text:p>
          </table:table-cell>
          <table:table-cell office:value-type="float" office:value="2.193" calcext:value-type="float">
            <text:p>2.19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82" calcext:value-type="float">
            <text:p>2282</text:p>
          </table:table-cell>
          <table:table-cell office:value-type="float" office:value="1000" calcext:value-type="float">
            <text:p>1000</text:p>
          </table:table-cell>
          <table:table-cell office:value-type="float" office:value="2.282" calcext:value-type="float">
            <text:p>2.28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1000" calcext:value-type="float">
            <text:p>1000</text:p>
          </table:table-cell>
          <table:table-cell office:value-type="float" office:value="0.089" calcext:value-type="float">
            <text:p>0.0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259" calcext:value-type="float">
            <text:p>18259</text:p>
          </table:table-cell>
          <table:table-cell office:value-type="float" office:value="1000" calcext:value-type="float">
            <text:p>1000</text:p>
          </table:table-cell>
          <table:table-cell office:value-type="float" office:value="18.259" calcext:value-type="float">
            <text:p>18.259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.00725445" calcext:value-type="float">
            <text:p>0.007254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25445" calcext:value-type="float">
            <text:p>7.25445E-06</text:p>
          </table:table-cell>
          <table:table-cell office:value-type="float" office:value="0.000005057" calcext:value-type="float">
            <text:p>5.057E-06</text:p>
          </table:table-cell>
          <table:table-cell office:value-type="float" office:value="0.000025414" calcext:value-type="float">
            <text:p>2.5414E-05</text:p>
          </table:table-cell>
          <table:table-cell office:value-type="float" office:value="60595" calcext:value-type="float">
            <text:p>60595</text:p>
          </table:table-cell>
          <table:table-cell office:value-type="float" office:value="1000" calcext:value-type="float">
            <text:p>1000</text:p>
          </table:table-cell>
          <table:table-cell office:value-type="float" office:value="60.595" calcext:value-type="float">
            <text:p>60.595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2705" calcext:value-type="float">
            <text:p>2705</text:p>
          </table:table-cell>
          <table:table-cell office:value-type="float" office:value="1000" calcext:value-type="float">
            <text:p>1000</text:p>
          </table:table-cell>
          <table:table-cell office:value-type="float" office:value="2.705" calcext:value-type="float">
            <text:p>2.7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28" calcext:value-type="float">
            <text:p>2928</text:p>
          </table:table-cell>
          <table:table-cell office:value-type="float" office:value="1000" calcext:value-type="float">
            <text:p>1000</text:p>
          </table:table-cell>
          <table:table-cell office:value-type="float" office:value="2.928" calcext:value-type="float">
            <text:p>2.9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office:value-type="float" office:value="1000" calcext:value-type="float">
            <text:p>1000</text:p>
          </table:table-cell>
          <table:table-cell office:value-type="float" office:value="0.223" calcext:value-type="float">
            <text:p>0.2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7214" calcext:value-type="float">
            <text:p>27214</text:p>
          </table:table-cell>
          <table:table-cell office:value-type="float" office:value="1000" calcext:value-type="float">
            <text:p>1000</text:p>
          </table:table-cell>
          <table:table-cell office:value-type="float" office:value="27.214" calcext:value-type="float">
            <text:p>27.214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0.00892032" calcext:value-type="float">
            <text:p>0.008920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92032" calcext:value-type="float">
            <text:p>8.92032E-06</text:p>
          </table:table-cell>
          <table:table-cell office:value-type="float" office:value="0.000005231" calcext:value-type="float">
            <text:p>5.231E-06</text:p>
          </table:table-cell>
          <table:table-cell office:value-type="float" office:value="0.000027874" calcext:value-type="float">
            <text:p>2.7874E-05</text:p>
          </table:table-cell>
          <table:table-cell office:value-type="float" office:value="74061" calcext:value-type="float">
            <text:p>74061</text:p>
          </table:table-cell>
          <table:table-cell office:value-type="float" office:value="1000" calcext:value-type="float">
            <text:p>1000</text:p>
          </table:table-cell>
          <table:table-cell office:value-type="float" office:value="74.061" calcext:value-type="float">
            <text:p>74.061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3166" calcext:value-type="float">
            <text:p>3166</text:p>
          </table:table-cell>
          <table:table-cell office:value-type="float" office:value="1000" calcext:value-type="float">
            <text:p>1000</text:p>
          </table:table-cell>
          <table:table-cell office:value-type="float" office:value="3.166" calcext:value-type="float">
            <text:p>3.1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74" calcext:value-type="float">
            <text:p>3374</text:p>
          </table:table-cell>
          <table:table-cell office:value-type="float" office:value="1000" calcext:value-type="float">
            <text:p>1000</text:p>
          </table:table-cell>
          <table:table-cell office:value-type="float" office:value="3.374" calcext:value-type="float">
            <text:p>3.3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8" calcext:value-type="float">
            <text:p>208</text:p>
          </table:table-cell>
          <table:table-cell office:value-type="float" office:value="1000" calcext:value-type="float">
            <text:p>1000</text:p>
          </table:table-cell>
          <table:table-cell office:value-type="float" office:value="0.208" calcext:value-type="float">
            <text:p>0.2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6410" calcext:value-type="float">
            <text:p>36410</text:p>
          </table:table-cell>
          <table:table-cell office:value-type="float" office:value="1000" calcext:value-type="float">
            <text:p>1000</text:p>
          </table:table-cell>
          <table:table-cell office:value-type="float" office:value="36.41" calcext:value-type="float">
            <text:p>36.41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0.0109728" calcext:value-type="float">
            <text:p>0.01097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9728" calcext:value-type="float">
            <text:p>1.09728E-05</text:p>
          </table:table-cell>
          <table:table-cell office:value-type="float" office:value="0.00000553" calcext:value-type="float">
            <text:p>5.53E-06</text:p>
          </table:table-cell>
          <table:table-cell office:value-type="float" office:value="0.000028328" calcext:value-type="float">
            <text:p>2.8328E-05</text:p>
          </table:table-cell>
          <table:table-cell office:value-type="float" office:value="91576" calcext:value-type="float">
            <text:p>91576</text:p>
          </table:table-cell>
          <table:table-cell office:value-type="float" office:value="1000" calcext:value-type="float">
            <text:p>1000</text:p>
          </table:table-cell>
          <table:table-cell office:value-type="float" office:value="91.576" calcext:value-type="float">
            <text:p>91.576</text:p>
          </table:table-cell>
          <table:table-cell office:value-type="float" office:value="47" calcext:value-type="float">
            <text:p>47</text:p>
          </table:table-cell>
          <table:table-cell office:value-type="float" office:value="185" calcext:value-type="float">
            <text:p>185</text:p>
          </table:table-cell>
          <table:table-cell office:value-type="float" office:value="3665" calcext:value-type="float">
            <text:p>3665</text:p>
          </table:table-cell>
          <table:table-cell office:value-type="float" office:value="1000" calcext:value-type="float">
            <text:p>1000</text:p>
          </table:table-cell>
          <table:table-cell office:value-type="float" office:value="3.665" calcext:value-type="float">
            <text:p>3.66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71" calcext:value-type="float">
            <text:p>3971</text:p>
          </table:table-cell>
          <table:table-cell office:value-type="float" office:value="1000" calcext:value-type="float">
            <text:p>1000</text:p>
          </table:table-cell>
          <table:table-cell office:value-type="float" office:value="3.971" calcext:value-type="float">
            <text:p>3.97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1000" calcext:value-type="float">
            <text:p>1000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45605" calcext:value-type="float">
            <text:p>45605</text:p>
          </table:table-cell>
          <table:table-cell office:value-type="float" office:value="1000" calcext:value-type="float">
            <text:p>1000</text:p>
          </table:table-cell>
          <table:table-cell office:value-type="float" office:value="45.605" calcext:value-type="float">
            <text:p>45.605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0.0136172" calcext:value-type="float">
            <text:p>0.01361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6172" calcext:value-type="float">
            <text:p>1.36172E-05</text:p>
          </table:table-cell>
          <table:table-cell office:value-type="float" office:value="0.000008216" calcext:value-type="float">
            <text:p>8.216E-06</text:p>
          </table:table-cell>
          <table:table-cell office:value-type="float" office:value="0.000048069" calcext:value-type="float">
            <text:p>4.8069E-05</text:p>
          </table:table-cell>
          <table:table-cell office:value-type="float" office:value="115173" calcext:value-type="float">
            <text:p>115173</text:p>
          </table:table-cell>
          <table:table-cell office:value-type="float" office:value="1000" calcext:value-type="float">
            <text:p>1000</text:p>
          </table:table-cell>
          <table:table-cell office:value-type="float" office:value="115.173" calcext:value-type="float">
            <text:p>115.173</text:p>
          </table:table-cell>
          <table:table-cell office:value-type="float" office:value="68" calcext:value-type="float">
            <text:p>68</text:p>
          </table:table-cell>
          <table:table-cell office:value-type="float" office:value="200" calcext:value-type="float">
            <text:p>200</text:p>
          </table:table-cell>
          <table:table-cell office:value-type="float" office:value="4245" calcext:value-type="float">
            <text:p>4245</text:p>
          </table:table-cell>
          <table:table-cell office:value-type="float" office:value="1000" calcext:value-type="float">
            <text:p>1000</text:p>
          </table:table-cell>
          <table:table-cell office:value-type="float" office:value="4.245" calcext:value-type="float">
            <text:p>4.2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61" calcext:value-type="float">
            <text:p>4561</text:p>
          </table:table-cell>
          <table:table-cell office:value-type="float" office:value="1000" calcext:value-type="float">
            <text:p>1000</text:p>
          </table:table-cell>
          <table:table-cell office:value-type="float" office:value="4.561" calcext:value-type="float">
            <text:p>4.5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1000" calcext:value-type="float">
            <text:p>1000</text:p>
          </table:table-cell>
          <table:table-cell office:value-type="float" office:value="0.316" calcext:value-type="float">
            <text:p>0.3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54746" calcext:value-type="float">
            <text:p>54746</text:p>
          </table:table-cell>
          <table:table-cell office:value-type="float" office:value="1000" calcext:value-type="float">
            <text:p>1000</text:p>
          </table:table-cell>
          <table:table-cell office:value-type="float" office:value="54.746" calcext:value-type="float">
            <text:p>54.746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0.0177818" calcext:value-type="float">
            <text:p>0.01778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7818" calcext:value-type="float">
            <text:p>1.77818E-05</text:p>
          </table:table-cell>
          <table:table-cell office:value-type="float" office:value="0.00000868" calcext:value-type="float">
            <text:p>8.68E-06</text:p>
          </table:table-cell>
          <table:table-cell office:value-type="float" office:value="0.000048718" calcext:value-type="float">
            <text:p>4.8718E-05</text:p>
          </table:table-cell>
          <table:table-cell office:value-type="float" office:value="153720" calcext:value-type="float">
            <text:p>153720</text:p>
          </table:table-cell>
          <table:table-cell office:value-type="float" office:value="1000" calcext:value-type="float">
            <text:p>1000</text:p>
          </table:table-cell>
          <table:table-cell office:value-type="float" office:value="153.72" calcext:value-type="float">
            <text:p>153.72</text:p>
          </table:table-cell>
          <table:table-cell office:value-type="float" office:value="73" calcext:value-type="float">
            <text:p>73</text:p>
          </table:table-cell>
          <table:table-cell office:value-type="float" office:value="273" calcext:value-type="float">
            <text:p>273</text:p>
          </table:table-cell>
          <table:table-cell office:value-type="float" office:value="5055" calcext:value-type="float">
            <text:p>5055</text:p>
          </table:table-cell>
          <table:table-cell office:value-type="float" office:value="1000" calcext:value-type="float">
            <text:p>1000</text:p>
          </table:table-cell>
          <table:table-cell office:value-type="float" office:value="5.055" calcext:value-type="float">
            <text:p>5.0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334" calcext:value-type="float">
            <text:p>5334</text:p>
          </table:table-cell>
          <table:table-cell office:value-type="float" office:value="1000" calcext:value-type="float">
            <text:p>1000</text:p>
          </table:table-cell>
          <table:table-cell office:value-type="float" office:value="5.334" calcext:value-type="float">
            <text:p>5.33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79" calcext:value-type="float">
            <text:p>279</text:p>
          </table:table-cell>
          <table:table-cell office:value-type="float" office:value="1000" calcext:value-type="float">
            <text:p>1000</text:p>
          </table:table-cell>
          <table:table-cell office:value-type="float" office:value="0.279" calcext:value-type="float">
            <text:p>0.2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63579" calcext:value-type="float">
            <text:p>63579</text:p>
          </table:table-cell>
          <table:table-cell office:value-type="float" office:value="1000" calcext:value-type="float">
            <text:p>1000</text:p>
          </table:table-cell>
          <table:table-cell office:value-type="float" office:value="63.579" calcext:value-type="float">
            <text:p>63.579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float" office:value="0.0231716" calcext:value-type="float">
            <text:p>0.02317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1716" calcext:value-type="float">
            <text:p>2.31716E-05</text:p>
          </table:table-cell>
          <table:table-cell office:value-type="float" office:value="0.000012534" calcext:value-type="float">
            <text:p>1.2534E-05</text:p>
          </table:table-cell>
          <table:table-cell office:value-type="float" office:value="0.000057454" calcext:value-type="float">
            <text:p>5.7454E-05</text:p>
          </table:table-cell>
          <table:table-cell office:value-type="float" office:value="205252" calcext:value-type="float">
            <text:p>205252</text:p>
          </table:table-cell>
          <table:table-cell office:value-type="float" office:value="1000" calcext:value-type="float">
            <text:p>1000</text:p>
          </table:table-cell>
          <table:table-cell office:value-type="float" office:value="205.252" calcext:value-type="float">
            <text:p>205.252</text:p>
          </table:table-cell>
          <table:table-cell office:value-type="float" office:value="107" calcext:value-type="float">
            <text:p>107</text:p>
          </table:table-cell>
          <table:table-cell office:value-type="float" office:value="377" calcext:value-type="float">
            <text:p>377</text:p>
          </table:table-cell>
          <table:table-cell office:value-type="float" office:value="5924" calcext:value-type="float">
            <text:p>5924</text:p>
          </table:table-cell>
          <table:table-cell office:value-type="float" office:value="1000" calcext:value-type="float">
            <text:p>1000</text:p>
          </table:table-cell>
          <table:table-cell office:value-type="float" office:value="5.924" calcext:value-type="float">
            <text:p>5.9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173" calcext:value-type="float">
            <text:p>6173</text:p>
          </table:table-cell>
          <table:table-cell office:value-type="float" office:value="1000" calcext:value-type="float">
            <text:p>1000</text:p>
          </table:table-cell>
          <table:table-cell office:value-type="float" office:value="6.173" calcext:value-type="float">
            <text:p>6.1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9" calcext:value-type="float">
            <text:p>249</text:p>
          </table:table-cell>
          <table:table-cell office:value-type="float" office:value="1000" calcext:value-type="float">
            <text:p>1000</text:p>
          </table:table-cell>
          <table:table-cell office:value-type="float" office:value="0.249" calcext:value-type="float">
            <text:p>0.2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72911" calcext:value-type="float">
            <text:p>72911</text:p>
          </table:table-cell>
          <table:table-cell office:value-type="float" office:value="1000" calcext:value-type="float">
            <text:p>1000</text:p>
          </table:table-cell>
          <table:table-cell office:value-type="float" office:value="72.911" calcext:value-type="float">
            <text:p>72.911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0.0328483" calcext:value-type="float">
            <text:p>0.03284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8483" calcext:value-type="float">
            <text:p>3.28483E-05</text:p>
          </table:table-cell>
          <table:table-cell office:value-type="float" office:value="0.00001717" calcext:value-type="float">
            <text:p>1.717E-05</text:p>
          </table:table-cell>
          <table:table-cell office:value-type="float" office:value="0.000077582" calcext:value-type="float">
            <text:p>7.7582E-05</text:p>
          </table:table-cell>
          <table:table-cell office:value-type="float" office:value="300744" calcext:value-type="float">
            <text:p>300744</text:p>
          </table:table-cell>
          <table:table-cell office:value-type="float" office:value="1000" calcext:value-type="float">
            <text:p>1000</text:p>
          </table:table-cell>
          <table:table-cell office:value-type="float" office:value="300.744" calcext:value-type="float">
            <text:p>300.744</text:p>
          </table:table-cell>
          <table:table-cell office:value-type="float" office:value="148" calcext:value-type="float">
            <text:p>148</text:p>
          </table:table-cell>
          <table:table-cell office:value-type="float" office:value="668" calcext:value-type="float">
            <text:p>668</text:p>
          </table:table-cell>
          <table:table-cell office:value-type="float" office:value="7258" calcext:value-type="float">
            <text:p>7258</text:p>
          </table:table-cell>
          <table:table-cell office:value-type="float" office:value="1000" calcext:value-type="float">
            <text:p>1000</text:p>
          </table:table-cell>
          <table:table-cell office:value-type="float" office:value="7.258" calcext:value-type="float">
            <text:p>7.25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481" calcext:value-type="float">
            <text:p>7481</text:p>
          </table:table-cell>
          <table:table-cell office:value-type="float" office:value="1000" calcext:value-type="float">
            <text:p>1000</text:p>
          </table:table-cell>
          <table:table-cell office:value-type="float" office:value="7.481" calcext:value-type="float">
            <text:p>7.48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3" calcext:value-type="float">
            <text:p>223</text:p>
          </table:table-cell>
          <table:table-cell office:value-type="float" office:value="1000" calcext:value-type="float">
            <text:p>1000</text:p>
          </table:table-cell>
          <table:table-cell office:value-type="float" office:value="0.223" calcext:value-type="float">
            <text:p>0.2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81979" calcext:value-type="float">
            <text:p>81979</text:p>
          </table:table-cell>
          <table:table-cell office:value-type="float" office:value="1000" calcext:value-type="float">
            <text:p>1000</text:p>
          </table:table-cell>
          <table:table-cell office:value-type="float" office:value="81.979" calcext:value-type="float">
            <text:p>81.979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0.0520648" calcext:value-type="float">
            <text:p>0.05206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0648" calcext:value-type="float">
            <text:p>5.20648E-05</text:p>
          </table:table-cell>
          <table:table-cell office:value-type="float" office:value="0.000023854" calcext:value-type="float">
            <text:p>2.3854E-05</text:p>
          </table:table-cell>
          <table:table-cell office:value-type="float" office:value="0.000140982" calcext:value-type="float">
            <text:p>0.000140982</text:p>
          </table:table-cell>
          <table:table-cell office:value-type="float" office:value="492726" calcext:value-type="float">
            <text:p>492726</text:p>
          </table:table-cell>
          <table:table-cell office:value-type="float" office:value="1000" calcext:value-type="float">
            <text:p>1000</text:p>
          </table:table-cell>
          <table:table-cell office:value-type="float" office:value="492.726" calcext:value-type="float">
            <text:p>492.726</text:p>
          </table:table-cell>
          <table:table-cell office:value-type="float" office:value="215" calcext:value-type="float">
            <text:p>215</text:p>
          </table:table-cell>
          <table:table-cell office:value-type="float" office:value="901" calcext:value-type="float">
            <text:p>901</text:p>
          </table:table-cell>
          <table:table-cell office:value-type="float" office:value="9379" calcext:value-type="float">
            <text:p>9379</text:p>
          </table:table-cell>
          <table:table-cell office:value-type="float" office:value="1000" calcext:value-type="float">
            <text:p>1000</text:p>
          </table:table-cell>
          <table:table-cell office:value-type="float" office:value="9.379" calcext:value-type="float">
            <text:p>9.37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443" calcext:value-type="float">
            <text:p>9443</text:p>
          </table:table-cell>
          <table:table-cell office:value-type="float" office:value="1000" calcext:value-type="float">
            <text:p>1000</text:p>
          </table:table-cell>
          <table:table-cell office:value-type="float" office:value="9.443" calcext:value-type="float">
            <text:p>9.44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1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558" calcext:value-type="float">
            <text:p>10558</text:p>
          </table:table-cell>
          <table:table-cell office:value-type="float" office:value="1000" calcext:value-type="float">
            <text:p>1000</text:p>
          </table:table-cell>
          <table:table-cell office:value-type="float" office:value="10.558" calcext:value-type="float">
            <text:p>10.55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00601683" calcext:value-type="float">
            <text:p>0.006016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01683" calcext:value-type="float">
            <text:p>6.01683E-06</text:p>
          </table:table-cell>
          <table:table-cell office:value-type="float" office:value="0.000005115" calcext:value-type="float">
            <text:p>5.115E-06</text:p>
          </table:table-cell>
          <table:table-cell office:value-type="float" office:value="0.000025946" calcext:value-type="float">
            <text:p>2.5946E-05</text:p>
          </table:table-cell>
          <table:table-cell office:value-type="float" office:value="51870" calcext:value-type="float">
            <text:p>51870</text:p>
          </table:table-cell>
          <table:table-cell office:value-type="float" office:value="1000" calcext:value-type="float">
            <text:p>1000</text:p>
          </table:table-cell>
          <table:table-cell office:value-type="float" office:value="51.87" calcext:value-type="float">
            <text:p>51.87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2205" calcext:value-type="float">
            <text:p>2205</text:p>
          </table:table-cell>
          <table:table-cell office:value-type="float" office:value="1000" calcext:value-type="float">
            <text:p>1000</text:p>
          </table:table-cell>
          <table:table-cell office:value-type="float" office:value="2.205" calcext:value-type="float">
            <text:p>2.2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32" calcext:value-type="float">
            <text:p>2332</text:p>
          </table:table-cell>
          <table:table-cell office:value-type="float" office:value="1000" calcext:value-type="float">
            <text:p>1000</text:p>
          </table:table-cell>
          <table:table-cell office:value-type="float" office:value="2.332" calcext:value-type="float">
            <text:p>2.3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float" office:value="1000" calcext:value-type="float">
            <text:p>1000</text:p>
          </table:table-cell>
          <table:table-cell office:value-type="float" office:value="0.127" calcext:value-type="float">
            <text:p>0.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0936" calcext:value-type="float">
            <text:p>20936</text:p>
          </table:table-cell>
          <table:table-cell office:value-type="float" office:value="1000" calcext:value-type="float">
            <text:p>1000</text:p>
          </table:table-cell>
          <table:table-cell office:value-type="float" office:value="20.936" calcext:value-type="float">
            <text:p>20.9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0.00786697" calcext:value-type="float">
            <text:p>0.007866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86697" calcext:value-type="float">
            <text:p>7.86697E-06</text:p>
          </table:table-cell>
          <table:table-cell office:value-type="float" office:value="0.000005348" calcext:value-type="float">
            <text:p>5.348E-06</text:p>
          </table:table-cell>
          <table:table-cell office:value-type="float" office:value="0.000028853" calcext:value-type="float">
            <text:p>2.8853E-05</text:p>
          </table:table-cell>
          <table:table-cell office:value-type="float" office:value="65497" calcext:value-type="float">
            <text:p>65497</text:p>
          </table:table-cell>
          <table:table-cell office:value-type="float" office:value="1000" calcext:value-type="float">
            <text:p>1000</text:p>
          </table:table-cell>
          <table:table-cell office:value-type="float" office:value="65.497" calcext:value-type="float">
            <text:p>65.497</text:p>
          </table:table-cell>
          <table:table-cell office:value-type="float" office:value="47" calcext:value-type="float">
            <text:p>47</text:p>
          </table:table-cell>
          <table:table-cell office:value-type="float" office:value="106" calcext:value-type="float">
            <text:p>106</text:p>
          </table:table-cell>
          <table:table-cell office:value-type="float" office:value="2740" calcext:value-type="float">
            <text:p>2740</text:p>
          </table:table-cell>
          <table:table-cell office:value-type="float" office:value="1000" calcext:value-type="float">
            <text:p>1000</text:p>
          </table:table-cell>
          <table:table-cell office:value-type="float" office:value="2.74" calcext:value-type="float">
            <text:p>2.7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78" calcext:value-type="float">
            <text:p>2978</text:p>
          </table:table-cell>
          <table:table-cell office:value-type="float" office:value="1000" calcext:value-type="float">
            <text:p>1000</text:p>
          </table:table-cell>
          <table:table-cell office:value-type="float" office:value="2.978" calcext:value-type="float">
            <text:p>2.97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8" calcext:value-type="float">
            <text:p>238</text:p>
          </table:table-cell>
          <table:table-cell office:value-type="float" office:value="1000" calcext:value-type="float">
            <text:p>1000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1377" calcext:value-type="float">
            <text:p>31377</text:p>
          </table:table-cell>
          <table:table-cell office:value-type="float" office:value="1000" calcext:value-type="float">
            <text:p>1000</text:p>
          </table:table-cell>
          <table:table-cell office:value-type="float" office:value="31.377" calcext:value-type="float">
            <text:p>31.37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0.00988132" calcext:value-type="float">
            <text:p>0.009881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88132" calcext:value-type="float">
            <text:p>9.88132E-06</text:p>
          </table:table-cell>
          <table:table-cell office:value-type="float" office:value="0.000005563" calcext:value-type="float">
            <text:p>5.563E-06</text:p>
          </table:table-cell>
          <table:table-cell office:value-type="float" office:value="0.000050412" calcext:value-type="float">
            <text:p>5.0412E-05</text:p>
          </table:table-cell>
          <table:table-cell office:value-type="float" office:value="79932" calcext:value-type="float">
            <text:p>79932</text:p>
          </table:table-cell>
          <table:table-cell office:value-type="float" office:value="1000" calcext:value-type="float">
            <text:p>1000</text:p>
          </table:table-cell>
          <table:table-cell office:value-type="float" office:value="79.932" calcext:value-type="float">
            <text:p>79.932</text:p>
          </table:table-cell>
          <table:table-cell office:value-type="float" office:value="49" calcext:value-type="float">
            <text:p>49</text:p>
          </table:table-cell>
          <table:table-cell office:value-type="float" office:value="150" calcext:value-type="float">
            <text:p>150</text:p>
          </table:table-cell>
          <table:table-cell office:value-type="float" office:value="3195" calcext:value-type="float">
            <text:p>3195</text:p>
          </table:table-cell>
          <table:table-cell office:value-type="float" office:value="1000" calcext:value-type="float">
            <text:p>1000</text:p>
          </table:table-cell>
          <table:table-cell office:value-type="float" office:value="3.195" calcext:value-type="float">
            <text:p>3.1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52" calcext:value-type="float">
            <text:p>3452</text:p>
          </table:table-cell>
          <table:table-cell office:value-type="float" office:value="1000" calcext:value-type="float">
            <text:p>1000</text:p>
          </table:table-cell>
          <table:table-cell office:value-type="float" office:value="3.452" calcext:value-type="float">
            <text:p>3.4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1000" calcext:value-type="float">
            <text:p>1000</text:p>
          </table:table-cell>
          <table:table-cell office:value-type="float" office:value="0.257" calcext:value-type="float">
            <text:p>0.2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1780" calcext:value-type="float">
            <text:p>41780</text:p>
          </table:table-cell>
          <table:table-cell office:value-type="float" office:value="1000" calcext:value-type="float">
            <text:p>1000</text:p>
          </table:table-cell>
          <table:table-cell office:value-type="float" office:value="41.78" calcext:value-type="float">
            <text:p>41.78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0.0120288" calcext:value-type="float">
            <text:p>0.01202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0288" calcext:value-type="float">
            <text:p>1.20288E-05</text:p>
          </table:table-cell>
          <table:table-cell office:value-type="float" office:value="0.00000582" calcext:value-type="float">
            <text:p>5.82E-06</text:p>
          </table:table-cell>
          <table:table-cell office:value-type="float" office:value="0.000037619" calcext:value-type="float">
            <text:p>3.7619E-05</text:p>
          </table:table-cell>
          <table:table-cell office:value-type="float" office:value="99340" calcext:value-type="float">
            <text:p>99340</text:p>
          </table:table-cell>
          <table:table-cell office:value-type="float" office:value="1000" calcext:value-type="float">
            <text:p>1000</text:p>
          </table:table-cell>
          <table:table-cell office:value-type="float" office:value="99.34" calcext:value-type="float">
            <text:p>99.34</text:p>
          </table:table-cell>
          <table:table-cell office:value-type="float" office:value="50" calcext:value-type="float">
            <text:p>50</text:p>
          </table:table-cell>
          <table:table-cell office:value-type="float" office:value="186" calcext:value-type="float">
            <text:p>186</text:p>
          </table:table-cell>
          <table:table-cell office:value-type="float" office:value="3715" calcext:value-type="float">
            <text:p>3715</text:p>
          </table:table-cell>
          <table:table-cell office:value-type="float" office:value="1000" calcext:value-type="float">
            <text:p>1000</text:p>
          </table:table-cell>
          <table:table-cell office:value-type="float" office:value="3.715" calcext:value-type="float">
            <text:p>3.7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44" calcext:value-type="float">
            <text:p>4044</text:p>
          </table:table-cell>
          <table:table-cell office:value-type="float" office:value="1000" calcext:value-type="float">
            <text:p>1000</text:p>
          </table:table-cell>
          <table:table-cell office:value-type="float" office:value="4.044" calcext:value-type="float">
            <text:p>4.04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9" calcext:value-type="float">
            <text:p>329</text:p>
          </table:table-cell>
          <table:table-cell office:value-type="float" office:value="1000" calcext:value-type="float">
            <text:p>1000</text:p>
          </table:table-cell>
          <table:table-cell office:value-type="float" office:value="0.329" calcext:value-type="float">
            <text:p>0.3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2645" calcext:value-type="float">
            <text:p>52645</text:p>
          </table:table-cell>
          <table:table-cell office:value-type="float" office:value="1000" calcext:value-type="float">
            <text:p>1000</text:p>
          </table:table-cell>
          <table:table-cell office:value-type="float" office:value="52.645" calcext:value-type="float">
            <text:p>52.645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0.0154199" calcext:value-type="float">
            <text:p>0.01541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4199" calcext:value-type="float">
            <text:p>1.54199E-05</text:p>
          </table:table-cell>
          <table:table-cell office:value-type="float" office:value="0.000008937" calcext:value-type="float">
            <text:p>8.937E-06</text:p>
          </table:table-cell>
          <table:table-cell office:value-type="float" office:value="0.000055742" calcext:value-type="float">
            <text:p>5.5742E-05</text:p>
          </table:table-cell>
          <table:table-cell office:value-type="float" office:value="128393" calcext:value-type="float">
            <text:p>128393</text:p>
          </table:table-cell>
          <table:table-cell office:value-type="float" office:value="1000" calcext:value-type="float">
            <text:p>1000</text:p>
          </table:table-cell>
          <table:table-cell office:value-type="float" office:value="128.393" calcext:value-type="float">
            <text:p>128.393</text:p>
          </table:table-cell>
          <table:table-cell office:value-type="float" office:value="74" calcext:value-type="float">
            <text:p>74</text:p>
          </table:table-cell>
          <table:table-cell office:value-type="float" office:value="252" calcext:value-type="float">
            <text:p>252</text:p>
          </table:table-cell>
          <table:table-cell office:value-type="float" office:value="4382" calcext:value-type="float">
            <text:p>4382</text:p>
          </table:table-cell>
          <table:table-cell office:value-type="float" office:value="1000" calcext:value-type="float">
            <text:p>1000</text:p>
          </table:table-cell>
          <table:table-cell office:value-type="float" office:value="4.382" calcext:value-type="float">
            <text:p>4.38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728" calcext:value-type="float">
            <text:p>4728</text:p>
          </table:table-cell>
          <table:table-cell office:value-type="float" office:value="1000" calcext:value-type="float">
            <text:p>1000</text:p>
          </table:table-cell>
          <table:table-cell office:value-type="float" office:value="4.728" calcext:value-type="float">
            <text:p>4.7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46" calcext:value-type="float">
            <text:p>346</text:p>
          </table:table-cell>
          <table:table-cell office:value-type="float" office:value="1000" calcext:value-type="float">
            <text:p>1000</text:p>
          </table:table-cell>
          <table:table-cell office:value-type="float" office:value="0.346" calcext:value-type="float">
            <text:p>0.3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3019" calcext:value-type="float">
            <text:p>63019</text:p>
          </table:table-cell>
          <table:table-cell office:value-type="float" office:value="1000" calcext:value-type="float">
            <text:p>1000</text:p>
          </table:table-cell>
          <table:table-cell office:value-type="float" office:value="63.019" calcext:value-type="float">
            <text:p>63.019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0.0198024" calcext:value-type="float">
            <text:p>0.01980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8024" calcext:value-type="float">
            <text:p>1.98024E-05</text:p>
          </table:table-cell>
          <table:table-cell office:value-type="float" office:value="0.000009272" calcext:value-type="float">
            <text:p>9.272E-06</text:p>
          </table:table-cell>
          <table:table-cell office:value-type="float" office:value="0.000053157" calcext:value-type="float">
            <text:p>5.3157E-05</text:p>
          </table:table-cell>
          <table:table-cell office:value-type="float" office:value="168911" calcext:value-type="float">
            <text:p>168911</text:p>
          </table:table-cell>
          <table:table-cell office:value-type="float" office:value="1000" calcext:value-type="float">
            <text:p>1000</text:p>
          </table:table-cell>
          <table:table-cell office:value-type="float" office:value="168.911" calcext:value-type="float">
            <text:p>168.911</text:p>
          </table:table-cell>
          <table:table-cell office:value-type="float" office:value="78" calcext:value-type="float">
            <text:p>78</text:p>
          </table:table-cell>
          <table:table-cell office:value-type="float" office:value="355" calcext:value-type="float">
            <text:p>355</text:p>
          </table:table-cell>
          <table:table-cell office:value-type="float" office:value="5156" calcext:value-type="float">
            <text:p>5156</text:p>
          </table:table-cell>
          <table:table-cell office:value-type="float" office:value="1000" calcext:value-type="float">
            <text:p>1000</text:p>
          </table:table-cell>
          <table:table-cell office:value-type="float" office:value="5.156" calcext:value-type="float">
            <text:p>5.15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72" calcext:value-type="float">
            <text:p>5472</text:p>
          </table:table-cell>
          <table:table-cell office:value-type="float" office:value="1000" calcext:value-type="float">
            <text:p>1000</text:p>
          </table:table-cell>
          <table:table-cell office:value-type="float" office:value="5.472" calcext:value-type="float">
            <text:p>5.47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16" calcext:value-type="float">
            <text:p>316</text:p>
          </table:table-cell>
          <table:table-cell office:value-type="float" office:value="1000" calcext:value-type="float">
            <text:p>1000</text:p>
          </table:table-cell>
          <table:table-cell office:value-type="float" office:value="0.316" calcext:value-type="float">
            <text:p>0.3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73620" calcext:value-type="float">
            <text:p>73620</text:p>
          </table:table-cell>
          <table:table-cell office:value-type="float" office:value="1000" calcext:value-type="float">
            <text:p>1000</text:p>
          </table:table-cell>
          <table:table-cell office:value-type="float" office:value="73.62" calcext:value-type="float">
            <text:p>73.62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0.0262025" calcext:value-type="float">
            <text:p>0.02620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2025" calcext:value-type="float">
            <text:p>2.62025E-05</text:p>
          </table:table-cell>
          <table:table-cell office:value-type="float" office:value="0.000012902" calcext:value-type="float">
            <text:p>1.2902E-05</text:p>
          </table:table-cell>
          <table:table-cell office:value-type="float" office:value="0.00006533" calcext:value-type="float">
            <text:p>6.533E-05</text:p>
          </table:table-cell>
          <table:table-cell office:value-type="float" office:value="231976" calcext:value-type="float">
            <text:p>231976</text:p>
          </table:table-cell>
          <table:table-cell office:value-type="float" office:value="1000" calcext:value-type="float">
            <text:p>1000</text:p>
          </table:table-cell>
          <table:table-cell office:value-type="float" office:value="231.976" calcext:value-type="float">
            <text:p>231.976</text:p>
          </table:table-cell>
          <table:table-cell office:value-type="float" office:value="109" calcext:value-type="float">
            <text:p>109</text:p>
          </table:table-cell>
          <table:table-cell office:value-type="float" office:value="490" calcext:value-type="float">
            <text:p>490</text:p>
          </table:table-cell>
          <table:table-cell office:value-type="float" office:value="6150" calcext:value-type="float">
            <text:p>6150</text:p>
          </table:table-cell>
          <table:table-cell office:value-type="float" office:value="1000" calcext:value-type="float">
            <text:p>1000</text:p>
          </table:table-cell>
          <table:table-cell office:value-type="float" office:value="6.15" calcext:value-type="float">
            <text:p>6.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479" calcext:value-type="float">
            <text:p>6479</text:p>
          </table:table-cell>
          <table:table-cell office:value-type="float" office:value="1000" calcext:value-type="float">
            <text:p>1000</text:p>
          </table:table-cell>
          <table:table-cell office:value-type="float" office:value="6.479" calcext:value-type="float">
            <text:p>6.47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29" calcext:value-type="float">
            <text:p>329</text:p>
          </table:table-cell>
          <table:table-cell office:value-type="float" office:value="1000" calcext:value-type="float">
            <text:p>1000</text:p>
          </table:table-cell>
          <table:table-cell office:value-type="float" office:value="0.329" calcext:value-type="float">
            <text:p>0.3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84114" calcext:value-type="float">
            <text:p>84114</text:p>
          </table:table-cell>
          <table:table-cell office:value-type="float" office:value="1000" calcext:value-type="float">
            <text:p>1000</text:p>
          </table:table-cell>
          <table:table-cell office:value-type="float" office:value="84.114" calcext:value-type="float">
            <text:p>84.114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0.0378994" calcext:value-type="float">
            <text:p>0.03789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8994" calcext:value-type="float">
            <text:p>3.78994E-05</text:p>
          </table:table-cell>
          <table:table-cell office:value-type="float" office:value="0.000018446" calcext:value-type="float">
            <text:p>1.8446E-05</text:p>
          </table:table-cell>
          <table:table-cell office:value-type="float" office:value="0.000079435" calcext:value-type="float">
            <text:p>7.9435E-05</text:p>
          </table:table-cell>
          <table:table-cell office:value-type="float" office:value="343590" calcext:value-type="float">
            <text:p>343590</text:p>
          </table:table-cell>
          <table:table-cell office:value-type="float" office:value="1000" calcext:value-type="float">
            <text:p>1000</text:p>
          </table:table-cell>
          <table:table-cell office:value-type="float" office:value="343.59" calcext:value-type="float">
            <text:p>343.59</text:p>
          </table:table-cell>
          <table:table-cell office:value-type="float" office:value="162" calcext:value-type="float">
            <text:p>162</text:p>
          </table:table-cell>
          <table:table-cell office:value-type="float" office:value="667" calcext:value-type="float">
            <text:p>667</text:p>
          </table:table-cell>
          <table:table-cell office:value-type="float" office:value="7574" calcext:value-type="float">
            <text:p>7574</text:p>
          </table:table-cell>
          <table:table-cell office:value-type="float" office:value="1000" calcext:value-type="float">
            <text:p>1000</text:p>
          </table:table-cell>
          <table:table-cell office:value-type="float" office:value="7.574" calcext:value-type="float">
            <text:p>7.57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811" calcext:value-type="float">
            <text:p>7811</text:p>
          </table:table-cell>
          <table:table-cell office:value-type="float" office:value="1000" calcext:value-type="float">
            <text:p>1000</text:p>
          </table:table-cell>
          <table:table-cell office:value-type="float" office:value="7.811" calcext:value-type="float">
            <text:p>7.8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office:value-type="float" office:value="1000" calcext:value-type="float">
            <text:p>1000</text:p>
          </table:table-cell>
          <table:table-cell office:value-type="float" office:value="0.237" calcext:value-type="float">
            <text:p>0.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4494" calcext:value-type="float">
            <text:p>94494</text:p>
          </table:table-cell>
          <table:table-cell office:value-type="float" office:value="1000" calcext:value-type="float">
            <text:p>1000</text:p>
          </table:table-cell>
          <table:table-cell office:value-type="float" office:value="94.494" calcext:value-type="float">
            <text:p>94.494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float" office:value="0.0609634" calcext:value-type="float">
            <text:p>0.06096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9634" calcext:value-type="float">
            <text:p>6.09634E-05</text:p>
          </table:table-cell>
          <table:table-cell office:value-type="float" office:value="0.000031625" calcext:value-type="float">
            <text:p>3.1625E-05</text:p>
          </table:table-cell>
          <table:table-cell office:value-type="float" office:value="0.000131901" calcext:value-type="float">
            <text:p>0.000131901</text:p>
          </table:table-cell>
          <table:table-cell office:value-type="float" office:value="576073" calcext:value-type="float">
            <text:p>576073</text:p>
          </table:table-cell>
          <table:table-cell office:value-type="float" office:value="1000" calcext:value-type="float">
            <text:p>1000</text:p>
          </table:table-cell>
          <table:table-cell office:value-type="float" office:value="576.073" calcext:value-type="float">
            <text:p>576.073</text:p>
          </table:table-cell>
          <table:table-cell office:value-type="float" office:value="289" calcext:value-type="float">
            <text:p>289</text:p>
          </table:table-cell>
          <table:table-cell office:value-type="float" office:value="989" calcext:value-type="float">
            <text:p>989</text:p>
          </table:table-cell>
          <table:table-cell office:value-type="float" office:value="9869" calcext:value-type="float">
            <text:p>9869</text:p>
          </table:table-cell>
          <table:table-cell office:value-type="float" office:value="1000" calcext:value-type="float">
            <text:p>1000</text:p>
          </table:table-cell>
          <table:table-cell office:value-type="float" office:value="9.869" calcext:value-type="float">
            <text:p>9.86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945" calcext:value-type="float">
            <text:p>9945</text:p>
          </table:table-cell>
          <table:table-cell office:value-type="float" office:value="1000" calcext:value-type="float">
            <text:p>1000</text:p>
          </table:table-cell>
          <table:table-cell office:value-type="float" office:value="9.945" calcext:value-type="float">
            <text:p>9.94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1000" calcext:value-type="float">
            <text:p>1000</text:p>
          </table:table-cell>
          <table:table-cell office:value-type="float" office:value="0.076" calcext:value-type="float">
            <text:p>0.0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mmary_1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760" calcext:value-type="float">
            <text:p>11760</text:p>
          </table:table-cell>
          <table:table-cell office:value-type="float" office:value="1000" calcext:value-type="float">
            <text:p>1000</text:p>
          </table:table-cell>
          <table:table-cell office:value-type="float" office:value="11.76" calcext:value-type="float">
            <text:p>11.7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.00653643" calcext:value-type="float">
            <text:p>0.006536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53643" calcext:value-type="float">
            <text:p>6.53643E-06</text:p>
          </table:table-cell>
          <table:table-cell office:value-type="float" office:value="0.000005434" calcext:value-type="float">
            <text:p>5.434E-06</text:p>
          </table:table-cell>
          <table:table-cell office:value-type="float" office:value="0.000026171" calcext:value-type="float">
            <text:p>2.6171E-05</text:p>
          </table:table-cell>
          <table:table-cell office:value-type="float" office:value="55326" calcext:value-type="float">
            <text:p>55326</text:p>
          </table:table-cell>
          <table:table-cell office:value-type="float" office:value="1000" calcext:value-type="float">
            <text:p>1000</text:p>
          </table:table-cell>
          <table:table-cell office:value-type="float" office:value="55.326" calcext:value-type="float">
            <text:p>55.326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2207" calcext:value-type="float">
            <text:p>2207</text:p>
          </table:table-cell>
          <table:table-cell office:value-type="float" office:value="1000" calcext:value-type="float">
            <text:p>1000</text:p>
          </table:table-cell>
          <table:table-cell office:value-type="float" office:value="2.207" calcext:value-type="float">
            <text:p>2.2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48" calcext:value-type="float">
            <text:p>2348</text:p>
          </table:table-cell>
          <table:table-cell office:value-type="float" office:value="1000" calcext:value-type="float">
            <text:p>1000</text:p>
          </table:table-cell>
          <table:table-cell office:value-type="float" office:value="2.348" calcext:value-type="float">
            <text:p>2.3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000" calcext:value-type="float">
            <text:p>1000</text:p>
          </table:table-cell>
          <table:table-cell office:value-type="float" office:value="0.141" calcext:value-type="float">
            <text:p>0.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965" calcext:value-type="float">
            <text:p>23965</text:p>
          </table:table-cell>
          <table:table-cell office:value-type="float" office:value="1000" calcext:value-type="float">
            <text:p>1000</text:p>
          </table:table-cell>
          <table:table-cell office:value-type="float" office:value="23.965" calcext:value-type="float">
            <text:p>23.965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00861037" calcext:value-type="float">
            <text:p>0.008610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61037" calcext:value-type="float">
            <text:p>8.61037E-06</text:p>
          </table:table-cell>
          <table:table-cell office:value-type="float" office:value="0.000005644" calcext:value-type="float">
            <text:p>5.644E-06</text:p>
          </table:table-cell>
          <table:table-cell office:value-type="float" office:value="0.000041861" calcext:value-type="float">
            <text:p>4.1861E-05</text:p>
          </table:table-cell>
          <table:table-cell office:value-type="float" office:value="71118" calcext:value-type="float">
            <text:p>71118</text:p>
          </table:table-cell>
          <table:table-cell office:value-type="float" office:value="1000" calcext:value-type="float">
            <text:p>1000</text:p>
          </table:table-cell>
          <table:table-cell office:value-type="float" office:value="71.118" calcext:value-type="float">
            <text:p>71.118</text:p>
          </table:table-cell>
          <table:table-cell office:value-type="float" office:value="50" calcext:value-type="float">
            <text:p>50</text:p>
          </table:table-cell>
          <table:table-cell office:value-type="float" office:value="134" calcext:value-type="float">
            <text:p>134</text:p>
          </table:table-cell>
          <table:table-cell office:value-type="float" office:value="2794" calcext:value-type="float">
            <text:p>2794</text:p>
          </table:table-cell>
          <table:table-cell office:value-type="float" office:value="1000" calcext:value-type="float">
            <text:p>1000</text:p>
          </table:table-cell>
          <table:table-cell office:value-type="float" office:value="2.794" calcext:value-type="float">
            <text:p>2.7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40" calcext:value-type="float">
            <text:p>3040</text:p>
          </table:table-cell>
          <table:table-cell office:value-type="float" office:value="1000" calcext:value-type="float">
            <text:p>1000</text:p>
          </table:table-cell>
          <table:table-cell office:value-type="float" office:value="3.04" calcext:value-type="float">
            <text:p>3.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1000" calcext:value-type="float">
            <text:p>1000</text:p>
          </table:table-cell>
          <table:table-cell office:value-type="float" office:value="0.246" calcext:value-type="float">
            <text:p>0.2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5708" calcext:value-type="float">
            <text:p>35708</text:p>
          </table:table-cell>
          <table:table-cell office:value-type="float" office:value="1000" calcext:value-type="float">
            <text:p>1000</text:p>
          </table:table-cell>
          <table:table-cell office:value-type="float" office:value="35.708" calcext:value-type="float">
            <text:p>35.708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0.0105503" calcext:value-type="float">
            <text:p>0.01055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5503" calcext:value-type="float">
            <text:p>1.05503E-05</text:p>
          </table:table-cell>
          <table:table-cell office:value-type="float" office:value="0.000005832" calcext:value-type="float">
            <text:p>5.832E-06</text:p>
          </table:table-cell>
          <table:table-cell office:value-type="float" office:value="0.000034117" calcext:value-type="float">
            <text:p>3.4117E-05</text:p>
          </table:table-cell>
          <table:table-cell office:value-type="float" office:value="87609" calcext:value-type="float">
            <text:p>87609</text:p>
          </table:table-cell>
          <table:table-cell office:value-type="float" office:value="1000" calcext:value-type="float">
            <text:p>1000</text:p>
          </table:table-cell>
          <table:table-cell office:value-type="float" office:value="87.609" calcext:value-type="float">
            <text:p>87.609</text:p>
          </table:table-cell>
          <table:table-cell office:value-type="float" office:value="51" calcext:value-type="float">
            <text:p>51</text:p>
          </table:table-cell>
          <table:table-cell office:value-type="float" office:value="154" calcext:value-type="float">
            <text:p>154</text:p>
          </table:table-cell>
          <table:table-cell office:value-type="float" office:value="3290" calcext:value-type="float">
            <text:p>3290</text:p>
          </table:table-cell>
          <table:table-cell office:value-type="float" office:value="1000" calcext:value-type="float">
            <text:p>1000</text:p>
          </table:table-cell>
          <table:table-cell office:value-type="float" office:value="3.29" calcext:value-type="float">
            <text:p>3.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45" calcext:value-type="float">
            <text:p>3545</text:p>
          </table:table-cell>
          <table:table-cell office:value-type="float" office:value="1000" calcext:value-type="float">
            <text:p>1000</text:p>
          </table:table-cell>
          <table:table-cell office:value-type="float" office:value="3.545" calcext:value-type="float">
            <text:p>3.5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1000" calcext:value-type="float">
            <text:p>1000</text:p>
          </table:table-cell>
          <table:table-cell office:value-type="float" office:value="0.255" calcext:value-type="float">
            <text:p>0.2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7997" calcext:value-type="float">
            <text:p>47997</text:p>
          </table:table-cell>
          <table:table-cell office:value-type="float" office:value="1000" calcext:value-type="float">
            <text:p>1000</text:p>
          </table:table-cell>
          <table:table-cell office:value-type="float" office:value="47.997" calcext:value-type="float">
            <text:p>47.997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0.0133908" calcext:value-type="float">
            <text:p>0.01339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3908" calcext:value-type="float">
            <text:p>1.33908E-05</text:p>
          </table:table-cell>
          <table:table-cell office:value-type="float" office:value="0.00000616" calcext:value-type="float">
            <text:p>6.16E-06</text:p>
          </table:table-cell>
          <table:table-cell office:value-type="float" office:value="0.000055903" calcext:value-type="float">
            <text:p>5.5903E-05</text:p>
          </table:table-cell>
          <table:table-cell office:value-type="float" office:value="109897" calcext:value-type="float">
            <text:p>109897</text:p>
          </table:table-cell>
          <table:table-cell office:value-type="float" office:value="1000" calcext:value-type="float">
            <text:p>1000</text:p>
          </table:table-cell>
          <table:table-cell office:value-type="float" office:value="109.897" calcext:value-type="float">
            <text:p>109.897</text:p>
          </table:table-cell>
          <table:table-cell office:value-type="float" office:value="54" calcext:value-type="float">
            <text:p>54</text:p>
          </table:table-cell>
          <table:table-cell office:value-type="float" office:value="222" calcext:value-type="float">
            <text:p>222</text:p>
          </table:table-cell>
          <table:table-cell office:value-type="float" office:value="3847" calcext:value-type="float">
            <text:p>3847</text:p>
          </table:table-cell>
          <table:table-cell office:value-type="float" office:value="1000" calcext:value-type="float">
            <text:p>1000</text:p>
          </table:table-cell>
          <table:table-cell office:value-type="float" office:value="3.847" calcext:value-type="float">
            <text:p>3.8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61" calcext:value-type="float">
            <text:p>4161</text:p>
          </table:table-cell>
          <table:table-cell office:value-type="float" office:value="1000" calcext:value-type="float">
            <text:p>1000</text:p>
          </table:table-cell>
          <table:table-cell office:value-type="float" office:value="4.161" calcext:value-type="float">
            <text:p>4.1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14" calcext:value-type="float">
            <text:p>314</text:p>
          </table:table-cell>
          <table:table-cell office:value-type="float" office:value="1000" calcext:value-type="float">
            <text:p>1000</text:p>
          </table:table-cell>
          <table:table-cell office:value-type="float" office:value="0.314" calcext:value-type="float">
            <text:p>0.3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59642" calcext:value-type="float">
            <text:p>59642</text:p>
          </table:table-cell>
          <table:table-cell office:value-type="float" office:value="1000" calcext:value-type="float">
            <text:p>1000</text:p>
          </table:table-cell>
          <table:table-cell office:value-type="float" office:value="59.642" calcext:value-type="float">
            <text:p>59.642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0.0165762" calcext:value-type="float">
            <text:p>0.01657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5762" calcext:value-type="float">
            <text:p>1.65762E-05</text:p>
          </table:table-cell>
          <table:table-cell office:value-type="float" office:value="0.000009365" calcext:value-type="float">
            <text:p>9.365E-06</text:p>
          </table:table-cell>
          <table:table-cell office:value-type="float" office:value="0.000048904" calcext:value-type="float">
            <text:p>4.8904E-05</text:p>
          </table:table-cell>
          <table:table-cell office:value-type="float" office:value="139364" calcext:value-type="float">
            <text:p>139364</text:p>
          </table:table-cell>
          <table:table-cell office:value-type="float" office:value="1000" calcext:value-type="float">
            <text:p>1000</text:p>
          </table:table-cell>
          <table:table-cell office:value-type="float" office:value="139.364" calcext:value-type="float">
            <text:p>139.364</text:p>
          </table:table-cell>
          <table:table-cell office:value-type="float" office:value="80" calcext:value-type="float">
            <text:p>80</text:p>
          </table:table-cell>
          <table:table-cell office:value-type="float" office:value="285" calcext:value-type="float">
            <text:p>285</text:p>
          </table:table-cell>
          <table:table-cell office:value-type="float" office:value="4453" calcext:value-type="float">
            <text:p>4453</text:p>
          </table:table-cell>
          <table:table-cell office:value-type="float" office:value="1000" calcext:value-type="float">
            <text:p>1000</text:p>
          </table:table-cell>
          <table:table-cell office:value-type="float" office:value="4.453" calcext:value-type="float">
            <text:p>4.45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820" calcext:value-type="float">
            <text:p>4820</text:p>
          </table:table-cell>
          <table:table-cell office:value-type="float" office:value="1000" calcext:value-type="float">
            <text:p>1000</text:p>
          </table:table-cell>
          <table:table-cell office:value-type="float" office:value="4.82" calcext:value-type="float">
            <text:p>4.8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67" calcext:value-type="float">
            <text:p>367</text:p>
          </table:table-cell>
          <table:table-cell office:value-type="float" office:value="1000" calcext:value-type="float">
            <text:p>1000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72257" calcext:value-type="float">
            <text:p>72257</text:p>
          </table:table-cell>
          <table:table-cell office:value-type="float" office:value="1000" calcext:value-type="float">
            <text:p>1000</text:p>
          </table:table-cell>
          <table:table-cell office:value-type="float" office:value="72.257" calcext:value-type="float">
            <text:p>72.257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0.0219527" calcext:value-type="float">
            <text:p>0.02195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9527" calcext:value-type="float">
            <text:p>2.19527E-05</text:p>
          </table:table-cell>
          <table:table-cell office:value-type="float" office:value="0.000010495" calcext:value-type="float">
            <text:p>1.0495E-05</text:p>
          </table:table-cell>
          <table:table-cell office:value-type="float" office:value="0.000057149" calcext:value-type="float">
            <text:p>5.7149E-05</text:p>
          </table:table-cell>
          <table:table-cell office:value-type="float" office:value="187262" calcext:value-type="float">
            <text:p>187262</text:p>
          </table:table-cell>
          <table:table-cell office:value-type="float" office:value="1000" calcext:value-type="float">
            <text:p>1000</text:p>
          </table:table-cell>
          <table:table-cell office:value-type="float" office:value="187.262" calcext:value-type="float">
            <text:p>187.262</text:p>
          </table:table-cell>
          <table:table-cell office:value-type="float" office:value="88" calcext:value-type="float">
            <text:p>88</text:p>
          </table:table-cell>
          <table:table-cell office:value-type="float" office:value="383" calcext:value-type="float">
            <text:p>383</text:p>
          </table:table-cell>
          <table:table-cell office:value-type="float" office:value="5314" calcext:value-type="float">
            <text:p>5314</text:p>
          </table:table-cell>
          <table:table-cell office:value-type="float" office:value="1000" calcext:value-type="float">
            <text:p>1000</text:p>
          </table:table-cell>
          <table:table-cell office:value-type="float" office:value="5.314" calcext:value-type="float">
            <text:p>5.3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673" calcext:value-type="float">
            <text:p>5673</text:p>
          </table:table-cell>
          <table:table-cell office:value-type="float" office:value="1000" calcext:value-type="float">
            <text:p>1000</text:p>
          </table:table-cell>
          <table:table-cell office:value-type="float" office:value="5.673" calcext:value-type="float">
            <text:p>5.6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59" calcext:value-type="float">
            <text:p>359</text:p>
          </table:table-cell>
          <table:table-cell office:value-type="float" office:value="1000" calcext:value-type="float">
            <text:p>1000</text:p>
          </table:table-cell>
          <table:table-cell office:value-type="float" office:value="0.359" calcext:value-type="float">
            <text:p>0.3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83837" calcext:value-type="float">
            <text:p>83837</text:p>
          </table:table-cell>
          <table:table-cell office:value-type="float" office:value="1000" calcext:value-type="float">
            <text:p>1000</text:p>
          </table:table-cell>
          <table:table-cell office:value-type="float" office:value="83.837" calcext:value-type="float">
            <text:p>83.837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0.0297904" calcext:value-type="float">
            <text:p>0.02979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7904" calcext:value-type="float">
            <text:p>2.97904E-05</text:p>
          </table:table-cell>
          <table:table-cell office:value-type="float" office:value="0.000014231" calcext:value-type="float">
            <text:p>1.4231E-05</text:p>
          </table:table-cell>
          <table:table-cell office:value-type="float" office:value="0.000074458" calcext:value-type="float">
            <text:p>7.4458E-05</text:p>
          </table:table-cell>
          <table:table-cell office:value-type="float" office:value="257272" calcext:value-type="float">
            <text:p>257272</text:p>
          </table:table-cell>
          <table:table-cell office:value-type="float" office:value="1000" calcext:value-type="float">
            <text:p>1000</text:p>
          </table:table-cell>
          <table:table-cell office:value-type="float" office:value="257.272" calcext:value-type="float">
            <text:p>257.272</text:p>
          </table:table-cell>
          <table:table-cell office:value-type="float" office:value="123" calcext:value-type="float">
            <text:p>123</text:p>
          </table:table-cell>
          <table:table-cell office:value-type="float" office:value="493" calcext:value-type="float">
            <text:p>493</text:p>
          </table:table-cell>
          <table:table-cell office:value-type="float" office:value="6324" calcext:value-type="float">
            <text:p>6324</text:p>
          </table:table-cell>
          <table:table-cell office:value-type="float" office:value="1000" calcext:value-type="float">
            <text:p>1000</text:p>
          </table:table-cell>
          <table:table-cell office:value-type="float" office:value="6.324" calcext:value-type="float">
            <text:p>6.32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667" calcext:value-type="float">
            <text:p>6667</text:p>
          </table:table-cell>
          <table:table-cell office:value-type="float" office:value="1000" calcext:value-type="float">
            <text:p>1000</text:p>
          </table:table-cell>
          <table:table-cell office:value-type="float" office:value="6.667" calcext:value-type="float">
            <text:p>6.66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43" calcext:value-type="float">
            <text:p>343</text:p>
          </table:table-cell>
          <table:table-cell office:value-type="float" office:value="1000" calcext:value-type="float">
            <text:p>1000</text:p>
          </table:table-cell>
          <table:table-cell office:value-type="float" office:value="0.343" calcext:value-type="float">
            <text:p>0.3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96100" calcext:value-type="float">
            <text:p>96100</text:p>
          </table:table-cell>
          <table:table-cell office:value-type="float" office:value="1000" calcext:value-type="float">
            <text:p>1000</text:p>
          </table:table-cell>
          <table:table-cell office:value-type="float" office:value="96.1" calcext:value-type="float">
            <text:p>96.1</text:p>
          </table:table-cell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office:value-type="float" office:value="0.0430005" calcext:value-type="float">
            <text:p>0.04300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0005" calcext:value-type="float">
            <text:p>4.30005E-05</text:p>
          </table:table-cell>
          <table:table-cell office:value-type="float" office:value="0.000019775" calcext:value-type="float">
            <text:p>1.9775E-05</text:p>
          </table:table-cell>
          <table:table-cell office:value-type="float" office:value="0.000100379" calcext:value-type="float">
            <text:p>0.000100379</text:p>
          </table:table-cell>
          <table:table-cell office:value-type="float" office:value="388943" calcext:value-type="float">
            <text:p>388943</text:p>
          </table:table-cell>
          <table:table-cell office:value-type="float" office:value="1000" calcext:value-type="float">
            <text:p>1000</text:p>
          </table:table-cell>
          <table:table-cell office:value-type="float" office:value="388.943" calcext:value-type="float">
            <text:p>388.943</text:p>
          </table:table-cell>
          <table:table-cell office:value-type="float" office:value="174" calcext:value-type="float">
            <text:p>174</text:p>
          </table:table-cell>
          <table:table-cell office:value-type="float" office:value="835" calcext:value-type="float">
            <text:p>835</text:p>
          </table:table-cell>
          <table:table-cell office:value-type="float" office:value="7851" calcext:value-type="float">
            <text:p>7851</text:p>
          </table:table-cell>
          <table:table-cell office:value-type="float" office:value="1000" calcext:value-type="float">
            <text:p>1000</text:p>
          </table:table-cell>
          <table:table-cell office:value-type="float" office:value="7.851" calcext:value-type="float">
            <text:p>7.85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115" calcext:value-type="float">
            <text:p>8115</text:p>
          </table:table-cell>
          <table:table-cell office:value-type="float" office:value="1000" calcext:value-type="float">
            <text:p>1000</text:p>
          </table:table-cell>
          <table:table-cell office:value-type="float" office:value="8.115" calcext:value-type="float">
            <text:p>8.1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4" calcext:value-type="float">
            <text:p>264</text:p>
          </table:table-cell>
          <table:table-cell office:value-type="float" office:value="1000" calcext:value-type="float">
            <text:p>1000</text:p>
          </table:table-cell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108000" calcext:value-type="float">
            <text:p>108000</text:p>
          </table:table-cell>
          <table:table-cell office:value-type="float" office:value="1000" calcext:value-type="float">
            <text:p>1000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float" office:value="0.0688175" calcext:value-type="float">
            <text:p>0.06881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88175" calcext:value-type="float">
            <text:p>6.88175E-05</text:p>
          </table:table-cell>
          <table:table-cell office:value-type="float" office:value="0.000033525" calcext:value-type="float">
            <text:p>3.3525E-05</text:p>
          </table:table-cell>
          <table:table-cell office:value-type="float" office:value="0.000133132" calcext:value-type="float">
            <text:p>0.000133132</text:p>
          </table:table-cell>
          <table:table-cell office:value-type="float" office:value="660442" calcext:value-type="float">
            <text:p>660442</text:p>
          </table:table-cell>
          <table:table-cell office:value-type="float" office:value="1000" calcext:value-type="float">
            <text:p>1000</text:p>
          </table:table-cell>
          <table:table-cell office:value-type="float" office:value="660.442" calcext:value-type="float">
            <text:p>660.442</text:p>
          </table:table-cell>
          <table:table-cell office:value-type="float" office:value="308" calcext:value-type="float">
            <text:p>308</text:p>
          </table:table-cell>
          <table:table-cell office:value-type="float" office:value="1357" calcext:value-type="float">
            <text:p>1357</text:p>
          </table:table-cell>
          <table:table-cell office:value-type="float" office:value="10289" calcext:value-type="float">
            <text:p>10289</text:p>
          </table:table-cell>
          <table:table-cell office:value-type="float" office:value="1000" calcext:value-type="float">
            <text:p>1000</text:p>
          </table:table-cell>
          <table:table-cell office:value-type="float" office:value="10.289" calcext:value-type="float">
            <text:p>10.28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0386" calcext:value-type="float">
            <text:p>10386</text:p>
          </table:table-cell>
          <table:table-cell office:value-type="float" office:value="1000" calcext:value-type="float">
            <text:p>1000</text:p>
          </table:table-cell>
          <table:table-cell office:value-type="float" office:value="10.386" calcext:value-type="float">
            <text:p>10.38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1000" calcext:value-type="float">
            <text:p>1000</text:p>
          </table:table-cell>
          <table:table-cell office:value-type="float" office:value="0.097" calcext:value-type="float">
            <text:p>0.0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ummary_1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575" calcext:value-type="float">
            <text:p>13575</text:p>
          </table:table-cell>
          <table:table-cell office:value-type="float" office:value="1000" calcext:value-type="float">
            <text:p>1000</text:p>
          </table:table-cell>
          <table:table-cell office:value-type="float" office:value="13.575" calcext:value-type="float">
            <text:p>13.57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.0068499" calcext:value-type="float">
            <text:p>0.00684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8499" calcext:value-type="float">
            <text:p>6.8499E-06</text:p>
          </table:table-cell>
          <table:table-cell office:value-type="float" office:value="0.000005709" calcext:value-type="float">
            <text:p>5.709E-06</text:p>
          </table:table-cell>
          <table:table-cell office:value-type="float" office:value="0.000026875" calcext:value-type="float">
            <text:p>2.6875E-05</text:p>
          </table:table-cell>
          <table:table-cell office:value-type="float" office:value="59937" calcext:value-type="float">
            <text:p>59937</text:p>
          </table:table-cell>
          <table:table-cell office:value-type="float" office:value="1000" calcext:value-type="float">
            <text:p>1000</text:p>
          </table:table-cell>
          <table:table-cell office:value-type="float" office:value="59.937" calcext:value-type="float">
            <text:p>59.937</text:p>
          </table:table-cell>
          <table:table-cell office:value-type="float" office:value="52" calcext:value-type="float">
            <text:p>52</text:p>
          </table:table-cell>
          <table:table-cell office:value-type="float" office:value="108" calcext:value-type="float">
            <text:p>108</text:p>
          </table:table-cell>
          <table:table-cell office:value-type="float" office:value="2262" calcext:value-type="float">
            <text:p>2262</text:p>
          </table:table-cell>
          <table:table-cell office:value-type="float" office:value="1000" calcext:value-type="float">
            <text:p>1000</text:p>
          </table:table-cell>
          <table:table-cell office:value-type="float" office:value="2.262" calcext:value-type="float">
            <text:p>2.2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36" calcext:value-type="float">
            <text:p>2436</text:p>
          </table:table-cell>
          <table:table-cell office:value-type="float" office:value="1000" calcext:value-type="float">
            <text:p>1000</text:p>
          </table:table-cell>
          <table:table-cell office:value-type="float" office:value="2.436" calcext:value-type="float">
            <text:p>2.4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4" calcext:value-type="float">
            <text:p>174</text:p>
          </table:table-cell>
          <table:table-cell office:value-type="float" office:value="1000" calcext:value-type="float">
            <text:p>1000</text:p>
          </table:table-cell>
          <table:table-cell office:value-type="float" office:value="0.174" calcext:value-type="float">
            <text:p>0.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336" calcext:value-type="float">
            <text:p>27336</text:p>
          </table:table-cell>
          <table:table-cell office:value-type="float" office:value="1000" calcext:value-type="float">
            <text:p>1000</text:p>
          </table:table-cell>
          <table:table-cell office:value-type="float" office:value="27.336" calcext:value-type="float">
            <text:p>27.336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.00903721" calcext:value-type="float">
            <text:p>0.009037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03721" calcext:value-type="float">
            <text:p>9.03721E-06</text:p>
          </table:table-cell>
          <table:table-cell office:value-type="float" office:value="0.000005987" calcext:value-type="float">
            <text:p>5.987E-06</text:p>
          </table:table-cell>
          <table:table-cell office:value-type="float" office:value="0.0000439" calcext:value-type="float">
            <text:p>4.39E-05</text:p>
          </table:table-cell>
          <table:table-cell office:value-type="float" office:value="76580" calcext:value-type="float">
            <text:p>76580</text:p>
          </table:table-cell>
          <table:table-cell office:value-type="float" office:value="1000" calcext:value-type="float">
            <text:p>1000</text:p>
          </table:table-cell>
          <table:table-cell office:value-type="float" office:value="76.58" calcext:value-type="float">
            <text:p>76.58</text:p>
          </table:table-cell>
          <table:table-cell office:value-type="float" office:value="54" calcext:value-type="float">
            <text:p>54</text:p>
          </table:table-cell>
          <table:table-cell office:value-type="float" office:value="118" calcext:value-type="float">
            <text:p>118</text:p>
          </table:table-cell>
          <table:table-cell office:value-type="float" office:value="2834" calcext:value-type="float">
            <text:p>2834</text:p>
          </table:table-cell>
          <table:table-cell office:value-type="float" office:value="1000" calcext:value-type="float">
            <text:p>1000</text:p>
          </table:table-cell>
          <table:table-cell office:value-type="float" office:value="2.834" calcext:value-type="float">
            <text:p>2.8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98" calcext:value-type="float">
            <text:p>3098</text:p>
          </table:table-cell>
          <table:table-cell office:value-type="float" office:value="1000" calcext:value-type="float">
            <text:p>1000</text:p>
          </table:table-cell>
          <table:table-cell office:value-type="float" office:value="3.098" calcext:value-type="float">
            <text:p>3.09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4" calcext:value-type="float">
            <text:p>264</text:p>
          </table:table-cell>
          <table:table-cell office:value-type="float" office:value="1000" calcext:value-type="float">
            <text:p>1000</text:p>
          </table:table-cell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0992" calcext:value-type="float">
            <text:p>40992</text:p>
          </table:table-cell>
          <table:table-cell office:value-type="float" office:value="1000" calcext:value-type="float">
            <text:p>1000</text:p>
          </table:table-cell>
          <table:table-cell office:value-type="float" office:value="40.992" calcext:value-type="float">
            <text:p>40.992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0.0112059" calcext:value-type="float">
            <text:p>0.01120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2059" calcext:value-type="float">
            <text:p>1.12059E-05</text:p>
          </table:table-cell>
          <table:table-cell office:value-type="float" office:value="0.000006195" calcext:value-type="float">
            <text:p>6.195E-06</text:p>
          </table:table-cell>
          <table:table-cell office:value-type="float" office:value="0.000027898" calcext:value-type="float">
            <text:p>2.7898E-05</text:p>
          </table:table-cell>
          <table:table-cell office:value-type="float" office:value="95308" calcext:value-type="float">
            <text:p>95308</text:p>
          </table:table-cell>
          <table:table-cell office:value-type="float" office:value="1000" calcext:value-type="float">
            <text:p>1000</text:p>
          </table:table-cell>
          <table:table-cell office:value-type="float" office:value="95.308" calcext:value-type="float">
            <text:p>95.308</text:p>
          </table:table-cell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office:value-type="float" office:value="3361" calcext:value-type="float">
            <text:p>3361</text:p>
          </table:table-cell>
          <table:table-cell office:value-type="float" office:value="1000" calcext:value-type="float">
            <text:p>1000</text:p>
          </table:table-cell>
          <table:table-cell office:value-type="float" office:value="3.361" calcext:value-type="float">
            <text:p>3.3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69" calcext:value-type="float">
            <text:p>3669</text:p>
          </table:table-cell>
          <table:table-cell office:value-type="float" office:value="1000" calcext:value-type="float">
            <text:p>1000</text:p>
          </table:table-cell>
          <table:table-cell office:value-type="float" office:value="3.669" calcext:value-type="float">
            <text:p>3.6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8" calcext:value-type="float">
            <text:p>308</text:p>
          </table:table-cell>
          <table:table-cell office:value-type="float" office:value="1000" calcext:value-type="float">
            <text:p>1000</text:p>
          </table:table-cell>
          <table:table-cell office:value-type="float" office:value="0.308" calcext:value-type="float">
            <text:p>0.3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4563" calcext:value-type="float">
            <text:p>54563</text:p>
          </table:table-cell>
          <table:table-cell office:value-type="float" office:value="1000" calcext:value-type="float">
            <text:p>1000</text:p>
          </table:table-cell>
          <table:table-cell office:value-type="float" office:value="54.563" calcext:value-type="float">
            <text:p>54.563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0.0139866" calcext:value-type="float">
            <text:p>0.01398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9866" calcext:value-type="float">
            <text:p>1.39866E-05</text:p>
          </table:table-cell>
          <table:table-cell office:value-type="float" office:value="0.000006471" calcext:value-type="float">
            <text:p>6.471E-06</text:p>
          </table:table-cell>
          <table:table-cell office:value-type="float" office:value="0.000037162" calcext:value-type="float">
            <text:p>3.7162E-05</text:p>
          </table:table-cell>
          <table:table-cell office:value-type="float" office:value="119815" calcext:value-type="float">
            <text:p>119815</text:p>
          </table:table-cell>
          <table:table-cell office:value-type="float" office:value="1000" calcext:value-type="float">
            <text:p>1000</text:p>
          </table:table-cell>
          <table:table-cell office:value-type="float" office:value="119.815" calcext:value-type="float">
            <text:p>119.815</text:p>
          </table:table-cell>
          <table:table-cell office:value-type="float" office:value="57" calcext:value-type="float">
            <text:p>57</text:p>
          </table:table-cell>
          <table:table-cell office:value-type="float" office:value="270" calcext:value-type="float">
            <text:p>270</text:p>
          </table:table-cell>
          <table:table-cell office:value-type="float" office:value="3922" calcext:value-type="float">
            <text:p>3922</text:p>
          </table:table-cell>
          <table:table-cell office:value-type="float" office:value="1000" calcext:value-type="float">
            <text:p>1000</text:p>
          </table:table-cell>
          <table:table-cell office:value-type="float" office:value="3.922" calcext:value-type="float">
            <text:p>3.9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260" calcext:value-type="float">
            <text:p>4260</text:p>
          </table:table-cell>
          <table:table-cell office:value-type="float" office:value="1000" calcext:value-type="float">
            <text:p>1000</text:p>
          </table:table-cell>
          <table:table-cell office:value-type="float" office:value="4.26" calcext:value-type="float">
            <text:p>4.2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office:value-type="float" office:value="1000" calcext:value-type="float">
            <text:p>1000</text:p>
          </table:table-cell>
          <table:table-cell office:value-type="float" office:value="0.338" calcext:value-type="float">
            <text:p>0.3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68337" calcext:value-type="float">
            <text:p>68337</text:p>
          </table:table-cell>
          <table:table-cell office:value-type="float" office:value="1000" calcext:value-type="float">
            <text:p>1000</text:p>
          </table:table-cell>
          <table:table-cell office:value-type="float" office:value="68.337" calcext:value-type="float">
            <text:p>68.337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0.0176763" calcext:value-type="float">
            <text:p>0.01767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6763" calcext:value-type="float">
            <text:p>1.76763E-05</text:p>
          </table:table-cell>
          <table:table-cell office:value-type="float" office:value="0.000009621" calcext:value-type="float">
            <text:p>9.621E-06</text:p>
          </table:table-cell>
          <table:table-cell office:value-type="float" office:value="0.000040194" calcext:value-type="float">
            <text:p>4.0194E-05</text:p>
          </table:table-cell>
          <table:table-cell office:value-type="float" office:value="153274" calcext:value-type="float">
            <text:p>153274</text:p>
          </table:table-cell>
          <table:table-cell office:value-type="float" office:value="1000" calcext:value-type="float">
            <text:p>1000</text:p>
          </table:table-cell>
          <table:table-cell office:value-type="float" office:value="153.274" calcext:value-type="float">
            <text:p>153.274</text:p>
          </table:table-cell>
          <table:table-cell office:value-type="float" office:value="82" calcext:value-type="float">
            <text:p>82</text:p>
          </table:table-cell>
          <table:table-cell office:value-type="float" office:value="290" calcext:value-type="float">
            <text:p>290</text:p>
          </table:table-cell>
          <table:table-cell office:value-type="float" office:value="4584" calcext:value-type="float">
            <text:p>4584</text:p>
          </table:table-cell>
          <table:table-cell office:value-type="float" office:value="1000" calcext:value-type="float">
            <text:p>1000</text:p>
          </table:table-cell>
          <table:table-cell office:value-type="float" office:value="4.584" calcext:value-type="float">
            <text:p>4.58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996" calcext:value-type="float">
            <text:p>4996</text:p>
          </table:table-cell>
          <table:table-cell office:value-type="float" office:value="1000" calcext:value-type="float">
            <text:p>1000</text:p>
          </table:table-cell>
          <table:table-cell office:value-type="float" office:value="4.996" calcext:value-type="float">
            <text:p>4.99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12" calcext:value-type="float">
            <text:p>412</text:p>
          </table:table-cell>
          <table:table-cell office:value-type="float" office:value="1000" calcext:value-type="float">
            <text:p>1000</text:p>
          </table:table-cell>
          <table:table-cell office:value-type="float" office:value="0.412" calcext:value-type="float">
            <text:p>0.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81518" calcext:value-type="float">
            <text:p>81518</text:p>
          </table:table-cell>
          <table:table-cell office:value-type="float" office:value="1000" calcext:value-type="float">
            <text:p>1000</text:p>
          </table:table-cell>
          <table:table-cell office:value-type="float" office:value="81.518" calcext:value-type="float">
            <text:p>81.518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0.0233072" calcext:value-type="float">
            <text:p>0.02330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3072" calcext:value-type="float">
            <text:p>2.33072E-05</text:p>
          </table:table-cell>
          <table:table-cell office:value-type="float" office:value="0.000010574" calcext:value-type="float">
            <text:p>1.0574E-05</text:p>
          </table:table-cell>
          <table:table-cell office:value-type="float" office:value="0.000054044" calcext:value-type="float">
            <text:p>5.4044E-05</text:p>
          </table:table-cell>
          <table:table-cell office:value-type="float" office:value="205165" calcext:value-type="float">
            <text:p>205165</text:p>
          </table:table-cell>
          <table:table-cell office:value-type="float" office:value="1000" calcext:value-type="float">
            <text:p>1000</text:p>
          </table:table-cell>
          <table:table-cell office:value-type="float" office:value="205.165" calcext:value-type="float">
            <text:p>205.165</text:p>
          </table:table-cell>
          <table:table-cell office:value-type="float" office:value="91" calcext:value-type="float">
            <text:p>91</text:p>
          </table:table-cell>
          <table:table-cell office:value-type="float" office:value="378" calcext:value-type="float">
            <text:p>378</text:p>
          </table:table-cell>
          <table:table-cell office:value-type="float" office:value="5439" calcext:value-type="float">
            <text:p>5439</text:p>
          </table:table-cell>
          <table:table-cell office:value-type="float" office:value="1000" calcext:value-type="float">
            <text:p>1000</text:p>
          </table:table-cell>
          <table:table-cell office:value-type="float" office:value="5.439" calcext:value-type="float">
            <text:p>5.43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814" calcext:value-type="float">
            <text:p>5814</text:p>
          </table:table-cell>
          <table:table-cell office:value-type="float" office:value="1000" calcext:value-type="float">
            <text:p>1000</text:p>
          </table:table-cell>
          <table:table-cell office:value-type="float" office:value="5.814" calcext:value-type="float">
            <text:p>5.8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75" calcext:value-type="float">
            <text:p>375</text:p>
          </table:table-cell>
          <table:table-cell office:value-type="float" office:value="1000" calcext:value-type="float">
            <text:p>100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95044" calcext:value-type="float">
            <text:p>95044</text:p>
          </table:table-cell>
          <table:table-cell office:value-type="float" office:value="1000" calcext:value-type="float">
            <text:p>1000</text:p>
          </table:table-cell>
          <table:table-cell office:value-type="float" office:value="95.044" calcext:value-type="float">
            <text:p>95.044</text:p>
          </table:table-cell>
          <table:table-cell office:value-type="float" office:value="77" calcext:value-type="float">
            <text:p>77</text:p>
          </table:table-cell>
          <table:table-cell office:value-type="float" office:value="116" calcext:value-type="float">
            <text:p>116</text:p>
          </table:table-cell>
          <table:table-cell office:value-type="float" office:value="0.0316415" calcext:value-type="float">
            <text:p>0.03164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6415" calcext:value-type="float">
            <text:p>3.16415E-05</text:p>
          </table:table-cell>
          <table:table-cell office:value-type="float" office:value="0.000014951" calcext:value-type="float">
            <text:p>1.4951E-05</text:p>
          </table:table-cell>
          <table:table-cell office:value-type="float" office:value="0.000077664" calcext:value-type="float">
            <text:p>7.7664E-05</text:p>
          </table:table-cell>
          <table:table-cell office:value-type="float" office:value="287539" calcext:value-type="float">
            <text:p>287539</text:p>
          </table:table-cell>
          <table:table-cell office:value-type="float" office:value="1000" calcext:value-type="float">
            <text:p>1000</text:p>
          </table:table-cell>
          <table:table-cell office:value-type="float" office:value="287.539" calcext:value-type="float">
            <text:p>287.539</text:p>
          </table:table-cell>
          <table:table-cell office:value-type="float" office:value="129" calcext:value-type="float">
            <text:p>129</text:p>
          </table:table-cell>
          <table:table-cell office:value-type="float" office:value="603" calcext:value-type="float">
            <text:p>603</text:p>
          </table:table-cell>
          <table:table-cell office:value-type="float" office:value="6549" calcext:value-type="float">
            <text:p>6549</text:p>
          </table:table-cell>
          <table:table-cell office:value-type="float" office:value="1000" calcext:value-type="float">
            <text:p>1000</text:p>
          </table:table-cell>
          <table:table-cell office:value-type="float" office:value="6.549" calcext:value-type="float">
            <text:p>6.54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926" calcext:value-type="float">
            <text:p>6926</text:p>
          </table:table-cell>
          <table:table-cell office:value-type="float" office:value="1000" calcext:value-type="float">
            <text:p>1000</text:p>
          </table:table-cell>
          <table:table-cell office:value-type="float" office:value="6.926" calcext:value-type="float">
            <text:p>6.92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77" calcext:value-type="float">
            <text:p>377</text:p>
          </table:table-cell>
          <table:table-cell office:value-type="float" office:value="1000" calcext:value-type="float">
            <text:p>1000</text:p>
          </table:table-cell>
          <table:table-cell office:value-type="float" office:value="0.377" calcext:value-type="float">
            <text:p>0.3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08835" calcext:value-type="float">
            <text:p>108835</text:p>
          </table:table-cell>
          <table:table-cell office:value-type="float" office:value="1000" calcext:value-type="float">
            <text:p>1000</text:p>
          </table:table-cell>
          <table:table-cell office:value-type="float" office:value="108.835" calcext:value-type="float">
            <text:p>108.835</text:p>
          </table:table-cell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  <table:table-cell office:value-type="float" office:value="0.0460412" calcext:value-type="float">
            <text:p>0.04604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0412" calcext:value-type="float">
            <text:p>4.60412E-05</text:p>
          </table:table-cell>
          <table:table-cell office:value-type="float" office:value="0.000021942" calcext:value-type="float">
            <text:p>2.1942E-05</text:p>
          </table:table-cell>
          <table:table-cell office:value-type="float" office:value="0.000102549" calcext:value-type="float">
            <text:p>0.000102549</text:p>
          </table:table-cell>
          <table:table-cell office:value-type="float" office:value="430672" calcext:value-type="float">
            <text:p>430672</text:p>
          </table:table-cell>
          <table:table-cell office:value-type="float" office:value="1000" calcext:value-type="float">
            <text:p>1000</text:p>
          </table:table-cell>
          <table:table-cell office:value-type="float" office:value="430.672" calcext:value-type="float">
            <text:p>430.672</text:p>
          </table:table-cell>
          <table:table-cell office:value-type="float" office:value="199" calcext:value-type="float">
            <text:p>199</text:p>
          </table:table-cell>
          <table:table-cell office:value-type="float" office:value="929" calcext:value-type="float">
            <text:p>929</text:p>
          </table:table-cell>
          <table:table-cell office:value-type="float" office:value="8069" calcext:value-type="float">
            <text:p>8069</text:p>
          </table:table-cell>
          <table:table-cell office:value-type="float" office:value="1000" calcext:value-type="float">
            <text:p>1000</text:p>
          </table:table-cell>
          <table:table-cell office:value-type="float" office:value="8.069" calcext:value-type="float">
            <text:p>8.06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430" calcext:value-type="float">
            <text:p>8430</text:p>
          </table:table-cell>
          <table:table-cell office:value-type="float" office:value="1000" calcext:value-type="float">
            <text:p>1000</text:p>
          </table:table-cell>
          <table:table-cell office:value-type="float" office:value="8.43" calcext:value-type="float">
            <text:p>8.4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61" calcext:value-type="float">
            <text:p>361</text:p>
          </table:table-cell>
          <table:table-cell office:value-type="float" office:value="1000" calcext:value-type="float">
            <text:p>1000</text:p>
          </table:table-cell>
          <table:table-cell office:value-type="float" office:value="0.361" calcext:value-type="float">
            <text:p>0.3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122567" calcext:value-type="float">
            <text:p>122567</text:p>
          </table:table-cell>
          <table:table-cell office:value-type="float" office:value="1000" calcext:value-type="float">
            <text:p>1000</text:p>
          </table:table-cell>
          <table:table-cell office:value-type="float" office:value="122.567" calcext:value-type="float">
            <text:p>122.567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office:value-type="float" office:value="0.0778403" calcext:value-type="float">
            <text:p>0.07784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78403" calcext:value-type="float">
            <text:p>7.78403E-05</text:p>
          </table:table-cell>
          <table:table-cell office:value-type="float" office:value="0.000036084" calcext:value-type="float">
            <text:p>3.6084E-05</text:p>
          </table:table-cell>
          <table:table-cell office:value-type="float" office:value="0.000151277" calcext:value-type="float">
            <text:p>0.000151277</text:p>
          </table:table-cell>
          <table:table-cell office:value-type="float" office:value="755712" calcext:value-type="float">
            <text:p>755712</text:p>
          </table:table-cell>
          <table:table-cell office:value-type="float" office:value="1000" calcext:value-type="float">
            <text:p>1000</text:p>
          </table:table-cell>
          <table:table-cell office:value-type="float" office:value="755.712" calcext:value-type="float">
            <text:p>755.712</text:p>
          </table:table-cell>
          <table:table-cell office:value-type="float" office:value="337" calcext:value-type="float">
            <text:p>337</text:p>
          </table:table-cell>
          <table:table-cell office:value-type="float" office:value="1301" calcext:value-type="float">
            <text:p>1301</text:p>
          </table:table-cell>
          <table:table-cell office:value-type="float" office:value="10733" calcext:value-type="float">
            <text:p>10733</text:p>
          </table:table-cell>
          <table:table-cell office:value-type="float" office:value="1000" calcext:value-type="float">
            <text:p>1000</text:p>
          </table:table-cell>
          <table:table-cell office:value-type="float" office:value="10.733" calcext:value-type="float">
            <text:p>10.73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848" calcext:value-type="float">
            <text:p>10848</text:p>
          </table:table-cell>
          <table:table-cell office:value-type="float" office:value="1000" calcext:value-type="float">
            <text:p>1000</text:p>
          </table:table-cell>
          <table:table-cell office:value-type="float" office:value="10.848" calcext:value-type="float">
            <text:p>10.84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  <table:table-cell office:value-type="float" office:value="1000" calcext:value-type="float">
            <text:p>1000</text:p>
          </table:table-cell>
          <table:table-cell office:value-type="float" office:value="0.115" calcext:value-type="float">
            <text:p>0.1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ummary_1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474" calcext:value-type="float">
            <text:p>15474</text:p>
          </table:table-cell>
          <table:table-cell office:value-type="float" office:value="1000" calcext:value-type="float">
            <text:p>1000</text:p>
          </table:table-cell>
          <table:table-cell office:value-type="float" office:value="15.474" calcext:value-type="float">
            <text:p>15.47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.0074015" calcext:value-type="float">
            <text:p>0.00740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4015" calcext:value-type="float">
            <text:p>7.4015E-06</text:p>
          </table:table-cell>
          <table:table-cell office:value-type="float" office:value="0.000005981" calcext:value-type="float">
            <text:p>5.981E-06</text:p>
          </table:table-cell>
          <table:table-cell office:value-type="float" office:value="0.000027037" calcext:value-type="float">
            <text:p>2.7037E-05</text:p>
          </table:table-cell>
          <table:table-cell office:value-type="float" office:value="64425" calcext:value-type="float">
            <text:p>64425</text:p>
          </table:table-cell>
          <table:table-cell office:value-type="float" office:value="1000" calcext:value-type="float">
            <text:p>1000</text:p>
          </table:table-cell>
          <table:table-cell office:value-type="float" office:value="64.425" calcext:value-type="float">
            <text:p>64.425</text:p>
          </table:table-cell>
          <table:table-cell office:value-type="float" office:value="55" calcext:value-type="float">
            <text:p>55</text:p>
          </table:table-cell>
          <table:table-cell office:value-type="float" office:value="113" calcext:value-type="float">
            <text:p>113</text:p>
          </table:table-cell>
          <table:table-cell office:value-type="float" office:value="2301" calcext:value-type="float">
            <text:p>2301</text:p>
          </table:table-cell>
          <table:table-cell office:value-type="float" office:value="1000" calcext:value-type="float">
            <text:p>1000</text:p>
          </table:table-cell>
          <table:table-cell office:value-type="float" office:value="2.301" calcext:value-type="float">
            <text:p>2.3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99" calcext:value-type="float">
            <text:p>2499</text:p>
          </table:table-cell>
          <table:table-cell office:value-type="float" office:value="1000" calcext:value-type="float">
            <text:p>1000</text:p>
          </table:table-cell>
          <table:table-cell office:value-type="float" office:value="2.499" calcext:value-type="float">
            <text:p>2.4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1000" calcext:value-type="float">
            <text:p>1000</text:p>
          </table:table-cell>
          <table:table-cell office:value-type="float" office:value="0.198" calcext:value-type="float">
            <text:p>0.1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382" calcext:value-type="float">
            <text:p>30382</text:p>
          </table:table-cell>
          <table:table-cell office:value-type="float" office:value="1000" calcext:value-type="float">
            <text:p>1000</text:p>
          </table:table-cell>
          <table:table-cell office:value-type="float" office:value="30.382" calcext:value-type="float">
            <text:p>30.382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0.00967652" calcext:value-type="float">
            <text:p>0.009676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67652" calcext:value-type="float">
            <text:p>9.67652E-06</text:p>
          </table:table-cell>
          <table:table-cell office:value-type="float" office:value="0.000006301" calcext:value-type="float">
            <text:p>6.301E-06</text:p>
          </table:table-cell>
          <table:table-cell office:value-type="float" office:value="0.000050123" calcext:value-type="float">
            <text:p>5.0123E-05</text:p>
          </table:table-cell>
          <table:table-cell office:value-type="float" office:value="80937" calcext:value-type="float">
            <text:p>80937</text:p>
          </table:table-cell>
          <table:table-cell office:value-type="float" office:value="1000" calcext:value-type="float">
            <text:p>1000</text:p>
          </table:table-cell>
          <table:table-cell office:value-type="float" office:value="80.937" calcext:value-type="float">
            <text:p>80.937</text:p>
          </table:table-cell>
          <table:table-cell office:value-type="float" office:value="57" calcext:value-type="float">
            <text:p>57</text:p>
          </table:table-cell>
          <table:table-cell office:value-type="float" office:value="124" calcext:value-type="float">
            <text:p>124</text:p>
          </table:table-cell>
          <table:table-cell office:value-type="float" office:value="2838" calcext:value-type="float">
            <text:p>2838</text:p>
          </table:table-cell>
          <table:table-cell office:value-type="float" office:value="1000" calcext:value-type="float">
            <text:p>1000</text:p>
          </table:table-cell>
          <table:table-cell office:value-type="float" office:value="2.838" calcext:value-type="float">
            <text:p>2.8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24" calcext:value-type="float">
            <text:p>3124</text:p>
          </table:table-cell>
          <table:table-cell office:value-type="float" office:value="1000" calcext:value-type="float">
            <text:p>1000</text:p>
          </table:table-cell>
          <table:table-cell office:value-type="float" office:value="3.124" calcext:value-type="float">
            <text:p>3.1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  <table:table-cell office:value-type="float" office:value="1000" calcext:value-type="float">
            <text:p>1000</text:p>
          </table:table-cell>
          <table:table-cell office:value-type="float" office:value="0.286" calcext:value-type="float">
            <text:p>0.2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5677" calcext:value-type="float">
            <text:p>45677</text:p>
          </table:table-cell>
          <table:table-cell office:value-type="float" office:value="1000" calcext:value-type="float">
            <text:p>1000</text:p>
          </table:table-cell>
          <table:table-cell office:value-type="float" office:value="45.677" calcext:value-type="float">
            <text:p>45.677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0.0118892" calcext:value-type="float">
            <text:p>0.01188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8892" calcext:value-type="float">
            <text:p>1.18892E-05</text:p>
          </table:table-cell>
          <table:table-cell office:value-type="float" office:value="0.000006531" calcext:value-type="float">
            <text:p>6.531E-06</text:p>
          </table:table-cell>
          <table:table-cell office:value-type="float" office:value="0.000035028" calcext:value-type="float">
            <text:p>3.5028E-05</text:p>
          </table:table-cell>
          <table:table-cell office:value-type="float" office:value="101034" calcext:value-type="float">
            <text:p>101034</text:p>
          </table:table-cell>
          <table:table-cell office:value-type="float" office:value="1000" calcext:value-type="float">
            <text:p>1000</text:p>
          </table:table-cell>
          <table:table-cell office:value-type="float" office:value="101.034" calcext:value-type="float">
            <text:p>101.034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float" office:value="3371" calcext:value-type="float">
            <text:p>3371</text:p>
          </table:table-cell>
          <table:table-cell office:value-type="float" office:value="1000" calcext:value-type="float">
            <text:p>1000</text:p>
          </table:table-cell>
          <table:table-cell office:value-type="float" office:value="3.371" calcext:value-type="float">
            <text:p>3.3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13" calcext:value-type="float">
            <text:p>3713</text:p>
          </table:table-cell>
          <table:table-cell office:value-type="float" office:value="1000" calcext:value-type="float">
            <text:p>1000</text:p>
          </table:table-cell>
          <table:table-cell office:value-type="float" office:value="3.713" calcext:value-type="float">
            <text:p>3.7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42" calcext:value-type="float">
            <text:p>342</text:p>
          </table:table-cell>
          <table:table-cell office:value-type="float" office:value="1000" calcext:value-type="float">
            <text:p>1000</text:p>
          </table:table-cell>
          <table:table-cell office:value-type="float" office:value="0.342" calcext:value-type="float">
            <text:p>0.3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1117" calcext:value-type="float">
            <text:p>61117</text:p>
          </table:table-cell>
          <table:table-cell office:value-type="float" office:value="1000" calcext:value-type="float">
            <text:p>1000</text:p>
          </table:table-cell>
          <table:table-cell office:value-type="float" office:value="61.117" calcext:value-type="float">
            <text:p>61.117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0.0154312" calcext:value-type="float">
            <text:p>0.01543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4312" calcext:value-type="float">
            <text:p>1.54312E-05</text:p>
          </table:table-cell>
          <table:table-cell office:value-type="float" office:value="0.000007045" calcext:value-type="float">
            <text:p>7.045E-06</text:p>
          </table:table-cell>
          <table:table-cell office:value-type="float" office:value="0.000053542" calcext:value-type="float">
            <text:p>5.3542E-05</text:p>
          </table:table-cell>
          <table:table-cell office:value-type="float" office:value="130068" calcext:value-type="float">
            <text:p>130068</text:p>
          </table:table-cell>
          <table:table-cell office:value-type="float" office:value="1000" calcext:value-type="float">
            <text:p>1000</text:p>
          </table:table-cell>
          <table:table-cell office:value-type="float" office:value="130.068" calcext:value-type="float">
            <text:p>130.068</text:p>
          </table:table-cell>
          <table:table-cell office:value-type="float" office:value="61" calcext:value-type="float">
            <text:p>61</text:p>
          </table:table-cell>
          <table:table-cell office:value-type="float" office:value="231" calcext:value-type="float">
            <text:p>231</text:p>
          </table:table-cell>
          <table:table-cell office:value-type="float" office:value="4019" calcext:value-type="float">
            <text:p>4019</text:p>
          </table:table-cell>
          <table:table-cell office:value-type="float" office:value="1000" calcext:value-type="float">
            <text:p>1000</text:p>
          </table:table-cell>
          <table:table-cell office:value-type="float" office:value="4.019" calcext:value-type="float">
            <text:p>4.0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366" calcext:value-type="float">
            <text:p>4366</text:p>
          </table:table-cell>
          <table:table-cell office:value-type="float" office:value="1000" calcext:value-type="float">
            <text:p>1000</text:p>
          </table:table-cell>
          <table:table-cell office:value-type="float" office:value="4.366" calcext:value-type="float">
            <text:p>4.36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47" calcext:value-type="float">
            <text:p>347</text:p>
          </table:table-cell>
          <table:table-cell office:value-type="float" office:value="1000" calcext:value-type="float">
            <text:p>1000</text:p>
          </table:table-cell>
          <table:table-cell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76633" calcext:value-type="float">
            <text:p>76633</text:p>
          </table:table-cell>
          <table:table-cell office:value-type="float" office:value="1000" calcext:value-type="float">
            <text:p>1000</text:p>
          </table:table-cell>
          <table:table-cell office:value-type="float" office:value="76.633" calcext:value-type="float">
            <text:p>76.633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0.0193534" calcext:value-type="float">
            <text:p>0.01935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3534" calcext:value-type="float">
            <text:p>1.93534E-05</text:p>
          </table:table-cell>
          <table:table-cell office:value-type="float" office:value="0.000010681" calcext:value-type="float">
            <text:p>1.0681E-05</text:p>
          </table:table-cell>
          <table:table-cell office:value-type="float" office:value="0.000045303" calcext:value-type="float">
            <text:p>4.5303E-05</text:p>
          </table:table-cell>
          <table:table-cell office:value-type="float" office:value="166576" calcext:value-type="float">
            <text:p>166576</text:p>
          </table:table-cell>
          <table:table-cell office:value-type="float" office:value="1000" calcext:value-type="float">
            <text:p>1000</text:p>
          </table:table-cell>
          <table:table-cell office:value-type="float" office:value="166.576" calcext:value-type="float">
            <text:p>166.576</text:p>
          </table:table-cell>
          <table:table-cell office:value-type="float" office:value="93" calcext:value-type="float">
            <text:p>93</text:p>
          </table:table-cell>
          <table:table-cell office:value-type="float" office:value="350" calcext:value-type="float">
            <text:p>350</text:p>
          </table:table-cell>
          <table:table-cell office:value-type="float" office:value="4680" calcext:value-type="float">
            <text:p>4680</text:p>
          </table:table-cell>
          <table:table-cell office:value-type="float" office:value="1000" calcext:value-type="float">
            <text:p>1000</text:p>
          </table:table-cell>
          <table:table-cell office:value-type="float" office:value="4.68" calcext:value-type="float">
            <text:p>4.6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092" calcext:value-type="float">
            <text:p>5092</text:p>
          </table:table-cell>
          <table:table-cell office:value-type="float" office:value="1000" calcext:value-type="float">
            <text:p>1000</text:p>
          </table:table-cell>
          <table:table-cell office:value-type="float" office:value="5.092" calcext:value-type="float">
            <text:p>5.09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12" calcext:value-type="float">
            <text:p>412</text:p>
          </table:table-cell>
          <table:table-cell office:value-type="float" office:value="1000" calcext:value-type="float">
            <text:p>1000</text:p>
          </table:table-cell>
          <table:table-cell office:value-type="float" office:value="0.412" calcext:value-type="float">
            <text:p>0.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1660" calcext:value-type="float">
            <text:p>91660</text:p>
          </table:table-cell>
          <table:table-cell office:value-type="float" office:value="1000" calcext:value-type="float">
            <text:p>1000</text:p>
          </table:table-cell>
          <table:table-cell office:value-type="float" office:value="91.66" calcext:value-type="float">
            <text:p>91.66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office:value-type="float" office:value="0.0254418" calcext:value-type="float">
            <text:p>0.02544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4418" calcext:value-type="float">
            <text:p>2.54418E-05</text:p>
          </table:table-cell>
          <table:table-cell office:value-type="float" office:value="0.000014943" calcext:value-type="float">
            <text:p>1.4943E-05</text:p>
          </table:table-cell>
          <table:table-cell office:value-type="float" office:value="0.000070876" calcext:value-type="float">
            <text:p>7.0876E-05</text:p>
          </table:table-cell>
          <table:table-cell office:value-type="float" office:value="223803" calcext:value-type="float">
            <text:p>223803</text:p>
          </table:table-cell>
          <table:table-cell office:value-type="float" office:value="1000" calcext:value-type="float">
            <text:p>1000</text:p>
          </table:table-cell>
          <table:table-cell office:value-type="float" office:value="223.803" calcext:value-type="float">
            <text:p>223.803</text:p>
          </table:table-cell>
          <table:table-cell office:value-type="float" office:value="129" calcext:value-type="float">
            <text:p>129</text:p>
          </table:table-cell>
          <table:table-cell office:value-type="float" office:value="512" calcext:value-type="float">
            <text:p>512</text:p>
          </table:table-cell>
          <table:table-cell office:value-type="float" office:value="5569" calcext:value-type="float">
            <text:p>5569</text:p>
          </table:table-cell>
          <table:table-cell office:value-type="float" office:value="1000" calcext:value-type="float">
            <text:p>1000</text:p>
          </table:table-cell>
          <table:table-cell office:value-type="float" office:value="5.569" calcext:value-type="float">
            <text:p>5.56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997" calcext:value-type="float">
            <text:p>5997</text:p>
          </table:table-cell>
          <table:table-cell office:value-type="float" office:value="1000" calcext:value-type="float">
            <text:p>1000</text:p>
          </table:table-cell>
          <table:table-cell office:value-type="float" office:value="5.997" calcext:value-type="float">
            <text:p>5.99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28" calcext:value-type="float">
            <text:p>428</text:p>
          </table:table-cell>
          <table:table-cell office:value-type="float" office:value="1000" calcext:value-type="float">
            <text:p>1000</text:p>
          </table:table-cell>
          <table:table-cell office:value-type="float" office:value="0.428" calcext:value-type="float">
            <text:p>0.4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07192" calcext:value-type="float">
            <text:p>107192</text:p>
          </table:table-cell>
          <table:table-cell office:value-type="float" office:value="1000" calcext:value-type="float">
            <text:p>1000</text:p>
          </table:table-cell>
          <table:table-cell office:value-type="float" office:value="107.192" calcext:value-type="float">
            <text:p>107.192</text:p>
          </table:table-cell>
          <table:table-cell office:value-type="float" office:value="89" calcext:value-type="float">
            <text:p>89</text:p>
          </table:table-cell>
          <table:table-cell office:value-type="float" office:value="126" calcext:value-type="float">
            <text:p>126</text:p>
          </table:table-cell>
          <table:table-cell office:value-type="float" office:value="0.0344696" calcext:value-type="float">
            <text:p>0.03446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4696" calcext:value-type="float">
            <text:p>3.44696E-05</text:p>
          </table:table-cell>
          <table:table-cell office:value-type="float" office:value="0.000015967" calcext:value-type="float">
            <text:p>1.5967E-05</text:p>
          </table:table-cell>
          <table:table-cell office:value-type="float" office:value="0.000087163" calcext:value-type="float">
            <text:p>8.7163E-05</text:p>
          </table:table-cell>
          <table:table-cell office:value-type="float" office:value="310027" calcext:value-type="float">
            <text:p>310027</text:p>
          </table:table-cell>
          <table:table-cell office:value-type="float" office:value="1000" calcext:value-type="float">
            <text:p>1000</text:p>
          </table:table-cell>
          <table:table-cell office:value-type="float" office:value="310.027" calcext:value-type="float">
            <text:p>310.027</text:p>
          </table:table-cell>
          <table:table-cell office:value-type="float" office:value="139" calcext:value-type="float">
            <text:p>139</text:p>
          </table:table-cell>
          <table:table-cell office:value-type="float" office:value="550" calcext:value-type="float">
            <text:p>550</text:p>
          </table:table-cell>
          <table:table-cell office:value-type="float" office:value="6637" calcext:value-type="float">
            <text:p>6637</text:p>
          </table:table-cell>
          <table:table-cell office:value-type="float" office:value="1000" calcext:value-type="float">
            <text:p>1000</text:p>
          </table:table-cell>
          <table:table-cell office:value-type="float" office:value="6.637" calcext:value-type="float">
            <text:p>6.63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124" calcext:value-type="float">
            <text:p>7124</text:p>
          </table:table-cell>
          <table:table-cell office:value-type="float" office:value="1000" calcext:value-type="float">
            <text:p>1000</text:p>
          </table:table-cell>
          <table:table-cell office:value-type="float" office:value="7.124" calcext:value-type="float">
            <text:p>7.1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87" calcext:value-type="float">
            <text:p>487</text:p>
          </table:table-cell>
          <table:table-cell office:value-type="float" office:value="1000" calcext:value-type="float">
            <text:p>1000</text:p>
          </table:table-cell>
          <table:table-cell office:value-type="float" office:value="0.487" calcext:value-type="float">
            <text:p>0.4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22191" calcext:value-type="float">
            <text:p>122191</text:p>
          </table:table-cell>
          <table:table-cell office:value-type="float" office:value="1000" calcext:value-type="float">
            <text:p>1000</text:p>
          </table:table-cell>
          <table:table-cell office:value-type="float" office:value="122.191" calcext:value-type="float">
            <text:p>122.191</text:p>
          </table:table-cell>
          <table:table-cell office:value-type="float" office:value="107" calcext:value-type="float">
            <text:p>107</text:p>
          </table:table-cell>
          <table:table-cell office:value-type="float" office:value="137" calcext:value-type="float">
            <text:p>137</text:p>
          </table:table-cell>
          <table:table-cell office:value-type="float" office:value="0.0511451" calcext:value-type="float">
            <text:p>0.05114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1451" calcext:value-type="float">
            <text:p>5.11451E-05</text:p>
          </table:table-cell>
          <table:table-cell office:value-type="float" office:value="0.000027875" calcext:value-type="float">
            <text:p>2.7875E-05</text:p>
          </table:table-cell>
          <table:table-cell office:value-type="float" office:value="0.000104765" calcext:value-type="float">
            <text:p>0.000104765</text:p>
          </table:table-cell>
          <table:table-cell office:value-type="float" office:value="477224" calcext:value-type="float">
            <text:p>477224</text:p>
          </table:table-cell>
          <table:table-cell office:value-type="float" office:value="1000" calcext:value-type="float">
            <text:p>1000</text:p>
          </table:table-cell>
          <table:table-cell office:value-type="float" office:value="477.224" calcext:value-type="float">
            <text:p>477.224</text:p>
          </table:table-cell>
          <table:table-cell office:value-type="float" office:value="250" calcext:value-type="float">
            <text:p>250</text:p>
          </table:table-cell>
          <table:table-cell office:value-type="float" office:value="989" calcext:value-type="float">
            <text:p>989</text:p>
          </table:table-cell>
          <table:table-cell office:value-type="float" office:value="8318" calcext:value-type="float">
            <text:p>8318</text:p>
          </table:table-cell>
          <table:table-cell office:value-type="float" office:value="1000" calcext:value-type="float">
            <text:p>1000</text:p>
          </table:table-cell>
          <table:table-cell office:value-type="float" office:value="8.318" calcext:value-type="float">
            <text:p>8.3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681" calcext:value-type="float">
            <text:p>8681</text:p>
          </table:table-cell>
          <table:table-cell office:value-type="float" office:value="1000" calcext:value-type="float">
            <text:p>1000</text:p>
          </table:table-cell>
          <table:table-cell office:value-type="float" office:value="8.681" calcext:value-type="float">
            <text:p>8.68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63" calcext:value-type="float">
            <text:p>363</text:p>
          </table:table-cell>
          <table:table-cell office:value-type="float" office:value="1000" calcext:value-type="float">
            <text:p>100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37777" calcext:value-type="float">
            <text:p>137777</text:p>
          </table:table-cell>
          <table:table-cell office:value-type="float" office:value="1000" calcext:value-type="float">
            <text:p>1000</text:p>
          </table:table-cell>
          <table:table-cell office:value-type="float" office:value="137.777" calcext:value-type="float">
            <text:p>137.777</text:p>
          </table:table-cell>
          <table:table-cell office:value-type="float" office:value="126" calcext:value-type="float">
            <text:p>126</text:p>
          </table:table-cell>
          <table:table-cell office:value-type="float" office:value="150" calcext:value-type="float">
            <text:p>150</text:p>
          </table:table-cell>
          <table:table-cell office:value-type="float" office:value="0.0870197" calcext:value-type="float">
            <text:p>0.08701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70197" calcext:value-type="float">
            <text:p>8.70197E-05</text:p>
          </table:table-cell>
          <table:table-cell office:value-type="float" office:value="0.000047406" calcext:value-type="float">
            <text:p>4.7406E-05</text:p>
          </table:table-cell>
          <table:table-cell office:value-type="float" office:value="0.000169392" calcext:value-type="float">
            <text:p>0.000169392</text:p>
          </table:table-cell>
          <table:table-cell office:value-type="float" office:value="848867" calcext:value-type="float">
            <text:p>848867</text:p>
          </table:table-cell>
          <table:table-cell office:value-type="float" office:value="1000" calcext:value-type="float">
            <text:p>1000</text:p>
          </table:table-cell>
          <table:table-cell office:value-type="float" office:value="848.867" calcext:value-type="float">
            <text:p>848.867</text:p>
          </table:table-cell>
          <table:table-cell office:value-type="float" office:value="444" calcext:value-type="float">
            <text:p>444</text:p>
          </table:table-cell>
          <table:table-cell office:value-type="float" office:value="1744" calcext:value-type="float">
            <text:p>1744</text:p>
          </table:table-cell>
          <table:table-cell office:value-type="float" office:value="11102" calcext:value-type="float">
            <text:p>11102</text:p>
          </table:table-cell>
          <table:table-cell office:value-type="float" office:value="1000" calcext:value-type="float">
            <text:p>1000</text:p>
          </table:table-cell>
          <table:table-cell office:value-type="float" office:value="11.102" calcext:value-type="float">
            <text:p>11.10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1251" calcext:value-type="float">
            <text:p>11251</text:p>
          </table:table-cell>
          <table:table-cell office:value-type="float" office:value="1000" calcext:value-type="float">
            <text:p>1000</text:p>
          </table:table-cell>
          <table:table-cell office:value-type="float" office:value="11.251" calcext:value-type="float">
            <text:p>11.25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9" calcext:value-type="float">
            <text:p>149</text:p>
          </table:table-cell>
          <table:table-cell office:value-type="float" office:value="1000" calcext:value-type="float">
            <text:p>1000</text:p>
          </table:table-cell>
          <table:table-cell office:value-type="float" office:value="0.149" calcext:value-type="float">
            <text:p>0.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ummary_1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002" calcext:value-type="float">
            <text:p>17002</text:p>
          </table:table-cell>
          <table:table-cell office:value-type="float" office:value="1000" calcext:value-type="float">
            <text:p>1000</text:p>
          </table:table-cell>
          <table:table-cell office:value-type="float" office:value="17.002" calcext:value-type="float">
            <text:p>17.00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0766284" calcext:value-type="float">
            <text:p>0.007662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66284" calcext:value-type="float">
            <text:p>7.66284E-06</text:p>
          </table:table-cell>
          <table:table-cell office:value-type="float" office:value="0.000006254" calcext:value-type="float">
            <text:p>6.254E-06</text:p>
          </table:table-cell>
          <table:table-cell office:value-type="float" office:value="0.000026081" calcext:value-type="float">
            <text:p>2.6081E-05</text:p>
          </table:table-cell>
          <table:table-cell office:value-type="float" office:value="67735" calcext:value-type="float">
            <text:p>67735</text:p>
          </table:table-cell>
          <table:table-cell office:value-type="float" office:value="1000" calcext:value-type="float">
            <text:p>1000</text:p>
          </table:table-cell>
          <table:table-cell office:value-type="float" office:value="67.735" calcext:value-type="float">
            <text:p>67.735</text:p>
          </table:table-cell>
          <table:table-cell office:value-type="float" office:value="58" calcext:value-type="float">
            <text:p>58</text:p>
          </table:table-cell>
          <table:table-cell office:value-type="float" office:value="124" calcext:value-type="float">
            <text:p>124</text:p>
          </table:table-cell>
          <table:table-cell office:value-type="float" office:value="2292" calcext:value-type="float">
            <text:p>2292</text:p>
          </table:table-cell>
          <table:table-cell office:value-type="float" office:value="1000" calcext:value-type="float">
            <text:p>1000</text:p>
          </table:table-cell>
          <table:table-cell office:value-type="float" office:value="2.292" calcext:value-type="float">
            <text:p>2.2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29" calcext:value-type="float">
            <text:p>2529</text:p>
          </table:table-cell>
          <table:table-cell office:value-type="float" office:value="1000" calcext:value-type="float">
            <text:p>1000</text:p>
          </table:table-cell>
          <table:table-cell office:value-type="float" office:value="2.529" calcext:value-type="float">
            <text:p>2.5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office:value-type="float" office:value="1000" calcext:value-type="float">
            <text:p>1000</text:p>
          </table:table-cell>
          <table:table-cell office:value-type="float" office:value="0.237" calcext:value-type="float">
            <text:p>0.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4007" calcext:value-type="float">
            <text:p>34007</text:p>
          </table:table-cell>
          <table:table-cell office:value-type="float" office:value="1000" calcext:value-type="float">
            <text:p>1000</text:p>
          </table:table-cell>
          <table:table-cell office:value-type="float" office:value="34.007" calcext:value-type="float">
            <text:p>34.007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0.0103791" calcext:value-type="float">
            <text:p>0.01037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3791" calcext:value-type="float">
            <text:p>1.03791E-05</text:p>
          </table:table-cell>
          <table:table-cell office:value-type="float" office:value="0.00000656" calcext:value-type="float">
            <text:p>6.56E-06</text:p>
          </table:table-cell>
          <table:table-cell office:value-type="float" office:value="0.000036046" calcext:value-type="float">
            <text:p>3.6046E-05</text:p>
          </table:table-cell>
          <table:table-cell office:value-type="float" office:value="87314" calcext:value-type="float">
            <text:p>87314</text:p>
          </table:table-cell>
          <table:table-cell office:value-type="float" office:value="1000" calcext:value-type="float">
            <text:p>1000</text:p>
          </table:table-cell>
          <table:table-cell office:value-type="float" office:value="87.314" calcext:value-type="float">
            <text:p>87.314</text:p>
          </table:table-cell>
          <table:table-cell office:value-type="float" office:value="60" calcext:value-type="float">
            <text:p>60</text:p>
          </table:table-cell>
          <table:table-cell office:value-type="float" office:value="131" calcext:value-type="float">
            <text:p>131</text:p>
          </table:table-cell>
          <table:table-cell office:value-type="float" office:value="2912" calcext:value-type="float">
            <text:p>2912</text:p>
          </table:table-cell>
          <table:table-cell office:value-type="float" office:value="1000" calcext:value-type="float">
            <text:p>1000</text:p>
          </table:table-cell>
          <table:table-cell office:value-type="float" office:value="2.912" calcext:value-type="float">
            <text:p>2.9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63" calcext:value-type="float">
            <text:p>3163</text:p>
          </table:table-cell>
          <table:table-cell office:value-type="float" office:value="1000" calcext:value-type="float">
            <text:p>1000</text:p>
          </table:table-cell>
          <table:table-cell office:value-type="float" office:value="3.163" calcext:value-type="float">
            <text:p>3.16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1" calcext:value-type="float">
            <text:p>251</text:p>
          </table:table-cell>
          <table:table-cell office:value-type="float" office:value="1000" calcext:value-type="float">
            <text:p>1000</text:p>
          </table:table-cell>
          <table:table-cell office:value-type="float" office:value="0.251" calcext:value-type="float">
            <text:p>0.2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1350" calcext:value-type="float">
            <text:p>51350</text:p>
          </table:table-cell>
          <table:table-cell office:value-type="float" office:value="1000" calcext:value-type="float">
            <text:p>1000</text:p>
          </table:table-cell>
          <table:table-cell office:value-type="float" office:value="51.35" calcext:value-type="float">
            <text:p>51.35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0.0129383" calcext:value-type="float">
            <text:p>0.01293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9383" calcext:value-type="float">
            <text:p>1.29383E-05</text:p>
          </table:table-cell>
          <table:table-cell office:value-type="float" office:value="0.000006942" calcext:value-type="float">
            <text:p>6.942E-06</text:p>
          </table:table-cell>
          <table:table-cell office:value-type="float" office:value="0.000049923" calcext:value-type="float">
            <text:p>4.9923E-05</text:p>
          </table:table-cell>
          <table:table-cell office:value-type="float" office:value="108922" calcext:value-type="float">
            <text:p>108922</text:p>
          </table:table-cell>
          <table:table-cell office:value-type="float" office:value="1000" calcext:value-type="float">
            <text:p>1000</text:p>
          </table:table-cell>
          <table:table-cell office:value-type="float" office:value="108.922" calcext:value-type="float">
            <text:p>108.922</text:p>
          </table:table-cell>
          <table:table-cell office:value-type="float" office:value="62" calcext:value-type="float">
            <text:p>62</text:p>
          </table:table-cell>
          <table:table-cell office:value-type="float" office:value="191" calcext:value-type="float">
            <text:p>191</text:p>
          </table:table-cell>
          <table:table-cell office:value-type="float" office:value="3440" calcext:value-type="float">
            <text:p>3440</text:p>
          </table:table-cell>
          <table:table-cell office:value-type="float" office:value="1000" calcext:value-type="float">
            <text:p>1000</text:p>
          </table:table-cell>
          <table:table-cell office:value-type="float" office:value="3.44" calcext:value-type="float">
            <text:p>3.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28" calcext:value-type="float">
            <text:p>3828</text:p>
          </table:table-cell>
          <table:table-cell office:value-type="float" office:value="1000" calcext:value-type="float">
            <text:p>1000</text:p>
          </table:table-cell>
          <table:table-cell office:value-type="float" office:value="3.828" calcext:value-type="float">
            <text:p>3.8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88" calcext:value-type="float">
            <text:p>388</text:p>
          </table:table-cell>
          <table:table-cell office:value-type="float" office:value="1000" calcext:value-type="float">
            <text:p>1000</text:p>
          </table:table-cell>
          <table:table-cell office:value-type="float" office:value="0.388" calcext:value-type="float">
            <text:p>0.3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68402" calcext:value-type="float">
            <text:p>68402</text:p>
          </table:table-cell>
          <table:table-cell office:value-type="float" office:value="1000" calcext:value-type="float">
            <text:p>1000</text:p>
          </table:table-cell>
          <table:table-cell office:value-type="float" office:value="68.402" calcext:value-type="float">
            <text:p>68.402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0.0161752" calcext:value-type="float">
            <text:p>0.01617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1752" calcext:value-type="float">
            <text:p>1.61752E-05</text:p>
          </table:table-cell>
          <table:table-cell office:value-type="float" office:value="0.00000721" calcext:value-type="float">
            <text:p>7.21E-06</text:p>
          </table:table-cell>
          <table:table-cell office:value-type="float" office:value="0.000049207" calcext:value-type="float">
            <text:p>4.9207E-05</text:p>
          </table:table-cell>
          <table:table-cell office:value-type="float" office:value="138906" calcext:value-type="float">
            <text:p>138906</text:p>
          </table:table-cell>
          <table:table-cell office:value-type="float" office:value="1000" calcext:value-type="float">
            <text:p>1000</text:p>
          </table:table-cell>
          <table:table-cell office:value-type="float" office:value="138.906" calcext:value-type="float">
            <text:p>138.906</text:p>
          </table:table-cell>
          <table:table-cell office:value-type="float" office:value="65" calcext:value-type="float">
            <text:p>65</text:p>
          </table:table-cell>
          <table:table-cell office:value-type="float" office:value="248" calcext:value-type="float">
            <text:p>248</text:p>
          </table:table-cell>
          <table:table-cell office:value-type="float" office:value="4071" calcext:value-type="float">
            <text:p>4071</text:p>
          </table:table-cell>
          <table:table-cell office:value-type="float" office:value="1000" calcext:value-type="float">
            <text:p>1000</text:p>
          </table:table-cell>
          <table:table-cell office:value-type="float" office:value="4.071" calcext:value-type="float">
            <text:p>4.07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444" calcext:value-type="float">
            <text:p>4444</text:p>
          </table:table-cell>
          <table:table-cell office:value-type="float" office:value="1000" calcext:value-type="float">
            <text:p>1000</text:p>
          </table:table-cell>
          <table:table-cell office:value-type="float" office:value="4.444" calcext:value-type="float">
            <text:p>4.44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73" calcext:value-type="float">
            <text:p>373</text:p>
          </table:table-cell>
          <table:table-cell office:value-type="float" office:value="1000" calcext:value-type="float">
            <text:p>1000</text:p>
          </table:table-cell>
          <table:table-cell office:value-type="float" office:value="0.373" calcext:value-type="float">
            <text:p>0.3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85599" calcext:value-type="float">
            <text:p>85599</text:p>
          </table:table-cell>
          <table:table-cell office:value-type="float" office:value="1000" calcext:value-type="float">
            <text:p>1000</text:p>
          </table:table-cell>
          <table:table-cell office:value-type="float" office:value="85.599" calcext:value-type="float">
            <text:p>85.599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0.0207456" calcext:value-type="float">
            <text:p>0.02074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7456" calcext:value-type="float">
            <text:p>2.07456E-05</text:p>
          </table:table-cell>
          <table:table-cell office:value-type="float" office:value="0.000011207" calcext:value-type="float">
            <text:p>1.1207E-05</text:p>
          </table:table-cell>
          <table:table-cell office:value-type="float" office:value="0.000056385" calcext:value-type="float">
            <text:p>5.6385E-05</text:p>
          </table:table-cell>
          <table:table-cell office:value-type="float" office:value="181116" calcext:value-type="float">
            <text:p>181116</text:p>
          </table:table-cell>
          <table:table-cell office:value-type="float" office:value="1000" calcext:value-type="float">
            <text:p>1000</text:p>
          </table:table-cell>
          <table:table-cell office:value-type="float" office:value="181.116" calcext:value-type="float">
            <text:p>181.116</text:p>
          </table:table-cell>
          <table:table-cell office:value-type="float" office:value="97" calcext:value-type="float">
            <text:p>97</text:p>
          </table:table-cell>
          <table:table-cell office:value-type="float" office:value="340" calcext:value-type="float">
            <text:p>340</text:p>
          </table:table-cell>
          <table:table-cell office:value-type="float" office:value="4799" calcext:value-type="float">
            <text:p>4799</text:p>
          </table:table-cell>
          <table:table-cell office:value-type="float" office:value="1000" calcext:value-type="float">
            <text:p>1000</text:p>
          </table:table-cell>
          <table:table-cell office:value-type="float" office:value="4.799" calcext:value-type="float">
            <text:p>4.79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259" calcext:value-type="float">
            <text:p>5259</text:p>
          </table:table-cell>
          <table:table-cell office:value-type="float" office:value="1000" calcext:value-type="float">
            <text:p>1000</text:p>
          </table:table-cell>
          <table:table-cell office:value-type="float" office:value="5.259" calcext:value-type="float">
            <text:p>5.25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60" calcext:value-type="float">
            <text:p>460</text:p>
          </table:table-cell>
          <table:table-cell office:value-type="float" office:value="1000" calcext:value-type="float">
            <text:p>100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02744" calcext:value-type="float">
            <text:p>102744</text:p>
          </table:table-cell>
          <table:table-cell office:value-type="float" office:value="1000" calcext:value-type="float">
            <text:p>1000</text:p>
          </table:table-cell>
          <table:table-cell office:value-type="float" office:value="102.744" calcext:value-type="float">
            <text:p>102.744</text:p>
          </table:table-cell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office:value-type="float" office:value="0.0269904" calcext:value-type="float">
            <text:p>0.02699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9904" calcext:value-type="float">
            <text:p>2.69904E-05</text:p>
          </table:table-cell>
          <table:table-cell office:value-type="float" office:value="0.000015354" calcext:value-type="float">
            <text:p>1.5354E-05</text:p>
          </table:table-cell>
          <table:table-cell office:value-type="float" office:value="0.000060538" calcext:value-type="float">
            <text:p>6.0538E-05</text:p>
          </table:table-cell>
          <table:table-cell office:value-type="float" office:value="242116" calcext:value-type="float">
            <text:p>242116</text:p>
          </table:table-cell>
          <table:table-cell office:value-type="float" office:value="1000" calcext:value-type="float">
            <text:p>1000</text:p>
          </table:table-cell>
          <table:table-cell office:value-type="float" office:value="242.116" calcext:value-type="float">
            <text:p>242.116</text:p>
          </table:table-cell>
          <table:table-cell office:value-type="float" office:value="134" calcext:value-type="float">
            <text:p>134</text:p>
          </table:table-cell>
          <table:table-cell office:value-type="float" office:value="457" calcext:value-type="float">
            <text:p>457</text:p>
          </table:table-cell>
          <table:table-cell office:value-type="float" office:value="5675" calcext:value-type="float">
            <text:p>5675</text:p>
          </table:table-cell>
          <table:table-cell office:value-type="float" office:value="1000" calcext:value-type="float">
            <text:p>1000</text:p>
          </table:table-cell>
          <table:table-cell office:value-type="float" office:value="5.675" calcext:value-type="float">
            <text:p>5.6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158" calcext:value-type="float">
            <text:p>6158</text:p>
          </table:table-cell>
          <table:table-cell office:value-type="float" office:value="1000" calcext:value-type="float">
            <text:p>1000</text:p>
          </table:table-cell>
          <table:table-cell office:value-type="float" office:value="6.158" calcext:value-type="float">
            <text:p>6.15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83" calcext:value-type="float">
            <text:p>483</text:p>
          </table:table-cell>
          <table:table-cell office:value-type="float" office:value="1000" calcext:value-type="float">
            <text:p>1000</text:p>
          </table:table-cell>
          <table:table-cell office:value-type="float" office:value="0.483" calcext:value-type="float">
            <text:p>0.4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19673" calcext:value-type="float">
            <text:p>119673</text:p>
          </table:table-cell>
          <table:table-cell office:value-type="float" office:value="1000" calcext:value-type="float">
            <text:p>1000</text:p>
          </table:table-cell>
          <table:table-cell office:value-type="float" office:value="119.673" calcext:value-type="float">
            <text:p>119.673</text:p>
          </table:table-cell>
          <table:table-cell office:value-type="float" office:value="99" calcext:value-type="float">
            <text:p>99</text:p>
          </table:table-cell>
          <table:table-cell office:value-type="float" office:value="136" calcext:value-type="float">
            <text:p>136</text:p>
          </table:table-cell>
          <table:table-cell office:value-type="float" office:value="0.0370964" calcext:value-type="float">
            <text:p>0.03709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0964" calcext:value-type="float">
            <text:p>3.70964E-05</text:p>
          </table:table-cell>
          <table:table-cell office:value-type="float" office:value="0.000017419" calcext:value-type="float">
            <text:p>1.7419E-05</text:p>
          </table:table-cell>
          <table:table-cell office:value-type="float" office:value="0.000079012" calcext:value-type="float">
            <text:p>7.9012E-05</text:p>
          </table:table-cell>
          <table:table-cell office:value-type="float" office:value="342121" calcext:value-type="float">
            <text:p>342121</text:p>
          </table:table-cell>
          <table:table-cell office:value-type="float" office:value="1000" calcext:value-type="float">
            <text:p>1000</text:p>
          </table:table-cell>
          <table:table-cell office:value-type="float" office:value="342.121" calcext:value-type="float">
            <text:p>342.121</text:p>
          </table:table-cell>
          <table:table-cell office:value-type="float" office:value="156" calcext:value-type="float">
            <text:p>156</text:p>
          </table:table-cell>
          <table:table-cell office:value-type="float" office:value="687" calcext:value-type="float">
            <text:p>687</text:p>
          </table:table-cell>
          <table:table-cell office:value-type="float" office:value="6828" calcext:value-type="float">
            <text:p>6828</text:p>
          </table:table-cell>
          <table:table-cell office:value-type="float" office:value="1000" calcext:value-type="float">
            <text:p>1000</text:p>
          </table:table-cell>
          <table:table-cell office:value-type="float" office:value="6.828" calcext:value-type="float">
            <text:p>6.8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313" calcext:value-type="float">
            <text:p>7313</text:p>
          </table:table-cell>
          <table:table-cell office:value-type="float" office:value="1000" calcext:value-type="float">
            <text:p>1000</text:p>
          </table:table-cell>
          <table:table-cell office:value-type="float" office:value="7.313" calcext:value-type="float">
            <text:p>7.31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85" calcext:value-type="float">
            <text:p>485</text:p>
          </table:table-cell>
          <table:table-cell office:value-type="float" office:value="1000" calcext:value-type="float">
            <text:p>1000</text:p>
          </table:table-cell>
          <table:table-cell office:value-type="float" office:value="0.485" calcext:value-type="float">
            <text:p>0.4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36951" calcext:value-type="float">
            <text:p>136951</text:p>
          </table:table-cell>
          <table:table-cell office:value-type="float" office:value="1000" calcext:value-type="float">
            <text:p>1000</text:p>
          </table:table-cell>
          <table:table-cell office:value-type="float" office:value="136.951" calcext:value-type="float">
            <text:p>136.951</text:p>
          </table:table-cell>
          <table:table-cell office:value-type="float" office:value="119" calcext:value-type="float">
            <text:p>119</text:p>
          </table:table-cell>
          <table:table-cell office:value-type="float" office:value="151" calcext:value-type="float">
            <text:p>151</text:p>
          </table:table-cell>
          <table:table-cell office:value-type="float" office:value="0.0557248" calcext:value-type="float">
            <text:p>0.05572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57248" calcext:value-type="float">
            <text:p>5.57248E-05</text:p>
          </table:table-cell>
          <table:table-cell office:value-type="float" office:value="0.000030089" calcext:value-type="float">
            <text:p>3.0089E-05</text:p>
          </table:table-cell>
          <table:table-cell office:value-type="float" office:value="0.000110994" calcext:value-type="float">
            <text:p>0.000110994</text:p>
          </table:table-cell>
          <table:table-cell office:value-type="float" office:value="531135" calcext:value-type="float">
            <text:p>531135</text:p>
          </table:table-cell>
          <table:table-cell office:value-type="float" office:value="1000" calcext:value-type="float">
            <text:p>1000</text:p>
          </table:table-cell>
          <table:table-cell office:value-type="float" office:value="531.135" calcext:value-type="float">
            <text:p>531.135</text:p>
          </table:table-cell>
          <table:table-cell office:value-type="float" office:value="275" calcext:value-type="float">
            <text:p>275</text:p>
          </table:table-cell>
          <table:table-cell office:value-type="float" office:value="982" calcext:value-type="float">
            <text:p>982</text:p>
          </table:table-cell>
          <table:table-cell office:value-type="float" office:value="8591" calcext:value-type="float">
            <text:p>8591</text:p>
          </table:table-cell>
          <table:table-cell office:value-type="float" office:value="1000" calcext:value-type="float">
            <text:p>1000</text:p>
          </table:table-cell>
          <table:table-cell office:value-type="float" office:value="8.591" calcext:value-type="float">
            <text:p>8.59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971" calcext:value-type="float">
            <text:p>8971</text:p>
          </table:table-cell>
          <table:table-cell office:value-type="float" office:value="1000" calcext:value-type="float">
            <text:p>1000</text:p>
          </table:table-cell>
          <table:table-cell office:value-type="float" office:value="8.971" calcext:value-type="float">
            <text:p>8.97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80" calcext:value-type="float">
            <text:p>380</text:p>
          </table:table-cell>
          <table:table-cell office:value-type="float" office:value="1000" calcext:value-type="float">
            <text:p>1000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54108" calcext:value-type="float">
            <text:p>154108</text:p>
          </table:table-cell>
          <table:table-cell office:value-type="float" office:value="1000" calcext:value-type="float">
            <text:p>1000</text:p>
          </table:table-cell>
          <table:table-cell office:value-type="float" office:value="154.108" calcext:value-type="float">
            <text:p>154.108</text:p>
          </table:table-cell>
          <table:table-cell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0.0980967" calcext:value-type="float">
            <text:p>0.09809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0967" calcext:value-type="float">
            <text:p>9.80967E-05</text:p>
          </table:table-cell>
          <table:table-cell office:value-type="float" office:value="0.00004985" calcext:value-type="float">
            <text:p>4.985E-05</text:p>
          </table:table-cell>
          <table:table-cell office:value-type="float" office:value="0.000195639" calcext:value-type="float">
            <text:p>0.000195639</text:p>
          </table:table-cell>
          <table:table-cell office:value-type="float" office:value="970937" calcext:value-type="float">
            <text:p>970937</text:p>
          </table:table-cell>
          <table:table-cell office:value-type="float" office:value="1000" calcext:value-type="float">
            <text:p>1000</text:p>
          </table:table-cell>
          <table:table-cell office:value-type="float" office:value="970.937" calcext:value-type="float">
            <text:p>970.937</text:p>
          </table:table-cell>
          <table:table-cell office:value-type="float" office:value="471" calcext:value-type="float">
            <text:p>471</text:p>
          </table:table-cell>
          <table:table-cell office:value-type="float" office:value="2029" calcext:value-type="float">
            <text:p>2029</text:p>
          </table:table-cell>
          <table:table-cell office:value-type="float" office:value="11596" calcext:value-type="float">
            <text:p>11596</text:p>
          </table:table-cell>
          <table:table-cell office:value-type="float" office:value="1000" calcext:value-type="float">
            <text:p>1000</text:p>
          </table:table-cell>
          <table:table-cell office:value-type="float" office:value="11.596" calcext:value-type="float">
            <text:p>11.59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1766" calcext:value-type="float">
            <text:p>11766</text:p>
          </table:table-cell>
          <table:table-cell office:value-type="float" office:value="1000" calcext:value-type="float">
            <text:p>1000</text:p>
          </table:table-cell>
          <table:table-cell office:value-type="float" office:value="11.766" calcext:value-type="float">
            <text:p>11.76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1000" calcext:value-type="float">
            <text:p>100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ummary_2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163" calcext:value-type="float">
            <text:p>19163</text:p>
          </table:table-cell>
          <table:table-cell office:value-type="float" office:value="1000" calcext:value-type="float">
            <text:p>1000</text:p>
          </table:table-cell>
          <table:table-cell office:value-type="float" office:value="19.163" calcext:value-type="float">
            <text:p>19.16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.00823897" calcext:value-type="float">
            <text:p>0.008238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23897" calcext:value-type="float">
            <text:p>8.23897E-06</text:p>
          </table:table-cell>
          <table:table-cell office:value-type="float" office:value="0.000006581" calcext:value-type="float">
            <text:p>6.581E-06</text:p>
          </table:table-cell>
          <table:table-cell office:value-type="float" office:value="0.000029053" calcext:value-type="float">
            <text:p>2.9053E-05</text:p>
          </table:table-cell>
          <table:table-cell office:value-type="float" office:value="73262" calcext:value-type="float">
            <text:p>73262</text:p>
          </table:table-cell>
          <table:table-cell office:value-type="float" office:value="1000" calcext:value-type="float">
            <text:p>1000</text:p>
          </table:table-cell>
          <table:table-cell office:value-type="float" office:value="73.262" calcext:value-type="float">
            <text:p>73.262</text:p>
          </table:table-cell>
          <table:table-cell office:value-type="float" office:value="61" calcext:value-type="float">
            <text:p>61</text:p>
          </table:table-cell>
          <table:table-cell office:value-type="float" office:value="125" calcext:value-type="float">
            <text:p>125</text:p>
          </table:table-cell>
          <table:table-cell office:value-type="float" office:value="2373" calcext:value-type="float">
            <text:p>2373</text:p>
          </table:table-cell>
          <table:table-cell office:value-type="float" office:value="1000" calcext:value-type="float">
            <text:p>1000</text:p>
          </table:table-cell>
          <table:table-cell office:value-type="float" office:value="2.373" calcext:value-type="float">
            <text:p>2.3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54" calcext:value-type="float">
            <text:p>2654</text:p>
          </table:table-cell>
          <table:table-cell office:value-type="float" office:value="1000" calcext:value-type="float">
            <text:p>1000</text:p>
          </table:table-cell>
          <table:table-cell office:value-type="float" office:value="2.654" calcext:value-type="float">
            <text:p>2.6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1000" calcext:value-type="float">
            <text:p>1000</text:p>
          </table:table-cell>
          <table:table-cell office:value-type="float" office:value="0.281" calcext:value-type="float">
            <text:p>0.2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37934" calcext:value-type="float">
            <text:p>37934</text:p>
          </table:table-cell>
          <table:table-cell office:value-type="float" office:value="1000" calcext:value-type="float">
            <text:p>1000</text:p>
          </table:table-cell>
          <table:table-cell office:value-type="float" office:value="37.934" calcext:value-type="float">
            <text:p>37.934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0.0107241" calcext:value-type="float">
            <text:p>0.01072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7241" calcext:value-type="float">
            <text:p>1.07241E-05</text:p>
          </table:table-cell>
          <table:table-cell office:value-type="float" office:value="0.000006808" calcext:value-type="float">
            <text:p>6.808E-06</text:p>
          </table:table-cell>
          <table:table-cell office:value-type="float" office:value="0.000032687" calcext:value-type="float">
            <text:p>3.2687E-05</text:p>
          </table:table-cell>
          <table:table-cell office:value-type="float" office:value="92524" calcext:value-type="float">
            <text:p>92524</text:p>
          </table:table-cell>
          <table:table-cell office:value-type="float" office:value="1000" calcext:value-type="float">
            <text:p>1000</text:p>
          </table:table-cell>
          <table:table-cell office:value-type="float" office:value="92.524" calcext:value-type="float">
            <text:p>92.524</text:p>
          </table:table-cell>
          <table:table-cell office:value-type="float" office:value="63" calcext:value-type="float">
            <text:p>63</text:p>
          </table:table-cell>
          <table:table-cell office:value-type="float" office:value="181" calcext:value-type="float">
            <text:p>181</text:p>
          </table:table-cell>
          <table:table-cell office:value-type="float" office:value="2925" calcext:value-type="float">
            <text:p>2925</text:p>
          </table:table-cell>
          <table:table-cell office:value-type="float" office:value="1000" calcext:value-type="float">
            <text:p>1000</text:p>
          </table:table-cell>
          <table:table-cell office:value-type="float" office:value="2.925" calcext:value-type="float">
            <text:p>2.9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16" calcext:value-type="float">
            <text:p>3216</text:p>
          </table:table-cell>
          <table:table-cell office:value-type="float" office:value="1000" calcext:value-type="float">
            <text:p>1000</text:p>
          </table:table-cell>
          <table:table-cell office:value-type="float" office:value="3.216" calcext:value-type="float">
            <text:p>3.2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91" calcext:value-type="float">
            <text:p>291</text:p>
          </table:table-cell>
          <table:table-cell office:value-type="float" office:value="1000" calcext:value-type="float">
            <text:p>1000</text:p>
          </table:table-cell>
          <table:table-cell office:value-type="float" office:value="0.291" calcext:value-type="float">
            <text:p>0.2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6746" calcext:value-type="float">
            <text:p>56746</text:p>
          </table:table-cell>
          <table:table-cell office:value-type="float" office:value="1000" calcext:value-type="float">
            <text:p>1000</text:p>
          </table:table-cell>
          <table:table-cell office:value-type="float" office:value="56.746" calcext:value-type="float">
            <text:p>56.746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0.0133779" calcext:value-type="float">
            <text:p>0.01337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3779" calcext:value-type="float">
            <text:p>1.33779E-05</text:p>
          </table:table-cell>
          <table:table-cell office:value-type="float" office:value="0.000007294" calcext:value-type="float">
            <text:p>7.294E-06</text:p>
          </table:table-cell>
          <table:table-cell office:value-type="float" office:value="0.000029798" calcext:value-type="float">
            <text:p>2.9798E-05</text:p>
          </table:table-cell>
          <table:table-cell office:value-type="float" office:value="116006" calcext:value-type="float">
            <text:p>116006</text:p>
          </table:table-cell>
          <table:table-cell office:value-type="float" office:value="1000" calcext:value-type="float">
            <text:p>1000</text:p>
          </table:table-cell>
          <table:table-cell office:value-type="float" office:value="116.006" calcext:value-type="float">
            <text:p>116.006</text:p>
          </table:table-cell>
          <table:table-cell office:value-type="float" office:value="66" calcext:value-type="float">
            <text:p>66</text:p>
          </table:table-cell>
          <table:table-cell office:value-type="float" office:value="202" calcext:value-type="float">
            <text:p>202</text:p>
          </table:table-cell>
          <table:table-cell office:value-type="float" office:value="3485" calcext:value-type="float">
            <text:p>3485</text:p>
          </table:table-cell>
          <table:table-cell office:value-type="float" office:value="1000" calcext:value-type="float">
            <text:p>1000</text:p>
          </table:table-cell>
          <table:table-cell office:value-type="float" office:value="3.485" calcext:value-type="float">
            <text:p>3.4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77" calcext:value-type="float">
            <text:p>3877</text:p>
          </table:table-cell>
          <table:table-cell office:value-type="float" office:value="1000" calcext:value-type="float">
            <text:p>1000</text:p>
          </table:table-cell>
          <table:table-cell office:value-type="float" office:value="3.877" calcext:value-type="float">
            <text:p>3.87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2" calcext:value-type="float">
            <text:p>392</text:p>
          </table:table-cell>
          <table:table-cell office:value-type="float" office:value="1000" calcext:value-type="float">
            <text:p>1000</text:p>
          </table:table-cell>
          <table:table-cell office:value-type="float" office:value="0.392" calcext:value-type="float">
            <text:p>0.3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6538" calcext:value-type="float">
            <text:p>76538</text:p>
          </table:table-cell>
          <table:table-cell office:value-type="float" office:value="1000" calcext:value-type="float">
            <text:p>1000</text:p>
          </table:table-cell>
          <table:table-cell office:value-type="float" office:value="76.538" calcext:value-type="float">
            <text:p>76.538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0.0170371" calcext:value-type="float">
            <text:p>0.01703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0371" calcext:value-type="float">
            <text:p>1.70371E-05</text:p>
          </table:table-cell>
          <table:table-cell office:value-type="float" office:value="0.000007463" calcext:value-type="float">
            <text:p>7.463E-06</text:p>
          </table:table-cell>
          <table:table-cell office:value-type="float" office:value="0.000042986" calcext:value-type="float">
            <text:p>4.2986E-05</text:p>
          </table:table-cell>
          <table:table-cell office:value-type="float" office:value="148369" calcext:value-type="float">
            <text:p>148369</text:p>
          </table:table-cell>
          <table:table-cell office:value-type="float" office:value="1000" calcext:value-type="float">
            <text:p>1000</text:p>
          </table:table-cell>
          <table:table-cell office:value-type="float" office:value="148.369" calcext:value-type="float">
            <text:p>148.369</text:p>
          </table:table-cell>
          <table:table-cell office:value-type="float" office:value="68" calcext:value-type="float">
            <text:p>68</text:p>
          </table:table-cell>
          <table:table-cell office:value-type="float" office:value="270" calcext:value-type="float">
            <text:p>270</text:p>
          </table:table-cell>
          <table:table-cell office:value-type="float" office:value="4115" calcext:value-type="float">
            <text:p>4115</text:p>
          </table:table-cell>
          <table:table-cell office:value-type="float" office:value="1000" calcext:value-type="float">
            <text:p>1000</text:p>
          </table:table-cell>
          <table:table-cell office:value-type="float" office:value="4.115" calcext:value-type="float">
            <text:p>4.1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86" calcext:value-type="float">
            <text:p>4586</text:p>
          </table:table-cell>
          <table:table-cell office:value-type="float" office:value="1000" calcext:value-type="float">
            <text:p>1000</text:p>
          </table:table-cell>
          <table:table-cell office:value-type="float" office:value="4.586" calcext:value-type="float">
            <text:p>4.58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71" calcext:value-type="float">
            <text:p>471</text:p>
          </table:table-cell>
          <table:table-cell office:value-type="float" office:value="1000" calcext:value-type="float">
            <text:p>1000</text:p>
          </table:table-cell>
          <table:table-cell office:value-type="float" office:value="0.471" calcext:value-type="float">
            <text:p>0.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5302" calcext:value-type="float">
            <text:p>95302</text:p>
          </table:table-cell>
          <table:table-cell office:value-type="float" office:value="1000" calcext:value-type="float">
            <text:p>1000</text:p>
          </table:table-cell>
          <table:table-cell office:value-type="float" office:value="95.302" calcext:value-type="float">
            <text:p>95.302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0.0219277" calcext:value-type="float">
            <text:p>0.02192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9277" calcext:value-type="float">
            <text:p>2.19277E-05</text:p>
          </table:table-cell>
          <table:table-cell office:value-type="float" office:value="0.000011513" calcext:value-type="float">
            <text:p>1.1513E-05</text:p>
          </table:table-cell>
          <table:table-cell office:value-type="float" office:value="0.00004524" calcext:value-type="float">
            <text:p>4.524E-05</text:p>
          </table:table-cell>
          <table:table-cell office:value-type="float" office:value="193688" calcext:value-type="float">
            <text:p>193688</text:p>
          </table:table-cell>
          <table:table-cell office:value-type="float" office:value="1000" calcext:value-type="float">
            <text:p>1000</text:p>
          </table:table-cell>
          <table:table-cell office:value-type="float" office:value="193.688" calcext:value-type="float">
            <text:p>193.688</text:p>
          </table:table-cell>
          <table:table-cell office:value-type="float" office:value="100" calcext:value-type="float">
            <text:p>100</text:p>
          </table:table-cell>
          <table:table-cell office:value-type="float" office:value="419" calcext:value-type="float">
            <text:p>419</text:p>
          </table:table-cell>
          <table:table-cell office:value-type="float" office:value="4858" calcext:value-type="float">
            <text:p>4858</text:p>
          </table:table-cell>
          <table:table-cell office:value-type="float" office:value="1000" calcext:value-type="float">
            <text:p>1000</text:p>
          </table:table-cell>
          <table:table-cell office:value-type="float" office:value="4.858" calcext:value-type="float">
            <text:p>4.85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341" calcext:value-type="float">
            <text:p>5341</text:p>
          </table:table-cell>
          <table:table-cell office:value-type="float" office:value="1000" calcext:value-type="float">
            <text:p>1000</text:p>
          </table:table-cell>
          <table:table-cell office:value-type="float" office:value="5.341" calcext:value-type="float">
            <text:p>5.34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83" calcext:value-type="float">
            <text:p>483</text:p>
          </table:table-cell>
          <table:table-cell office:value-type="float" office:value="1000" calcext:value-type="float">
            <text:p>1000</text:p>
          </table:table-cell>
          <table:table-cell office:value-type="float" office:value="0.483" calcext:value-type="float">
            <text:p>0.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3726" calcext:value-type="float">
            <text:p>113726</text:p>
          </table:table-cell>
          <table:table-cell office:value-type="float" office:value="1000" calcext:value-type="float">
            <text:p>1000</text:p>
          </table:table-cell>
          <table:table-cell office:value-type="float" office:value="113.726" calcext:value-type="float">
            <text:p>113.726</text:p>
          </table:table-cell>
          <table:table-cell office:value-type="float" office:value="88" calcext:value-type="float">
            <text:p>88</text:p>
          </table:table-cell>
          <table:table-cell office:value-type="float" office:value="135" calcext:value-type="float">
            <text:p>135</text:p>
          </table:table-cell>
          <table:table-cell office:value-type="float" office:value="0.0291624" calcext:value-type="float">
            <text:p>0.02916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1624" calcext:value-type="float">
            <text:p>2.91624E-05</text:p>
          </table:table-cell>
          <table:table-cell office:value-type="float" office:value="0.000016181" calcext:value-type="float">
            <text:p>1.6181E-05</text:p>
          </table:table-cell>
          <table:table-cell office:value-type="float" office:value="0.000075436" calcext:value-type="float">
            <text:p>7.5436E-05</text:p>
          </table:table-cell>
          <table:table-cell office:value-type="float" office:value="260440" calcext:value-type="float">
            <text:p>260440</text:p>
          </table:table-cell>
          <table:table-cell office:value-type="float" office:value="1000" calcext:value-type="float">
            <text:p>1000</text:p>
          </table:table-cell>
          <table:table-cell office:value-type="float" office:value="260.44" calcext:value-type="float">
            <text:p>260.44</text:p>
          </table:table-cell>
          <table:table-cell office:value-type="float" office:value="142" calcext:value-type="float">
            <text:p>142</text:p>
          </table:table-cell>
          <table:table-cell office:value-type="float" office:value="490" calcext:value-type="float">
            <text:p>490</text:p>
          </table:table-cell>
          <table:table-cell office:value-type="float" office:value="5773" calcext:value-type="float">
            <text:p>5773</text:p>
          </table:table-cell>
          <table:table-cell office:value-type="float" office:value="1000" calcext:value-type="float">
            <text:p>1000</text:p>
          </table:table-cell>
          <table:table-cell office:value-type="float" office:value="5.773" calcext:value-type="float">
            <text:p>5.7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275" calcext:value-type="float">
            <text:p>6275</text:p>
          </table:table-cell>
          <table:table-cell office:value-type="float" office:value="1000" calcext:value-type="float">
            <text:p>1000</text:p>
          </table:table-cell>
          <table:table-cell office:value-type="float" office:value="6.275" calcext:value-type="float">
            <text:p>6.2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2" calcext:value-type="float">
            <text:p>502</text:p>
          </table:table-cell>
          <table:table-cell office:value-type="float" office:value="1000" calcext:value-type="float">
            <text:p>1000</text:p>
          </table:table-cell>
          <table:table-cell office:value-type="float" office:value="0.502" calcext:value-type="float">
            <text:p>0.5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32809" calcext:value-type="float">
            <text:p>132809</text:p>
          </table:table-cell>
          <table:table-cell office:value-type="float" office:value="1000" calcext:value-type="float">
            <text:p>1000</text:p>
          </table:table-cell>
          <table:table-cell office:value-type="float" office:value="132.809" calcext:value-type="float">
            <text:p>132.809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0.0398864" calcext:value-type="float">
            <text:p>0.03988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8864" calcext:value-type="float">
            <text:p>3.98864E-05</text:p>
          </table:table-cell>
          <table:table-cell office:value-type="float" office:value="0.000017823" calcext:value-type="float">
            <text:p>1.7823E-05</text:p>
          </table:table-cell>
          <table:table-cell office:value-type="float" office:value="0.000086239" calcext:value-type="float">
            <text:p>8.6239E-05</text:p>
          </table:table-cell>
          <table:table-cell office:value-type="float" office:value="369705" calcext:value-type="float">
            <text:p>369705</text:p>
          </table:table-cell>
          <table:table-cell office:value-type="float" office:value="1000" calcext:value-type="float">
            <text:p>1000</text:p>
          </table:table-cell>
          <table:table-cell office:value-type="float" office:value="369.705" calcext:value-type="float">
            <text:p>369.705</text:p>
          </table:table-cell>
          <table:table-cell office:value-type="float" office:value="158" calcext:value-type="float">
            <text:p>158</text:p>
          </table:table-cell>
          <table:table-cell office:value-type="float" office:value="714" calcext:value-type="float">
            <text:p>714</text:p>
          </table:table-cell>
          <table:table-cell office:value-type="float" office:value="6981" calcext:value-type="float">
            <text:p>6981</text:p>
          </table:table-cell>
          <table:table-cell office:value-type="float" office:value="1000" calcext:value-type="float">
            <text:p>1000</text:p>
          </table:table-cell>
          <table:table-cell office:value-type="float" office:value="6.981" calcext:value-type="float">
            <text:p>6.98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483" calcext:value-type="float">
            <text:p>7483</text:p>
          </table:table-cell>
          <table:table-cell office:value-type="float" office:value="1000" calcext:value-type="float">
            <text:p>1000</text:p>
          </table:table-cell>
          <table:table-cell office:value-type="float" office:value="7.483" calcext:value-type="float">
            <text:p>7.48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02" calcext:value-type="float">
            <text:p>502</text:p>
          </table:table-cell>
          <table:table-cell office:value-type="float" office:value="1000" calcext:value-type="float">
            <text:p>1000</text:p>
          </table:table-cell>
          <table:table-cell office:value-type="float" office:value="0.502" calcext:value-type="float">
            <text:p>0.5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51985" calcext:value-type="float">
            <text:p>151985</text:p>
          </table:table-cell>
          <table:table-cell office:value-type="float" office:value="1000" calcext:value-type="float">
            <text:p>1000</text:p>
          </table:table-cell>
          <table:table-cell office:value-type="float" office:value="151.985" calcext:value-type="float">
            <text:p>151.985</text:p>
          </table:table-cell>
          <table:table-cell office:value-type="float" office:value="130" calcext:value-type="float">
            <text:p>130</text:p>
          </table:table-cell>
          <table:table-cell office:value-type="float" office:value="169" calcext:value-type="float">
            <text:p>169</text:p>
          </table:table-cell>
          <table:table-cell office:value-type="float" office:value="0.0604834" calcext:value-type="float">
            <text:p>0.06048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4834" calcext:value-type="float">
            <text:p>6.04834E-05</text:p>
          </table:table-cell>
          <table:table-cell office:value-type="float" office:value="0.000032548" calcext:value-type="float">
            <text:p>3.2548E-05</text:p>
          </table:table-cell>
          <table:table-cell office:value-type="float" office:value="0.000113263" calcext:value-type="float">
            <text:p>0.000113263</text:p>
          </table:table-cell>
          <table:table-cell office:value-type="float" office:value="575185" calcext:value-type="float">
            <text:p>575185</text:p>
          </table:table-cell>
          <table:table-cell office:value-type="float" office:value="1000" calcext:value-type="float">
            <text:p>1000</text:p>
          </table:table-cell>
          <table:table-cell office:value-type="float" office:value="575.185" calcext:value-type="float">
            <text:p>575.185</text:p>
          </table:table-cell>
          <table:table-cell office:value-type="float" office:value="301" calcext:value-type="float">
            <text:p>301</text:p>
          </table:table-cell>
          <table:table-cell office:value-type="float" office:value="1090" calcext:value-type="float">
            <text:p>1090</text:p>
          </table:table-cell>
          <table:table-cell office:value-type="float" office:value="8752" calcext:value-type="float">
            <text:p>8752</text:p>
          </table:table-cell>
          <table:table-cell office:value-type="float" office:value="1000" calcext:value-type="float">
            <text:p>1000</text:p>
          </table:table-cell>
          <table:table-cell office:value-type="float" office:value="8.752" calcext:value-type="float">
            <text:p>8.75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205" calcext:value-type="float">
            <text:p>9205</text:p>
          </table:table-cell>
          <table:table-cell office:value-type="float" office:value="1000" calcext:value-type="float">
            <text:p>1000</text:p>
          </table:table-cell>
          <table:table-cell office:value-type="float" office:value="9.205" calcext:value-type="float">
            <text:p>9.20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53" calcext:value-type="float">
            <text:p>453</text:p>
          </table:table-cell>
          <table:table-cell office:value-type="float" office:value="1000" calcext:value-type="float">
            <text:p>1000</text:p>
          </table:table-cell>
          <table:table-cell office:value-type="float" office:value="0.453" calcext:value-type="float">
            <text:p>0.4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71031" calcext:value-type="float">
            <text:p>171031</text:p>
          </table:table-cell>
          <table:table-cell office:value-type="float" office:value="1000" calcext:value-type="float">
            <text:p>1000</text:p>
          </table:table-cell>
          <table:table-cell office:value-type="float" office:value="171.031" calcext:value-type="float">
            <text:p>171.031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0.109825" calcext:value-type="float">
            <text:p>0.1098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825" calcext:value-type="float">
            <text:p>0.000109825</text:p>
          </table:table-cell>
          <table:table-cell office:value-type="float" office:value="0.000060068" calcext:value-type="float">
            <text:p>6.0068E-05</text:p>
          </table:table-cell>
          <table:table-cell office:value-type="float" office:value="0.000205089" calcext:value-type="float">
            <text:p>0.000205089</text:p>
          </table:table-cell>
          <table:table-cell office:value-type="float" office:value="1068612" calcext:value-type="float">
            <text:p>1068612</text:p>
          </table:table-cell>
          <table:table-cell office:value-type="float" office:value="1000" calcext:value-type="float">
            <text:p>1000</text:p>
          </table:table-cell>
          <table:table-cell office:value-type="float" office:value="1068.61" calcext:value-type="float">
            <text:p>1068.61</text:p>
          </table:table-cell>
          <table:table-cell office:value-type="float" office:value="580" calcext:value-type="float">
            <text:p>580</text:p>
          </table:table-cell>
          <table:table-cell office:value-type="float" office:value="1896" calcext:value-type="float">
            <text:p>1896</text:p>
          </table:table-cell>
          <table:table-cell office:value-type="float" office:value="11916" calcext:value-type="float">
            <text:p>11916</text:p>
          </table:table-cell>
          <table:table-cell office:value-type="float" office:value="1000" calcext:value-type="float">
            <text:p>1000</text:p>
          </table:table-cell>
          <table:table-cell office:value-type="float" office:value="11.916" calcext:value-type="float">
            <text:p>11.9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116" calcext:value-type="float">
            <text:p>12116</text:p>
          </table:table-cell>
          <table:table-cell office:value-type="float" office:value="1000" calcext:value-type="float">
            <text:p>1000</text:p>
          </table:table-cell>
          <table:table-cell office:value-type="float" office:value="12.116" calcext:value-type="float">
            <text:p>12.1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ummary_2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1088" calcext:value-type="float">
            <text:p>21088</text:p>
          </table:table-cell>
          <table:table-cell office:value-type="float" office:value="1000" calcext:value-type="float">
            <text:p>1000</text:p>
          </table:table-cell>
          <table:table-cell office:value-type="float" office:value="21.088" calcext:value-type="float">
            <text:p>21.088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0.0087033" calcext:value-type="float">
            <text:p>0.00870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7033" calcext:value-type="float">
            <text:p>8.7033E-06</text:p>
          </table:table-cell>
          <table:table-cell office:value-type="float" office:value="0.000006815" calcext:value-type="float">
            <text:p>6.815E-06</text:p>
          </table:table-cell>
          <table:table-cell office:value-type="float" office:value="0.000047141" calcext:value-type="float">
            <text:p>4.7141E-05</text:p>
          </table:table-cell>
          <table:table-cell office:value-type="float" office:value="76732" calcext:value-type="float">
            <text:p>76732</text:p>
          </table:table-cell>
          <table:table-cell office:value-type="float" office:value="1000" calcext:value-type="float">
            <text:p>1000</text:p>
          </table:table-cell>
          <table:table-cell office:value-type="float" office:value="76.732" calcext:value-type="float">
            <text:p>76.732</text:p>
          </table:table-cell>
          <table:table-cell office:value-type="float" office:value="64" calcext:value-type="float">
            <text:p>64</text:p>
          </table:table-cell>
          <table:table-cell office:value-type="float" office:value="127" calcext:value-type="float">
            <text:p>127</text:p>
          </table:table-cell>
          <table:table-cell office:value-type="float" office:value="2366" calcext:value-type="float">
            <text:p>2366</text:p>
          </table:table-cell>
          <table:table-cell office:value-type="float" office:value="1000" calcext:value-type="float">
            <text:p>1000</text:p>
          </table:table-cell>
          <table:table-cell office:value-type="float" office:value="2.366" calcext:value-type="float">
            <text:p>2.3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65" calcext:value-type="float">
            <text:p>2665</text:p>
          </table:table-cell>
          <table:table-cell office:value-type="float" office:value="1000" calcext:value-type="float">
            <text:p>1000</text:p>
          </table:table-cell>
          <table:table-cell office:value-type="float" office:value="2.665" calcext:value-type="float">
            <text:p>2.66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9" calcext:value-type="float">
            <text:p>299</text:p>
          </table:table-cell>
          <table:table-cell office:value-type="float" office:value="1000" calcext:value-type="float">
            <text:p>1000</text:p>
          </table:table-cell>
          <table:table-cell office:value-type="float" office:value="0.299" calcext:value-type="float">
            <text:p>0.2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2351" calcext:value-type="float">
            <text:p>42351</text:p>
          </table:table-cell>
          <table:table-cell office:value-type="float" office:value="1000" calcext:value-type="float">
            <text:p>1000</text:p>
          </table:table-cell>
          <table:table-cell office:value-type="float" office:value="42.351" calcext:value-type="float">
            <text:p>42.351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0.0114267" calcext:value-type="float">
            <text:p>0.01142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4267" calcext:value-type="float">
            <text:p>1.14267E-05</text:p>
          </table:table-cell>
          <table:table-cell office:value-type="float" office:value="0.000007127" calcext:value-type="float">
            <text:p>7.127E-06</text:p>
          </table:table-cell>
          <table:table-cell office:value-type="float" office:value="0.000032623" calcext:value-type="float">
            <text:p>3.2623E-05</text:p>
          </table:table-cell>
          <table:table-cell office:value-type="float" office:value="99353" calcext:value-type="float">
            <text:p>99353</text:p>
          </table:table-cell>
          <table:table-cell office:value-type="float" office:value="1000" calcext:value-type="float">
            <text:p>1000</text:p>
          </table:table-cell>
          <table:table-cell office:value-type="float" office:value="99.353" calcext:value-type="float">
            <text:p>99.353</text:p>
          </table:table-cell>
          <table:table-cell office:value-type="float" office:value="66" calcext:value-type="float">
            <text:p>66</text:p>
          </table:table-cell>
          <table:table-cell office:value-type="float" office:value="168" calcext:value-type="float">
            <text:p>168</text:p>
          </table:table-cell>
          <table:table-cell office:value-type="float" office:value="3001" calcext:value-type="float">
            <text:p>3001</text:p>
          </table:table-cell>
          <table:table-cell office:value-type="float" office:value="1000" calcext:value-type="float">
            <text:p>1000</text:p>
          </table:table-cell>
          <table:table-cell office:value-type="float" office:value="3.001" calcext:value-type="float">
            <text:p>3.0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47" calcext:value-type="float">
            <text:p>3247</text:p>
          </table:table-cell>
          <table:table-cell office:value-type="float" office:value="1000" calcext:value-type="float">
            <text:p>1000</text:p>
          </table:table-cell>
          <table:table-cell office:value-type="float" office:value="3.247" calcext:value-type="float">
            <text:p>3.24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1000" calcext:value-type="float">
            <text:p>1000</text:p>
          </table:table-cell>
          <table:table-cell office:value-type="float" office:value="0.246" calcext:value-type="float">
            <text:p>0.2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63691" calcext:value-type="float">
            <text:p>63691</text:p>
          </table:table-cell>
          <table:table-cell office:value-type="float" office:value="1000" calcext:value-type="float">
            <text:p>1000</text:p>
          </table:table-cell>
          <table:table-cell office:value-type="float" office:value="63.691" calcext:value-type="float">
            <text:p>63.691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0.0142581" calcext:value-type="float">
            <text:p>0.01425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2581" calcext:value-type="float">
            <text:p>1.42581E-05</text:p>
          </table:table-cell>
          <table:table-cell office:value-type="float" office:value="0.000007681" calcext:value-type="float">
            <text:p>7.681E-06</text:p>
          </table:table-cell>
          <table:table-cell office:value-type="float" office:value="0.000039015" calcext:value-type="float">
            <text:p>3.9015E-05</text:p>
          </table:table-cell>
          <table:table-cell office:value-type="float" office:value="123739" calcext:value-type="float">
            <text:p>123739</text:p>
          </table:table-cell>
          <table:table-cell office:value-type="float" office:value="1000" calcext:value-type="float">
            <text:p>1000</text:p>
          </table:table-cell>
          <table:table-cell office:value-type="float" office:value="123.739" calcext:value-type="float">
            <text:p>123.739</text:p>
          </table:table-cell>
          <table:table-cell office:value-type="float" office:value="69" calcext:value-type="float">
            <text:p>69</text:p>
          </table:table-cell>
          <table:table-cell office:value-type="float" office:value="203" calcext:value-type="float">
            <text:p>203</text:p>
          </table:table-cell>
          <table:table-cell office:value-type="float" office:value="3532" calcext:value-type="float">
            <text:p>3532</text:p>
          </table:table-cell>
          <table:table-cell office:value-type="float" office:value="1000" calcext:value-type="float">
            <text:p>1000</text:p>
          </table:table-cell>
          <table:table-cell office:value-type="float" office:value="3.532" calcext:value-type="float">
            <text:p>3.5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69" calcext:value-type="float">
            <text:p>3969</text:p>
          </table:table-cell>
          <table:table-cell office:value-type="float" office:value="1000" calcext:value-type="float">
            <text:p>1000</text:p>
          </table:table-cell>
          <table:table-cell office:value-type="float" office:value="3.969" calcext:value-type="float">
            <text:p>3.96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7" calcext:value-type="float">
            <text:p>437</text:p>
          </table:table-cell>
          <table:table-cell office:value-type="float" office:value="1000" calcext:value-type="float">
            <text:p>1000</text:p>
          </table:table-cell>
          <table:table-cell office:value-type="float" office:value="0.437" calcext:value-type="float">
            <text:p>0.4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84342" calcext:value-type="float">
            <text:p>84342</text:p>
          </table:table-cell>
          <table:table-cell office:value-type="float" office:value="1000" calcext:value-type="float">
            <text:p>1000</text:p>
          </table:table-cell>
          <table:table-cell office:value-type="float" office:value="84.342" calcext:value-type="float">
            <text:p>84.342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  <table:table-cell office:value-type="float" office:value="0.0181913" calcext:value-type="float">
            <text:p>0.01819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1913" calcext:value-type="float">
            <text:p>1.81913E-05</text:p>
          </table:table-cell>
          <table:table-cell office:value-type="float" office:value="0.000011431" calcext:value-type="float">
            <text:p>1.1431E-05</text:p>
          </table:table-cell>
          <table:table-cell office:value-type="float" office:value="0.000040054" calcext:value-type="float">
            <text:p>4.0054E-05</text:p>
          </table:table-cell>
          <table:table-cell office:value-type="float" office:value="159324" calcext:value-type="float">
            <text:p>159324</text:p>
          </table:table-cell>
          <table:table-cell office:value-type="float" office:value="1000" calcext:value-type="float">
            <text:p>1000</text:p>
          </table:table-cell>
          <table:table-cell office:value-type="float" office:value="159.324" calcext:value-type="float">
            <text:p>159.324</text:p>
          </table:table-cell>
          <table:table-cell office:value-type="float" office:value="101" calcext:value-type="float">
            <text:p>101</text:p>
          </table:table-cell>
          <table:table-cell office:value-type="float" office:value="271" calcext:value-type="float">
            <text:p>271</text:p>
          </table:table-cell>
          <table:table-cell office:value-type="float" office:value="4205" calcext:value-type="float">
            <text:p>4205</text:p>
          </table:table-cell>
          <table:table-cell office:value-type="float" office:value="1000" calcext:value-type="float">
            <text:p>1000</text:p>
          </table:table-cell>
          <table:table-cell office:value-type="float" office:value="4.205" calcext:value-type="float">
            <text:p>4.20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653" calcext:value-type="float">
            <text:p>4653</text:p>
          </table:table-cell>
          <table:table-cell office:value-type="float" office:value="1000" calcext:value-type="float">
            <text:p>1000</text:p>
          </table:table-cell>
          <table:table-cell office:value-type="float" office:value="4.653" calcext:value-type="float">
            <text:p>4.65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48" calcext:value-type="float">
            <text:p>448</text:p>
          </table:table-cell>
          <table:table-cell office:value-type="float" office:value="1000" calcext:value-type="float">
            <text:p>1000</text:p>
          </table:table-cell>
          <table:table-cell office:value-type="float" office:value="0.448" calcext:value-type="float">
            <text:p>0.4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04669" calcext:value-type="float">
            <text:p>104669</text:p>
          </table:table-cell>
          <table:table-cell office:value-type="float" office:value="1000" calcext:value-type="float">
            <text:p>1000</text:p>
          </table:table-cell>
          <table:table-cell office:value-type="float" office:value="104.669" calcext:value-type="float">
            <text:p>104.669</text:p>
          </table:table-cell>
          <table:table-cell office:value-type="float" office:value="77" calcext:value-type="float">
            <text:p>77</text:p>
          </table:table-cell>
          <table:table-cell office:value-type="float" office:value="130" calcext:value-type="float">
            <text:p>130</text:p>
          </table:table-cell>
          <table:table-cell office:value-type="float" office:value="0.0234752" calcext:value-type="float">
            <text:p>0.02347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4752" calcext:value-type="float">
            <text:p>2.34752E-05</text:p>
          </table:table-cell>
          <table:table-cell office:value-type="float" office:value="0.000011924" calcext:value-type="float">
            <text:p>1.1924E-05</text:p>
          </table:table-cell>
          <table:table-cell office:value-type="float" office:value="0.000050613" calcext:value-type="float">
            <text:p>5.0613E-05</text:p>
          </table:table-cell>
          <table:table-cell office:value-type="float" office:value="207845" calcext:value-type="float">
            <text:p>207845</text:p>
          </table:table-cell>
          <table:table-cell office:value-type="float" office:value="1000" calcext:value-type="float">
            <text:p>1000</text:p>
          </table:table-cell>
          <table:table-cell office:value-type="float" office:value="207.845" calcext:value-type="float">
            <text:p>207.845</text:p>
          </table:table-cell>
          <table:table-cell office:value-type="float" office:value="105" calcext:value-type="float">
            <text:p>105</text:p>
          </table:table-cell>
          <table:table-cell office:value-type="float" office:value="418" calcext:value-type="float">
            <text:p>418</text:p>
          </table:table-cell>
          <table:table-cell office:value-type="float" office:value="4960" calcext:value-type="float">
            <text:p>4960</text:p>
          </table:table-cell>
          <table:table-cell office:value-type="float" office:value="1000" calcext:value-type="float">
            <text:p>1000</text:p>
          </table:table-cell>
          <table:table-cell office:value-type="float" office:value="4.96" calcext:value-type="float">
            <text:p>4.9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31" calcext:value-type="float">
            <text:p>5431</text:p>
          </table:table-cell>
          <table:table-cell office:value-type="float" office:value="1000" calcext:value-type="float">
            <text:p>1000</text:p>
          </table:table-cell>
          <table:table-cell office:value-type="float" office:value="5.431" calcext:value-type="float">
            <text:p>5.4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71" calcext:value-type="float">
            <text:p>471</text:p>
          </table:table-cell>
          <table:table-cell office:value-type="float" office:value="1000" calcext:value-type="float">
            <text:p>1000</text:p>
          </table:table-cell>
          <table:table-cell office:value-type="float" office:value="0.471" calcext:value-type="float">
            <text:p>0.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26012" calcext:value-type="float">
            <text:p>126012</text:p>
          </table:table-cell>
          <table:table-cell office:value-type="float" office:value="1000" calcext:value-type="float">
            <text:p>1000</text:p>
          </table:table-cell>
          <table:table-cell office:value-type="float" office:value="126.012" calcext:value-type="float">
            <text:p>126.012</text:p>
          </table:table-cell>
          <table:table-cell office:value-type="float" office:value="104" calcext:value-type="float">
            <text:p>104</text:p>
          </table:table-cell>
          <table:table-cell office:value-type="float" office:value="150" calcext:value-type="float">
            <text:p>150</text:p>
          </table:table-cell>
          <table:table-cell office:value-type="float" office:value="0.0308818" calcext:value-type="float">
            <text:p>0.03088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8818" calcext:value-type="float">
            <text:p>3.08818E-05</text:p>
          </table:table-cell>
          <table:table-cell office:value-type="float" office:value="0.000017547" calcext:value-type="float">
            <text:p>1.7547E-05</text:p>
          </table:table-cell>
          <table:table-cell office:value-type="float" office:value="0.000065073" calcext:value-type="float">
            <text:p>6.5073E-05</text:p>
          </table:table-cell>
          <table:table-cell office:value-type="float" office:value="280617" calcext:value-type="float">
            <text:p>280617</text:p>
          </table:table-cell>
          <table:table-cell office:value-type="float" office:value="1000" calcext:value-type="float">
            <text:p>1000</text:p>
          </table:table-cell>
          <table:table-cell office:value-type="float" office:value="280.617" calcext:value-type="float">
            <text:p>280.617</text:p>
          </table:table-cell>
          <table:table-cell office:value-type="float" office:value="155" calcext:value-type="float">
            <text:p>155</text:p>
          </table:table-cell>
          <table:table-cell office:value-type="float" office:value="540" calcext:value-type="float">
            <text:p>540</text:p>
          </table:table-cell>
          <table:table-cell office:value-type="float" office:value="5872" calcext:value-type="float">
            <text:p>5872</text:p>
          </table:table-cell>
          <table:table-cell office:value-type="float" office:value="1000" calcext:value-type="float">
            <text:p>1000</text:p>
          </table:table-cell>
          <table:table-cell office:value-type="float" office:value="5.872" calcext:value-type="float">
            <text:p>5.87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440" calcext:value-type="float">
            <text:p>6440</text:p>
          </table:table-cell>
          <table:table-cell office:value-type="float" office:value="1000" calcext:value-type="float">
            <text:p>1000</text:p>
          </table:table-cell>
          <table:table-cell office:value-type="float" office:value="6.44" calcext:value-type="float">
            <text:p>6.4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68" calcext:value-type="float">
            <text:p>568</text:p>
          </table:table-cell>
          <table:table-cell office:value-type="float" office:value="1000" calcext:value-type="float">
            <text:p>1000</text:p>
          </table:table-cell>
          <table:table-cell office:value-type="float" office:value="0.568" calcext:value-type="float">
            <text:p>0.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47116" calcext:value-type="float">
            <text:p>147116</text:p>
          </table:table-cell>
          <table:table-cell office:value-type="float" office:value="1000" calcext:value-type="float">
            <text:p>1000</text:p>
          </table:table-cell>
          <table:table-cell office:value-type="float" office:value="147.116" calcext:value-type="float">
            <text:p>147.116</text:p>
          </table:table-cell>
          <table:table-cell office:value-type="float" office:value="126" calcext:value-type="float">
            <text:p>126</text:p>
          </table:table-cell>
          <table:table-cell office:value-type="float" office:value="166" calcext:value-type="float">
            <text:p>166</text:p>
          </table:table-cell>
          <table:table-cell office:value-type="float" office:value="0.0435028" calcext:value-type="float">
            <text:p>0.04350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5028" calcext:value-type="float">
            <text:p>4.35028E-05</text:p>
          </table:table-cell>
          <table:table-cell office:value-type="float" office:value="0.000019034" calcext:value-type="float">
            <text:p>1.9034E-05</text:p>
          </table:table-cell>
          <table:table-cell office:value-type="float" office:value="0.000101799" calcext:value-type="float">
            <text:p>0.000101799</text:p>
          </table:table-cell>
          <table:table-cell office:value-type="float" office:value="404080" calcext:value-type="float">
            <text:p>404080</text:p>
          </table:table-cell>
          <table:table-cell office:value-type="float" office:value="1000" calcext:value-type="float">
            <text:p>1000</text:p>
          </table:table-cell>
          <table:table-cell office:value-type="float" office:value="404.08" calcext:value-type="float">
            <text:p>404.08</text:p>
          </table:table-cell>
          <table:table-cell office:value-type="float" office:value="170" calcext:value-type="float">
            <text:p>170</text:p>
          </table:table-cell>
          <table:table-cell office:value-type="float" office:value="699" calcext:value-type="float">
            <text:p>699</text:p>
          </table:table-cell>
          <table:table-cell office:value-type="float" office:value="7158" calcext:value-type="float">
            <text:p>7158</text:p>
          </table:table-cell>
          <table:table-cell office:value-type="float" office:value="1000" calcext:value-type="float">
            <text:p>1000</text:p>
          </table:table-cell>
          <table:table-cell office:value-type="float" office:value="7.158" calcext:value-type="float">
            <text:p>7.15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711" calcext:value-type="float">
            <text:p>7711</text:p>
          </table:table-cell>
          <table:table-cell office:value-type="float" office:value="1000" calcext:value-type="float">
            <text:p>1000</text:p>
          </table:table-cell>
          <table:table-cell office:value-type="float" office:value="7.711" calcext:value-type="float">
            <text:p>7.7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53" calcext:value-type="float">
            <text:p>553</text:p>
          </table:table-cell>
          <table:table-cell office:value-type="float" office:value="1000" calcext:value-type="float">
            <text:p>1000</text:p>
          </table:table-cell>
          <table:table-cell office:value-type="float" office:value="0.553" calcext:value-type="float">
            <text:p>0.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68028" calcext:value-type="float">
            <text:p>168028</text:p>
          </table:table-cell>
          <table:table-cell office:value-type="float" office:value="1000" calcext:value-type="float">
            <text:p>1000</text:p>
          </table:table-cell>
          <table:table-cell office:value-type="float" office:value="168.028" calcext:value-type="float">
            <text:p>168.028</text:p>
          </table:table-cell>
          <table:table-cell office:value-type="float" office:value="151" calcext:value-type="float">
            <text:p>151</text:p>
          </table:table-cell>
          <table:table-cell office:value-type="float" office:value="184" calcext:value-type="float">
            <text:p>184</text:p>
          </table:table-cell>
          <table:table-cell office:value-type="float" office:value="0.0668878" calcext:value-type="float">
            <text:p>0.06688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68878" calcext:value-type="float">
            <text:p>6.68878E-05</text:p>
          </table:table-cell>
          <table:table-cell office:value-type="float" office:value="0.000033776" calcext:value-type="float">
            <text:p>3.3776E-05</text:p>
          </table:table-cell>
          <table:table-cell office:value-type="float" office:value="0.000170484" calcext:value-type="float">
            <text:p>0.000170484</text:p>
          </table:table-cell>
          <table:table-cell office:value-type="float" office:value="636483" calcext:value-type="float">
            <text:p>636483</text:p>
          </table:table-cell>
          <table:table-cell office:value-type="float" office:value="1000" calcext:value-type="float">
            <text:p>1000</text:p>
          </table:table-cell>
          <table:table-cell office:value-type="float" office:value="636.483" calcext:value-type="float">
            <text:p>636.483</text:p>
          </table:table-cell>
          <table:table-cell office:value-type="float" office:value="310" calcext:value-type="float">
            <text:p>310</text:p>
          </table:table-cell>
          <table:table-cell office:value-type="float" office:value="1370" calcext:value-type="float">
            <text:p>1370</text:p>
          </table:table-cell>
          <table:table-cell office:value-type="float" office:value="9049" calcext:value-type="float">
            <text:p>9049</text:p>
          </table:table-cell>
          <table:table-cell office:value-type="float" office:value="1000" calcext:value-type="float">
            <text:p>1000</text:p>
          </table:table-cell>
          <table:table-cell office:value-type="float" office:value="9.049" calcext:value-type="float">
            <text:p>9.04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488" calcext:value-type="float">
            <text:p>9488</text:p>
          </table:table-cell>
          <table:table-cell office:value-type="float" office:value="1000" calcext:value-type="float">
            <text:p>1000</text:p>
          </table:table-cell>
          <table:table-cell office:value-type="float" office:value="9.488" calcext:value-type="float">
            <text:p>9.48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39" calcext:value-type="float">
            <text:p>439</text:p>
          </table:table-cell>
          <table:table-cell office:value-type="float" office:value="1000" calcext:value-type="float">
            <text:p>1000</text:p>
          </table:table-cell>
          <table:table-cell office:value-type="float" office:value="0.439" calcext:value-type="float">
            <text:p>0.4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189081" calcext:value-type="float">
            <text:p>189081</text:p>
          </table:table-cell>
          <table:table-cell office:value-type="float" office:value="1000" calcext:value-type="float">
            <text:p>1000</text:p>
          </table:table-cell>
          <table:table-cell office:value-type="float" office:value="189.081" calcext:value-type="float">
            <text:p>189.081</text:p>
          </table:table-cell>
          <table:table-cell office:value-type="float" office:value="173" calcext:value-type="float">
            <text:p>173</text:p>
          </table:table-cell>
          <table:table-cell office:value-type="float" office:value="203" calcext:value-type="float">
            <text:p>203</text:p>
          </table:table-cell>
          <table:table-cell office:value-type="float" office:value="0.1186" calcext:value-type="float">
            <text:p>0.11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86" calcext:value-type="float">
            <text:p>0.0001186</text:p>
          </table:table-cell>
          <table:table-cell office:value-type="float" office:value="0.000066027" calcext:value-type="float">
            <text:p>6.6027E-05</text:p>
          </table:table-cell>
          <table:table-cell office:value-type="float" office:value="0.000236582" calcext:value-type="float">
            <text:p>0.000236582</text:p>
          </table:table-cell>
          <table:table-cell office:value-type="float" office:value="1183817" calcext:value-type="float">
            <text:p>1183817</text:p>
          </table:table-cell>
          <table:table-cell office:value-type="float" office:value="1000" calcext:value-type="float">
            <text:p>1000</text:p>
          </table:table-cell>
          <table:table-cell office:value-type="float" office:value="1183.82" calcext:value-type="float">
            <text:p>1183.82</text:p>
          </table:table-cell>
          <table:table-cell office:value-type="float" office:value="640" calcext:value-type="float">
            <text:p>640</text:p>
          </table:table-cell>
          <table:table-cell office:value-type="float" office:value="2287" calcext:value-type="float">
            <text:p>2287</text:p>
          </table:table-cell>
          <table:table-cell office:value-type="float" office:value="12298" calcext:value-type="float">
            <text:p>12298</text:p>
          </table:table-cell>
          <table:table-cell office:value-type="float" office:value="1000" calcext:value-type="float">
            <text:p>1000</text:p>
          </table:table-cell>
          <table:table-cell office:value-type="float" office:value="12.298" calcext:value-type="float">
            <text:p>12.29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516" calcext:value-type="float">
            <text:p>12516</text:p>
          </table:table-cell>
          <table:table-cell office:value-type="float" office:value="1000" calcext:value-type="float">
            <text:p>1000</text:p>
          </table:table-cell>
          <table:table-cell office:value-type="float" office:value="12.516" calcext:value-type="float">
            <text:p>12.51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18" calcext:value-type="float">
            <text:p>218</text:p>
          </table:table-cell>
          <table:table-cell office:value-type="float" office:value="1000" calcext:value-type="float">
            <text:p>1000</text:p>
          </table:table-cell>
          <table:table-cell office:value-type="float" office:value="0.218" calcext:value-type="float">
            <text:p>0.2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2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3093" calcext:value-type="float">
            <text:p>23093</text:p>
          </table:table-cell>
          <table:table-cell office:value-type="float" office:value="1000" calcext:value-type="float">
            <text:p>1000</text:p>
          </table:table-cell>
          <table:table-cell office:value-type="float" office:value="23.093" calcext:value-type="float">
            <text:p>23.093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0.00894229" calcext:value-type="float">
            <text:p>0.008942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94229" calcext:value-type="float">
            <text:p>8.94229E-06</text:p>
          </table:table-cell>
          <table:table-cell office:value-type="float" office:value="0.000007016" calcext:value-type="float">
            <text:p>7.016E-06</text:p>
          </table:table-cell>
          <table:table-cell office:value-type="float" office:value="0.000027412" calcext:value-type="float">
            <text:p>2.7412E-05</text:p>
          </table:table-cell>
          <table:table-cell office:value-type="float" office:value="81336" calcext:value-type="float">
            <text:p>81336</text:p>
          </table:table-cell>
          <table:table-cell office:value-type="float" office:value="1000" calcext:value-type="float">
            <text:p>1000</text:p>
          </table:table-cell>
          <table:table-cell office:value-type="float" office:value="81.336" calcext:value-type="float">
            <text:p>81.336</text:p>
          </table:table-cell>
          <table:table-cell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  <table:table-cell office:value-type="float" office:value="2406" calcext:value-type="float">
            <text:p>2406</text:p>
          </table:table-cell>
          <table:table-cell office:value-type="float" office:value="1000" calcext:value-type="float">
            <text:p>1000</text:p>
          </table:table-cell>
          <table:table-cell office:value-type="float" office:value="2.406" calcext:value-type="float">
            <text:p>2.4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38" calcext:value-type="float">
            <text:p>2738</text:p>
          </table:table-cell>
          <table:table-cell office:value-type="float" office:value="1000" calcext:value-type="float">
            <text:p>1000</text:p>
          </table:table-cell>
          <table:table-cell office:value-type="float" office:value="2.738" calcext:value-type="float">
            <text:p>2.7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2" calcext:value-type="float">
            <text:p>332</text:p>
          </table:table-cell>
          <table:table-cell office:value-type="float" office:value="1000" calcext:value-type="float">
            <text:p>1000</text:p>
          </table:table-cell>
          <table:table-cell office:value-type="float" office:value="0.332" calcext:value-type="float">
            <text:p>0.3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5811" calcext:value-type="float">
            <text:p>45811</text:p>
          </table:table-cell>
          <table:table-cell office:value-type="float" office:value="1000" calcext:value-type="float">
            <text:p>1000</text:p>
          </table:table-cell>
          <table:table-cell office:value-type="float" office:value="45.811" calcext:value-type="float">
            <text:p>45.811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0.0117675" calcext:value-type="float">
            <text:p>0.01176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7675" calcext:value-type="float">
            <text:p>1.17675E-05</text:p>
          </table:table-cell>
          <table:table-cell office:value-type="float" office:value="0.000007529" calcext:value-type="float">
            <text:p>7.529E-06</text:p>
          </table:table-cell>
          <table:table-cell office:value-type="float" office:value="0.000025466" calcext:value-type="float">
            <text:p>2.5466E-05</text:p>
          </table:table-cell>
          <table:table-cell office:value-type="float" office:value="104070" calcext:value-type="float">
            <text:p>104070</text:p>
          </table:table-cell>
          <table:table-cell office:value-type="float" office:value="1000" calcext:value-type="float">
            <text:p>1000</text:p>
          </table:table-cell>
          <table:table-cell office:value-type="float" office:value="104.07" calcext:value-type="float">
            <text:p>104.07</text:p>
          </table:table-cell>
          <table:table-cell office:value-type="float" office:value="70" calcext:value-type="float">
            <text:p>70</text:p>
          </table:table-cell>
          <table:table-cell office:value-type="float" office:value="155" calcext:value-type="float">
            <text:p>155</text:p>
          </table:table-cell>
          <table:table-cell office:value-type="float" office:value="3007" calcext:value-type="float">
            <text:p>3007</text:p>
          </table:table-cell>
          <table:table-cell office:value-type="float" office:value="1000" calcext:value-type="float">
            <text:p>1000</text:p>
          </table:table-cell>
          <table:table-cell office:value-type="float" office:value="3.007" calcext:value-type="float">
            <text:p>3.0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82" calcext:value-type="float">
            <text:p>3282</text:p>
          </table:table-cell>
          <table:table-cell office:value-type="float" office:value="1000" calcext:value-type="float">
            <text:p>1000</text:p>
          </table:table-cell>
          <table:table-cell office:value-type="float" office:value="3.282" calcext:value-type="float">
            <text:p>3.28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  <table:table-cell office:value-type="float" office:value="1000" calcext:value-type="float">
            <text:p>1000</text:p>
          </table:table-cell>
          <table:table-cell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69677" calcext:value-type="float">
            <text:p>69677</text:p>
          </table:table-cell>
          <table:table-cell office:value-type="float" office:value="1000" calcext:value-type="float">
            <text:p>1000</text:p>
          </table:table-cell>
          <table:table-cell office:value-type="float" office:value="69.677" calcext:value-type="float">
            <text:p>69.677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0.0151799" calcext:value-type="float">
            <text:p>0.01517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1799" calcext:value-type="float">
            <text:p>1.51799E-05</text:p>
          </table:table-cell>
          <table:table-cell office:value-type="float" office:value="0.000007885" calcext:value-type="float">
            <text:p>7.885E-06</text:p>
          </table:table-cell>
          <table:table-cell office:value-type="float" office:value="0.000032064" calcext:value-type="float">
            <text:p>3.2064E-05</text:p>
          </table:table-cell>
          <table:table-cell office:value-type="float" office:value="132574" calcext:value-type="float">
            <text:p>132574</text:p>
          </table:table-cell>
          <table:table-cell office:value-type="float" office:value="1000" calcext:value-type="float">
            <text:p>1000</text:p>
          </table:table-cell>
          <table:table-cell office:value-type="float" office:value="132.574" calcext:value-type="float">
            <text:p>132.574</text:p>
          </table:table-cell>
          <table:table-cell office:value-type="float" office:value="73" calcext:value-type="float">
            <text:p>73</text:p>
          </table:table-cell>
          <table:table-cell office:value-type="float" office:value="216" calcext:value-type="float">
            <text:p>216</text:p>
          </table:table-cell>
          <table:table-cell office:value-type="float" office:value="3609" calcext:value-type="float">
            <text:p>3609</text:p>
          </table:table-cell>
          <table:table-cell office:value-type="float" office:value="1000" calcext:value-type="float">
            <text:p>1000</text:p>
          </table:table-cell>
          <table:table-cell office:value-type="float" office:value="3.609" calcext:value-type="float">
            <text:p>3.60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57" calcext:value-type="float">
            <text:p>4057</text:p>
          </table:table-cell>
          <table:table-cell office:value-type="float" office:value="1000" calcext:value-type="float">
            <text:p>1000</text:p>
          </table:table-cell>
          <table:table-cell office:value-type="float" office:value="4.057" calcext:value-type="float">
            <text:p>4.05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48" calcext:value-type="float">
            <text:p>448</text:p>
          </table:table-cell>
          <table:table-cell office:value-type="float" office:value="1000" calcext:value-type="float">
            <text:p>1000</text:p>
          </table:table-cell>
          <table:table-cell office:value-type="float" office:value="0.448" calcext:value-type="float">
            <text:p>0.4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92595" calcext:value-type="float">
            <text:p>92595</text:p>
          </table:table-cell>
          <table:table-cell office:value-type="float" office:value="1000" calcext:value-type="float">
            <text:p>1000</text:p>
          </table:table-cell>
          <table:table-cell office:value-type="float" office:value="92.595" calcext:value-type="float">
            <text:p>92.595</text:p>
          </table:table-cell>
          <table:table-cell office:value-type="float" office:value="69" calcext:value-type="float">
            <text:p>69</text:p>
          </table:table-cell>
          <table:table-cell office:value-type="float" office:value="117" calcext:value-type="float">
            <text:p>117</text:p>
          </table:table-cell>
          <table:table-cell office:value-type="float" office:value="0.019332" calcext:value-type="float">
            <text:p>0.0193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332" calcext:value-type="float">
            <text:p>1.9332E-05</text:p>
          </table:table-cell>
          <table:table-cell office:value-type="float" office:value="0.00001199" calcext:value-type="float">
            <text:p>1.199E-05</text:p>
          </table:table-cell>
          <table:table-cell office:value-type="float" office:value="0.000035822" calcext:value-type="float">
            <text:p>3.5822E-05</text:p>
          </table:table-cell>
          <table:table-cell office:value-type="float" office:value="169795" calcext:value-type="float">
            <text:p>169795</text:p>
          </table:table-cell>
          <table:table-cell office:value-type="float" office:value="1000" calcext:value-type="float">
            <text:p>1000</text:p>
          </table:table-cell>
          <table:table-cell office:value-type="float" office:value="169.795" calcext:value-type="float">
            <text:p>169.795</text:p>
          </table:table-cell>
          <table:table-cell office:value-type="float" office:value="106" calcext:value-type="float">
            <text:p>106</text:p>
          </table:table-cell>
          <table:table-cell office:value-type="float" office:value="289" calcext:value-type="float">
            <text:p>289</text:p>
          </table:table-cell>
          <table:table-cell office:value-type="float" office:value="4263" calcext:value-type="float">
            <text:p>4263</text:p>
          </table:table-cell>
          <table:table-cell office:value-type="float" office:value="1000" calcext:value-type="float">
            <text:p>1000</text:p>
          </table:table-cell>
          <table:table-cell office:value-type="float" office:value="4.263" calcext:value-type="float">
            <text:p>4.26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730" calcext:value-type="float">
            <text:p>4730</text:p>
          </table:table-cell>
          <table:table-cell office:value-type="float" office:value="1000" calcext:value-type="float">
            <text:p>1000</text:p>
          </table:table-cell>
          <table:table-cell office:value-type="float" office:value="4.73" calcext:value-type="float">
            <text:p>4.7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67" calcext:value-type="float">
            <text:p>467</text:p>
          </table:table-cell>
          <table:table-cell office:value-type="float" office:value="1000" calcext:value-type="float">
            <text:p>1000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15044" calcext:value-type="float">
            <text:p>115044</text:p>
          </table:table-cell>
          <table:table-cell office:value-type="float" office:value="1000" calcext:value-type="float">
            <text:p>1000</text:p>
          </table:table-cell>
          <table:table-cell office:value-type="float" office:value="115.044" calcext:value-type="float">
            <text:p>115.044</text:p>
          </table:table-cell>
          <table:table-cell office:value-type="float" office:value="91" calcext:value-type="float">
            <text:p>91</text:p>
          </table:table-cell>
          <table:table-cell office:value-type="float" office:value="139" calcext:value-type="float">
            <text:p>139</text:p>
          </table:table-cell>
          <table:table-cell office:value-type="float" office:value="0.0248355" calcext:value-type="float">
            <text:p>0.02483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8355" calcext:value-type="float">
            <text:p>2.48355E-05</text:p>
          </table:table-cell>
          <table:table-cell office:value-type="float" office:value="0.000012866" calcext:value-type="float">
            <text:p>1.2866E-05</text:p>
          </table:table-cell>
          <table:table-cell office:value-type="float" office:value="0.000057444" calcext:value-type="float">
            <text:p>5.7444E-05</text:p>
          </table:table-cell>
          <table:table-cell office:value-type="float" office:value="219872" calcext:value-type="float">
            <text:p>219872</text:p>
          </table:table-cell>
          <table:table-cell office:value-type="float" office:value="1000" calcext:value-type="float">
            <text:p>1000</text:p>
          </table:table-cell>
          <table:table-cell office:value-type="float" office:value="219.872" calcext:value-type="float">
            <text:p>219.872</text:p>
          </table:table-cell>
          <table:table-cell office:value-type="float" office:value="114" calcext:value-type="float">
            <text:p>114</text:p>
          </table:table-cell>
          <table:table-cell office:value-type="float" office:value="397" calcext:value-type="float">
            <text:p>397</text:p>
          </table:table-cell>
          <table:table-cell office:value-type="float" office:value="5001" calcext:value-type="float">
            <text:p>5001</text:p>
          </table:table-cell>
          <table:table-cell office:value-type="float" office:value="1000" calcext:value-type="float">
            <text:p>1000</text:p>
          </table:table-cell>
          <table:table-cell office:value-type="float" office:value="5.001" calcext:value-type="float">
            <text:p>5.00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39" calcext:value-type="float">
            <text:p>5539</text:p>
          </table:table-cell>
          <table:table-cell office:value-type="float" office:value="1000" calcext:value-type="float">
            <text:p>1000</text:p>
          </table:table-cell>
          <table:table-cell office:value-type="float" office:value="5.539" calcext:value-type="float">
            <text:p>5.5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38" calcext:value-type="float">
            <text:p>538</text:p>
          </table:table-cell>
          <table:table-cell office:value-type="float" office:value="1000" calcext:value-type="float">
            <text:p>1000</text:p>
          </table:table-cell>
          <table:table-cell office:value-type="float" office:value="0.538" calcext:value-type="float">
            <text:p>0.5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38991" calcext:value-type="float">
            <text:p>138991</text:p>
          </table:table-cell>
          <table:table-cell office:value-type="float" office:value="1000" calcext:value-type="float">
            <text:p>1000</text:p>
          </table:table-cell>
          <table:table-cell office:value-type="float" office:value="138.991" calcext:value-type="float">
            <text:p>138.991</text:p>
          </table:table-cell>
          <table:table-cell office:value-type="float" office:value="115" calcext:value-type="float">
            <text:p>115</text:p>
          </table:table-cell>
          <table:table-cell office:value-type="float" office:value="162" calcext:value-type="float">
            <text:p>162</text:p>
          </table:table-cell>
          <table:table-cell office:value-type="float" office:value="0.0332106" calcext:value-type="float">
            <text:p>0.03321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2106" calcext:value-type="float">
            <text:p>3.32106E-05</text:p>
          </table:table-cell>
          <table:table-cell office:value-type="float" office:value="0.000018133" calcext:value-type="float">
            <text:p>1.8133E-05</text:p>
          </table:table-cell>
          <table:table-cell office:value-type="float" office:value="0.000075968" calcext:value-type="float">
            <text:p>7.5968E-05</text:p>
          </table:table-cell>
          <table:table-cell office:value-type="float" office:value="300530" calcext:value-type="float">
            <text:p>300530</text:p>
          </table:table-cell>
          <table:table-cell office:value-type="float" office:value="1000" calcext:value-type="float">
            <text:p>1000</text:p>
          </table:table-cell>
          <table:table-cell office:value-type="float" office:value="300.53" calcext:value-type="float">
            <text:p>300.53</text:p>
          </table:table-cell>
          <table:table-cell office:value-type="float" office:value="161" calcext:value-type="float">
            <text:p>161</text:p>
          </table:table-cell>
          <table:table-cell office:value-type="float" office:value="568" calcext:value-type="float">
            <text:p>568</text:p>
          </table:table-cell>
          <table:table-cell office:value-type="float" office:value="5981" calcext:value-type="float">
            <text:p>5981</text:p>
          </table:table-cell>
          <table:table-cell office:value-type="float" office:value="1000" calcext:value-type="float">
            <text:p>1000</text:p>
          </table:table-cell>
          <table:table-cell office:value-type="float" office:value="5.981" calcext:value-type="float">
            <text:p>5.98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577" calcext:value-type="float">
            <text:p>6577</text:p>
          </table:table-cell>
          <table:table-cell office:value-type="float" office:value="1000" calcext:value-type="float">
            <text:p>1000</text:p>
          </table:table-cell>
          <table:table-cell office:value-type="float" office:value="6.577" calcext:value-type="float">
            <text:p>6.57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96" calcext:value-type="float">
            <text:p>596</text:p>
          </table:table-cell>
          <table:table-cell office:value-type="float" office:value="1000" calcext:value-type="float">
            <text:p>1000</text:p>
          </table:table-cell>
          <table:table-cell office:value-type="float" office:value="0.596" calcext:value-type="float">
            <text:p>0.5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161737" calcext:value-type="float">
            <text:p>161737</text:p>
          </table:table-cell>
          <table:table-cell office:value-type="float" office:value="1000" calcext:value-type="float">
            <text:p>1000</text:p>
          </table:table-cell>
          <table:table-cell office:value-type="float" office:value="161.737" calcext:value-type="float">
            <text:p>161.737</text:p>
          </table:table-cell>
          <table:table-cell office:value-type="float" office:value="134" calcext:value-type="float">
            <text:p>134</text:p>
          </table:table-cell>
          <table:table-cell office:value-type="float" office:value="186" calcext:value-type="float">
            <text:p>186</text:p>
          </table:table-cell>
          <table:table-cell office:value-type="float" office:value="0.0464857" calcext:value-type="float">
            <text:p>0.04648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4857" calcext:value-type="float">
            <text:p>4.64857E-05</text:p>
          </table:table-cell>
          <table:table-cell office:value-type="float" office:value="0.000025459" calcext:value-type="float">
            <text:p>2.5459E-05</text:p>
          </table:table-cell>
          <table:table-cell office:value-type="float" office:value="0.000098328" calcext:value-type="float">
            <text:p>9.8328E-05</text:p>
          </table:table-cell>
          <table:table-cell office:value-type="float" office:value="434845" calcext:value-type="float">
            <text:p>434845</text:p>
          </table:table-cell>
          <table:table-cell office:value-type="float" office:value="1000" calcext:value-type="float">
            <text:p>1000</text:p>
          </table:table-cell>
          <table:table-cell office:value-type="float" office:value="434.845" calcext:value-type="float">
            <text:p>434.845</text:p>
          </table:table-cell>
          <table:table-cell office:value-type="float" office:value="231" calcext:value-type="float">
            <text:p>231</text:p>
          </table:table-cell>
          <table:table-cell office:value-type="float" office:value="782" calcext:value-type="float">
            <text:p>782</text:p>
          </table:table-cell>
          <table:table-cell office:value-type="float" office:value="7306" calcext:value-type="float">
            <text:p>7306</text:p>
          </table:table-cell>
          <table:table-cell office:value-type="float" office:value="1000" calcext:value-type="float">
            <text:p>1000</text:p>
          </table:table-cell>
          <table:table-cell office:value-type="float" office:value="7.306" calcext:value-type="float">
            <text:p>7.30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902" calcext:value-type="float">
            <text:p>7902</text:p>
          </table:table-cell>
          <table:table-cell office:value-type="float" office:value="1000" calcext:value-type="float">
            <text:p>1000</text:p>
          </table:table-cell>
          <table:table-cell office:value-type="float" office:value="7.902" calcext:value-type="float">
            <text:p>7.9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96" calcext:value-type="float">
            <text:p>596</text:p>
          </table:table-cell>
          <table:table-cell office:value-type="float" office:value="1000" calcext:value-type="float">
            <text:p>1000</text:p>
          </table:table-cell>
          <table:table-cell office:value-type="float" office:value="0.596" calcext:value-type="float">
            <text:p>0.5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84661" calcext:value-type="float">
            <text:p>184661</text:p>
          </table:table-cell>
          <table:table-cell office:value-type="float" office:value="1000" calcext:value-type="float">
            <text:p>1000</text:p>
          </table:table-cell>
          <table:table-cell office:value-type="float" office:value="184.661" calcext:value-type="float">
            <text:p>184.661</text:p>
          </table:table-cell>
          <table:table-cell office:value-type="float" office:value="161" calcext:value-type="float">
            <text:p>161</text:p>
          </table:table-cell>
          <table:table-cell office:value-type="float" office:value="203" calcext:value-type="float">
            <text:p>203</text:p>
          </table:table-cell>
          <table:table-cell office:value-type="float" office:value="0.0724678" calcext:value-type="float">
            <text:p>0.07246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4678" calcext:value-type="float">
            <text:p>7.24678E-05</text:p>
          </table:table-cell>
          <table:table-cell office:value-type="float" office:value="0.000034547" calcext:value-type="float">
            <text:p>3.4547E-05</text:p>
          </table:table-cell>
          <table:table-cell office:value-type="float" office:value="0.000143264" calcext:value-type="float">
            <text:p>0.000143264</text:p>
          </table:table-cell>
          <table:table-cell office:value-type="float" office:value="699340" calcext:value-type="float">
            <text:p>699340</text:p>
          </table:table-cell>
          <table:table-cell office:value-type="float" office:value="1000" calcext:value-type="float">
            <text:p>1000</text:p>
          </table:table-cell>
          <table:table-cell office:value-type="float" office:value="699.34" calcext:value-type="float">
            <text:p>699.34</text:p>
          </table:table-cell>
          <table:table-cell office:value-type="float" office:value="319" calcext:value-type="float">
            <text:p>319</text:p>
          </table:table-cell>
          <table:table-cell office:value-type="float" office:value="1360" calcext:value-type="float">
            <text:p>1360</text:p>
          </table:table-cell>
          <table:table-cell office:value-type="float" office:value="9318" calcext:value-type="float">
            <text:p>9318</text:p>
          </table:table-cell>
          <table:table-cell office:value-type="float" office:value="1000" calcext:value-type="float">
            <text:p>1000</text:p>
          </table:table-cell>
          <table:table-cell office:value-type="float" office:value="9.318" calcext:value-type="float">
            <text:p>9.3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800" calcext:value-type="float">
            <text:p>9800</text:p>
          </table:table-cell>
          <table:table-cell office:value-type="float" office:value="1000" calcext:value-type="float">
            <text:p>1000</text:p>
          </table:table-cell>
          <table:table-cell office:value-type="float" office:value="9.8" calcext:value-type="float">
            <text:p>9.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82" calcext:value-type="float">
            <text:p>482</text:p>
          </table:table-cell>
          <table:table-cell office:value-type="float" office:value="1000" calcext:value-type="float">
            <text:p>1000</text:p>
          </table:table-cell>
          <table:table-cell office:value-type="float" office:value="0.482" calcext:value-type="float">
            <text:p>0.4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207982" calcext:value-type="float">
            <text:p>207982</text:p>
          </table:table-cell>
          <table:table-cell office:value-type="float" office:value="1000" calcext:value-type="float">
            <text:p>1000</text:p>
          </table:table-cell>
          <table:table-cell office:value-type="float" office:value="207.982" calcext:value-type="float">
            <text:p>207.982</text:p>
          </table:table-cell>
          <table:table-cell office:value-type="float" office:value="193" calcext:value-type="float">
            <text:p>193</text:p>
          </table:table-cell>
          <table:table-cell office:value-type="float" office:value="221" calcext:value-type="float">
            <text:p>221</text:p>
          </table:table-cell>
          <table:table-cell office:value-type="float" office:value="0.130821" calcext:value-type="float">
            <text:p>0.1308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0821" calcext:value-type="float">
            <text:p>0.000130821</text:p>
          </table:table-cell>
          <table:table-cell office:value-type="float" office:value="0.000069234" calcext:value-type="float">
            <text:p>6.9234E-05</text:p>
          </table:table-cell>
          <table:table-cell office:value-type="float" office:value="0.000238088" calcext:value-type="float">
            <text:p>0.000238088</text:p>
          </table:table-cell>
          <table:table-cell office:value-type="float" office:value="1309847" calcext:value-type="float">
            <text:p>1309847</text:p>
          </table:table-cell>
          <table:table-cell office:value-type="float" office:value="1000" calcext:value-type="float">
            <text:p>1000</text:p>
          </table:table-cell>
          <table:table-cell office:value-type="float" office:value="1309.85" calcext:value-type="float">
            <text:p>1309.85</text:p>
          </table:table-cell>
          <table:table-cell office:value-type="float" office:value="666" calcext:value-type="float">
            <text:p>666</text:p>
          </table:table-cell>
          <table:table-cell office:value-type="float" office:value="2325" calcext:value-type="float">
            <text:p>2325</text:p>
          </table:table-cell>
          <table:table-cell office:value-type="float" office:value="12681" calcext:value-type="float">
            <text:p>12681</text:p>
          </table:table-cell>
          <table:table-cell office:value-type="float" office:value="1000" calcext:value-type="float">
            <text:p>1000</text:p>
          </table:table-cell>
          <table:table-cell office:value-type="float" office:value="12.681" calcext:value-type="float">
            <text:p>12.68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944" calcext:value-type="float">
            <text:p>12944</text:p>
          </table:table-cell>
          <table:table-cell office:value-type="float" office:value="1000" calcext:value-type="float">
            <text:p>1000</text:p>
          </table:table-cell>
          <table:table-cell office:value-type="float" office:value="12.944" calcext:value-type="float">
            <text:p>12.94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63" calcext:value-type="float">
            <text:p>263</text:p>
          </table:table-cell>
          <table:table-cell office:value-type="float" office:value="1000" calcext:value-type="float">
            <text:p>1000</text:p>
          </table:table-cell>
          <table:table-cell office:value-type="float" office:value="0.263" calcext:value-type="float">
            <text:p>0.2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ummary_2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5313" calcext:value-type="float">
            <text:p>25313</text:p>
          </table:table-cell>
          <table:table-cell office:value-type="float" office:value="1000" calcext:value-type="float">
            <text:p>1000</text:p>
          </table:table-cell>
          <table:table-cell office:value-type="float" office:value="25.313" calcext:value-type="float">
            <text:p>25.313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00938981" calcext:value-type="float">
            <text:p>0.009389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38981" calcext:value-type="float">
            <text:p>9.38981E-06</text:p>
          </table:table-cell>
          <table:table-cell office:value-type="float" office:value="0.000007456" calcext:value-type="float">
            <text:p>7.456E-06</text:p>
          </table:table-cell>
          <table:table-cell office:value-type="float" office:value="0.000026184" calcext:value-type="float">
            <text:p>2.6184E-05</text:p>
          </table:table-cell>
          <table:table-cell office:value-type="float" office:value="85790" calcext:value-type="float">
            <text:p>85790</text:p>
          </table:table-cell>
          <table:table-cell office:value-type="float" office:value="1000" calcext:value-type="float">
            <text:p>1000</text:p>
          </table:table-cell>
          <table:table-cell office:value-type="float" office:value="85.79" calcext:value-type="float">
            <text:p>85.79</text:p>
          </table:table-cell>
          <table:table-cell office:value-type="float" office:value="71" calcext:value-type="float">
            <text:p>71</text:p>
          </table:table-cell>
          <table:table-cell office:value-type="float" office:value="143" calcext:value-type="float">
            <text:p>143</text:p>
          </table:table-cell>
          <table:table-cell office:value-type="float" office:value="2431" calcext:value-type="float">
            <text:p>2431</text:p>
          </table:table-cell>
          <table:table-cell office:value-type="float" office:value="1000" calcext:value-type="float">
            <text:p>1000</text:p>
          </table:table-cell>
          <table:table-cell office:value-type="float" office:value="2.431" calcext:value-type="float">
            <text:p>2.4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54" calcext:value-type="float">
            <text:p>2754</text:p>
          </table:table-cell>
          <table:table-cell office:value-type="float" office:value="1000" calcext:value-type="float">
            <text:p>1000</text:p>
          </table:table-cell>
          <table:table-cell office:value-type="float" office:value="2.754" calcext:value-type="float">
            <text:p>2.7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  <table:table-cell office:value-type="float" office:value="1000" calcext:value-type="float">
            <text:p>1000</text:p>
          </table:table-cell>
          <table:table-cell office:value-type="float" office:value="0.323" calcext:value-type="float">
            <text:p>0.3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0167" calcext:value-type="float">
            <text:p>50167</text:p>
          </table:table-cell>
          <table:table-cell office:value-type="float" office:value="1000" calcext:value-type="float">
            <text:p>1000</text:p>
          </table:table-cell>
          <table:table-cell office:value-type="float" office:value="50.167" calcext:value-type="float">
            <text:p>50.167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0.0123368" calcext:value-type="float">
            <text:p>0.01233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3368" calcext:value-type="float">
            <text:p>1.23368E-05</text:p>
          </table:table-cell>
          <table:table-cell office:value-type="float" office:value="0.000007783" calcext:value-type="float">
            <text:p>7.783E-06</text:p>
          </table:table-cell>
          <table:table-cell office:value-type="float" office:value="0.000027029" calcext:value-type="float">
            <text:p>2.7029E-05</text:p>
          </table:table-cell>
          <table:table-cell office:value-type="float" office:value="109610" calcext:value-type="float">
            <text:p>109610</text:p>
          </table:table-cell>
          <table:table-cell office:value-type="float" office:value="1000" calcext:value-type="float">
            <text:p>1000</text:p>
          </table:table-cell>
          <table:table-cell office:value-type="float" office:value="109.61" calcext:value-type="float">
            <text:p>109.61</text:p>
          </table:table-cell>
          <table:table-cell office:value-type="float" office:value="73" calcext:value-type="float">
            <text:p>73</text:p>
          </table:table-cell>
          <table:table-cell office:value-type="float" office:value="197" calcext:value-type="float">
            <text:p>197</text:p>
          </table:table-cell>
          <table:table-cell office:value-type="float" office:value="3036" calcext:value-type="float">
            <text:p>3036</text:p>
          </table:table-cell>
          <table:table-cell office:value-type="float" office:value="1000" calcext:value-type="float">
            <text:p>1000</text:p>
          </table:table-cell>
          <table:table-cell office:value-type="float" office:value="3.036" calcext:value-type="float">
            <text:p>3.0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39" calcext:value-type="float">
            <text:p>3339</text:p>
          </table:table-cell>
          <table:table-cell office:value-type="float" office:value="1000" calcext:value-type="float">
            <text:p>1000</text:p>
          </table:table-cell>
          <table:table-cell office:value-type="float" office:value="3.339" calcext:value-type="float">
            <text:p>3.3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3" calcext:value-type="float">
            <text:p>303</text:p>
          </table:table-cell>
          <table:table-cell office:value-type="float" office:value="1000" calcext:value-type="float">
            <text:p>1000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75820" calcext:value-type="float">
            <text:p>75820</text:p>
          </table:table-cell>
          <table:table-cell office:value-type="float" office:value="1000" calcext:value-type="float">
            <text:p>1000</text:p>
          </table:table-cell>
          <table:table-cell office:value-type="float" office:value="75.82" calcext:value-type="float">
            <text:p>75.82</text:p>
          </table:table-cell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 office:value-type="float" office:value="0.0157902" calcext:value-type="float">
            <text:p>0.01579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7902" calcext:value-type="float">
            <text:p>1.57902E-05</text:p>
          </table:table-cell>
          <table:table-cell office:value-type="float" office:value="0.0000083" calcext:value-type="float">
            <text:p>8.3E-06</text:p>
          </table:table-cell>
          <table:table-cell office:value-type="float" office:value="0.000030209" calcext:value-type="float">
            <text:p>3.0209E-05</text:p>
          </table:table-cell>
          <table:table-cell office:value-type="float" office:value="138518" calcext:value-type="float">
            <text:p>138518</text:p>
          </table:table-cell>
          <table:table-cell office:value-type="float" office:value="1000" calcext:value-type="float">
            <text:p>1000</text:p>
          </table:table-cell>
          <table:table-cell office:value-type="float" office:value="138.518" calcext:value-type="float">
            <text:p>138.518</text:p>
          </table:table-cell>
          <table:table-cell office:value-type="float" office:value="77" calcext:value-type="float">
            <text:p>77</text:p>
          </table:table-cell>
          <table:table-cell office:value-type="float" office:value="269" calcext:value-type="float">
            <text:p>269</text:p>
          </table:table-cell>
          <table:table-cell office:value-type="float" office:value="3618" calcext:value-type="float">
            <text:p>3618</text:p>
          </table:table-cell>
          <table:table-cell office:value-type="float" office:value="1000" calcext:value-type="float">
            <text:p>1000</text:p>
          </table:table-cell>
          <table:table-cell office:value-type="float" office:value="3.618" calcext:value-type="float">
            <text:p>3.6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91" calcext:value-type="float">
            <text:p>4091</text:p>
          </table:table-cell>
          <table:table-cell office:value-type="float" office:value="1000" calcext:value-type="float">
            <text:p>1000</text:p>
          </table:table-cell>
          <table:table-cell office:value-type="float" office:value="4.091" calcext:value-type="float">
            <text:p>4.0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73" calcext:value-type="float">
            <text:p>473</text:p>
          </table:table-cell>
          <table:table-cell office:value-type="float" office:value="1000" calcext:value-type="float">
            <text:p>1000</text:p>
          </table:table-cell>
          <table:table-cell office:value-type="float" office:value="0.473" calcext:value-type="float">
            <text:p>0.4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01071" calcext:value-type="float">
            <text:p>101071</text:p>
          </table:table-cell>
          <table:table-cell office:value-type="float" office:value="1000" calcext:value-type="float">
            <text:p>1000</text:p>
          </table:table-cell>
          <table:table-cell office:value-type="float" office:value="101.071" calcext:value-type="float">
            <text:p>101.071</text:p>
          </table:table-cell>
          <table:table-cell office:value-type="float" office:value="76" calcext:value-type="float">
            <text:p>76</text:p>
          </table:table-cell>
          <table:table-cell office:value-type="float" office:value="128" calcext:value-type="float">
            <text:p>128</text:p>
          </table:table-cell>
          <table:table-cell office:value-type="float" office:value="0.0202094" calcext:value-type="float">
            <text:p>0.02020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2094" calcext:value-type="float">
            <text:p>2.02094E-05</text:p>
          </table:table-cell>
          <table:table-cell office:value-type="float" office:value="0.000012635" calcext:value-type="float">
            <text:p>1.2635E-05</text:p>
          </table:table-cell>
          <table:table-cell office:value-type="float" office:value="0.000041796" calcext:value-type="float">
            <text:p>4.1796E-05</text:p>
          </table:table-cell>
          <table:table-cell office:value-type="float" office:value="178142" calcext:value-type="float">
            <text:p>178142</text:p>
          </table:table-cell>
          <table:table-cell office:value-type="float" office:value="1000" calcext:value-type="float">
            <text:p>1000</text:p>
          </table:table-cell>
          <table:table-cell office:value-type="float" office:value="178.142" calcext:value-type="float">
            <text:p>178.142</text:p>
          </table:table-cell>
          <table:table-cell office:value-type="float" office:value="112" calcext:value-type="float">
            <text:p>112</text:p>
          </table:table-cell>
          <table:table-cell office:value-type="float" office:value="297" calcext:value-type="float">
            <text:p>297</text:p>
          </table:table-cell>
          <table:table-cell office:value-type="float" office:value="4292" calcext:value-type="float">
            <text:p>4292</text:p>
          </table:table-cell>
          <table:table-cell office:value-type="float" office:value="1000" calcext:value-type="float">
            <text:p>1000</text:p>
          </table:table-cell>
          <table:table-cell office:value-type="float" office:value="4.292" calcext:value-type="float">
            <text:p>4.29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811" calcext:value-type="float">
            <text:p>4811</text:p>
          </table:table-cell>
          <table:table-cell office:value-type="float" office:value="1000" calcext:value-type="float">
            <text:p>1000</text:p>
          </table:table-cell>
          <table:table-cell office:value-type="float" office:value="4.811" calcext:value-type="float">
            <text:p>4.8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19" calcext:value-type="float">
            <text:p>519</text:p>
          </table:table-cell>
          <table:table-cell office:value-type="float" office:value="1000" calcext:value-type="float">
            <text:p>1000</text:p>
          </table:table-cell>
          <table:table-cell office:value-type="float" office:value="0.519" calcext:value-type="float">
            <text:p>0.5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26529" calcext:value-type="float">
            <text:p>126529</text:p>
          </table:table-cell>
          <table:table-cell office:value-type="float" office:value="1000" calcext:value-type="float">
            <text:p>1000</text:p>
          </table:table-cell>
          <table:table-cell office:value-type="float" office:value="126.529" calcext:value-type="float">
            <text:p>126.529</text:p>
          </table:table-cell>
          <table:table-cell office:value-type="float" office:value="97" calcext:value-type="float">
            <text:p>97</text:p>
          </table:table-cell>
          <table:table-cell office:value-type="float" office:value="153" calcext:value-type="float">
            <text:p>153</text:p>
          </table:table-cell>
          <table:table-cell office:value-type="float" office:value="0.0263708" calcext:value-type="float">
            <text:p>0.02637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3708" calcext:value-type="float">
            <text:p>2.63708E-05</text:p>
          </table:table-cell>
          <table:table-cell office:value-type="float" office:value="0.000013375" calcext:value-type="float">
            <text:p>1.3375E-05</text:p>
          </table:table-cell>
          <table:table-cell office:value-type="float" office:value="0.000057192" calcext:value-type="float">
            <text:p>5.7192E-05</text:p>
          </table:table-cell>
          <table:table-cell office:value-type="float" office:value="236248" calcext:value-type="float">
            <text:p>236248</text:p>
          </table:table-cell>
          <table:table-cell office:value-type="float" office:value="1000" calcext:value-type="float">
            <text:p>1000</text:p>
          </table:table-cell>
          <table:table-cell office:value-type="float" office:value="236.248" calcext:value-type="float">
            <text:p>236.248</text:p>
          </table:table-cell>
          <table:table-cell office:value-type="float" office:value="120" calcext:value-type="float">
            <text:p>120</text:p>
          </table:table-cell>
          <table:table-cell office:value-type="float" office:value="399" calcext:value-type="float">
            <text:p>399</text:p>
          </table:table-cell>
          <table:table-cell office:value-type="float" office:value="5117" calcext:value-type="float">
            <text:p>5117</text:p>
          </table:table-cell>
          <table:table-cell office:value-type="float" office:value="1000" calcext:value-type="float">
            <text:p>1000</text:p>
          </table:table-cell>
          <table:table-cell office:value-type="float" office:value="5.117" calcext:value-type="float">
            <text:p>5.1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652" calcext:value-type="float">
            <text:p>5652</text:p>
          </table:table-cell>
          <table:table-cell office:value-type="float" office:value="1000" calcext:value-type="float">
            <text:p>1000</text:p>
          </table:table-cell>
          <table:table-cell office:value-type="float" office:value="5.652" calcext:value-type="float">
            <text:p>5.65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35" calcext:value-type="float">
            <text:p>535</text:p>
          </table:table-cell>
          <table:table-cell office:value-type="float" office:value="1000" calcext:value-type="float">
            <text:p>1000</text:p>
          </table:table-cell>
          <table:table-cell office:value-type="float" office:value="0.535" calcext:value-type="float">
            <text:p>0.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51770" calcext:value-type="float">
            <text:p>151770</text:p>
          </table:table-cell>
          <table:table-cell office:value-type="float" office:value="1000" calcext:value-type="float">
            <text:p>1000</text:p>
          </table:table-cell>
          <table:table-cell office:value-type="float" office:value="151.77" calcext:value-type="float">
            <text:p>151.77</text:p>
          </table:table-cell>
          <table:table-cell office:value-type="float" office:value="124" calcext:value-type="float">
            <text:p>124</text:p>
          </table:table-cell>
          <table:table-cell office:value-type="float" office:value="175" calcext:value-type="float">
            <text:p>175</text:p>
          </table:table-cell>
          <table:table-cell office:value-type="float" office:value="0.0348386" calcext:value-type="float">
            <text:p>0.03483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8386" calcext:value-type="float">
            <text:p>3.48386E-05</text:p>
          </table:table-cell>
          <table:table-cell office:value-type="float" office:value="0.000019446" calcext:value-type="float">
            <text:p>1.9446E-05</text:p>
          </table:table-cell>
          <table:table-cell office:value-type="float" office:value="0.000071023" calcext:value-type="float">
            <text:p>7.1023E-05</text:p>
          </table:table-cell>
          <table:table-cell office:value-type="float" office:value="318844" calcext:value-type="float">
            <text:p>318844</text:p>
          </table:table-cell>
          <table:table-cell office:value-type="float" office:value="1000" calcext:value-type="float">
            <text:p>1000</text:p>
          </table:table-cell>
          <table:table-cell office:value-type="float" office:value="318.844" calcext:value-type="float">
            <text:p>318.844</text:p>
          </table:table-cell>
          <table:table-cell office:value-type="float" office:value="174" calcext:value-type="float">
            <text:p>174</text:p>
          </table:table-cell>
          <table:table-cell office:value-type="float" office:value="617" calcext:value-type="float">
            <text:p>617</text:p>
          </table:table-cell>
          <table:table-cell office:value-type="float" office:value="6068" calcext:value-type="float">
            <text:p>6068</text:p>
          </table:table-cell>
          <table:table-cell office:value-type="float" office:value="1000" calcext:value-type="float">
            <text:p>1000</text:p>
          </table:table-cell>
          <table:table-cell office:value-type="float" office:value="6.068" calcext:value-type="float">
            <text:p>6.06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692" calcext:value-type="float">
            <text:p>6692</text:p>
          </table:table-cell>
          <table:table-cell office:value-type="float" office:value="1000" calcext:value-type="float">
            <text:p>1000</text:p>
          </table:table-cell>
          <table:table-cell office:value-type="float" office:value="6.692" calcext:value-type="float">
            <text:p>6.69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24" calcext:value-type="float">
            <text:p>624</text:p>
          </table:table-cell>
          <table:table-cell office:value-type="float" office:value="1000" calcext:value-type="float">
            <text:p>1000</text:p>
          </table:table-cell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76995" calcext:value-type="float">
            <text:p>176995</text:p>
          </table:table-cell>
          <table:table-cell office:value-type="float" office:value="1000" calcext:value-type="float">
            <text:p>1000</text:p>
          </table:table-cell>
          <table:table-cell office:value-type="float" office:value="176.995" calcext:value-type="float">
            <text:p>176.995</text:p>
          </table:table-cell>
          <table:table-cell office:value-type="float" office:value="156" calcext:value-type="float">
            <text:p>156</text:p>
          </table:table-cell>
          <table:table-cell office:value-type="float" office:value="198" calcext:value-type="float">
            <text:p>198</text:p>
          </table:table-cell>
          <table:table-cell office:value-type="float" office:value="0.0498487" calcext:value-type="float">
            <text:p>0.04984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8487" calcext:value-type="float">
            <text:p>4.98487E-05</text:p>
          </table:table-cell>
          <table:table-cell office:value-type="float" office:value="0.000026915" calcext:value-type="float">
            <text:p>2.6915E-05</text:p>
          </table:table-cell>
          <table:table-cell office:value-type="float" office:value="0.000127949" calcext:value-type="float">
            <text:p>0.000127949</text:p>
          </table:table-cell>
          <table:table-cell office:value-type="float" office:value="466058" calcext:value-type="float">
            <text:p>466058</text:p>
          </table:table-cell>
          <table:table-cell office:value-type="float" office:value="1000" calcext:value-type="float">
            <text:p>1000</text:p>
          </table:table-cell>
          <table:table-cell office:value-type="float" office:value="466.058" calcext:value-type="float">
            <text:p>466.058</text:p>
          </table:table-cell>
          <table:table-cell office:value-type="float" office:value="242" calcext:value-type="float">
            <text:p>242</text:p>
          </table:table-cell>
          <table:table-cell office:value-type="float" office:value="808" calcext:value-type="float">
            <text:p>808</text:p>
          </table:table-cell>
          <table:table-cell office:value-type="float" office:value="7428" calcext:value-type="float">
            <text:p>7428</text:p>
          </table:table-cell>
          <table:table-cell office:value-type="float" office:value="1000" calcext:value-type="float">
            <text:p>1000</text:p>
          </table:table-cell>
          <table:table-cell office:value-type="float" office:value="7.428" calcext:value-type="float">
            <text:p>7.42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068" calcext:value-type="float">
            <text:p>8068</text:p>
          </table:table-cell>
          <table:table-cell office:value-type="float" office:value="1000" calcext:value-type="float">
            <text:p>1000</text:p>
          </table:table-cell>
          <table:table-cell office:value-type="float" office:value="8.068" calcext:value-type="float">
            <text:p>8.06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40" calcext:value-type="float">
            <text:p>640</text:p>
          </table:table-cell>
          <table:table-cell office:value-type="float" office:value="1000" calcext:value-type="float">
            <text:p>1000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202438" calcext:value-type="float">
            <text:p>202438</text:p>
          </table:table-cell>
          <table:table-cell office:value-type="float" office:value="1000" calcext:value-type="float">
            <text:p>1000</text:p>
          </table:table-cell>
          <table:table-cell office:value-type="float" office:value="202.438" calcext:value-type="float">
            <text:p>202.438</text:p>
          </table:table-cell>
          <table:table-cell office:value-type="float" office:value="178" calcext:value-type="float">
            <text:p>178</text:p>
          </table:table-cell>
          <table:table-cell office:value-type="float" office:value="222" calcext:value-type="float">
            <text:p>222</text:p>
          </table:table-cell>
          <table:table-cell office:value-type="float" office:value="0.0780113" calcext:value-type="float">
            <text:p>0.07801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0113" calcext:value-type="float">
            <text:p>7.80113E-05</text:p>
          </table:table-cell>
          <table:table-cell office:value-type="float" office:value="0.000043372" calcext:value-type="float">
            <text:p>4.3372E-05</text:p>
          </table:table-cell>
          <table:table-cell office:value-type="float" office:value="0.000157474" calcext:value-type="float">
            <text:p>0.000157474</text:p>
          </table:table-cell>
          <table:table-cell office:value-type="float" office:value="752092" calcext:value-type="float">
            <text:p>752092</text:p>
          </table:table-cell>
          <table:table-cell office:value-type="float" office:value="1000" calcext:value-type="float">
            <text:p>1000</text:p>
          </table:table-cell>
          <table:table-cell office:value-type="float" office:value="752.092" calcext:value-type="float">
            <text:p>752.092</text:p>
          </table:table-cell>
          <table:table-cell office:value-type="float" office:value="406" calcext:value-type="float">
            <text:p>406</text:p>
          </table:table-cell>
          <table:table-cell office:value-type="float" office:value="1382" calcext:value-type="float">
            <text:p>1382</text:p>
          </table:table-cell>
          <table:table-cell office:value-type="float" office:value="9490" calcext:value-type="float">
            <text:p>9490</text:p>
          </table:table-cell>
          <table:table-cell office:value-type="float" office:value="1000" calcext:value-type="float">
            <text:p>1000</text:p>
          </table:table-cell>
          <table:table-cell office:value-type="float" office:value="9.49" calcext:value-type="float">
            <text:p>9.4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047" calcext:value-type="float">
            <text:p>10047</text:p>
          </table:table-cell>
          <table:table-cell office:value-type="float" office:value="1000" calcext:value-type="float">
            <text:p>1000</text:p>
          </table:table-cell>
          <table:table-cell office:value-type="float" office:value="10.047" calcext:value-type="float">
            <text:p>10.04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57" calcext:value-type="float">
            <text:p>557</text:p>
          </table:table-cell>
          <table:table-cell office:value-type="float" office:value="1000" calcext:value-type="float">
            <text:p>1000</text:p>
          </table:table-cell>
          <table:table-cell office:value-type="float" office:value="0.557" calcext:value-type="float">
            <text:p>0.5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227954" calcext:value-type="float">
            <text:p>227954</text:p>
          </table:table-cell>
          <table:table-cell office:value-type="float" office:value="1000" calcext:value-type="float">
            <text:p>1000</text:p>
          </table:table-cell>
          <table:table-cell office:value-type="float" office:value="227.954" calcext:value-type="float">
            <text:p>227.954</text:p>
          </table:table-cell>
          <table:table-cell office:value-type="float" office:value="209" calcext:value-type="float">
            <text:p>209</text:p>
          </table:table-cell>
          <table:table-cell office:value-type="float" office:value="241" calcext:value-type="float">
            <text:p>241</text:p>
          </table:table-cell>
          <table:table-cell office:value-type="float" office:value="0.143794" calcext:value-type="float">
            <text:p>0.1437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3794" calcext:value-type="float">
            <text:p>0.000143794</text:p>
          </table:table-cell>
          <table:table-cell office:value-type="float" office:value="0.000074237" calcext:value-type="float">
            <text:p>7.4237E-05</text:p>
          </table:table-cell>
          <table:table-cell office:value-type="float" office:value="0.000249376" calcext:value-type="float">
            <text:p>0.000249376</text:p>
          </table:table-cell>
          <table:table-cell office:value-type="float" office:value="1445678" calcext:value-type="float">
            <text:p>1445678</text:p>
          </table:table-cell>
          <table:table-cell office:value-type="float" office:value="1000" calcext:value-type="float">
            <text:p>1000</text:p>
          </table:table-cell>
          <table:table-cell office:value-type="float" office:value="1445.68" calcext:value-type="float">
            <text:p>1445.68</text:p>
          </table:table-cell>
          <table:table-cell office:value-type="float" office:value="730" calcext:value-type="float">
            <text:p>730</text:p>
          </table:table-cell>
          <table:table-cell office:value-type="float" office:value="2545" calcext:value-type="float">
            <text:p>2545</text:p>
          </table:table-cell>
          <table:table-cell office:value-type="float" office:value="13082" calcext:value-type="float">
            <text:p>13082</text:p>
          </table:table-cell>
          <table:table-cell office:value-type="float" office:value="1000" calcext:value-type="float">
            <text:p>1000</text:p>
          </table:table-cell>
          <table:table-cell office:value-type="float" office:value="13.082" calcext:value-type="float">
            <text:p>13.08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377" calcext:value-type="float">
            <text:p>13377</text:p>
          </table:table-cell>
          <table:table-cell office:value-type="float" office:value="1000" calcext:value-type="float">
            <text:p>1000</text:p>
          </table:table-cell>
          <table:table-cell office:value-type="float" office:value="13.377" calcext:value-type="float">
            <text:p>13.37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95" calcext:value-type="float">
            <text:p>295</text:p>
          </table:table-cell>
          <table:table-cell office:value-type="float" office:value="1000" calcext:value-type="float">
            <text:p>1000</text:p>
          </table:table-cell>
          <table:table-cell office:value-type="float" office:value="0.295" calcext:value-type="float">
            <text:p>0.2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ummary_2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7649" calcext:value-type="float">
            <text:p>27649</text:p>
          </table:table-cell>
          <table:table-cell office:value-type="float" office:value="1000" calcext:value-type="float">
            <text:p>1000</text:p>
          </table:table-cell>
          <table:table-cell office:value-type="float" office:value="27.649" calcext:value-type="float">
            <text:p>27.649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0.00984553" calcext:value-type="float">
            <text:p>0.009845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84553" calcext:value-type="float">
            <text:p>9.84553E-06</text:p>
          </table:table-cell>
          <table:table-cell office:value-type="float" office:value="0.000007749" calcext:value-type="float">
            <text:p>7.749E-06</text:p>
          </table:table-cell>
          <table:table-cell office:value-type="float" office:value="0.000028384" calcext:value-type="float">
            <text:p>2.8384E-05</text:p>
          </table:table-cell>
          <table:table-cell office:value-type="float" office:value="90386" calcext:value-type="float">
            <text:p>90386</text:p>
          </table:table-cell>
          <table:table-cell office:value-type="float" office:value="1000" calcext:value-type="float">
            <text:p>1000</text:p>
          </table:table-cell>
          <table:table-cell office:value-type="float" office:value="90.386" calcext:value-type="float">
            <text:p>90.386</text:p>
          </table:table-cell>
          <table:table-cell office:value-type="float" office:value="74" calcext:value-type="float">
            <text:p>74</text:p>
          </table:table-cell>
          <table:table-cell office:value-type="float" office:value="144" calcext:value-type="float">
            <text:p>144</text:p>
          </table:table-cell>
          <table:table-cell office:value-type="float" office:value="2462" calcext:value-type="float">
            <text:p>2462</text:p>
          </table:table-cell>
          <table:table-cell office:value-type="float" office:value="1000" calcext:value-type="float">
            <text:p>1000</text:p>
          </table:table-cell>
          <table:table-cell office:value-type="float" office:value="2.462" calcext:value-type="float">
            <text:p>2.4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12" calcext:value-type="float">
            <text:p>2812</text:p>
          </table:table-cell>
          <table:table-cell office:value-type="float" office:value="1000" calcext:value-type="float">
            <text:p>1000</text:p>
          </table:table-cell>
          <table:table-cell office:value-type="float" office:value="2.812" calcext:value-type="float">
            <text:p>2.8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55106" calcext:value-type="float">
            <text:p>55106</text:p>
          </table:table-cell>
          <table:table-cell office:value-type="float" office:value="1000" calcext:value-type="float">
            <text:p>1000</text:p>
          </table:table-cell>
          <table:table-cell office:value-type="float" office:value="55.106" calcext:value-type="float">
            <text:p>55.106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0.0129416" calcext:value-type="float">
            <text:p>0.01294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9416" calcext:value-type="float">
            <text:p>1.29416E-05</text:p>
          </table:table-cell>
          <table:table-cell office:value-type="float" office:value="0.000008084" calcext:value-type="float">
            <text:p>8.084E-06</text:p>
          </table:table-cell>
          <table:table-cell office:value-type="float" office:value="0.000034887" calcext:value-type="float">
            <text:p>3.4887E-05</text:p>
          </table:table-cell>
          <table:table-cell office:value-type="float" office:value="115094" calcext:value-type="float">
            <text:p>115094</text:p>
          </table:table-cell>
          <table:table-cell office:value-type="float" office:value="1000" calcext:value-type="float">
            <text:p>1000</text:p>
          </table:table-cell>
          <table:table-cell office:value-type="float" office:value="115.094" calcext:value-type="float">
            <text:p>115.094</text:p>
          </table:table-cell>
          <table:table-cell office:value-type="float" office:value="77" calcext:value-type="float">
            <text:p>77</text:p>
          </table:table-cell>
          <table:table-cell office:value-type="float" office:value="192" calcext:value-type="float">
            <text:p>192</text:p>
          </table:table-cell>
          <table:table-cell office:value-type="float" office:value="3051" calcext:value-type="float">
            <text:p>3051</text:p>
          </table:table-cell>
          <table:table-cell office:value-type="float" office:value="1000" calcext:value-type="float">
            <text:p>1000</text:p>
          </table:table-cell>
          <table:table-cell office:value-type="float" office:value="3.051" calcext:value-type="float">
            <text:p>3.05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90" calcext:value-type="float">
            <text:p>3390</text:p>
          </table:table-cell>
          <table:table-cell office:value-type="float" office:value="1000" calcext:value-type="float">
            <text:p>1000</text:p>
          </table:table-cell>
          <table:table-cell office:value-type="float" office:value="3.39" calcext:value-type="float">
            <text:p>3.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9" calcext:value-type="float">
            <text:p>339</text:p>
          </table:table-cell>
          <table:table-cell office:value-type="float" office:value="1000" calcext:value-type="float">
            <text:p>1000</text:p>
          </table:table-cell>
          <table:table-cell office:value-type="float" office:value="0.339" calcext:value-type="float">
            <text:p>0.3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82995" calcext:value-type="float">
            <text:p>82995</text:p>
          </table:table-cell>
          <table:table-cell office:value-type="float" office:value="1000" calcext:value-type="float">
            <text:p>1000</text:p>
          </table:table-cell>
          <table:table-cell office:value-type="float" office:value="82.995" calcext:value-type="float">
            <text:p>82.995</text:p>
          </table:table-cell>
          <table:table-cell office:value-type="float" office:value="58" calcext:value-type="float">
            <text:p>58</text:p>
          </table:table-cell>
          <table:table-cell office:value-type="float" office:value="110" calcext:value-type="float">
            <text:p>110</text:p>
          </table:table-cell>
          <table:table-cell office:value-type="float" office:value="0.0166277" calcext:value-type="float">
            <text:p>0.01662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6277" calcext:value-type="float">
            <text:p>1.66277E-05</text:p>
          </table:table-cell>
          <table:table-cell office:value-type="float" office:value="0.00000853" calcext:value-type="float">
            <text:p>8.53E-06</text:p>
          </table:table-cell>
          <table:table-cell office:value-type="float" office:value="0.00003276" calcext:value-type="float">
            <text:p>3.276E-05</text:p>
          </table:table-cell>
          <table:table-cell office:value-type="float" office:value="146370" calcext:value-type="float">
            <text:p>146370</text:p>
          </table:table-cell>
          <table:table-cell office:value-type="float" office:value="1000" calcext:value-type="float">
            <text:p>1000</text:p>
          </table:table-cell>
          <table:table-cell office:value-type="float" office:value="146.37" calcext:value-type="float">
            <text:p>146.37</text:p>
          </table:table-cell>
          <table:table-cell office:value-type="float" office:value="79" calcext:value-type="float">
            <text:p>79</text:p>
          </table:table-cell>
          <table:table-cell office:value-type="float" office:value="232" calcext:value-type="float">
            <text:p>232</text:p>
          </table:table-cell>
          <table:table-cell office:value-type="float" office:value="3661" calcext:value-type="float">
            <text:p>3661</text:p>
          </table:table-cell>
          <table:table-cell office:value-type="float" office:value="1000" calcext:value-type="float">
            <text:p>1000</text:p>
          </table:table-cell>
          <table:table-cell office:value-type="float" office:value="3.661" calcext:value-type="float">
            <text:p>3.6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28" calcext:value-type="float">
            <text:p>4128</text:p>
          </table:table-cell>
          <table:table-cell office:value-type="float" office:value="1000" calcext:value-type="float">
            <text:p>1000</text:p>
          </table:table-cell>
          <table:table-cell office:value-type="float" office:value="4.128" calcext:value-type="float">
            <text:p>4.1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67" calcext:value-type="float">
            <text:p>467</text:p>
          </table:table-cell>
          <table:table-cell office:value-type="float" office:value="1000" calcext:value-type="float">
            <text:p>1000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10241" calcext:value-type="float">
            <text:p>110241</text:p>
          </table:table-cell>
          <table:table-cell office:value-type="float" office:value="1000" calcext:value-type="float">
            <text:p>1000</text:p>
          </table:table-cell>
          <table:table-cell office:value-type="float" office:value="110.241" calcext:value-type="float">
            <text:p>110.241</text:p>
          </table:table-cell>
          <table:table-cell office:value-type="float" office:value="85" calcext:value-type="float">
            <text:p>85</text:p>
          </table:table-cell>
          <table:table-cell office:value-type="float" office:value="136" calcext:value-type="float">
            <text:p>136</text:p>
          </table:table-cell>
          <table:table-cell office:value-type="float" office:value="0.0211887" calcext:value-type="float">
            <text:p>0.02118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1887" calcext:value-type="float">
            <text:p>2.11887E-05</text:p>
          </table:table-cell>
          <table:table-cell office:value-type="float" office:value="0.000012829" calcext:value-type="float">
            <text:p>1.2829E-05</text:p>
          </table:table-cell>
          <table:table-cell office:value-type="float" office:value="0.000041902" calcext:value-type="float">
            <text:p>4.1902E-05</text:p>
          </table:table-cell>
          <table:table-cell office:value-type="float" office:value="187652" calcext:value-type="float">
            <text:p>187652</text:p>
          </table:table-cell>
          <table:table-cell office:value-type="float" office:value="1000" calcext:value-type="float">
            <text:p>1000</text:p>
          </table:table-cell>
          <table:table-cell office:value-type="float" office:value="187.652" calcext:value-type="float">
            <text:p>187.652</text:p>
          </table:table-cell>
          <table:table-cell office:value-type="float" office:value="116" calcext:value-type="float">
            <text:p>116</text:p>
          </table:table-cell>
          <table:table-cell office:value-type="float" office:value="301" calcext:value-type="float">
            <text:p>301</text:p>
          </table:table-cell>
          <table:table-cell office:value-type="float" office:value="4330" calcext:value-type="float">
            <text:p>4330</text:p>
          </table:table-cell>
          <table:table-cell office:value-type="float" office:value="1000" calcext:value-type="float">
            <text:p>1000</text:p>
          </table:table-cell>
          <table:table-cell office:value-type="float" office:value="4.33" calcext:value-type="float">
            <text:p>4.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884" calcext:value-type="float">
            <text:p>4884</text:p>
          </table:table-cell>
          <table:table-cell office:value-type="float" office:value="1000" calcext:value-type="float">
            <text:p>1000</text:p>
          </table:table-cell>
          <table:table-cell office:value-type="float" office:value="4.884" calcext:value-type="float">
            <text:p>4.88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office:value-type="float" office:value="1000" calcext:value-type="float">
            <text:p>1000</text:p>
          </table:table-cell>
          <table:table-cell office:value-type="float" office:value="0.554" calcext:value-type="float">
            <text:p>0.5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37829" calcext:value-type="float">
            <text:p>137829</text:p>
          </table:table-cell>
          <table:table-cell office:value-type="float" office:value="1000" calcext:value-type="float">
            <text:p>1000</text:p>
          </table:table-cell>
          <table:table-cell office:value-type="float" office:value="137.829" calcext:value-type="float">
            <text:p>137.829</text:p>
          </table:table-cell>
          <table:table-cell office:value-type="float" office:value="112" calcext:value-type="float">
            <text:p>112</text:p>
          </table:table-cell>
          <table:table-cell office:value-type="float" office:value="161" calcext:value-type="float">
            <text:p>161</text:p>
          </table:table-cell>
          <table:table-cell office:value-type="float" office:value="0.0276357" calcext:value-type="float">
            <text:p>0.02763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6357" calcext:value-type="float">
            <text:p>2.76357E-05</text:p>
          </table:table-cell>
          <table:table-cell office:value-type="float" office:value="0.000014239" calcext:value-type="float">
            <text:p>1.4239E-05</text:p>
          </table:table-cell>
          <table:table-cell office:value-type="float" office:value="0.000054413" calcext:value-type="float">
            <text:p>5.4413E-05</text:p>
          </table:table-cell>
          <table:table-cell office:value-type="float" office:value="248433" calcext:value-type="float">
            <text:p>248433</text:p>
          </table:table-cell>
          <table:table-cell office:value-type="float" office:value="1000" calcext:value-type="float">
            <text:p>1000</text:p>
          </table:table-cell>
          <table:table-cell office:value-type="float" office:value="248.433" calcext:value-type="float">
            <text:p>248.433</text:p>
          </table:table-cell>
          <table:table-cell office:value-type="float" office:value="128" calcext:value-type="float">
            <text:p>128</text:p>
          </table:table-cell>
          <table:table-cell office:value-type="float" office:value="497" calcext:value-type="float">
            <text:p>497</text:p>
          </table:table-cell>
          <table:table-cell office:value-type="float" office:value="5151" calcext:value-type="float">
            <text:p>5151</text:p>
          </table:table-cell>
          <table:table-cell office:value-type="float" office:value="1000" calcext:value-type="float">
            <text:p>1000</text:p>
          </table:table-cell>
          <table:table-cell office:value-type="float" office:value="5.151" calcext:value-type="float">
            <text:p>5.15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755" calcext:value-type="float">
            <text:p>5755</text:p>
          </table:table-cell>
          <table:table-cell office:value-type="float" office:value="1000" calcext:value-type="float">
            <text:p>1000</text:p>
          </table:table-cell>
          <table:table-cell office:value-type="float" office:value="5.755" calcext:value-type="float">
            <text:p>5.75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4" calcext:value-type="float">
            <text:p>604</text:p>
          </table:table-cell>
          <table:table-cell office:value-type="float" office:value="1000" calcext:value-type="float">
            <text:p>1000</text:p>
          </table:table-cell>
          <table:table-cell office:value-type="float" office:value="0.604" calcext:value-type="float">
            <text:p>0.6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65643" calcext:value-type="float">
            <text:p>165643</text:p>
          </table:table-cell>
          <table:table-cell office:value-type="float" office:value="1000" calcext:value-type="float">
            <text:p>1000</text:p>
          </table:table-cell>
          <table:table-cell office:value-type="float" office:value="165.643" calcext:value-type="float">
            <text:p>165.643</text:p>
          </table:table-cell>
          <table:table-cell office:value-type="float" office:value="137" calcext:value-type="float">
            <text:p>137</text:p>
          </table:table-cell>
          <table:table-cell office:value-type="float" office:value="191" calcext:value-type="float">
            <text:p>191</text:p>
          </table:table-cell>
          <table:table-cell office:value-type="float" office:value="0.0373292" calcext:value-type="float">
            <text:p>0.03732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3292" calcext:value-type="float">
            <text:p>3.73292E-05</text:p>
          </table:table-cell>
          <table:table-cell office:value-type="float" office:value="0.000020422" calcext:value-type="float">
            <text:p>2.0422E-05</text:p>
          </table:table-cell>
          <table:table-cell office:value-type="float" office:value="0.000064806" calcext:value-type="float">
            <text:p>6.4806E-05</text:p>
          </table:table-cell>
          <table:table-cell office:value-type="float" office:value="343801" calcext:value-type="float">
            <text:p>343801</text:p>
          </table:table-cell>
          <table:table-cell office:value-type="float" office:value="1000" calcext:value-type="float">
            <text:p>1000</text:p>
          </table:table-cell>
          <table:table-cell office:value-type="float" office:value="343.801" calcext:value-type="float">
            <text:p>343.801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6200" calcext:value-type="float">
            <text:p>6200</text:p>
          </table:table-cell>
          <table:table-cell office:value-type="float" office:value="1000" calcext:value-type="float">
            <text:p>1000</text:p>
          </table:table-cell>
          <table:table-cell office:value-type="float" office:value="6.2" calcext:value-type="float">
            <text:p>6.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841" calcext:value-type="float">
            <text:p>6841</text:p>
          </table:table-cell>
          <table:table-cell office:value-type="float" office:value="1000" calcext:value-type="float">
            <text:p>1000</text:p>
          </table:table-cell>
          <table:table-cell office:value-type="float" office:value="6.841" calcext:value-type="float">
            <text:p>6.84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41" calcext:value-type="float">
            <text:p>641</text:p>
          </table:table-cell>
          <table:table-cell office:value-type="float" office:value="1000" calcext:value-type="float">
            <text:p>1000</text:p>
          </table:table-cell>
          <table:table-cell office:value-type="float" office:value="0.641" calcext:value-type="float">
            <text:p>0.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193213" calcext:value-type="float">
            <text:p>193213</text:p>
          </table:table-cell>
          <table:table-cell office:value-type="float" office:value="1000" calcext:value-type="float">
            <text:p>1000</text:p>
          </table:table-cell>
          <table:table-cell office:value-type="float" office:value="193.213" calcext:value-type="float">
            <text:p>193.213</text:p>
          </table:table-cell>
          <table:table-cell office:value-type="float" office:value="163" calcext:value-type="float">
            <text:p>163</text:p>
          </table:table-cell>
          <table:table-cell office:value-type="float" office:value="216" calcext:value-type="float">
            <text:p>216</text:p>
          </table:table-cell>
          <table:table-cell office:value-type="float" office:value="0.0531512" calcext:value-type="float">
            <text:p>0.05315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1512" calcext:value-type="float">
            <text:p>5.31512E-05</text:p>
          </table:table-cell>
          <table:table-cell office:value-type="float" office:value="0.000027385" calcext:value-type="float">
            <text:p>2.7385E-05</text:p>
          </table:table-cell>
          <table:table-cell office:value-type="float" office:value="0.000110554" calcext:value-type="float">
            <text:p>0.000110554</text:p>
          </table:table-cell>
          <table:table-cell office:value-type="float" office:value="498414" calcext:value-type="float">
            <text:p>498414</text:p>
          </table:table-cell>
          <table:table-cell office:value-type="float" office:value="1000" calcext:value-type="float">
            <text:p>1000</text:p>
          </table:table-cell>
          <table:table-cell office:value-type="float" office:value="498.414" calcext:value-type="float">
            <text:p>498.414</text:p>
          </table:table-cell>
          <table:table-cell office:value-type="float" office:value="250" calcext:value-type="float">
            <text:p>250</text:p>
          </table:table-cell>
          <table:table-cell office:value-type="float" office:value="1017" calcext:value-type="float">
            <text:p>1017</text:p>
          </table:table-cell>
          <table:table-cell office:value-type="float" office:value="7548" calcext:value-type="float">
            <text:p>7548</text:p>
          </table:table-cell>
          <table:table-cell office:value-type="float" office:value="1000" calcext:value-type="float">
            <text:p>1000</text:p>
          </table:table-cell>
          <table:table-cell office:value-type="float" office:value="7.548" calcext:value-type="float">
            <text:p>7.54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212" calcext:value-type="float">
            <text:p>8212</text:p>
          </table:table-cell>
          <table:table-cell office:value-type="float" office:value="1000" calcext:value-type="float">
            <text:p>1000</text:p>
          </table:table-cell>
          <table:table-cell office:value-type="float" office:value="8.212" calcext:value-type="float">
            <text:p>8.2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64" calcext:value-type="float">
            <text:p>664</text:p>
          </table:table-cell>
          <table:table-cell office:value-type="float" office:value="1000" calcext:value-type="float">
            <text:p>1000</text:p>
          </table:table-cell>
          <table:table-cell office:value-type="float" office:value="0.664" calcext:value-type="float">
            <text:p>0.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220733" calcext:value-type="float">
            <text:p>220733</text:p>
          </table:table-cell>
          <table:table-cell office:value-type="float" office:value="1000" calcext:value-type="float">
            <text:p>1000</text:p>
          </table:table-cell>
          <table:table-cell office:value-type="float" office:value="220.733" calcext:value-type="float">
            <text:p>220.733</text:p>
          </table:table-cell>
          <table:table-cell office:value-type="float" office:value="201" calcext:value-type="float">
            <text:p>201</text:p>
          </table:table-cell>
          <table:table-cell office:value-type="float" office:value="239" calcext:value-type="float">
            <text:p>239</text:p>
          </table:table-cell>
          <table:table-cell office:value-type="float" office:value="0.0831231" calcext:value-type="float">
            <text:p>0.08312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31231" calcext:value-type="float">
            <text:p>8.31231E-05</text:p>
          </table:table-cell>
          <table:table-cell office:value-type="float" office:value="0.00003822" calcext:value-type="float">
            <text:p>3.822E-05</text:p>
          </table:table-cell>
          <table:table-cell office:value-type="float" office:value="0.00021461" calcext:value-type="float">
            <text:p>0.00021461</text:p>
          </table:table-cell>
          <table:table-cell office:value-type="float" office:value="804647" calcext:value-type="float">
            <text:p>804647</text:p>
          </table:table-cell>
          <table:table-cell office:value-type="float" office:value="1000" calcext:value-type="float">
            <text:p>1000</text:p>
          </table:table-cell>
          <table:table-cell office:value-type="float" office:value="804.647" calcext:value-type="float">
            <text:p>804.647</text:p>
          </table:table-cell>
          <table:table-cell office:value-type="float" office:value="356" calcext:value-type="float">
            <text:p>356</text:p>
          </table:table-cell>
          <table:table-cell office:value-type="float" office:value="1341" calcext:value-type="float">
            <text:p>1341</text:p>
          </table:table-cell>
          <table:table-cell office:value-type="float" office:value="9651" calcext:value-type="float">
            <text:p>9651</text:p>
          </table:table-cell>
          <table:table-cell office:value-type="float" office:value="1000" calcext:value-type="float">
            <text:p>1000</text:p>
          </table:table-cell>
          <table:table-cell office:value-type="float" office:value="9.651" calcext:value-type="float">
            <text:p>9.65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260" calcext:value-type="float">
            <text:p>10260</text:p>
          </table:table-cell>
          <table:table-cell office:value-type="float" office:value="1000" calcext:value-type="float">
            <text:p>1000</text:p>
          </table:table-cell>
          <table:table-cell office:value-type="float" office:value="10.26" calcext:value-type="float">
            <text:p>10.2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09" calcext:value-type="float">
            <text:p>609</text:p>
          </table:table-cell>
          <table:table-cell office:value-type="float" office:value="1000" calcext:value-type="float">
            <text:p>1000</text:p>
          </table:table-cell>
          <table:table-cell office:value-type="float" office:value="0.609" calcext:value-type="float">
            <text:p>0.6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248408" calcext:value-type="float">
            <text:p>248408</text:p>
          </table:table-cell>
          <table:table-cell office:value-type="float" office:value="1000" calcext:value-type="float">
            <text:p>1000</text:p>
          </table:table-cell>
          <table:table-cell office:value-type="float" office:value="248.408" calcext:value-type="float">
            <text:p>248.408</text:p>
          </table:table-cell>
          <table:table-cell office:value-type="float" office:value="230" calcext:value-type="float">
            <text:p>230</text:p>
          </table:table-cell>
          <table:table-cell office:value-type="float" office:value="263" calcext:value-type="float">
            <text:p>263</text:p>
          </table:table-cell>
          <table:table-cell office:value-type="float" office:value="0.155122" calcext:value-type="float">
            <text:p>0.1551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5122" calcext:value-type="float">
            <text:p>0.000155122</text:p>
          </table:table-cell>
          <table:table-cell office:value-type="float" office:value="0.000078389" calcext:value-type="float">
            <text:p>7.8389E-05</text:p>
          </table:table-cell>
          <table:table-cell office:value-type="float" office:value="0.000318759" calcext:value-type="float">
            <text:p>0.000318759</text:p>
          </table:table-cell>
          <table:table-cell office:value-type="float" office:value="1561317" calcext:value-type="float">
            <text:p>1561317</text:p>
          </table:table-cell>
          <table:table-cell office:value-type="float" office:value="1000" calcext:value-type="float">
            <text:p>1000</text:p>
          </table:table-cell>
          <table:table-cell office:value-type="float" office:value="1561.32" calcext:value-type="float">
            <text:p>1561.32</text:p>
          </table:table-cell>
          <table:table-cell office:value-type="float" office:value="778" calcext:value-type="float">
            <text:p>778</text:p>
          </table:table-cell>
          <table:table-cell office:value-type="float" office:value="2950" calcext:value-type="float">
            <text:p>2950</text:p>
          </table:table-cell>
          <table:table-cell office:value-type="float" office:value="13330" calcext:value-type="float">
            <text:p>13330</text:p>
          </table:table-cell>
          <table:table-cell office:value-type="float" office:value="1000" calcext:value-type="float">
            <text:p>1000</text:p>
          </table:table-cell>
          <table:table-cell office:value-type="float" office:value="13.33" calcext:value-type="float">
            <text:p>13.3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670" calcext:value-type="float">
            <text:p>13670</text:p>
          </table:table-cell>
          <table:table-cell office:value-type="float" office:value="1000" calcext:value-type="float">
            <text:p>1000</text:p>
          </table:table-cell>
          <table:table-cell office:value-type="float" office:value="13.67" calcext:value-type="float">
            <text:p>13.6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40" calcext:value-type="float">
            <text:p>340</text:p>
          </table:table-cell>
          <table:table-cell office:value-type="float" office:value="1000" calcext:value-type="float">
            <text:p>100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ummary_2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9738" calcext:value-type="float">
            <text:p>29738</text:p>
          </table:table-cell>
          <table:table-cell office:value-type="float" office:value="1000" calcext:value-type="float">
            <text:p>1000</text:p>
          </table:table-cell>
          <table:table-cell office:value-type="float" office:value="29.738" calcext:value-type="float">
            <text:p>29.738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.0102153" calcext:value-type="float">
            <text:p>0.01021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2153" calcext:value-type="float">
            <text:p>1.02153E-05</text:p>
          </table:table-cell>
          <table:table-cell office:value-type="float" office:value="0.000007985" calcext:value-type="float">
            <text:p>7.985E-06</text:p>
          </table:table-cell>
          <table:table-cell office:value-type="float" office:value="0.000017065" calcext:value-type="float">
            <text:p>1.7065E-05</text:p>
          </table:table-cell>
          <table:table-cell office:value-type="float" office:value="94234" calcext:value-type="float">
            <text:p>94234</text:p>
          </table:table-cell>
          <table:table-cell office:value-type="float" office:value="1000" calcext:value-type="float">
            <text:p>1000</text:p>
          </table:table-cell>
          <table:table-cell office:value-type="float" office:value="94.234" calcext:value-type="float">
            <text:p>94.234</text:p>
          </table:table-cell>
          <table:table-cell office:value-type="float" office:value="77" calcext:value-type="float">
            <text:p>77</text:p>
          </table:table-cell>
          <table:table-cell office:value-type="float" office:value="146" calcext:value-type="float">
            <text:p>146</text:p>
          </table:table-cell>
          <table:table-cell office:value-type="float" office:value="2468" calcext:value-type="float">
            <text:p>2468</text:p>
          </table:table-cell>
          <table:table-cell office:value-type="float" office:value="1000" calcext:value-type="float">
            <text:p>1000</text:p>
          </table:table-cell>
          <table:table-cell office:value-type="float" office:value="2.468" calcext:value-type="float">
            <text:p>2.4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59" calcext:value-type="float">
            <text:p>2859</text:p>
          </table:table-cell>
          <table:table-cell office:value-type="float" office:value="1000" calcext:value-type="float">
            <text:p>1000</text:p>
          </table:table-cell>
          <table:table-cell office:value-type="float" office:value="2.859" calcext:value-type="float">
            <text:p>2.8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0.391" calcext:value-type="float">
            <text:p>0.3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9739" calcext:value-type="float">
            <text:p>59739</text:p>
          </table:table-cell>
          <table:table-cell office:value-type="float" office:value="1000" calcext:value-type="float">
            <text:p>1000</text:p>
          </table:table-cell>
          <table:table-cell office:value-type="float" office:value="59.739" calcext:value-type="float">
            <text:p>59.739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6583" calcext:value-type="float">
            <text:p>1.36583E-05</text:p>
          </table:table-cell>
          <table:table-cell office:value-type="float" office:value="0.000008422" calcext:value-type="float">
            <text:p>8.422E-06</text:p>
          </table:table-cell>
          <table:table-cell office:value-type="float" office:value="0.000033271" calcext:value-type="float">
            <text:p>3.3271E-05</text:p>
          </table:table-cell>
          <table:table-cell office:value-type="float" office:value="121649" calcext:value-type="float">
            <text:p>121649</text:p>
          </table:table-cell>
          <table:table-cell office:value-type="float" office:value="1000" calcext:value-type="float">
            <text:p>1000</text:p>
          </table:table-cell>
          <table:table-cell office:value-type="float" office:value="121.649" calcext:value-type="float">
            <text:p>121.649</text:p>
          </table:table-cell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office:value-type="float" office:value="3103" calcext:value-type="float">
            <text:p>3103</text:p>
          </table:table-cell>
          <table:table-cell office:value-type="float" office:value="1000" calcext:value-type="float">
            <text:p>1000</text:p>
          </table:table-cell>
          <table:table-cell office:value-type="float" office:value="3.103" calcext:value-type="float">
            <text:p>3.1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50" calcext:value-type="float">
            <text:p>3450</text:p>
          </table:table-cell>
          <table:table-cell office:value-type="float" office:value="1000" calcext:value-type="float">
            <text:p>1000</text:p>
          </table:table-cell>
          <table:table-cell office:value-type="float" office:value="3.45" calcext:value-type="float">
            <text:p>3.4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47" calcext:value-type="float">
            <text:p>347</text:p>
          </table:table-cell>
          <table:table-cell office:value-type="float" office:value="1000" calcext:value-type="float">
            <text:p>1000</text:p>
          </table:table-cell>
          <table:table-cell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89731" calcext:value-type="float">
            <text:p>89731</text:p>
          </table:table-cell>
          <table:table-cell office:value-type="float" office:value="1000" calcext:value-type="float">
            <text:p>1000</text:p>
          </table:table-cell>
          <table:table-cell office:value-type="float" office:value="89.731" calcext:value-type="float">
            <text:p>89.731</text:p>
          </table:table-cell>
          <table:table-cell office:value-type="float" office:value="58" calcext:value-type="float">
            <text:p>58</text:p>
          </table:table-cell>
          <table:table-cell office:value-type="float" office:value="117" calcext:value-type="float">
            <text:p>117</text:p>
          </table:table-cell>
          <table:table-cell office:value-type="float" office:value="0.0174135" calcext:value-type="float">
            <text:p>0.01741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4135" calcext:value-type="float">
            <text:p>1.74135E-05</text:p>
          </table:table-cell>
          <table:table-cell office:value-type="float" office:value="0.000008727" calcext:value-type="float">
            <text:p>8.727E-06</text:p>
          </table:table-cell>
          <table:table-cell office:value-type="float" office:value="0.000033721" calcext:value-type="float">
            <text:p>3.3721E-05</text:p>
          </table:table-cell>
          <table:table-cell office:value-type="float" office:value="153470" calcext:value-type="float">
            <text:p>153470</text:p>
          </table:table-cell>
          <table:table-cell office:value-type="float" office:value="1000" calcext:value-type="float">
            <text:p>1000</text:p>
          </table:table-cell>
          <table:table-cell office:value-type="float" office:value="153.47" calcext:value-type="float">
            <text:p>153.47</text:p>
          </table:table-cell>
          <table:table-cell office:value-type="float" office:value="82" calcext:value-type="float">
            <text:p>82</text:p>
          </table:table-cell>
          <table:table-cell office:value-type="float" office:value="248" calcext:value-type="float">
            <text:p>248</text:p>
          </table:table-cell>
          <table:table-cell office:value-type="float" office:value="3699" calcext:value-type="float">
            <text:p>3699</text:p>
          </table:table-cell>
          <table:table-cell office:value-type="float" office:value="1000" calcext:value-type="float">
            <text:p>1000</text:p>
          </table:table-cell>
          <table:table-cell office:value-type="float" office:value="3.699" calcext:value-type="float">
            <text:p>3.69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39" calcext:value-type="float">
            <text:p>4139</text:p>
          </table:table-cell>
          <table:table-cell office:value-type="float" office:value="1000" calcext:value-type="float">
            <text:p>1000</text:p>
          </table:table-cell>
          <table:table-cell office:value-type="float" office:value="4.139" calcext:value-type="float">
            <text:p>4.1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40" calcext:value-type="float">
            <text:p>440</text:p>
          </table:table-cell>
          <table:table-cell office:value-type="float" office:value="1000" calcext:value-type="float">
            <text:p>100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19621" calcext:value-type="float">
            <text:p>119621</text:p>
          </table:table-cell>
          <table:table-cell office:value-type="float" office:value="1000" calcext:value-type="float">
            <text:p>1000</text:p>
          </table:table-cell>
          <table:table-cell office:value-type="float" office:value="119.621" calcext:value-type="float">
            <text:p>119.621</text:p>
          </table:table-cell>
          <table:table-cell office:value-type="float" office:value="91" calcext:value-type="float">
            <text:p>91</text:p>
          </table:table-cell>
          <table:table-cell office:value-type="float" office:value="150" calcext:value-type="float">
            <text:p>150</text:p>
          </table:table-cell>
          <table:table-cell office:value-type="float" office:value="0.0222828" calcext:value-type="float">
            <text:p>0.02228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2828" calcext:value-type="float">
            <text:p>2.22828E-05</text:p>
          </table:table-cell>
          <table:table-cell office:value-type="float" office:value="0.000013882" calcext:value-type="float">
            <text:p>1.3882E-05</text:p>
          </table:table-cell>
          <table:table-cell office:value-type="float" office:value="0.00004273" calcext:value-type="float">
            <text:p>4.273E-05</text:p>
          </table:table-cell>
          <table:table-cell office:value-type="float" office:value="196924" calcext:value-type="float">
            <text:p>196924</text:p>
          </table:table-cell>
          <table:table-cell office:value-type="float" office:value="1000" calcext:value-type="float">
            <text:p>1000</text:p>
          </table:table-cell>
          <table:table-cell office:value-type="float" office:value="196.924" calcext:value-type="float">
            <text:p>196.924</text:p>
          </table:table-cell>
          <table:table-cell office:value-type="float" office:value="123" calcext:value-type="float">
            <text:p>123</text:p>
          </table:table-cell>
          <table:table-cell office:value-type="float" office:value="316" calcext:value-type="float">
            <text:p>316</text:p>
          </table:table-cell>
          <table:table-cell office:value-type="float" office:value="4372" calcext:value-type="float">
            <text:p>4372</text:p>
          </table:table-cell>
          <table:table-cell office:value-type="float" office:value="1000" calcext:value-type="float">
            <text:p>1000</text:p>
          </table:table-cell>
          <table:table-cell office:value-type="float" office:value="4.372" calcext:value-type="float">
            <text:p>4.37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941" calcext:value-type="float">
            <text:p>4941</text:p>
          </table:table-cell>
          <table:table-cell office:value-type="float" office:value="1000" calcext:value-type="float">
            <text:p>1000</text:p>
          </table:table-cell>
          <table:table-cell office:value-type="float" office:value="4.941" calcext:value-type="float">
            <text:p>4.94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69" calcext:value-type="float">
            <text:p>569</text:p>
          </table:table-cell>
          <table:table-cell office:value-type="float" office:value="1000" calcext:value-type="float">
            <text:p>1000</text:p>
          </table:table-cell>
          <table:table-cell office:value-type="float" office:value="0.569" calcext:value-type="float">
            <text:p>0.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0452" calcext:value-type="float">
            <text:p>150452</text:p>
          </table:table-cell>
          <table:table-cell office:value-type="float" office:value="1000" calcext:value-type="float">
            <text:p>1000</text:p>
          </table:table-cell>
          <table:table-cell office:value-type="float" office:value="150.452" calcext:value-type="float">
            <text:p>150.452</text:p>
          </table:table-cell>
          <table:table-cell office:value-type="float" office:value="126" calcext:value-type="float">
            <text:p>126</text:p>
          </table:table-cell>
          <table:table-cell office:value-type="float" office:value="178" calcext:value-type="float">
            <text:p>178</text:p>
          </table:table-cell>
          <table:table-cell office:value-type="float" office:value="0.0292848" calcext:value-type="float">
            <text:p>0.02928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2848" calcext:value-type="float">
            <text:p>2.92848E-05</text:p>
          </table:table-cell>
          <table:table-cell office:value-type="float" office:value="0.000014431" calcext:value-type="float">
            <text:p>1.4431E-05</text:p>
          </table:table-cell>
          <table:table-cell office:value-type="float" office:value="0.000053964" calcext:value-type="float">
            <text:p>5.3964E-05</text:p>
          </table:table-cell>
          <table:table-cell office:value-type="float" office:value="264720" calcext:value-type="float">
            <text:p>264720</text:p>
          </table:table-cell>
          <table:table-cell office:value-type="float" office:value="1000" calcext:value-type="float">
            <text:p>1000</text:p>
          </table:table-cell>
          <table:table-cell office:value-type="float" office:value="264.72" calcext:value-type="float">
            <text:p>264.72</text:p>
          </table:table-cell>
          <table:table-cell office:value-type="float" office:value="129" calcext:value-type="float">
            <text:p>129</text:p>
          </table:table-cell>
          <table:table-cell office:value-type="float" office:value="480" calcext:value-type="float">
            <text:p>480</text:p>
          </table:table-cell>
          <table:table-cell office:value-type="float" office:value="5237" calcext:value-type="float">
            <text:p>5237</text:p>
          </table:table-cell>
          <table:table-cell office:value-type="float" office:value="1000" calcext:value-type="float">
            <text:p>1000</text:p>
          </table:table-cell>
          <table:table-cell office:value-type="float" office:value="5.237" calcext:value-type="float">
            <text:p>5.23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869" calcext:value-type="float">
            <text:p>5869</text:p>
          </table:table-cell>
          <table:table-cell office:value-type="float" office:value="1000" calcext:value-type="float">
            <text:p>1000</text:p>
          </table:table-cell>
          <table:table-cell office:value-type="float" office:value="5.869" calcext:value-type="float">
            <text:p>5.86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32" calcext:value-type="float">
            <text:p>632</text:p>
          </table:table-cell>
          <table:table-cell office:value-type="float" office:value="1000" calcext:value-type="float">
            <text:p>1000</text:p>
          </table:table-cell>
          <table:table-cell office:value-type="float" office:value="0.632" calcext:value-type="float">
            <text:p>0.6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80005" calcext:value-type="float">
            <text:p>180005</text:p>
          </table:table-cell>
          <table:table-cell office:value-type="float" office:value="1000" calcext:value-type="float">
            <text:p>1000</text:p>
          </table:table-cell>
          <table:table-cell office:value-type="float" office:value="180.005" calcext:value-type="float">
            <text:p>180.005</text:p>
          </table:table-cell>
          <table:table-cell office:value-type="float" office:value="154" calcext:value-type="float">
            <text:p>154</text:p>
          </table:table-cell>
          <table:table-cell office:value-type="float" office:value="207" calcext:value-type="float">
            <text:p>207</text:p>
          </table:table-cell>
          <table:table-cell office:value-type="float" office:value="0.0391499" calcext:value-type="float">
            <text:p>0.03914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1499" calcext:value-type="float">
            <text:p>3.91499E-05</text:p>
          </table:table-cell>
          <table:table-cell office:value-type="float" office:value="0.000021887" calcext:value-type="float">
            <text:p>2.1887E-05</text:p>
          </table:table-cell>
          <table:table-cell office:value-type="float" office:value="0.000077322" calcext:value-type="float">
            <text:p>7.7322E-05</text:p>
          </table:table-cell>
          <table:table-cell office:value-type="float" office:value="360851" calcext:value-type="float">
            <text:p>360851</text:p>
          </table:table-cell>
          <table:table-cell office:value-type="float" office:value="1000" calcext:value-type="float">
            <text:p>1000</text:p>
          </table:table-cell>
          <table:table-cell office:value-type="float" office:value="360.851" calcext:value-type="float">
            <text:p>360.851</text:p>
          </table:table-cell>
          <table:table-cell office:value-type="float" office:value="196" calcext:value-type="float">
            <text:p>196</text:p>
          </table:table-cell>
          <table:table-cell office:value-type="float" office:value="709" calcext:value-type="float">
            <text:p>709</text:p>
          </table:table-cell>
          <table:table-cell office:value-type="float" office:value="6233" calcext:value-type="float">
            <text:p>6233</text:p>
          </table:table-cell>
          <table:table-cell office:value-type="float" office:value="1000" calcext:value-type="float">
            <text:p>1000</text:p>
          </table:table-cell>
          <table:table-cell office:value-type="float" office:value="6.233" calcext:value-type="float">
            <text:p>6.23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943" calcext:value-type="float">
            <text:p>6943</text:p>
          </table:table-cell>
          <table:table-cell office:value-type="float" office:value="1000" calcext:value-type="float">
            <text:p>1000</text:p>
          </table:table-cell>
          <table:table-cell office:value-type="float" office:value="6.943" calcext:value-type="float">
            <text:p>6.94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10" calcext:value-type="float">
            <text:p>710</text:p>
          </table:table-cell>
          <table:table-cell office:value-type="float" office:value="1000" calcext:value-type="float">
            <text:p>100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09809" calcext:value-type="float">
            <text:p>209809</text:p>
          </table:table-cell>
          <table:table-cell office:value-type="float" office:value="1000" calcext:value-type="float">
            <text:p>1000</text:p>
          </table:table-cell>
          <table:table-cell office:value-type="float" office:value="209.809" calcext:value-type="float">
            <text:p>209.809</text:p>
          </table:table-cell>
          <table:table-cell office:value-type="float" office:value="185" calcext:value-type="float">
            <text:p>185</text:p>
          </table:table-cell>
          <table:table-cell office:value-type="float" office:value="234" calcext:value-type="float">
            <text:p>234</text:p>
          </table:table-cell>
          <table:table-cell office:value-type="float" office:value="0.0571421" calcext:value-type="float">
            <text:p>0.05714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1421" calcext:value-type="float">
            <text:p>5.71421E-05</text:p>
          </table:table-cell>
          <table:table-cell office:value-type="float" office:value="0.000028847" calcext:value-type="float">
            <text:p>2.8847E-05</text:p>
          </table:table-cell>
          <table:table-cell office:value-type="float" office:value="0.000109105" calcext:value-type="float">
            <text:p>0.000109105</text:p>
          </table:table-cell>
          <table:table-cell office:value-type="float" office:value="534534" calcext:value-type="float">
            <text:p>534534</text:p>
          </table:table-cell>
          <table:table-cell office:value-type="float" office:value="1000" calcext:value-type="float">
            <text:p>1000</text:p>
          </table:table-cell>
          <table:table-cell office:value-type="float" office:value="534.534" calcext:value-type="float">
            <text:p>534.534</text:p>
          </table:table-cell>
          <table:table-cell office:value-type="float" office:value="262" calcext:value-type="float">
            <text:p>262</text:p>
          </table:table-cell>
          <table:table-cell office:value-type="float" office:value="981" calcext:value-type="float">
            <text:p>981</text:p>
          </table:table-cell>
          <table:table-cell office:value-type="float" office:value="7713" calcext:value-type="float">
            <text:p>7713</text:p>
          </table:table-cell>
          <table:table-cell office:value-type="float" office:value="1000" calcext:value-type="float">
            <text:p>1000</text:p>
          </table:table-cell>
          <table:table-cell office:value-type="float" office:value="7.713" calcext:value-type="float">
            <text:p>7.7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391" calcext:value-type="float">
            <text:p>8391</text:p>
          </table:table-cell>
          <table:table-cell office:value-type="float" office:value="1000" calcext:value-type="float">
            <text:p>1000</text:p>
          </table:table-cell>
          <table:table-cell office:value-type="float" office:value="8.391" calcext:value-type="float">
            <text:p>8.39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78" calcext:value-type="float">
            <text:p>678</text:p>
          </table:table-cell>
          <table:table-cell office:value-type="float" office:value="1000" calcext:value-type="float">
            <text:p>1000</text:p>
          </table:table-cell>
          <table:table-cell office:value-type="float" office:value="0.678" calcext:value-type="float">
            <text:p>0.6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239920" calcext:value-type="float">
            <text:p>239920</text:p>
          </table:table-cell>
          <table:table-cell office:value-type="float" office:value="1000" calcext:value-type="float">
            <text:p>1000</text:p>
          </table:table-cell>
          <table:table-cell office:value-type="float" office:value="239.92" calcext:value-type="float">
            <text:p>239.92</text:p>
          </table:table-cell>
          <table:table-cell office:value-type="float" office:value="219" calcext:value-type="float">
            <text:p>219</text:p>
          </table:table-cell>
          <table:table-cell office:value-type="float" office:value="261" calcext:value-type="float">
            <text:p>261</text:p>
          </table:table-cell>
          <table:table-cell office:value-type="float" office:value="0.0881953" calcext:value-type="float">
            <text:p>0.08819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81953" calcext:value-type="float">
            <text:p>8.81953E-05</text:p>
          </table:table-cell>
          <table:table-cell office:value-type="float" office:value="0.000049576" calcext:value-type="float">
            <text:p>4.9576E-05</text:p>
          </table:table-cell>
          <table:table-cell office:value-type="float" office:value="0.000158834" calcext:value-type="float">
            <text:p>0.000158834</text:p>
          </table:table-cell>
          <table:table-cell office:value-type="float" office:value="860268" calcext:value-type="float">
            <text:p>860268</text:p>
          </table:table-cell>
          <table:table-cell office:value-type="float" office:value="1000" calcext:value-type="float">
            <text:p>1000</text:p>
          </table:table-cell>
          <table:table-cell office:value-type="float" office:value="860.268" calcext:value-type="float">
            <text:p>860.268</text:p>
          </table:table-cell>
          <table:table-cell office:value-type="float" office:value="467" calcext:value-type="float">
            <text:p>467</text:p>
          </table:table-cell>
          <table:table-cell office:value-type="float" office:value="1549" calcext:value-type="float">
            <text:p>1549</text:p>
          </table:table-cell>
          <table:table-cell office:value-type="float" office:value="9804" calcext:value-type="float">
            <text:p>9804</text:p>
          </table:table-cell>
          <table:table-cell office:value-type="float" office:value="1000" calcext:value-type="float">
            <text:p>1000</text:p>
          </table:table-cell>
          <table:table-cell office:value-type="float" office:value="9.804" calcext:value-type="float">
            <text:p>9.80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473" calcext:value-type="float">
            <text:p>10473</text:p>
          </table:table-cell>
          <table:table-cell office:value-type="float" office:value="1000" calcext:value-type="float">
            <text:p>1000</text:p>
          </table:table-cell>
          <table:table-cell office:value-type="float" office:value="10.473" calcext:value-type="float">
            <text:p>10.47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69" calcext:value-type="float">
            <text:p>669</text:p>
          </table:table-cell>
          <table:table-cell office:value-type="float" office:value="1000" calcext:value-type="float">
            <text:p>1000</text:p>
          </table:table-cell>
          <table:table-cell office:value-type="float" office:value="0.669" calcext:value-type="float">
            <text:p>0.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269819" calcext:value-type="float">
            <text:p>269819</text:p>
          </table:table-cell>
          <table:table-cell office:value-type="float" office:value="1000" calcext:value-type="float">
            <text:p>1000</text:p>
          </table:table-cell>
          <table:table-cell office:value-type="float" office:value="269.819" calcext:value-type="float">
            <text:p>269.819</text:p>
          </table:table-cell>
          <table:table-cell office:value-type="float" office:value="252" calcext:value-type="float">
            <text:p>252</text:p>
          </table:table-cell>
          <table:table-cell office:value-type="float" office:value="284" calcext:value-type="float">
            <text:p>284</text:p>
          </table:table-cell>
          <table:table-cell office:value-type="float" office:value="0.166035" calcext:value-type="float">
            <text:p>0.1660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6035" calcext:value-type="float">
            <text:p>0.000166035</text:p>
          </table:table-cell>
          <table:table-cell office:value-type="float" office:value="0.00008904" calcext:value-type="float">
            <text:p>8.904E-05</text:p>
          </table:table-cell>
          <table:table-cell office:value-type="float" office:value="0.00030592" calcext:value-type="float">
            <text:p>0.00030592</text:p>
          </table:table-cell>
          <table:table-cell office:value-type="float" office:value="1677302" calcext:value-type="float">
            <text:p>1677302</text:p>
          </table:table-cell>
          <table:table-cell office:value-type="float" office:value="1000" calcext:value-type="float">
            <text:p>1000</text:p>
          </table:table-cell>
          <table:table-cell office:value-type="float" office:value="1677.3" calcext:value-type="float">
            <text:p>1677.3</text:p>
          </table:table-cell>
          <table:table-cell office:value-type="float" office:value="870" calcext:value-type="float">
            <text:p>870</text:p>
          </table:table-cell>
          <table:table-cell office:value-type="float" office:value="2909" calcext:value-type="float">
            <text:p>2909</text:p>
          </table:table-cell>
          <table:table-cell office:value-type="float" office:value="13587" calcext:value-type="float">
            <text:p>13587</text:p>
          </table:table-cell>
          <table:table-cell office:value-type="float" office:value="1000" calcext:value-type="float">
            <text:p>1000</text:p>
          </table:table-cell>
          <table:table-cell office:value-type="float" office:value="13.587" calcext:value-type="float">
            <text:p>13.58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963" calcext:value-type="float">
            <text:p>13963</text:p>
          </table:table-cell>
          <table:table-cell office:value-type="float" office:value="1000" calcext:value-type="float">
            <text:p>1000</text:p>
          </table:table-cell>
          <table:table-cell office:value-type="float" office:value="13.963" calcext:value-type="float">
            <text:p>13.96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76" calcext:value-type="float">
            <text:p>376</text:p>
          </table:table-cell>
          <table:table-cell office:value-type="float" office:value="1000" calcext:value-type="float">
            <text:p>1000</text:p>
          </table:table-cell>
          <table:table-cell office:value-type="float" office:value="0.376" calcext:value-type="float">
            <text:p>0.3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2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2788" calcext:value-type="float">
            <text:p>32788</text:p>
          </table:table-cell>
          <table:table-cell office:value-type="float" office:value="1000" calcext:value-type="float">
            <text:p>1000</text:p>
          </table:table-cell>
          <table:table-cell office:value-type="float" office:value="32.788" calcext:value-type="float">
            <text:p>32.788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0.0108072" calcext:value-type="float">
            <text:p>0.01080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8072" calcext:value-type="float">
            <text:p>1.08072E-05</text:p>
          </table:table-cell>
          <table:table-cell office:value-type="float" office:value="0.0000083" calcext:value-type="float">
            <text:p>8.3E-06</text:p>
          </table:table-cell>
          <table:table-cell office:value-type="float" office:value="0.000025435" calcext:value-type="float">
            <text:p>2.5435E-05</text:p>
          </table:table-cell>
          <table:table-cell office:value-type="float" office:value="99346" calcext:value-type="float">
            <text:p>99346</text:p>
          </table:table-cell>
          <table:table-cell office:value-type="float" office:value="1000" calcext:value-type="float">
            <text:p>1000</text:p>
          </table:table-cell>
          <table:table-cell office:value-type="float" office:value="99.346" calcext:value-type="float">
            <text:p>99.346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office:value-type="float" office:value="2510" calcext:value-type="float">
            <text:p>2510</text:p>
          </table:table-cell>
          <table:table-cell office:value-type="float" office:value="1000" calcext:value-type="float">
            <text:p>1000</text:p>
          </table:table-cell>
          <table:table-cell office:value-type="float" office:value="2.51" calcext:value-type="float">
            <text:p>2.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00" calcext:value-type="float">
            <text:p>2900</text:p>
          </table:table-cell>
          <table:table-cell office:value-type="float" office:value="1000" calcext:value-type="float">
            <text:p>1000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0" calcext:value-type="float">
            <text:p>390</text:p>
          </table:table-cell>
          <table:table-cell office:value-type="float" office:value="1000" calcext:value-type="float">
            <text:p>1000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4676" calcext:value-type="float">
            <text:p>64676</text:p>
          </table:table-cell>
          <table:table-cell office:value-type="float" office:value="1000" calcext:value-type="float">
            <text:p>1000</text:p>
          </table:table-cell>
          <table:table-cell office:value-type="float" office:value="64.676" calcext:value-type="float">
            <text:p>64.676</text:p>
          </table:table-cell>
          <table:table-cell office:value-type="float" office:value="43" calcext:value-type="float">
            <text:p>43</text:p>
          </table:table-cell>
          <table:table-cell office:value-type="float" office:value="88" calcext:value-type="float">
            <text:p>88</text:p>
          </table:table-cell>
          <table:table-cell office:value-type="float" office:value="0.0141599" calcext:value-type="float">
            <text:p>0.01415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1599" calcext:value-type="float">
            <text:p>1.41599E-05</text:p>
          </table:table-cell>
          <table:table-cell office:value-type="float" office:value="0.00000868" calcext:value-type="float">
            <text:p>8.68E-06</text:p>
          </table:table-cell>
          <table:table-cell office:value-type="float" office:value="0.000033074" calcext:value-type="float">
            <text:p>3.3074E-05</text:p>
          </table:table-cell>
          <table:table-cell office:value-type="float" office:value="127258" calcext:value-type="float">
            <text:p>127258</text:p>
          </table:table-cell>
          <table:table-cell office:value-type="float" office:value="1000" calcext:value-type="float">
            <text:p>1000</text:p>
          </table:table-cell>
          <table:table-cell office:value-type="float" office:value="127.258" calcext:value-type="float">
            <text:p>127.258</text:p>
          </table:table-cell>
          <table:table-cell office:value-type="float" office:value="83" calcext:value-type="float">
            <text:p>83</text:p>
          </table:table-cell>
          <table:table-cell office:value-type="float" office:value="216" calcext:value-type="float">
            <text:p>216</text:p>
          </table:table-cell>
          <table:table-cell office:value-type="float" office:value="3127" calcext:value-type="float">
            <text:p>3127</text:p>
          </table:table-cell>
          <table:table-cell office:value-type="float" office:value="1000" calcext:value-type="float">
            <text:p>1000</text:p>
          </table:table-cell>
          <table:table-cell office:value-type="float" office:value="3.127" calcext:value-type="float">
            <text:p>3.1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84" calcext:value-type="float">
            <text:p>3484</text:p>
          </table:table-cell>
          <table:table-cell office:value-type="float" office:value="1000" calcext:value-type="float">
            <text:p>1000</text:p>
          </table:table-cell>
          <table:table-cell office:value-type="float" office:value="3.484" calcext:value-type="float">
            <text:p>3.4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7" calcext:value-type="float">
            <text:p>357</text:p>
          </table:table-cell>
          <table:table-cell office:value-type="float" office:value="1000" calcext:value-type="float">
            <text:p>1000</text:p>
          </table:table-cell>
          <table:table-cell office:value-type="float" office:value="0.357" calcext:value-type="float">
            <text:p>0.3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97309" calcext:value-type="float">
            <text:p>97309</text:p>
          </table:table-cell>
          <table:table-cell office:value-type="float" office:value="1000" calcext:value-type="float">
            <text:p>1000</text:p>
          </table:table-cell>
          <table:table-cell office:value-type="float" office:value="97.309" calcext:value-type="float">
            <text:p>97.309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0.0182939" calcext:value-type="float">
            <text:p>0.01829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2939" calcext:value-type="float">
            <text:p>1.82939E-05</text:p>
          </table:table-cell>
          <table:table-cell office:value-type="float" office:value="0.00000928" calcext:value-type="float">
            <text:p>9.28E-06</text:p>
          </table:table-cell>
          <table:table-cell office:value-type="float" office:value="0.000032912" calcext:value-type="float">
            <text:p>3.2912E-05</text:p>
          </table:table-cell>
          <table:table-cell office:value-type="float" office:value="162145" calcext:value-type="float">
            <text:p>162145</text:p>
          </table:table-cell>
          <table:table-cell office:value-type="float" office:value="1000" calcext:value-type="float">
            <text:p>1000</text:p>
          </table:table-cell>
          <table:table-cell office:value-type="float" office:value="162.145" calcext:value-type="float">
            <text:p>162.145</text:p>
          </table:table-cell>
          <table:table-cell office:value-type="float" office:value="87" calcext:value-type="float">
            <text:p>87</text:p>
          </table:table-cell>
          <table:table-cell office:value-type="float" office:value="280" calcext:value-type="float">
            <text:p>280</text:p>
          </table:table-cell>
          <table:table-cell office:value-type="float" office:value="3753" calcext:value-type="float">
            <text:p>3753</text:p>
          </table:table-cell>
          <table:table-cell office:value-type="float" office:value="1000" calcext:value-type="float">
            <text:p>1000</text:p>
          </table:table-cell>
          <table:table-cell office:value-type="float" office:value="3.753" calcext:value-type="float">
            <text:p>3.7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98" calcext:value-type="float">
            <text:p>4198</text:p>
          </table:table-cell>
          <table:table-cell office:value-type="float" office:value="1000" calcext:value-type="float">
            <text:p>1000</text:p>
          </table:table-cell>
          <table:table-cell office:value-type="float" office:value="4.198" calcext:value-type="float">
            <text:p>4.19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45" calcext:value-type="float">
            <text:p>445</text:p>
          </table:table-cell>
          <table:table-cell office:value-type="float" office:value="1000" calcext:value-type="float">
            <text:p>1000</text:p>
          </table:table-cell>
          <table:table-cell office:value-type="float" office:value="0.445" calcext:value-type="float">
            <text:p>0.4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29985" calcext:value-type="float">
            <text:p>129985</text:p>
          </table:table-cell>
          <table:table-cell office:value-type="float" office:value="1000" calcext:value-type="float">
            <text:p>1000</text:p>
          </table:table-cell>
          <table:table-cell office:value-type="float" office:value="129.985" calcext:value-type="float">
            <text:p>129.985</text:p>
          </table:table-cell>
          <table:table-cell office:value-type="float" office:value="98" calcext:value-type="float">
            <text:p>98</text:p>
          </table:table-cell>
          <table:table-cell office:value-type="float" office:value="156" calcext:value-type="float">
            <text:p>156</text:p>
          </table:table-cell>
          <table:table-cell office:value-type="float" office:value="0.0233713" calcext:value-type="float">
            <text:p>0.02337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3713" calcext:value-type="float">
            <text:p>2.33713E-05</text:p>
          </table:table-cell>
          <table:table-cell office:value-type="float" office:value="0.000013947" calcext:value-type="float">
            <text:p>1.3947E-05</text:p>
          </table:table-cell>
          <table:table-cell office:value-type="float" office:value="0.000057088" calcext:value-type="float">
            <text:p>5.7088E-05</text:p>
          </table:table-cell>
          <table:table-cell office:value-type="float" office:value="207069" calcext:value-type="float">
            <text:p>207069</text:p>
          </table:table-cell>
          <table:table-cell office:value-type="float" office:value="1000" calcext:value-type="float">
            <text:p>1000</text:p>
          </table:table-cell>
          <table:table-cell office:value-type="float" office:value="207.069" calcext:value-type="float">
            <text:p>207.069</text:p>
          </table:table-cell>
          <table:table-cell office:value-type="float" office:value="126" calcext:value-type="float">
            <text:p>126</text:p>
          </table:table-cell>
          <table:table-cell office:value-type="float" office:value="338" calcext:value-type="float">
            <text:p>338</text:p>
          </table:table-cell>
          <table:table-cell office:value-type="float" office:value="4411" calcext:value-type="float">
            <text:p>4411</text:p>
          </table:table-cell>
          <table:table-cell office:value-type="float" office:value="1000" calcext:value-type="float">
            <text:p>1000</text:p>
          </table:table-cell>
          <table:table-cell office:value-type="float" office:value="4.411" calcext:value-type="float">
            <text:p>4.4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17" calcext:value-type="float">
            <text:p>5017</text:p>
          </table:table-cell>
          <table:table-cell office:value-type="float" office:value="1000" calcext:value-type="float">
            <text:p>1000</text:p>
          </table:table-cell>
          <table:table-cell office:value-type="float" office:value="5.017" calcext:value-type="float">
            <text:p>5.0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6" calcext:value-type="float">
            <text:p>606</text:p>
          </table:table-cell>
          <table:table-cell office:value-type="float" office:value="1000" calcext:value-type="float">
            <text:p>1000</text:p>
          </table:table-cell>
          <table:table-cell office:value-type="float" office:value="0.606" calcext:value-type="float">
            <text:p>0.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62157" calcext:value-type="float">
            <text:p>162157</text:p>
          </table:table-cell>
          <table:table-cell office:value-type="float" office:value="1000" calcext:value-type="float">
            <text:p>1000</text:p>
          </table:table-cell>
          <table:table-cell office:value-type="float" office:value="162.157" calcext:value-type="float">
            <text:p>162.157</text:p>
          </table:table-cell>
          <table:table-cell office:value-type="float" office:value="135" calcext:value-type="float">
            <text:p>135</text:p>
          </table:table-cell>
          <table:table-cell office:value-type="float" office:value="187" calcext:value-type="float">
            <text:p>187</text:p>
          </table:table-cell>
          <table:table-cell office:value-type="float" office:value="0.0307804" calcext:value-type="float">
            <text:p>0.03078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7804" calcext:value-type="float">
            <text:p>3.07804E-05</text:p>
          </table:table-cell>
          <table:table-cell office:value-type="float" office:value="0.000019937" calcext:value-type="float">
            <text:p>1.9937E-05</text:p>
          </table:table-cell>
          <table:table-cell office:value-type="float" office:value="0.000089735" calcext:value-type="float">
            <text:p>8.9735E-05</text:p>
          </table:table-cell>
          <table:table-cell office:value-type="float" office:value="276406" calcext:value-type="float">
            <text:p>276406</text:p>
          </table:table-cell>
          <table:table-cell office:value-type="float" office:value="1000" calcext:value-type="float">
            <text:p>1000</text:p>
          </table:table-cell>
          <table:table-cell office:value-type="float" office:value="276.406" calcext:value-type="float">
            <text:p>276.406</text:p>
          </table:table-cell>
          <table:table-cell office:value-type="float" office:value="177" calcext:value-type="float">
            <text:p>177</text:p>
          </table:table-cell>
          <table:table-cell office:value-type="float" office:value="529" calcext:value-type="float">
            <text:p>529</text:p>
          </table:table-cell>
          <table:table-cell office:value-type="float" office:value="5273" calcext:value-type="float">
            <text:p>5273</text:p>
          </table:table-cell>
          <table:table-cell office:value-type="float" office:value="1000" calcext:value-type="float">
            <text:p>1000</text:p>
          </table:table-cell>
          <table:table-cell office:value-type="float" office:value="5.273" calcext:value-type="float">
            <text:p>5.2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941" calcext:value-type="float">
            <text:p>5941</text:p>
          </table:table-cell>
          <table:table-cell office:value-type="float" office:value="1000" calcext:value-type="float">
            <text:p>1000</text:p>
          </table:table-cell>
          <table:table-cell office:value-type="float" office:value="5.941" calcext:value-type="float">
            <text:p>5.94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68" calcext:value-type="float">
            <text:p>668</text:p>
          </table:table-cell>
          <table:table-cell office:value-type="float" office:value="1000" calcext:value-type="float">
            <text:p>1000</text:p>
          </table:table-cell>
          <table:table-cell office:value-type="float" office:value="0.668" calcext:value-type="float">
            <text:p>0.6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95312" calcext:value-type="float">
            <text:p>195312</text:p>
          </table:table-cell>
          <table:table-cell office:value-type="float" office:value="1000" calcext:value-type="float">
            <text:p>1000</text:p>
          </table:table-cell>
          <table:table-cell office:value-type="float" office:value="195.312" calcext:value-type="float">
            <text:p>195.312</text:p>
          </table:table-cell>
          <table:table-cell office:value-type="float" office:value="168" calcext:value-type="float">
            <text:p>168</text:p>
          </table:table-cell>
          <table:table-cell office:value-type="float" office:value="229" calcext:value-type="float">
            <text:p>229</text:p>
          </table:table-cell>
          <table:table-cell office:value-type="float" office:value="0.0413263" calcext:value-type="float">
            <text:p>0.04132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3263" calcext:value-type="float">
            <text:p>4.13263E-05</text:p>
          </table:table-cell>
          <table:table-cell office:value-type="float" office:value="0.000021957" calcext:value-type="float">
            <text:p>2.1957E-05</text:p>
          </table:table-cell>
          <table:table-cell office:value-type="float" office:value="0.000088954" calcext:value-type="float">
            <text:p>8.8954E-05</text:p>
          </table:table-cell>
          <table:table-cell office:value-type="float" office:value="380712" calcext:value-type="float">
            <text:p>380712</text:p>
          </table:table-cell>
          <table:table-cell office:value-type="float" office:value="1000" calcext:value-type="float">
            <text:p>1000</text:p>
          </table:table-cell>
          <table:table-cell office:value-type="float" office:value="380.712" calcext:value-type="float">
            <text:p>380.712</text:p>
          </table:table-cell>
          <table:table-cell office:value-type="float" office:value="200" calcext:value-type="float">
            <text:p>200</text:p>
          </table:table-cell>
          <table:table-cell office:value-type="float" office:value="694" calcext:value-type="float">
            <text:p>694</text:p>
          </table:table-cell>
          <table:table-cell office:value-type="float" office:value="6316" calcext:value-type="float">
            <text:p>6316</text:p>
          </table:table-cell>
          <table:table-cell office:value-type="float" office:value="1000" calcext:value-type="float">
            <text:p>1000</text:p>
          </table:table-cell>
          <table:table-cell office:value-type="float" office:value="6.316" calcext:value-type="float">
            <text:p>6.3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051" calcext:value-type="float">
            <text:p>7051</text:p>
          </table:table-cell>
          <table:table-cell office:value-type="float" office:value="1000" calcext:value-type="float">
            <text:p>1000</text:p>
          </table:table-cell>
          <table:table-cell office:value-type="float" office:value="7.051" calcext:value-type="float">
            <text:p>7.05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35" calcext:value-type="float">
            <text:p>735</text:p>
          </table:table-cell>
          <table:table-cell office:value-type="float" office:value="1000" calcext:value-type="float">
            <text:p>1000</text:p>
          </table:table-cell>
          <table:table-cell office:value-type="float" office:value="0.735" calcext:value-type="float">
            <text:p>0.7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27488" calcext:value-type="float">
            <text:p>227488</text:p>
          </table:table-cell>
          <table:table-cell office:value-type="float" office:value="1000" calcext:value-type="float">
            <text:p>1000</text:p>
          </table:table-cell>
          <table:table-cell office:value-type="float" office:value="227.488" calcext:value-type="float">
            <text:p>227.488</text:p>
          </table:table-cell>
          <table:table-cell office:value-type="float" office:value="196" calcext:value-type="float">
            <text:p>196</text:p>
          </table:table-cell>
          <table:table-cell office:value-type="float" office:value="257" calcext:value-type="float">
            <text:p>257</text:p>
          </table:table-cell>
          <table:table-cell office:value-type="float" office:value="0.0596935" calcext:value-type="float">
            <text:p>0.05969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6935" calcext:value-type="float">
            <text:p>5.96935E-05</text:p>
          </table:table-cell>
          <table:table-cell office:value-type="float" office:value="0.000030206" calcext:value-type="float">
            <text:p>3.0206E-05</text:p>
          </table:table-cell>
          <table:table-cell office:value-type="float" office:value="0.00014954" calcext:value-type="float">
            <text:p>0.00014954</text:p>
          </table:table-cell>
          <table:table-cell office:value-type="float" office:value="565629" calcext:value-type="float">
            <text:p>565629</text:p>
          </table:table-cell>
          <table:table-cell office:value-type="float" office:value="1000" calcext:value-type="float">
            <text:p>1000</text:p>
          </table:table-cell>
          <table:table-cell office:value-type="float" office:value="565.629" calcext:value-type="float">
            <text:p>565.629</text:p>
          </table:table-cell>
          <table:table-cell office:value-type="float" office:value="277" calcext:value-type="float">
            <text:p>277</text:p>
          </table:table-cell>
          <table:table-cell office:value-type="float" office:value="1079" calcext:value-type="float">
            <text:p>1079</text:p>
          </table:table-cell>
          <table:table-cell office:value-type="float" office:value="7810" calcext:value-type="float">
            <text:p>7810</text:p>
          </table:table-cell>
          <table:table-cell office:value-type="float" office:value="1000" calcext:value-type="float">
            <text:p>1000</text:p>
          </table:table-cell>
          <table:table-cell office:value-type="float" office:value="7.81" calcext:value-type="float">
            <text:p>7.8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563" calcext:value-type="float">
            <text:p>8563</text:p>
          </table:table-cell>
          <table:table-cell office:value-type="float" office:value="1000" calcext:value-type="float">
            <text:p>1000</text:p>
          </table:table-cell>
          <table:table-cell office:value-type="float" office:value="8.563" calcext:value-type="float">
            <text:p>8.56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53" calcext:value-type="float">
            <text:p>753</text:p>
          </table:table-cell>
          <table:table-cell office:value-type="float" office:value="1000" calcext:value-type="float">
            <text:p>1000</text:p>
          </table:table-cell>
          <table:table-cell office:value-type="float" office:value="0.753" calcext:value-type="float">
            <text:p>0.75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259760" calcext:value-type="float">
            <text:p>259760</text:p>
          </table:table-cell>
          <table:table-cell office:value-type="float" office:value="1000" calcext:value-type="float">
            <text:p>1000</text:p>
          </table:table-cell>
          <table:table-cell office:value-type="float" office:value="259.76" calcext:value-type="float">
            <text:p>259.76</text:p>
          </table:table-cell>
          <table:table-cell office:value-type="float" office:value="237" calcext:value-type="float">
            <text:p>237</text:p>
          </table:table-cell>
          <table:table-cell office:value-type="float" office:value="283" calcext:value-type="float">
            <text:p>283</text:p>
          </table:table-cell>
          <table:table-cell office:value-type="float" office:value="0.094696" calcext:value-type="float">
            <text:p>0.0946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4696" calcext:value-type="float">
            <text:p>9.4696E-05</text:p>
          </table:table-cell>
          <table:table-cell office:value-type="float" office:value="0.000042303" calcext:value-type="float">
            <text:p>4.2303E-05</text:p>
          </table:table-cell>
          <table:table-cell office:value-type="float" office:value="0.000190908" calcext:value-type="float">
            <text:p>0.000190908</text:p>
          </table:table-cell>
          <table:table-cell office:value-type="float" office:value="924531" calcext:value-type="float">
            <text:p>924531</text:p>
          </table:table-cell>
          <table:table-cell office:value-type="float" office:value="1000" calcext:value-type="float">
            <text:p>1000</text:p>
          </table:table-cell>
          <table:table-cell office:value-type="float" office:value="924.531" calcext:value-type="float">
            <text:p>924.531</text:p>
          </table:table-cell>
          <table:table-cell office:value-type="float" office:value="397" calcext:value-type="float">
            <text:p>397</text:p>
          </table:table-cell>
          <table:table-cell office:value-type="float" office:value="1613" calcext:value-type="float">
            <text:p>1613</text:p>
          </table:table-cell>
          <table:table-cell office:value-type="float" office:value="10014" calcext:value-type="float">
            <text:p>10014</text:p>
          </table:table-cell>
          <table:table-cell office:value-type="float" office:value="1000" calcext:value-type="float">
            <text:p>1000</text:p>
          </table:table-cell>
          <table:table-cell office:value-type="float" office:value="10.014" calcext:value-type="float">
            <text:p>10.01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689" calcext:value-type="float">
            <text:p>10689</text:p>
          </table:table-cell>
          <table:table-cell office:value-type="float" office:value="1000" calcext:value-type="float">
            <text:p>1000</text:p>
          </table:table-cell>
          <table:table-cell office:value-type="float" office:value="10.689" calcext:value-type="float">
            <text:p>10.68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75" calcext:value-type="float">
            <text:p>675</text:p>
          </table:table-cell>
          <table:table-cell office:value-type="float" office:value="1000" calcext:value-type="float">
            <text:p>1000</text:p>
          </table:table-cell>
          <table:table-cell office:value-type="float" office:value="0.675" calcext:value-type="float">
            <text:p>0.6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292311" calcext:value-type="float">
            <text:p>292311</text:p>
          </table:table-cell>
          <table:table-cell office:value-type="float" office:value="1000" calcext:value-type="float">
            <text:p>1000</text:p>
          </table:table-cell>
          <table:table-cell office:value-type="float" office:value="292.311" calcext:value-type="float">
            <text:p>292.311</text:p>
          </table:table-cell>
          <table:table-cell office:value-type="float" office:value="272" calcext:value-type="float">
            <text:p>272</text:p>
          </table:table-cell>
          <table:table-cell office:value-type="float" office:value="309" calcext:value-type="float">
            <text:p>309</text:p>
          </table:table-cell>
          <table:table-cell office:value-type="float" office:value="0.180587" calcext:value-type="float">
            <text:p>0.1805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0587" calcext:value-type="float">
            <text:p>0.000180587</text:p>
          </table:table-cell>
          <table:table-cell office:value-type="float" office:value="0.000097573" calcext:value-type="float">
            <text:p>9.7573E-05</text:p>
          </table:table-cell>
          <table:table-cell office:value-type="float" office:value="0.000314997" calcext:value-type="float">
            <text:p>0.000314997</text:p>
          </table:table-cell>
          <table:table-cell office:value-type="float" office:value="1825339" calcext:value-type="float">
            <text:p>1825339</text:p>
          </table:table-cell>
          <table:table-cell office:value-type="float" office:value="1000" calcext:value-type="float">
            <text:p>1000</text:p>
          </table:table-cell>
          <table:table-cell office:value-type="float" office:value="1825.34" calcext:value-type="float">
            <text:p>1825.34</text:p>
          </table:table-cell>
          <table:table-cell office:value-type="float" office:value="971" calcext:value-type="float">
            <text:p>971</text:p>
          </table:table-cell>
          <table:table-cell office:value-type="float" office:value="3045" calcext:value-type="float">
            <text:p>3045</text:p>
          </table:table-cell>
          <table:table-cell office:value-type="float" office:value="13946" calcext:value-type="float">
            <text:p>13946</text:p>
          </table:table-cell>
          <table:table-cell office:value-type="float" office:value="1000" calcext:value-type="float">
            <text:p>1000</text:p>
          </table:table-cell>
          <table:table-cell office:value-type="float" office:value="13.946" calcext:value-type="float">
            <text:p>13.9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336" calcext:value-type="float">
            <text:p>14336</text:p>
          </table:table-cell>
          <table:table-cell office:value-type="float" office:value="1000" calcext:value-type="float">
            <text:p>1000</text:p>
          </table:table-cell>
          <table:table-cell office:value-type="float" office:value="14.336" calcext:value-type="float">
            <text:p>14.33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90" calcext:value-type="float">
            <text:p>390</text:p>
          </table:table-cell>
          <table:table-cell office:value-type="float" office:value="1000" calcext:value-type="float">
            <text:p>1000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2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5001" calcext:value-type="float">
            <text:p>35001</text:p>
          </table:table-cell>
          <table:table-cell office:value-type="float" office:value="1000" calcext:value-type="float">
            <text:p>1000</text:p>
          </table:table-cell>
          <table:table-cell office:value-type="float" office:value="35.001" calcext:value-type="float">
            <text:p>35.001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0.0112709" calcext:value-type="float">
            <text:p>0.01127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2709" calcext:value-type="float">
            <text:p>1.12709E-05</text:p>
          </table:table-cell>
          <table:table-cell office:value-type="float" office:value="0.000008639" calcext:value-type="float">
            <text:p>8.639E-06</text:p>
          </table:table-cell>
          <table:table-cell office:value-type="float" office:value="0.00003457" calcext:value-type="float">
            <text:p>3.457E-05</text:p>
          </table:table-cell>
          <table:table-cell office:value-type="float" office:value="103107" calcext:value-type="float">
            <text:p>103107</text:p>
          </table:table-cell>
          <table:table-cell office:value-type="float" office:value="1000" calcext:value-type="float">
            <text:p>1000</text:p>
          </table:table-cell>
          <table:table-cell office:value-type="float" office:value="103.107" calcext:value-type="float">
            <text:p>103.107</text:p>
          </table:table-cell>
          <table:table-cell office:value-type="float" office:value="84" calcext:value-type="float">
            <text:p>84</text:p>
          </table:table-cell>
          <table:table-cell office:value-type="float" office:value="166" calcext:value-type="float">
            <text:p>166</text:p>
          </table:table-cell>
          <table:table-cell office:value-type="float" office:value="2509" calcext:value-type="float">
            <text:p>2509</text:p>
          </table:table-cell>
          <table:table-cell office:value-type="float" office:value="1000" calcext:value-type="float">
            <text:p>1000</text:p>
          </table:table-cell>
          <table:table-cell office:value-type="float" office:value="2.509" calcext:value-type="float">
            <text:p>2.5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01" calcext:value-type="float">
            <text:p>2901</text:p>
          </table:table-cell>
          <table:table-cell office:value-type="float" office:value="1000" calcext:value-type="float">
            <text:p>1000</text:p>
          </table:table-cell>
          <table:table-cell office:value-type="float" office:value="2.901" calcext:value-type="float">
            <text:p>2.9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2" calcext:value-type="float">
            <text:p>392</text:p>
          </table:table-cell>
          <table:table-cell office:value-type="float" office:value="1000" calcext:value-type="float">
            <text:p>1000</text:p>
          </table:table-cell>
          <table:table-cell office:value-type="float" office:value="0.392" calcext:value-type="float">
            <text:p>0.3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70390" calcext:value-type="float">
            <text:p>70390</text:p>
          </table:table-cell>
          <table:table-cell office:value-type="float" office:value="1000" calcext:value-type="float">
            <text:p>1000</text:p>
          </table:table-cell>
          <table:table-cell office:value-type="float" office:value="70.39" calcext:value-type="float">
            <text:p>70.39</text:p>
          </table:table-cell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office:value-type="float" office:value="0.015024" calcext:value-type="float">
            <text:p>0.0150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024" calcext:value-type="float">
            <text:p>1.5024E-05</text:p>
          </table:table-cell>
          <table:table-cell office:value-type="float" office:value="0.000009017" calcext:value-type="float">
            <text:p>9.017E-06</text:p>
          </table:table-cell>
          <table:table-cell office:value-type="float" office:value="0.000041084" calcext:value-type="float">
            <text:p>4.1084E-05</text:p>
          </table:table-cell>
          <table:table-cell office:value-type="float" office:value="133317" calcext:value-type="float">
            <text:p>133317</text:p>
          </table:table-cell>
          <table:table-cell office:value-type="float" office:value="1000" calcext:value-type="float">
            <text:p>1000</text:p>
          </table:table-cell>
          <table:table-cell office:value-type="float" office:value="133.317" calcext:value-type="float">
            <text:p>133.317</text:p>
          </table:table-cell>
          <table:table-cell office:value-type="float" office:value="86" calcext:value-type="float">
            <text:p>86</text:p>
          </table:table-cell>
          <table:table-cell office:value-type="float" office:value="231" calcext:value-type="float">
            <text:p>231</text:p>
          </table:table-cell>
          <table:table-cell office:value-type="float" office:value="3152" calcext:value-type="float">
            <text:p>3152</text:p>
          </table:table-cell>
          <table:table-cell office:value-type="float" office:value="1000" calcext:value-type="float">
            <text:p>1000</text:p>
          </table:table-cell>
          <table:table-cell office:value-type="float" office:value="3.152" calcext:value-type="float">
            <text:p>3.1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42" calcext:value-type="float">
            <text:p>3542</text:p>
          </table:table-cell>
          <table:table-cell office:value-type="float" office:value="1000" calcext:value-type="float">
            <text:p>1000</text:p>
          </table:table-cell>
          <table:table-cell office:value-type="float" office:value="3.542" calcext:value-type="float">
            <text:p>3.5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0" calcext:value-type="float">
            <text:p>390</text:p>
          </table:table-cell>
          <table:table-cell office:value-type="float" office:value="1000" calcext:value-type="float">
            <text:p>1000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05212" calcext:value-type="float">
            <text:p>105212</text:p>
          </table:table-cell>
          <table:table-cell office:value-type="float" office:value="1000" calcext:value-type="float">
            <text:p>1000</text:p>
          </table:table-cell>
          <table:table-cell office:value-type="float" office:value="105.212" calcext:value-type="float">
            <text:p>105.212</text:p>
          </table:table-cell>
          <table:table-cell office:value-type="float" office:value="80" calcext:value-type="float">
            <text:p>80</text:p>
          </table:table-cell>
          <table:table-cell office:value-type="float" office:value="136" calcext:value-type="float">
            <text:p>136</text:p>
          </table:table-cell>
          <table:table-cell office:value-type="float" office:value="0.0189923" calcext:value-type="float">
            <text:p>0.01899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9923" calcext:value-type="float">
            <text:p>1.89923E-05</text:p>
          </table:table-cell>
          <table:table-cell office:value-type="float" office:value="0.000009793" calcext:value-type="float">
            <text:p>9.793E-06</text:p>
          </table:table-cell>
          <table:table-cell office:value-type="float" office:value="0.000047214" calcext:value-type="float">
            <text:p>4.7214E-05</text:p>
          </table:table-cell>
          <table:table-cell office:value-type="float" office:value="168736" calcext:value-type="float">
            <text:p>168736</text:p>
          </table:table-cell>
          <table:table-cell office:value-type="float" office:value="1000" calcext:value-type="float">
            <text:p>1000</text:p>
          </table:table-cell>
          <table:table-cell office:value-type="float" office:value="168.736" calcext:value-type="float">
            <text:p>168.736</text:p>
          </table:table-cell>
          <table:table-cell office:value-type="float" office:value="93" calcext:value-type="float">
            <text:p>93</text:p>
          </table:table-cell>
          <table:table-cell office:value-type="float" office:value="307" calcext:value-type="float">
            <text:p>307</text:p>
          </table:table-cell>
          <table:table-cell office:value-type="float" office:value="3759" calcext:value-type="float">
            <text:p>3759</text:p>
          </table:table-cell>
          <table:table-cell office:value-type="float" office:value="1000" calcext:value-type="float">
            <text:p>1000</text:p>
          </table:table-cell>
          <table:table-cell office:value-type="float" office:value="3.759" calcext:value-type="float">
            <text:p>3.75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255" calcext:value-type="float">
            <text:p>4255</text:p>
          </table:table-cell>
          <table:table-cell office:value-type="float" office:value="1000" calcext:value-type="float">
            <text:p>1000</text:p>
          </table:table-cell>
          <table:table-cell office:value-type="float" office:value="4.255" calcext:value-type="float">
            <text:p>4.25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96" calcext:value-type="float">
            <text:p>496</text:p>
          </table:table-cell>
          <table:table-cell office:value-type="float" office:value="1000" calcext:value-type="float">
            <text:p>1000</text:p>
          </table:table-cell>
          <table:table-cell office:value-type="float" office:value="0.496" calcext:value-type="float">
            <text:p>0.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40498" calcext:value-type="float">
            <text:p>140498</text:p>
          </table:table-cell>
          <table:table-cell office:value-type="float" office:value="1000" calcext:value-type="float">
            <text:p>1000</text:p>
          </table:table-cell>
          <table:table-cell office:value-type="float" office:value="140.498" calcext:value-type="float">
            <text:p>140.498</text:p>
          </table:table-cell>
          <table:table-cell office:value-type="float" office:value="114" calcext:value-type="float">
            <text:p>114</text:p>
          </table:table-cell>
          <table:table-cell office:value-type="float" office:value="168" calcext:value-type="float">
            <text:p>168</text:p>
          </table:table-cell>
          <table:table-cell office:value-type="float" office:value="0.024365" calcext:value-type="float">
            <text:p>0.0243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365" calcext:value-type="float">
            <text:p>2.4365E-05</text:p>
          </table:table-cell>
          <table:table-cell office:value-type="float" office:value="0.000014375" calcext:value-type="float">
            <text:p>1.4375E-05</text:p>
          </table:table-cell>
          <table:table-cell office:value-type="float" office:value="0.000052593" calcext:value-type="float">
            <text:p>5.2593E-05</text:p>
          </table:table-cell>
          <table:table-cell office:value-type="float" office:value="217613" calcext:value-type="float">
            <text:p>217613</text:p>
          </table:table-cell>
          <table:table-cell office:value-type="float" office:value="1000" calcext:value-type="float">
            <text:p>1000</text:p>
          </table:table-cell>
          <table:table-cell office:value-type="float" office:value="217.613" calcext:value-type="float">
            <text:p>217.613</text:p>
          </table:table-cell>
          <table:table-cell office:value-type="float" office:value="131" calcext:value-type="float">
            <text:p>131</text:p>
          </table:table-cell>
          <table:table-cell office:value-type="float" office:value="396" calcext:value-type="float">
            <text:p>396</text:p>
          </table:table-cell>
          <table:table-cell office:value-type="float" office:value="4460" calcext:value-type="float">
            <text:p>4460</text:p>
          </table:table-cell>
          <table:table-cell office:value-type="float" office:value="1000" calcext:value-type="float">
            <text:p>1000</text:p>
          </table:table-cell>
          <table:table-cell office:value-type="float" office:value="4.46" calcext:value-type="float">
            <text:p>4.4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089" calcext:value-type="float">
            <text:p>5089</text:p>
          </table:table-cell>
          <table:table-cell office:value-type="float" office:value="1000" calcext:value-type="float">
            <text:p>1000</text:p>
          </table:table-cell>
          <table:table-cell office:value-type="float" office:value="5.089" calcext:value-type="float">
            <text:p>5.08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29" calcext:value-type="float">
            <text:p>629</text:p>
          </table:table-cell>
          <table:table-cell office:value-type="float" office:value="1000" calcext:value-type="float">
            <text:p>100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75847" calcext:value-type="float">
            <text:p>175847</text:p>
          </table:table-cell>
          <table:table-cell office:value-type="float" office:value="1000" calcext:value-type="float">
            <text:p>1000</text:p>
          </table:table-cell>
          <table:table-cell office:value-type="float" office:value="175.847" calcext:value-type="float">
            <text:p>175.847</text:p>
          </table:table-cell>
          <table:table-cell office:value-type="float" office:value="142" calcext:value-type="float">
            <text:p>142</text:p>
          </table:table-cell>
          <table:table-cell office:value-type="float" office:value="206" calcext:value-type="float">
            <text:p>206</text:p>
          </table:table-cell>
          <table:table-cell office:value-type="float" office:value="0.0322348" calcext:value-type="float">
            <text:p>0.03223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2348" calcext:value-type="float">
            <text:p>3.22348E-05</text:p>
          </table:table-cell>
          <table:table-cell office:value-type="float" office:value="0.000020975" calcext:value-type="float">
            <text:p>2.0975E-05</text:p>
          </table:table-cell>
          <table:table-cell office:value-type="float" office:value="0.000074273" calcext:value-type="float">
            <text:p>7.4273E-05</text:p>
          </table:table-cell>
          <table:table-cell office:value-type="float" office:value="292467" calcext:value-type="float">
            <text:p>292467</text:p>
          </table:table-cell>
          <table:table-cell office:value-type="float" office:value="1000" calcext:value-type="float">
            <text:p>1000</text:p>
          </table:table-cell>
          <table:table-cell office:value-type="float" office:value="292.467" calcext:value-type="float">
            <text:p>292.467</text:p>
          </table:table-cell>
          <table:table-cell office:value-type="float" office:value="187" calcext:value-type="float">
            <text:p>187</text:p>
          </table:table-cell>
          <table:table-cell office:value-type="float" office:value="534" calcext:value-type="float">
            <text:p>534</text:p>
          </table:table-cell>
          <table:table-cell office:value-type="float" office:value="5348" calcext:value-type="float">
            <text:p>5348</text:p>
          </table:table-cell>
          <table:table-cell office:value-type="float" office:value="1000" calcext:value-type="float">
            <text:p>1000</text:p>
          </table:table-cell>
          <table:table-cell office:value-type="float" office:value="5.348" calcext:value-type="float">
            <text:p>5.34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47" calcext:value-type="float">
            <text:p>6047</text:p>
          </table:table-cell>
          <table:table-cell office:value-type="float" office:value="1000" calcext:value-type="float">
            <text:p>1000</text:p>
          </table:table-cell>
          <table:table-cell office:value-type="float" office:value="6.047" calcext:value-type="float">
            <text:p>6.04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99" calcext:value-type="float">
            <text:p>699</text:p>
          </table:table-cell>
          <table:table-cell office:value-type="float" office:value="1000" calcext:value-type="float">
            <text:p>1000</text:p>
          </table:table-cell>
          <table:table-cell office:value-type="float" office:value="0.699" calcext:value-type="float">
            <text:p>0.6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210113" calcext:value-type="float">
            <text:p>210113</text:p>
          </table:table-cell>
          <table:table-cell office:value-type="float" office:value="1000" calcext:value-type="float">
            <text:p>1000</text:p>
          </table:table-cell>
          <table:table-cell office:value-type="float" office:value="210.113" calcext:value-type="float">
            <text:p>210.113</text:p>
          </table:table-cell>
          <table:table-cell office:value-type="float" office:value="183" calcext:value-type="float">
            <text:p>183</text:p>
          </table:table-cell>
          <table:table-cell office:value-type="float" office:value="240" calcext:value-type="float">
            <text:p>240</text:p>
          </table:table-cell>
          <table:table-cell office:value-type="float" office:value="0.0437095" calcext:value-type="float">
            <text:p>0.04370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7095" calcext:value-type="float">
            <text:p>4.37095E-05</text:p>
          </table:table-cell>
          <table:table-cell office:value-type="float" office:value="0.000022319" calcext:value-type="float">
            <text:p>2.2319E-05</text:p>
          </table:table-cell>
          <table:table-cell office:value-type="float" office:value="0.00010973" calcext:value-type="float">
            <text:p>0.00010973</text:p>
          </table:table-cell>
          <table:table-cell office:value-type="float" office:value="404592" calcext:value-type="float">
            <text:p>404592</text:p>
          </table:table-cell>
          <table:table-cell office:value-type="float" office:value="1000" calcext:value-type="float">
            <text:p>1000</text:p>
          </table:table-cell>
          <table:table-cell office:value-type="float" office:value="404.592" calcext:value-type="float">
            <text:p>404.592</text:p>
          </table:table-cell>
          <table:table-cell office:value-type="float" office:value="204" calcext:value-type="float">
            <text:p>204</text:p>
          </table:table-cell>
          <table:table-cell office:value-type="float" office:value="745" calcext:value-type="float">
            <text:p>745</text:p>
          </table:table-cell>
          <table:table-cell office:value-type="float" office:value="6435" calcext:value-type="float">
            <text:p>6435</text:p>
          </table:table-cell>
          <table:table-cell office:value-type="float" office:value="1000" calcext:value-type="float">
            <text:p>1000</text:p>
          </table:table-cell>
          <table:table-cell office:value-type="float" office:value="6.435" calcext:value-type="float">
            <text:p>6.43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176" calcext:value-type="float">
            <text:p>7176</text:p>
          </table:table-cell>
          <table:table-cell office:value-type="float" office:value="1000" calcext:value-type="float">
            <text:p>1000</text:p>
          </table:table-cell>
          <table:table-cell office:value-type="float" office:value="7.176" calcext:value-type="float">
            <text:p>7.17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41" calcext:value-type="float">
            <text:p>741</text:p>
          </table:table-cell>
          <table:table-cell office:value-type="float" office:value="1000" calcext:value-type="float">
            <text:p>1000</text:p>
          </table:table-cell>
          <table:table-cell office:value-type="float" office:value="0.741" calcext:value-type="float">
            <text:p>0.7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45878" calcext:value-type="float">
            <text:p>245878</text:p>
          </table:table-cell>
          <table:table-cell office:value-type="float" office:value="1000" calcext:value-type="float">
            <text:p>1000</text:p>
          </table:table-cell>
          <table:table-cell office:value-type="float" office:value="245.878" calcext:value-type="float">
            <text:p>245.878</text:p>
          </table:table-cell>
          <table:table-cell office:value-type="float" office:value="217" calcext:value-type="float">
            <text:p>217</text:p>
          </table:table-cell>
          <table:table-cell office:value-type="float" office:value="274" calcext:value-type="float">
            <text:p>274</text:p>
          </table:table-cell>
          <table:table-cell office:value-type="float" office:value="0.0630264" calcext:value-type="float">
            <text:p>0.06302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0264" calcext:value-type="float">
            <text:p>6.30264E-05</text:p>
          </table:table-cell>
          <table:table-cell office:value-type="float" office:value="0.000031652" calcext:value-type="float">
            <text:p>3.1652E-05</text:p>
          </table:table-cell>
          <table:table-cell office:value-type="float" office:value="0.000117915" calcext:value-type="float">
            <text:p>0.000117915</text:p>
          </table:table-cell>
          <table:table-cell office:value-type="float" office:value="599466" calcext:value-type="float">
            <text:p>599466</text:p>
          </table:table-cell>
          <table:table-cell office:value-type="float" office:value="1000" calcext:value-type="float">
            <text:p>1000</text:p>
          </table:table-cell>
          <table:table-cell office:value-type="float" office:value="599.466" calcext:value-type="float">
            <text:p>599.466</text:p>
          </table:table-cell>
          <table:table-cell office:value-type="float" office:value="292" calcext:value-type="float">
            <text:p>292</text:p>
          </table:table-cell>
          <table:table-cell office:value-type="float" office:value="1074" calcext:value-type="float">
            <text:p>1074</text:p>
          </table:table-cell>
          <table:table-cell office:value-type="float" office:value="7923" calcext:value-type="float">
            <text:p>7923</text:p>
          </table:table-cell>
          <table:table-cell office:value-type="float" office:value="1000" calcext:value-type="float">
            <text:p>1000</text:p>
          </table:table-cell>
          <table:table-cell office:value-type="float" office:value="7.923" calcext:value-type="float">
            <text:p>7.92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730" calcext:value-type="float">
            <text:p>8730</text:p>
          </table:table-cell>
          <table:table-cell office:value-type="float" office:value="1000" calcext:value-type="float">
            <text:p>1000</text:p>
          </table:table-cell>
          <table:table-cell office:value-type="float" office:value="8.73" calcext:value-type="float">
            <text:p>8.7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07" calcext:value-type="float">
            <text:p>807</text:p>
          </table:table-cell>
          <table:table-cell office:value-type="float" office:value="1000" calcext:value-type="float">
            <text:p>1000</text:p>
          </table:table-cell>
          <table:table-cell office:value-type="float" office:value="0.807" calcext:value-type="float">
            <text:p>0.8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280851" calcext:value-type="float">
            <text:p>280851</text:p>
          </table:table-cell>
          <table:table-cell office:value-type="float" office:value="1000" calcext:value-type="float">
            <text:p>1000</text:p>
          </table:table-cell>
          <table:table-cell office:value-type="float" office:value="280.851" calcext:value-type="float">
            <text:p>280.851</text:p>
          </table:table-cell>
          <table:table-cell office:value-type="float" office:value="257" calcext:value-type="float">
            <text:p>257</text:p>
          </table:table-cell>
          <table:table-cell office:value-type="float" office:value="303" calcext:value-type="float">
            <text:p>303</text:p>
          </table:table-cell>
          <table:table-cell office:value-type="float" office:value="0.101003" calcext:value-type="float">
            <text:p>0.1010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1003" calcext:value-type="float">
            <text:p>0.000101003</text:p>
          </table:table-cell>
          <table:table-cell office:value-type="float" office:value="0.000054142" calcext:value-type="float">
            <text:p>5.4142E-05</text:p>
          </table:table-cell>
          <table:table-cell office:value-type="float" office:value="0.000211651" calcext:value-type="float">
            <text:p>0.000211651</text:p>
          </table:table-cell>
          <table:table-cell office:value-type="float" office:value="985041" calcext:value-type="float">
            <text:p>985041</text:p>
          </table:table-cell>
          <table:table-cell office:value-type="float" office:value="1000" calcext:value-type="float">
            <text:p>1000</text:p>
          </table:table-cell>
          <table:table-cell office:value-type="float" office:value="985.041" calcext:value-type="float">
            <text:p>985.041</text:p>
          </table:table-cell>
          <table:table-cell office:value-type="float" office:value="518" calcext:value-type="float">
            <text:p>518</text:p>
          </table:table-cell>
          <table:table-cell office:value-type="float" office:value="1683" calcext:value-type="float">
            <text:p>1683</text:p>
          </table:table-cell>
          <table:table-cell office:value-type="float" office:value="10180" calcext:value-type="float">
            <text:p>10180</text:p>
          </table:table-cell>
          <table:table-cell office:value-type="float" office:value="1000" calcext:value-type="float">
            <text:p>1000</text:p>
          </table:table-cell>
          <table:table-cell office:value-type="float" office:value="10.18" calcext:value-type="float">
            <text:p>10.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925" calcext:value-type="float">
            <text:p>10925</text:p>
          </table:table-cell>
          <table:table-cell office:value-type="float" office:value="1000" calcext:value-type="float">
            <text:p>1000</text:p>
          </table:table-cell>
          <table:table-cell office:value-type="float" office:value="10.925" calcext:value-type="float">
            <text:p>10.92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45" calcext:value-type="float">
            <text:p>745</text:p>
          </table:table-cell>
          <table:table-cell office:value-type="float" office:value="1000" calcext:value-type="float">
            <text:p>1000</text:p>
          </table:table-cell>
          <table:table-cell office:value-type="float" office:value="0.745" calcext:value-type="float">
            <text:p>0.7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315754" calcext:value-type="float">
            <text:p>315754</text:p>
          </table:table-cell>
          <table:table-cell office:value-type="float" office:value="1000" calcext:value-type="float">
            <text:p>1000</text:p>
          </table:table-cell>
          <table:table-cell office:value-type="float" office:value="315.754" calcext:value-type="float">
            <text:p>315.754</text:p>
          </table:table-cell>
          <table:table-cell office:value-type="float" office:value="294" calcext:value-type="float">
            <text:p>294</text:p>
          </table:table-cell>
          <table:table-cell office:value-type="float" office:value="332" calcext:value-type="float">
            <text:p>332</text:p>
          </table:table-cell>
          <table:table-cell office:value-type="float" office:value="0.193816" calcext:value-type="float">
            <text:p>0.1938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3816" calcext:value-type="float">
            <text:p>0.000193816</text:p>
          </table:table-cell>
          <table:table-cell office:value-type="float" office:value="0.000100407" calcext:value-type="float">
            <text:p>0.000100407</text:p>
          </table:table-cell>
          <table:table-cell office:value-type="float" office:value="0.00034098" calcext:value-type="float">
            <text:p>0.00034098</text:p>
          </table:table-cell>
          <table:table-cell office:value-type="float" office:value="1969554" calcext:value-type="float">
            <text:p>1969554</text:p>
          </table:table-cell>
          <table:table-cell office:value-type="float" office:value="1000" calcext:value-type="float">
            <text:p>1000</text:p>
          </table:table-cell>
          <table:table-cell office:value-type="float" office:value="1969.55" calcext:value-type="float">
            <text:p>1969.55</text:p>
          </table:table-cell>
          <table:table-cell office:value-type="float" office:value="994" calcext:value-type="float">
            <text:p>994</text:p>
          </table:table-cell>
          <table:table-cell office:value-type="float" office:value="3134" calcext:value-type="float">
            <text:p>3134</text:p>
          </table:table-cell>
          <table:table-cell office:value-type="float" office:value="14279" calcext:value-type="float">
            <text:p>14279</text:p>
          </table:table-cell>
          <table:table-cell office:value-type="float" office:value="1000" calcext:value-type="float">
            <text:p>1000</text:p>
          </table:table-cell>
          <table:table-cell office:value-type="float" office:value="14.279" calcext:value-type="float">
            <text:p>14.27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682" calcext:value-type="float">
            <text:p>14682</text:p>
          </table:table-cell>
          <table:table-cell office:value-type="float" office:value="1000" calcext:value-type="float">
            <text:p>1000</text:p>
          </table:table-cell>
          <table:table-cell office:value-type="float" office:value="14.682" calcext:value-type="float">
            <text:p>14.68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03" calcext:value-type="float">
            <text:p>403</text:p>
          </table:table-cell>
          <table:table-cell office:value-type="float" office:value="1000" calcext:value-type="float">
            <text:p>1000</text:p>
          </table:table-cell>
          <table:table-cell office:value-type="float" office:value="0.403" calcext:value-type="float">
            <text:p>0.4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ummary_2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7767" calcext:value-type="float">
            <text:p>37767</text:p>
          </table:table-cell>
          <table:table-cell office:value-type="float" office:value="1000" calcext:value-type="float">
            <text:p>1000</text:p>
          </table:table-cell>
          <table:table-cell office:value-type="float" office:value="37.767" calcext:value-type="float">
            <text:p>37.767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0.0115049" calcext:value-type="float">
            <text:p>0.01150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5049" calcext:value-type="float">
            <text:p>1.15049E-05</text:p>
          </table:table-cell>
          <table:table-cell office:value-type="float" office:value="0.000008885" calcext:value-type="float">
            <text:p>8.885E-06</text:p>
          </table:table-cell>
          <table:table-cell office:value-type="float" office:value="0.000028308" calcext:value-type="float">
            <text:p>2.8308E-05</text:p>
          </table:table-cell>
          <table:table-cell office:value-type="float" office:value="107025" calcext:value-type="float">
            <text:p>107025</text:p>
          </table:table-cell>
          <table:table-cell office:value-type="float" office:value="1000" calcext:value-type="float">
            <text:p>1000</text:p>
          </table:table-cell>
          <table:table-cell office:value-type="float" office:value="107.025" calcext:value-type="float">
            <text:p>107.025</text:p>
          </table:table-cell>
          <table:table-cell office:value-type="float" office:value="87" calcext:value-type="float">
            <text:p>87</text:p>
          </table:table-cell>
          <table:table-cell office:value-type="float" office:value="174" calcext:value-type="float">
            <text:p>174</text:p>
          </table:table-cell>
          <table:table-cell office:value-type="float" office:value="2514" calcext:value-type="float">
            <text:p>2514</text:p>
          </table:table-cell>
          <table:table-cell office:value-type="float" office:value="1000" calcext:value-type="float">
            <text:p>1000</text:p>
          </table:table-cell>
          <table:table-cell office:value-type="float" office:value="2.514" calcext:value-type="float">
            <text:p>2.5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24" calcext:value-type="float">
            <text:p>2924</text:p>
          </table:table-cell>
          <table:table-cell office:value-type="float" office:value="1000" calcext:value-type="float">
            <text:p>1000</text:p>
          </table:table-cell>
          <table:table-cell office:value-type="float" office:value="2.924" calcext:value-type="float">
            <text:p>2.9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0" calcext:value-type="float">
            <text:p>410</text:p>
          </table:table-cell>
          <table:table-cell office:value-type="float" office:value="1000" calcext:value-type="float">
            <text:p>1000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75638" calcext:value-type="float">
            <text:p>75638</text:p>
          </table:table-cell>
          <table:table-cell office:value-type="float" office:value="1000" calcext:value-type="float">
            <text:p>1000</text:p>
          </table:table-cell>
          <table:table-cell office:value-type="float" office:value="75.638" calcext:value-type="float">
            <text:p>75.638</text:p>
          </table:table-cell>
          <table:table-cell office:value-type="float" office:value="52" calcext:value-type="float">
            <text:p>52</text:p>
          </table:table-cell>
          <table:table-cell office:value-type="float" office:value="101" calcext:value-type="float">
            <text:p>101</text:p>
          </table:table-cell>
          <table:table-cell office:value-type="float" office:value="0.0153423" calcext:value-type="float">
            <text:p>0.01534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3423" calcext:value-type="float">
            <text:p>1.53423E-05</text:p>
          </table:table-cell>
          <table:table-cell office:value-type="float" office:value="0.000009243" calcext:value-type="float">
            <text:p>9.243E-06</text:p>
          </table:table-cell>
          <table:table-cell office:value-type="float" office:value="0.0000369" calcext:value-type="float">
            <text:p>3.69E-05</text:p>
          </table:table-cell>
          <table:table-cell office:value-type="float" office:value="137936" calcext:value-type="float">
            <text:p>137936</text:p>
          </table:table-cell>
          <table:table-cell office:value-type="float" office:value="1000" calcext:value-type="float">
            <text:p>1000</text:p>
          </table:table-cell>
          <table:table-cell office:value-type="float" office:value="137.936" calcext:value-type="float">
            <text:p>137.936</text:p>
          </table:table-cell>
          <table:table-cell office:value-type="float" office:value="89" calcext:value-type="float">
            <text:p>89</text:p>
          </table:table-cell>
          <table:table-cell office:value-type="float" office:value="248" calcext:value-type="float">
            <text:p>248</text:p>
          </table:table-cell>
          <table:table-cell office:value-type="float" office:value="3152" calcext:value-type="float">
            <text:p>3152</text:p>
          </table:table-cell>
          <table:table-cell office:value-type="float" office:value="1000" calcext:value-type="float">
            <text:p>1000</text:p>
          </table:table-cell>
          <table:table-cell office:value-type="float" office:value="3.152" calcext:value-type="float">
            <text:p>3.1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94" calcext:value-type="float">
            <text:p>3594</text:p>
          </table:table-cell>
          <table:table-cell office:value-type="float" office:value="1000" calcext:value-type="float">
            <text:p>1000</text:p>
          </table:table-cell>
          <table:table-cell office:value-type="float" office:value="3.594" calcext:value-type="float">
            <text:p>3.59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2" calcext:value-type="float">
            <text:p>442</text:p>
          </table:table-cell>
          <table:table-cell office:value-type="float" office:value="1000" calcext:value-type="float">
            <text:p>1000</text:p>
          </table:table-cell>
          <table:table-cell office:value-type="float" office:value="0.442" calcext:value-type="float">
            <text:p>0.4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13308" calcext:value-type="float">
            <text:p>113308</text:p>
          </table:table-cell>
          <table:table-cell office:value-type="float" office:value="1000" calcext:value-type="float">
            <text:p>1000</text:p>
          </table:table-cell>
          <table:table-cell office:value-type="float" office:value="113.308" calcext:value-type="float">
            <text:p>113.308</text:p>
          </table:table-cell>
          <table:table-cell office:value-type="float" office:value="84" calcext:value-type="float">
            <text:p>84</text:p>
          </table:table-cell>
          <table:table-cell office:value-type="float" office:value="144" calcext:value-type="float">
            <text:p>144</text:p>
          </table:table-cell>
          <table:table-cell office:value-type="float" office:value="0.0198075" calcext:value-type="float">
            <text:p>0.01980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8075" calcext:value-type="float">
            <text:p>1.98075E-05</text:p>
          </table:table-cell>
          <table:table-cell office:value-type="float" office:value="0.000014318" calcext:value-type="float">
            <text:p>1.4318E-05</text:p>
          </table:table-cell>
          <table:table-cell office:value-type="float" office:value="0.000034983" calcext:value-type="float">
            <text:p>3.4983E-05</text:p>
          </table:table-cell>
          <table:table-cell office:value-type="float" office:value="176086" calcext:value-type="float">
            <text:p>176086</text:p>
          </table:table-cell>
          <table:table-cell office:value-type="float" office:value="1000" calcext:value-type="float">
            <text:p>1000</text:p>
          </table:table-cell>
          <table:table-cell office:value-type="float" office:value="176.086" calcext:value-type="float">
            <text:p>176.086</text:p>
          </table:table-cell>
          <table:table-cell office:value-type="float" office:value="130" calcext:value-type="float">
            <text:p>130</text:p>
          </table:table-cell>
          <table:table-cell office:value-type="float" office:value="315" calcext:value-type="float">
            <text:p>315</text:p>
          </table:table-cell>
          <table:table-cell office:value-type="float" office:value="3788" calcext:value-type="float">
            <text:p>3788</text:p>
          </table:table-cell>
          <table:table-cell office:value-type="float" office:value="1000" calcext:value-type="float">
            <text:p>1000</text:p>
          </table:table-cell>
          <table:table-cell office:value-type="float" office:value="3.788" calcext:value-type="float">
            <text:p>3.78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21" calcext:value-type="float">
            <text:p>4321</text:p>
          </table:table-cell>
          <table:table-cell office:value-type="float" office:value="1000" calcext:value-type="float">
            <text:p>1000</text:p>
          </table:table-cell>
          <table:table-cell office:value-type="float" office:value="4.321" calcext:value-type="float">
            <text:p>4.3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33" calcext:value-type="float">
            <text:p>533</text:p>
          </table:table-cell>
          <table:table-cell office:value-type="float" office:value="1000" calcext:value-type="float">
            <text:p>1000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51498" calcext:value-type="float">
            <text:p>151498</text:p>
          </table:table-cell>
          <table:table-cell office:value-type="float" office:value="1000" calcext:value-type="float">
            <text:p>1000</text:p>
          </table:table-cell>
          <table:table-cell office:value-type="float" office:value="151.498" calcext:value-type="float">
            <text:p>151.498</text:p>
          </table:table-cell>
          <table:table-cell office:value-type="float" office:value="124" calcext:value-type="float">
            <text:p>124</text:p>
          </table:table-cell>
          <table:table-cell office:value-type="float" office:value="179" calcext:value-type="float">
            <text:p>179</text:p>
          </table:table-cell>
          <table:table-cell office:value-type="float" office:value="0.0255743" calcext:value-type="float">
            <text:p>0.02557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5743" calcext:value-type="float">
            <text:p>2.55743E-05</text:p>
          </table:table-cell>
          <table:table-cell office:value-type="float" office:value="0.000015323" calcext:value-type="float">
            <text:p>1.5323E-05</text:p>
          </table:table-cell>
          <table:table-cell office:value-type="float" office:value="0.00005843" calcext:value-type="float">
            <text:p>5.843E-05</text:p>
          </table:table-cell>
          <table:table-cell office:value-type="float" office:value="228224" calcext:value-type="float">
            <text:p>228224</text:p>
          </table:table-cell>
          <table:table-cell office:value-type="float" office:value="1000" calcext:value-type="float">
            <text:p>1000</text:p>
          </table:table-cell>
          <table:table-cell office:value-type="float" office:value="228.224" calcext:value-type="float">
            <text:p>228.224</text:p>
          </table:table-cell>
          <table:table-cell office:value-type="float" office:value="139" calcext:value-type="float">
            <text:p>139</text:p>
          </table:table-cell>
          <table:table-cell office:value-type="float" office:value="357" calcext:value-type="float">
            <text:p>357</text:p>
          </table:table-cell>
          <table:table-cell office:value-type="float" office:value="4500" calcext:value-type="float">
            <text:p>4500</text:p>
          </table:table-cell>
          <table:table-cell office:value-type="float" office:value="1000" calcext:value-type="float">
            <text:p>1000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152" calcext:value-type="float">
            <text:p>5152</text:p>
          </table:table-cell>
          <table:table-cell office:value-type="float" office:value="1000" calcext:value-type="float">
            <text:p>1000</text:p>
          </table:table-cell>
          <table:table-cell office:value-type="float" office:value="5.152" calcext:value-type="float">
            <text:p>5.15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52" calcext:value-type="float">
            <text:p>652</text:p>
          </table:table-cell>
          <table:table-cell office:value-type="float" office:value="1000" calcext:value-type="float">
            <text:p>1000</text:p>
          </table:table-cell>
          <table:table-cell office:value-type="float" office:value="0.652" calcext:value-type="float">
            <text:p>0.6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89225" calcext:value-type="float">
            <text:p>189225</text:p>
          </table:table-cell>
          <table:table-cell office:value-type="float" office:value="1000" calcext:value-type="float">
            <text:p>1000</text:p>
          </table:table-cell>
          <table:table-cell office:value-type="float" office:value="189.225" calcext:value-type="float">
            <text:p>189.225</text:p>
          </table:table-cell>
          <table:table-cell office:value-type="float" office:value="158" calcext:value-type="float">
            <text:p>158</text:p>
          </table:table-cell>
          <table:table-cell office:value-type="float" office:value="225" calcext:value-type="float">
            <text:p>225</text:p>
          </table:table-cell>
          <table:table-cell office:value-type="float" office:value="0.0340093" calcext:value-type="float">
            <text:p>0.03400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0093" calcext:value-type="float">
            <text:p>3.40093E-05</text:p>
          </table:table-cell>
          <table:table-cell office:value-type="float" office:value="0.000016214" calcext:value-type="float">
            <text:p>1.6214E-05</text:p>
          </table:table-cell>
          <table:table-cell office:value-type="float" office:value="0.000073491" calcext:value-type="float">
            <text:p>7.3491E-05</text:p>
          </table:table-cell>
          <table:table-cell office:value-type="float" office:value="306779" calcext:value-type="float">
            <text:p>306779</text:p>
          </table:table-cell>
          <table:table-cell office:value-type="float" office:value="1000" calcext:value-type="float">
            <text:p>1000</text:p>
          </table:table-cell>
          <table:table-cell office:value-type="float" office:value="306.779" calcext:value-type="float">
            <text:p>306.779</text:p>
          </table:table-cell>
          <table:table-cell office:value-type="float" office:value="147" calcext:value-type="float">
            <text:p>147</text:p>
          </table:table-cell>
          <table:table-cell office:value-type="float" office:value="511" calcext:value-type="float">
            <text:p>511</text:p>
          </table:table-cell>
          <table:table-cell office:value-type="float" office:value="5400" calcext:value-type="float">
            <text:p>5400</text:p>
          </table:table-cell>
          <table:table-cell office:value-type="float" office:value="1000" calcext:value-type="float">
            <text:p>1000</text:p>
          </table:table-cell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107" calcext:value-type="float">
            <text:p>6107</text:p>
          </table:table-cell>
          <table:table-cell office:value-type="float" office:value="1000" calcext:value-type="float">
            <text:p>1000</text:p>
          </table:table-cell>
          <table:table-cell office:value-type="float" office:value="6.107" calcext:value-type="float">
            <text:p>6.10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07" calcext:value-type="float">
            <text:p>707</text:p>
          </table:table-cell>
          <table:table-cell office:value-type="float" office:value="1000" calcext:value-type="float">
            <text:p>1000</text:p>
          </table:table-cell>
          <table:table-cell office:value-type="float" office:value="0.707" calcext:value-type="float">
            <text:p>0.7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6618" calcext:value-type="float">
            <text:p>226618</text:p>
          </table:table-cell>
          <table:table-cell office:value-type="float" office:value="1000" calcext:value-type="float">
            <text:p>1000</text:p>
          </table:table-cell>
          <table:table-cell office:value-type="float" office:value="226.618" calcext:value-type="float">
            <text:p>226.618</text:p>
          </table:table-cell>
          <table:table-cell office:value-type="float" office:value="200" calcext:value-type="float">
            <text:p>200</text:p>
          </table:table-cell>
          <table:table-cell office:value-type="float" office:value="258" calcext:value-type="float">
            <text:p>258</text:p>
          </table:table-cell>
          <table:table-cell office:value-type="float" office:value="0.0458343" calcext:value-type="float">
            <text:p>0.04583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8343" calcext:value-type="float">
            <text:p>4.58343E-05</text:p>
          </table:table-cell>
          <table:table-cell office:value-type="float" office:value="0.000023594" calcext:value-type="float">
            <text:p>2.3594E-05</text:p>
          </table:table-cell>
          <table:table-cell office:value-type="float" office:value="0.000109842" calcext:value-type="float">
            <text:p>0.000109842</text:p>
          </table:table-cell>
          <table:table-cell office:value-type="float" office:value="423544" calcext:value-type="float">
            <text:p>423544</text:p>
          </table:table-cell>
          <table:table-cell office:value-type="float" office:value="1000" calcext:value-type="float">
            <text:p>1000</text:p>
          </table:table-cell>
          <table:table-cell office:value-type="float" office:value="423.544" calcext:value-type="float">
            <text:p>423.544</text:p>
          </table:table-cell>
          <table:table-cell office:value-type="float" office:value="212" calcext:value-type="float">
            <text:p>212</text:p>
          </table:table-cell>
          <table:table-cell office:value-type="float" office:value="725" calcext:value-type="float">
            <text:p>725</text:p>
          </table:table-cell>
          <table:table-cell office:value-type="float" office:value="6483" calcext:value-type="float">
            <text:p>6483</text:p>
          </table:table-cell>
          <table:table-cell office:value-type="float" office:value="1000" calcext:value-type="float">
            <text:p>1000</text:p>
          </table:table-cell>
          <table:table-cell office:value-type="float" office:value="6.483" calcext:value-type="float">
            <text:p>6.48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301" calcext:value-type="float">
            <text:p>7301</text:p>
          </table:table-cell>
          <table:table-cell office:value-type="float" office:value="1000" calcext:value-type="float">
            <text:p>1000</text:p>
          </table:table-cell>
          <table:table-cell office:value-type="float" office:value="7.301" calcext:value-type="float">
            <text:p>7.30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18" calcext:value-type="float">
            <text:p>818</text:p>
          </table:table-cell>
          <table:table-cell office:value-type="float" office:value="1000" calcext:value-type="float">
            <text:p>1000</text:p>
          </table:table-cell>
          <table:table-cell office:value-type="float" office:value="0.818" calcext:value-type="float">
            <text:p>0.8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64431" calcext:value-type="float">
            <text:p>264431</text:p>
          </table:table-cell>
          <table:table-cell office:value-type="float" office:value="1000" calcext:value-type="float">
            <text:p>1000</text:p>
          </table:table-cell>
          <table:table-cell office:value-type="float" office:value="264.431" calcext:value-type="float">
            <text:p>264.431</text:p>
          </table:table-cell>
          <table:table-cell office:value-type="float" office:value="234" calcext:value-type="float">
            <text:p>234</text:p>
          </table:table-cell>
          <table:table-cell office:value-type="float" office:value="296" calcext:value-type="float">
            <text:p>296</text:p>
          </table:table-cell>
          <table:table-cell office:value-type="float" office:value="0.0664866" calcext:value-type="float">
            <text:p>0.06648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64866" calcext:value-type="float">
            <text:p>6.64866E-05</text:p>
          </table:table-cell>
          <table:table-cell office:value-type="float" office:value="0.000034284" calcext:value-type="float">
            <text:p>3.4284E-05</text:p>
          </table:table-cell>
          <table:table-cell office:value-type="float" office:value="0.000139392" calcext:value-type="float">
            <text:p>0.000139392</text:p>
          </table:table-cell>
          <table:table-cell office:value-type="float" office:value="633025" calcext:value-type="float">
            <text:p>633025</text:p>
          </table:table-cell>
          <table:table-cell office:value-type="float" office:value="1000" calcext:value-type="float">
            <text:p>1000</text:p>
          </table:table-cell>
          <table:table-cell office:value-type="float" office:value="633.025" calcext:value-type="float">
            <text:p>633.025</text:p>
          </table:table-cell>
          <table:table-cell office:value-type="float" office:value="319" calcext:value-type="float">
            <text:p>319</text:p>
          </table:table-cell>
          <table:table-cell office:value-type="float" office:value="1141" calcext:value-type="float">
            <text:p>1141</text:p>
          </table:table-cell>
          <table:table-cell office:value-type="float" office:value="8028" calcext:value-type="float">
            <text:p>8028</text:p>
          </table:table-cell>
          <table:table-cell office:value-type="float" office:value="1000" calcext:value-type="float">
            <text:p>1000</text:p>
          </table:table-cell>
          <table:table-cell office:value-type="float" office:value="8.028" calcext:value-type="float">
            <text:p>8.02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861" calcext:value-type="float">
            <text:p>8861</text:p>
          </table:table-cell>
          <table:table-cell office:value-type="float" office:value="1000" calcext:value-type="float">
            <text:p>1000</text:p>
          </table:table-cell>
          <table:table-cell office:value-type="float" office:value="8.861" calcext:value-type="float">
            <text:p>8.86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33" calcext:value-type="float">
            <text:p>833</text:p>
          </table:table-cell>
          <table:table-cell office:value-type="float" office:value="1000" calcext:value-type="float">
            <text:p>1000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302796" calcext:value-type="float">
            <text:p>302796</text:p>
          </table:table-cell>
          <table:table-cell office:value-type="float" office:value="1000" calcext:value-type="float">
            <text:p>1000</text:p>
          </table:table-cell>
          <table:table-cell office:value-type="float" office:value="302.796" calcext:value-type="float">
            <text:p>302.796</text:p>
          </table:table-cell>
          <table:table-cell office:value-type="float" office:value="275" calcext:value-type="float">
            <text:p>275</text:p>
          </table:table-cell>
          <table:table-cell office:value-type="float" office:value="328" calcext:value-type="float">
            <text:p>328</text:p>
          </table:table-cell>
          <table:table-cell office:value-type="float" office:value="0.107836" calcext:value-type="float">
            <text:p>0.1078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836" calcext:value-type="float">
            <text:p>0.000107836</text:p>
          </table:table-cell>
          <table:table-cell office:value-type="float" office:value="0.00005254" calcext:value-type="float">
            <text:p>5.254E-05</text:p>
          </table:table-cell>
          <table:table-cell office:value-type="float" office:value="0.000209982" calcext:value-type="float">
            <text:p>0.000209982</text:p>
          </table:table-cell>
          <table:table-cell office:value-type="float" office:value="1061803" calcext:value-type="float">
            <text:p>1061803</text:p>
          </table:table-cell>
          <table:table-cell office:value-type="float" office:value="1000" calcext:value-type="float">
            <text:p>1000</text:p>
          </table:table-cell>
          <table:table-cell office:value-type="float" office:value="1061.8" calcext:value-type="float">
            <text:p>1061.8</text:p>
          </table:table-cell>
          <table:table-cell office:value-type="float" office:value="497" calcext:value-type="float">
            <text:p>497</text:p>
          </table:table-cell>
          <table:table-cell office:value-type="float" office:value="2100" calcext:value-type="float">
            <text:p>2100</text:p>
          </table:table-cell>
          <table:table-cell office:value-type="float" office:value="10414" calcext:value-type="float">
            <text:p>10414</text:p>
          </table:table-cell>
          <table:table-cell office:value-type="float" office:value="1000" calcext:value-type="float">
            <text:p>1000</text:p>
          </table:table-cell>
          <table:table-cell office:value-type="float" office:value="10.414" calcext:value-type="float">
            <text:p>10.41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176" calcext:value-type="float">
            <text:p>11176</text:p>
          </table:table-cell>
          <table:table-cell office:value-type="float" office:value="1000" calcext:value-type="float">
            <text:p>1000</text:p>
          </table:table-cell>
          <table:table-cell office:value-type="float" office:value="11.176" calcext:value-type="float">
            <text:p>11.17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62" calcext:value-type="float">
            <text:p>762</text:p>
          </table:table-cell>
          <table:table-cell office:value-type="float" office:value="1000" calcext:value-type="float">
            <text:p>1000</text:p>
          </table:table-cell>
          <table:table-cell office:value-type="float" office:value="0.762" calcext:value-type="float">
            <text:p>0.7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340346" calcext:value-type="float">
            <text:p>340346</text:p>
          </table:table-cell>
          <table:table-cell office:value-type="float" office:value="1000" calcext:value-type="float">
            <text:p>1000</text:p>
          </table:table-cell>
          <table:table-cell office:value-type="float" office:value="340.346" calcext:value-type="float">
            <text:p>340.346</text:p>
          </table:table-cell>
          <table:table-cell office:value-type="float" office:value="322" calcext:value-type="float">
            <text:p>322</text:p>
          </table:table-cell>
          <table:table-cell office:value-type="float" office:value="358" calcext:value-type="float">
            <text:p>358</text:p>
          </table:table-cell>
          <table:table-cell office:value-type="float" office:value="0.210837" calcext:value-type="float">
            <text:p>0.2108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0837" calcext:value-type="float">
            <text:p>0.000210837</text:p>
          </table:table-cell>
          <table:table-cell office:value-type="float" office:value="0.000114286" calcext:value-type="float">
            <text:p>0.000114286</text:p>
          </table:table-cell>
          <table:table-cell office:value-type="float" office:value="0.00040393" calcext:value-type="float">
            <text:p>0.00040393</text:p>
          </table:table-cell>
          <table:table-cell office:value-type="float" office:value="2139268" calcext:value-type="float">
            <text:p>2139268</text:p>
          </table:table-cell>
          <table:table-cell office:value-type="float" office:value="1000" calcext:value-type="float">
            <text:p>1000</text:p>
          </table:table-cell>
          <table:table-cell office:value-type="float" office:value="2139.27" calcext:value-type="float">
            <text:p>2139.27</text:p>
          </table:table-cell>
          <table:table-cell office:value-type="float" office:value="1137" calcext:value-type="float">
            <text:p>1137</text:p>
          </table:table-cell>
          <table:table-cell office:value-type="float" office:value="4222" calcext:value-type="float">
            <text:p>4222</text:p>
          </table:table-cell>
          <table:table-cell office:value-type="float" office:value="14637" calcext:value-type="float">
            <text:p>14637</text:p>
          </table:table-cell>
          <table:table-cell office:value-type="float" office:value="1000" calcext:value-type="float">
            <text:p>1000</text:p>
          </table:table-cell>
          <table:table-cell office:value-type="float" office:value="14.637" calcext:value-type="float">
            <text:p>14.63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160" calcext:value-type="float">
            <text:p>15160</text:p>
          </table:table-cell>
          <table:table-cell office:value-type="float" office:value="1000" calcext:value-type="float">
            <text:p>1000</text:p>
          </table:table-cell>
          <table:table-cell office:value-type="float" office:value="15.16" calcext:value-type="float">
            <text:p>15.1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23" calcext:value-type="float">
            <text:p>523</text:p>
          </table:table-cell>
          <table:table-cell office:value-type="float" office:value="1000" calcext:value-type="float">
            <text:p>1000</text:p>
          </table:table-cell>
          <table:table-cell office:value-type="float" office:value="0.523" calcext:value-type="float">
            <text:p>0.5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2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0689" calcext:value-type="float">
            <text:p>40689</text:p>
          </table:table-cell>
          <table:table-cell office:value-type="float" office:value="1000" calcext:value-type="float">
            <text:p>1000</text:p>
          </table:table-cell>
          <table:table-cell office:value-type="float" office:value="40.689" calcext:value-type="float">
            <text:p>40.689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0.0120863" calcext:value-type="float">
            <text:p>0.01208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0863" calcext:value-type="float">
            <text:p>1.20863E-05</text:p>
          </table:table-cell>
          <table:table-cell office:value-type="float" office:value="0.000009116" calcext:value-type="float">
            <text:p>9.116E-06</text:p>
          </table:table-cell>
          <table:table-cell office:value-type="float" office:value="0.000031762" calcext:value-type="float">
            <text:p>3.1762E-05</text:p>
          </table:table-cell>
          <table:table-cell office:value-type="float" office:value="112171" calcext:value-type="float">
            <text:p>112171</text:p>
          </table:table-cell>
          <table:table-cell office:value-type="float" office:value="1000" calcext:value-type="float">
            <text:p>1000</text:p>
          </table:table-cell>
          <table:table-cell office:value-type="float" office:value="112.171" calcext:value-type="float">
            <text:p>112.171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551" calcext:value-type="float">
            <text:p>2551</text:p>
          </table:table-cell>
          <table:table-cell office:value-type="float" office:value="1000" calcext:value-type="float">
            <text:p>1000</text:p>
          </table:table-cell>
          <table:table-cell office:value-type="float" office:value="2.551" calcext:value-type="float">
            <text:p>2.5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70" calcext:value-type="float">
            <text:p>2970</text:p>
          </table:table-cell>
          <table:table-cell office:value-type="float" office:value="1000" calcext:value-type="float">
            <text:p>1000</text:p>
          </table:table-cell>
          <table:table-cell office:value-type="float" office:value="2.97" calcext:value-type="float">
            <text:p>2.9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9" calcext:value-type="float">
            <text:p>419</text:p>
          </table:table-cell>
          <table:table-cell office:value-type="float" office:value="1000" calcext:value-type="float">
            <text:p>1000</text:p>
          </table:table-cell>
          <table:table-cell office:value-type="float" office:value="0.419" calcext:value-type="float">
            <text:p>0.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81394" calcext:value-type="float">
            <text:p>81394</text:p>
          </table:table-cell>
          <table:table-cell office:value-type="float" office:value="1000" calcext:value-type="float">
            <text:p>1000</text:p>
          </table:table-cell>
          <table:table-cell office:value-type="float" office:value="81.394" calcext:value-type="float">
            <text:p>81.394</text:p>
          </table:table-cell>
          <table:table-cell office:value-type="float" office:value="59" calcext:value-type="float">
            <text:p>59</text:p>
          </table:table-cell>
          <table:table-cell office:value-type="float" office:value="111" calcext:value-type="float">
            <text:p>111</text:p>
          </table:table-cell>
          <table:table-cell office:value-type="float" office:value="0.0159989" calcext:value-type="float">
            <text:p>0.01599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9989" calcext:value-type="float">
            <text:p>1.59989E-05</text:p>
          </table:table-cell>
          <table:table-cell office:value-type="float" office:value="0.000009766" calcext:value-type="float">
            <text:p>9.766E-06</text:p>
          </table:table-cell>
          <table:table-cell office:value-type="float" office:value="0.000034296" calcext:value-type="float">
            <text:p>3.4296E-05</text:p>
          </table:table-cell>
          <table:table-cell office:value-type="float" office:value="144366" calcext:value-type="float">
            <text:p>144366</text:p>
          </table:table-cell>
          <table:table-cell office:value-type="float" office:value="1000" calcext:value-type="float">
            <text:p>1000</text:p>
          </table:table-cell>
          <table:table-cell office:value-type="float" office:value="144.366" calcext:value-type="float">
            <text:p>144.366</text:p>
          </table:table-cell>
          <table:table-cell office:value-type="float" office:value="94" calcext:value-type="float">
            <text:p>94</text:p>
          </table:table-cell>
          <table:table-cell office:value-type="float" office:value="238" calcext:value-type="float">
            <text:p>238</text:p>
          </table:table-cell>
          <table:table-cell office:value-type="float" office:value="3188" calcext:value-type="float">
            <text:p>3188</text:p>
          </table:table-cell>
          <table:table-cell office:value-type="float" office:value="1000" calcext:value-type="float">
            <text:p>1000</text:p>
          </table:table-cell>
          <table:table-cell office:value-type="float" office:value="3.188" calcext:value-type="float">
            <text:p>3.1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62" calcext:value-type="float">
            <text:p>3662</text:p>
          </table:table-cell>
          <table:table-cell office:value-type="float" office:value="1000" calcext:value-type="float">
            <text:p>1000</text:p>
          </table:table-cell>
          <table:table-cell office:value-type="float" office:value="3.662" calcext:value-type="float">
            <text:p>3.66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74" calcext:value-type="float">
            <text:p>474</text:p>
          </table:table-cell>
          <table:table-cell office:value-type="float" office:value="1000" calcext:value-type="float">
            <text:p>1000</text:p>
          </table:table-cell>
          <table:table-cell office:value-type="float" office:value="0.474" calcext:value-type="float">
            <text:p>0.4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21857" calcext:value-type="float">
            <text:p>121857</text:p>
          </table:table-cell>
          <table:table-cell office:value-type="float" office:value="1000" calcext:value-type="float">
            <text:p>1000</text:p>
          </table:table-cell>
          <table:table-cell office:value-type="float" office:value="121.857" calcext:value-type="float">
            <text:p>121.857</text:p>
          </table:table-cell>
          <table:table-cell office:value-type="float" office:value="94" calcext:value-type="float">
            <text:p>94</text:p>
          </table:table-cell>
          <table:table-cell office:value-type="float" office:value="150" calcext:value-type="float">
            <text:p>150</text:p>
          </table:table-cell>
          <table:table-cell office:value-type="float" office:value="0.0206389" calcext:value-type="float">
            <text:p>0.02063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6389" calcext:value-type="float">
            <text:p>2.06389E-05</text:p>
          </table:table-cell>
          <table:table-cell office:value-type="float" office:value="0.000014723" calcext:value-type="float">
            <text:p>1.4723E-05</text:p>
          </table:table-cell>
          <table:table-cell office:value-type="float" office:value="0.000042041" calcext:value-type="float">
            <text:p>4.2041E-05</text:p>
          </table:table-cell>
          <table:table-cell office:value-type="float" office:value="184083" calcext:value-type="float">
            <text:p>184083</text:p>
          </table:table-cell>
          <table:table-cell office:value-type="float" office:value="1000" calcext:value-type="float">
            <text:p>1000</text:p>
          </table:table-cell>
          <table:table-cell office:value-type="float" office:value="184.083" calcext:value-type="float">
            <text:p>184.083</text:p>
          </table:table-cell>
          <table:table-cell office:value-type="float" office:value="134" calcext:value-type="float">
            <text:p>134</text:p>
          </table:table-cell>
          <table:table-cell office:value-type="float" office:value="325" calcext:value-type="float">
            <text:p>325</text:p>
          </table:table-cell>
          <table:table-cell office:value-type="float" office:value="3823" calcext:value-type="float">
            <text:p>3823</text:p>
          </table:table-cell>
          <table:table-cell office:value-type="float" office:value="1000" calcext:value-type="float">
            <text:p>1000</text:p>
          </table:table-cell>
          <table:table-cell office:value-type="float" office:value="3.823" calcext:value-type="float">
            <text:p>3.8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64" calcext:value-type="float">
            <text:p>4364</text:p>
          </table:table-cell>
          <table:table-cell office:value-type="float" office:value="1000" calcext:value-type="float">
            <text:p>1000</text:p>
          </table:table-cell>
          <table:table-cell office:value-type="float" office:value="4.364" calcext:value-type="float">
            <text:p>4.36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office:value-type="float" office:value="1000" calcext:value-type="float">
            <text:p>1000</text:p>
          </table:table-cell>
          <table:table-cell office:value-type="float" office:value="0.541" calcext:value-type="float">
            <text:p>0.5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62126" calcext:value-type="float">
            <text:p>162126</text:p>
          </table:table-cell>
          <table:table-cell office:value-type="float" office:value="1000" calcext:value-type="float">
            <text:p>1000</text:p>
          </table:table-cell>
          <table:table-cell office:value-type="float" office:value="162.126" calcext:value-type="float">
            <text:p>162.126</text:p>
          </table:table-cell>
          <table:table-cell office:value-type="float" office:value="130" calcext:value-type="float">
            <text:p>130</text:p>
          </table:table-cell>
          <table:table-cell office:value-type="float" office:value="192" calcext:value-type="float">
            <text:p>192</text:p>
          </table:table-cell>
          <table:table-cell office:value-type="float" office:value="0.0267108" calcext:value-type="float">
            <text:p>0.02671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7108" calcext:value-type="float">
            <text:p>2.67108E-05</text:p>
          </table:table-cell>
          <table:table-cell office:value-type="float" office:value="0.000015758" calcext:value-type="float">
            <text:p>1.5758E-05</text:p>
          </table:table-cell>
          <table:table-cell office:value-type="float" office:value="0.000062652" calcext:value-type="float">
            <text:p>6.2652E-05</text:p>
          </table:table-cell>
          <table:table-cell office:value-type="float" office:value="239008" calcext:value-type="float">
            <text:p>239008</text:p>
          </table:table-cell>
          <table:table-cell office:value-type="float" office:value="1000" calcext:value-type="float">
            <text:p>1000</text:p>
          </table:table-cell>
          <table:table-cell office:value-type="float" office:value="239.008" calcext:value-type="float">
            <text:p>239.008</text:p>
          </table:table-cell>
          <table:table-cell office:value-type="float" office:value="144" calcext:value-type="float">
            <text:p>144</text:p>
          </table:table-cell>
          <table:table-cell office:value-type="float" office:value="442" calcext:value-type="float">
            <text:p>442</text:p>
          </table:table-cell>
          <table:table-cell office:value-type="float" office:value="4556" calcext:value-type="float">
            <text:p>4556</text:p>
          </table:table-cell>
          <table:table-cell office:value-type="float" office:value="1000" calcext:value-type="float">
            <text:p>1000</text:p>
          </table:table-cell>
          <table:table-cell office:value-type="float" office:value="4.556" calcext:value-type="float">
            <text:p>4.55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210" calcext:value-type="float">
            <text:p>5210</text:p>
          </table:table-cell>
          <table:table-cell office:value-type="float" office:value="1000" calcext:value-type="float">
            <text:p>1000</text:p>
          </table:table-cell>
          <table:table-cell office:value-type="float" office:value="5.21" calcext:value-type="float">
            <text:p>5.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54" calcext:value-type="float">
            <text:p>654</text:p>
          </table:table-cell>
          <table:table-cell office:value-type="float" office:value="1000" calcext:value-type="float">
            <text:p>1000</text:p>
          </table:table-cell>
          <table:table-cell office:value-type="float" office:value="0.654" calcext:value-type="float">
            <text:p>0.6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203326" calcext:value-type="float">
            <text:p>203326</text:p>
          </table:table-cell>
          <table:table-cell office:value-type="float" office:value="1000" calcext:value-type="float">
            <text:p>1000</text:p>
          </table:table-cell>
          <table:table-cell office:value-type="float" office:value="203.326" calcext:value-type="float">
            <text:p>203.326</text:p>
          </table:table-cell>
          <table:table-cell office:value-type="float" office:value="171" calcext:value-type="float">
            <text:p>171</text:p>
          </table:table-cell>
          <table:table-cell office:value-type="float" office:value="236" calcext:value-type="float">
            <text:p>236</text:p>
          </table:table-cell>
          <table:table-cell office:value-type="float" office:value="0.035364" calcext:value-type="float">
            <text:p>0.0353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364" calcext:value-type="float">
            <text:p>3.5364E-05</text:p>
          </table:table-cell>
          <table:table-cell office:value-type="float" office:value="0.000022487" calcext:value-type="float">
            <text:p>2.2487E-05</text:p>
          </table:table-cell>
          <table:table-cell office:value-type="float" office:value="0.00009474" calcext:value-type="float">
            <text:p>9.474E-05</text:p>
          </table:table-cell>
          <table:table-cell office:value-type="float" office:value="322100" calcext:value-type="float">
            <text:p>322100</text:p>
          </table:table-cell>
          <table:table-cell office:value-type="float" office:value="1000" calcext:value-type="float">
            <text:p>1000</text:p>
          </table:table-cell>
          <table:table-cell office:value-type="float" office:value="322.1" calcext:value-type="float">
            <text:p>322.1</text:p>
          </table:table-cell>
          <table:table-cell office:value-type="float" office:value="201" calcext:value-type="float">
            <text:p>201</text:p>
          </table:table-cell>
          <table:table-cell office:value-type="float" office:value="547" calcext:value-type="float">
            <text:p>547</text:p>
          </table:table-cell>
          <table:table-cell office:value-type="float" office:value="5461" calcext:value-type="float">
            <text:p>5461</text:p>
          </table:table-cell>
          <table:table-cell office:value-type="float" office:value="1000" calcext:value-type="float">
            <text:p>1000</text:p>
          </table:table-cell>
          <table:table-cell office:value-type="float" office:value="5.461" calcext:value-type="float">
            <text:p>5.46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205" calcext:value-type="float">
            <text:p>6205</text:p>
          </table:table-cell>
          <table:table-cell office:value-type="float" office:value="1000" calcext:value-type="float">
            <text:p>1000</text:p>
          </table:table-cell>
          <table:table-cell office:value-type="float" office:value="6.205" calcext:value-type="float">
            <text:p>6.20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44" calcext:value-type="float">
            <text:p>744</text:p>
          </table:table-cell>
          <table:table-cell office:value-type="float" office:value="1000" calcext:value-type="float">
            <text:p>1000</text:p>
          </table:table-cell>
          <table:table-cell office:value-type="float" office:value="0.744" calcext:value-type="float">
            <text:p>0.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243626" calcext:value-type="float">
            <text:p>243626</text:p>
          </table:table-cell>
          <table:table-cell office:value-type="float" office:value="1000" calcext:value-type="float">
            <text:p>1000</text:p>
          </table:table-cell>
          <table:table-cell office:value-type="float" office:value="243.626" calcext:value-type="float">
            <text:p>243.626</text:p>
          </table:table-cell>
          <table:table-cell office:value-type="float" office:value="210" calcext:value-type="float">
            <text:p>210</text:p>
          </table:table-cell>
          <table:table-cell office:value-type="float" office:value="270" calcext:value-type="float">
            <text:p>270</text:p>
          </table:table-cell>
          <table:table-cell office:value-type="float" office:value="0.0478312" calcext:value-type="float">
            <text:p>0.04783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8312" calcext:value-type="float">
            <text:p>4.78312E-05</text:p>
          </table:table-cell>
          <table:table-cell office:value-type="float" office:value="0.000023776" calcext:value-type="float">
            <text:p>2.3776E-05</text:p>
          </table:table-cell>
          <table:table-cell office:value-type="float" office:value="0.000092825" calcext:value-type="float">
            <text:p>9.2825E-05</text:p>
          </table:table-cell>
          <table:table-cell office:value-type="float" office:value="445707" calcext:value-type="float">
            <text:p>445707</text:p>
          </table:table-cell>
          <table:table-cell office:value-type="float" office:value="1000" calcext:value-type="float">
            <text:p>1000</text:p>
          </table:table-cell>
          <table:table-cell office:value-type="float" office:value="445.707" calcext:value-type="float">
            <text:p>445.707</text:p>
          </table:table-cell>
          <table:table-cell office:value-type="float" office:value="216" calcext:value-type="float">
            <text:p>216</text:p>
          </table:table-cell>
          <table:table-cell office:value-type="float" office:value="758" calcext:value-type="float">
            <text:p>758</text:p>
          </table:table-cell>
          <table:table-cell office:value-type="float" office:value="6569" calcext:value-type="float">
            <text:p>6569</text:p>
          </table:table-cell>
          <table:table-cell office:value-type="float" office:value="1000" calcext:value-type="float">
            <text:p>1000</text:p>
          </table:table-cell>
          <table:table-cell office:value-type="float" office:value="6.569" calcext:value-type="float">
            <text:p>6.56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387" calcext:value-type="float">
            <text:p>7387</text:p>
          </table:table-cell>
          <table:table-cell office:value-type="float" office:value="1000" calcext:value-type="float">
            <text:p>1000</text:p>
          </table:table-cell>
          <table:table-cell office:value-type="float" office:value="7.387" calcext:value-type="float">
            <text:p>7.38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18" calcext:value-type="float">
            <text:p>818</text:p>
          </table:table-cell>
          <table:table-cell office:value-type="float" office:value="1000" calcext:value-type="float">
            <text:p>1000</text:p>
          </table:table-cell>
          <table:table-cell office:value-type="float" office:value="0.818" calcext:value-type="float">
            <text:p>0.8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284115" calcext:value-type="float">
            <text:p>284115</text:p>
          </table:table-cell>
          <table:table-cell office:value-type="float" office:value="1000" calcext:value-type="float">
            <text:p>1000</text:p>
          </table:table-cell>
          <table:table-cell office:value-type="float" office:value="284.115" calcext:value-type="float">
            <text:p>284.115</text:p>
          </table:table-cell>
          <table:table-cell office:value-type="float" office:value="242" calcext:value-type="float">
            <text:p>242</text:p>
          </table:table-cell>
          <table:table-cell office:value-type="float" office:value="317" calcext:value-type="float">
            <text:p>317</text:p>
          </table:table-cell>
          <table:table-cell office:value-type="float" office:value="0.0700314" calcext:value-type="float">
            <text:p>0.07003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0314" calcext:value-type="float">
            <text:p>7.00314E-05</text:p>
          </table:table-cell>
          <table:table-cell office:value-type="float" office:value="0.00003591" calcext:value-type="float">
            <text:p>3.591E-05</text:p>
          </table:table-cell>
          <table:table-cell office:value-type="float" office:value="0.000127088" calcext:value-type="float">
            <text:p>0.000127088</text:p>
          </table:table-cell>
          <table:table-cell office:value-type="float" office:value="670785" calcext:value-type="float">
            <text:p>670785</text:p>
          </table:table-cell>
          <table:table-cell office:value-type="float" office:value="1000" calcext:value-type="float">
            <text:p>1000</text:p>
          </table:table-cell>
          <table:table-cell office:value-type="float" office:value="670.785" calcext:value-type="float">
            <text:p>670.785</text:p>
          </table:table-cell>
          <table:table-cell office:value-type="float" office:value="333" calcext:value-type="float">
            <text:p>333</text:p>
          </table:table-cell>
          <table:table-cell office:value-type="float" office:value="1161" calcext:value-type="float">
            <text:p>1161</text:p>
          </table:table-cell>
          <table:table-cell office:value-type="float" office:value="8159" calcext:value-type="float">
            <text:p>8159</text:p>
          </table:table-cell>
          <table:table-cell office:value-type="float" office:value="1000" calcext:value-type="float">
            <text:p>1000</text:p>
          </table:table-cell>
          <table:table-cell office:value-type="float" office:value="8.159" calcext:value-type="float">
            <text:p>8.15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997" calcext:value-type="float">
            <text:p>8997</text:p>
          </table:table-cell>
          <table:table-cell office:value-type="float" office:value="1000" calcext:value-type="float">
            <text:p>1000</text:p>
          </table:table-cell>
          <table:table-cell office:value-type="float" office:value="8.997" calcext:value-type="float">
            <text:p>8.99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38" calcext:value-type="float">
            <text:p>838</text:p>
          </table:table-cell>
          <table:table-cell office:value-type="float" office:value="1000" calcext:value-type="float">
            <text:p>1000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324758" calcext:value-type="float">
            <text:p>324758</text:p>
          </table:table-cell>
          <table:table-cell office:value-type="float" office:value="1000" calcext:value-type="float">
            <text:p>1000</text:p>
          </table:table-cell>
          <table:table-cell office:value-type="float" office:value="324.758" calcext:value-type="float">
            <text:p>324.758</text:p>
          </table:table-cell>
          <table:table-cell office:value-type="float" office:value="291" calcext:value-type="float">
            <text:p>291</text:p>
          </table:table-cell>
          <table:table-cell office:value-type="float" office:value="349" calcext:value-type="float">
            <text:p>349</text:p>
          </table:table-cell>
          <table:table-cell office:value-type="float" office:value="0.113115" calcext:value-type="float">
            <text:p>0.1131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3115" calcext:value-type="float">
            <text:p>0.000113115</text:p>
          </table:table-cell>
          <table:table-cell office:value-type="float" office:value="0.000066184" calcext:value-type="float">
            <text:p>6.6184E-05</text:p>
          </table:table-cell>
          <table:table-cell office:value-type="float" office:value="0.000186996" calcext:value-type="float">
            <text:p>0.000186996</text:p>
          </table:table-cell>
          <table:table-cell office:value-type="float" office:value="1115735" calcext:value-type="float">
            <text:p>1115735</text:p>
          </table:table-cell>
          <table:table-cell office:value-type="float" office:value="1000" calcext:value-type="float">
            <text:p>1000</text:p>
          </table:table-cell>
          <table:table-cell office:value-type="float" office:value="1115.73" calcext:value-type="float">
            <text:p>1115.73</text:p>
          </table:table-cell>
          <table:table-cell office:value-type="float" office:value="631" calcext:value-type="float">
            <text:p>631</text:p>
          </table:table-cell>
          <table:table-cell office:value-type="float" office:value="1915" calcext:value-type="float">
            <text:p>1915</text:p>
          </table:table-cell>
          <table:table-cell office:value-type="float" office:value="10545" calcext:value-type="float">
            <text:p>10545</text:p>
          </table:table-cell>
          <table:table-cell office:value-type="float" office:value="1000" calcext:value-type="float">
            <text:p>1000</text:p>
          </table:table-cell>
          <table:table-cell office:value-type="float" office:value="10.545" calcext:value-type="float">
            <text:p>10.54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366" calcext:value-type="float">
            <text:p>11366</text:p>
          </table:table-cell>
          <table:table-cell office:value-type="float" office:value="1000" calcext:value-type="float">
            <text:p>1000</text:p>
          </table:table-cell>
          <table:table-cell office:value-type="float" office:value="11.366" calcext:value-type="float">
            <text:p>11.36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21" calcext:value-type="float">
            <text:p>821</text:p>
          </table:table-cell>
          <table:table-cell office:value-type="float" office:value="1000" calcext:value-type="float">
            <text:p>1000</text:p>
          </table:table-cell>
          <table:table-cell office:value-type="float" office:value="0.821" calcext:value-type="float">
            <text:p>0.8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365720" calcext:value-type="float">
            <text:p>365720</text:p>
          </table:table-cell>
          <table:table-cell office:value-type="float" office:value="1000" calcext:value-type="float">
            <text:p>1000</text:p>
          </table:table-cell>
          <table:table-cell office:value-type="float" office:value="365.72" calcext:value-type="float">
            <text:p>365.72</text:p>
          </table:table-cell>
          <table:table-cell office:value-type="float" office:value="346" calcext:value-type="float">
            <text:p>346</text:p>
          </table:table-cell>
          <table:table-cell office:value-type="float" office:value="384" calcext:value-type="float">
            <text:p>384</text:p>
          </table:table-cell>
          <table:table-cell office:value-type="float" office:value="0.225383" calcext:value-type="float">
            <text:p>0.2253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5383" calcext:value-type="float">
            <text:p>0.000225383</text:p>
          </table:table-cell>
          <table:table-cell office:value-type="float" office:value="0.000111659" calcext:value-type="float">
            <text:p>0.000111659</text:p>
          </table:table-cell>
          <table:table-cell office:value-type="float" office:value="0.00036983" calcext:value-type="float">
            <text:p>0.00036983</text:p>
          </table:table-cell>
          <table:table-cell office:value-type="float" office:value="2294592" calcext:value-type="float">
            <text:p>2294592</text:p>
          </table:table-cell>
          <table:table-cell office:value-type="float" office:value="1000" calcext:value-type="float">
            <text:p>1000</text:p>
          </table:table-cell>
          <table:table-cell office:value-type="float" office:value="2294.59" calcext:value-type="float">
            <text:p>2294.59</text:p>
          </table:table-cell>
          <table:table-cell office:value-type="float" office:value="1108" calcext:value-type="float">
            <text:p>1108</text:p>
          </table:table-cell>
          <table:table-cell office:value-type="float" office:value="3906" calcext:value-type="float">
            <text:p>3906</text:p>
          </table:table-cell>
          <table:table-cell office:value-type="float" office:value="14942" calcext:value-type="float">
            <text:p>14942</text:p>
          </table:table-cell>
          <table:table-cell office:value-type="float" office:value="1000" calcext:value-type="float">
            <text:p>1000</text:p>
          </table:table-cell>
          <table:table-cell office:value-type="float" office:value="14.942" calcext:value-type="float">
            <text:p>14.94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490" calcext:value-type="float">
            <text:p>15490</text:p>
          </table:table-cell>
          <table:table-cell office:value-type="float" office:value="1000" calcext:value-type="float">
            <text:p>1000</text:p>
          </table:table-cell>
          <table:table-cell office:value-type="float" office:value="15.49" calcext:value-type="float">
            <text:p>15.4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48" calcext:value-type="float">
            <text:p>548</text:p>
          </table:table-cell>
          <table:table-cell office:value-type="float" office:value="1000" calcext:value-type="float">
            <text:p>100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3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3363" calcext:value-type="float">
            <text:p>43363</text:p>
          </table:table-cell>
          <table:table-cell office:value-type="float" office:value="1000" calcext:value-type="float">
            <text:p>1000</text:p>
          </table:table-cell>
          <table:table-cell office:value-type="float" office:value="43.363" calcext:value-type="float">
            <text:p>43.363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0.0125269" calcext:value-type="float">
            <text:p>0.01252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5269" calcext:value-type="float">
            <text:p>1.25269E-05</text:p>
          </table:table-cell>
          <table:table-cell office:value-type="float" office:value="0.000009383" calcext:value-type="float">
            <text:p>9.383E-06</text:p>
          </table:table-cell>
          <table:table-cell office:value-type="float" office:value="0.000028843" calcext:value-type="float">
            <text:p>2.8843E-05</text:p>
          </table:table-cell>
          <table:table-cell office:value-type="float" office:value="116597" calcext:value-type="float">
            <text:p>116597</text:p>
          </table:table-cell>
          <table:table-cell office:value-type="float" office:value="1000" calcext:value-type="float">
            <text:p>1000</text:p>
          </table:table-cell>
          <table:table-cell office:value-type="float" office:value="116.597" calcext:value-type="float">
            <text:p>116.597</text:p>
          </table:table-cell>
          <table:table-cell office:value-type="float" office:value="92" calcext:value-type="float">
            <text:p>92</text:p>
          </table:table-cell>
          <table:table-cell office:value-type="float" office:value="179" calcext:value-type="float">
            <text:p>179</text:p>
          </table:table-cell>
          <table:table-cell office:value-type="float" office:value="2569" calcext:value-type="float">
            <text:p>2569</text:p>
          </table:table-cell>
          <table:table-cell office:value-type="float" office:value="1000" calcext:value-type="float">
            <text:p>1000</text:p>
          </table:table-cell>
          <table:table-cell office:value-type="float" office:value="2.569" calcext:value-type="float">
            <text:p>2.56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91" calcext:value-type="float">
            <text:p>2991</text:p>
          </table:table-cell>
          <table:table-cell office:value-type="float" office:value="1000" calcext:value-type="float">
            <text:p>1000</text:p>
          </table:table-cell>
          <table:table-cell office:value-type="float" office:value="2.991" calcext:value-type="float">
            <text:p>2.9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22" calcext:value-type="float">
            <text:p>422</text:p>
          </table:table-cell>
          <table:table-cell office:value-type="float" office:value="1000" calcext:value-type="float">
            <text:p>1000</text:p>
          </table:table-cell>
          <table:table-cell office:value-type="float" office:value="0.422" calcext:value-type="float">
            <text:p>0.4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7012" calcext:value-type="float">
            <text:p>87012</text:p>
          </table:table-cell>
          <table:table-cell office:value-type="float" office:value="1000" calcext:value-type="float">
            <text:p>1000</text:p>
          </table:table-cell>
          <table:table-cell office:value-type="float" office:value="87.012" calcext:value-type="float">
            <text:p>87.012</text:p>
          </table:table-cell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office:value-type="float" office:value="0.0167455" calcext:value-type="float">
            <text:p>0.01674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7455" calcext:value-type="float">
            <text:p>1.67455E-05</text:p>
          </table:table-cell>
          <table:table-cell office:value-type="float" office:value="0.000010002" calcext:value-type="float">
            <text:p>1.0002E-05</text:p>
          </table:table-cell>
          <table:table-cell office:value-type="float" office:value="0.000060413" calcext:value-type="float">
            <text:p>6.0413E-05</text:p>
          </table:table-cell>
          <table:table-cell office:value-type="float" office:value="150911" calcext:value-type="float">
            <text:p>150911</text:p>
          </table:table-cell>
          <table:table-cell office:value-type="float" office:value="1000" calcext:value-type="float">
            <text:p>1000</text:p>
          </table:table-cell>
          <table:table-cell office:value-type="float" office:value="150.911" calcext:value-type="float">
            <text:p>150.911</text:p>
          </table:table-cell>
          <table:table-cell office:value-type="float" office:value="97" calcext:value-type="float">
            <text:p>97</text:p>
          </table:table-cell>
          <table:table-cell office:value-type="float" office:value="250" calcext:value-type="float">
            <text:p>250</text:p>
          </table:table-cell>
          <table:table-cell office:value-type="float" office:value="3225" calcext:value-type="float">
            <text:p>3225</text:p>
          </table:table-cell>
          <table:table-cell office:value-type="float" office:value="1000" calcext:value-type="float">
            <text:p>1000</text:p>
          </table:table-cell>
          <table:table-cell office:value-type="float" office:value="3.225" calcext:value-type="float">
            <text:p>3.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29" calcext:value-type="float">
            <text:p>3729</text:p>
          </table:table-cell>
          <table:table-cell office:value-type="float" office:value="1000" calcext:value-type="float">
            <text:p>1000</text:p>
          </table:table-cell>
          <table:table-cell office:value-type="float" office:value="3.729" calcext:value-type="float">
            <text:p>3.7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04" calcext:value-type="float">
            <text:p>504</text:p>
          </table:table-cell>
          <table:table-cell office:value-type="float" office:value="1000" calcext:value-type="float">
            <text:p>1000</text:p>
          </table:table-cell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30865" calcext:value-type="float">
            <text:p>130865</text:p>
          </table:table-cell>
          <table:table-cell office:value-type="float" office:value="1000" calcext:value-type="float">
            <text:p>1000</text:p>
          </table:table-cell>
          <table:table-cell office:value-type="float" office:value="130.865" calcext:value-type="float">
            <text:p>130.865</text:p>
          </table:table-cell>
          <table:table-cell office:value-type="float" office:value="102" calcext:value-type="float">
            <text:p>102</text:p>
          </table:table-cell>
          <table:table-cell office:value-type="float" office:value="161" calcext:value-type="float">
            <text:p>161</text:p>
          </table:table-cell>
          <table:table-cell office:value-type="float" office:value="0.0215207" calcext:value-type="float">
            <text:p>0.02152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5207" calcext:value-type="float">
            <text:p>2.15207E-05</text:p>
          </table:table-cell>
          <table:table-cell office:value-type="float" office:value="0.000015112" calcext:value-type="float">
            <text:p>1.5112E-05</text:p>
          </table:table-cell>
          <table:table-cell office:value-type="float" office:value="0.000040117" calcext:value-type="float">
            <text:p>4.0117E-05</text:p>
          </table:table-cell>
          <table:table-cell office:value-type="float" office:value="192657" calcext:value-type="float">
            <text:p>192657</text:p>
          </table:table-cell>
          <table:table-cell office:value-type="float" office:value="1000" calcext:value-type="float">
            <text:p>1000</text:p>
          </table:table-cell>
          <table:table-cell office:value-type="float" office:value="192.657" calcext:value-type="float">
            <text:p>192.657</text:p>
          </table:table-cell>
          <table:table-cell office:value-type="float" office:value="139" calcext:value-type="float">
            <text:p>139</text:p>
          </table:table-cell>
          <table:table-cell office:value-type="float" office:value="331" calcext:value-type="float">
            <text:p>331</text:p>
          </table:table-cell>
          <table:table-cell office:value-type="float" office:value="3865" calcext:value-type="float">
            <text:p>3865</text:p>
          </table:table-cell>
          <table:table-cell office:value-type="float" office:value="1000" calcext:value-type="float">
            <text:p>1000</text:p>
          </table:table-cell>
          <table:table-cell office:value-type="float" office:value="3.865" calcext:value-type="float">
            <text:p>3.86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418" calcext:value-type="float">
            <text:p>4418</text:p>
          </table:table-cell>
          <table:table-cell office:value-type="float" office:value="1000" calcext:value-type="float">
            <text:p>1000</text:p>
          </table:table-cell>
          <table:table-cell office:value-type="float" office:value="4.418" calcext:value-type="float">
            <text:p>4.4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53" calcext:value-type="float">
            <text:p>553</text:p>
          </table:table-cell>
          <table:table-cell office:value-type="float" office:value="1000" calcext:value-type="float">
            <text:p>1000</text:p>
          </table:table-cell>
          <table:table-cell office:value-type="float" office:value="0.553" calcext:value-type="float">
            <text:p>0.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74356" calcext:value-type="float">
            <text:p>174356</text:p>
          </table:table-cell>
          <table:table-cell office:value-type="float" office:value="1000" calcext:value-type="float">
            <text:p>1000</text:p>
          </table:table-cell>
          <table:table-cell office:value-type="float" office:value="174.356" calcext:value-type="float">
            <text:p>174.356</text:p>
          </table:table-cell>
          <table:table-cell office:value-type="float" office:value="140" calcext:value-type="float">
            <text:p>140</text:p>
          </table:table-cell>
          <table:table-cell office:value-type="float" office:value="206" calcext:value-type="float">
            <text:p>206</text:p>
          </table:table-cell>
          <table:table-cell office:value-type="float" office:value="0.0281141" calcext:value-type="float">
            <text:p>0.02811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1141" calcext:value-type="float">
            <text:p>2.81141E-05</text:p>
          </table:table-cell>
          <table:table-cell office:value-type="float" office:value="0.000016128" calcext:value-type="float">
            <text:p>1.6128E-05</text:p>
          </table:table-cell>
          <table:table-cell office:value-type="float" office:value="0.000072471" calcext:value-type="float">
            <text:p>7.2471E-05</text:p>
          </table:table-cell>
          <table:table-cell office:value-type="float" office:value="251981" calcext:value-type="float">
            <text:p>251981</text:p>
          </table:table-cell>
          <table:table-cell office:value-type="float" office:value="1000" calcext:value-type="float">
            <text:p>1000</text:p>
          </table:table-cell>
          <table:table-cell office:value-type="float" office:value="251.981" calcext:value-type="float">
            <text:p>251.981</text:p>
          </table:table-cell>
          <table:table-cell office:value-type="float" office:value="148" calcext:value-type="float">
            <text:p>148</text:p>
          </table:table-cell>
          <table:table-cell office:value-type="float" office:value="448" calcext:value-type="float">
            <text:p>448</text:p>
          </table:table-cell>
          <table:table-cell office:value-type="float" office:value="4637" calcext:value-type="float">
            <text:p>4637</text:p>
          </table:table-cell>
          <table:table-cell office:value-type="float" office:value="1000" calcext:value-type="float">
            <text:p>1000</text:p>
          </table:table-cell>
          <table:table-cell office:value-type="float" office:value="4.637" calcext:value-type="float">
            <text:p>4.6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276" calcext:value-type="float">
            <text:p>5276</text:p>
          </table:table-cell>
          <table:table-cell office:value-type="float" office:value="1000" calcext:value-type="float">
            <text:p>1000</text:p>
          </table:table-cell>
          <table:table-cell office:value-type="float" office:value="5.276" calcext:value-type="float">
            <text:p>5.27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39" calcext:value-type="float">
            <text:p>639</text:p>
          </table:table-cell>
          <table:table-cell office:value-type="float" office:value="1000" calcext:value-type="float">
            <text:p>1000</text:p>
          </table:table-cell>
          <table:table-cell office:value-type="float" office:value="0.639" calcext:value-type="float">
            <text:p>0.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17776" calcext:value-type="float">
            <text:p>217776</text:p>
          </table:table-cell>
          <table:table-cell office:value-type="float" office:value="1000" calcext:value-type="float">
            <text:p>1000</text:p>
          </table:table-cell>
          <table:table-cell office:value-type="float" office:value="217.776" calcext:value-type="float">
            <text:p>217.776</text:p>
          </table:table-cell>
          <table:table-cell office:value-type="float" office:value="189" calcext:value-type="float">
            <text:p>189</text:p>
          </table:table-cell>
          <table:table-cell office:value-type="float" office:value="251" calcext:value-type="float">
            <text:p>251</text:p>
          </table:table-cell>
          <table:table-cell office:value-type="float" office:value="0.0368089" calcext:value-type="float">
            <text:p>0.03680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8089" calcext:value-type="float">
            <text:p>3.68089E-05</text:p>
          </table:table-cell>
          <table:table-cell office:value-type="float" office:value="0.000023593" calcext:value-type="float">
            <text:p>2.3593E-05</text:p>
          </table:table-cell>
          <table:table-cell office:value-type="float" office:value="0.000077274" calcext:value-type="float">
            <text:p>7.7274E-05</text:p>
          </table:table-cell>
          <table:table-cell office:value-type="float" office:value="336298" calcext:value-type="float">
            <text:p>336298</text:p>
          </table:table-cell>
          <table:table-cell office:value-type="float" office:value="1000" calcext:value-type="float">
            <text:p>1000</text:p>
          </table:table-cell>
          <table:table-cell office:value-type="float" office:value="336.298" calcext:value-type="float">
            <text:p>336.298</text:p>
          </table:table-cell>
          <table:table-cell office:value-type="float" office:value="213" calcext:value-type="float">
            <text:p>213</text:p>
          </table:table-cell>
          <table:table-cell office:value-type="float" office:value="605" calcext:value-type="float">
            <text:p>605</text:p>
          </table:table-cell>
          <table:table-cell office:value-type="float" office:value="5507" calcext:value-type="float">
            <text:p>5507</text:p>
          </table:table-cell>
          <table:table-cell office:value-type="float" office:value="1000" calcext:value-type="float">
            <text:p>1000</text:p>
          </table:table-cell>
          <table:table-cell office:value-type="float" office:value="5.507" calcext:value-type="float">
            <text:p>5.50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272" calcext:value-type="float">
            <text:p>6272</text:p>
          </table:table-cell>
          <table:table-cell office:value-type="float" office:value="1000" calcext:value-type="float">
            <text:p>1000</text:p>
          </table:table-cell>
          <table:table-cell office:value-type="float" office:value="6.272" calcext:value-type="float">
            <text:p>6.27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65" calcext:value-type="float">
            <text:p>765</text:p>
          </table:table-cell>
          <table:table-cell office:value-type="float" office:value="1000" calcext:value-type="float">
            <text:p>1000</text:p>
          </table:table-cell>
          <table:table-cell office:value-type="float" office:value="0.765" calcext:value-type="float">
            <text:p>0.7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61409" calcext:value-type="float">
            <text:p>261409</text:p>
          </table:table-cell>
          <table:table-cell office:value-type="float" office:value="1000" calcext:value-type="float">
            <text:p>1000</text:p>
          </table:table-cell>
          <table:table-cell office:value-type="float" office:value="261.409" calcext:value-type="float">
            <text:p>261.409</text:p>
          </table:table-cell>
          <table:table-cell office:value-type="float" office:value="228" calcext:value-type="float">
            <text:p>228</text:p>
          </table:table-cell>
          <table:table-cell office:value-type="float" office:value="293" calcext:value-type="float">
            <text:p>293</text:p>
          </table:table-cell>
          <table:table-cell office:value-type="float" office:value="0.0501723" calcext:value-type="float">
            <text:p>0.05017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1723" calcext:value-type="float">
            <text:p>5.01723E-05</text:p>
          </table:table-cell>
          <table:table-cell office:value-type="float" office:value="0.000025561" calcext:value-type="float">
            <text:p>2.5561E-05</text:p>
          </table:table-cell>
          <table:table-cell office:value-type="float" office:value="0.000093325" calcext:value-type="float">
            <text:p>9.3325E-05</text:p>
          </table:table-cell>
          <table:table-cell office:value-type="float" office:value="468760" calcext:value-type="float">
            <text:p>468760</text:p>
          </table:table-cell>
          <table:table-cell office:value-type="float" office:value="1000" calcext:value-type="float">
            <text:p>1000</text:p>
          </table:table-cell>
          <table:table-cell office:value-type="float" office:value="468.76" calcext:value-type="float">
            <text:p>468.76</text:p>
          </table:table-cell>
          <table:table-cell office:value-type="float" office:value="235" calcext:value-type="float">
            <text:p>235</text:p>
          </table:table-cell>
          <table:table-cell office:value-type="float" office:value="793" calcext:value-type="float">
            <text:p>793</text:p>
          </table:table-cell>
          <table:table-cell office:value-type="float" office:value="6647" calcext:value-type="float">
            <text:p>6647</text:p>
          </table:table-cell>
          <table:table-cell office:value-type="float" office:value="1000" calcext:value-type="float">
            <text:p>1000</text:p>
          </table:table-cell>
          <table:table-cell office:value-type="float" office:value="6.647" calcext:value-type="float">
            <text:p>6.64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497" calcext:value-type="float">
            <text:p>7497</text:p>
          </table:table-cell>
          <table:table-cell office:value-type="float" office:value="1000" calcext:value-type="float">
            <text:p>1000</text:p>
          </table:table-cell>
          <table:table-cell office:value-type="float" office:value="7.497" calcext:value-type="float">
            <text:p>7.49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04184" calcext:value-type="float">
            <text:p>304184</text:p>
          </table:table-cell>
          <table:table-cell office:value-type="float" office:value="1000" calcext:value-type="float">
            <text:p>1000</text:p>
          </table:table-cell>
          <table:table-cell office:value-type="float" office:value="304.184" calcext:value-type="float">
            <text:p>304.184</text:p>
          </table:table-cell>
          <table:table-cell office:value-type="float" office:value="273" calcext:value-type="float">
            <text:p>273</text:p>
          </table:table-cell>
          <table:table-cell office:value-type="float" office:value="334" calcext:value-type="float">
            <text:p>334</text:p>
          </table:table-cell>
          <table:table-cell office:value-type="float" office:value="0.073753" calcext:value-type="float">
            <text:p>0.0737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753" calcext:value-type="float">
            <text:p>7.3753E-05</text:p>
          </table:table-cell>
          <table:table-cell office:value-type="float" office:value="0.000043859" calcext:value-type="float">
            <text:p>4.3859E-05</text:p>
          </table:table-cell>
          <table:table-cell office:value-type="float" office:value="0.000172141" calcext:value-type="float">
            <text:p>0.000172141</text:p>
          </table:table-cell>
          <table:table-cell office:value-type="float" office:value="705386" calcext:value-type="float">
            <text:p>705386</text:p>
          </table:table-cell>
          <table:table-cell office:value-type="float" office:value="1000" calcext:value-type="float">
            <text:p>1000</text:p>
          </table:table-cell>
          <table:table-cell office:value-type="float" office:value="705.386" calcext:value-type="float">
            <text:p>705.386</text:p>
          </table:table-cell>
          <table:table-cell office:value-type="float" office:value="409" calcext:value-type="float">
            <text:p>409</text:p>
          </table:table-cell>
          <table:table-cell office:value-type="float" office:value="1214" calcext:value-type="float">
            <text:p>1214</text:p>
          </table:table-cell>
          <table:table-cell office:value-type="float" office:value="8262" calcext:value-type="float">
            <text:p>8262</text:p>
          </table:table-cell>
          <table:table-cell office:value-type="float" office:value="1000" calcext:value-type="float">
            <text:p>1000</text:p>
          </table:table-cell>
          <table:table-cell office:value-type="float" office:value="8.262" calcext:value-type="float">
            <text:p>8.26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136" calcext:value-type="float">
            <text:p>9136</text:p>
          </table:table-cell>
          <table:table-cell office:value-type="float" office:value="1000" calcext:value-type="float">
            <text:p>1000</text:p>
          </table:table-cell>
          <table:table-cell office:value-type="float" office:value="9.136" calcext:value-type="float">
            <text:p>9.1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74" calcext:value-type="float">
            <text:p>874</text:p>
          </table:table-cell>
          <table:table-cell office:value-type="float" office:value="1000" calcext:value-type="float">
            <text:p>1000</text:p>
          </table:table-cell>
          <table:table-cell office:value-type="float" office:value="0.874" calcext:value-type="float">
            <text:p>0.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47878" calcext:value-type="float">
            <text:p>347878</text:p>
          </table:table-cell>
          <table:table-cell office:value-type="float" office:value="1000" calcext:value-type="float">
            <text:p>1000</text:p>
          </table:table-cell>
          <table:table-cell office:value-type="float" office:value="347.878" calcext:value-type="float">
            <text:p>347.878</text:p>
          </table:table-cell>
          <table:table-cell office:value-type="float" office:value="318" calcext:value-type="float">
            <text:p>318</text:p>
          </table:table-cell>
          <table:table-cell office:value-type="float" office:value="379" calcext:value-type="float">
            <text:p>379</text:p>
          </table:table-cell>
          <table:table-cell office:value-type="float" office:value="0.120224" calcext:value-type="float">
            <text:p>0.1202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0224" calcext:value-type="float">
            <text:p>0.000120224</text:p>
          </table:table-cell>
          <table:table-cell office:value-type="float" office:value="0.000061222" calcext:value-type="float">
            <text:p>6.1222E-05</text:p>
          </table:table-cell>
          <table:table-cell office:value-type="float" office:value="0.000244797" calcext:value-type="float">
            <text:p>0.000244797</text:p>
          </table:table-cell>
          <table:table-cell office:value-type="float" office:value="1186180" calcext:value-type="float">
            <text:p>1186180</text:p>
          </table:table-cell>
          <table:table-cell office:value-type="float" office:value="1000" calcext:value-type="float">
            <text:p>1000</text:p>
          </table:table-cell>
          <table:table-cell office:value-type="float" office:value="1186.18" calcext:value-type="float">
            <text:p>1186.18</text:p>
          </table:table-cell>
          <table:table-cell office:value-type="float" office:value="587" calcext:value-type="float">
            <text:p>587</text:p>
          </table:table-cell>
          <table:table-cell office:value-type="float" office:value="2078" calcext:value-type="float">
            <text:p>2078</text:p>
          </table:table-cell>
          <table:table-cell office:value-type="float" office:value="10722" calcext:value-type="float">
            <text:p>10722</text:p>
          </table:table-cell>
          <table:table-cell office:value-type="float" office:value="1000" calcext:value-type="float">
            <text:p>1000</text:p>
          </table:table-cell>
          <table:table-cell office:value-type="float" office:value="10.722" calcext:value-type="float">
            <text:p>10.72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575" calcext:value-type="float">
            <text:p>11575</text:p>
          </table:table-cell>
          <table:table-cell office:value-type="float" office:value="1000" calcext:value-type="float">
            <text:p>1000</text:p>
          </table:table-cell>
          <table:table-cell office:value-type="float" office:value="11.575" calcext:value-type="float">
            <text:p>11.57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53" calcext:value-type="float">
            <text:p>853</text:p>
          </table:table-cell>
          <table:table-cell office:value-type="float" office:value="1000" calcext:value-type="float">
            <text:p>1000</text:p>
          </table:table-cell>
          <table:table-cell office:value-type="float" office:value="0.853" calcext:value-type="float">
            <text:p>0.85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391653" calcext:value-type="float">
            <text:p>391653</text:p>
          </table:table-cell>
          <table:table-cell office:value-type="float" office:value="1000" calcext:value-type="float">
            <text:p>1000</text:p>
          </table:table-cell>
          <table:table-cell office:value-type="float" office:value="391.653" calcext:value-type="float">
            <text:p>391.653</text:p>
          </table:table-cell>
          <table:table-cell office:value-type="float" office:value="366" calcext:value-type="float">
            <text:p>366</text:p>
          </table:table-cell>
          <table:table-cell office:value-type="float" office:value="410" calcext:value-type="float">
            <text:p>410</text:p>
          </table:table-cell>
          <table:table-cell office:value-type="float" office:value="0.241457" calcext:value-type="float">
            <text:p>0.2414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1457" calcext:value-type="float">
            <text:p>0.000241457</text:p>
          </table:table-cell>
          <table:table-cell office:value-type="float" office:value="0.000113154" calcext:value-type="float">
            <text:p>0.000113154</text:p>
          </table:table-cell>
          <table:table-cell office:value-type="float" office:value="0.000419778" calcext:value-type="float">
            <text:p>0.000419778</text:p>
          </table:table-cell>
          <table:table-cell office:value-type="float" office:value="2469092" calcext:value-type="float">
            <text:p>2469092</text:p>
          </table:table-cell>
          <table:table-cell office:value-type="float" office:value="1000" calcext:value-type="float">
            <text:p>1000</text:p>
          </table:table-cell>
          <table:table-cell office:value-type="float" office:value="2469.09" calcext:value-type="float">
            <text:p>2469.09</text:p>
          </table:table-cell>
          <table:table-cell office:value-type="float" office:value="1126" calcext:value-type="float">
            <text:p>1126</text:p>
          </table:table-cell>
          <table:table-cell office:value-type="float" office:value="4382" calcext:value-type="float">
            <text:p>4382</text:p>
          </table:table-cell>
          <table:table-cell office:value-type="float" office:value="15270" calcext:value-type="float">
            <text:p>15270</text:p>
          </table:table-cell>
          <table:table-cell office:value-type="float" office:value="1000" calcext:value-type="float">
            <text:p>1000</text:p>
          </table:table-cell>
          <table:table-cell office:value-type="float" office:value="15.27" calcext:value-type="float">
            <text:p>15.2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818" calcext:value-type="float">
            <text:p>15818</text:p>
          </table:table-cell>
          <table:table-cell office:value-type="float" office:value="1000" calcext:value-type="float">
            <text:p>1000</text:p>
          </table:table-cell>
          <table:table-cell office:value-type="float" office:value="15.818" calcext:value-type="float">
            <text:p>15.81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48" calcext:value-type="float">
            <text:p>548</text:p>
          </table:table-cell>
          <table:table-cell office:value-type="float" office:value="1000" calcext:value-type="float">
            <text:p>1000</text:p>
          </table:table-cell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3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6397" calcext:value-type="float">
            <text:p>46397</text:p>
          </table:table-cell>
          <table:table-cell office:value-type="float" office:value="1000" calcext:value-type="float">
            <text:p>1000</text:p>
          </table:table-cell>
          <table:table-cell office:value-type="float" office:value="46.397" calcext:value-type="float">
            <text:p>46.397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0.0127614" calcext:value-type="float">
            <text:p>0.01276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7614" calcext:value-type="float">
            <text:p>1.27614E-05</text:p>
          </table:table-cell>
          <table:table-cell office:value-type="float" office:value="0.000009636" calcext:value-type="float">
            <text:p>9.636E-06</text:p>
          </table:table-cell>
          <table:table-cell office:value-type="float" office:value="0.000029791" calcext:value-type="float">
            <text:p>2.9791E-05</text:p>
          </table:table-cell>
          <table:table-cell office:value-type="float" office:value="119881" calcext:value-type="float">
            <text:p>119881</text:p>
          </table:table-cell>
          <table:table-cell office:value-type="float" office:value="1000" calcext:value-type="float">
            <text:p>1000</text:p>
          </table:table-cell>
          <table:table-cell office:value-type="float" office:value="119.881" calcext:value-type="float">
            <text:p>119.881</text:p>
          </table:table-cell>
          <table:table-cell office:value-type="float" office:value="95" calcext:value-type="float">
            <text:p>95</text:p>
          </table:table-cell>
          <table:table-cell office:value-type="float" office:value="187" calcext:value-type="float">
            <text:p>187</text:p>
          </table:table-cell>
          <table:table-cell office:value-type="float" office:value="2553" calcext:value-type="float">
            <text:p>2553</text:p>
          </table:table-cell>
          <table:table-cell office:value-type="float" office:value="1000" calcext:value-type="float">
            <text:p>1000</text:p>
          </table:table-cell>
          <table:table-cell office:value-type="float" office:value="2.553" calcext:value-type="float">
            <text:p>2.5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86" calcext:value-type="float">
            <text:p>2986</text:p>
          </table:table-cell>
          <table:table-cell office:value-type="float" office:value="1000" calcext:value-type="float">
            <text:p>1000</text:p>
          </table:table-cell>
          <table:table-cell office:value-type="float" office:value="2.986" calcext:value-type="float">
            <text:p>2.9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3" calcext:value-type="float">
            <text:p>433</text:p>
          </table:table-cell>
          <table:table-cell office:value-type="float" office:value="1000" calcext:value-type="float">
            <text:p>1000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92757" calcext:value-type="float">
            <text:p>92757</text:p>
          </table:table-cell>
          <table:table-cell office:value-type="float" office:value="1000" calcext:value-type="float">
            <text:p>1000</text:p>
          </table:table-cell>
          <table:table-cell office:value-type="float" office:value="92.757" calcext:value-type="float">
            <text:p>92.757</text:p>
          </table:table-cell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0.0170346" calcext:value-type="float">
            <text:p>0.01703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0346" calcext:value-type="float">
            <text:p>1.70346E-05</text:p>
          </table:table-cell>
          <table:table-cell office:value-type="float" office:value="0.000010202" calcext:value-type="float">
            <text:p>1.0202E-05</text:p>
          </table:table-cell>
          <table:table-cell office:value-type="float" office:value="0.000047851" calcext:value-type="float">
            <text:p>4.7851E-05</text:p>
          </table:table-cell>
          <table:table-cell office:value-type="float" office:value="154643" calcext:value-type="float">
            <text:p>154643</text:p>
          </table:table-cell>
          <table:table-cell office:value-type="float" office:value="1000" calcext:value-type="float">
            <text:p>1000</text:p>
          </table:table-cell>
          <table:table-cell office:value-type="float" office:value="154.643" calcext:value-type="float">
            <text:p>154.643</text:p>
          </table:table-cell>
          <table:table-cell office:value-type="float" office:value="99" calcext:value-type="float">
            <text:p>99</text:p>
          </table:table-cell>
          <table:table-cell office:value-type="float" office:value="258" calcext:value-type="float">
            <text:p>258</text:p>
          </table:table-cell>
          <table:table-cell office:value-type="float" office:value="3204" calcext:value-type="float">
            <text:p>3204</text:p>
          </table:table-cell>
          <table:table-cell office:value-type="float" office:value="1000" calcext:value-type="float">
            <text:p>1000</text:p>
          </table:table-cell>
          <table:table-cell office:value-type="float" office:value="3.204" calcext:value-type="float">
            <text:p>3.2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11" calcext:value-type="float">
            <text:p>3711</text:p>
          </table:table-cell>
          <table:table-cell office:value-type="float" office:value="1000" calcext:value-type="float">
            <text:p>1000</text:p>
          </table:table-cell>
          <table:table-cell office:value-type="float" office:value="3.711" calcext:value-type="float">
            <text:p>3.7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07" calcext:value-type="float">
            <text:p>507</text:p>
          </table:table-cell>
          <table:table-cell office:value-type="float" office:value="1000" calcext:value-type="float">
            <text:p>1000</text:p>
          </table:table-cell>
          <table:table-cell office:value-type="float" office:value="0.507" calcext:value-type="float">
            <text:p>0.5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39282" calcext:value-type="float">
            <text:p>139282</text:p>
          </table:table-cell>
          <table:table-cell office:value-type="float" office:value="1000" calcext:value-type="float">
            <text:p>1000</text:p>
          </table:table-cell>
          <table:table-cell office:value-type="float" office:value="139.282" calcext:value-type="float">
            <text:p>139.282</text:p>
          </table:table-cell>
          <table:table-cell office:value-type="float" office:value="105" calcext:value-type="float">
            <text:p>105</text:p>
          </table:table-cell>
          <table:table-cell office:value-type="float" office:value="167" calcext:value-type="float">
            <text:p>167</text:p>
          </table:table-cell>
          <table:table-cell office:value-type="float" office:value="0.0222681" calcext:value-type="float">
            <text:p>0.02226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2681" calcext:value-type="float">
            <text:p>2.22681E-05</text:p>
          </table:table-cell>
          <table:table-cell office:value-type="float" office:value="0.000010924" calcext:value-type="float">
            <text:p>1.0924E-05</text:p>
          </table:table-cell>
          <table:table-cell office:value-type="float" office:value="0.000038568" calcext:value-type="float">
            <text:p>3.8568E-05</text:p>
          </table:table-cell>
          <table:table-cell office:value-type="float" office:value="200394" calcext:value-type="float">
            <text:p>200394</text:p>
          </table:table-cell>
          <table:table-cell office:value-type="float" office:value="1000" calcext:value-type="float">
            <text:p>1000</text:p>
          </table:table-cell>
          <table:table-cell office:value-type="float" office:value="200.394" calcext:value-type="float">
            <text:p>200.394</text:p>
          </table:table-cell>
          <table:table-cell office:value-type="float" office:value="105" calcext:value-type="float">
            <text:p>105</text:p>
          </table:table-cell>
          <table:table-cell office:value-type="float" office:value="336" calcext:value-type="float">
            <text:p>336</text:p>
          </table:table-cell>
          <table:table-cell office:value-type="float" office:value="3903" calcext:value-type="float">
            <text:p>3903</text:p>
          </table:table-cell>
          <table:table-cell office:value-type="float" office:value="1000" calcext:value-type="float">
            <text:p>1000</text:p>
          </table:table-cell>
          <table:table-cell office:value-type="float" office:value="3.903" calcext:value-type="float">
            <text:p>3.9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444" calcext:value-type="float">
            <text:p>4444</text:p>
          </table:table-cell>
          <table:table-cell office:value-type="float" office:value="1000" calcext:value-type="float">
            <text:p>1000</text:p>
          </table:table-cell>
          <table:table-cell office:value-type="float" office:value="4.444" calcext:value-type="float">
            <text:p>4.44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office:value-type="float" office:value="1000" calcext:value-type="float">
            <text:p>1000</text:p>
          </table:table-cell>
          <table:table-cell office:value-type="float" office:value="0.541" calcext:value-type="float">
            <text:p>0.5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186076" calcext:value-type="float">
            <text:p>186076</text:p>
          </table:table-cell>
          <table:table-cell office:value-type="float" office:value="1000" calcext:value-type="float">
            <text:p>1000</text:p>
          </table:table-cell>
          <table:table-cell office:value-type="float" office:value="186.076" calcext:value-type="float">
            <text:p>186.076</text:p>
          </table:table-cell>
          <table:table-cell office:value-type="float" office:value="144" calcext:value-type="float">
            <text:p>144</text:p>
          </table:table-cell>
          <table:table-cell office:value-type="float" office:value="218" calcext:value-type="float">
            <text:p>218</text:p>
          </table:table-cell>
          <table:table-cell office:value-type="float" office:value="0.0288557" calcext:value-type="float">
            <text:p>0.02885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8557" calcext:value-type="float">
            <text:p>2.88557E-05</text:p>
          </table:table-cell>
          <table:table-cell office:value-type="float" office:value="0.000016891" calcext:value-type="float">
            <text:p>1.6891E-05</text:p>
          </table:table-cell>
          <table:table-cell office:value-type="float" office:value="0.000060136" calcext:value-type="float">
            <text:p>6.0136E-05</text:p>
          </table:table-cell>
          <table:table-cell office:value-type="float" office:value="259188" calcext:value-type="float">
            <text:p>259188</text:p>
          </table:table-cell>
          <table:table-cell office:value-type="float" office:value="1000" calcext:value-type="float">
            <text:p>1000</text:p>
          </table:table-cell>
          <table:table-cell office:value-type="float" office:value="259.188" calcext:value-type="float">
            <text:p>259.188</text:p>
          </table:table-cell>
          <table:table-cell office:value-type="float" office:value="154" calcext:value-type="float">
            <text:p>154</text:p>
          </table:table-cell>
          <table:table-cell office:value-type="float" office:value="457" calcext:value-type="float">
            <text:p>457</text:p>
          </table:table-cell>
          <table:table-cell office:value-type="float" office:value="4625" calcext:value-type="float">
            <text:p>4625</text:p>
          </table:table-cell>
          <table:table-cell office:value-type="float" office:value="1000" calcext:value-type="float">
            <text:p>1000</text:p>
          </table:table-cell>
          <table:table-cell office:value-type="float" office:value="4.625" calcext:value-type="float">
            <text:p>4.6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306" calcext:value-type="float">
            <text:p>5306</text:p>
          </table:table-cell>
          <table:table-cell office:value-type="float" office:value="1000" calcext:value-type="float">
            <text:p>1000</text:p>
          </table:table-cell>
          <table:table-cell office:value-type="float" office:value="5.306" calcext:value-type="float">
            <text:p>5.30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81" calcext:value-type="float">
            <text:p>681</text:p>
          </table:table-cell>
          <table:table-cell office:value-type="float" office:value="1000" calcext:value-type="float">
            <text:p>1000</text:p>
          </table:table-cell>
          <table:table-cell office:value-type="float" office:value="0.681" calcext:value-type="float">
            <text:p>0.6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32194" calcext:value-type="float">
            <text:p>232194</text:p>
          </table:table-cell>
          <table:table-cell office:value-type="float" office:value="1000" calcext:value-type="float">
            <text:p>1000</text:p>
          </table:table-cell>
          <table:table-cell office:value-type="float" office:value="232.194" calcext:value-type="float">
            <text:p>232.194</text:p>
          </table:table-cell>
          <table:table-cell office:value-type="float" office:value="201" calcext:value-type="float">
            <text:p>201</text:p>
          </table:table-cell>
          <table:table-cell office:value-type="float" office:value="267" calcext:value-type="float">
            <text:p>267</text:p>
          </table:table-cell>
          <table:table-cell office:value-type="float" office:value="0.0379891" calcext:value-type="float">
            <text:p>0.03798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9891" calcext:value-type="float">
            <text:p>3.79891E-05</text:p>
          </table:table-cell>
          <table:table-cell office:value-type="float" office:value="0.000024171" calcext:value-type="float">
            <text:p>2.4171E-05</text:p>
          </table:table-cell>
          <table:table-cell office:value-type="float" office:value="0.000076311" calcext:value-type="float">
            <text:p>7.6311E-05</text:p>
          </table:table-cell>
          <table:table-cell office:value-type="float" office:value="347744" calcext:value-type="float">
            <text:p>347744</text:p>
          </table:table-cell>
          <table:table-cell office:value-type="float" office:value="1000" calcext:value-type="float">
            <text:p>1000</text:p>
          </table:table-cell>
          <table:table-cell office:value-type="float" office:value="347.744" calcext:value-type="float">
            <text:p>347.744</text:p>
          </table:table-cell>
          <table:table-cell office:value-type="float" office:value="220" calcext:value-type="float">
            <text:p>220</text:p>
          </table:table-cell>
          <table:table-cell office:value-type="float" office:value="621" calcext:value-type="float">
            <text:p>621</text:p>
          </table:table-cell>
          <table:table-cell office:value-type="float" office:value="5538" calcext:value-type="float">
            <text:p>5538</text:p>
          </table:table-cell>
          <table:table-cell office:value-type="float" office:value="1000" calcext:value-type="float">
            <text:p>1000</text:p>
          </table:table-cell>
          <table:table-cell office:value-type="float" office:value="5.538" calcext:value-type="float">
            <text:p>5.53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313" calcext:value-type="float">
            <text:p>6313</text:p>
          </table:table-cell>
          <table:table-cell office:value-type="float" office:value="1000" calcext:value-type="float">
            <text:p>1000</text:p>
          </table:table-cell>
          <table:table-cell office:value-type="float" office:value="6.313" calcext:value-type="float">
            <text:p>6.3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75" calcext:value-type="float">
            <text:p>775</text:p>
          </table:table-cell>
          <table:table-cell office:value-type="float" office:value="1000" calcext:value-type="float">
            <text:p>1000</text:p>
          </table:table-cell>
          <table:table-cell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278861" calcext:value-type="float">
            <text:p>278861</text:p>
          </table:table-cell>
          <table:table-cell office:value-type="float" office:value="1000" calcext:value-type="float">
            <text:p>1000</text:p>
          </table:table-cell>
          <table:table-cell office:value-type="float" office:value="278.861" calcext:value-type="float">
            <text:p>278.861</text:p>
          </table:table-cell>
          <table:table-cell office:value-type="float" office:value="244" calcext:value-type="float">
            <text:p>244</text:p>
          </table:table-cell>
          <table:table-cell office:value-type="float" office:value="315" calcext:value-type="float">
            <text:p>315</text:p>
          </table:table-cell>
          <table:table-cell office:value-type="float" office:value="0.0529406" calcext:value-type="float">
            <text:p>0.05294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9406" calcext:value-type="float">
            <text:p>5.29406E-05</text:p>
          </table:table-cell>
          <table:table-cell office:value-type="float" office:value="0.000032598" calcext:value-type="float">
            <text:p>3.2598E-05</text:p>
          </table:table-cell>
          <table:table-cell office:value-type="float" office:value="0.000098835" calcext:value-type="float">
            <text:p>9.8835E-05</text:p>
          </table:table-cell>
          <table:table-cell office:value-type="float" office:value="496022" calcext:value-type="float">
            <text:p>496022</text:p>
          </table:table-cell>
          <table:table-cell office:value-type="float" office:value="1000" calcext:value-type="float">
            <text:p>1000</text:p>
          </table:table-cell>
          <table:table-cell office:value-type="float" office:value="496.022" calcext:value-type="float">
            <text:p>496.022</text:p>
          </table:table-cell>
          <table:table-cell office:value-type="float" office:value="299" calcext:value-type="float">
            <text:p>299</text:p>
          </table:table-cell>
          <table:table-cell office:value-type="float" office:value="901" calcext:value-type="float">
            <text:p>901</text:p>
          </table:table-cell>
          <table:table-cell office:value-type="float" office:value="6770" calcext:value-type="float">
            <text:p>6770</text:p>
          </table:table-cell>
          <table:table-cell office:value-type="float" office:value="1000" calcext:value-type="float">
            <text:p>1000</text:p>
          </table:table-cell>
          <table:table-cell office:value-type="float" office:value="6.77" calcext:value-type="float">
            <text:p>6.7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615" calcext:value-type="float">
            <text:p>7615</text:p>
          </table:table-cell>
          <table:table-cell office:value-type="float" office:value="1000" calcext:value-type="float">
            <text:p>1000</text:p>
          </table:table-cell>
          <table:table-cell office:value-type="float" office:value="7.615" calcext:value-type="float">
            <text:p>7.6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45" calcext:value-type="float">
            <text:p>845</text:p>
          </table:table-cell>
          <table:table-cell office:value-type="float" office:value="1000" calcext:value-type="float">
            <text:p>1000</text:p>
          </table:table-cell>
          <table:table-cell office:value-type="float" office:value="0.845" calcext:value-type="float">
            <text:p>0.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325372" calcext:value-type="float">
            <text:p>325372</text:p>
          </table:table-cell>
          <table:table-cell office:value-type="float" office:value="1000" calcext:value-type="float">
            <text:p>1000</text:p>
          </table:table-cell>
          <table:table-cell office:value-type="float" office:value="325.372" calcext:value-type="float">
            <text:p>325.372</text:p>
          </table:table-cell>
          <table:table-cell office:value-type="float" office:value="284" calcext:value-type="float">
            <text:p>284</text:p>
          </table:table-cell>
          <table:table-cell office:value-type="float" office:value="352" calcext:value-type="float">
            <text:p>352</text:p>
          </table:table-cell>
          <table:table-cell office:value-type="float" office:value="0.0773768" calcext:value-type="float">
            <text:p>0.07737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73768" calcext:value-type="float">
            <text:p>7.73768E-05</text:p>
          </table:table-cell>
          <table:table-cell office:value-type="float" office:value="0.000043926" calcext:value-type="float">
            <text:p>4.3926E-05</text:p>
          </table:table-cell>
          <table:table-cell office:value-type="float" office:value="0.000167165" calcext:value-type="float">
            <text:p>0.000167165</text:p>
          </table:table-cell>
          <table:table-cell office:value-type="float" office:value="740575" calcext:value-type="float">
            <text:p>740575</text:p>
          </table:table-cell>
          <table:table-cell office:value-type="float" office:value="1000" calcext:value-type="float">
            <text:p>1000</text:p>
          </table:table-cell>
          <table:table-cell office:value-type="float" office:value="740.575" calcext:value-type="float">
            <text:p>740.575</text:p>
          </table:table-cell>
          <table:table-cell office:value-type="float" office:value="412" calcext:value-type="float">
            <text:p>412</text:p>
          </table:table-cell>
          <table:table-cell office:value-type="float" office:value="1283" calcext:value-type="float">
            <text:p>1283</text:p>
          </table:table-cell>
          <table:table-cell office:value-type="float" office:value="8352" calcext:value-type="float">
            <text:p>8352</text:p>
          </table:table-cell>
          <table:table-cell office:value-type="float" office:value="1000" calcext:value-type="float">
            <text:p>1000</text:p>
          </table:table-cell>
          <table:table-cell office:value-type="float" office:value="8.352" calcext:value-type="float">
            <text:p>8.35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291" calcext:value-type="float">
            <text:p>9291</text:p>
          </table:table-cell>
          <table:table-cell office:value-type="float" office:value="1000" calcext:value-type="float">
            <text:p>1000</text:p>
          </table:table-cell>
          <table:table-cell office:value-type="float" office:value="9.291" calcext:value-type="float">
            <text:p>9.29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39" calcext:value-type="float">
            <text:p>939</text:p>
          </table:table-cell>
          <table:table-cell office:value-type="float" office:value="1000" calcext:value-type="float">
            <text:p>1000</text:p>
          </table:table-cell>
          <table:table-cell office:value-type="float" office:value="0.939" calcext:value-type="float">
            <text:p>0.9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372119" calcext:value-type="float">
            <text:p>372119</text:p>
          </table:table-cell>
          <table:table-cell office:value-type="float" office:value="1000" calcext:value-type="float">
            <text:p>1000</text:p>
          </table:table-cell>
          <table:table-cell office:value-type="float" office:value="372.119" calcext:value-type="float">
            <text:p>372.119</text:p>
          </table:table-cell>
          <table:table-cell office:value-type="float" office:value="347" calcext:value-type="float">
            <text:p>347</text:p>
          </table:table-cell>
          <table:table-cell office:value-type="float" office:value="399" calcext:value-type="float">
            <text:p>399</text:p>
          </table:table-cell>
          <table:table-cell office:value-type="float" office:value="0.126245" calcext:value-type="float">
            <text:p>0.1262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6245" calcext:value-type="float">
            <text:p>0.000126245</text:p>
          </table:table-cell>
          <table:table-cell office:value-type="float" office:value="0.000071476" calcext:value-type="float">
            <text:p>7.1476E-05</text:p>
          </table:table-cell>
          <table:table-cell office:value-type="float" office:value="0.00025301" calcext:value-type="float">
            <text:p>0.00025301</text:p>
          </table:table-cell>
          <table:table-cell office:value-type="float" office:value="1249321" calcext:value-type="float">
            <text:p>1249321</text:p>
          </table:table-cell>
          <table:table-cell office:value-type="float" office:value="1000" calcext:value-type="float">
            <text:p>1000</text:p>
          </table:table-cell>
          <table:table-cell office:value-type="float" office:value="1249.32" calcext:value-type="float">
            <text:p>1249.32</text:p>
          </table:table-cell>
          <table:table-cell office:value-type="float" office:value="689" calcext:value-type="float">
            <text:p>689</text:p>
          </table:table-cell>
          <table:table-cell office:value-type="float" office:value="2223" calcext:value-type="float">
            <text:p>2223</text:p>
          </table:table-cell>
          <table:table-cell office:value-type="float" office:value="10847" calcext:value-type="float">
            <text:p>10847</text:p>
          </table:table-cell>
          <table:table-cell office:value-type="float" office:value="1000" calcext:value-type="float">
            <text:p>1000</text:p>
          </table:table-cell>
          <table:table-cell office:value-type="float" office:value="10.847" calcext:value-type="float">
            <text:p>10.84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800" calcext:value-type="float">
            <text:p>11800</text:p>
          </table:table-cell>
          <table:table-cell office:value-type="float" office:value="1000" calcext:value-type="float">
            <text:p>1000</text:p>
          </table:table-cell>
          <table:table-cell office:value-type="float" office:value="11.8" calcext:value-type="float">
            <text:p>11.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53" calcext:value-type="float">
            <text:p>953</text:p>
          </table:table-cell>
          <table:table-cell office:value-type="float" office:value="1000" calcext:value-type="float">
            <text:p>1000</text:p>
          </table:table-cell>
          <table:table-cell office:value-type="float" office:value="0.953" calcext:value-type="float">
            <text:p>0.95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office:value-type="float" office:value="418643" calcext:value-type="float">
            <text:p>418643</text:p>
          </table:table-cell>
          <table:table-cell office:value-type="float" office:value="1000" calcext:value-type="float">
            <text:p>1000</text:p>
          </table:table-cell>
          <table:table-cell office:value-type="float" office:value="418.643" calcext:value-type="float">
            <text:p>418.643</text:p>
          </table:table-cell>
          <table:table-cell office:value-type="float" office:value="392" calcext:value-type="float">
            <text:p>392</text:p>
          </table:table-cell>
          <table:table-cell office:value-type="float" office:value="438" calcext:value-type="float">
            <text:p>438</text:p>
          </table:table-cell>
          <table:table-cell office:value-type="float" office:value="0.254791" calcext:value-type="float">
            <text:p>0.2547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4791" calcext:value-type="float">
            <text:p>0.000254791</text:p>
          </table:table-cell>
          <table:table-cell office:value-type="float" office:value="0.000138438" calcext:value-type="float">
            <text:p>0.000138438</text:p>
          </table:table-cell>
          <table:table-cell office:value-type="float" office:value="0.000439587" calcext:value-type="float">
            <text:p>0.000439587</text:p>
          </table:table-cell>
          <table:table-cell office:value-type="float" office:value="2611414" calcext:value-type="float">
            <text:p>2611414</text:p>
          </table:table-cell>
          <table:table-cell office:value-type="float" office:value="1000" calcext:value-type="float">
            <text:p>1000</text:p>
          </table:table-cell>
          <table:table-cell office:value-type="float" office:value="2611.41" calcext:value-type="float">
            <text:p>2611.41</text:p>
          </table:table-cell>
          <table:table-cell office:value-type="float" office:value="1398" calcext:value-type="float">
            <text:p>1398</text:p>
          </table:table-cell>
          <table:table-cell office:value-type="float" office:value="4309" calcext:value-type="float">
            <text:p>4309</text:p>
          </table:table-cell>
          <table:table-cell office:value-type="float" office:value="15493" calcext:value-type="float">
            <text:p>15493</text:p>
          </table:table-cell>
          <table:table-cell office:value-type="float" office:value="1000" calcext:value-type="float">
            <text:p>1000</text:p>
          </table:table-cell>
          <table:table-cell office:value-type="float" office:value="15.493" calcext:value-type="float">
            <text:p>15.49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6110" calcext:value-type="float">
            <text:p>16110</text:p>
          </table:table-cell>
          <table:table-cell office:value-type="float" office:value="1000" calcext:value-type="float">
            <text:p>1000</text:p>
          </table:table-cell>
          <table:table-cell office:value-type="float" office:value="16.11" calcext:value-type="float">
            <text:p>16.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17" calcext:value-type="float">
            <text:p>617</text:p>
          </table:table-cell>
          <table:table-cell office:value-type="float" office:value="1000" calcext:value-type="float">
            <text:p>1000</text:p>
          </table:table-cell>
          <table:table-cell office:value-type="float" office:value="0.617" calcext:value-type="float">
            <text:p>0.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3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9529" calcext:value-type="float">
            <text:p>49529</text:p>
          </table:table-cell>
          <table:table-cell office:value-type="float" office:value="1000" calcext:value-type="float">
            <text:p>1000</text:p>
          </table:table-cell>
          <table:table-cell office:value-type="float" office:value="49.529" calcext:value-type="float">
            <text:p>49.529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0.0134228" calcext:value-type="float">
            <text:p>0.01342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4228" calcext:value-type="float">
            <text:p>1.34228E-05</text:p>
          </table:table-cell>
          <table:table-cell office:value-type="float" office:value="0.000010006" calcext:value-type="float">
            <text:p>1.0006E-05</text:p>
          </table:table-cell>
          <table:table-cell office:value-type="float" office:value="0.000028568" calcext:value-type="float">
            <text:p>2.8568E-05</text:p>
          </table:table-cell>
          <table:table-cell office:value-type="float" office:value="125781" calcext:value-type="float">
            <text:p>125781</text:p>
          </table:table-cell>
          <table:table-cell office:value-type="float" office:value="1000" calcext:value-type="float">
            <text:p>1000</text:p>
          </table:table-cell>
          <table:table-cell office:value-type="float" office:value="125.781" calcext:value-type="float">
            <text:p>125.781</text:p>
          </table:table-cell>
          <table:table-cell office:value-type="float" office:value="99" calcext:value-type="float">
            <text:p>99</text:p>
          </table:table-cell>
          <table:table-cell office:value-type="float" office:value="197" calcext:value-type="float">
            <text:p>197</text:p>
          </table:table-cell>
          <table:table-cell office:value-type="float" office:value="2606" calcext:value-type="float">
            <text:p>2606</text:p>
          </table:table-cell>
          <table:table-cell office:value-type="float" office:value="1000" calcext:value-type="float">
            <text:p>1000</text:p>
          </table:table-cell>
          <table:table-cell office:value-type="float" office:value="2.606" calcext:value-type="float">
            <text:p>2.6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float" office:value="1000" calcext:value-type="float">
            <text:p>1000</text:p>
          </table:table-cell>
          <table:table-cell office:value-type="float" office:value="3.011" calcext:value-type="float">
            <text:p>3.0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5" calcext:value-type="float">
            <text:p>405</text:p>
          </table:table-cell>
          <table:table-cell office:value-type="float" office:value="1000" calcext:value-type="float">
            <text:p>1000</text:p>
          </table:table-cell>
          <table:table-cell office:value-type="float" office:value="0.405" calcext:value-type="float">
            <text:p>0.4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9414" calcext:value-type="float">
            <text:p>99414</text:p>
          </table:table-cell>
          <table:table-cell office:value-type="float" office:value="1000" calcext:value-type="float">
            <text:p>1000</text:p>
          </table:table-cell>
          <table:table-cell office:value-type="float" office:value="99.414" calcext:value-type="float">
            <text:p>99.414</text:p>
          </table:table-cell>
          <table:table-cell office:value-type="float" office:value="74" calcext:value-type="float">
            <text:p>74</text:p>
          </table:table-cell>
          <table:table-cell office:value-type="float" office:value="130" calcext:value-type="float">
            <text:p>130</text:p>
          </table:table-cell>
          <table:table-cell office:value-type="float" office:value="0.0178088" calcext:value-type="float">
            <text:p>0.01780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8088" calcext:value-type="float">
            <text:p>1.78088E-05</text:p>
          </table:table-cell>
          <table:table-cell office:value-type="float" office:value="0.000010524" calcext:value-type="float">
            <text:p>1.0524E-05</text:p>
          </table:table-cell>
          <table:table-cell office:value-type="float" office:value="0.00003156" calcext:value-type="float">
            <text:p>3.156E-05</text:p>
          </table:table-cell>
          <table:table-cell office:value-type="float" office:value="162618" calcext:value-type="float">
            <text:p>162618</text:p>
          </table:table-cell>
          <table:table-cell office:value-type="float" office:value="1000" calcext:value-type="float">
            <text:p>1000</text:p>
          </table:table-cell>
          <table:table-cell office:value-type="float" office:value="162.618" calcext:value-type="float">
            <text:p>162.618</text:p>
          </table:table-cell>
          <table:table-cell office:value-type="float" office:value="102" calcext:value-type="float">
            <text:p>102</text:p>
          </table:table-cell>
          <table:table-cell office:value-type="float" office:value="268" calcext:value-type="float">
            <text:p>268</text:p>
          </table:table-cell>
          <table:table-cell office:value-type="float" office:value="3267" calcext:value-type="float">
            <text:p>3267</text:p>
          </table:table-cell>
          <table:table-cell office:value-type="float" office:value="1000" calcext:value-type="float">
            <text:p>1000</text:p>
          </table:table-cell>
          <table:table-cell office:value-type="float" office:value="3.267" calcext:value-type="float">
            <text:p>3.26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20" calcext:value-type="float">
            <text:p>3820</text:p>
          </table:table-cell>
          <table:table-cell office:value-type="float" office:value="1000" calcext:value-type="float">
            <text:p>1000</text:p>
          </table:table-cell>
          <table:table-cell office:value-type="float" office:value="3.82" calcext:value-type="float">
            <text:p>3.8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53" calcext:value-type="float">
            <text:p>553</text:p>
          </table:table-cell>
          <table:table-cell office:value-type="float" office:value="1000" calcext:value-type="float">
            <text:p>1000</text:p>
          </table:table-cell>
          <table:table-cell office:value-type="float" office:value="0.553" calcext:value-type="float">
            <text:p>0.5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48997" calcext:value-type="float">
            <text:p>148997</text:p>
          </table:table-cell>
          <table:table-cell office:value-type="float" office:value="1000" calcext:value-type="float">
            <text:p>1000</text:p>
          </table:table-cell>
          <table:table-cell office:value-type="float" office:value="148.997" calcext:value-type="float">
            <text:p>148.997</text:p>
          </table:table-cell>
          <table:table-cell office:value-type="float" office:value="117" calcext:value-type="float">
            <text:p>117</text:p>
          </table:table-cell>
          <table:table-cell office:value-type="float" office:value="187" calcext:value-type="float">
            <text:p>187</text:p>
          </table:table-cell>
          <table:table-cell office:value-type="float" office:value="0.0231645" calcext:value-type="float">
            <text:p>0.02316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1645" calcext:value-type="float">
            <text:p>2.31645E-05</text:p>
          </table:table-cell>
          <table:table-cell office:value-type="float" office:value="0.000011075" calcext:value-type="float">
            <text:p>1.1075E-05</text:p>
          </table:table-cell>
          <table:table-cell office:value-type="float" office:value="0.00004487" calcext:value-type="float">
            <text:p>4.487E-05</text:p>
          </table:table-cell>
          <table:table-cell office:value-type="float" office:value="208412" calcext:value-type="float">
            <text:p>208412</text:p>
          </table:table-cell>
          <table:table-cell office:value-type="float" office:value="1000" calcext:value-type="float">
            <text:p>1000</text:p>
          </table:table-cell>
          <table:table-cell office:value-type="float" office:value="208.412" calcext:value-type="float">
            <text:p>208.412</text:p>
          </table:table-cell>
          <table:table-cell office:value-type="float" office:value="107" calcext:value-type="float">
            <text:p>107</text:p>
          </table:table-cell>
          <table:table-cell office:value-type="float" office:value="359" calcext:value-type="float">
            <text:p>359</text:p>
          </table:table-cell>
          <table:table-cell office:value-type="float" office:value="3932" calcext:value-type="float">
            <text:p>3932</text:p>
          </table:table-cell>
          <table:table-cell office:value-type="float" office:value="1000" calcext:value-type="float">
            <text:p>1000</text:p>
          </table:table-cell>
          <table:table-cell office:value-type="float" office:value="3.932" calcext:value-type="float">
            <text:p>3.9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15" calcext:value-type="float">
            <text:p>4515</text:p>
          </table:table-cell>
          <table:table-cell office:value-type="float" office:value="1000" calcext:value-type="float">
            <text:p>1000</text:p>
          </table:table-cell>
          <table:table-cell office:value-type="float" office:value="4.515" calcext:value-type="float">
            <text:p>4.5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83" calcext:value-type="float">
            <text:p>583</text:p>
          </table:table-cell>
          <table:table-cell office:value-type="float" office:value="1000" calcext:value-type="float">
            <text:p>1000</text:p>
          </table:table-cell>
          <table:table-cell office:value-type="float" office:value="0.583" calcext:value-type="float">
            <text:p>0.5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98476" calcext:value-type="float">
            <text:p>198476</text:p>
          </table:table-cell>
          <table:table-cell office:value-type="float" office:value="1000" calcext:value-type="float">
            <text:p>1000</text:p>
          </table:table-cell>
          <table:table-cell office:value-type="float" office:value="198.476" calcext:value-type="float">
            <text:p>198.476</text:p>
          </table:table-cell>
          <table:table-cell office:value-type="float" office:value="166" calcext:value-type="float">
            <text:p>166</text:p>
          </table:table-cell>
          <table:table-cell office:value-type="float" office:value="236" calcext:value-type="float">
            <text:p>236</text:p>
          </table:table-cell>
          <table:table-cell office:value-type="float" office:value="0.029811" calcext:value-type="float">
            <text:p>0.0298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811" calcext:value-type="float">
            <text:p>2.9811E-05</text:p>
          </table:table-cell>
          <table:table-cell office:value-type="float" office:value="0.000017328" calcext:value-type="float">
            <text:p>1.7328E-05</text:p>
          </table:table-cell>
          <table:table-cell office:value-type="float" office:value="0.000057452" calcext:value-type="float">
            <text:p>5.7452E-05</text:p>
          </table:table-cell>
          <table:table-cell office:value-type="float" office:value="268835" calcext:value-type="float">
            <text:p>268835</text:p>
          </table:table-cell>
          <table:table-cell office:value-type="float" office:value="1000" calcext:value-type="float">
            <text:p>1000</text:p>
          </table:table-cell>
          <table:table-cell office:value-type="float" office:value="268.835" calcext:value-type="float">
            <text:p>268.835</text:p>
          </table:table-cell>
          <table:table-cell office:value-type="float" office:value="160" calcext:value-type="float">
            <text:p>160</text:p>
          </table:table-cell>
          <table:table-cell office:value-type="float" office:value="450" calcext:value-type="float">
            <text:p>450</text:p>
          </table:table-cell>
          <table:table-cell office:value-type="float" office:value="4641" calcext:value-type="float">
            <text:p>4641</text:p>
          </table:table-cell>
          <table:table-cell office:value-type="float" office:value="1000" calcext:value-type="float">
            <text:p>1000</text:p>
          </table:table-cell>
          <table:table-cell office:value-type="float" office:value="4.641" calcext:value-type="float">
            <text:p>4.64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365" calcext:value-type="float">
            <text:p>5365</text:p>
          </table:table-cell>
          <table:table-cell office:value-type="float" office:value="1000" calcext:value-type="float">
            <text:p>1000</text:p>
          </table:table-cell>
          <table:table-cell office:value-type="float" office:value="5.365" calcext:value-type="float">
            <text:p>5.36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24" calcext:value-type="float">
            <text:p>724</text:p>
          </table:table-cell>
          <table:table-cell office:value-type="float" office:value="1000" calcext:value-type="float">
            <text:p>1000</text:p>
          </table:table-cell>
          <table:table-cell office:value-type="float" office:value="0.724" calcext:value-type="float">
            <text:p>0.7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47856" calcext:value-type="float">
            <text:p>247856</text:p>
          </table:table-cell>
          <table:table-cell office:value-type="float" office:value="1000" calcext:value-type="float">
            <text:p>1000</text:p>
          </table:table-cell>
          <table:table-cell office:value-type="float" office:value="247.856" calcext:value-type="float">
            <text:p>247.856</text:p>
          </table:table-cell>
          <table:table-cell office:value-type="float" office:value="208" calcext:value-type="float">
            <text:p>208</text:p>
          </table:table-cell>
          <table:table-cell office:value-type="float" office:value="279" calcext:value-type="float">
            <text:p>279</text:p>
          </table:table-cell>
          <table:table-cell office:value-type="float" office:value="0.040139" calcext:value-type="float">
            <text:p>0.0401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139" calcext:value-type="float">
            <text:p>4.0139E-05</text:p>
          </table:table-cell>
          <table:table-cell office:value-type="float" office:value="0.00002476" calcext:value-type="float">
            <text:p>2.476E-05</text:p>
          </table:table-cell>
          <table:table-cell office:value-type="float" office:value="0.000086381" calcext:value-type="float">
            <text:p>8.6381E-05</text:p>
          </table:table-cell>
          <table:table-cell office:value-type="float" office:value="367529" calcext:value-type="float">
            <text:p>367529</text:p>
          </table:table-cell>
          <table:table-cell office:value-type="float" office:value="1000" calcext:value-type="float">
            <text:p>1000</text:p>
          </table:table-cell>
          <table:table-cell office:value-type="float" office:value="367.529" calcext:value-type="float">
            <text:p>367.529</text:p>
          </table:table-cell>
          <table:table-cell office:value-type="float" office:value="224" calcext:value-type="float">
            <text:p>224</text:p>
          </table:table-cell>
          <table:table-cell office:value-type="float" office:value="652" calcext:value-type="float">
            <text:p>652</text:p>
          </table:table-cell>
          <table:table-cell office:value-type="float" office:value="5623" calcext:value-type="float">
            <text:p>5623</text:p>
          </table:table-cell>
          <table:table-cell office:value-type="float" office:value="1000" calcext:value-type="float">
            <text:p>1000</text:p>
          </table:table-cell>
          <table:table-cell office:value-type="float" office:value="5.623" calcext:value-type="float">
            <text:p>5.6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21" calcext:value-type="float">
            <text:p>6421</text:p>
          </table:table-cell>
          <table:table-cell office:value-type="float" office:value="1000" calcext:value-type="float">
            <text:p>1000</text:p>
          </table:table-cell>
          <table:table-cell office:value-type="float" office:value="6.421" calcext:value-type="float">
            <text:p>6.4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98" calcext:value-type="float">
            <text:p>798</text:p>
          </table:table-cell>
          <table:table-cell office:value-type="float" office:value="1000" calcext:value-type="float">
            <text:p>1000</text:p>
          </table:table-cell>
          <table:table-cell office:value-type="float" office:value="0.798" calcext:value-type="float">
            <text:p>0.7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298024" calcext:value-type="float">
            <text:p>298024</text:p>
          </table:table-cell>
          <table:table-cell office:value-type="float" office:value="1000" calcext:value-type="float">
            <text:p>1000</text:p>
          </table:table-cell>
          <table:table-cell office:value-type="float" office:value="298.024" calcext:value-type="float">
            <text:p>298.024</text:p>
          </table:table-cell>
          <table:table-cell office:value-type="float" office:value="264" calcext:value-type="float">
            <text:p>264</text:p>
          </table:table-cell>
          <table:table-cell office:value-type="float" office:value="329" calcext:value-type="float">
            <text:p>329</text:p>
          </table:table-cell>
          <table:table-cell office:value-type="float" office:value="0.0552182" calcext:value-type="float">
            <text:p>0.05521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52182" calcext:value-type="float">
            <text:p>5.52182E-05</text:p>
          </table:table-cell>
          <table:table-cell office:value-type="float" office:value="0.000026762" calcext:value-type="float">
            <text:p>2.6762E-05</text:p>
          </table:table-cell>
          <table:table-cell office:value-type="float" office:value="0.000147991" calcext:value-type="float">
            <text:p>0.000147991</text:p>
          </table:table-cell>
          <table:table-cell office:value-type="float" office:value="517703" calcext:value-type="float">
            <text:p>517703</text:p>
          </table:table-cell>
          <table:table-cell office:value-type="float" office:value="1000" calcext:value-type="float">
            <text:p>1000</text:p>
          </table:table-cell>
          <table:table-cell office:value-type="float" office:value="517.703" calcext:value-type="float">
            <text:p>517.703</text:p>
          </table:table-cell>
          <table:table-cell office:value-type="float" office:value="247" calcext:value-type="float">
            <text:p>247</text:p>
          </table:table-cell>
          <table:table-cell office:value-type="float" office:value="1000" calcext:value-type="float">
            <text:p>1000</text:p>
          </table:table-cell>
          <table:table-cell office:value-type="float" office:value="6816" calcext:value-type="float">
            <text:p>6816</text:p>
          </table:table-cell>
          <table:table-cell office:value-type="float" office:value="1000" calcext:value-type="float">
            <text:p>1000</text:p>
          </table:table-cell>
          <table:table-cell office:value-type="float" office:value="6.816" calcext:value-type="float">
            <text:p>6.8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714" calcext:value-type="float">
            <text:p>7714</text:p>
          </table:table-cell>
          <table:table-cell office:value-type="float" office:value="1000" calcext:value-type="float">
            <text:p>1000</text:p>
          </table:table-cell>
          <table:table-cell office:value-type="float" office:value="7.714" calcext:value-type="float">
            <text:p>7.7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98" calcext:value-type="float">
            <text:p>898</text:p>
          </table:table-cell>
          <table:table-cell office:value-type="float" office:value="1000" calcext:value-type="float">
            <text:p>1000</text:p>
          </table:table-cell>
          <table:table-cell office:value-type="float" office:value="0.898" calcext:value-type="float">
            <text:p>0.8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47224" calcext:value-type="float">
            <text:p>347224</text:p>
          </table:table-cell>
          <table:table-cell office:value-type="float" office:value="1000" calcext:value-type="float">
            <text:p>1000</text:p>
          </table:table-cell>
          <table:table-cell office:value-type="float" office:value="347.224" calcext:value-type="float">
            <text:p>347.224</text:p>
          </table:table-cell>
          <table:table-cell office:value-type="float" office:value="310" calcext:value-type="float">
            <text:p>310</text:p>
          </table:table-cell>
          <table:table-cell office:value-type="float" office:value="381" calcext:value-type="float">
            <text:p>381</text:p>
          </table:table-cell>
          <table:table-cell office:value-type="float" office:value="0.0814695" calcext:value-type="float">
            <text:p>0.08146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14695" calcext:value-type="float">
            <text:p>8.14695E-05</text:p>
          </table:table-cell>
          <table:table-cell office:value-type="float" office:value="0.000045126" calcext:value-type="float">
            <text:p>4.5126E-05</text:p>
          </table:table-cell>
          <table:table-cell office:value-type="float" office:value="0.000154721" calcext:value-type="float">
            <text:p>0.000154721</text:p>
          </table:table-cell>
          <table:table-cell office:value-type="float" office:value="783499" calcext:value-type="float">
            <text:p>783499</text:p>
          </table:table-cell>
          <table:table-cell office:value-type="float" office:value="1000" calcext:value-type="float">
            <text:p>1000</text:p>
          </table:table-cell>
          <table:table-cell office:value-type="float" office:value="783.499" calcext:value-type="float">
            <text:p>783.499</text:p>
          </table:table-cell>
          <table:table-cell office:value-type="float" office:value="422" calcext:value-type="float">
            <text:p>422</text:p>
          </table:table-cell>
          <table:table-cell office:value-type="float" office:value="1307" calcext:value-type="float">
            <text:p>1307</text:p>
          </table:table-cell>
          <table:table-cell office:value-type="float" office:value="8493" calcext:value-type="float">
            <text:p>8493</text:p>
          </table:table-cell>
          <table:table-cell office:value-type="float" office:value="1000" calcext:value-type="float">
            <text:p>1000</text:p>
          </table:table-cell>
          <table:table-cell office:value-type="float" office:value="8.493" calcext:value-type="float">
            <text:p>8.49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431" calcext:value-type="float">
            <text:p>9431</text:p>
          </table:table-cell>
          <table:table-cell office:value-type="float" office:value="1000" calcext:value-type="float">
            <text:p>1000</text:p>
          </table:table-cell>
          <table:table-cell office:value-type="float" office:value="9.431" calcext:value-type="float">
            <text:p>9.43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38" calcext:value-type="float">
            <text:p>938</text:p>
          </table:table-cell>
          <table:table-cell office:value-type="float" office:value="1000" calcext:value-type="float">
            <text:p>1000</text:p>
          </table:table-cell>
          <table:table-cell office:value-type="float" office:value="0.938" calcext:value-type="float">
            <text:p>0.9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397256" calcext:value-type="float">
            <text:p>397256</text:p>
          </table:table-cell>
          <table:table-cell office:value-type="float" office:value="1000" calcext:value-type="float">
            <text:p>1000</text:p>
          </table:table-cell>
          <table:table-cell office:value-type="float" office:value="397.256" calcext:value-type="float">
            <text:p>397.256</text:p>
          </table:table-cell>
          <table:table-cell office:value-type="float" office:value="368" calcext:value-type="float">
            <text:p>368</text:p>
          </table:table-cell>
          <table:table-cell office:value-type="float" office:value="427" calcext:value-type="float">
            <text:p>427</text:p>
          </table:table-cell>
          <table:table-cell office:value-type="float" office:value="0.13376" calcext:value-type="float">
            <text:p>0.133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376" calcext:value-type="float">
            <text:p>0.00013376</text:p>
          </table:table-cell>
          <table:table-cell office:value-type="float" office:value="0.000076405" calcext:value-type="float">
            <text:p>7.6405E-05</text:p>
          </table:table-cell>
          <table:table-cell office:value-type="float" office:value="0.000229657" calcext:value-type="float">
            <text:p>0.000229657</text:p>
          </table:table-cell>
          <table:table-cell office:value-type="float" office:value="1325778" calcext:value-type="float">
            <text:p>1325778</text:p>
          </table:table-cell>
          <table:table-cell office:value-type="float" office:value="1000" calcext:value-type="float">
            <text:p>1000</text:p>
          </table:table-cell>
          <table:table-cell office:value-type="float" office:value="1325.78" calcext:value-type="float">
            <text:p>1325.78</text:p>
          </table:table-cell>
          <table:table-cell office:value-type="float" office:value="742" calcext:value-type="float">
            <text:p>742</text:p>
          </table:table-cell>
          <table:table-cell office:value-type="float" office:value="2337" calcext:value-type="float">
            <text:p>2337</text:p>
          </table:table-cell>
          <table:table-cell office:value-type="float" office:value="11052" calcext:value-type="float">
            <text:p>11052</text:p>
          </table:table-cell>
          <table:table-cell office:value-type="float" office:value="1000" calcext:value-type="float">
            <text:p>1000</text:p>
          </table:table-cell>
          <table:table-cell office:value-type="float" office:value="11.052" calcext:value-type="float">
            <text:p>11.05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972" calcext:value-type="float">
            <text:p>11972</text:p>
          </table:table-cell>
          <table:table-cell office:value-type="float" office:value="1000" calcext:value-type="float">
            <text:p>1000</text:p>
          </table:table-cell>
          <table:table-cell office:value-type="float" office:value="11.972" calcext:value-type="float">
            <text:p>11.97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20" calcext:value-type="float">
            <text:p>920</text:p>
          </table:table-cell>
          <table:table-cell office:value-type="float" office:value="1000" calcext:value-type="float">
            <text:p>1000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46288" calcext:value-type="float">
            <text:p>446288</text:p>
          </table:table-cell>
          <table:table-cell office:value-type="float" office:value="1000" calcext:value-type="float">
            <text:p>1000</text:p>
          </table:table-cell>
          <table:table-cell office:value-type="float" office:value="446.288" calcext:value-type="float">
            <text:p>446.288</text:p>
          </table:table-cell>
          <table:table-cell office:value-type="float" office:value="420" calcext:value-type="float">
            <text:p>420</text:p>
          </table:table-cell>
          <table:table-cell office:value-type="float" office:value="470" calcext:value-type="float">
            <text:p>470</text:p>
          </table:table-cell>
          <table:table-cell office:value-type="float" office:value="0.269279" calcext:value-type="float">
            <text:p>0.2692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9279" calcext:value-type="float">
            <text:p>0.000269279</text:p>
          </table:table-cell>
          <table:table-cell office:value-type="float" office:value="0.000138423" calcext:value-type="float">
            <text:p>0.000138423</text:p>
          </table:table-cell>
          <table:table-cell office:value-type="float" office:value="0.000453126" calcext:value-type="float">
            <text:p>0.000453126</text:p>
          </table:table-cell>
          <table:table-cell office:value-type="float" office:value="2763884" calcext:value-type="float">
            <text:p>2763884</text:p>
          </table:table-cell>
          <table:table-cell office:value-type="float" office:value="1000" calcext:value-type="float">
            <text:p>1000</text:p>
          </table:table-cell>
          <table:table-cell office:value-type="float" office:value="2763.88" calcext:value-type="float">
            <text:p>2763.88</text:p>
          </table:table-cell>
          <table:table-cell office:value-type="float" office:value="1387" calcext:value-type="float">
            <text:p>1387</text:p>
          </table:table-cell>
          <table:table-cell office:value-type="float" office:value="4755" calcext:value-type="float">
            <text:p>4755</text:p>
          </table:table-cell>
          <table:table-cell office:value-type="float" office:value="15724" calcext:value-type="float">
            <text:p>15724</text:p>
          </table:table-cell>
          <table:table-cell office:value-type="float" office:value="1000" calcext:value-type="float">
            <text:p>1000</text:p>
          </table:table-cell>
          <table:table-cell office:value-type="float" office:value="15.724" calcext:value-type="float">
            <text:p>15.72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6382" calcext:value-type="float">
            <text:p>16382</text:p>
          </table:table-cell>
          <table:table-cell office:value-type="float" office:value="1000" calcext:value-type="float">
            <text:p>1000</text:p>
          </table:table-cell>
          <table:table-cell office:value-type="float" office:value="16.382" calcext:value-type="float">
            <text:p>16.38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000" calcext:value-type="float">
            <text:p>1000</text:p>
          </table:table-cell>
          <table:table-cell office:value-type="float" office:value="0.658" calcext:value-type="float">
            <text:p>0.6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3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53071" calcext:value-type="float">
            <text:p>53071</text:p>
          </table:table-cell>
          <table:table-cell office:value-type="float" office:value="1000" calcext:value-type="float">
            <text:p>1000</text:p>
          </table:table-cell>
          <table:table-cell office:value-type="float" office:value="53.071" calcext:value-type="float">
            <text:p>53.071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0.0137357" calcext:value-type="float">
            <text:p>0.01373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7357" calcext:value-type="float">
            <text:p>1.37357E-05</text:p>
          </table:table-cell>
          <table:table-cell office:value-type="float" office:value="0.000010331" calcext:value-type="float">
            <text:p>1.0331E-05</text:p>
          </table:table-cell>
          <table:table-cell office:value-type="float" office:value="0.00003194" calcext:value-type="float">
            <text:p>3.194E-05</text:p>
          </table:table-cell>
          <table:table-cell office:value-type="float" office:value="129039" calcext:value-type="float">
            <text:p>129039</text:p>
          </table:table-cell>
          <table:table-cell office:value-type="float" office:value="1000" calcext:value-type="float">
            <text:p>1000</text:p>
          </table:table-cell>
          <table:table-cell office:value-type="float" office:value="129.039" calcext:value-type="float">
            <text:p>129.039</text:p>
          </table:table-cell>
          <table:table-cell office:value-type="float" office:value="102" calcext:value-type="float">
            <text:p>102</text:p>
          </table:table-cell>
          <table:table-cell office:value-type="float" office:value="199" calcext:value-type="float">
            <text:p>199</text:p>
          </table:table-cell>
          <table:table-cell office:value-type="float" office:value="2592" calcext:value-type="float">
            <text:p>2592</text:p>
          </table:table-cell>
          <table:table-cell office:value-type="float" office:value="1000" calcext:value-type="float">
            <text:p>1000</text:p>
          </table:table-cell>
          <table:table-cell office:value-type="float" office:value="2.592" calcext:value-type="float">
            <text:p>2.5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float" office:value="1000" calcext:value-type="float">
            <text:p>1000</text:p>
          </table:table-cell>
          <table:table-cell office:value-type="float" office:value="3.011" calcext:value-type="float">
            <text:p>3.0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9" calcext:value-type="float">
            <text:p>419</text:p>
          </table:table-cell>
          <table:table-cell office:value-type="float" office:value="1000" calcext:value-type="float">
            <text:p>1000</text:p>
          </table:table-cell>
          <table:table-cell office:value-type="float" office:value="0.419" calcext:value-type="float">
            <text:p>0.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05896" calcext:value-type="float">
            <text:p>105896</text:p>
          </table:table-cell>
          <table:table-cell office:value-type="float" office:value="1000" calcext:value-type="float">
            <text:p>1000</text:p>
          </table:table-cell>
          <table:table-cell office:value-type="float" office:value="105.896" calcext:value-type="float">
            <text:p>105.896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0.0185138" calcext:value-type="float">
            <text:p>0.01851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5138" calcext:value-type="float">
            <text:p>1.85138E-05</text:p>
          </table:table-cell>
          <table:table-cell office:value-type="float" office:value="0.000010762" calcext:value-type="float">
            <text:p>1.0762E-05</text:p>
          </table:table-cell>
          <table:table-cell office:value-type="float" office:value="0.00005295" calcext:value-type="float">
            <text:p>5.295E-05</text:p>
          </table:table-cell>
          <table:table-cell office:value-type="float" office:value="168767" calcext:value-type="float">
            <text:p>168767</text:p>
          </table:table-cell>
          <table:table-cell office:value-type="float" office:value="1000" calcext:value-type="float">
            <text:p>1000</text:p>
          </table:table-cell>
          <table:table-cell office:value-type="float" office:value="168.767" calcext:value-type="float">
            <text:p>168.767</text:p>
          </table:table-cell>
          <table:table-cell office:value-type="float" office:value="106" calcext:value-type="float">
            <text:p>106</text:p>
          </table:table-cell>
          <table:table-cell office:value-type="float" office:value="276" calcext:value-type="float">
            <text:p>276</text:p>
          </table:table-cell>
          <table:table-cell office:value-type="float" office:value="3289" calcext:value-type="float">
            <text:p>3289</text:p>
          </table:table-cell>
          <table:table-cell office:value-type="float" office:value="1000" calcext:value-type="float">
            <text:p>1000</text:p>
          </table:table-cell>
          <table:table-cell office:value-type="float" office:value="3.289" calcext:value-type="float">
            <text:p>3.2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53" calcext:value-type="float">
            <text:p>3853</text:p>
          </table:table-cell>
          <table:table-cell office:value-type="float" office:value="1000" calcext:value-type="float">
            <text:p>1000</text:p>
          </table:table-cell>
          <table:table-cell office:value-type="float" office:value="3.853" calcext:value-type="float">
            <text:p>3.8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64" calcext:value-type="float">
            <text:p>564</text:p>
          </table:table-cell>
          <table:table-cell office:value-type="float" office:value="1000" calcext:value-type="float">
            <text:p>1000</text:p>
          </table:table-cell>
          <table:table-cell office:value-type="float" office:value="0.564" calcext:value-type="float">
            <text:p>0.5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58059" calcext:value-type="float">
            <text:p>158059</text:p>
          </table:table-cell>
          <table:table-cell office:value-type="float" office:value="1000" calcext:value-type="float">
            <text:p>1000</text:p>
          </table:table-cell>
          <table:table-cell office:value-type="float" office:value="158.059" calcext:value-type="float">
            <text:p>158.059</text:p>
          </table:table-cell>
          <table:table-cell office:value-type="float" office:value="124" calcext:value-type="float">
            <text:p>124</text:p>
          </table:table-cell>
          <table:table-cell office:value-type="float" office:value="186" calcext:value-type="float">
            <text:p>186</text:p>
          </table:table-cell>
          <table:table-cell office:value-type="float" office:value="0.0237843" calcext:value-type="float">
            <text:p>0.02378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7843" calcext:value-type="float">
            <text:p>2.37843E-05</text:p>
          </table:table-cell>
          <table:table-cell office:value-type="float" office:value="0.000016588" calcext:value-type="float">
            <text:p>1.6588E-05</text:p>
          </table:table-cell>
          <table:table-cell office:value-type="float" office:value="0.000049347" calcext:value-type="float">
            <text:p>4.9347E-05</text:p>
          </table:table-cell>
          <table:table-cell office:value-type="float" office:value="214765" calcext:value-type="float">
            <text:p>214765</text:p>
          </table:table-cell>
          <table:table-cell office:value-type="float" office:value="1000" calcext:value-type="float">
            <text:p>1000</text:p>
          </table:table-cell>
          <table:table-cell office:value-type="float" office:value="214.765" calcext:value-type="float">
            <text:p>214.765</text:p>
          </table:table-cell>
          <table:table-cell office:value-type="float" office:value="153" calcext:value-type="float">
            <text:p>153</text:p>
          </table:table-cell>
          <table:table-cell office:value-type="float" office:value="367" calcext:value-type="float">
            <text:p>367</text:p>
          </table:table-cell>
          <table:table-cell office:value-type="float" office:value="3930" calcext:value-type="float">
            <text:p>3930</text:p>
          </table:table-cell>
          <table:table-cell office:value-type="float" office:value="1000" calcext:value-type="float">
            <text:p>1000</text:p>
          </table:table-cell>
          <table:table-cell office:value-type="float" office:value="3.93" calcext:value-type="float">
            <text:p>3.9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59" calcext:value-type="float">
            <text:p>4559</text:p>
          </table:table-cell>
          <table:table-cell office:value-type="float" office:value="1000" calcext:value-type="float">
            <text:p>1000</text:p>
          </table:table-cell>
          <table:table-cell office:value-type="float" office:value="4.559" calcext:value-type="float">
            <text:p>4.55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29" calcext:value-type="float">
            <text:p>629</text:p>
          </table:table-cell>
          <table:table-cell office:value-type="float" office:value="1000" calcext:value-type="float">
            <text:p>100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11577" calcext:value-type="float">
            <text:p>211577</text:p>
          </table:table-cell>
          <table:table-cell office:value-type="float" office:value="1000" calcext:value-type="float">
            <text:p>1000</text:p>
          </table:table-cell>
          <table:table-cell office:value-type="float" office:value="211.577" calcext:value-type="float">
            <text:p>211.577</text:p>
          </table:table-cell>
          <table:table-cell office:value-type="float" office:value="169" calcext:value-type="float">
            <text:p>169</text:p>
          </table:table-cell>
          <table:table-cell office:value-type="float" office:value="251" calcext:value-type="float">
            <text:p>251</text:p>
          </table:table-cell>
          <table:table-cell office:value-type="float" office:value="0.0314517" calcext:value-type="float">
            <text:p>0.03145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4517" calcext:value-type="float">
            <text:p>3.14517E-05</text:p>
          </table:table-cell>
          <table:table-cell office:value-type="float" office:value="0.000018191" calcext:value-type="float">
            <text:p>1.8191E-05</text:p>
          </table:table-cell>
          <table:table-cell office:value-type="float" office:value="0.000064631" calcext:value-type="float">
            <text:p>6.4631E-05</text:p>
          </table:table-cell>
          <table:table-cell office:value-type="float" office:value="283675" calcext:value-type="float">
            <text:p>283675</text:p>
          </table:table-cell>
          <table:table-cell office:value-type="float" office:value="1000" calcext:value-type="float">
            <text:p>1000</text:p>
          </table:table-cell>
          <table:table-cell office:value-type="float" office:value="283.675" calcext:value-type="float">
            <text:p>283.675</text:p>
          </table:table-cell>
          <table:table-cell office:value-type="float" office:value="168" calcext:value-type="float">
            <text:p>168</text:p>
          </table:table-cell>
          <table:table-cell office:value-type="float" office:value="476" calcext:value-type="float">
            <text:p>476</text:p>
          </table:table-cell>
          <table:table-cell office:value-type="float" office:value="4741" calcext:value-type="float">
            <text:p>4741</text:p>
          </table:table-cell>
          <table:table-cell office:value-type="float" office:value="1000" calcext:value-type="float">
            <text:p>1000</text:p>
          </table:table-cell>
          <table:table-cell office:value-type="float" office:value="4.741" calcext:value-type="float">
            <text:p>4.74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436" calcext:value-type="float">
            <text:p>5436</text:p>
          </table:table-cell>
          <table:table-cell office:value-type="float" office:value="1000" calcext:value-type="float">
            <text:p>1000</text:p>
          </table:table-cell>
          <table:table-cell office:value-type="float" office:value="5.436" calcext:value-type="float">
            <text:p>5.43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95" calcext:value-type="float">
            <text:p>695</text:p>
          </table:table-cell>
          <table:table-cell office:value-type="float" office:value="1000" calcext:value-type="float">
            <text:p>1000</text:p>
          </table:table-cell>
          <table:table-cell office:value-type="float" office:value="0.695" calcext:value-type="float">
            <text:p>0.6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263907" calcext:value-type="float">
            <text:p>263907</text:p>
          </table:table-cell>
          <table:table-cell office:value-type="float" office:value="1000" calcext:value-type="float">
            <text:p>1000</text:p>
          </table:table-cell>
          <table:table-cell office:value-type="float" office:value="263.907" calcext:value-type="float">
            <text:p>263.907</text:p>
          </table:table-cell>
          <table:table-cell office:value-type="float" office:value="229" calcext:value-type="float">
            <text:p>229</text:p>
          </table:table-cell>
          <table:table-cell office:value-type="float" office:value="294" calcext:value-type="float">
            <text:p>294</text:p>
          </table:table-cell>
          <table:table-cell office:value-type="float" office:value="0.0413513" calcext:value-type="float">
            <text:p>0.04135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3513" calcext:value-type="float">
            <text:p>4.13513E-05</text:p>
          </table:table-cell>
          <table:table-cell office:value-type="float" office:value="0.00002582" calcext:value-type="float">
            <text:p>2.582E-05</text:p>
          </table:table-cell>
          <table:table-cell office:value-type="float" office:value="0.000095801" calcext:value-type="float">
            <text:p>9.5801E-05</text:p>
          </table:table-cell>
          <table:table-cell office:value-type="float" office:value="379232" calcext:value-type="float">
            <text:p>379232</text:p>
          </table:table-cell>
          <table:table-cell office:value-type="float" office:value="1000" calcext:value-type="float">
            <text:p>1000</text:p>
          </table:table-cell>
          <table:table-cell office:value-type="float" office:value="379.232" calcext:value-type="float">
            <text:p>379.232</text:p>
          </table:table-cell>
          <table:table-cell office:value-type="float" office:value="235" calcext:value-type="float">
            <text:p>235</text:p>
          </table:table-cell>
          <table:table-cell office:value-type="float" office:value="627" calcext:value-type="float">
            <text:p>627</text:p>
          </table:table-cell>
          <table:table-cell office:value-type="float" office:value="5646" calcext:value-type="float">
            <text:p>5646</text:p>
          </table:table-cell>
          <table:table-cell office:value-type="float" office:value="1000" calcext:value-type="float">
            <text:p>1000</text:p>
          </table:table-cell>
          <table:table-cell office:value-type="float" office:value="5.646" calcext:value-type="float">
            <text:p>5.6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72" calcext:value-type="float">
            <text:p>6472</text:p>
          </table:table-cell>
          <table:table-cell office:value-type="float" office:value="1000" calcext:value-type="float">
            <text:p>1000</text:p>
          </table:table-cell>
          <table:table-cell office:value-type="float" office:value="6.472" calcext:value-type="float">
            <text:p>6.47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26" calcext:value-type="float">
            <text:p>826</text:p>
          </table:table-cell>
          <table:table-cell office:value-type="float" office:value="1000" calcext:value-type="float">
            <text:p>1000</text:p>
          </table:table-cell>
          <table:table-cell office:value-type="float" office:value="0.826" calcext:value-type="float">
            <text:p>0.8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316837" calcext:value-type="float">
            <text:p>316837</text:p>
          </table:table-cell>
          <table:table-cell office:value-type="float" office:value="1000" calcext:value-type="float">
            <text:p>1000</text:p>
          </table:table-cell>
          <table:table-cell office:value-type="float" office:value="316.837" calcext:value-type="float">
            <text:p>316.837</text:p>
          </table:table-cell>
          <table:table-cell office:value-type="float" office:value="282" calcext:value-type="float">
            <text:p>282</text:p>
          </table:table-cell>
          <table:table-cell office:value-type="float" office:value="354" calcext:value-type="float">
            <text:p>354</text:p>
          </table:table-cell>
          <table:table-cell office:value-type="float" office:value="0.057136" calcext:value-type="float">
            <text:p>0.0571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136" calcext:value-type="float">
            <text:p>5.7136E-05</text:p>
          </table:table-cell>
          <table:table-cell office:value-type="float" office:value="0.000027792" calcext:value-type="float">
            <text:p>2.7792E-05</text:p>
          </table:table-cell>
          <table:table-cell office:value-type="float" office:value="0.000123091" calcext:value-type="float">
            <text:p>0.000123091</text:p>
          </table:table-cell>
          <table:table-cell office:value-type="float" office:value="536917" calcext:value-type="float">
            <text:p>536917</text:p>
          </table:table-cell>
          <table:table-cell office:value-type="float" office:value="1000" calcext:value-type="float">
            <text:p>1000</text:p>
          </table:table-cell>
          <table:table-cell office:value-type="float" office:value="536.917" calcext:value-type="float">
            <text:p>536.917</text:p>
          </table:table-cell>
          <table:table-cell office:value-type="float" office:value="256" calcext:value-type="float">
            <text:p>256</text:p>
          </table:table-cell>
          <table:table-cell office:value-type="float" office:value="904" calcext:value-type="float">
            <text:p>904</text:p>
          </table:table-cell>
          <table:table-cell office:value-type="float" office:value="6864" calcext:value-type="float">
            <text:p>6864</text:p>
          </table:table-cell>
          <table:table-cell office:value-type="float" office:value="1000" calcext:value-type="float">
            <text:p>1000</text:p>
          </table:table-cell>
          <table:table-cell office:value-type="float" office:value="6.864" calcext:value-type="float">
            <text:p>6.86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784" calcext:value-type="float">
            <text:p>7784</text:p>
          </table:table-cell>
          <table:table-cell office:value-type="float" office:value="1000" calcext:value-type="float">
            <text:p>1000</text:p>
          </table:table-cell>
          <table:table-cell office:value-type="float" office:value="7.784" calcext:value-type="float">
            <text:p>7.78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20" calcext:value-type="float">
            <text:p>920</text:p>
          </table:table-cell>
          <table:table-cell office:value-type="float" office:value="1000" calcext:value-type="float">
            <text:p>1000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69021" calcext:value-type="float">
            <text:p>369021</text:p>
          </table:table-cell>
          <table:table-cell office:value-type="float" office:value="1000" calcext:value-type="float">
            <text:p>1000</text:p>
          </table:table-cell>
          <table:table-cell office:value-type="float" office:value="369.021" calcext:value-type="float">
            <text:p>369.021</text:p>
          </table:table-cell>
          <table:table-cell office:value-type="float" office:value="327" calcext:value-type="float">
            <text:p>327</text:p>
          </table:table-cell>
          <table:table-cell office:value-type="float" office:value="403" calcext:value-type="float">
            <text:p>403</text:p>
          </table:table-cell>
          <table:table-cell office:value-type="float" office:value="0.0840017" calcext:value-type="float">
            <text:p>0.08400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40017" calcext:value-type="float">
            <text:p>8.40017E-05</text:p>
          </table:table-cell>
          <table:table-cell office:value-type="float" office:value="0.00004661" calcext:value-type="float">
            <text:p>4.661E-05</text:p>
          </table:table-cell>
          <table:table-cell office:value-type="float" office:value="0.000159564" calcext:value-type="float">
            <text:p>0.000159564</text:p>
          </table:table-cell>
          <table:table-cell office:value-type="float" office:value="808613" calcext:value-type="float">
            <text:p>808613</text:p>
          </table:table-cell>
          <table:table-cell office:value-type="float" office:value="1000" calcext:value-type="float">
            <text:p>1000</text:p>
          </table:table-cell>
          <table:table-cell office:value-type="float" office:value="808.613" calcext:value-type="float">
            <text:p>808.613</text:p>
          </table:table-cell>
          <table:table-cell office:value-type="float" office:value="434" calcext:value-type="float">
            <text:p>434</text:p>
          </table:table-cell>
          <table:table-cell office:value-type="float" office:value="1600" calcext:value-type="float">
            <text:p>1600</text:p>
          </table:table-cell>
          <table:table-cell office:value-type="float" office:value="8512" calcext:value-type="float">
            <text:p>8512</text:p>
          </table:table-cell>
          <table:table-cell office:value-type="float" office:value="1000" calcext:value-type="float">
            <text:p>1000</text:p>
          </table:table-cell>
          <table:table-cell office:value-type="float" office:value="8.512" calcext:value-type="float">
            <text:p>8.5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500" calcext:value-type="float">
            <text:p>9500</text:p>
          </table:table-cell>
          <table:table-cell office:value-type="float" office:value="1000" calcext:value-type="float">
            <text:p>1000</text:p>
          </table:table-cell>
          <table:table-cell office:value-type="float" office:value="9.5" calcext:value-type="float">
            <text:p>9.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88" calcext:value-type="float">
            <text:p>988</text:p>
          </table:table-cell>
          <table:table-cell office:value-type="float" office:value="1000" calcext:value-type="float">
            <text:p>1000</text:p>
          </table:table-cell>
          <table:table-cell office:value-type="float" office:value="0.988" calcext:value-type="float">
            <text:p>0.9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422313" calcext:value-type="float">
            <text:p>422313</text:p>
          </table:table-cell>
          <table:table-cell office:value-type="float" office:value="1000" calcext:value-type="float">
            <text:p>1000</text:p>
          </table:table-cell>
          <table:table-cell office:value-type="float" office:value="422.313" calcext:value-type="float">
            <text:p>422.313</text:p>
          </table:table-cell>
          <table:table-cell office:value-type="float" office:value="393" calcext:value-type="float">
            <text:p>393</text:p>
          </table:table-cell>
          <table:table-cell office:value-type="float" office:value="449" calcext:value-type="float">
            <text:p>449</text:p>
          </table:table-cell>
          <table:table-cell office:value-type="float" office:value="0.139935" calcext:value-type="float">
            <text:p>0.1399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9935" calcext:value-type="float">
            <text:p>0.000139935</text:p>
          </table:table-cell>
          <table:table-cell office:value-type="float" office:value="0.000078966" calcext:value-type="float">
            <text:p>7.8966E-05</text:p>
          </table:table-cell>
          <table:table-cell office:value-type="float" office:value="0.000233731" calcext:value-type="float">
            <text:p>0.000233731</text:p>
          </table:table-cell>
          <table:table-cell office:value-type="float" office:value="1390132" calcext:value-type="float">
            <text:p>1390132</text:p>
          </table:table-cell>
          <table:table-cell office:value-type="float" office:value="1000" calcext:value-type="float">
            <text:p>1000</text:p>
          </table:table-cell>
          <table:table-cell office:value-type="float" office:value="1390.13" calcext:value-type="float">
            <text:p>1390.13</text:p>
          </table:table-cell>
          <table:table-cell office:value-type="float" office:value="762" calcext:value-type="float">
            <text:p>762</text:p>
          </table:table-cell>
          <table:table-cell office:value-type="float" office:value="2386" calcext:value-type="float">
            <text:p>2386</text:p>
          </table:table-cell>
          <table:table-cell office:value-type="float" office:value="11175" calcext:value-type="float">
            <text:p>11175</text:p>
          </table:table-cell>
          <table:table-cell office:value-type="float" office:value="1000" calcext:value-type="float">
            <text:p>1000</text:p>
          </table:table-cell>
          <table:table-cell office:value-type="float" office:value="11.175" calcext:value-type="float">
            <text:p>11.17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138" calcext:value-type="float">
            <text:p>12138</text:p>
          </table:table-cell>
          <table:table-cell office:value-type="float" office:value="1000" calcext:value-type="float">
            <text:p>1000</text:p>
          </table:table-cell>
          <table:table-cell office:value-type="float" office:value="12.138" calcext:value-type="float">
            <text:p>12.13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63" calcext:value-type="float">
            <text:p>963</text:p>
          </table:table-cell>
          <table:table-cell office:value-type="float" office:value="1000" calcext:value-type="float">
            <text:p>1000</text:p>
          </table:table-cell>
          <table:table-cell office:value-type="float" office:value="0.963" calcext:value-type="float">
            <text:p>0.96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475552" calcext:value-type="float">
            <text:p>475552</text:p>
          </table:table-cell>
          <table:table-cell office:value-type="float" office:value="1000" calcext:value-type="float">
            <text:p>1000</text:p>
          </table:table-cell>
          <table:table-cell office:value-type="float" office:value="475.552" calcext:value-type="float">
            <text:p>475.552</text:p>
          </table:table-cell>
          <table:table-cell office:value-type="float" office:value="448" calcext:value-type="float">
            <text:p>448</text:p>
          </table:table-cell>
          <table:table-cell office:value-type="float" office:value="494" calcext:value-type="float">
            <text:p>494</text:p>
          </table:table-cell>
          <table:table-cell office:value-type="float" office:value="0.290374" calcext:value-type="float">
            <text:p>0.2903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0374" calcext:value-type="float">
            <text:p>0.000290374</text:p>
          </table:table-cell>
          <table:table-cell office:value-type="float" office:value="0.00015706" calcext:value-type="float">
            <text:p>0.00015706</text:p>
          </table:table-cell>
          <table:table-cell office:value-type="float" office:value="0.000477504" calcext:value-type="float">
            <text:p>0.000477504</text:p>
          </table:table-cell>
          <table:table-cell office:value-type="float" office:value="2985292" calcext:value-type="float">
            <text:p>2985292</text:p>
          </table:table-cell>
          <table:table-cell office:value-type="float" office:value="1000" calcext:value-type="float">
            <text:p>1000</text:p>
          </table:table-cell>
          <table:table-cell office:value-type="float" office:value="2985.29" calcext:value-type="float">
            <text:p>2985.29</text:p>
          </table:table-cell>
          <table:table-cell office:value-type="float" office:value="1579" calcext:value-type="float">
            <text:p>1579</text:p>
          </table:table-cell>
          <table:table-cell office:value-type="float" office:value="4680" calcext:value-type="float">
            <text:p>4680</text:p>
          </table:table-cell>
          <table:table-cell office:value-type="float" office:value="16146" calcext:value-type="float">
            <text:p>16146</text:p>
          </table:table-cell>
          <table:table-cell office:value-type="float" office:value="1000" calcext:value-type="float">
            <text:p>1000</text:p>
          </table:table-cell>
          <table:table-cell office:value-type="float" office:value="16.146" calcext:value-type="float">
            <text:p>16.14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6821" calcext:value-type="float">
            <text:p>16821</text:p>
          </table:table-cell>
          <table:table-cell office:value-type="float" office:value="1000" calcext:value-type="float">
            <text:p>1000</text:p>
          </table:table-cell>
          <table:table-cell office:value-type="float" office:value="16.821" calcext:value-type="float">
            <text:p>16.82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office:value-type="float" office:value="1000" calcext:value-type="float">
            <text:p>1000</text:p>
          </table:table-cell>
          <table:table-cell office:value-type="float" office:value="0.675" calcext:value-type="float">
            <text:p>0.6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3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5823" calcext:value-type="float">
            <text:p>55823</text:p>
          </table:table-cell>
          <table:table-cell office:value-type="float" office:value="1000" calcext:value-type="float">
            <text:p>1000</text:p>
          </table:table-cell>
          <table:table-cell office:value-type="float" office:value="55.823" calcext:value-type="float">
            <text:p>55.823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0.0142439" calcext:value-type="float">
            <text:p>0.01424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2439" calcext:value-type="float">
            <text:p>1.42439E-05</text:p>
          </table:table-cell>
          <table:table-cell office:value-type="float" office:value="0.000010485" calcext:value-type="float">
            <text:p>1.0485E-05</text:p>
          </table:table-cell>
          <table:table-cell office:value-type="float" office:value="0.00004165" calcext:value-type="float">
            <text:p>4.165E-05</text:p>
          </table:table-cell>
          <table:table-cell office:value-type="float" office:value="133796" calcext:value-type="float">
            <text:p>133796</text:p>
          </table:table-cell>
          <table:table-cell office:value-type="float" office:value="1000" calcext:value-type="float">
            <text:p>1000</text:p>
          </table:table-cell>
          <table:table-cell office:value-type="float" office:value="133.796" calcext:value-type="float">
            <text:p>133.796</text:p>
          </table:table-cell>
          <table:table-cell office:value-type="float" office:value="104" calcext:value-type="float">
            <text:p>104</text:p>
          </table:table-cell>
          <table:table-cell office:value-type="float" office:value="205" calcext:value-type="float">
            <text:p>205</text:p>
          </table:table-cell>
          <table:table-cell office:value-type="float" office:value="2614" calcext:value-type="float">
            <text:p>2614</text:p>
          </table:table-cell>
          <table:table-cell office:value-type="float" office:value="1000" calcext:value-type="float">
            <text:p>1000</text:p>
          </table:table-cell>
          <table:table-cell office:value-type="float" office:value="2.614" calcext:value-type="float">
            <text:p>2.6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27" calcext:value-type="float">
            <text:p>3027</text:p>
          </table:table-cell>
          <table:table-cell office:value-type="float" office:value="1000" calcext:value-type="float">
            <text:p>1000</text:p>
          </table:table-cell>
          <table:table-cell office:value-type="float" office:value="3.027" calcext:value-type="float">
            <text:p>3.0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3" calcext:value-type="float">
            <text:p>413</text:p>
          </table:table-cell>
          <table:table-cell office:value-type="float" office:value="1000" calcext:value-type="float">
            <text:p>1000</text:p>
          </table:table-cell>
          <table:table-cell office:value-type="float" office:value="0.413" calcext:value-type="float">
            <text:p>0.4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12097" calcext:value-type="float">
            <text:p>112097</text:p>
          </table:table-cell>
          <table:table-cell office:value-type="float" office:value="1000" calcext:value-type="float">
            <text:p>1000</text:p>
          </table:table-cell>
          <table:table-cell office:value-type="float" office:value="112.097" calcext:value-type="float">
            <text:p>112.097</text:p>
          </table:table-cell>
          <table:table-cell office:value-type="float" office:value="82" calcext:value-type="float">
            <text:p>82</text:p>
          </table:table-cell>
          <table:table-cell office:value-type="float" office:value="143" calcext:value-type="float">
            <text:p>143</text:p>
          </table:table-cell>
          <table:table-cell office:value-type="float" office:value="0.0190922" calcext:value-type="float">
            <text:p>0.01909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0922" calcext:value-type="float">
            <text:p>1.90922E-05</text:p>
          </table:table-cell>
          <table:table-cell office:value-type="float" office:value="0.000011066" calcext:value-type="float">
            <text:p>1.1066E-05</text:p>
          </table:table-cell>
          <table:table-cell office:value-type="float" office:value="0.000046822" calcext:value-type="float">
            <text:p>4.6822E-05</text:p>
          </table:table-cell>
          <table:table-cell office:value-type="float" office:value="173702" calcext:value-type="float">
            <text:p>173702</text:p>
          </table:table-cell>
          <table:table-cell office:value-type="float" office:value="1000" calcext:value-type="float">
            <text:p>1000</text:p>
          </table:table-cell>
          <table:table-cell office:value-type="float" office:value="173.702" calcext:value-type="float">
            <text:p>173.702</text:p>
          </table:table-cell>
          <table:table-cell office:value-type="float" office:value="110" calcext:value-type="float">
            <text:p>110</text:p>
          </table:table-cell>
          <table:table-cell office:value-type="float" office:value="278" calcext:value-type="float">
            <text:p>278</text:p>
          </table:table-cell>
          <table:table-cell office:value-type="float" office:value="3294" calcext:value-type="float">
            <text:p>3294</text:p>
          </table:table-cell>
          <table:table-cell office:value-type="float" office:value="1000" calcext:value-type="float">
            <text:p>1000</text:p>
          </table:table-cell>
          <table:table-cell office:value-type="float" office:value="3.294" calcext:value-type="float">
            <text:p>3.2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66" calcext:value-type="float">
            <text:p>3866</text:p>
          </table:table-cell>
          <table:table-cell office:value-type="float" office:value="1000" calcext:value-type="float">
            <text:p>1000</text:p>
          </table:table-cell>
          <table:table-cell office:value-type="float" office:value="3.866" calcext:value-type="float">
            <text:p>3.8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72" calcext:value-type="float">
            <text:p>572</text:p>
          </table:table-cell>
          <table:table-cell office:value-type="float" office:value="1000" calcext:value-type="float">
            <text:p>1000</text:p>
          </table:table-cell>
          <table:table-cell office:value-type="float" office:value="0.572" calcext:value-type="float">
            <text:p>0.5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68109" calcext:value-type="float">
            <text:p>168109</text:p>
          </table:table-cell>
          <table:table-cell office:value-type="float" office:value="1000" calcext:value-type="float">
            <text:p>1000</text:p>
          </table:table-cell>
          <table:table-cell office:value-type="float" office:value="168.109" calcext:value-type="float">
            <text:p>168.109</text:p>
          </table:table-cell>
          <table:table-cell office:value-type="float" office:value="128" calcext:value-type="float">
            <text:p>128</text:p>
          </table:table-cell>
          <table:table-cell office:value-type="float" office:value="203" calcext:value-type="float">
            <text:p>203</text:p>
          </table:table-cell>
          <table:table-cell office:value-type="float" office:value="0.0248566" calcext:value-type="float">
            <text:p>0.02485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8566" calcext:value-type="float">
            <text:p>2.48566E-05</text:p>
          </table:table-cell>
          <table:table-cell office:value-type="float" office:value="0.000017125" calcext:value-type="float">
            <text:p>1.7125E-05</text:p>
          </table:table-cell>
          <table:table-cell office:value-type="float" office:value="0.000052465" calcext:value-type="float">
            <text:p>5.2465E-05</text:p>
          </table:table-cell>
          <table:table-cell office:value-type="float" office:value="223945" calcext:value-type="float">
            <text:p>223945</text:p>
          </table:table-cell>
          <table:table-cell office:value-type="float" office:value="1000" calcext:value-type="float">
            <text:p>1000</text:p>
          </table:table-cell>
          <table:table-cell office:value-type="float" office:value="223.945" calcext:value-type="float">
            <text:p>223.945</text:p>
          </table:table-cell>
          <table:table-cell office:value-type="float" office:value="159" calcext:value-type="float">
            <text:p>159</text:p>
          </table:table-cell>
          <table:table-cell office:value-type="float" office:value="364" calcext:value-type="float">
            <text:p>364</text:p>
          </table:table-cell>
          <table:table-cell office:value-type="float" office:value="3983" calcext:value-type="float">
            <text:p>3983</text:p>
          </table:table-cell>
          <table:table-cell office:value-type="float" office:value="1000" calcext:value-type="float">
            <text:p>1000</text:p>
          </table:table-cell>
          <table:table-cell office:value-type="float" office:value="3.983" calcext:value-type="float">
            <text:p>3.98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633" calcext:value-type="float">
            <text:p>4633</text:p>
          </table:table-cell>
          <table:table-cell office:value-type="float" office:value="1000" calcext:value-type="float">
            <text:p>1000</text:p>
          </table:table-cell>
          <table:table-cell office:value-type="float" office:value="4.633" calcext:value-type="float">
            <text:p>4.63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float" office:value="1000" calcext:value-type="float">
            <text:p>1000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24504" calcext:value-type="float">
            <text:p>224504</text:p>
          </table:table-cell>
          <table:table-cell office:value-type="float" office:value="1000" calcext:value-type="float">
            <text:p>1000</text:p>
          </table:table-cell>
          <table:table-cell office:value-type="float" office:value="224.504" calcext:value-type="float">
            <text:p>224.504</text:p>
          </table:table-cell>
          <table:table-cell office:value-type="float" office:value="180" calcext:value-type="float">
            <text:p>180</text:p>
          </table:table-cell>
          <table:table-cell office:value-type="float" office:value="259" calcext:value-type="float">
            <text:p>259</text:p>
          </table:table-cell>
          <table:table-cell office:value-type="float" office:value="0.0325182" calcext:value-type="float">
            <text:p>0.03251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5182" calcext:value-type="float">
            <text:p>3.25182E-05</text:p>
          </table:table-cell>
          <table:table-cell office:value-type="float" office:value="0.000018501" calcext:value-type="float">
            <text:p>1.8501E-05</text:p>
          </table:table-cell>
          <table:table-cell office:value-type="float" office:value="0.000056489" calcext:value-type="float">
            <text:p>5.6489E-05</text:p>
          </table:table-cell>
          <table:table-cell office:value-type="float" office:value="295130" calcext:value-type="float">
            <text:p>295130</text:p>
          </table:table-cell>
          <table:table-cell office:value-type="float" office:value="1000" calcext:value-type="float">
            <text:p>1000</text:p>
          </table:table-cell>
          <table:table-cell office:value-type="float" office:value="295.13" calcext:value-type="float">
            <text:p>295.13</text:p>
          </table:table-cell>
          <table:table-cell office:value-type="float" office:value="170" calcext:value-type="float">
            <text:p>170</text:p>
          </table:table-cell>
          <table:table-cell office:value-type="float" office:value="470" calcext:value-type="float">
            <text:p>470</text:p>
          </table:table-cell>
          <table:table-cell office:value-type="float" office:value="4780" calcext:value-type="float">
            <text:p>4780</text:p>
          </table:table-cell>
          <table:table-cell office:value-type="float" office:value="1000" calcext:value-type="float">
            <text:p>1000</text:p>
          </table:table-cell>
          <table:table-cell office:value-type="float" office:value="4.78" calcext:value-type="float">
            <text:p>4.7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00" calcext:value-type="float">
            <text:p>5500</text:p>
          </table:table-cell>
          <table:table-cell office:value-type="float" office:value="1000" calcext:value-type="float">
            <text:p>1000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20" calcext:value-type="float">
            <text:p>720</text:p>
          </table:table-cell>
          <table:table-cell office:value-type="float" office:value="1000" calcext:value-type="float">
            <text:p>1000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280857" calcext:value-type="float">
            <text:p>280857</text:p>
          </table:table-cell>
          <table:table-cell office:value-type="float" office:value="1000" calcext:value-type="float">
            <text:p>1000</text:p>
          </table:table-cell>
          <table:table-cell office:value-type="float" office:value="280.857" calcext:value-type="float">
            <text:p>280.857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0.0430831" calcext:value-type="float">
            <text:p>0.04308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0831" calcext:value-type="float">
            <text:p>4.30831E-05</text:p>
          </table:table-cell>
          <table:table-cell office:value-type="float" office:value="0.000026413" calcext:value-type="float">
            <text:p>2.6413E-05</text:p>
          </table:table-cell>
          <table:table-cell office:value-type="float" office:value="0.000077985" calcext:value-type="float">
            <text:p>7.7985E-05</text:p>
          </table:table-cell>
          <table:table-cell office:value-type="float" office:value="396562" calcext:value-type="float">
            <text:p>396562</text:p>
          </table:table-cell>
          <table:table-cell office:value-type="float" office:value="1000" calcext:value-type="float">
            <text:p>1000</text:p>
          </table:table-cell>
          <table:table-cell office:value-type="float" office:value="396.562" calcext:value-type="float">
            <text:p>396.562</text:p>
          </table:table-cell>
          <table:table-cell office:value-type="float" office:value="241" calcext:value-type="float">
            <text:p>241</text:p>
          </table:table-cell>
          <table:table-cell office:value-type="float" office:value="733" calcext:value-type="float">
            <text:p>733</text:p>
          </table:table-cell>
          <table:table-cell office:value-type="float" office:value="5712" calcext:value-type="float">
            <text:p>5712</text:p>
          </table:table-cell>
          <table:table-cell office:value-type="float" office:value="1000" calcext:value-type="float">
            <text:p>1000</text:p>
          </table:table-cell>
          <table:table-cell office:value-type="float" office:value="5.712" calcext:value-type="float">
            <text:p>5.7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544" calcext:value-type="float">
            <text:p>6544</text:p>
          </table:table-cell>
          <table:table-cell office:value-type="float" office:value="1000" calcext:value-type="float">
            <text:p>1000</text:p>
          </table:table-cell>
          <table:table-cell office:value-type="float" office:value="6.544" calcext:value-type="float">
            <text:p>6.54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32" calcext:value-type="float">
            <text:p>832</text:p>
          </table:table-cell>
          <table:table-cell office:value-type="float" office:value="1000" calcext:value-type="float">
            <text:p>1000</text:p>
          </table:table-cell>
          <table:table-cell office:value-type="float" office:value="0.832" calcext:value-type="float">
            <text:p>0.8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336267" calcext:value-type="float">
            <text:p>336267</text:p>
          </table:table-cell>
          <table:table-cell office:value-type="float" office:value="1000" calcext:value-type="float">
            <text:p>1000</text:p>
          </table:table-cell>
          <table:table-cell office:value-type="float" office:value="336.267" calcext:value-type="float">
            <text:p>336.267</text:p>
          </table:table-cell>
          <table:table-cell office:value-type="float" office:value="300" calcext:value-type="float">
            <text:p>300</text:p>
          </table:table-cell>
          <table:table-cell office:value-type="float" office:value="371" calcext:value-type="float">
            <text:p>371</text:p>
          </table:table-cell>
          <table:table-cell office:value-type="float" office:value="0.0589652" calcext:value-type="float">
            <text:p>0.05896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9652" calcext:value-type="float">
            <text:p>5.89652E-05</text:p>
          </table:table-cell>
          <table:table-cell office:value-type="float" office:value="0.000034637" calcext:value-type="float">
            <text:p>3.4637E-05</text:p>
          </table:table-cell>
          <table:table-cell office:value-type="float" office:value="0.000102288" calcext:value-type="float">
            <text:p>0.000102288</text:p>
          </table:table-cell>
          <table:table-cell office:value-type="float" office:value="555041" calcext:value-type="float">
            <text:p>555041</text:p>
          </table:table-cell>
          <table:table-cell office:value-type="float" office:value="1000" calcext:value-type="float">
            <text:p>1000</text:p>
          </table:table-cell>
          <table:table-cell office:value-type="float" office:value="555.041" calcext:value-type="float">
            <text:p>555.041</text:p>
          </table:table-cell>
          <table:table-cell office:value-type="float" office:value="316" calcext:value-type="float">
            <text:p>316</text:p>
          </table:table-cell>
          <table:table-cell office:value-type="float" office:value="947" calcext:value-type="float">
            <text:p>947</text:p>
          </table:table-cell>
          <table:table-cell office:value-type="float" office:value="6887" calcext:value-type="float">
            <text:p>6887</text:p>
          </table:table-cell>
          <table:table-cell office:value-type="float" office:value="1000" calcext:value-type="float">
            <text:p>1000</text:p>
          </table:table-cell>
          <table:table-cell office:value-type="float" office:value="6.887" calcext:value-type="float">
            <text:p>6.88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898" calcext:value-type="float">
            <text:p>7898</text:p>
          </table:table-cell>
          <table:table-cell office:value-type="float" office:value="1000" calcext:value-type="float">
            <text:p>1000</text:p>
          </table:table-cell>
          <table:table-cell office:value-type="float" office:value="7.898" calcext:value-type="float">
            <text:p>7.89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11" calcext:value-type="float">
            <text:p>1011</text:p>
          </table:table-cell>
          <table:table-cell office:value-type="float" office:value="1000" calcext:value-type="float">
            <text:p>1000</text:p>
          </table:table-cell>
          <table:table-cell office:value-type="float" office:value="1.011" calcext:value-type="float">
            <text:p>1.0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392797" calcext:value-type="float">
            <text:p>392797</text:p>
          </table:table-cell>
          <table:table-cell office:value-type="float" office:value="1000" calcext:value-type="float">
            <text:p>1000</text:p>
          </table:table-cell>
          <table:table-cell office:value-type="float" office:value="392.797" calcext:value-type="float">
            <text:p>392.797</text:p>
          </table:table-cell>
          <table:table-cell office:value-type="float" office:value="359" calcext:value-type="float">
            <text:p>359</text:p>
          </table:table-cell>
          <table:table-cell office:value-type="float" office:value="423" calcext:value-type="float">
            <text:p>423</text:p>
          </table:table-cell>
          <table:table-cell office:value-type="float" office:value="0.0873763" calcext:value-type="float">
            <text:p>0.08737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73763" calcext:value-type="float">
            <text:p>8.73763E-05</text:p>
          </table:table-cell>
          <table:table-cell office:value-type="float" office:value="0.000051144" calcext:value-type="float">
            <text:p>5.1144E-05</text:p>
          </table:table-cell>
          <table:table-cell office:value-type="float" office:value="0.000140844" calcext:value-type="float">
            <text:p>0.000140844</text:p>
          </table:table-cell>
          <table:table-cell office:value-type="float" office:value="843735" calcext:value-type="float">
            <text:p>843735</text:p>
          </table:table-cell>
          <table:table-cell office:value-type="float" office:value="1000" calcext:value-type="float">
            <text:p>1000</text:p>
          </table:table-cell>
          <table:table-cell office:value-type="float" office:value="843.735" calcext:value-type="float">
            <text:p>843.735</text:p>
          </table:table-cell>
          <table:table-cell office:value-type="float" office:value="487" calcext:value-type="float">
            <text:p>487</text:p>
          </table:table-cell>
          <table:table-cell office:value-type="float" office:value="1387" calcext:value-type="float">
            <text:p>1387</text:p>
          </table:table-cell>
          <table:table-cell office:value-type="float" office:value="8600" calcext:value-type="float">
            <text:p>8600</text:p>
          </table:table-cell>
          <table:table-cell office:value-type="float" office:value="1000" calcext:value-type="float">
            <text:p>1000</text:p>
          </table:table-cell>
          <table:table-cell office:value-type="float" office:value="8.6" calcext:value-type="float">
            <text:p>8.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684" calcext:value-type="float">
            <text:p>9684</text:p>
          </table:table-cell>
          <table:table-cell office:value-type="float" office:value="1000" calcext:value-type="float">
            <text:p>1000</text:p>
          </table:table-cell>
          <table:table-cell office:value-type="float" office:value="9.684" calcext:value-type="float">
            <text:p>9.68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84" calcext:value-type="float">
            <text:p>1084</text:p>
          </table:table-cell>
          <table:table-cell office:value-type="float" office:value="1000" calcext:value-type="float">
            <text:p>1000</text:p>
          </table:table-cell>
          <table:table-cell office:value-type="float" office:value="1.084" calcext:value-type="float">
            <text:p>1.08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448852" calcext:value-type="float">
            <text:p>448852</text:p>
          </table:table-cell>
          <table:table-cell office:value-type="float" office:value="1000" calcext:value-type="float">
            <text:p>1000</text:p>
          </table:table-cell>
          <table:table-cell office:value-type="float" office:value="448.852" calcext:value-type="float">
            <text:p>448.852</text:p>
          </table:table-cell>
          <table:table-cell office:value-type="float" office:value="419" calcext:value-type="float">
            <text:p>419</text:p>
          </table:table-cell>
          <table:table-cell office:value-type="float" office:value="480" calcext:value-type="float">
            <text:p>480</text:p>
          </table:table-cell>
          <table:table-cell office:value-type="float" office:value="0.147455" calcext:value-type="float">
            <text:p>0.1474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7455" calcext:value-type="float">
            <text:p>0.000147455</text:p>
          </table:table-cell>
          <table:table-cell office:value-type="float" office:value="0.000080306" calcext:value-type="float">
            <text:p>8.0306E-05</text:p>
          </table:table-cell>
          <table:table-cell office:value-type="float" office:value="0.000254925" calcext:value-type="float">
            <text:p>0.000254925</text:p>
          </table:table-cell>
          <table:table-cell office:value-type="float" office:value="1468300" calcext:value-type="float">
            <text:p>1468300</text:p>
          </table:table-cell>
          <table:table-cell office:value-type="float" office:value="1000" calcext:value-type="float">
            <text:p>1000</text:p>
          </table:table-cell>
          <table:table-cell office:value-type="float" office:value="1468.3" calcext:value-type="float">
            <text:p>1468.3</text:p>
          </table:table-cell>
          <table:table-cell office:value-type="float" office:value="778" calcext:value-type="float">
            <text:p>778</text:p>
          </table:table-cell>
          <table:table-cell office:value-type="float" office:value="2638" calcext:value-type="float">
            <text:p>2638</text:p>
          </table:table-cell>
          <table:table-cell office:value-type="float" office:value="11348" calcext:value-type="float">
            <text:p>11348</text:p>
          </table:table-cell>
          <table:table-cell office:value-type="float" office:value="1000" calcext:value-type="float">
            <text:p>1000</text:p>
          </table:table-cell>
          <table:table-cell office:value-type="float" office:value="11.348" calcext:value-type="float">
            <text:p>11.34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367" calcext:value-type="float">
            <text:p>12367</text:p>
          </table:table-cell>
          <table:table-cell office:value-type="float" office:value="1000" calcext:value-type="float">
            <text:p>1000</text:p>
          </table:table-cell>
          <table:table-cell office:value-type="float" office:value="12.367" calcext:value-type="float">
            <text:p>12.36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19" calcext:value-type="float">
            <text:p>1019</text:p>
          </table:table-cell>
          <table:table-cell office:value-type="float" office:value="1000" calcext:value-type="float">
            <text:p>1000</text:p>
          </table:table-cell>
          <table:table-cell office:value-type="float" office:value="1.019" calcext:value-type="float">
            <text:p>1.0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504944" calcext:value-type="float">
            <text:p>504944</text:p>
          </table:table-cell>
          <table:table-cell office:value-type="float" office:value="1000" calcext:value-type="float">
            <text:p>1000</text:p>
          </table:table-cell>
          <table:table-cell office:value-type="float" office:value="504.944" calcext:value-type="float">
            <text:p>504.944</text:p>
          </table:table-cell>
          <table:table-cell office:value-type="float" office:value="477" calcext:value-type="float">
            <text:p>477</text:p>
          </table:table-cell>
          <table:table-cell office:value-type="float" office:value="529" calcext:value-type="float">
            <text:p>529</text:p>
          </table:table-cell>
          <table:table-cell office:value-type="float" office:value="0.304309" calcext:value-type="float">
            <text:p>0.3043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4309" calcext:value-type="float">
            <text:p>0.000304309</text:p>
          </table:table-cell>
          <table:table-cell office:value-type="float" office:value="0.000170928" calcext:value-type="float">
            <text:p>0.000170928</text:p>
          </table:table-cell>
          <table:table-cell office:value-type="float" office:value="0.00048968" calcext:value-type="float">
            <text:p>0.00048968</text:p>
          </table:table-cell>
          <table:table-cell office:value-type="float" office:value="3134018" calcext:value-type="float">
            <text:p>3134018</text:p>
          </table:table-cell>
          <table:table-cell office:value-type="float" office:value="1000" calcext:value-type="float">
            <text:p>1000</text:p>
          </table:table-cell>
          <table:table-cell office:value-type="float" office:value="3134.02" calcext:value-type="float">
            <text:p>3134.02</text:p>
          </table:table-cell>
          <table:table-cell office:value-type="float" office:value="1724" calcext:value-type="float">
            <text:p>1724</text:p>
          </table:table-cell>
          <table:table-cell office:value-type="float" office:value="5176" calcext:value-type="float">
            <text:p>5176</text:p>
          </table:table-cell>
          <table:table-cell office:value-type="float" office:value="16315" calcext:value-type="float">
            <text:p>16315</text:p>
          </table:table-cell>
          <table:table-cell office:value-type="float" office:value="1000" calcext:value-type="float">
            <text:p>1000</text:p>
          </table:table-cell>
          <table:table-cell office:value-type="float" office:value="16.315" calcext:value-type="float">
            <text:p>16.31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7039" calcext:value-type="float">
            <text:p>17039</text:p>
          </table:table-cell>
          <table:table-cell office:value-type="float" office:value="1000" calcext:value-type="float">
            <text:p>1000</text:p>
          </table:table-cell>
          <table:table-cell office:value-type="float" office:value="17.039" calcext:value-type="float">
            <text:p>17.03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724" calcext:value-type="float">
            <text:p>724</text:p>
          </table:table-cell>
          <table:table-cell office:value-type="float" office:value="1000" calcext:value-type="float">
            <text:p>1000</text:p>
          </table:table-cell>
          <table:table-cell office:value-type="float" office:value="0.724" calcext:value-type="float">
            <text:p>0.7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3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9419" calcext:value-type="float">
            <text:p>59419</text:p>
          </table:table-cell>
          <table:table-cell office:value-type="float" office:value="1000" calcext:value-type="float">
            <text:p>1000</text:p>
          </table:table-cell>
          <table:table-cell office:value-type="float" office:value="59.419" calcext:value-type="float">
            <text:p>59.419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0.014654" calcext:value-type="float">
            <text:p>0.0146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654" calcext:value-type="float">
            <text:p>1.4654E-05</text:p>
          </table:table-cell>
          <table:table-cell office:value-type="float" office:value="0.000010896" calcext:value-type="float">
            <text:p>1.0896E-05</text:p>
          </table:table-cell>
          <table:table-cell office:value-type="float" office:value="0.000034118" calcext:value-type="float">
            <text:p>3.4118E-05</text:p>
          </table:table-cell>
          <table:table-cell office:value-type="float" office:value="137812" calcext:value-type="float">
            <text:p>137812</text:p>
          </table:table-cell>
          <table:table-cell office:value-type="float" office:value="1000" calcext:value-type="float">
            <text:p>1000</text:p>
          </table:table-cell>
          <table:table-cell office:value-type="float" office:value="137.812" calcext:value-type="float">
            <text:p>137.812</text:p>
          </table:table-cell>
          <table:table-cell office:value-type="float" office:value="108" calcext:value-type="float">
            <text:p>108</text:p>
          </table:table-cell>
          <table:table-cell office:value-type="float" office:value="212" calcext:value-type="float">
            <text:p>212</text:p>
          </table:table-cell>
          <table:table-cell office:value-type="float" office:value="2620" calcext:value-type="float">
            <text:p>2620</text:p>
          </table:table-cell>
          <table:table-cell office:value-type="float" office:value="1000" calcext:value-type="float">
            <text:p>1000</text:p>
          </table:table-cell>
          <table:table-cell office:value-type="float" office:value="2.62" calcext:value-type="float">
            <text:p>2.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36" calcext:value-type="float">
            <text:p>3036</text:p>
          </table:table-cell>
          <table:table-cell office:value-type="float" office:value="1000" calcext:value-type="float">
            <text:p>1000</text:p>
          </table:table-cell>
          <table:table-cell office:value-type="float" office:value="3.036" calcext:value-type="float">
            <text:p>3.0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6" calcext:value-type="float">
            <text:p>416</text:p>
          </table:table-cell>
          <table:table-cell office:value-type="float" office:value="1000" calcext:value-type="float">
            <text:p>1000</text:p>
          </table:table-cell>
          <table:table-cell office:value-type="float" office:value="0.416" calcext:value-type="float">
            <text:p>0.4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18921" calcext:value-type="float">
            <text:p>118921</text:p>
          </table:table-cell>
          <table:table-cell office:value-type="float" office:value="1000" calcext:value-type="float">
            <text:p>1000</text:p>
          </table:table-cell>
          <table:table-cell office:value-type="float" office:value="118.921" calcext:value-type="float">
            <text:p>118.921</text:p>
          </table:table-cell>
          <table:table-cell office:value-type="float" office:value="85" calcext:value-type="float">
            <text:p>85</text:p>
          </table:table-cell>
          <table:table-cell office:value-type="float" office:value="147" calcext:value-type="float">
            <text:p>147</text:p>
          </table:table-cell>
          <table:table-cell office:value-type="float" office:value="0.0196099" calcext:value-type="float">
            <text:p>0.01960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6099" calcext:value-type="float">
            <text:p>1.96099E-05</text:p>
          </table:table-cell>
          <table:table-cell office:value-type="float" office:value="0.000011387" calcext:value-type="float">
            <text:p>1.1387E-05</text:p>
          </table:table-cell>
          <table:table-cell office:value-type="float" office:value="0.000038985" calcext:value-type="float">
            <text:p>3.8985E-05</text:p>
          </table:table-cell>
          <table:table-cell office:value-type="float" office:value="179653" calcext:value-type="float">
            <text:p>179653</text:p>
          </table:table-cell>
          <table:table-cell office:value-type="float" office:value="1000" calcext:value-type="float">
            <text:p>1000</text:p>
          </table:table-cell>
          <table:table-cell office:value-type="float" office:value="179.653" calcext:value-type="float">
            <text:p>179.653</text:p>
          </table:table-cell>
          <table:table-cell office:value-type="float" office:value="113" calcext:value-type="float">
            <text:p>113</text:p>
          </table:table-cell>
          <table:table-cell office:value-type="float" office:value="294" calcext:value-type="float">
            <text:p>294</text:p>
          </table:table-cell>
          <table:table-cell office:value-type="float" office:value="3302" calcext:value-type="float">
            <text:p>3302</text:p>
          </table:table-cell>
          <table:table-cell office:value-type="float" office:value="1000" calcext:value-type="float">
            <text:p>1000</text:p>
          </table:table-cell>
          <table:table-cell office:value-type="float" office:value="3.302" calcext:value-type="float">
            <text:p>3.3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98" calcext:value-type="float">
            <text:p>3898</text:p>
          </table:table-cell>
          <table:table-cell office:value-type="float" office:value="1000" calcext:value-type="float">
            <text:p>1000</text:p>
          </table:table-cell>
          <table:table-cell office:value-type="float" office:value="3.898" calcext:value-type="float">
            <text:p>3.89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float" office:value="1000" calcext:value-type="float">
            <text:p>1000</text:p>
          </table:table-cell>
          <table:table-cell office:value-type="float" office:value="0.596" calcext:value-type="float">
            <text:p>0.5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78250" calcext:value-type="float">
            <text:p>178250</text:p>
          </table:table-cell>
          <table:table-cell office:value-type="float" office:value="1000" calcext:value-type="float">
            <text:p>1000</text:p>
          </table:table-cell>
          <table:table-cell office:value-type="float" office:value="178.25" calcext:value-type="float">
            <text:p>178.25</text:p>
          </table:table-cell>
          <table:table-cell office:value-type="float" office:value="146" calcext:value-type="float">
            <text:p>146</text:p>
          </table:table-cell>
          <table:table-cell office:value-type="float" office:value="216" calcext:value-type="float">
            <text:p>216</text:p>
          </table:table-cell>
          <table:table-cell office:value-type="float" office:value="0.025566" calcext:value-type="float">
            <text:p>0.0255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566" calcext:value-type="float">
            <text:p>2.5566E-05</text:p>
          </table:table-cell>
          <table:table-cell office:value-type="float" office:value="0.000017622" calcext:value-type="float">
            <text:p>1.7622E-05</text:p>
          </table:table-cell>
          <table:table-cell office:value-type="float" office:value="0.00008009" calcext:value-type="float">
            <text:p>8.009E-05</text:p>
          </table:table-cell>
          <table:table-cell office:value-type="float" office:value="229740" calcext:value-type="float">
            <text:p>229740</text:p>
          </table:table-cell>
          <table:table-cell office:value-type="float" office:value="1000" calcext:value-type="float">
            <text:p>1000</text:p>
          </table:table-cell>
          <table:table-cell office:value-type="float" office:value="229.74" calcext:value-type="float">
            <text:p>229.74</text:p>
          </table:table-cell>
          <table:table-cell office:value-type="float" office:value="164" calcext:value-type="float">
            <text:p>164</text:p>
          </table:table-cell>
          <table:table-cell office:value-type="float" office:value="359" calcext:value-type="float">
            <text:p>359</text:p>
          </table:table-cell>
          <table:table-cell office:value-type="float" office:value="3969" calcext:value-type="float">
            <text:p>3969</text:p>
          </table:table-cell>
          <table:table-cell office:value-type="float" office:value="1000" calcext:value-type="float">
            <text:p>1000</text:p>
          </table:table-cell>
          <table:table-cell office:value-type="float" office:value="3.969" calcext:value-type="float">
            <text:p>3.96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675" calcext:value-type="float">
            <text:p>4675</text:p>
          </table:table-cell>
          <table:table-cell office:value-type="float" office:value="1000" calcext:value-type="float">
            <text:p>1000</text:p>
          </table:table-cell>
          <table:table-cell office:value-type="float" office:value="4.675" calcext:value-type="float">
            <text:p>4.67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06" calcext:value-type="float">
            <text:p>706</text:p>
          </table:table-cell>
          <table:table-cell office:value-type="float" office:value="1000" calcext:value-type="float">
            <text:p>1000</text:p>
          </table:table-cell>
          <table:table-cell office:value-type="float" office:value="0.706" calcext:value-type="float">
            <text:p>0.7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37986" calcext:value-type="float">
            <text:p>237986</text:p>
          </table:table-cell>
          <table:table-cell office:value-type="float" office:value="1000" calcext:value-type="float">
            <text:p>1000</text:p>
          </table:table-cell>
          <table:table-cell office:value-type="float" office:value="237.986" calcext:value-type="float">
            <text:p>237.986</text:p>
          </table:table-cell>
          <table:table-cell office:value-type="float" office:value="199" calcext:value-type="float">
            <text:p>199</text:p>
          </table:table-cell>
          <table:table-cell office:value-type="float" office:value="276" calcext:value-type="float">
            <text:p>276</text:p>
          </table:table-cell>
          <table:table-cell office:value-type="float" office:value="0.0337263" calcext:value-type="float">
            <text:p>0.03372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7263" calcext:value-type="float">
            <text:p>3.37263E-05</text:p>
          </table:table-cell>
          <table:table-cell office:value-type="float" office:value="0.000018886" calcext:value-type="float">
            <text:p>1.8886E-05</text:p>
          </table:table-cell>
          <table:table-cell office:value-type="float" office:value="0.000073103" calcext:value-type="float">
            <text:p>7.3103E-05</text:p>
          </table:table-cell>
          <table:table-cell office:value-type="float" office:value="304832" calcext:value-type="float">
            <text:p>304832</text:p>
          </table:table-cell>
          <table:table-cell office:value-type="float" office:value="1000" calcext:value-type="float">
            <text:p>1000</text:p>
          </table:table-cell>
          <table:table-cell office:value-type="float" office:value="304.832" calcext:value-type="float">
            <text:p>304.832</text:p>
          </table:table-cell>
          <table:table-cell office:value-type="float" office:value="176" calcext:value-type="float">
            <text:p>176</text:p>
          </table:table-cell>
          <table:table-cell office:value-type="float" office:value="510" calcext:value-type="float">
            <text:p>510</text:p>
          </table:table-cell>
          <table:table-cell office:value-type="float" office:value="4800" calcext:value-type="float">
            <text:p>4800</text:p>
          </table:table-cell>
          <table:table-cell office:value-type="float" office:value="1000" calcext:value-type="float">
            <text:p>1000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48" calcext:value-type="float">
            <text:p>5548</text:p>
          </table:table-cell>
          <table:table-cell office:value-type="float" office:value="1000" calcext:value-type="float">
            <text:p>1000</text:p>
          </table:table-cell>
          <table:table-cell office:value-type="float" office:value="5.548" calcext:value-type="float">
            <text:p>5.54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48" calcext:value-type="float">
            <text:p>748</text:p>
          </table:table-cell>
          <table:table-cell office:value-type="float" office:value="1000" calcext:value-type="float">
            <text:p>1000</text:p>
          </table:table-cell>
          <table:table-cell office:value-type="float" office:value="0.748" calcext:value-type="float">
            <text:p>0.7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97900" calcext:value-type="float">
            <text:p>297900</text:p>
          </table:table-cell>
          <table:table-cell office:value-type="float" office:value="1000" calcext:value-type="float">
            <text:p>1000</text:p>
          </table:table-cell>
          <table:table-cell office:value-type="float" office:value="297.9" calcext:value-type="float">
            <text:p>297.9</text:p>
          </table:table-cell>
          <table:table-cell office:value-type="float" office:value="260" calcext:value-type="float">
            <text:p>260</text:p>
          </table:table-cell>
          <table:table-cell office:value-type="float" office:value="334" calcext:value-type="float">
            <text:p>334</text:p>
          </table:table-cell>
          <table:table-cell office:value-type="float" office:value="0.0445759" calcext:value-type="float">
            <text:p>0.04457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5759" calcext:value-type="float">
            <text:p>4.45759E-05</text:p>
          </table:table-cell>
          <table:table-cell office:value-type="float" office:value="0.000026962" calcext:value-type="float">
            <text:p>2.6962E-05</text:p>
          </table:table-cell>
          <table:table-cell office:value-type="float" office:value="0.000100725" calcext:value-type="float">
            <text:p>0.000100725</text:p>
          </table:table-cell>
          <table:table-cell office:value-type="float" office:value="410709" calcext:value-type="float">
            <text:p>410709</text:p>
          </table:table-cell>
          <table:table-cell office:value-type="float" office:value="1000" calcext:value-type="float">
            <text:p>1000</text:p>
          </table:table-cell>
          <table:table-cell office:value-type="float" office:value="410.709" calcext:value-type="float">
            <text:p>410.709</text:p>
          </table:table-cell>
          <table:table-cell office:value-type="float" office:value="247" calcext:value-type="float">
            <text:p>247</text:p>
          </table:table-cell>
          <table:table-cell office:value-type="float" office:value="721" calcext:value-type="float">
            <text:p>721</text:p>
          </table:table-cell>
          <table:table-cell office:value-type="float" office:value="5745" calcext:value-type="float">
            <text:p>5745</text:p>
          </table:table-cell>
          <table:table-cell office:value-type="float" office:value="1000" calcext:value-type="float">
            <text:p>1000</text:p>
          </table:table-cell>
          <table:table-cell office:value-type="float" office:value="5.745" calcext:value-type="float">
            <text:p>5.7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625" calcext:value-type="float">
            <text:p>6625</text:p>
          </table:table-cell>
          <table:table-cell office:value-type="float" office:value="1000" calcext:value-type="float">
            <text:p>1000</text:p>
          </table:table-cell>
          <table:table-cell office:value-type="float" office:value="6.625" calcext:value-type="float">
            <text:p>6.6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80" calcext:value-type="float">
            <text:p>880</text:p>
          </table:table-cell>
          <table:table-cell office:value-type="float" office:value="1000" calcext:value-type="float">
            <text:p>1000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57006" calcext:value-type="float">
            <text:p>357006</text:p>
          </table:table-cell>
          <table:table-cell office:value-type="float" office:value="1000" calcext:value-type="float">
            <text:p>1000</text:p>
          </table:table-cell>
          <table:table-cell office:value-type="float" office:value="357.006" calcext:value-type="float">
            <text:p>357.006</text:p>
          </table:table-cell>
          <table:table-cell office:value-type="float" office:value="313" calcext:value-type="float">
            <text:p>313</text:p>
          </table:table-cell>
          <table:table-cell office:value-type="float" office:value="393" calcext:value-type="float">
            <text:p>393</text:p>
          </table:table-cell>
          <table:table-cell office:value-type="float" office:value="0.0623656" calcext:value-type="float">
            <text:p>0.06236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23656" calcext:value-type="float">
            <text:p>6.23656E-05</text:p>
          </table:table-cell>
          <table:table-cell office:value-type="float" office:value="0.000037177" calcext:value-type="float">
            <text:p>3.7177E-05</text:p>
          </table:table-cell>
          <table:table-cell office:value-type="float" office:value="0.000112856" calcext:value-type="float">
            <text:p>0.000112856</text:p>
          </table:table-cell>
          <table:table-cell office:value-type="float" office:value="587483" calcext:value-type="float">
            <text:p>587483</text:p>
          </table:table-cell>
          <table:table-cell office:value-type="float" office:value="1000" calcext:value-type="float">
            <text:p>1000</text:p>
          </table:table-cell>
          <table:table-cell office:value-type="float" office:value="587.483" calcext:value-type="float">
            <text:p>587.483</text:p>
          </table:table-cell>
          <table:table-cell office:value-type="float" office:value="343" calcext:value-type="float">
            <text:p>343</text:p>
          </table:table-cell>
          <table:table-cell office:value-type="float" office:value="926" calcext:value-type="float">
            <text:p>926</text:p>
          </table:table-cell>
          <table:table-cell office:value-type="float" office:value="7026" calcext:value-type="float">
            <text:p>7026</text:p>
          </table:table-cell>
          <table:table-cell office:value-type="float" office:value="1000" calcext:value-type="float">
            <text:p>1000</text:p>
          </table:table-cell>
          <table:table-cell office:value-type="float" office:value="7.026" calcext:value-type="float">
            <text:p>7.02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002" calcext:value-type="float">
            <text:p>8002</text:p>
          </table:table-cell>
          <table:table-cell office:value-type="float" office:value="1000" calcext:value-type="float">
            <text:p>1000</text:p>
          </table:table-cell>
          <table:table-cell office:value-type="float" office:value="8.002" calcext:value-type="float">
            <text:p>8.00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76" calcext:value-type="float">
            <text:p>976</text:p>
          </table:table-cell>
          <table:table-cell office:value-type="float" office:value="1000" calcext:value-type="float">
            <text:p>1000</text:p>
          </table:table-cell>
          <table:table-cell office:value-type="float" office:value="0.976" calcext:value-type="float">
            <text:p>0.9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416420" calcext:value-type="float">
            <text:p>416420</text:p>
          </table:table-cell>
          <table:table-cell office:value-type="float" office:value="1000" calcext:value-type="float">
            <text:p>1000</text:p>
          </table:table-cell>
          <table:table-cell office:value-type="float" office:value="416.42" calcext:value-type="float">
            <text:p>416.42</text:p>
          </table:table-cell>
          <table:table-cell office:value-type="float" office:value="380" calcext:value-type="float">
            <text:p>380</text:p>
          </table:table-cell>
          <table:table-cell office:value-type="float" office:value="450" calcext:value-type="float">
            <text:p>450</text:p>
          </table:table-cell>
          <table:table-cell office:value-type="float" office:value="0.0922515" calcext:value-type="float">
            <text:p>0.09225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22515" calcext:value-type="float">
            <text:p>9.22515E-05</text:p>
          </table:table-cell>
          <table:table-cell office:value-type="float" office:value="0.000050915" calcext:value-type="float">
            <text:p>5.0915E-05</text:p>
          </table:table-cell>
          <table:table-cell office:value-type="float" office:value="0.000149408" calcext:value-type="float">
            <text:p>0.000149408</text:p>
          </table:table-cell>
          <table:table-cell office:value-type="float" office:value="889821" calcext:value-type="float">
            <text:p>889821</text:p>
          </table:table-cell>
          <table:table-cell office:value-type="float" office:value="1000" calcext:value-type="float">
            <text:p>1000</text:p>
          </table:table-cell>
          <table:table-cell office:value-type="float" office:value="889.821" calcext:value-type="float">
            <text:p>889.821</text:p>
          </table:table-cell>
          <table:table-cell office:value-type="float" office:value="477" calcext:value-type="float">
            <text:p>477</text:p>
          </table:table-cell>
          <table:table-cell office:value-type="float" office:value="1390" calcext:value-type="float">
            <text:p>1390</text:p>
          </table:table-cell>
          <table:table-cell office:value-type="float" office:value="8752" calcext:value-type="float">
            <text:p>8752</text:p>
          </table:table-cell>
          <table:table-cell office:value-type="float" office:value="1000" calcext:value-type="float">
            <text:p>1000</text:p>
          </table:table-cell>
          <table:table-cell office:value-type="float" office:value="8.752" calcext:value-type="float">
            <text:p>8.75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799" calcext:value-type="float">
            <text:p>9799</text:p>
          </table:table-cell>
          <table:table-cell office:value-type="float" office:value="1000" calcext:value-type="float">
            <text:p>1000</text:p>
          </table:table-cell>
          <table:table-cell office:value-type="float" office:value="9.799" calcext:value-type="float">
            <text:p>9.79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47" calcext:value-type="float">
            <text:p>1047</text:p>
          </table:table-cell>
          <table:table-cell office:value-type="float" office:value="1000" calcext:value-type="float">
            <text:p>1000</text:p>
          </table:table-cell>
          <table:table-cell office:value-type="float" office:value="1.047" calcext:value-type="float">
            <text:p>1.0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476039" calcext:value-type="float">
            <text:p>476039</text:p>
          </table:table-cell>
          <table:table-cell office:value-type="float" office:value="1000" calcext:value-type="float">
            <text:p>1000</text:p>
          </table:table-cell>
          <table:table-cell office:value-type="float" office:value="476.039" calcext:value-type="float">
            <text:p>476.039</text:p>
          </table:table-cell>
          <table:table-cell office:value-type="float" office:value="447" calcext:value-type="float">
            <text:p>447</text:p>
          </table:table-cell>
          <table:table-cell office:value-type="float" office:value="505" calcext:value-type="float">
            <text:p>505</text:p>
          </table:table-cell>
          <table:table-cell office:value-type="float" office:value="0.153587" calcext:value-type="float">
            <text:p>0.1535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3587" calcext:value-type="float">
            <text:p>0.000153587</text:p>
          </table:table-cell>
          <table:table-cell office:value-type="float" office:value="0.000081723" calcext:value-type="float">
            <text:p>8.1723E-05</text:p>
          </table:table-cell>
          <table:table-cell office:value-type="float" office:value="0.000253951" calcext:value-type="float">
            <text:p>0.000253951</text:p>
          </table:table-cell>
          <table:table-cell office:value-type="float" office:value="1529620" calcext:value-type="float">
            <text:p>1529620</text:p>
          </table:table-cell>
          <table:table-cell office:value-type="float" office:value="1000" calcext:value-type="float">
            <text:p>1000</text:p>
          </table:table-cell>
          <table:table-cell office:value-type="float" office:value="1529.62" calcext:value-type="float">
            <text:p>1529.62</text:p>
          </table:table-cell>
          <table:table-cell office:value-type="float" office:value="794" calcext:value-type="float">
            <text:p>794</text:p>
          </table:table-cell>
          <table:table-cell office:value-type="float" office:value="2520" calcext:value-type="float">
            <text:p>2520</text:p>
          </table:table-cell>
          <table:table-cell office:value-type="float" office:value="11448" calcext:value-type="float">
            <text:p>11448</text:p>
          </table:table-cell>
          <table:table-cell office:value-type="float" office:value="1000" calcext:value-type="float">
            <text:p>1000</text:p>
          </table:table-cell>
          <table:table-cell office:value-type="float" office:value="11.448" calcext:value-type="float">
            <text:p>11.44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540" calcext:value-type="float">
            <text:p>12540</text:p>
          </table:table-cell>
          <table:table-cell office:value-type="float" office:value="1000" calcext:value-type="float">
            <text:p>1000</text:p>
          </table:table-cell>
          <table:table-cell office:value-type="float" office:value="12.54" calcext:value-type="float">
            <text:p>12.5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92" calcext:value-type="float">
            <text:p>1092</text:p>
          </table:table-cell>
          <table:table-cell office:value-type="float" office:value="1000" calcext:value-type="float">
            <text:p>1000</text:p>
          </table:table-cell>
          <table:table-cell office:value-type="float" office:value="1.092" calcext:value-type="float">
            <text:p>1.0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535270" calcext:value-type="float">
            <text:p>535270</text:p>
          </table:table-cell>
          <table:table-cell office:value-type="float" office:value="1000" calcext:value-type="float">
            <text:p>1000</text:p>
          </table:table-cell>
          <table:table-cell office:value-type="float" office:value="535.27" calcext:value-type="float">
            <text:p>535.27</text:p>
          </table:table-cell>
          <table:table-cell office:value-type="float" office:value="514" calcext:value-type="float">
            <text:p>514</text:p>
          </table:table-cell>
          <table:table-cell office:value-type="float" office:value="559" calcext:value-type="float">
            <text:p>559</text:p>
          </table:table-cell>
          <table:table-cell office:value-type="float" office:value="0.321675" calcext:value-type="float">
            <text:p>0.3216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1675" calcext:value-type="float">
            <text:p>0.000321675</text:p>
          </table:table-cell>
          <table:table-cell office:value-type="float" office:value="0.00016642" calcext:value-type="float">
            <text:p>0.00016642</text:p>
          </table:table-cell>
          <table:table-cell office:value-type="float" office:value="0.000526554" calcext:value-type="float">
            <text:p>0.000526554</text:p>
          </table:table-cell>
          <table:table-cell office:value-type="float" office:value="3319772" calcext:value-type="float">
            <text:p>3319772</text:p>
          </table:table-cell>
          <table:table-cell office:value-type="float" office:value="1000" calcext:value-type="float">
            <text:p>1000</text:p>
          </table:table-cell>
          <table:table-cell office:value-type="float" office:value="3319.77" calcext:value-type="float">
            <text:p>3319.77</text:p>
          </table:table-cell>
          <table:table-cell office:value-type="float" office:value="1677" calcext:value-type="float">
            <text:p>1677</text:p>
          </table:table-cell>
          <table:table-cell office:value-type="float" office:value="5416" calcext:value-type="float">
            <text:p>5416</text:p>
          </table:table-cell>
          <table:table-cell office:value-type="float" office:value="16585" calcext:value-type="float">
            <text:p>16585</text:p>
          </table:table-cell>
          <table:table-cell office:value-type="float" office:value="1000" calcext:value-type="float">
            <text:p>1000</text:p>
          </table:table-cell>
          <table:table-cell office:value-type="float" office:value="16.585" calcext:value-type="float">
            <text:p>16.58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7345" calcext:value-type="float">
            <text:p>17345</text:p>
          </table:table-cell>
          <table:table-cell office:value-type="float" office:value="1000" calcext:value-type="float">
            <text:p>1000</text:p>
          </table:table-cell>
          <table:table-cell office:value-type="float" office:value="17.345" calcext:value-type="float">
            <text:p>17.34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760" calcext:value-type="float">
            <text:p>760</text:p>
          </table:table-cell>
          <table:table-cell office:value-type="float" office:value="1000" calcext:value-type="float">
            <text:p>1000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3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63231" calcext:value-type="float">
            <text:p>63231</text:p>
          </table:table-cell>
          <table:table-cell office:value-type="float" office:value="1000" calcext:value-type="float">
            <text:p>1000</text:p>
          </table:table-cell>
          <table:table-cell office:value-type="float" office:value="63.231" calcext:value-type="float">
            <text:p>63.231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0.0150902" calcext:value-type="float">
            <text:p>0.01509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0902" calcext:value-type="float">
            <text:p>1.50902E-05</text:p>
          </table:table-cell>
          <table:table-cell office:value-type="float" office:value="0.000011059" calcext:value-type="float">
            <text:p>1.1059E-05</text:p>
          </table:table-cell>
          <table:table-cell office:value-type="float" office:value="0.000036831" calcext:value-type="float">
            <text:p>3.6831E-05</text:p>
          </table:table-cell>
          <table:table-cell office:value-type="float" office:value="142369" calcext:value-type="float">
            <text:p>142369</text:p>
          </table:table-cell>
          <table:table-cell office:value-type="float" office:value="1000" calcext:value-type="float">
            <text:p>1000</text:p>
          </table:table-cell>
          <table:table-cell office:value-type="float" office:value="142.369" calcext:value-type="float">
            <text:p>142.369</text:p>
          </table:table-cell>
          <table:table-cell office:value-type="float" office:value="111" calcext:value-type="float">
            <text:p>111</text:p>
          </table:table-cell>
          <table:table-cell office:value-type="float" office:value="216" calcext:value-type="float">
            <text:p>216</text:p>
          </table:table-cell>
          <table:table-cell office:value-type="float" office:value="2631" calcext:value-type="float">
            <text:p>2631</text:p>
          </table:table-cell>
          <table:table-cell office:value-type="float" office:value="1000" calcext:value-type="float">
            <text:p>1000</text:p>
          </table:table-cell>
          <table:table-cell office:value-type="float" office:value="2.631" calcext:value-type="float">
            <text:p>2.6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40" calcext:value-type="float">
            <text:p>3040</text:p>
          </table:table-cell>
          <table:table-cell office:value-type="float" office:value="1000" calcext:value-type="float">
            <text:p>1000</text:p>
          </table:table-cell>
          <table:table-cell office:value-type="float" office:value="3.04" calcext:value-type="float">
            <text:p>3.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9" calcext:value-type="float">
            <text:p>409</text:p>
          </table:table-cell>
          <table:table-cell office:value-type="float" office:value="1000" calcext:value-type="float">
            <text:p>1000</text:p>
          </table:table-cell>
          <table:table-cell office:value-type="float" office:value="0.409" calcext:value-type="float">
            <text:p>0.4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26085" calcext:value-type="float">
            <text:p>126085</text:p>
          </table:table-cell>
          <table:table-cell office:value-type="float" office:value="1000" calcext:value-type="float">
            <text:p>1000</text:p>
          </table:table-cell>
          <table:table-cell office:value-type="float" office:value="126.085" calcext:value-type="float">
            <text:p>126.085</text:p>
          </table:table-cell>
          <table:table-cell office:value-type="float" office:value="88" calcext:value-type="float">
            <text:p>88</text:p>
          </table:table-cell>
          <table:table-cell office:value-type="float" office:value="158" calcext:value-type="float">
            <text:p>158</text:p>
          </table:table-cell>
          <table:table-cell office:value-type="float" office:value="0.0203261" calcext:value-type="float">
            <text:p>0.02032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3261" calcext:value-type="float">
            <text:p>2.03261E-05</text:p>
          </table:table-cell>
          <table:table-cell office:value-type="float" office:value="0.000011795" calcext:value-type="float">
            <text:p>1.1795E-05</text:p>
          </table:table-cell>
          <table:table-cell office:value-type="float" office:value="0.000060397" calcext:value-type="float">
            <text:p>6.0397E-05</text:p>
          </table:table-cell>
          <table:table-cell office:value-type="float" office:value="185319" calcext:value-type="float">
            <text:p>185319</text:p>
          </table:table-cell>
          <table:table-cell office:value-type="float" office:value="1000" calcext:value-type="float">
            <text:p>1000</text:p>
          </table:table-cell>
          <table:table-cell office:value-type="float" office:value="185.319" calcext:value-type="float">
            <text:p>185.319</text:p>
          </table:table-cell>
          <table:table-cell office:value-type="float" office:value="116" calcext:value-type="float">
            <text:p>116</text:p>
          </table:table-cell>
          <table:table-cell office:value-type="float" office:value="294" calcext:value-type="float">
            <text:p>294</text:p>
          </table:table-cell>
          <table:table-cell office:value-type="float" office:value="3319" calcext:value-type="float">
            <text:p>3319</text:p>
          </table:table-cell>
          <table:table-cell office:value-type="float" office:value="1000" calcext:value-type="float">
            <text:p>1000</text:p>
          </table:table-cell>
          <table:table-cell office:value-type="float" office:value="3.319" calcext:value-type="float">
            <text:p>3.3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22" calcext:value-type="float">
            <text:p>3922</text:p>
          </table:table-cell>
          <table:table-cell office:value-type="float" office:value="1000" calcext:value-type="float">
            <text:p>1000</text:p>
          </table:table-cell>
          <table:table-cell office:value-type="float" office:value="3.922" calcext:value-type="float">
            <text:p>3.9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3" calcext:value-type="float">
            <text:p>603</text:p>
          </table:table-cell>
          <table:table-cell office:value-type="float" office:value="1000" calcext:value-type="float">
            <text:p>1000</text:p>
          </table:table-cell>
          <table:table-cell office:value-type="float" office:value="0.603" calcext:value-type="float">
            <text:p>0.6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88822" calcext:value-type="float">
            <text:p>188822</text:p>
          </table:table-cell>
          <table:table-cell office:value-type="float" office:value="1000" calcext:value-type="float">
            <text:p>1000</text:p>
          </table:table-cell>
          <table:table-cell office:value-type="float" office:value="188.822" calcext:value-type="float">
            <text:p>188.822</text:p>
          </table:table-cell>
          <table:table-cell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0.0265226" calcext:value-type="float">
            <text:p>0.02652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5226" calcext:value-type="float">
            <text:p>2.65226E-05</text:p>
          </table:table-cell>
          <table:table-cell office:value-type="float" office:value="0.000018152" calcext:value-type="float">
            <text:p>1.8152E-05</text:p>
          </table:table-cell>
          <table:table-cell office:value-type="float" office:value="0.000074286" calcext:value-type="float">
            <text:p>7.4286E-05</text:p>
          </table:table-cell>
          <table:table-cell office:value-type="float" office:value="239975" calcext:value-type="float">
            <text:p>239975</text:p>
          </table:table-cell>
          <table:table-cell office:value-type="float" office:value="1000" calcext:value-type="float">
            <text:p>1000</text:p>
          </table:table-cell>
          <table:table-cell office:value-type="float" office:value="239.975" calcext:value-type="float">
            <text:p>239.975</text:p>
          </table:table-cell>
          <table:table-cell office:value-type="float" office:value="165" calcext:value-type="float">
            <text:p>165</text:p>
          </table:table-cell>
          <table:table-cell office:value-type="float" office:value="402" calcext:value-type="float">
            <text:p>402</text:p>
          </table:table-cell>
          <table:table-cell office:value-type="float" office:value="4034" calcext:value-type="float">
            <text:p>4034</text:p>
          </table:table-cell>
          <table:table-cell office:value-type="float" office:value="1000" calcext:value-type="float">
            <text:p>1000</text:p>
          </table:table-cell>
          <table:table-cell office:value-type="float" office:value="4.034" calcext:value-type="float">
            <text:p>4.03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736" calcext:value-type="float">
            <text:p>4736</text:p>
          </table:table-cell>
          <table:table-cell office:value-type="float" office:value="1000" calcext:value-type="float">
            <text:p>1000</text:p>
          </table:table-cell>
          <table:table-cell office:value-type="float" office:value="4.736" calcext:value-type="float">
            <text:p>4.7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02" calcext:value-type="float">
            <text:p>702</text:p>
          </table:table-cell>
          <table:table-cell office:value-type="float" office:value="1000" calcext:value-type="float">
            <text:p>1000</text:p>
          </table:table-cell>
          <table:table-cell office:value-type="float" office:value="0.702" calcext:value-type="float">
            <text:p>0.7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51821" calcext:value-type="float">
            <text:p>251821</text:p>
          </table:table-cell>
          <table:table-cell office:value-type="float" office:value="1000" calcext:value-type="float">
            <text:p>1000</text:p>
          </table:table-cell>
          <table:table-cell office:value-type="float" office:value="251.821" calcext:value-type="float">
            <text:p>251.821</text:p>
          </table:table-cell>
          <table:table-cell office:value-type="float" office:value="214" calcext:value-type="float">
            <text:p>214</text:p>
          </table:table-cell>
          <table:table-cell office:value-type="float" office:value="305" calcext:value-type="float">
            <text:p>305</text:p>
          </table:table-cell>
          <table:table-cell office:value-type="float" office:value="0.0345538" calcext:value-type="float">
            <text:p>0.03455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5538" calcext:value-type="float">
            <text:p>3.45538E-05</text:p>
          </table:table-cell>
          <table:table-cell office:value-type="float" office:value="0.000019726" calcext:value-type="float">
            <text:p>1.9726E-05</text:p>
          </table:table-cell>
          <table:table-cell office:value-type="float" office:value="0.000058879" calcext:value-type="float">
            <text:p>5.8879E-05</text:p>
          </table:table-cell>
          <table:table-cell office:value-type="float" office:value="314332" calcext:value-type="float">
            <text:p>314332</text:p>
          </table:table-cell>
          <table:table-cell office:value-type="float" office:value="1000" calcext:value-type="float">
            <text:p>1000</text:p>
          </table:table-cell>
          <table:table-cell office:value-type="float" office:value="314.332" calcext:value-type="float">
            <text:p>314.332</text:p>
          </table:table-cell>
          <table:table-cell office:value-type="float" office:value="185" calcext:value-type="float">
            <text:p>185</text:p>
          </table:table-cell>
          <table:table-cell office:value-type="float" office:value="551" calcext:value-type="float">
            <text:p>551</text:p>
          </table:table-cell>
          <table:table-cell office:value-type="float" office:value="4812" calcext:value-type="float">
            <text:p>4812</text:p>
          </table:table-cell>
          <table:table-cell office:value-type="float" office:value="1000" calcext:value-type="float">
            <text:p>1000</text:p>
          </table:table-cell>
          <table:table-cell office:value-type="float" office:value="4.812" calcext:value-type="float">
            <text:p>4.8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99" calcext:value-type="float">
            <text:p>5599</text:p>
          </table:table-cell>
          <table:table-cell office:value-type="float" office:value="1000" calcext:value-type="float">
            <text:p>1000</text:p>
          </table:table-cell>
          <table:table-cell office:value-type="float" office:value="5.599" calcext:value-type="float">
            <text:p>5.5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87" calcext:value-type="float">
            <text:p>787</text:p>
          </table:table-cell>
          <table:table-cell office:value-type="float" office:value="1000" calcext:value-type="float">
            <text:p>1000</text:p>
          </table:table-cell>
          <table:table-cell office:value-type="float" office:value="0.787" calcext:value-type="float">
            <text:p>0.78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15183" calcext:value-type="float">
            <text:p>315183</text:p>
          </table:table-cell>
          <table:table-cell office:value-type="float" office:value="1000" calcext:value-type="float">
            <text:p>1000</text:p>
          </table:table-cell>
          <table:table-cell office:value-type="float" office:value="315.183" calcext:value-type="float">
            <text:p>315.183</text:p>
          </table:table-cell>
          <table:table-cell office:value-type="float" office:value="279" calcext:value-type="float">
            <text:p>279</text:p>
          </table:table-cell>
          <table:table-cell office:value-type="float" office:value="358" calcext:value-type="float">
            <text:p>358</text:p>
          </table:table-cell>
          <table:table-cell office:value-type="float" office:value="0.0455292" calcext:value-type="float">
            <text:p>0.04552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5292" calcext:value-type="float">
            <text:p>4.55292E-05</text:p>
          </table:table-cell>
          <table:table-cell office:value-type="float" office:value="0.000027204" calcext:value-type="float">
            <text:p>2.7204E-05</text:p>
          </table:table-cell>
          <table:table-cell office:value-type="float" office:value="0.000091075" calcext:value-type="float">
            <text:p>9.1075E-05</text:p>
          </table:table-cell>
          <table:table-cell office:value-type="float" office:value="421360" calcext:value-type="float">
            <text:p>421360</text:p>
          </table:table-cell>
          <table:table-cell office:value-type="float" office:value="1000" calcext:value-type="float">
            <text:p>1000</text:p>
          </table:table-cell>
          <table:table-cell office:value-type="float" office:value="421.36" calcext:value-type="float">
            <text:p>421.36</text:p>
          </table:table-cell>
          <table:table-cell office:value-type="float" office:value="249" calcext:value-type="float">
            <text:p>249</text:p>
          </table:table-cell>
          <table:table-cell office:value-type="float" office:value="828" calcext:value-type="float">
            <text:p>828</text:p>
          </table:table-cell>
          <table:table-cell office:value-type="float" office:value="5732" calcext:value-type="float">
            <text:p>5732</text:p>
          </table:table-cell>
          <table:table-cell office:value-type="float" office:value="1000" calcext:value-type="float">
            <text:p>1000</text:p>
          </table:table-cell>
          <table:table-cell office:value-type="float" office:value="5.732" calcext:value-type="float">
            <text:p>5.73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685" calcext:value-type="float">
            <text:p>6685</text:p>
          </table:table-cell>
          <table:table-cell office:value-type="float" office:value="1000" calcext:value-type="float">
            <text:p>1000</text:p>
          </table:table-cell>
          <table:table-cell office:value-type="float" office:value="6.685" calcext:value-type="float">
            <text:p>6.68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53" calcext:value-type="float">
            <text:p>953</text:p>
          </table:table-cell>
          <table:table-cell office:value-type="float" office:value="1000" calcext:value-type="float">
            <text:p>1000</text:p>
          </table:table-cell>
          <table:table-cell office:value-type="float" office:value="0.953" calcext:value-type="float">
            <text:p>0.9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378045" calcext:value-type="float">
            <text:p>378045</text:p>
          </table:table-cell>
          <table:table-cell office:value-type="float" office:value="1000" calcext:value-type="float">
            <text:p>1000</text:p>
          </table:table-cell>
          <table:table-cell office:value-type="float" office:value="378.045" calcext:value-type="float">
            <text:p>378.045</text:p>
          </table:table-cell>
          <table:table-cell office:value-type="float" office:value="341" calcext:value-type="float">
            <text:p>341</text:p>
          </table:table-cell>
          <table:table-cell office:value-type="float" office:value="417" calcext:value-type="float">
            <text:p>417</text:p>
          </table:table-cell>
          <table:table-cell office:value-type="float" office:value="0.0642941" calcext:value-type="float">
            <text:p>0.06429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42941" calcext:value-type="float">
            <text:p>6.42941E-05</text:p>
          </table:table-cell>
          <table:table-cell office:value-type="float" office:value="0.000038268" calcext:value-type="float">
            <text:p>3.8268E-05</text:p>
          </table:table-cell>
          <table:table-cell office:value-type="float" office:value="0.000125981" calcext:value-type="float">
            <text:p>0.000125981</text:p>
          </table:table-cell>
          <table:table-cell office:value-type="float" office:value="606057" calcext:value-type="float">
            <text:p>606057</text:p>
          </table:table-cell>
          <table:table-cell office:value-type="float" office:value="1000" calcext:value-type="float">
            <text:p>1000</text:p>
          </table:table-cell>
          <table:table-cell office:value-type="float" office:value="606.057" calcext:value-type="float">
            <text:p>606.057</text:p>
          </table:table-cell>
          <table:table-cell office:value-type="float" office:value="353" calcext:value-type="float">
            <text:p>353</text:p>
          </table:table-cell>
          <table:table-cell office:value-type="float" office:value="1243" calcext:value-type="float">
            <text:p>1243</text:p>
          </table:table-cell>
          <table:table-cell office:value-type="float" office:value="7057" calcext:value-type="float">
            <text:p>7057</text:p>
          </table:table-cell>
          <table:table-cell office:value-type="float" office:value="1000" calcext:value-type="float">
            <text:p>1000</text:p>
          </table:table-cell>
          <table:table-cell office:value-type="float" office:value="7.057" calcext:value-type="float">
            <text:p>7.05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061" calcext:value-type="float">
            <text:p>8061</text:p>
          </table:table-cell>
          <table:table-cell office:value-type="float" office:value="1000" calcext:value-type="float">
            <text:p>1000</text:p>
          </table:table-cell>
          <table:table-cell office:value-type="float" office:value="8.061" calcext:value-type="float">
            <text:p>8.06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office:value-type="float" office:value="1000" calcext:value-type="float">
            <text:p>1000</text:p>
          </table:table-cell>
          <table:table-cell office:value-type="float" office:value="1.004" calcext:value-type="float">
            <text:p>1.0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440383" calcext:value-type="float">
            <text:p>440383</text:p>
          </table:table-cell>
          <table:table-cell office:value-type="float" office:value="1000" calcext:value-type="float">
            <text:p>1000</text:p>
          </table:table-cell>
          <table:table-cell office:value-type="float" office:value="440.383" calcext:value-type="float">
            <text:p>440.383</text:p>
          </table:table-cell>
          <table:table-cell office:value-type="float" office:value="399" calcext:value-type="float">
            <text:p>399</text:p>
          </table:table-cell>
          <table:table-cell office:value-type="float" office:value="478" calcext:value-type="float">
            <text:p>478</text:p>
          </table:table-cell>
          <table:table-cell office:value-type="float" office:value="0.0948078" calcext:value-type="float">
            <text:p>0.09480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48078" calcext:value-type="float">
            <text:p>9.48078E-05</text:p>
          </table:table-cell>
          <table:table-cell office:value-type="float" office:value="0.000053426" calcext:value-type="float">
            <text:p>5.3426E-05</text:p>
          </table:table-cell>
          <table:table-cell office:value-type="float" office:value="0.000171792" calcext:value-type="float">
            <text:p>0.000171792</text:p>
          </table:table-cell>
          <table:table-cell office:value-type="float" office:value="918048" calcext:value-type="float">
            <text:p>918048</text:p>
          </table:table-cell>
          <table:table-cell office:value-type="float" office:value="1000" calcext:value-type="float">
            <text:p>1000</text:p>
          </table:table-cell>
          <table:table-cell office:value-type="float" office:value="918.048" calcext:value-type="float">
            <text:p>918.048</text:p>
          </table:table-cell>
          <table:table-cell office:value-type="float" office:value="507" calcext:value-type="float">
            <text:p>507</text:p>
          </table:table-cell>
          <table:table-cell office:value-type="float" office:value="1625" calcext:value-type="float">
            <text:p>1625</text:p>
          </table:table-cell>
          <table:table-cell office:value-type="float" office:value="8758" calcext:value-type="float">
            <text:p>8758</text:p>
          </table:table-cell>
          <table:table-cell office:value-type="float" office:value="1000" calcext:value-type="float">
            <text:p>1000</text:p>
          </table:table-cell>
          <table:table-cell office:value-type="float" office:value="8.758" calcext:value-type="float">
            <text:p>8.75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894" calcext:value-type="float">
            <text:p>9894</text:p>
          </table:table-cell>
          <table:table-cell office:value-type="float" office:value="1000" calcext:value-type="float">
            <text:p>1000</text:p>
          </table:table-cell>
          <table:table-cell office:value-type="float" office:value="9.894" calcext:value-type="float">
            <text:p>9.89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36" calcext:value-type="float">
            <text:p>1136</text:p>
          </table:table-cell>
          <table:table-cell office:value-type="float" office:value="1000" calcext:value-type="float">
            <text:p>1000</text:p>
          </table:table-cell>
          <table:table-cell office:value-type="float" office:value="1.136" calcext:value-type="float">
            <text:p>1.1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503522" calcext:value-type="float">
            <text:p>503522</text:p>
          </table:table-cell>
          <table:table-cell office:value-type="float" office:value="1000" calcext:value-type="float">
            <text:p>1000</text:p>
          </table:table-cell>
          <table:table-cell office:value-type="float" office:value="503.522" calcext:value-type="float">
            <text:p>503.522</text:p>
          </table:table-cell>
          <table:table-cell office:value-type="float" office:value="474" calcext:value-type="float">
            <text:p>474</text:p>
          </table:table-cell>
          <table:table-cell office:value-type="float" office:value="532" calcext:value-type="float">
            <text:p>532</text:p>
          </table:table-cell>
          <table:table-cell office:value-type="float" office:value="0.160256" calcext:value-type="float">
            <text:p>0.1602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0256" calcext:value-type="float">
            <text:p>0.000160256</text:p>
          </table:table-cell>
          <table:table-cell office:value-type="float" office:value="0.000092474" calcext:value-type="float">
            <text:p>9.2474E-05</text:p>
          </table:table-cell>
          <table:table-cell office:value-type="float" office:value="0.00027046" calcext:value-type="float">
            <text:p>0.00027046</text:p>
          </table:table-cell>
          <table:table-cell office:value-type="float" office:value="1598894" calcext:value-type="float">
            <text:p>1598894</text:p>
          </table:table-cell>
          <table:table-cell office:value-type="float" office:value="1000" calcext:value-type="float">
            <text:p>1000</text:p>
          </table:table-cell>
          <table:table-cell office:value-type="float" office:value="1598.89" calcext:value-type="float">
            <text:p>1598.89</text:p>
          </table:table-cell>
          <table:table-cell office:value-type="float" office:value="908" calcext:value-type="float">
            <text:p>908</text:p>
          </table:table-cell>
          <table:table-cell office:value-type="float" office:value="2704" calcext:value-type="float">
            <text:p>2704</text:p>
          </table:table-cell>
          <table:table-cell office:value-type="float" office:value="11558" calcext:value-type="float">
            <text:p>11558</text:p>
          </table:table-cell>
          <table:table-cell office:value-type="float" office:value="1000" calcext:value-type="float">
            <text:p>1000</text:p>
          </table:table-cell>
          <table:table-cell office:value-type="float" office:value="11.558" calcext:value-type="float">
            <text:p>11.55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664" calcext:value-type="float">
            <text:p>12664</text:p>
          </table:table-cell>
          <table:table-cell office:value-type="float" office:value="1000" calcext:value-type="float">
            <text:p>1000</text:p>
          </table:table-cell>
          <table:table-cell office:value-type="float" office:value="12.664" calcext:value-type="float">
            <text:p>12.66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06" calcext:value-type="float">
            <text:p>1106</text:p>
          </table:table-cell>
          <table:table-cell office:value-type="float" office:value="1000" calcext:value-type="float">
            <text:p>1000</text:p>
          </table:table-cell>
          <table:table-cell office:value-type="float" office:value="1.106" calcext:value-type="float">
            <text:p>1.1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566931" calcext:value-type="float">
            <text:p>566931</text:p>
          </table:table-cell>
          <table:table-cell office:value-type="float" office:value="1000" calcext:value-type="float">
            <text:p>1000</text:p>
          </table:table-cell>
          <table:table-cell office:value-type="float" office:value="566.931" calcext:value-type="float">
            <text:p>566.931</text:p>
          </table:table-cell>
          <table:table-cell office:value-type="float" office:value="541" calcext:value-type="float">
            <text:p>541</text:p>
          </table:table-cell>
          <table:table-cell office:value-type="float" office:value="591" calcext:value-type="float">
            <text:p>591</text:p>
          </table:table-cell>
          <table:table-cell office:value-type="float" office:value="0.339104" calcext:value-type="float">
            <text:p>0.3391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9104" calcext:value-type="float">
            <text:p>0.000339104</text:p>
          </table:table-cell>
          <table:table-cell office:value-type="float" office:value="0.000203435" calcext:value-type="float">
            <text:p>0.000203435</text:p>
          </table:table-cell>
          <table:table-cell office:value-type="float" office:value="0.000536664" calcext:value-type="float">
            <text:p>0.000536664</text:p>
          </table:table-cell>
          <table:table-cell office:value-type="float" office:value="3503530" calcext:value-type="float">
            <text:p>3503530</text:p>
          </table:table-cell>
          <table:table-cell office:value-type="float" office:value="1000" calcext:value-type="float">
            <text:p>1000</text:p>
          </table:table-cell>
          <table:table-cell office:value-type="float" office:value="3503.53" calcext:value-type="float">
            <text:p>3503.53</text:p>
          </table:table-cell>
          <table:table-cell office:value-type="float" office:value="2074" calcext:value-type="float">
            <text:p>2074</text:p>
          </table:table-cell>
          <table:table-cell office:value-type="float" office:value="5649" calcext:value-type="float">
            <text:p>5649</text:p>
          </table:table-cell>
          <table:table-cell office:value-type="float" office:value="16853" calcext:value-type="float">
            <text:p>16853</text:p>
          </table:table-cell>
          <table:table-cell office:value-type="float" office:value="1000" calcext:value-type="float">
            <text:p>1000</text:p>
          </table:table-cell>
          <table:table-cell office:value-type="float" office:value="16.853" calcext:value-type="float">
            <text:p>16.85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7668" calcext:value-type="float">
            <text:p>17668</text:p>
          </table:table-cell>
          <table:table-cell office:value-type="float" office:value="1000" calcext:value-type="float">
            <text:p>1000</text:p>
          </table:table-cell>
          <table:table-cell office:value-type="float" office:value="17.668" calcext:value-type="float">
            <text:p>17.66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815" calcext:value-type="float">
            <text:p>815</text:p>
          </table:table-cell>
          <table:table-cell office:value-type="float" office:value="1000" calcext:value-type="float">
            <text:p>1000</text:p>
          </table:table-cell>
          <table:table-cell office:value-type="float" office:value="0.815" calcext:value-type="float">
            <text:p>0.8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3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66621" calcext:value-type="float">
            <text:p>66621</text:p>
          </table:table-cell>
          <table:table-cell office:value-type="float" office:value="1000" calcext:value-type="float">
            <text:p>1000</text:p>
          </table:table-cell>
          <table:table-cell office:value-type="float" office:value="66.621" calcext:value-type="float">
            <text:p>66.621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office:value-type="float" office:value="0.0157055" calcext:value-type="float">
            <text:p>0.01570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7055" calcext:value-type="float">
            <text:p>1.57055E-05</text:p>
          </table:table-cell>
          <table:table-cell office:value-type="float" office:value="0.000011339" calcext:value-type="float">
            <text:p>1.1339E-05</text:p>
          </table:table-cell>
          <table:table-cell office:value-type="float" office:value="0.000036443" calcext:value-type="float">
            <text:p>3.6443E-05</text:p>
          </table:table-cell>
          <table:table-cell office:value-type="float" office:value="148261" calcext:value-type="float">
            <text:p>148261</text:p>
          </table:table-cell>
          <table:table-cell office:value-type="float" office:value="1000" calcext:value-type="float">
            <text:p>1000</text:p>
          </table:table-cell>
          <table:table-cell office:value-type="float" office:value="148.261" calcext:value-type="float">
            <text:p>148.261</text:p>
          </table:table-cell>
          <table:table-cell office:value-type="float" office:value="114" calcext:value-type="float">
            <text:p>114</text:p>
          </table:table-cell>
          <table:table-cell office:value-type="float" office:value="221" calcext:value-type="float">
            <text:p>221</text:p>
          </table:table-cell>
          <table:table-cell office:value-type="float" office:value="2675" calcext:value-type="float">
            <text:p>2675</text:p>
          </table:table-cell>
          <table:table-cell office:value-type="float" office:value="1000" calcext:value-type="float">
            <text:p>1000</text:p>
          </table:table-cell>
          <table:table-cell office:value-type="float" office:value="2.675" calcext:value-type="float">
            <text:p>2.6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59" calcext:value-type="float">
            <text:p>3059</text:p>
          </table:table-cell>
          <table:table-cell office:value-type="float" office:value="1000" calcext:value-type="float">
            <text:p>1000</text:p>
          </table:table-cell>
          <table:table-cell office:value-type="float" office:value="3.059" calcext:value-type="float">
            <text:p>3.0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4" calcext:value-type="float">
            <text:p>384</text:p>
          </table:table-cell>
          <table:table-cell office:value-type="float" office:value="1000" calcext:value-type="float">
            <text:p>1000</text:p>
          </table:table-cell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33132" calcext:value-type="float">
            <text:p>133132</text:p>
          </table:table-cell>
          <table:table-cell office:value-type="float" office:value="1000" calcext:value-type="float">
            <text:p>1000</text:p>
          </table:table-cell>
          <table:table-cell office:value-type="float" office:value="133.132" calcext:value-type="float">
            <text:p>133.132</text:p>
          </table:table-cell>
          <table:table-cell office:value-type="float" office:value="108" calcext:value-type="float">
            <text:p>108</text:p>
          </table:table-cell>
          <table:table-cell office:value-type="float" office:value="166" calcext:value-type="float">
            <text:p>166</text:p>
          </table:table-cell>
          <table:table-cell office:value-type="float" office:value="0.0207326" calcext:value-type="float">
            <text:p>0.02073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7326" calcext:value-type="float">
            <text:p>2.07326E-05</text:p>
          </table:table-cell>
          <table:table-cell office:value-type="float" office:value="0.00001204" calcext:value-type="float">
            <text:p>1.204E-05</text:p>
          </table:table-cell>
          <table:table-cell office:value-type="float" office:value="0.000038033" calcext:value-type="float">
            <text:p>3.8033E-05</text:p>
          </table:table-cell>
          <table:table-cell office:value-type="float" office:value="191062" calcext:value-type="float">
            <text:p>191062</text:p>
          </table:table-cell>
          <table:table-cell office:value-type="float" office:value="1000" calcext:value-type="float">
            <text:p>1000</text:p>
          </table:table-cell>
          <table:table-cell office:value-type="float" office:value="191.062" calcext:value-type="float">
            <text:p>191.062</text:p>
          </table:table-cell>
          <table:table-cell office:value-type="float" office:value="119" calcext:value-type="float">
            <text:p>119</text:p>
          </table:table-cell>
          <table:table-cell office:value-type="float" office:value="315" calcext:value-type="float">
            <text:p>315</text:p>
          </table:table-cell>
          <table:table-cell office:value-type="float" office:value="3329" calcext:value-type="float">
            <text:p>3329</text:p>
          </table:table-cell>
          <table:table-cell office:value-type="float" office:value="1000" calcext:value-type="float">
            <text:p>1000</text:p>
          </table:table-cell>
          <table:table-cell office:value-type="float" office:value="3.329" calcext:value-type="float">
            <text:p>3.3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80" calcext:value-type="float">
            <text:p>3980</text:p>
          </table:table-cell>
          <table:table-cell office:value-type="float" office:value="1000" calcext:value-type="float">
            <text:p>1000</text:p>
          </table:table-cell>
          <table:table-cell office:value-type="float" office:value="3.98" calcext:value-type="float">
            <text:p>3.9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51" calcext:value-type="float">
            <text:p>651</text:p>
          </table:table-cell>
          <table:table-cell office:value-type="float" office:value="1000" calcext:value-type="float">
            <text:p>1000</text:p>
          </table:table-cell>
          <table:table-cell office:value-type="float" office:value="0.651" calcext:value-type="float">
            <text:p>0.6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99644" calcext:value-type="float">
            <text:p>199644</text:p>
          </table:table-cell>
          <table:table-cell office:value-type="float" office:value="1000" calcext:value-type="float">
            <text:p>1000</text:p>
          </table:table-cell>
          <table:table-cell office:value-type="float" office:value="199.644" calcext:value-type="float">
            <text:p>199.644</text:p>
          </table:table-cell>
          <table:table-cell office:value-type="float" office:value="160" calcext:value-type="float">
            <text:p>160</text:p>
          </table:table-cell>
          <table:table-cell office:value-type="float" office:value="237" calcext:value-type="float">
            <text:p>237</text:p>
          </table:table-cell>
          <table:table-cell office:value-type="float" office:value="0.0271319" calcext:value-type="float">
            <text:p>0.02713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1319" calcext:value-type="float">
            <text:p>2.71319E-05</text:p>
          </table:table-cell>
          <table:table-cell office:value-type="float" office:value="0.000018692" calcext:value-type="float">
            <text:p>1.8692E-05</text:p>
          </table:table-cell>
          <table:table-cell office:value-type="float" office:value="0.000063305" calcext:value-type="float">
            <text:p>6.3305E-05</text:p>
          </table:table-cell>
          <table:table-cell office:value-type="float" office:value="245684" calcext:value-type="float">
            <text:p>245684</text:p>
          </table:table-cell>
          <table:table-cell office:value-type="float" office:value="1000" calcext:value-type="float">
            <text:p>1000</text:p>
          </table:table-cell>
          <table:table-cell office:value-type="float" office:value="245.684" calcext:value-type="float">
            <text:p>245.684</text:p>
          </table:table-cell>
          <table:table-cell office:value-type="float" office:value="173" calcext:value-type="float">
            <text:p>173</text:p>
          </table:table-cell>
          <table:table-cell office:value-type="float" office:value="388" calcext:value-type="float">
            <text:p>388</text:p>
          </table:table-cell>
          <table:table-cell office:value-type="float" office:value="4022" calcext:value-type="float">
            <text:p>4022</text:p>
          </table:table-cell>
          <table:table-cell office:value-type="float" office:value="1000" calcext:value-type="float">
            <text:p>1000</text:p>
          </table:table-cell>
          <table:table-cell office:value-type="float" office:value="4.022" calcext:value-type="float">
            <text:p>4.0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744" calcext:value-type="float">
            <text:p>4744</text:p>
          </table:table-cell>
          <table:table-cell office:value-type="float" office:value="1000" calcext:value-type="float">
            <text:p>1000</text:p>
          </table:table-cell>
          <table:table-cell office:value-type="float" office:value="4.744" calcext:value-type="float">
            <text:p>4.74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22" calcext:value-type="float">
            <text:p>722</text:p>
          </table:table-cell>
          <table:table-cell office:value-type="float" office:value="1000" calcext:value-type="float">
            <text:p>1000</text:p>
          </table:table-cell>
          <table:table-cell office:value-type="float" office:value="0.722" calcext:value-type="float">
            <text:p>0.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66121" calcext:value-type="float">
            <text:p>266121</text:p>
          </table:table-cell>
          <table:table-cell office:value-type="float" office:value="1000" calcext:value-type="float">
            <text:p>1000</text:p>
          </table:table-cell>
          <table:table-cell office:value-type="float" office:value="266.121" calcext:value-type="float">
            <text:p>266.121</text:p>
          </table:table-cell>
          <table:table-cell office:value-type="float" office:value="225" calcext:value-type="float">
            <text:p>225</text:p>
          </table:table-cell>
          <table:table-cell office:value-type="float" office:value="306" calcext:value-type="float">
            <text:p>306</text:p>
          </table:table-cell>
          <table:table-cell office:value-type="float" office:value="0.0358046" calcext:value-type="float">
            <text:p>0.03580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8046" calcext:value-type="float">
            <text:p>3.58046E-05</text:p>
          </table:table-cell>
          <table:table-cell office:value-type="float" office:value="0.000019753" calcext:value-type="float">
            <text:p>1.9753E-05</text:p>
          </table:table-cell>
          <table:table-cell office:value-type="float" office:value="0.000079998" calcext:value-type="float">
            <text:p>7.9998E-05</text:p>
          </table:table-cell>
          <table:table-cell office:value-type="float" office:value="325729" calcext:value-type="float">
            <text:p>325729</text:p>
          </table:table-cell>
          <table:table-cell office:value-type="float" office:value="1000" calcext:value-type="float">
            <text:p>1000</text:p>
          </table:table-cell>
          <table:table-cell office:value-type="float" office:value="325.729" calcext:value-type="float">
            <text:p>325.729</text:p>
          </table:table-cell>
          <table:table-cell office:value-type="float" office:value="183" calcext:value-type="float">
            <text:p>183</text:p>
          </table:table-cell>
          <table:table-cell office:value-type="float" office:value="739" calcext:value-type="float">
            <text:p>739</text:p>
          </table:table-cell>
          <table:table-cell office:value-type="float" office:value="4857" calcext:value-type="float">
            <text:p>4857</text:p>
          </table:table-cell>
          <table:table-cell office:value-type="float" office:value="1000" calcext:value-type="float">
            <text:p>1000</text:p>
          </table:table-cell>
          <table:table-cell office:value-type="float" office:value="4.857" calcext:value-type="float">
            <text:p>4.85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665" calcext:value-type="float">
            <text:p>5665</text:p>
          </table:table-cell>
          <table:table-cell office:value-type="float" office:value="1000" calcext:value-type="float">
            <text:p>1000</text:p>
          </table:table-cell>
          <table:table-cell office:value-type="float" office:value="5.665" calcext:value-type="float">
            <text:p>5.6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08" calcext:value-type="float">
            <text:p>808</text:p>
          </table:table-cell>
          <table:table-cell office:value-type="float" office:value="1000" calcext:value-type="float">
            <text:p>1000</text:p>
          </table:table-cell>
          <table:table-cell office:value-type="float" office:value="0.808" calcext:value-type="float">
            <text:p>0.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33005" calcext:value-type="float">
            <text:p>333005</text:p>
          </table:table-cell>
          <table:table-cell office:value-type="float" office:value="1000" calcext:value-type="float">
            <text:p>1000</text:p>
          </table:table-cell>
          <table:table-cell office:value-type="float" office:value="333.005" calcext:value-type="float">
            <text:p>333.005</text:p>
          </table:table-cell>
          <table:table-cell office:value-type="float" office:value="286" calcext:value-type="float">
            <text:p>286</text:p>
          </table:table-cell>
          <table:table-cell office:value-type="float" office:value="376" calcext:value-type="float">
            <text:p>376</text:p>
          </table:table-cell>
          <table:table-cell office:value-type="float" office:value="0.0473655" calcext:value-type="float">
            <text:p>0.04736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3655" calcext:value-type="float">
            <text:p>4.73655E-05</text:p>
          </table:table-cell>
          <table:table-cell office:value-type="float" office:value="0.000029323" calcext:value-type="float">
            <text:p>2.9323E-05</text:p>
          </table:table-cell>
          <table:table-cell office:value-type="float" office:value="0.000076049" calcext:value-type="float">
            <text:p>7.6049E-05</text:p>
          </table:table-cell>
          <table:table-cell office:value-type="float" office:value="439208" calcext:value-type="float">
            <text:p>439208</text:p>
          </table:table-cell>
          <table:table-cell office:value-type="float" office:value="1000" calcext:value-type="float">
            <text:p>1000</text:p>
          </table:table-cell>
          <table:table-cell office:value-type="float" office:value="439.208" calcext:value-type="float">
            <text:p>439.208</text:p>
          </table:table-cell>
          <table:table-cell office:value-type="float" office:value="271" calcext:value-type="float">
            <text:p>271</text:p>
          </table:table-cell>
          <table:table-cell office:value-type="float" office:value="704" calcext:value-type="float">
            <text:p>704</text:p>
          </table:table-cell>
          <table:table-cell office:value-type="float" office:value="5816" calcext:value-type="float">
            <text:p>5816</text:p>
          </table:table-cell>
          <table:table-cell office:value-type="float" office:value="1000" calcext:value-type="float">
            <text:p>1000</text:p>
          </table:table-cell>
          <table:table-cell office:value-type="float" office:value="5.816" calcext:value-type="float">
            <text:p>5.8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752" calcext:value-type="float">
            <text:p>6752</text:p>
          </table:table-cell>
          <table:table-cell office:value-type="float" office:value="1000" calcext:value-type="float">
            <text:p>1000</text:p>
          </table:table-cell>
          <table:table-cell office:value-type="float" office:value="6.752" calcext:value-type="float">
            <text:p>6.75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36" calcext:value-type="float">
            <text:p>936</text:p>
          </table:table-cell>
          <table:table-cell office:value-type="float" office:value="1000" calcext:value-type="float">
            <text:p>1000</text:p>
          </table:table-cell>
          <table:table-cell office:value-type="float" office:value="0.936" calcext:value-type="float">
            <text:p>0.9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399534" calcext:value-type="float">
            <text:p>399534</text:p>
          </table:table-cell>
          <table:table-cell office:value-type="float" office:value="1000" calcext:value-type="float">
            <text:p>1000</text:p>
          </table:table-cell>
          <table:table-cell office:value-type="float" office:value="399.534" calcext:value-type="float">
            <text:p>399.534</text:p>
          </table:table-cell>
          <table:table-cell office:value-type="float" office:value="357" calcext:value-type="float">
            <text:p>357</text:p>
          </table:table-cell>
          <table:table-cell office:value-type="float" office:value="449" calcext:value-type="float">
            <text:p>449</text:p>
          </table:table-cell>
          <table:table-cell office:value-type="float" office:value="0.0660314" calcext:value-type="float">
            <text:p>0.06603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60314" calcext:value-type="float">
            <text:p>6.60314E-05</text:p>
          </table:table-cell>
          <table:table-cell office:value-type="float" office:value="0.000039279" calcext:value-type="float">
            <text:p>3.9279E-05</text:p>
          </table:table-cell>
          <table:table-cell office:value-type="float" office:value="0.000125387" calcext:value-type="float">
            <text:p>0.000125387</text:p>
          </table:table-cell>
          <table:table-cell office:value-type="float" office:value="624478" calcext:value-type="float">
            <text:p>624478</text:p>
          </table:table-cell>
          <table:table-cell office:value-type="float" office:value="1000" calcext:value-type="float">
            <text:p>1000</text:p>
          </table:table-cell>
          <table:table-cell office:value-type="float" office:value="624.478" calcext:value-type="float">
            <text:p>624.478</text:p>
          </table:table-cell>
          <table:table-cell office:value-type="float" office:value="362" calcext:value-type="float">
            <text:p>362</text:p>
          </table:table-cell>
          <table:table-cell office:value-type="float" office:value="1093" calcext:value-type="float">
            <text:p>1093</text:p>
          </table:table-cell>
          <table:table-cell office:value-type="float" office:value="7072" calcext:value-type="float">
            <text:p>7072</text:p>
          </table:table-cell>
          <table:table-cell office:value-type="float" office:value="1000" calcext:value-type="float">
            <text:p>1000</text:p>
          </table:table-cell>
          <table:table-cell office:value-type="float" office:value="7.072" calcext:value-type="float">
            <text:p>7.07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170" calcext:value-type="float">
            <text:p>8170</text:p>
          </table:table-cell>
          <table:table-cell office:value-type="float" office:value="1000" calcext:value-type="float">
            <text:p>1000</text:p>
          </table:table-cell>
          <table:table-cell office:value-type="float" office:value="8.17" calcext:value-type="float">
            <text:p>8.1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98" calcext:value-type="float">
            <text:p>1098</text:p>
          </table:table-cell>
          <table:table-cell office:value-type="float" office:value="1000" calcext:value-type="float">
            <text:p>1000</text:p>
          </table:table-cell>
          <table:table-cell office:value-type="float" office:value="1.098" calcext:value-type="float">
            <text:p>1.09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465406" calcext:value-type="float">
            <text:p>465406</text:p>
          </table:table-cell>
          <table:table-cell office:value-type="float" office:value="1000" calcext:value-type="float">
            <text:p>1000</text:p>
          </table:table-cell>
          <table:table-cell office:value-type="float" office:value="465.406" calcext:value-type="float">
            <text:p>465.406</text:p>
          </table:table-cell>
          <table:table-cell office:value-type="float" office:value="428" calcext:value-type="float">
            <text:p>428</text:p>
          </table:table-cell>
          <table:table-cell office:value-type="float" office:value="512" calcext:value-type="float">
            <text:p>512</text:p>
          </table:table-cell>
          <table:table-cell office:value-type="float" office:value="0.0987984" calcext:value-type="float">
            <text:p>0.09879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7984" calcext:value-type="float">
            <text:p>9.87984E-05</text:p>
          </table:table-cell>
          <table:table-cell office:value-type="float" office:value="0.000056571" calcext:value-type="float">
            <text:p>5.6571E-05</text:p>
          </table:table-cell>
          <table:table-cell office:value-type="float" office:value="0.000189314" calcext:value-type="float">
            <text:p>0.000189314</text:p>
          </table:table-cell>
          <table:table-cell office:value-type="float" office:value="959307" calcext:value-type="float">
            <text:p>959307</text:p>
          </table:table-cell>
          <table:table-cell office:value-type="float" office:value="1000" calcext:value-type="float">
            <text:p>1000</text:p>
          </table:table-cell>
          <table:table-cell office:value-type="float" office:value="959.307" calcext:value-type="float">
            <text:p>959.307</text:p>
          </table:table-cell>
          <table:table-cell office:value-type="float" office:value="514" calcext:value-type="float">
            <text:p>514</text:p>
          </table:table-cell>
          <table:table-cell office:value-type="float" office:value="1903" calcext:value-type="float">
            <text:p>1903</text:p>
          </table:table-cell>
          <table:table-cell office:value-type="float" office:value="8875" calcext:value-type="float">
            <text:p>8875</text:p>
          </table:table-cell>
          <table:table-cell office:value-type="float" office:value="1000" calcext:value-type="float">
            <text:p>1000</text:p>
          </table:table-cell>
          <table:table-cell office:value-type="float" office:value="8.875" calcext:value-type="float">
            <text:p>8.87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994" calcext:value-type="float">
            <text:p>9994</text:p>
          </table:table-cell>
          <table:table-cell office:value-type="float" office:value="1000" calcext:value-type="float">
            <text:p>1000</text:p>
          </table:table-cell>
          <table:table-cell office:value-type="float" office:value="9.994" calcext:value-type="float">
            <text:p>9.99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19" calcext:value-type="float">
            <text:p>1119</text:p>
          </table:table-cell>
          <table:table-cell office:value-type="float" office:value="1000" calcext:value-type="float">
            <text:p>1000</text:p>
          </table:table-cell>
          <table:table-cell office:value-type="float" office:value="1.119" calcext:value-type="float">
            <text:p>1.1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532982" calcext:value-type="float">
            <text:p>532982</text:p>
          </table:table-cell>
          <table:table-cell office:value-type="float" office:value="1000" calcext:value-type="float">
            <text:p>1000</text:p>
          </table:table-cell>
          <table:table-cell office:value-type="float" office:value="532.982" calcext:value-type="float">
            <text:p>532.982</text:p>
          </table:table-cell>
          <table:table-cell office:value-type="float" office:value="492" calcext:value-type="float">
            <text:p>492</text:p>
          </table:table-cell>
          <table:table-cell office:value-type="float" office:value="564" calcext:value-type="float">
            <text:p>564</text:p>
          </table:table-cell>
          <table:table-cell office:value-type="float" office:value="0.168589" calcext:value-type="float">
            <text:p>0.1685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8589" calcext:value-type="float">
            <text:p>0.000168589</text:p>
          </table:table-cell>
          <table:table-cell office:value-type="float" office:value="0.000090578" calcext:value-type="float">
            <text:p>9.0578E-05</text:p>
          </table:table-cell>
          <table:table-cell office:value-type="float" office:value="0.000326267" calcext:value-type="float">
            <text:p>0.000326267</text:p>
          </table:table-cell>
          <table:table-cell office:value-type="float" office:value="1685812" calcext:value-type="float">
            <text:p>1685812</text:p>
          </table:table-cell>
          <table:table-cell office:value-type="float" office:value="1000" calcext:value-type="float">
            <text:p>1000</text:p>
          </table:table-cell>
          <table:table-cell office:value-type="float" office:value="1685.81" calcext:value-type="float">
            <text:p>1685.81</text:p>
          </table:table-cell>
          <table:table-cell office:value-type="float" office:value="890" calcext:value-type="float">
            <text:p>890</text:p>
          </table:table-cell>
          <table:table-cell office:value-type="float" office:value="2844" calcext:value-type="float">
            <text:p>2844</text:p>
          </table:table-cell>
          <table:table-cell office:value-type="float" office:value="11763" calcext:value-type="float">
            <text:p>11763</text:p>
          </table:table-cell>
          <table:table-cell office:value-type="float" office:value="1000" calcext:value-type="float">
            <text:p>1000</text:p>
          </table:table-cell>
          <table:table-cell office:value-type="float" office:value="11.763" calcext:value-type="float">
            <text:p>11.76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903" calcext:value-type="float">
            <text:p>12903</text:p>
          </table:table-cell>
          <table:table-cell office:value-type="float" office:value="1000" calcext:value-type="float">
            <text:p>1000</text:p>
          </table:table-cell>
          <table:table-cell office:value-type="float" office:value="12.903" calcext:value-type="float">
            <text:p>12.90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40" calcext:value-type="float">
            <text:p>1140</text:p>
          </table:table-cell>
          <table:table-cell office:value-type="float" office:value="1000" calcext:value-type="float">
            <text:p>100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599467" calcext:value-type="float">
            <text:p>599467</text:p>
          </table:table-cell>
          <table:table-cell office:value-type="float" office:value="1000" calcext:value-type="float">
            <text:p>1000</text:p>
          </table:table-cell>
          <table:table-cell office:value-type="float" office:value="599.467" calcext:value-type="float">
            <text:p>599.467</text:p>
          </table:table-cell>
          <table:table-cell office:value-type="float" office:value="574" calcext:value-type="float">
            <text:p>574</text:p>
          </table:table-cell>
          <table:table-cell office:value-type="float" office:value="625" calcext:value-type="float">
            <text:p>625</text:p>
          </table:table-cell>
          <table:table-cell office:value-type="float" office:value="0.359317" calcext:value-type="float">
            <text:p>0.3593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59317" calcext:value-type="float">
            <text:p>0.000359317</text:p>
          </table:table-cell>
          <table:table-cell office:value-type="float" office:value="0.000207717" calcext:value-type="float">
            <text:p>0.000207717</text:p>
          </table:table-cell>
          <table:table-cell office:value-type="float" office:value="0.000561044" calcext:value-type="float">
            <text:p>0.000561044</text:p>
          </table:table-cell>
          <table:table-cell office:value-type="float" office:value="3720334" calcext:value-type="float">
            <text:p>3720334</text:p>
          </table:table-cell>
          <table:table-cell office:value-type="float" office:value="1000" calcext:value-type="float">
            <text:p>1000</text:p>
          </table:table-cell>
          <table:table-cell office:value-type="float" office:value="3720.33" calcext:value-type="float">
            <text:p>3720.33</text:p>
          </table:table-cell>
          <table:table-cell office:value-type="float" office:value="2109" calcext:value-type="float">
            <text:p>2109</text:p>
          </table:table-cell>
          <table:table-cell office:value-type="float" office:value="5927" calcext:value-type="float">
            <text:p>5927</text:p>
          </table:table-cell>
          <table:table-cell office:value-type="float" office:value="17179" calcext:value-type="float">
            <text:p>17179</text:p>
          </table:table-cell>
          <table:table-cell office:value-type="float" office:value="1000" calcext:value-type="float">
            <text:p>1000</text:p>
          </table:table-cell>
          <table:table-cell office:value-type="float" office:value="17.179" calcext:value-type="float">
            <text:p>17.17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8017" calcext:value-type="float">
            <text:p>18017</text:p>
          </table:table-cell>
          <table:table-cell office:value-type="float" office:value="1000" calcext:value-type="float">
            <text:p>1000</text:p>
          </table:table-cell>
          <table:table-cell office:value-type="float" office:value="18.017" calcext:value-type="float">
            <text:p>18.01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838" calcext:value-type="float">
            <text:p>838</text:p>
          </table:table-cell>
          <table:table-cell office:value-type="float" office:value="1000" calcext:value-type="float">
            <text:p>1000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3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0537" calcext:value-type="float">
            <text:p>70537</text:p>
          </table:table-cell>
          <table:table-cell office:value-type="float" office:value="1000" calcext:value-type="float">
            <text:p>1000</text:p>
          </table:table-cell>
          <table:table-cell office:value-type="float" office:value="70.537" calcext:value-type="float">
            <text:p>70.537</text:p>
          </table:table-cell>
          <table:table-cell office:value-type="float" office:value="43" calcext:value-type="float">
            <text:p>43</text:p>
          </table:table-cell>
          <table:table-cell office:value-type="float" office:value="102" calcext:value-type="float">
            <text:p>102</text:p>
          </table:table-cell>
          <table:table-cell office:value-type="float" office:value="0.0158711" calcext:value-type="float">
            <text:p>0.01587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8711" calcext:value-type="float">
            <text:p>1.58711E-05</text:p>
          </table:table-cell>
          <table:table-cell office:value-type="float" office:value="0.000011649" calcext:value-type="float">
            <text:p>1.1649E-05</text:p>
          </table:table-cell>
          <table:table-cell office:value-type="float" office:value="0.00003245" calcext:value-type="float">
            <text:p>3.245E-05</text:p>
          </table:table-cell>
          <table:table-cell office:value-type="float" office:value="150982" calcext:value-type="float">
            <text:p>150982</text:p>
          </table:table-cell>
          <table:table-cell office:value-type="float" office:value="1000" calcext:value-type="float">
            <text:p>1000</text:p>
          </table:table-cell>
          <table:table-cell office:value-type="float" office:value="150.982" calcext:value-type="float">
            <text:p>150.982</text:p>
          </table:table-cell>
          <table:table-cell office:value-type="float" office:value="117" calcext:value-type="float">
            <text:p>117</text:p>
          </table:table-cell>
          <table:table-cell office:value-type="float" office:value="226" calcext:value-type="float">
            <text:p>226</text:p>
          </table:table-cell>
          <table:table-cell office:value-type="float" office:value="2649" calcext:value-type="float">
            <text:p>2649</text:p>
          </table:table-cell>
          <table:table-cell office:value-type="float" office:value="1000" calcext:value-type="float">
            <text:p>1000</text:p>
          </table:table-cell>
          <table:table-cell office:value-type="float" office:value="2.649" calcext:value-type="float">
            <text:p>2.64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64" calcext:value-type="float">
            <text:p>3064</text:p>
          </table:table-cell>
          <table:table-cell office:value-type="float" office:value="1000" calcext:value-type="float">
            <text:p>1000</text:p>
          </table:table-cell>
          <table:table-cell office:value-type="float" office:value="3.064" calcext:value-type="float">
            <text:p>3.0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5" calcext:value-type="float">
            <text:p>415</text:p>
          </table:table-cell>
          <table:table-cell office:value-type="float" office:value="1000" calcext:value-type="float">
            <text:p>1000</text:p>
          </table:table-cell>
          <table:table-cell office:value-type="float" office:value="0.415" calcext:value-type="float">
            <text:p>0.4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40081" calcext:value-type="float">
            <text:p>140081</text:p>
          </table:table-cell>
          <table:table-cell office:value-type="float" office:value="1000" calcext:value-type="float">
            <text:p>1000</text:p>
          </table:table-cell>
          <table:table-cell office:value-type="float" office:value="140.081" calcext:value-type="float">
            <text:p>140.081</text:p>
          </table:table-cell>
          <table:table-cell office:value-type="float" office:value="107" calcext:value-type="float">
            <text:p>107</text:p>
          </table:table-cell>
          <table:table-cell office:value-type="float" office:value="172" calcext:value-type="float">
            <text:p>172</text:p>
          </table:table-cell>
          <table:table-cell office:value-type="float" office:value="0.021572" calcext:value-type="float">
            <text:p>0.0215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572" calcext:value-type="float">
            <text:p>2.1572E-05</text:p>
          </table:table-cell>
          <table:table-cell office:value-type="float" office:value="0.0000123" calcext:value-type="float">
            <text:p>1.23E-05</text:p>
          </table:table-cell>
          <table:table-cell office:value-type="float" office:value="0.000039824" calcext:value-type="float">
            <text:p>3.9824E-05</text:p>
          </table:table-cell>
          <table:table-cell office:value-type="float" office:value="198264" calcext:value-type="float">
            <text:p>198264</text:p>
          </table:table-cell>
          <table:table-cell office:value-type="float" office:value="1000" calcext:value-type="float">
            <text:p>1000</text:p>
          </table:table-cell>
          <table:table-cell office:value-type="float" office:value="198.264" calcext:value-type="float">
            <text:p>198.264</text:p>
          </table:table-cell>
          <table:table-cell office:value-type="float" office:value="122" calcext:value-type="float">
            <text:p>122</text:p>
          </table:table-cell>
          <table:table-cell office:value-type="float" office:value="312" calcext:value-type="float">
            <text:p>312</text:p>
          </table:table-cell>
          <table:table-cell office:value-type="float" office:value="3375" calcext:value-type="float">
            <text:p>3375</text:p>
          </table:table-cell>
          <table:table-cell office:value-type="float" office:value="1000" calcext:value-type="float">
            <text:p>1000</text:p>
          </table:table-cell>
          <table:table-cell office:value-type="float" office:value="3.375" calcext:value-type="float">
            <text:p>3.3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77" calcext:value-type="float">
            <text:p>3977</text:p>
          </table:table-cell>
          <table:table-cell office:value-type="float" office:value="1000" calcext:value-type="float">
            <text:p>1000</text:p>
          </table:table-cell>
          <table:table-cell office:value-type="float" office:value="3.977" calcext:value-type="float">
            <text:p>3.97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2" calcext:value-type="float">
            <text:p>602</text:p>
          </table:table-cell>
          <table:table-cell office:value-type="float" office:value="1000" calcext:value-type="float">
            <text:p>1000</text:p>
          </table:table-cell>
          <table:table-cell office:value-type="float" office:value="0.602" calcext:value-type="float">
            <text:p>0.6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10759" calcext:value-type="float">
            <text:p>210759</text:p>
          </table:table-cell>
          <table:table-cell office:value-type="float" office:value="1000" calcext:value-type="float">
            <text:p>1000</text:p>
          </table:table-cell>
          <table:table-cell office:value-type="float" office:value="210.759" calcext:value-type="float">
            <text:p>210.759</text:p>
          </table:table-cell>
          <table:table-cell office:value-type="float" office:value="174" calcext:value-type="float">
            <text:p>174</text:p>
          </table:table-cell>
          <table:table-cell office:value-type="float" office:value="249" calcext:value-type="float">
            <text:p>249</text:p>
          </table:table-cell>
          <table:table-cell office:value-type="float" office:value="0.0278982" calcext:value-type="float">
            <text:p>0.02789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8982" calcext:value-type="float">
            <text:p>2.78982E-05</text:p>
          </table:table-cell>
          <table:table-cell office:value-type="float" office:value="0.000018875" calcext:value-type="float">
            <text:p>1.8875E-05</text:p>
          </table:table-cell>
          <table:table-cell office:value-type="float" office:value="0.000084577" calcext:value-type="float">
            <text:p>8.4577E-05</text:p>
          </table:table-cell>
          <table:table-cell office:value-type="float" office:value="253614" calcext:value-type="float">
            <text:p>253614</text:p>
          </table:table-cell>
          <table:table-cell office:value-type="float" office:value="1000" calcext:value-type="float">
            <text:p>1000</text:p>
          </table:table-cell>
          <table:table-cell office:value-type="float" office:value="253.614" calcext:value-type="float">
            <text:p>253.614</text:p>
          </table:table-cell>
          <table:table-cell office:value-type="float" office:value="176" calcext:value-type="float">
            <text:p>176</text:p>
          </table:table-cell>
          <table:table-cell office:value-type="float" office:value="400" calcext:value-type="float">
            <text:p>400</text:p>
          </table:table-cell>
          <table:table-cell office:value-type="float" office:value="4040" calcext:value-type="float">
            <text:p>4040</text:p>
          </table:table-cell>
          <table:table-cell office:value-type="float" office:value="1000" calcext:value-type="float">
            <text:p>1000</text:p>
          </table:table-cell>
          <table:table-cell office:value-type="float" office:value="4.04" calcext:value-type="float">
            <text:p>4.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805" calcext:value-type="float">
            <text:p>4805</text:p>
          </table:table-cell>
          <table:table-cell office:value-type="float" office:value="1000" calcext:value-type="float">
            <text:p>1000</text:p>
          </table:table-cell>
          <table:table-cell office:value-type="float" office:value="4.805" calcext:value-type="float">
            <text:p>4.80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65" calcext:value-type="float">
            <text:p>765</text:p>
          </table:table-cell>
          <table:table-cell office:value-type="float" office:value="1000" calcext:value-type="float">
            <text:p>1000</text:p>
          </table:table-cell>
          <table:table-cell office:value-type="float" office:value="0.765" calcext:value-type="float">
            <text:p>0.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81226" calcext:value-type="float">
            <text:p>281226</text:p>
          </table:table-cell>
          <table:table-cell office:value-type="float" office:value="1000" calcext:value-type="float">
            <text:p>1000</text:p>
          </table:table-cell>
          <table:table-cell office:value-type="float" office:value="281.226" calcext:value-type="float">
            <text:p>281.226</text:p>
          </table:table-cell>
          <table:table-cell office:value-type="float" office:value="240" calcext:value-type="float">
            <text:p>240</text:p>
          </table:table-cell>
          <table:table-cell office:value-type="float" office:value="318" calcext:value-type="float">
            <text:p>318</text:p>
          </table:table-cell>
          <table:table-cell office:value-type="float" office:value="0.0369144" calcext:value-type="float">
            <text:p>0.03691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9144" calcext:value-type="float">
            <text:p>3.69144E-05</text:p>
          </table:table-cell>
          <table:table-cell office:value-type="float" office:value="0.000020622" calcext:value-type="float">
            <text:p>2.0622E-05</text:p>
          </table:table-cell>
          <table:table-cell office:value-type="float" office:value="0.0000888" calcext:value-type="float">
            <text:p>8.88E-05</text:p>
          </table:table-cell>
          <table:table-cell office:value-type="float" office:value="336249" calcext:value-type="float">
            <text:p>336249</text:p>
          </table:table-cell>
          <table:table-cell office:value-type="float" office:value="1000" calcext:value-type="float">
            <text:p>1000</text:p>
          </table:table-cell>
          <table:table-cell office:value-type="float" office:value="336.249" calcext:value-type="float">
            <text:p>336.249</text:p>
          </table:table-cell>
          <table:table-cell office:value-type="float" office:value="192" calcext:value-type="float">
            <text:p>192</text:p>
          </table:table-cell>
          <table:table-cell office:value-type="float" office:value="527" calcext:value-type="float">
            <text:p>527</text:p>
          </table:table-cell>
          <table:table-cell office:value-type="float" office:value="4882" calcext:value-type="float">
            <text:p>4882</text:p>
          </table:table-cell>
          <table:table-cell office:value-type="float" office:value="1000" calcext:value-type="float">
            <text:p>1000</text:p>
          </table:table-cell>
          <table:table-cell office:value-type="float" office:value="4.882" calcext:value-type="float">
            <text:p>4.88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718" calcext:value-type="float">
            <text:p>5718</text:p>
          </table:table-cell>
          <table:table-cell office:value-type="float" office:value="1000" calcext:value-type="float">
            <text:p>1000</text:p>
          </table:table-cell>
          <table:table-cell office:value-type="float" office:value="5.718" calcext:value-type="float">
            <text:p>5.7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36" calcext:value-type="float">
            <text:p>836</text:p>
          </table:table-cell>
          <table:table-cell office:value-type="float" office:value="1000" calcext:value-type="float">
            <text:p>1000</text:p>
          </table:table-cell>
          <table:table-cell office:value-type="float" office:value="0.836" calcext:value-type="float">
            <text:p>0.8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50969" calcext:value-type="float">
            <text:p>350969</text:p>
          </table:table-cell>
          <table:table-cell office:value-type="float" office:value="1000" calcext:value-type="float">
            <text:p>1000</text:p>
          </table:table-cell>
          <table:table-cell office:value-type="float" office:value="350.969" calcext:value-type="float">
            <text:p>350.969</text:p>
          </table:table-cell>
          <table:table-cell office:value-type="float" office:value="309" calcext:value-type="float">
            <text:p>309</text:p>
          </table:table-cell>
          <table:table-cell office:value-type="float" office:value="393" calcext:value-type="float">
            <text:p>393</text:p>
          </table:table-cell>
          <table:table-cell office:value-type="float" office:value="0.0492063" calcext:value-type="float">
            <text:p>0.04920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2063" calcext:value-type="float">
            <text:p>4.92063E-05</text:p>
          </table:table-cell>
          <table:table-cell office:value-type="float" office:value="0.000029174" calcext:value-type="float">
            <text:p>2.9174E-05</text:p>
          </table:table-cell>
          <table:table-cell office:value-type="float" office:value="0.00009549" calcext:value-type="float">
            <text:p>9.549E-05</text:p>
          </table:table-cell>
          <table:table-cell office:value-type="float" office:value="455649" calcext:value-type="float">
            <text:p>455649</text:p>
          </table:table-cell>
          <table:table-cell office:value-type="float" office:value="1000" calcext:value-type="float">
            <text:p>1000</text:p>
          </table:table-cell>
          <table:table-cell office:value-type="float" office:value="455.649" calcext:value-type="float">
            <text:p>455.649</text:p>
          </table:table-cell>
          <table:table-cell office:value-type="float" office:value="268" calcext:value-type="float">
            <text:p>268</text:p>
          </table:table-cell>
          <table:table-cell office:value-type="float" office:value="734" calcext:value-type="float">
            <text:p>734</text:p>
          </table:table-cell>
          <table:table-cell office:value-type="float" office:value="5867" calcext:value-type="float">
            <text:p>5867</text:p>
          </table:table-cell>
          <table:table-cell office:value-type="float" office:value="1000" calcext:value-type="float">
            <text:p>1000</text:p>
          </table:table-cell>
          <table:table-cell office:value-type="float" office:value="5.867" calcext:value-type="float">
            <text:p>5.86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819" calcext:value-type="float">
            <text:p>6819</text:p>
          </table:table-cell>
          <table:table-cell office:value-type="float" office:value="1000" calcext:value-type="float">
            <text:p>1000</text:p>
          </table:table-cell>
          <table:table-cell office:value-type="float" office:value="6.819" calcext:value-type="float">
            <text:p>6.81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52" calcext:value-type="float">
            <text:p>952</text:p>
          </table:table-cell>
          <table:table-cell office:value-type="float" office:value="1000" calcext:value-type="float">
            <text:p>1000</text:p>
          </table:table-cell>
          <table:table-cell office:value-type="float" office:value="0.952" calcext:value-type="float">
            <text:p>0.9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421485" calcext:value-type="float">
            <text:p>421485</text:p>
          </table:table-cell>
          <table:table-cell office:value-type="float" office:value="1000" calcext:value-type="float">
            <text:p>1000</text:p>
          </table:table-cell>
          <table:table-cell office:value-type="float" office:value="421.485" calcext:value-type="float">
            <text:p>421.485</text:p>
          </table:table-cell>
          <table:table-cell office:value-type="float" office:value="380" calcext:value-type="float">
            <text:p>380</text:p>
          </table:table-cell>
          <table:table-cell office:value-type="float" office:value="457" calcext:value-type="float">
            <text:p>457</text:p>
          </table:table-cell>
          <table:table-cell office:value-type="float" office:value="0.0689616" calcext:value-type="float">
            <text:p>0.06896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89616" calcext:value-type="float">
            <text:p>6.89616E-05</text:p>
          </table:table-cell>
          <table:table-cell office:value-type="float" office:value="0.000040432" calcext:value-type="float">
            <text:p>4.0432E-05</text:p>
          </table:table-cell>
          <table:table-cell office:value-type="float" office:value="0.000158438" calcext:value-type="float">
            <text:p>0.000158438</text:p>
          </table:table-cell>
          <table:table-cell office:value-type="float" office:value="652721" calcext:value-type="float">
            <text:p>652721</text:p>
          </table:table-cell>
          <table:table-cell office:value-type="float" office:value="1000" calcext:value-type="float">
            <text:p>1000</text:p>
          </table:table-cell>
          <table:table-cell office:value-type="float" office:value="652.721" calcext:value-type="float">
            <text:p>652.721</text:p>
          </table:table-cell>
          <table:table-cell office:value-type="float" office:value="378" calcext:value-type="float">
            <text:p>378</text:p>
          </table:table-cell>
          <table:table-cell office:value-type="float" office:value="1156" calcext:value-type="float">
            <text:p>1156</text:p>
          </table:table-cell>
          <table:table-cell office:value-type="float" office:value="7174" calcext:value-type="float">
            <text:p>7174</text:p>
          </table:table-cell>
          <table:table-cell office:value-type="float" office:value="1000" calcext:value-type="float">
            <text:p>1000</text:p>
          </table:table-cell>
          <table:table-cell office:value-type="float" office:value="7.174" calcext:value-type="float">
            <text:p>7.17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231" calcext:value-type="float">
            <text:p>8231</text:p>
          </table:table-cell>
          <table:table-cell office:value-type="float" office:value="1000" calcext:value-type="float">
            <text:p>1000</text:p>
          </table:table-cell>
          <table:table-cell office:value-type="float" office:value="8.231" calcext:value-type="float">
            <text:p>8.23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57" calcext:value-type="float">
            <text:p>1057</text:p>
          </table:table-cell>
          <table:table-cell office:value-type="float" office:value="1000" calcext:value-type="float">
            <text:p>1000</text:p>
          </table:table-cell>
          <table:table-cell office:value-type="float" office:value="1.057" calcext:value-type="float">
            <text:p>1.0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492488" calcext:value-type="float">
            <text:p>492488</text:p>
          </table:table-cell>
          <table:table-cell office:value-type="float" office:value="1000" calcext:value-type="float">
            <text:p>1000</text:p>
          </table:table-cell>
          <table:table-cell office:value-type="float" office:value="492.488" calcext:value-type="float">
            <text:p>492.488</text:p>
          </table:table-cell>
          <table:table-cell office:value-type="float" office:value="448" calcext:value-type="float">
            <text:p>448</text:p>
          </table:table-cell>
          <table:table-cell office:value-type="float" office:value="531" calcext:value-type="float">
            <text:p>531</text:p>
          </table:table-cell>
          <table:table-cell office:value-type="float" office:value="0.102843" calcext:value-type="float">
            <text:p>0.1028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2843" calcext:value-type="float">
            <text:p>0.000102843</text:p>
          </table:table-cell>
          <table:table-cell office:value-type="float" office:value="0.000054871" calcext:value-type="float">
            <text:p>5.4871E-05</text:p>
          </table:table-cell>
          <table:table-cell office:value-type="float" office:value="0.000190369" calcext:value-type="float">
            <text:p>0.000190369</text:p>
          </table:table-cell>
          <table:table-cell office:value-type="float" office:value="997778" calcext:value-type="float">
            <text:p>997778</text:p>
          </table:table-cell>
          <table:table-cell office:value-type="float" office:value="1000" calcext:value-type="float">
            <text:p>1000</text:p>
          </table:table-cell>
          <table:table-cell office:value-type="float" office:value="997.778" calcext:value-type="float">
            <text:p>997.778</text:p>
          </table:table-cell>
          <table:table-cell office:value-type="float" office:value="516" calcext:value-type="float">
            <text:p>516</text:p>
          </table:table-cell>
          <table:table-cell office:value-type="float" office:value="1706" calcext:value-type="float">
            <text:p>1706</text:p>
          </table:table-cell>
          <table:table-cell office:value-type="float" office:value="8936" calcext:value-type="float">
            <text:p>8936</text:p>
          </table:table-cell>
          <table:table-cell office:value-type="float" office:value="1000" calcext:value-type="float">
            <text:p>1000</text:p>
          </table:table-cell>
          <table:table-cell office:value-type="float" office:value="8.936" calcext:value-type="float">
            <text:p>8.93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184" calcext:value-type="float">
            <text:p>10184</text:p>
          </table:table-cell>
          <table:table-cell office:value-type="float" office:value="1000" calcext:value-type="float">
            <text:p>1000</text:p>
          </table:table-cell>
          <table:table-cell office:value-type="float" office:value="10.184" calcext:value-type="float">
            <text:p>10.18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48" calcext:value-type="float">
            <text:p>1248</text:p>
          </table:table-cell>
          <table:table-cell office:value-type="float" office:value="1000" calcext:value-type="float">
            <text:p>1000</text:p>
          </table:table-cell>
          <table:table-cell office:value-type="float" office:value="1.248" calcext:value-type="float">
            <text:p>1.2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562530" calcext:value-type="float">
            <text:p>562530</text:p>
          </table:table-cell>
          <table:table-cell office:value-type="float" office:value="1000" calcext:value-type="float">
            <text:p>1000</text:p>
          </table:table-cell>
          <table:table-cell office:value-type="float" office:value="562.53" calcext:value-type="float">
            <text:p>562.53</text:p>
          </table:table-cell>
          <table:table-cell office:value-type="float" office:value="526" calcext:value-type="float">
            <text:p>526</text:p>
          </table:table-cell>
          <table:table-cell office:value-type="float" office:value="595" calcext:value-type="float">
            <text:p>595</text:p>
          </table:table-cell>
          <table:table-cell office:value-type="float" office:value="0.174575" calcext:value-type="float">
            <text:p>0.1745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4575" calcext:value-type="float">
            <text:p>0.000174575</text:p>
          </table:table-cell>
          <table:table-cell office:value-type="float" office:value="0.00010737" calcext:value-type="float">
            <text:p>0.00010737</text:p>
          </table:table-cell>
          <table:table-cell office:value-type="float" office:value="0.000298164" calcext:value-type="float">
            <text:p>0.000298164</text:p>
          </table:table-cell>
          <table:table-cell office:value-type="float" office:value="1744396" calcext:value-type="float">
            <text:p>1744396</text:p>
          </table:table-cell>
          <table:table-cell office:value-type="float" office:value="1000" calcext:value-type="float">
            <text:p>1000</text:p>
          </table:table-cell>
          <table:table-cell office:value-type="float" office:value="1744.4" calcext:value-type="float">
            <text:p>1744.4</text:p>
          </table:table-cell>
          <table:table-cell office:value-type="float" office:value="1044" calcext:value-type="float">
            <text:p>1044</text:p>
          </table:table-cell>
          <table:table-cell office:value-type="float" office:value="2874" calcext:value-type="float">
            <text:p>2874</text:p>
          </table:table-cell>
          <table:table-cell office:value-type="float" office:value="11822" calcext:value-type="float">
            <text:p>11822</text:p>
          </table:table-cell>
          <table:table-cell office:value-type="float" office:value="1000" calcext:value-type="float">
            <text:p>1000</text:p>
          </table:table-cell>
          <table:table-cell office:value-type="float" office:value="11.822" calcext:value-type="float">
            <text:p>11.82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006" calcext:value-type="float">
            <text:p>13006</text:p>
          </table:table-cell>
          <table:table-cell office:value-type="float" office:value="1000" calcext:value-type="float">
            <text:p>1000</text:p>
          </table:table-cell>
          <table:table-cell office:value-type="float" office:value="13.006" calcext:value-type="float">
            <text:p>13.00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84" calcext:value-type="float">
            <text:p>1184</text:p>
          </table:table-cell>
          <table:table-cell office:value-type="float" office:value="1000" calcext:value-type="float">
            <text:p>1000</text:p>
          </table:table-cell>
          <table:table-cell office:value-type="float" office:value="1.184" calcext:value-type="float">
            <text:p>1.18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633178" calcext:value-type="float">
            <text:p>633178</text:p>
          </table:table-cell>
          <table:table-cell office:value-type="float" office:value="1000" calcext:value-type="float">
            <text:p>1000</text:p>
          </table:table-cell>
          <table:table-cell office:value-type="float" office:value="633.178" calcext:value-type="float">
            <text:p>633.178</text:p>
          </table:table-cell>
          <table:table-cell office:value-type="float" office:value="606" calcext:value-type="float">
            <text:p>606</text:p>
          </table:table-cell>
          <table:table-cell office:value-type="float" office:value="661" calcext:value-type="float">
            <text:p>661</text:p>
          </table:table-cell>
          <table:table-cell office:value-type="float" office:value="0.377312" calcext:value-type="float">
            <text:p>0.3773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77312" calcext:value-type="float">
            <text:p>0.000377312</text:p>
          </table:table-cell>
          <table:table-cell office:value-type="float" office:value="0.000195128" calcext:value-type="float">
            <text:p>0.000195128</text:p>
          </table:table-cell>
          <table:table-cell office:value-type="float" office:value="0.000661641" calcext:value-type="float">
            <text:p>0.000661641</text:p>
          </table:table-cell>
          <table:table-cell office:value-type="float" office:value="3906145" calcext:value-type="float">
            <text:p>3906145</text:p>
          </table:table-cell>
          <table:table-cell office:value-type="float" office:value="1000" calcext:value-type="float">
            <text:p>1000</text:p>
          </table:table-cell>
          <table:table-cell office:value-type="float" office:value="3906.14" calcext:value-type="float">
            <text:p>3906.14</text:p>
          </table:table-cell>
          <table:table-cell office:value-type="float" office:value="1980" calcext:value-type="float">
            <text:p>1980</text:p>
          </table:table-cell>
          <table:table-cell office:value-type="float" office:value="7009" calcext:value-type="float">
            <text:p>7009</text:p>
          </table:table-cell>
          <table:table-cell office:value-type="float" office:value="17387" calcext:value-type="float">
            <text:p>17387</text:p>
          </table:table-cell>
          <table:table-cell office:value-type="float" office:value="1000" calcext:value-type="float">
            <text:p>1000</text:p>
          </table:table-cell>
          <table:table-cell office:value-type="float" office:value="17.387" calcext:value-type="float">
            <text:p>17.38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8289" calcext:value-type="float">
            <text:p>18289</text:p>
          </table:table-cell>
          <table:table-cell office:value-type="float" office:value="1000" calcext:value-type="float">
            <text:p>1000</text:p>
          </table:table-cell>
          <table:table-cell office:value-type="float" office:value="18.289" calcext:value-type="float">
            <text:p>18.28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02" calcext:value-type="float">
            <text:p>902</text:p>
          </table:table-cell>
          <table:table-cell office:value-type="float" office:value="1000" calcext:value-type="float">
            <text:p>1000</text:p>
          </table:table-cell>
          <table:table-cell office:value-type="float" office:value="0.902" calcext:value-type="float">
            <text:p>0.9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3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73914" calcext:value-type="float">
            <text:p>73914</text:p>
          </table:table-cell>
          <table:table-cell office:value-type="float" office:value="1000" calcext:value-type="float">
            <text:p>1000</text:p>
          </table:table-cell>
          <table:table-cell office:value-type="float" office:value="73.914" calcext:value-type="float">
            <text:p>73.914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office:value-type="float" office:value="0.0166349" calcext:value-type="float">
            <text:p>0.01663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6349" calcext:value-type="float">
            <text:p>1.66349E-05</text:p>
          </table:table-cell>
          <table:table-cell office:value-type="float" office:value="0.000012015" calcext:value-type="float">
            <text:p>1.2015E-05</text:p>
          </table:table-cell>
          <table:table-cell office:value-type="float" office:value="0.000036434" calcext:value-type="float">
            <text:p>3.6434E-05</text:p>
          </table:table-cell>
          <table:table-cell office:value-type="float" office:value="157304" calcext:value-type="float">
            <text:p>157304</text:p>
          </table:table-cell>
          <table:table-cell office:value-type="float" office:value="1000" calcext:value-type="float">
            <text:p>1000</text:p>
          </table:table-cell>
          <table:table-cell office:value-type="float" office:value="157.304" calcext:value-type="float">
            <text:p>157.304</text:p>
          </table:table-cell>
          <table:table-cell office:value-type="float" office:value="121" calcext:value-type="float">
            <text:p>121</text:p>
          </table:table-cell>
          <table:table-cell office:value-type="float" office:value="237" calcext:value-type="float">
            <text:p>237</text:p>
          </table:table-cell>
          <table:table-cell office:value-type="float" office:value="2697" calcext:value-type="float">
            <text:p>2697</text:p>
          </table:table-cell>
          <table:table-cell office:value-type="float" office:value="1000" calcext:value-type="float">
            <text:p>1000</text:p>
          </table:table-cell>
          <table:table-cell office:value-type="float" office:value="2.697" calcext:value-type="float">
            <text:p>2.69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89" calcext:value-type="float">
            <text:p>3089</text:p>
          </table:table-cell>
          <table:table-cell office:value-type="float" office:value="1000" calcext:value-type="float">
            <text:p>1000</text:p>
          </table:table-cell>
          <table:table-cell office:value-type="float" office:value="3.089" calcext:value-type="float">
            <text:p>3.0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2" calcext:value-type="float">
            <text:p>392</text:p>
          </table:table-cell>
          <table:table-cell office:value-type="float" office:value="1000" calcext:value-type="float">
            <text:p>1000</text:p>
          </table:table-cell>
          <table:table-cell office:value-type="float" office:value="0.392" calcext:value-type="float">
            <text:p>0.3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47996" calcext:value-type="float">
            <text:p>147996</text:p>
          </table:table-cell>
          <table:table-cell office:value-type="float" office:value="1000" calcext:value-type="float">
            <text:p>1000</text:p>
          </table:table-cell>
          <table:table-cell office:value-type="float" office:value="147.996" calcext:value-type="float">
            <text:p>147.996</text:p>
          </table:table-cell>
          <table:table-cell office:value-type="float" office:value="116" calcext:value-type="float">
            <text:p>116</text:p>
          </table:table-cell>
          <table:table-cell office:value-type="float" office:value="181" calcext:value-type="float">
            <text:p>181</text:p>
          </table:table-cell>
          <table:table-cell office:value-type="float" office:value="0.0217372" calcext:value-type="float">
            <text:p>0.02173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7372" calcext:value-type="float">
            <text:p>2.17372E-05</text:p>
          </table:table-cell>
          <table:table-cell office:value-type="float" office:value="0.000012648" calcext:value-type="float">
            <text:p>1.2648E-05</text:p>
          </table:table-cell>
          <table:table-cell office:value-type="float" office:value="0.000042095" calcext:value-type="float">
            <text:p>4.2095E-05</text:p>
          </table:table-cell>
          <table:table-cell office:value-type="float" office:value="200904" calcext:value-type="float">
            <text:p>200904</text:p>
          </table:table-cell>
          <table:table-cell office:value-type="float" office:value="1000" calcext:value-type="float">
            <text:p>1000</text:p>
          </table:table-cell>
          <table:table-cell office:value-type="float" office:value="200.904" calcext:value-type="float">
            <text:p>200.904</text:p>
          </table:table-cell>
          <table:table-cell office:value-type="float" office:value="126" calcext:value-type="float">
            <text:p>126</text:p>
          </table:table-cell>
          <table:table-cell office:value-type="float" office:value="310" calcext:value-type="float">
            <text:p>310</text:p>
          </table:table-cell>
          <table:table-cell office:value-type="float" office:value="3331" calcext:value-type="float">
            <text:p>3331</text:p>
          </table:table-cell>
          <table:table-cell office:value-type="float" office:value="1000" calcext:value-type="float">
            <text:p>1000</text:p>
          </table:table-cell>
          <table:table-cell office:value-type="float" office:value="3.331" calcext:value-type="float">
            <text:p>3.3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02" calcext:value-type="float">
            <text:p>4002</text:p>
          </table:table-cell>
          <table:table-cell office:value-type="float" office:value="1000" calcext:value-type="float">
            <text:p>1000</text:p>
          </table:table-cell>
          <table:table-cell office:value-type="float" office:value="4.002" calcext:value-type="float">
            <text:p>4.0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71" calcext:value-type="float">
            <text:p>671</text:p>
          </table:table-cell>
          <table:table-cell office:value-type="float" office:value="1000" calcext:value-type="float">
            <text:p>1000</text:p>
          </table:table-cell>
          <table:table-cell office:value-type="float" office:value="0.671" calcext:value-type="float">
            <text:p>0.6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22346" calcext:value-type="float">
            <text:p>222346</text:p>
          </table:table-cell>
          <table:table-cell office:value-type="float" office:value="1000" calcext:value-type="float">
            <text:p>1000</text:p>
          </table:table-cell>
          <table:table-cell office:value-type="float" office:value="222.346" calcext:value-type="float">
            <text:p>222.346</text:p>
          </table:table-cell>
          <table:table-cell office:value-type="float" office:value="182" calcext:value-type="float">
            <text:p>182</text:p>
          </table:table-cell>
          <table:table-cell office:value-type="float" office:value="269" calcext:value-type="float">
            <text:p>269</text:p>
          </table:table-cell>
          <table:table-cell office:value-type="float" office:value="0.0290335" calcext:value-type="float">
            <text:p>0.02903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0335" calcext:value-type="float">
            <text:p>2.90335E-05</text:p>
          </table:table-cell>
          <table:table-cell office:value-type="float" office:value="0.000019522" calcext:value-type="float">
            <text:p>1.9522E-05</text:p>
          </table:table-cell>
          <table:table-cell office:value-type="float" office:value="0.000065708" calcext:value-type="float">
            <text:p>6.5708E-05</text:p>
          </table:table-cell>
          <table:table-cell office:value-type="float" office:value="263664" calcext:value-type="float">
            <text:p>263664</text:p>
          </table:table-cell>
          <table:table-cell office:value-type="float" office:value="1000" calcext:value-type="float">
            <text:p>1000</text:p>
          </table:table-cell>
          <table:table-cell office:value-type="float" office:value="263.664" calcext:value-type="float">
            <text:p>263.664</text:p>
          </table:table-cell>
          <table:table-cell office:value-type="float" office:value="181" calcext:value-type="float">
            <text:p>181</text:p>
          </table:table-cell>
          <table:table-cell office:value-type="float" office:value="448" calcext:value-type="float">
            <text:p>448</text:p>
          </table:table-cell>
          <table:table-cell office:value-type="float" office:value="4089" calcext:value-type="float">
            <text:p>4089</text:p>
          </table:table-cell>
          <table:table-cell office:value-type="float" office:value="1000" calcext:value-type="float">
            <text:p>1000</text:p>
          </table:table-cell>
          <table:table-cell office:value-type="float" office:value="4.089" calcext:value-type="float">
            <text:p>4.08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844" calcext:value-type="float">
            <text:p>4844</text:p>
          </table:table-cell>
          <table:table-cell office:value-type="float" office:value="1000" calcext:value-type="float">
            <text:p>1000</text:p>
          </table:table-cell>
          <table:table-cell office:value-type="float" office:value="4.844" calcext:value-type="float">
            <text:p>4.84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55" calcext:value-type="float">
            <text:p>755</text:p>
          </table:table-cell>
          <table:table-cell office:value-type="float" office:value="1000" calcext:value-type="float">
            <text:p>1000</text:p>
          </table:table-cell>
          <table:table-cell office:value-type="float" office:value="0.755" calcext:value-type="float">
            <text:p>0.7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296635" calcext:value-type="float">
            <text:p>296635</text:p>
          </table:table-cell>
          <table:table-cell office:value-type="float" office:value="1000" calcext:value-type="float">
            <text:p>1000</text:p>
          </table:table-cell>
          <table:table-cell office:value-type="float" office:value="296.635" calcext:value-type="float">
            <text:p>296.635</text:p>
          </table:table-cell>
          <table:table-cell office:value-type="float" office:value="258" calcext:value-type="float">
            <text:p>258</text:p>
          </table:table-cell>
          <table:table-cell office:value-type="float" office:value="338" calcext:value-type="float">
            <text:p>338</text:p>
          </table:table-cell>
          <table:table-cell office:value-type="float" office:value="0.0380517" calcext:value-type="float">
            <text:p>0.03805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0517" calcext:value-type="float">
            <text:p>3.80517E-05</text:p>
          </table:table-cell>
          <table:table-cell office:value-type="float" office:value="0.000021074" calcext:value-type="float">
            <text:p>2.1074E-05</text:p>
          </table:table-cell>
          <table:table-cell office:value-type="float" office:value="0.000065799" calcext:value-type="float">
            <text:p>6.5799E-05</text:p>
          </table:table-cell>
          <table:table-cell office:value-type="float" office:value="346026" calcext:value-type="float">
            <text:p>346026</text:p>
          </table:table-cell>
          <table:table-cell office:value-type="float" office:value="1000" calcext:value-type="float">
            <text:p>1000</text:p>
          </table:table-cell>
          <table:table-cell office:value-type="float" office:value="346.026" calcext:value-type="float">
            <text:p>346.026</text:p>
          </table:table-cell>
          <table:table-cell office:value-type="float" office:value="197" calcext:value-type="float">
            <text:p>197</text:p>
          </table:table-cell>
          <table:table-cell office:value-type="float" office:value="560" calcext:value-type="float">
            <text:p>560</text:p>
          </table:table-cell>
          <table:table-cell office:value-type="float" office:value="4889" calcext:value-type="float">
            <text:p>4889</text:p>
          </table:table-cell>
          <table:table-cell office:value-type="float" office:value="1000" calcext:value-type="float">
            <text:p>1000</text:p>
          </table:table-cell>
          <table:table-cell office:value-type="float" office:value="4.889" calcext:value-type="float">
            <text:p>4.88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768" calcext:value-type="float">
            <text:p>5768</text:p>
          </table:table-cell>
          <table:table-cell office:value-type="float" office:value="1000" calcext:value-type="float">
            <text:p>1000</text:p>
          </table:table-cell>
          <table:table-cell office:value-type="float" office:value="5.768" calcext:value-type="float">
            <text:p>5.76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79" calcext:value-type="float">
            <text:p>879</text:p>
          </table:table-cell>
          <table:table-cell office:value-type="float" office:value="1000" calcext:value-type="float">
            <text:p>1000</text:p>
          </table:table-cell>
          <table:table-cell office:value-type="float" office:value="0.879" calcext:value-type="float">
            <text:p>0.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70955" calcext:value-type="float">
            <text:p>370955</text:p>
          </table:table-cell>
          <table:table-cell office:value-type="float" office:value="1000" calcext:value-type="float">
            <text:p>1000</text:p>
          </table:table-cell>
          <table:table-cell office:value-type="float" office:value="370.955" calcext:value-type="float">
            <text:p>370.955</text:p>
          </table:table-cell>
          <table:table-cell office:value-type="float" office:value="326" calcext:value-type="float">
            <text:p>326</text:p>
          </table:table-cell>
          <table:table-cell office:value-type="float" office:value="422" calcext:value-type="float">
            <text:p>422</text:p>
          </table:table-cell>
          <table:table-cell office:value-type="float" office:value="0.0510933" calcext:value-type="float">
            <text:p>0.05109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0933" calcext:value-type="float">
            <text:p>5.10933E-05</text:p>
          </table:table-cell>
          <table:table-cell office:value-type="float" office:value="0.000030587" calcext:value-type="float">
            <text:p>3.0587E-05</text:p>
          </table:table-cell>
          <table:table-cell office:value-type="float" office:value="0.000095498" calcext:value-type="float">
            <text:p>9.5498E-05</text:p>
          </table:table-cell>
          <table:table-cell office:value-type="float" office:value="473083" calcext:value-type="float">
            <text:p>473083</text:p>
          </table:table-cell>
          <table:table-cell office:value-type="float" office:value="1000" calcext:value-type="float">
            <text:p>1000</text:p>
          </table:table-cell>
          <table:table-cell office:value-type="float" office:value="473.083" calcext:value-type="float">
            <text:p>473.083</text:p>
          </table:table-cell>
          <table:table-cell office:value-type="float" office:value="283" calcext:value-type="float">
            <text:p>283</text:p>
          </table:table-cell>
          <table:table-cell office:value-type="float" office:value="769" calcext:value-type="float">
            <text:p>769</text:p>
          </table:table-cell>
          <table:table-cell office:value-type="float" office:value="5917" calcext:value-type="float">
            <text:p>5917</text:p>
          </table:table-cell>
          <table:table-cell office:value-type="float" office:value="1000" calcext:value-type="float">
            <text:p>1000</text:p>
          </table:table-cell>
          <table:table-cell office:value-type="float" office:value="5.917" calcext:value-type="float">
            <text:p>5.9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916" calcext:value-type="float">
            <text:p>6916</text:p>
          </table:table-cell>
          <table:table-cell office:value-type="float" office:value="1000" calcext:value-type="float">
            <text:p>1000</text:p>
          </table:table-cell>
          <table:table-cell office:value-type="float" office:value="6.916" calcext:value-type="float">
            <text:p>6.9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99" calcext:value-type="float">
            <text:p>0.9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443919" calcext:value-type="float">
            <text:p>443919</text:p>
          </table:table-cell>
          <table:table-cell office:value-type="float" office:value="1000" calcext:value-type="float">
            <text:p>1000</text:p>
          </table:table-cell>
          <table:table-cell office:value-type="float" office:value="443.919" calcext:value-type="float">
            <text:p>443.919</text:p>
          </table:table-cell>
          <table:table-cell office:value-type="float" office:value="403" calcext:value-type="float">
            <text:p>403</text:p>
          </table:table-cell>
          <table:table-cell office:value-type="float" office:value="494" calcext:value-type="float">
            <text:p>494</text:p>
          </table:table-cell>
          <table:table-cell office:value-type="float" office:value="0.0707802" calcext:value-type="float">
            <text:p>0.07078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7802" calcext:value-type="float">
            <text:p>7.07802E-05</text:p>
          </table:table-cell>
          <table:table-cell office:value-type="float" office:value="0.000041937" calcext:value-type="float">
            <text:p>4.1937E-05</text:p>
          </table:table-cell>
          <table:table-cell office:value-type="float" office:value="0.000128568" calcext:value-type="float">
            <text:p>0.000128568</text:p>
          </table:table-cell>
          <table:table-cell office:value-type="float" office:value="670751" calcext:value-type="float">
            <text:p>670751</text:p>
          </table:table-cell>
          <table:table-cell office:value-type="float" office:value="1000" calcext:value-type="float">
            <text:p>1000</text:p>
          </table:table-cell>
          <table:table-cell office:value-type="float" office:value="670.751" calcext:value-type="float">
            <text:p>670.751</text:p>
          </table:table-cell>
          <table:table-cell office:value-type="float" office:value="394" calcext:value-type="float">
            <text:p>394</text:p>
          </table:table-cell>
          <table:table-cell office:value-type="float" office:value="1110" calcext:value-type="float">
            <text:p>1110</text:p>
          </table:table-cell>
          <table:table-cell office:value-type="float" office:value="7186" calcext:value-type="float">
            <text:p>7186</text:p>
          </table:table-cell>
          <table:table-cell office:value-type="float" office:value="1000" calcext:value-type="float">
            <text:p>1000</text:p>
          </table:table-cell>
          <table:table-cell office:value-type="float" office:value="7.186" calcext:value-type="float">
            <text:p>7.18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314" calcext:value-type="float">
            <text:p>8314</text:p>
          </table:table-cell>
          <table:table-cell office:value-type="float" office:value="1000" calcext:value-type="float">
            <text:p>1000</text:p>
          </table:table-cell>
          <table:table-cell office:value-type="float" office:value="8.314" calcext:value-type="float">
            <text:p>8.3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28" calcext:value-type="float">
            <text:p>1128</text:p>
          </table:table-cell>
          <table:table-cell office:value-type="float" office:value="1000" calcext:value-type="float">
            <text:p>1000</text:p>
          </table:table-cell>
          <table:table-cell office:value-type="float" office:value="1.128" calcext:value-type="float">
            <text:p>1.1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518955" calcext:value-type="float">
            <text:p>518955</text:p>
          </table:table-cell>
          <table:table-cell office:value-type="float" office:value="1000" calcext:value-type="float">
            <text:p>1000</text:p>
          </table:table-cell>
          <table:table-cell office:value-type="float" office:value="518.955" calcext:value-type="float">
            <text:p>518.955</text:p>
          </table:table-cell>
          <table:table-cell office:value-type="float" office:value="478" calcext:value-type="float">
            <text:p>478</text:p>
          </table:table-cell>
          <table:table-cell office:value-type="float" office:value="559" calcext:value-type="float">
            <text:p>559</text:p>
          </table:table-cell>
          <table:table-cell office:value-type="float" office:value="0.109711" calcext:value-type="float">
            <text:p>0.1097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711" calcext:value-type="float">
            <text:p>0.000109711</text:p>
          </table:table-cell>
          <table:table-cell office:value-type="float" office:value="0.000059042" calcext:value-type="float">
            <text:p>5.9042E-05</text:p>
          </table:table-cell>
          <table:table-cell office:value-type="float" office:value="0.000218355" calcext:value-type="float">
            <text:p>0.000218355</text:p>
          </table:table-cell>
          <table:table-cell office:value-type="float" office:value="1048695" calcext:value-type="float">
            <text:p>1048695</text:p>
          </table:table-cell>
          <table:table-cell office:value-type="float" office:value="1000" calcext:value-type="float">
            <text:p>1000</text:p>
          </table:table-cell>
          <table:table-cell office:value-type="float" office:value="1048.69" calcext:value-type="float">
            <text:p>1048.69</text:p>
          </table:table-cell>
          <table:table-cell office:value-type="float" office:value="559" calcext:value-type="float">
            <text:p>559</text:p>
          </table:table-cell>
          <table:table-cell office:value-type="float" office:value="1873" calcext:value-type="float">
            <text:p>1873</text:p>
          </table:table-cell>
          <table:table-cell office:value-type="float" office:value="9098" calcext:value-type="float">
            <text:p>9098</text:p>
          </table:table-cell>
          <table:table-cell office:value-type="float" office:value="1000" calcext:value-type="float">
            <text:p>1000</text:p>
          </table:table-cell>
          <table:table-cell office:value-type="float" office:value="9.098" calcext:value-type="float">
            <text:p>9.09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271" calcext:value-type="float">
            <text:p>10271</text:p>
          </table:table-cell>
          <table:table-cell office:value-type="float" office:value="1000" calcext:value-type="float">
            <text:p>1000</text:p>
          </table:table-cell>
          <table:table-cell office:value-type="float" office:value="10.271" calcext:value-type="float">
            <text:p>10.27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73" calcext:value-type="float">
            <text:p>1173</text:p>
          </table:table-cell>
          <table:table-cell office:value-type="float" office:value="1000" calcext:value-type="float">
            <text:p>1000</text:p>
          </table:table-cell>
          <table:table-cell office:value-type="float" office:value="1.173" calcext:value-type="float">
            <text:p>1.17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592725" calcext:value-type="float">
            <text:p>592725</text:p>
          </table:table-cell>
          <table:table-cell office:value-type="float" office:value="1000" calcext:value-type="float">
            <text:p>1000</text:p>
          </table:table-cell>
          <table:table-cell office:value-type="float" office:value="592.725" calcext:value-type="float">
            <text:p>592.725</text:p>
          </table:table-cell>
          <table:table-cell office:value-type="float" office:value="561" calcext:value-type="float">
            <text:p>561</text:p>
          </table:table-cell>
          <table:table-cell office:value-type="float" office:value="624" calcext:value-type="float">
            <text:p>624</text:p>
          </table:table-cell>
          <table:table-cell office:value-type="float" office:value="0.182466" calcext:value-type="float">
            <text:p>0.1824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2466" calcext:value-type="float">
            <text:p>0.000182466</text:p>
          </table:table-cell>
          <table:table-cell office:value-type="float" office:value="0.000109074" calcext:value-type="float">
            <text:p>0.000109074</text:p>
          </table:table-cell>
          <table:table-cell office:value-type="float" office:value="0.000300687" calcext:value-type="float">
            <text:p>0.000300687</text:p>
          </table:table-cell>
          <table:table-cell office:value-type="float" office:value="1821315" calcext:value-type="float">
            <text:p>1821315</text:p>
          </table:table-cell>
          <table:table-cell office:value-type="float" office:value="1000" calcext:value-type="float">
            <text:p>1000</text:p>
          </table:table-cell>
          <table:table-cell office:value-type="float" office:value="1821.32" calcext:value-type="float">
            <text:p>1821.32</text:p>
          </table:table-cell>
          <table:table-cell office:value-type="float" office:value="1072" calcext:value-type="float">
            <text:p>1072</text:p>
          </table:table-cell>
          <table:table-cell office:value-type="float" office:value="2975" calcext:value-type="float">
            <text:p>2975</text:p>
          </table:table-cell>
          <table:table-cell office:value-type="float" office:value="11961" calcext:value-type="float">
            <text:p>11961</text:p>
          </table:table-cell>
          <table:table-cell office:value-type="float" office:value="1000" calcext:value-type="float">
            <text:p>1000</text:p>
          </table:table-cell>
          <table:table-cell office:value-type="float" office:value="11.961" calcext:value-type="float">
            <text:p>11.96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196" calcext:value-type="float">
            <text:p>13196</text:p>
          </table:table-cell>
          <table:table-cell office:value-type="float" office:value="1000" calcext:value-type="float">
            <text:p>1000</text:p>
          </table:table-cell>
          <table:table-cell office:value-type="float" office:value="13.196" calcext:value-type="float">
            <text:p>13.19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35" calcext:value-type="float">
            <text:p>1235</text:p>
          </table:table-cell>
          <table:table-cell office:value-type="float" office:value="1000" calcext:value-type="float">
            <text:p>1000</text:p>
          </table:table-cell>
          <table:table-cell office:value-type="float" office:value="1.235" calcext:value-type="float">
            <text:p>1.2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667638" calcext:value-type="float">
            <text:p>667638</text:p>
          </table:table-cell>
          <table:table-cell office:value-type="float" office:value="1000" calcext:value-type="float">
            <text:p>1000</text:p>
          </table:table-cell>
          <table:table-cell office:value-type="float" office:value="667.638" calcext:value-type="float">
            <text:p>667.638</text:p>
          </table:table-cell>
          <table:table-cell office:value-type="float" office:value="638" calcext:value-type="float">
            <text:p>638</text:p>
          </table:table-cell>
          <table:table-cell office:value-type="float" office:value="692" calcext:value-type="float">
            <text:p>692</text:p>
          </table:table-cell>
          <table:table-cell office:value-type="float" office:value="0.398469" calcext:value-type="float">
            <text:p>0.3984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98469" calcext:value-type="float">
            <text:p>0.000398469</text:p>
          </table:table-cell>
          <table:table-cell office:value-type="float" office:value="0.000234664" calcext:value-type="float">
            <text:p>0.000234664</text:p>
          </table:table-cell>
          <table:table-cell office:value-type="float" office:value="0.000717229" calcext:value-type="float">
            <text:p>0.000717229</text:p>
          </table:table-cell>
          <table:table-cell office:value-type="float" office:value="4130965" calcext:value-type="float">
            <text:p>4130965</text:p>
          </table:table-cell>
          <table:table-cell office:value-type="float" office:value="1000" calcext:value-type="float">
            <text:p>1000</text:p>
          </table:table-cell>
          <table:table-cell office:value-type="float" office:value="4130.97" calcext:value-type="float">
            <text:p>4130.97</text:p>
          </table:table-cell>
          <table:table-cell office:value-type="float" office:value="2383" calcext:value-type="float">
            <text:p>2383</text:p>
          </table:table-cell>
          <table:table-cell office:value-type="float" office:value="7075" calcext:value-type="float">
            <text:p>7075</text:p>
          </table:table-cell>
          <table:table-cell office:value-type="float" office:value="17676" calcext:value-type="float">
            <text:p>17676</text:p>
          </table:table-cell>
          <table:table-cell office:value-type="float" office:value="1000" calcext:value-type="float">
            <text:p>1000</text:p>
          </table:table-cell>
          <table:table-cell office:value-type="float" office:value="17.676" calcext:value-type="float">
            <text:p>17.67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8616" calcext:value-type="float">
            <text:p>18616</text:p>
          </table:table-cell>
          <table:table-cell office:value-type="float" office:value="1000" calcext:value-type="float">
            <text:p>1000</text:p>
          </table:table-cell>
          <table:table-cell office:value-type="float" office:value="18.616" calcext:value-type="float">
            <text:p>18.6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940" calcext:value-type="float">
            <text:p>940</text:p>
          </table:table-cell>
          <table:table-cell office:value-type="float" office:value="1000" calcext:value-type="float">
            <text:p>1000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4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8169" calcext:value-type="float">
            <text:p>78169</text:p>
          </table:table-cell>
          <table:table-cell office:value-type="float" office:value="1000" calcext:value-type="float">
            <text:p>1000</text:p>
          </table:table-cell>
          <table:table-cell office:value-type="float" office:value="78.169" calcext:value-type="float">
            <text:p>78.169</text:p>
          </table:table-cell>
          <table:table-cell office:value-type="float" office:value="52" calcext:value-type="float">
            <text:p>52</text:p>
          </table:table-cell>
          <table:table-cell office:value-type="float" office:value="111" calcext:value-type="float">
            <text:p>111</text:p>
          </table:table-cell>
          <table:table-cell office:value-type="float" office:value="0.0170389" calcext:value-type="float">
            <text:p>0.01703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0389" calcext:value-type="float">
            <text:p>1.70389E-05</text:p>
          </table:table-cell>
          <table:table-cell office:value-type="float" office:value="0.000012187" calcext:value-type="float">
            <text:p>1.2187E-05</text:p>
          </table:table-cell>
          <table:table-cell office:value-type="float" office:value="0.000046391" calcext:value-type="float">
            <text:p>4.6391E-05</text:p>
          </table:table-cell>
          <table:table-cell office:value-type="float" office:value="161404" calcext:value-type="float">
            <text:p>161404</text:p>
          </table:table-cell>
          <table:table-cell office:value-type="float" office:value="1000" calcext:value-type="float">
            <text:p>1000</text:p>
          </table:table-cell>
          <table:table-cell office:value-type="float" office:value="161.404" calcext:value-type="float">
            <text:p>161.404</text:p>
          </table:table-cell>
          <table:table-cell office:value-type="float" office:value="123" calcext:value-type="float">
            <text:p>123</text:p>
          </table:table-cell>
          <table:table-cell office:value-type="float" office:value="239" calcext:value-type="float">
            <text:p>239</text:p>
          </table:table-cell>
          <table:table-cell office:value-type="float" office:value="2699" calcext:value-type="float">
            <text:p>2699</text:p>
          </table:table-cell>
          <table:table-cell office:value-type="float" office:value="1000" calcext:value-type="float">
            <text:p>1000</text:p>
          </table:table-cell>
          <table:table-cell office:value-type="float" office:value="2.699" calcext:value-type="float">
            <text:p>2.6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75" calcext:value-type="float">
            <text:p>3075</text:p>
          </table:table-cell>
          <table:table-cell office:value-type="float" office:value="1000" calcext:value-type="float">
            <text:p>1000</text:p>
          </table:table-cell>
          <table:table-cell office:value-type="float" office:value="3.075" calcext:value-type="float">
            <text:p>3.0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6" calcext:value-type="float">
            <text:p>376</text:p>
          </table:table-cell>
          <table:table-cell office:value-type="float" office:value="1000" calcext:value-type="float">
            <text:p>1000</text:p>
          </table:table-cell>
          <table:table-cell office:value-type="float" office:value="0.376" calcext:value-type="float">
            <text:p>0.3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5939" calcext:value-type="float">
            <text:p>155939</text:p>
          </table:table-cell>
          <table:table-cell office:value-type="float" office:value="1000" calcext:value-type="float">
            <text:p>1000</text:p>
          </table:table-cell>
          <table:table-cell office:value-type="float" office:value="155.939" calcext:value-type="float">
            <text:p>155.939</text:p>
          </table:table-cell>
          <table:table-cell office:value-type="float" office:value="127" calcext:value-type="float">
            <text:p>127</text:p>
          </table:table-cell>
          <table:table-cell office:value-type="float" office:value="191" calcext:value-type="float">
            <text:p>191</text:p>
          </table:table-cell>
          <table:table-cell office:value-type="float" office:value="0.0224879" calcext:value-type="float">
            <text:p>0.02248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4879" calcext:value-type="float">
            <text:p>2.24879E-05</text:p>
          </table:table-cell>
          <table:table-cell office:value-type="float" office:value="0.000012974" calcext:value-type="float">
            <text:p>1.2974E-05</text:p>
          </table:table-cell>
          <table:table-cell office:value-type="float" office:value="0.000048492" calcext:value-type="float">
            <text:p>4.8492E-05</text:p>
          </table:table-cell>
          <table:table-cell office:value-type="float" office:value="207549" calcext:value-type="float">
            <text:p>207549</text:p>
          </table:table-cell>
          <table:table-cell office:value-type="float" office:value="1000" calcext:value-type="float">
            <text:p>1000</text:p>
          </table:table-cell>
          <table:table-cell office:value-type="float" office:value="207.549" calcext:value-type="float">
            <text:p>207.549</text:p>
          </table:table-cell>
          <table:table-cell office:value-type="float" office:value="129" calcext:value-type="float">
            <text:p>129</text:p>
          </table:table-cell>
          <table:table-cell office:value-type="float" office:value="317" calcext:value-type="float">
            <text:p>317</text:p>
          </table:table-cell>
          <table:table-cell office:value-type="float" office:value="3356" calcext:value-type="float">
            <text:p>3356</text:p>
          </table:table-cell>
          <table:table-cell office:value-type="float" office:value="1000" calcext:value-type="float">
            <text:p>1000</text:p>
          </table:table-cell>
          <table:table-cell office:value-type="float" office:value="3.356" calcext:value-type="float">
            <text:p>3.3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18" calcext:value-type="float">
            <text:p>4018</text:p>
          </table:table-cell>
          <table:table-cell office:value-type="float" office:value="1000" calcext:value-type="float">
            <text:p>1000</text:p>
          </table:table-cell>
          <table:table-cell office:value-type="float" office:value="4.018" calcext:value-type="float">
            <text:p>4.0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62" calcext:value-type="float">
            <text:p>662</text:p>
          </table:table-cell>
          <table:table-cell office:value-type="float" office:value="1000" calcext:value-type="float">
            <text:p>1000</text:p>
          </table:table-cell>
          <table:table-cell office:value-type="float" office:value="0.662" calcext:value-type="float">
            <text:p>0.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34060" calcext:value-type="float">
            <text:p>234060</text:p>
          </table:table-cell>
          <table:table-cell office:value-type="float" office:value="1000" calcext:value-type="float">
            <text:p>1000</text:p>
          </table:table-cell>
          <table:table-cell office:value-type="float" office:value="234.06" calcext:value-type="float">
            <text:p>234.06</text:p>
          </table:table-cell>
          <table:table-cell office:value-type="float" office:value="197" calcext:value-type="float">
            <text:p>197</text:p>
          </table:table-cell>
          <table:table-cell office:value-type="float" office:value="275" calcext:value-type="float">
            <text:p>275</text:p>
          </table:table-cell>
          <table:table-cell office:value-type="float" office:value="0.0299467" calcext:value-type="float">
            <text:p>0.02994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9467" calcext:value-type="float">
            <text:p>2.99467E-05</text:p>
          </table:table-cell>
          <table:table-cell office:value-type="float" office:value="0.000019578" calcext:value-type="float">
            <text:p>1.9578E-05</text:p>
          </table:table-cell>
          <table:table-cell office:value-type="float" office:value="0.0000506" calcext:value-type="float">
            <text:p>5.06E-05</text:p>
          </table:table-cell>
          <table:table-cell office:value-type="float" office:value="272924" calcext:value-type="float">
            <text:p>272924</text:p>
          </table:table-cell>
          <table:table-cell office:value-type="float" office:value="1000" calcext:value-type="float">
            <text:p>1000</text:p>
          </table:table-cell>
          <table:table-cell office:value-type="float" office:value="272.924" calcext:value-type="float">
            <text:p>272.924</text:p>
          </table:table-cell>
          <table:table-cell office:value-type="float" office:value="185" calcext:value-type="float">
            <text:p>185</text:p>
          </table:table-cell>
          <table:table-cell office:value-type="float" office:value="464" calcext:value-type="float">
            <text:p>464</text:p>
          </table:table-cell>
          <table:table-cell office:value-type="float" office:value="4124" calcext:value-type="float">
            <text:p>4124</text:p>
          </table:table-cell>
          <table:table-cell office:value-type="float" office:value="1000" calcext:value-type="float">
            <text:p>1000</text:p>
          </table:table-cell>
          <table:table-cell office:value-type="float" office:value="4.124" calcext:value-type="float">
            <text:p>4.1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862" calcext:value-type="float">
            <text:p>4862</text:p>
          </table:table-cell>
          <table:table-cell office:value-type="float" office:value="1000" calcext:value-type="float">
            <text:p>1000</text:p>
          </table:table-cell>
          <table:table-cell office:value-type="float" office:value="4.862" calcext:value-type="float">
            <text:p>4.86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8" calcext:value-type="float">
            <text:p>738</text:p>
          </table:table-cell>
          <table:table-cell office:value-type="float" office:value="1000" calcext:value-type="float">
            <text:p>1000</text:p>
          </table:table-cell>
          <table:table-cell office:value-type="float" office:value="0.738" calcext:value-type="float">
            <text:p>0.7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312783" calcext:value-type="float">
            <text:p>312783</text:p>
          </table:table-cell>
          <table:table-cell office:value-type="float" office:value="1000" calcext:value-type="float">
            <text:p>1000</text:p>
          </table:table-cell>
          <table:table-cell office:value-type="float" office:value="312.783" calcext:value-type="float">
            <text:p>312.783</text:p>
          </table:table-cell>
          <table:table-cell office:value-type="float" office:value="265" calcext:value-type="float">
            <text:p>265</text:p>
          </table:table-cell>
          <table:table-cell office:value-type="float" office:value="357" calcext:value-type="float">
            <text:p>357</text:p>
          </table:table-cell>
          <table:table-cell office:value-type="float" office:value="0.0395888" calcext:value-type="float">
            <text:p>0.03958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5888" calcext:value-type="float">
            <text:p>3.95888E-05</text:p>
          </table:table-cell>
          <table:table-cell office:value-type="float" office:value="0.00002212" calcext:value-type="float">
            <text:p>2.212E-05</text:p>
          </table:table-cell>
          <table:table-cell office:value-type="float" office:value="0.00007647" calcext:value-type="float">
            <text:p>7.647E-05</text:p>
          </table:table-cell>
          <table:table-cell office:value-type="float" office:value="361159" calcext:value-type="float">
            <text:p>361159</text:p>
          </table:table-cell>
          <table:table-cell office:value-type="float" office:value="1000" calcext:value-type="float">
            <text:p>1000</text:p>
          </table:table-cell>
          <table:table-cell office:value-type="float" office:value="361.159" calcext:value-type="float">
            <text:p>361.159</text:p>
          </table:table-cell>
          <table:table-cell office:value-type="float" office:value="204" calcext:value-type="float">
            <text:p>204</text:p>
          </table:table-cell>
          <table:table-cell office:value-type="float" office:value="577" calcext:value-type="float">
            <text:p>577</text:p>
          </table:table-cell>
          <table:table-cell office:value-type="float" office:value="4967" calcext:value-type="float">
            <text:p>4967</text:p>
          </table:table-cell>
          <table:table-cell office:value-type="float" office:value="1000" calcext:value-type="float">
            <text:p>1000</text:p>
          </table:table-cell>
          <table:table-cell office:value-type="float" office:value="4.967" calcext:value-type="float">
            <text:p>4.96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840" calcext:value-type="float">
            <text:p>5840</text:p>
          </table:table-cell>
          <table:table-cell office:value-type="float" office:value="1000" calcext:value-type="float">
            <text:p>1000</text:p>
          </table:table-cell>
          <table:table-cell office:value-type="float" office:value="5.84" calcext:value-type="float">
            <text:p>5.8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73" calcext:value-type="float">
            <text:p>873</text:p>
          </table:table-cell>
          <table:table-cell office:value-type="float" office:value="1000" calcext:value-type="float">
            <text:p>1000</text:p>
          </table:table-cell>
          <table:table-cell office:value-type="float" office:value="0.873" calcext:value-type="float">
            <text:p>0.8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89550" calcext:value-type="float">
            <text:p>389550</text:p>
          </table:table-cell>
          <table:table-cell office:value-type="float" office:value="1000" calcext:value-type="float">
            <text:p>1000</text:p>
          </table:table-cell>
          <table:table-cell office:value-type="float" office:value="389.55" calcext:value-type="float">
            <text:p>389.55</text:p>
          </table:table-cell>
          <table:table-cell office:value-type="float" office:value="349" calcext:value-type="float">
            <text:p>349</text:p>
          </table:table-cell>
          <table:table-cell office:value-type="float" office:value="427" calcext:value-type="float">
            <text:p>427</text:p>
          </table:table-cell>
          <table:table-cell office:value-type="float" office:value="0.0524179" calcext:value-type="float">
            <text:p>0.05241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4179" calcext:value-type="float">
            <text:p>5.24179E-05</text:p>
          </table:table-cell>
          <table:table-cell office:value-type="float" office:value="0.000031049" calcext:value-type="float">
            <text:p>3.1049E-05</text:p>
          </table:table-cell>
          <table:table-cell office:value-type="float" office:value="0.00009466" calcext:value-type="float">
            <text:p>9.466E-05</text:p>
          </table:table-cell>
          <table:table-cell office:value-type="float" office:value="487121" calcext:value-type="float">
            <text:p>487121</text:p>
          </table:table-cell>
          <table:table-cell office:value-type="float" office:value="1000" calcext:value-type="float">
            <text:p>1000</text:p>
          </table:table-cell>
          <table:table-cell office:value-type="float" office:value="487.121" calcext:value-type="float">
            <text:p>487.121</text:p>
          </table:table-cell>
          <table:table-cell office:value-type="float" office:value="288" calcext:value-type="float">
            <text:p>288</text:p>
          </table:table-cell>
          <table:table-cell office:value-type="float" office:value="859" calcext:value-type="float">
            <text:p>859</text:p>
          </table:table-cell>
          <table:table-cell office:value-type="float" office:value="5955" calcext:value-type="float">
            <text:p>5955</text:p>
          </table:table-cell>
          <table:table-cell office:value-type="float" office:value="1000" calcext:value-type="float">
            <text:p>1000</text:p>
          </table:table-cell>
          <table:table-cell office:value-type="float" office:value="5.955" calcext:value-type="float">
            <text:p>5.95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967" calcext:value-type="float">
            <text:p>6967</text:p>
          </table:table-cell>
          <table:table-cell office:value-type="float" office:value="1000" calcext:value-type="float">
            <text:p>1000</text:p>
          </table:table-cell>
          <table:table-cell office:value-type="float" office:value="6.967" calcext:value-type="float">
            <text:p>6.96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12" calcext:value-type="float">
            <text:p>1012</text:p>
          </table:table-cell>
          <table:table-cell office:value-type="float" office:value="1000" calcext:value-type="float">
            <text:p>1000</text:p>
          </table:table-cell>
          <table:table-cell office:value-type="float" office:value="1.012" calcext:value-type="float">
            <text:p>1.0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67816" calcext:value-type="float">
            <text:p>467816</text:p>
          </table:table-cell>
          <table:table-cell office:value-type="float" office:value="1000" calcext:value-type="float">
            <text:p>1000</text:p>
          </table:table-cell>
          <table:table-cell office:value-type="float" office:value="467.816" calcext:value-type="float">
            <text:p>467.816</text:p>
          </table:table-cell>
          <table:table-cell office:value-type="float" office:value="426" calcext:value-type="float">
            <text:p>426</text:p>
          </table:table-cell>
          <table:table-cell office:value-type="float" office:value="515" calcext:value-type="float">
            <text:p>515</text:p>
          </table:table-cell>
          <table:table-cell office:value-type="float" office:value="0.0732191" calcext:value-type="float">
            <text:p>0.07321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2191" calcext:value-type="float">
            <text:p>7.32191E-05</text:p>
          </table:table-cell>
          <table:table-cell office:value-type="float" office:value="0.000043143" calcext:value-type="float">
            <text:p>4.3143E-05</text:p>
          </table:table-cell>
          <table:table-cell office:value-type="float" office:value="0.000153753" calcext:value-type="float">
            <text:p>0.000153753</text:p>
          </table:table-cell>
          <table:table-cell office:value-type="float" office:value="692572" calcext:value-type="float">
            <text:p>692572</text:p>
          </table:table-cell>
          <table:table-cell office:value-type="float" office:value="1000" calcext:value-type="float">
            <text:p>1000</text:p>
          </table:table-cell>
          <table:table-cell office:value-type="float" office:value="692.572" calcext:value-type="float">
            <text:p>692.572</text:p>
          </table:table-cell>
          <table:table-cell office:value-type="float" office:value="404" calcext:value-type="float">
            <text:p>404</text:p>
          </table:table-cell>
          <table:table-cell office:value-type="float" office:value="1110" calcext:value-type="float">
            <text:p>1110</text:p>
          </table:table-cell>
          <table:table-cell office:value-type="float" office:value="7225" calcext:value-type="float">
            <text:p>7225</text:p>
          </table:table-cell>
          <table:table-cell office:value-type="float" office:value="1000" calcext:value-type="float">
            <text:p>1000</text:p>
          </table:table-cell>
          <table:table-cell office:value-type="float" office:value="7.225" calcext:value-type="float">
            <text:p>7.2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384" calcext:value-type="float">
            <text:p>8384</text:p>
          </table:table-cell>
          <table:table-cell office:value-type="float" office:value="1000" calcext:value-type="float">
            <text:p>1000</text:p>
          </table:table-cell>
          <table:table-cell office:value-type="float" office:value="8.384" calcext:value-type="float">
            <text:p>8.38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59" calcext:value-type="float">
            <text:p>1159</text:p>
          </table:table-cell>
          <table:table-cell office:value-type="float" office:value="1000" calcext:value-type="float">
            <text:p>1000</text:p>
          </table:table-cell>
          <table:table-cell office:value-type="float" office:value="1.159" calcext:value-type="float">
            <text:p>1.1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46569" calcext:value-type="float">
            <text:p>546569</text:p>
          </table:table-cell>
          <table:table-cell office:value-type="float" office:value="1000" calcext:value-type="float">
            <text:p>1000</text:p>
          </table:table-cell>
          <table:table-cell office:value-type="float" office:value="546.569" calcext:value-type="float">
            <text:p>546.569</text:p>
          </table:table-cell>
          <table:table-cell office:value-type="float" office:value="512" calcext:value-type="float">
            <text:p>512</text:p>
          </table:table-cell>
          <table:table-cell office:value-type="float" office:value="585" calcext:value-type="float">
            <text:p>585</text:p>
          </table:table-cell>
          <table:table-cell office:value-type="float" office:value="0.112152" calcext:value-type="float">
            <text:p>0.1121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2152" calcext:value-type="float">
            <text:p>0.000112152</text:p>
          </table:table-cell>
          <table:table-cell office:value-type="float" office:value="0.000062731" calcext:value-type="float">
            <text:p>6.2731E-05</text:p>
          </table:table-cell>
          <table:table-cell office:value-type="float" office:value="0.00020866" calcext:value-type="float">
            <text:p>0.00020866</text:p>
          </table:table-cell>
          <table:table-cell office:value-type="float" office:value="1092497" calcext:value-type="float">
            <text:p>1092497</text:p>
          </table:table-cell>
          <table:table-cell office:value-type="float" office:value="1000" calcext:value-type="float">
            <text:p>1000</text:p>
          </table:table-cell>
          <table:table-cell office:value-type="float" office:value="1092.5" calcext:value-type="float">
            <text:p>1092.5</text:p>
          </table:table-cell>
          <table:table-cell office:value-type="float" office:value="604" calcext:value-type="float">
            <text:p>604</text:p>
          </table:table-cell>
          <table:table-cell office:value-type="float" office:value="1849" calcext:value-type="float">
            <text:p>1849</text:p>
          </table:table-cell>
          <table:table-cell office:value-type="float" office:value="9197" calcext:value-type="float">
            <text:p>9197</text:p>
          </table:table-cell>
          <table:table-cell office:value-type="float" office:value="1000" calcext:value-type="float">
            <text:p>1000</text:p>
          </table:table-cell>
          <table:table-cell office:value-type="float" office:value="9.197" calcext:value-type="float">
            <text:p>9.19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426" calcext:value-type="float">
            <text:p>10426</text:p>
          </table:table-cell>
          <table:table-cell office:value-type="float" office:value="1000" calcext:value-type="float">
            <text:p>1000</text:p>
          </table:table-cell>
          <table:table-cell office:value-type="float" office:value="10.426" calcext:value-type="float">
            <text:p>10.42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29" calcext:value-type="float">
            <text:p>1229</text:p>
          </table:table-cell>
          <table:table-cell office:value-type="float" office:value="1000" calcext:value-type="float">
            <text:p>1000</text:p>
          </table:table-cell>
          <table:table-cell office:value-type="float" office:value="1.229" calcext:value-type="float">
            <text:p>1.2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23950" calcext:value-type="float">
            <text:p>623950</text:p>
          </table:table-cell>
          <table:table-cell office:value-type="float" office:value="1000" calcext:value-type="float">
            <text:p>1000</text:p>
          </table:table-cell>
          <table:table-cell office:value-type="float" office:value="623.95" calcext:value-type="float">
            <text:p>623.95</text:p>
          </table:table-cell>
          <table:table-cell office:value-type="float" office:value="587" calcext:value-type="float">
            <text:p>587</text:p>
          </table:table-cell>
          <table:table-cell office:value-type="float" office:value="659" calcext:value-type="float">
            <text:p>659</text:p>
          </table:table-cell>
          <table:table-cell office:value-type="float" office:value="0.188627" calcext:value-type="float">
            <text:p>0.1886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8627" calcext:value-type="float">
            <text:p>0.000188627</text:p>
          </table:table-cell>
          <table:table-cell office:value-type="float" office:value="0.000116157" calcext:value-type="float">
            <text:p>0.000116157</text:p>
          </table:table-cell>
          <table:table-cell office:value-type="float" office:value="0.000319499" calcext:value-type="float">
            <text:p>0.000319499</text:p>
          </table:table-cell>
          <table:table-cell office:value-type="float" office:value="1890709" calcext:value-type="float">
            <text:p>1890709</text:p>
          </table:table-cell>
          <table:table-cell office:value-type="float" office:value="1000" calcext:value-type="float">
            <text:p>1000</text:p>
          </table:table-cell>
          <table:table-cell office:value-type="float" office:value="1890.71" calcext:value-type="float">
            <text:p>1890.71</text:p>
          </table:table-cell>
          <table:table-cell office:value-type="float" office:value="1144" calcext:value-type="float">
            <text:p>1144</text:p>
          </table:table-cell>
          <table:table-cell office:value-type="float" office:value="3337" calcext:value-type="float">
            <text:p>3337</text:p>
          </table:table-cell>
          <table:table-cell office:value-type="float" office:value="12050" calcext:value-type="float">
            <text:p>12050</text:p>
          </table:table-cell>
          <table:table-cell office:value-type="float" office:value="1000" calcext:value-type="float">
            <text:p>1000</text:p>
          </table:table-cell>
          <table:table-cell office:value-type="float" office:value="12.05" calcext:value-type="float">
            <text:p>12.0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335" calcext:value-type="float">
            <text:p>13335</text:p>
          </table:table-cell>
          <table:table-cell office:value-type="float" office:value="1000" calcext:value-type="float">
            <text:p>1000</text:p>
          </table:table-cell>
          <table:table-cell office:value-type="float" office:value="13.335" calcext:value-type="float">
            <text:p>13.33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85" calcext:value-type="float">
            <text:p>1285</text:p>
          </table:table-cell>
          <table:table-cell office:value-type="float" office:value="1000" calcext:value-type="float">
            <text:p>1000</text:p>
          </table:table-cell>
          <table:table-cell office:value-type="float" office:value="1.285" calcext:value-type="float">
            <text:p>1.2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01844" calcext:value-type="float">
            <text:p>701844</text:p>
          </table:table-cell>
          <table:table-cell office:value-type="float" office:value="1000" calcext:value-type="float">
            <text:p>1000</text:p>
          </table:table-cell>
          <table:table-cell office:value-type="float" office:value="701.844" calcext:value-type="float">
            <text:p>701.844</text:p>
          </table:table-cell>
          <table:table-cell office:value-type="float" office:value="674" calcext:value-type="float">
            <text:p>674</text:p>
          </table:table-cell>
          <table:table-cell office:value-type="float" office:value="730" calcext:value-type="float">
            <text:p>730</text:p>
          </table:table-cell>
          <table:table-cell office:value-type="float" office:value="0.409666" calcext:value-type="float">
            <text:p>0.4096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09666" calcext:value-type="float">
            <text:p>0.000409666</text:p>
          </table:table-cell>
          <table:table-cell office:value-type="float" office:value="0.000229418" calcext:value-type="float">
            <text:p>0.000229418</text:p>
          </table:table-cell>
          <table:table-cell office:value-type="float" office:value="0.000717073" calcext:value-type="float">
            <text:p>0.000717073</text:p>
          </table:table-cell>
          <table:table-cell office:value-type="float" office:value="4254330" calcext:value-type="float">
            <text:p>4254330</text:p>
          </table:table-cell>
          <table:table-cell office:value-type="float" office:value="1000" calcext:value-type="float">
            <text:p>1000</text:p>
          </table:table-cell>
          <table:table-cell office:value-type="float" office:value="4254.33" calcext:value-type="float">
            <text:p>4254.33</text:p>
          </table:table-cell>
          <table:table-cell office:value-type="float" office:value="2362" calcext:value-type="float">
            <text:p>2362</text:p>
          </table:table-cell>
          <table:table-cell office:value-type="float" office:value="7053" calcext:value-type="float">
            <text:p>7053</text:p>
          </table:table-cell>
          <table:table-cell office:value-type="float" office:value="17761" calcext:value-type="float">
            <text:p>17761</text:p>
          </table:table-cell>
          <table:table-cell office:value-type="float" office:value="1000" calcext:value-type="float">
            <text:p>1000</text:p>
          </table:table-cell>
          <table:table-cell office:value-type="float" office:value="17.761" calcext:value-type="float">
            <text:p>17.76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8791" calcext:value-type="float">
            <text:p>18791</text:p>
          </table:table-cell>
          <table:table-cell office:value-type="float" office:value="1000" calcext:value-type="float">
            <text:p>1000</text:p>
          </table:table-cell>
          <table:table-cell office:value-type="float" office:value="18.791" calcext:value-type="float">
            <text:p>18.79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030" calcext:value-type="float">
            <text:p>1030</text:p>
          </table:table-cell>
          <table:table-cell office:value-type="float" office:value="1000" calcext:value-type="float">
            <text:p>1000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4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82172" calcext:value-type="float">
            <text:p>82172</text:p>
          </table:table-cell>
          <table:table-cell office:value-type="float" office:value="1000" calcext:value-type="float">
            <text:p>1000</text:p>
          </table:table-cell>
          <table:table-cell office:value-type="float" office:value="82.172" calcext:value-type="float">
            <text:p>82.172</text:p>
          </table:table-cell>
          <table:table-cell office:value-type="float" office:value="58" calcext:value-type="float">
            <text:p>58</text:p>
          </table:table-cell>
          <table:table-cell office:value-type="float" office:value="115" calcext:value-type="float">
            <text:p>115</text:p>
          </table:table-cell>
          <table:table-cell office:value-type="float" office:value="0.0173965" calcext:value-type="float">
            <text:p>0.01739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3965" calcext:value-type="float">
            <text:p>1.73965E-05</text:p>
          </table:table-cell>
          <table:table-cell office:value-type="float" office:value="0.000012512" calcext:value-type="float">
            <text:p>1.2512E-05</text:p>
          </table:table-cell>
          <table:table-cell office:value-type="float" office:value="0.000032506" calcext:value-type="float">
            <text:p>3.2506E-05</text:p>
          </table:table-cell>
          <table:table-cell office:value-type="float" office:value="165480" calcext:value-type="float">
            <text:p>165480</text:p>
          </table:table-cell>
          <table:table-cell office:value-type="float" office:value="1000" calcext:value-type="float">
            <text:p>1000</text:p>
          </table:table-cell>
          <table:table-cell office:value-type="float" office:value="165.48" calcext:value-type="float">
            <text:p>165.48</text:p>
          </table:table-cell>
          <table:table-cell office:value-type="float" office:value="126" calcext:value-type="float">
            <text:p>126</text:p>
          </table:table-cell>
          <table:table-cell office:value-type="float" office:value="248" calcext:value-type="float">
            <text:p>248</text:p>
          </table:table-cell>
          <table:table-cell office:value-type="float" office:value="2701" calcext:value-type="float">
            <text:p>2701</text:p>
          </table:table-cell>
          <table:table-cell office:value-type="float" office:value="1000" calcext:value-type="float">
            <text:p>1000</text:p>
          </table:table-cell>
          <table:table-cell office:value-type="float" office:value="2.701" calcext:value-type="float">
            <text:p>2.7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99" calcext:value-type="float">
            <text:p>3099</text:p>
          </table:table-cell>
          <table:table-cell office:value-type="float" office:value="1000" calcext:value-type="float">
            <text:p>1000</text:p>
          </table:table-cell>
          <table:table-cell office:value-type="float" office:value="3.099" calcext:value-type="float">
            <text:p>3.0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8" calcext:value-type="float">
            <text:p>398</text:p>
          </table:table-cell>
          <table:table-cell office:value-type="float" office:value="1000" calcext:value-type="float">
            <text:p>1000</text:p>
          </table:table-cell>
          <table:table-cell office:value-type="float" office:value="0.398" calcext:value-type="float">
            <text:p>0.3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63973" calcext:value-type="float">
            <text:p>163973</text:p>
          </table:table-cell>
          <table:table-cell office:value-type="float" office:value="1000" calcext:value-type="float">
            <text:p>1000</text:p>
          </table:table-cell>
          <table:table-cell office:value-type="float" office:value="163.973" calcext:value-type="float">
            <text:p>163.973</text:p>
          </table:table-cell>
          <table:table-cell office:value-type="float" office:value="132" calcext:value-type="float">
            <text:p>132</text:p>
          </table:table-cell>
          <table:table-cell office:value-type="float" office:value="197" calcext:value-type="float">
            <text:p>197</text:p>
          </table:table-cell>
          <table:table-cell office:value-type="float" office:value="0.0235155" calcext:value-type="float">
            <text:p>0.02351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5155" calcext:value-type="float">
            <text:p>2.35155E-05</text:p>
          </table:table-cell>
          <table:table-cell office:value-type="float" office:value="0.000013255" calcext:value-type="float">
            <text:p>1.3255E-05</text:p>
          </table:table-cell>
          <table:table-cell office:value-type="float" office:value="0.000053254" calcext:value-type="float">
            <text:p>5.3254E-05</text:p>
          </table:table-cell>
          <table:table-cell office:value-type="float" office:value="217282" calcext:value-type="float">
            <text:p>217282</text:p>
          </table:table-cell>
          <table:table-cell office:value-type="float" office:value="1000" calcext:value-type="float">
            <text:p>1000</text:p>
          </table:table-cell>
          <table:table-cell office:value-type="float" office:value="217.282" calcext:value-type="float">
            <text:p>217.282</text:p>
          </table:table-cell>
          <table:table-cell office:value-type="float" office:value="133" calcext:value-type="float">
            <text:p>133</text:p>
          </table:table-cell>
          <table:table-cell office:value-type="float" office:value="333" calcext:value-type="float">
            <text:p>333</text:p>
          </table:table-cell>
          <table:table-cell office:value-type="float" office:value="3430" calcext:value-type="float">
            <text:p>3430</text:p>
          </table:table-cell>
          <table:table-cell office:value-type="float" office:value="1000" calcext:value-type="float">
            <text:p>1000</text:p>
          </table:table-cell>
          <table:table-cell office:value-type="float" office:value="3.43" calcext:value-type="float">
            <text:p>3.4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38" calcext:value-type="float">
            <text:p>4038</text:p>
          </table:table-cell>
          <table:table-cell office:value-type="float" office:value="1000" calcext:value-type="float">
            <text:p>1000</text:p>
          </table:table-cell>
          <table:table-cell office:value-type="float" office:value="4.038" calcext:value-type="float">
            <text:p>4.03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8" calcext:value-type="float">
            <text:p>608</text:p>
          </table:table-cell>
          <table:table-cell office:value-type="float" office:value="1000" calcext:value-type="float">
            <text:p>1000</text:p>
          </table:table-cell>
          <table:table-cell office:value-type="float" office:value="0.608" calcext:value-type="float">
            <text:p>0.6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45915" calcext:value-type="float">
            <text:p>245915</text:p>
          </table:table-cell>
          <table:table-cell office:value-type="float" office:value="1000" calcext:value-type="float">
            <text:p>1000</text:p>
          </table:table-cell>
          <table:table-cell office:value-type="float" office:value="245.915" calcext:value-type="float">
            <text:p>245.915</text:p>
          </table:table-cell>
          <table:table-cell office:value-type="float" office:value="206" calcext:value-type="float">
            <text:p>206</text:p>
          </table:table-cell>
          <table:table-cell office:value-type="float" office:value="293" calcext:value-type="float">
            <text:p>293</text:p>
          </table:table-cell>
          <table:table-cell office:value-type="float" office:value="0.0307553" calcext:value-type="float">
            <text:p>0.03075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7553" calcext:value-type="float">
            <text:p>3.07553E-05</text:p>
          </table:table-cell>
          <table:table-cell office:value-type="float" office:value="0.000020409" calcext:value-type="float">
            <text:p>2.0409E-05</text:p>
          </table:table-cell>
          <table:table-cell office:value-type="float" office:value="0.000052742" calcext:value-type="float">
            <text:p>5.2742E-05</text:p>
          </table:table-cell>
          <table:table-cell office:value-type="float" office:value="280267" calcext:value-type="float">
            <text:p>280267</text:p>
          </table:table-cell>
          <table:table-cell office:value-type="float" office:value="1000" calcext:value-type="float">
            <text:p>1000</text:p>
          </table:table-cell>
          <table:table-cell office:value-type="float" office:value="280.267" calcext:value-type="float">
            <text:p>280.267</text:p>
          </table:table-cell>
          <table:table-cell office:value-type="float" office:value="191" calcext:value-type="float">
            <text:p>191</text:p>
          </table:table-cell>
          <table:table-cell office:value-type="float" office:value="440" calcext:value-type="float">
            <text:p>440</text:p>
          </table:table-cell>
          <table:table-cell office:value-type="float" office:value="4137" calcext:value-type="float">
            <text:p>4137</text:p>
          </table:table-cell>
          <table:table-cell office:value-type="float" office:value="1000" calcext:value-type="float">
            <text:p>1000</text:p>
          </table:table-cell>
          <table:table-cell office:value-type="float" office:value="4.137" calcext:value-type="float">
            <text:p>4.13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912" calcext:value-type="float">
            <text:p>4912</text:p>
          </table:table-cell>
          <table:table-cell office:value-type="float" office:value="1000" calcext:value-type="float">
            <text:p>1000</text:p>
          </table:table-cell>
          <table:table-cell office:value-type="float" office:value="4.912" calcext:value-type="float">
            <text:p>4.9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75" calcext:value-type="float">
            <text:p>775</text:p>
          </table:table-cell>
          <table:table-cell office:value-type="float" office:value="1000" calcext:value-type="float">
            <text:p>1000</text:p>
          </table:table-cell>
          <table:table-cell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27915" calcext:value-type="float">
            <text:p>327915</text:p>
          </table:table-cell>
          <table:table-cell office:value-type="float" office:value="1000" calcext:value-type="float">
            <text:p>1000</text:p>
          </table:table-cell>
          <table:table-cell office:value-type="float" office:value="327.915" calcext:value-type="float">
            <text:p>327.915</text:p>
          </table:table-cell>
          <table:table-cell office:value-type="float" office:value="290" calcext:value-type="float">
            <text:p>290</text:p>
          </table:table-cell>
          <table:table-cell office:value-type="float" office:value="377" calcext:value-type="float">
            <text:p>377</text:p>
          </table:table-cell>
          <table:table-cell office:value-type="float" office:value="0.0402028" calcext:value-type="float">
            <text:p>0.04020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2028" calcext:value-type="float">
            <text:p>4.02028E-05</text:p>
          </table:table-cell>
          <table:table-cell office:value-type="float" office:value="0.000022014" calcext:value-type="float">
            <text:p>2.2014E-05</text:p>
          </table:table-cell>
          <table:table-cell office:value-type="float" office:value="0.000083026" calcext:value-type="float">
            <text:p>8.3026E-05</text:p>
          </table:table-cell>
          <table:table-cell office:value-type="float" office:value="365646" calcext:value-type="float">
            <text:p>365646</text:p>
          </table:table-cell>
          <table:table-cell office:value-type="float" office:value="1000" calcext:value-type="float">
            <text:p>1000</text:p>
          </table:table-cell>
          <table:table-cell office:value-type="float" office:value="365.646" calcext:value-type="float">
            <text:p>365.646</text:p>
          </table:table-cell>
          <table:table-cell office:value-type="float" office:value="205" calcext:value-type="float">
            <text:p>205</text:p>
          </table:table-cell>
          <table:table-cell office:value-type="float" office:value="587" calcext:value-type="float">
            <text:p>587</text:p>
          </table:table-cell>
          <table:table-cell office:value-type="float" office:value="4933" calcext:value-type="float">
            <text:p>4933</text:p>
          </table:table-cell>
          <table:table-cell office:value-type="float" office:value="1000" calcext:value-type="float">
            <text:p>1000</text:p>
          </table:table-cell>
          <table:table-cell office:value-type="float" office:value="4.933" calcext:value-type="float">
            <text:p>4.93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874" calcext:value-type="float">
            <text:p>5874</text:p>
          </table:table-cell>
          <table:table-cell office:value-type="float" office:value="1000" calcext:value-type="float">
            <text:p>1000</text:p>
          </table:table-cell>
          <table:table-cell office:value-type="float" office:value="5.874" calcext:value-type="float">
            <text:p>5.87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41" calcext:value-type="float">
            <text:p>941</text:p>
          </table:table-cell>
          <table:table-cell office:value-type="float" office:value="1000" calcext:value-type="float">
            <text:p>1000</text:p>
          </table:table-cell>
          <table:table-cell office:value-type="float" office:value="0.941" calcext:value-type="float">
            <text:p>0.9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10109" calcext:value-type="float">
            <text:p>410109</text:p>
          </table:table-cell>
          <table:table-cell office:value-type="float" office:value="1000" calcext:value-type="float">
            <text:p>1000</text:p>
          </table:table-cell>
          <table:table-cell office:value-type="float" office:value="410.109" calcext:value-type="float">
            <text:p>410.109</text:p>
          </table:table-cell>
          <table:table-cell office:value-type="float" office:value="362" calcext:value-type="float">
            <text:p>362</text:p>
          </table:table-cell>
          <table:table-cell office:value-type="float" office:value="452" calcext:value-type="float">
            <text:p>452</text:p>
          </table:table-cell>
          <table:table-cell office:value-type="float" office:value="0.0541689" calcext:value-type="float">
            <text:p>0.05416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1689" calcext:value-type="float">
            <text:p>5.41689E-05</text:p>
          </table:table-cell>
          <table:table-cell office:value-type="float" office:value="0.000031836" calcext:value-type="float">
            <text:p>3.1836E-05</text:p>
          </table:table-cell>
          <table:table-cell office:value-type="float" office:value="0.000123334" calcext:value-type="float">
            <text:p>0.000123334</text:p>
          </table:table-cell>
          <table:table-cell office:value-type="float" office:value="501655" calcext:value-type="float">
            <text:p>501655</text:p>
          </table:table-cell>
          <table:table-cell office:value-type="float" office:value="1000" calcext:value-type="float">
            <text:p>1000</text:p>
          </table:table-cell>
          <table:table-cell office:value-type="float" office:value="501.655" calcext:value-type="float">
            <text:p>501.655</text:p>
          </table:table-cell>
          <table:table-cell office:value-type="float" office:value="295" calcext:value-type="float">
            <text:p>295</text:p>
          </table:table-cell>
          <table:table-cell office:value-type="float" office:value="889" calcext:value-type="float">
            <text:p>889</text:p>
          </table:table-cell>
          <table:table-cell office:value-type="float" office:value="5981" calcext:value-type="float">
            <text:p>5981</text:p>
          </table:table-cell>
          <table:table-cell office:value-type="float" office:value="1000" calcext:value-type="float">
            <text:p>1000</text:p>
          </table:table-cell>
          <table:table-cell office:value-type="float" office:value="5.981" calcext:value-type="float">
            <text:p>5.98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003" calcext:value-type="float">
            <text:p>7003</text:p>
          </table:table-cell>
          <table:table-cell office:value-type="float" office:value="1000" calcext:value-type="float">
            <text:p>1000</text:p>
          </table:table-cell>
          <table:table-cell office:value-type="float" office:value="7.003" calcext:value-type="float">
            <text:p>7.0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22" calcext:value-type="float">
            <text:p>1022</text:p>
          </table:table-cell>
          <table:table-cell office:value-type="float" office:value="1000" calcext:value-type="float">
            <text:p>1000</text:p>
          </table:table-cell>
          <table:table-cell office:value-type="float" office:value="1.022" calcext:value-type="float">
            <text:p>1.0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92398" calcext:value-type="float">
            <text:p>492398</text:p>
          </table:table-cell>
          <table:table-cell office:value-type="float" office:value="1000" calcext:value-type="float">
            <text:p>1000</text:p>
          </table:table-cell>
          <table:table-cell office:value-type="float" office:value="492.398" calcext:value-type="float">
            <text:p>492.398</text:p>
          </table:table-cell>
          <table:table-cell office:value-type="float" office:value="451" calcext:value-type="float">
            <text:p>451</text:p>
          </table:table-cell>
          <table:table-cell office:value-type="float" office:value="535" calcext:value-type="float">
            <text:p>535</text:p>
          </table:table-cell>
          <table:table-cell office:value-type="float" office:value="0.0756357" calcext:value-type="float">
            <text:p>0.07563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6357" calcext:value-type="float">
            <text:p>7.56357E-05</text:p>
          </table:table-cell>
          <table:table-cell office:value-type="float" office:value="0.000044168" calcext:value-type="float">
            <text:p>4.4168E-05</text:p>
          </table:table-cell>
          <table:table-cell office:value-type="float" office:value="0.000145618" calcext:value-type="float">
            <text:p>0.000145618</text:p>
          </table:table-cell>
          <table:table-cell office:value-type="float" office:value="718088" calcext:value-type="float">
            <text:p>718088</text:p>
          </table:table-cell>
          <table:table-cell office:value-type="float" office:value="1000" calcext:value-type="float">
            <text:p>1000</text:p>
          </table:table-cell>
          <table:table-cell office:value-type="float" office:value="718.088" calcext:value-type="float">
            <text:p>718.088</text:p>
          </table:table-cell>
          <table:table-cell office:value-type="float" office:value="409" calcext:value-type="float">
            <text:p>409</text:p>
          </table:table-cell>
          <table:table-cell office:value-type="float" office:value="1173" calcext:value-type="float">
            <text:p>1173</text:p>
          </table:table-cell>
          <table:table-cell office:value-type="float" office:value="7291" calcext:value-type="float">
            <text:p>7291</text:p>
          </table:table-cell>
          <table:table-cell office:value-type="float" office:value="1000" calcext:value-type="float">
            <text:p>1000</text:p>
          </table:table-cell>
          <table:table-cell office:value-type="float" office:value="7.291" calcext:value-type="float">
            <text:p>7.29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469" calcext:value-type="float">
            <text:p>8469</text:p>
          </table:table-cell>
          <table:table-cell office:value-type="float" office:value="1000" calcext:value-type="float">
            <text:p>1000</text:p>
          </table:table-cell>
          <table:table-cell office:value-type="float" office:value="8.469" calcext:value-type="float">
            <text:p>8.46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178" calcext:value-type="float">
            <text:p>1178</text:p>
          </table:table-cell>
          <table:table-cell office:value-type="float" office:value="1000" calcext:value-type="float">
            <text:p>1000</text:p>
          </table:table-cell>
          <table:table-cell office:value-type="float" office:value="1.178" calcext:value-type="float">
            <text:p>1.1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573963" calcext:value-type="float">
            <text:p>573963</text:p>
          </table:table-cell>
          <table:table-cell office:value-type="float" office:value="1000" calcext:value-type="float">
            <text:p>1000</text:p>
          </table:table-cell>
          <table:table-cell office:value-type="float" office:value="573.963" calcext:value-type="float">
            <text:p>573.963</text:p>
          </table:table-cell>
          <table:table-cell office:value-type="float" office:value="534" calcext:value-type="float">
            <text:p>534</text:p>
          </table:table-cell>
          <table:table-cell office:value-type="float" office:value="615" calcext:value-type="float">
            <text:p>615</text:p>
          </table:table-cell>
          <table:table-cell office:value-type="float" office:value="0.115169" calcext:value-type="float">
            <text:p>0.1151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5169" calcext:value-type="float">
            <text:p>0.000115169</text:p>
          </table:table-cell>
          <table:table-cell office:value-type="float" office:value="0.000072725" calcext:value-type="float">
            <text:p>7.2725E-05</text:p>
          </table:table-cell>
          <table:table-cell office:value-type="float" office:value="0.00020353" calcext:value-type="float">
            <text:p>0.00020353</text:p>
          </table:table-cell>
          <table:table-cell office:value-type="float" office:value="1122592" calcext:value-type="float">
            <text:p>1122592</text:p>
          </table:table-cell>
          <table:table-cell office:value-type="float" office:value="1000" calcext:value-type="float">
            <text:p>1000</text:p>
          </table:table-cell>
          <table:table-cell office:value-type="float" office:value="1122.59" calcext:value-type="float">
            <text:p>1122.59</text:p>
          </table:table-cell>
          <table:table-cell office:value-type="float" office:value="698" calcext:value-type="float">
            <text:p>698</text:p>
          </table:table-cell>
          <table:table-cell office:value-type="float" office:value="1913" calcext:value-type="float">
            <text:p>1913</text:p>
          </table:table-cell>
          <table:table-cell office:value-type="float" office:value="9222" calcext:value-type="float">
            <text:p>9222</text:p>
          </table:table-cell>
          <table:table-cell office:value-type="float" office:value="1000" calcext:value-type="float">
            <text:p>1000</text:p>
          </table:table-cell>
          <table:table-cell office:value-type="float" office:value="9.222" calcext:value-type="float">
            <text:p>9.22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518" calcext:value-type="float">
            <text:p>10518</text:p>
          </table:table-cell>
          <table:table-cell office:value-type="float" office:value="1000" calcext:value-type="float">
            <text:p>1000</text:p>
          </table:table-cell>
          <table:table-cell office:value-type="float" office:value="10.518" calcext:value-type="float">
            <text:p>10.51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96" calcext:value-type="float">
            <text:p>1296</text:p>
          </table:table-cell>
          <table:table-cell office:value-type="float" office:value="1000" calcext:value-type="float">
            <text:p>1000</text:p>
          </table:table-cell>
          <table:table-cell office:value-type="float" office:value="1.296" calcext:value-type="float">
            <text:p>1.2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656717" calcext:value-type="float">
            <text:p>656717</text:p>
          </table:table-cell>
          <table:table-cell office:value-type="float" office:value="1000" calcext:value-type="float">
            <text:p>1000</text:p>
          </table:table-cell>
          <table:table-cell office:value-type="float" office:value="656.717" calcext:value-type="float">
            <text:p>656.717</text:p>
          </table:table-cell>
          <table:table-cell office:value-type="float" office:value="610" calcext:value-type="float">
            <text:p>610</text:p>
          </table:table-cell>
          <table:table-cell office:value-type="float" office:value="697" calcext:value-type="float">
            <text:p>697</text:p>
          </table:table-cell>
          <table:table-cell office:value-type="float" office:value="0.197872" calcext:value-type="float">
            <text:p>0.1978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7872" calcext:value-type="float">
            <text:p>0.000197872</text:p>
          </table:table-cell>
          <table:table-cell office:value-type="float" office:value="0.000117515" calcext:value-type="float">
            <text:p>0.000117515</text:p>
          </table:table-cell>
          <table:table-cell office:value-type="float" office:value="0.000347054" calcext:value-type="float">
            <text:p>0.000347054</text:p>
          </table:table-cell>
          <table:table-cell office:value-type="float" office:value="1990054" calcext:value-type="float">
            <text:p>1990054</text:p>
          </table:table-cell>
          <table:table-cell office:value-type="float" office:value="1000" calcext:value-type="float">
            <text:p>1000</text:p>
          </table:table-cell>
          <table:table-cell office:value-type="float" office:value="1990.05" calcext:value-type="float">
            <text:p>1990.05</text:p>
          </table:table-cell>
          <table:table-cell office:value-type="float" office:value="1158" calcext:value-type="float">
            <text:p>1158</text:p>
          </table:table-cell>
          <table:table-cell office:value-type="float" office:value="3574" calcext:value-type="float">
            <text:p>3574</text:p>
          </table:table-cell>
          <table:table-cell office:value-type="float" office:value="12258" calcext:value-type="float">
            <text:p>12258</text:p>
          </table:table-cell>
          <table:table-cell office:value-type="float" office:value="1000" calcext:value-type="float">
            <text:p>1000</text:p>
          </table:table-cell>
          <table:table-cell office:value-type="float" office:value="12.258" calcext:value-type="float">
            <text:p>12.25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523" calcext:value-type="float">
            <text:p>13523</text:p>
          </table:table-cell>
          <table:table-cell office:value-type="float" office:value="1000" calcext:value-type="float">
            <text:p>1000</text:p>
          </table:table-cell>
          <table:table-cell office:value-type="float" office:value="13.523" calcext:value-type="float">
            <text:p>13.52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65" calcext:value-type="float">
            <text:p>1265</text:p>
          </table:table-cell>
          <table:table-cell office:value-type="float" office:value="1000" calcext:value-type="float">
            <text:p>1000</text:p>
          </table:table-cell>
          <table:table-cell office:value-type="float" office:value="1.265" calcext:value-type="float">
            <text:p>1.2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737501" calcext:value-type="float">
            <text:p>737501</text:p>
          </table:table-cell>
          <table:table-cell office:value-type="float" office:value="1000" calcext:value-type="float">
            <text:p>1000</text:p>
          </table:table-cell>
          <table:table-cell office:value-type="float" office:value="737.501" calcext:value-type="float">
            <text:p>737.501</text:p>
          </table:table-cell>
          <table:table-cell office:value-type="float" office:value="711" calcext:value-type="float">
            <text:p>711</text:p>
          </table:table-cell>
          <table:table-cell office:value-type="float" office:value="767" calcext:value-type="float">
            <text:p>767</text:p>
          </table:table-cell>
          <table:table-cell office:value-type="float" office:value="0.427078" calcext:value-type="float">
            <text:p>0.4270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27078" calcext:value-type="float">
            <text:p>0.000427078</text:p>
          </table:table-cell>
          <table:table-cell office:value-type="float" office:value="0.000266907" calcext:value-type="float">
            <text:p>0.000266907</text:p>
          </table:table-cell>
          <table:table-cell office:value-type="float" office:value="0.000696629" calcext:value-type="float">
            <text:p>0.000696629</text:p>
          </table:table-cell>
          <table:table-cell office:value-type="float" office:value="4441234" calcext:value-type="float">
            <text:p>4441234</text:p>
          </table:table-cell>
          <table:table-cell office:value-type="float" office:value="1000" calcext:value-type="float">
            <text:p>1000</text:p>
          </table:table-cell>
          <table:table-cell office:value-type="float" office:value="4441.23" calcext:value-type="float">
            <text:p>4441.23</text:p>
          </table:table-cell>
          <table:table-cell office:value-type="float" office:value="2715" calcext:value-type="float">
            <text:p>2715</text:p>
          </table:table-cell>
          <table:table-cell office:value-type="float" office:value="7333" calcext:value-type="float">
            <text:p>7333</text:p>
          </table:table-cell>
          <table:table-cell office:value-type="float" office:value="17970" calcext:value-type="float">
            <text:p>17970</text:p>
          </table:table-cell>
          <table:table-cell office:value-type="float" office:value="1000" calcext:value-type="float">
            <text:p>1000</text:p>
          </table:table-cell>
          <table:table-cell office:value-type="float" office:value="17.97" calcext:value-type="float">
            <text:p>17.9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9081" calcext:value-type="float">
            <text:p>19081</text:p>
          </table:table-cell>
          <table:table-cell office:value-type="float" office:value="1000" calcext:value-type="float">
            <text:p>1000</text:p>
          </table:table-cell>
          <table:table-cell office:value-type="float" office:value="19.081" calcext:value-type="float">
            <text:p>19.08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11" calcext:value-type="float">
            <text:p>1111</text:p>
          </table:table-cell>
          <table:table-cell office:value-type="float" office:value="1000" calcext:value-type="float">
            <text:p>1000</text:p>
          </table:table-cell>
          <table:table-cell office:value-type="float" office:value="1.111" calcext:value-type="float">
            <text:p>1.1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4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86397" calcext:value-type="float">
            <text:p>86397</text:p>
          </table:table-cell>
          <table:table-cell office:value-type="float" office:value="1000" calcext:value-type="float">
            <text:p>1000</text:p>
          </table:table-cell>
          <table:table-cell office:value-type="float" office:value="86.397" calcext:value-type="float">
            <text:p>86.397</text:p>
          </table:table-cell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office:value-type="float" office:value="0.017923" calcext:value-type="float">
            <text:p>0.0179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923" calcext:value-type="float">
            <text:p>1.7923E-05</text:p>
          </table:table-cell>
          <table:table-cell office:value-type="float" office:value="0.000012915" calcext:value-type="float">
            <text:p>1.2915E-05</text:p>
          </table:table-cell>
          <table:table-cell office:value-type="float" office:value="0.000036408" calcext:value-type="float">
            <text:p>3.6408E-05</text:p>
          </table:table-cell>
          <table:table-cell office:value-type="float" office:value="170586" calcext:value-type="float">
            <text:p>170586</text:p>
          </table:table-cell>
          <table:table-cell office:value-type="float" office:value="1000" calcext:value-type="float">
            <text:p>1000</text:p>
          </table:table-cell>
          <table:table-cell office:value-type="float" office:value="170.586" calcext:value-type="float">
            <text:p>170.586</text:p>
          </table:table-cell>
          <table:table-cell office:value-type="float" office:value="130" calcext:value-type="float">
            <text:p>130</text:p>
          </table:table-cell>
          <table:table-cell office:value-type="float" office:value="253" calcext:value-type="float">
            <text:p>253</text:p>
          </table:table-cell>
          <table:table-cell office:value-type="float" office:value="2727" calcext:value-type="float">
            <text:p>2727</text:p>
          </table:table-cell>
          <table:table-cell office:value-type="float" office:value="1000" calcext:value-type="float">
            <text:p>1000</text:p>
          </table:table-cell>
          <table:table-cell office:value-type="float" office:value="2.727" calcext:value-type="float">
            <text:p>2.7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03" calcext:value-type="float">
            <text:p>3103</text:p>
          </table:table-cell>
          <table:table-cell office:value-type="float" office:value="1000" calcext:value-type="float">
            <text:p>1000</text:p>
          </table:table-cell>
          <table:table-cell office:value-type="float" office:value="3.103" calcext:value-type="float">
            <text:p>3.1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6" calcext:value-type="float">
            <text:p>376</text:p>
          </table:table-cell>
          <table:table-cell office:value-type="float" office:value="1000" calcext:value-type="float">
            <text:p>1000</text:p>
          </table:table-cell>
          <table:table-cell office:value-type="float" office:value="0.376" calcext:value-type="float">
            <text:p>0.3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172017" calcext:value-type="float">
            <text:p>172017</text:p>
          </table:table-cell>
          <table:table-cell office:value-type="float" office:value="1000" calcext:value-type="float">
            <text:p>1000</text:p>
          </table:table-cell>
          <table:table-cell office:value-type="float" office:value="172.017" calcext:value-type="float">
            <text:p>172.017</text:p>
          </table:table-cell>
          <table:table-cell office:value-type="float" office:value="135" calcext:value-type="float">
            <text:p>135</text:p>
          </table:table-cell>
          <table:table-cell office:value-type="float" office:value="210" calcext:value-type="float">
            <text:p>210</text:p>
          </table:table-cell>
          <table:table-cell office:value-type="float" office:value="0.024297" calcext:value-type="float">
            <text:p>0.0242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297" calcext:value-type="float">
            <text:p>2.4297E-05</text:p>
          </table:table-cell>
          <table:table-cell office:value-type="float" office:value="0.000013829" calcext:value-type="float">
            <text:p>1.3829E-05</text:p>
          </table:table-cell>
          <table:table-cell office:value-type="float" office:value="0.000060965" calcext:value-type="float">
            <text:p>6.0965E-05</text:p>
          </table:table-cell>
          <table:table-cell office:value-type="float" office:value="223454" calcext:value-type="float">
            <text:p>223454</text:p>
          </table:table-cell>
          <table:table-cell office:value-type="float" office:value="1000" calcext:value-type="float">
            <text:p>1000</text:p>
          </table:table-cell>
          <table:table-cell office:value-type="float" office:value="223.454" calcext:value-type="float">
            <text:p>223.454</text:p>
          </table:table-cell>
          <table:table-cell office:value-type="float" office:value="138" calcext:value-type="float">
            <text:p>138</text:p>
          </table:table-cell>
          <table:table-cell office:value-type="float" office:value="338" calcext:value-type="float">
            <text:p>338</text:p>
          </table:table-cell>
          <table:table-cell office:value-type="float" office:value="3450" calcext:value-type="float">
            <text:p>3450</text:p>
          </table:table-cell>
          <table:table-cell office:value-type="float" office:value="1000" calcext:value-type="float">
            <text:p>1000</text:p>
          </table:table-cell>
          <table:table-cell office:value-type="float" office:value="3.45" calcext:value-type="float">
            <text:p>3.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52" calcext:value-type="float">
            <text:p>4052</text:p>
          </table:table-cell>
          <table:table-cell office:value-type="float" office:value="1000" calcext:value-type="float">
            <text:p>1000</text:p>
          </table:table-cell>
          <table:table-cell office:value-type="float" office:value="4.052" calcext:value-type="float">
            <text:p>4.05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2" calcext:value-type="float">
            <text:p>602</text:p>
          </table:table-cell>
          <table:table-cell office:value-type="float" office:value="1000" calcext:value-type="float">
            <text:p>1000</text:p>
          </table:table-cell>
          <table:table-cell office:value-type="float" office:value="0.602" calcext:value-type="float">
            <text:p>0.6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58621" calcext:value-type="float">
            <text:p>258621</text:p>
          </table:table-cell>
          <table:table-cell office:value-type="float" office:value="1000" calcext:value-type="float">
            <text:p>1000</text:p>
          </table:table-cell>
          <table:table-cell office:value-type="float" office:value="258.621" calcext:value-type="float">
            <text:p>258.621</text:p>
          </table:table-cell>
          <table:table-cell office:value-type="float" office:value="218" calcext:value-type="float">
            <text:p>218</text:p>
          </table:table-cell>
          <table:table-cell office:value-type="float" office:value="304" calcext:value-type="float">
            <text:p>304</text:p>
          </table:table-cell>
          <table:table-cell office:value-type="float" office:value="0.0317411" calcext:value-type="float">
            <text:p>0.03174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7411" calcext:value-type="float">
            <text:p>3.17411E-05</text:p>
          </table:table-cell>
          <table:table-cell office:value-type="float" office:value="0.000021273" calcext:value-type="float">
            <text:p>2.1273E-05</text:p>
          </table:table-cell>
          <table:table-cell office:value-type="float" office:value="0.0000588" calcext:value-type="float">
            <text:p>5.88E-05</text:p>
          </table:table-cell>
          <table:table-cell office:value-type="float" office:value="289667" calcext:value-type="float">
            <text:p>289667</text:p>
          </table:table-cell>
          <table:table-cell office:value-type="float" office:value="1000" calcext:value-type="float">
            <text:p>1000</text:p>
          </table:table-cell>
          <table:table-cell office:value-type="float" office:value="289.667" calcext:value-type="float">
            <text:p>289.667</text:p>
          </table:table-cell>
          <table:table-cell office:value-type="float" office:value="198" calcext:value-type="float">
            <text:p>198</text:p>
          </table:table-cell>
          <table:table-cell office:value-type="float" office:value="454" calcext:value-type="float">
            <text:p>454</text:p>
          </table:table-cell>
          <table:table-cell office:value-type="float" office:value="4181" calcext:value-type="float">
            <text:p>4181</text:p>
          </table:table-cell>
          <table:table-cell office:value-type="float" office:value="1000" calcext:value-type="float">
            <text:p>1000</text:p>
          </table:table-cell>
          <table:table-cell office:value-type="float" office:value="4.181" calcext:value-type="float">
            <text:p>4.18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967" calcext:value-type="float">
            <text:p>4967</text:p>
          </table:table-cell>
          <table:table-cell office:value-type="float" office:value="1000" calcext:value-type="float">
            <text:p>1000</text:p>
          </table:table-cell>
          <table:table-cell office:value-type="float" office:value="4.967" calcext:value-type="float">
            <text:p>4.96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86" calcext:value-type="float">
            <text:p>786</text:p>
          </table:table-cell>
          <table:table-cell office:value-type="float" office:value="1000" calcext:value-type="float">
            <text:p>1000</text:p>
          </table:table-cell>
          <table:table-cell office:value-type="float" office:value="0.786" calcext:value-type="float">
            <text:p>0.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43698" calcext:value-type="float">
            <text:p>343698</text:p>
          </table:table-cell>
          <table:table-cell office:value-type="float" office:value="1000" calcext:value-type="float">
            <text:p>1000</text:p>
          </table:table-cell>
          <table:table-cell office:value-type="float" office:value="343.698" calcext:value-type="float">
            <text:p>343.698</text:p>
          </table:table-cell>
          <table:table-cell office:value-type="float" office:value="303" calcext:value-type="float">
            <text:p>303</text:p>
          </table:table-cell>
          <table:table-cell office:value-type="float" office:value="388" calcext:value-type="float">
            <text:p>388</text:p>
          </table:table-cell>
          <table:table-cell office:value-type="float" office:value="0.0417984" calcext:value-type="float">
            <text:p>0.04179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7984" calcext:value-type="float">
            <text:p>4.17984E-05</text:p>
          </table:table-cell>
          <table:table-cell office:value-type="float" office:value="0.0000226" calcext:value-type="float">
            <text:p>2.26E-05</text:p>
          </table:table-cell>
          <table:table-cell office:value-type="float" office:value="0.000081032" calcext:value-type="float">
            <text:p>8.1032E-05</text:p>
          </table:table-cell>
          <table:table-cell office:value-type="float" office:value="381801" calcext:value-type="float">
            <text:p>381801</text:p>
          </table:table-cell>
          <table:table-cell office:value-type="float" office:value="1000" calcext:value-type="float">
            <text:p>1000</text:p>
          </table:table-cell>
          <table:table-cell office:value-type="float" office:value="381.801" calcext:value-type="float">
            <text:p>381.801</text:p>
          </table:table-cell>
          <table:table-cell office:value-type="float" office:value="211" calcext:value-type="float">
            <text:p>211</text:p>
          </table:table-cell>
          <table:table-cell office:value-type="float" office:value="600" calcext:value-type="float">
            <text:p>600</text:p>
          </table:table-cell>
          <table:table-cell office:value-type="float" office:value="5010" calcext:value-type="float">
            <text:p>5010</text:p>
          </table:table-cell>
          <table:table-cell office:value-type="float" office:value="1000" calcext:value-type="float">
            <text:p>1000</text:p>
          </table:table-cell>
          <table:table-cell office:value-type="float" office:value="5.01" calcext:value-type="float">
            <text:p>5.0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912" calcext:value-type="float">
            <text:p>5912</text:p>
          </table:table-cell>
          <table:table-cell office:value-type="float" office:value="1000" calcext:value-type="float">
            <text:p>1000</text:p>
          </table:table-cell>
          <table:table-cell office:value-type="float" office:value="5.912" calcext:value-type="float">
            <text:p>5.9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02" calcext:value-type="float">
            <text:p>902</text:p>
          </table:table-cell>
          <table:table-cell office:value-type="float" office:value="1000" calcext:value-type="float">
            <text:p>1000</text:p>
          </table:table-cell>
          <table:table-cell office:value-type="float" office:value="0.902" calcext:value-type="float">
            <text:p>0.9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30835" calcext:value-type="float">
            <text:p>430835</text:p>
          </table:table-cell>
          <table:table-cell office:value-type="float" office:value="1000" calcext:value-type="float">
            <text:p>1000</text:p>
          </table:table-cell>
          <table:table-cell office:value-type="float" office:value="430.835" calcext:value-type="float">
            <text:p>430.835</text:p>
          </table:table-cell>
          <table:table-cell office:value-type="float" office:value="379" calcext:value-type="float">
            <text:p>379</text:p>
          </table:table-cell>
          <table:table-cell office:value-type="float" office:value="474" calcext:value-type="float">
            <text:p>474</text:p>
          </table:table-cell>
          <table:table-cell office:value-type="float" office:value="0.0563331" calcext:value-type="float">
            <text:p>0.05633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63331" calcext:value-type="float">
            <text:p>5.63331E-05</text:p>
          </table:table-cell>
          <table:table-cell office:value-type="float" office:value="0.000032782" calcext:value-type="float">
            <text:p>3.2782E-05</text:p>
          </table:table-cell>
          <table:table-cell office:value-type="float" office:value="0.000106649" calcext:value-type="float">
            <text:p>0.000106649</text:p>
          </table:table-cell>
          <table:table-cell office:value-type="float" office:value="525239" calcext:value-type="float">
            <text:p>525239</text:p>
          </table:table-cell>
          <table:table-cell office:value-type="float" office:value="1000" calcext:value-type="float">
            <text:p>1000</text:p>
          </table:table-cell>
          <table:table-cell office:value-type="float" office:value="525.239" calcext:value-type="float">
            <text:p>525.239</text:p>
          </table:table-cell>
          <table:table-cell office:value-type="float" office:value="302" calcext:value-type="float">
            <text:p>302</text:p>
          </table:table-cell>
          <table:table-cell office:value-type="float" office:value="880" calcext:value-type="float">
            <text:p>880</text:p>
          </table:table-cell>
          <table:table-cell office:value-type="float" office:value="6075" calcext:value-type="float">
            <text:p>6075</text:p>
          </table:table-cell>
          <table:table-cell office:value-type="float" office:value="1000" calcext:value-type="float">
            <text:p>1000</text:p>
          </table:table-cell>
          <table:table-cell office:value-type="float" office:value="6.075" calcext:value-type="float">
            <text:p>6.07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091" calcext:value-type="float">
            <text:p>7091</text:p>
          </table:table-cell>
          <table:table-cell office:value-type="float" office:value="1000" calcext:value-type="float">
            <text:p>1000</text:p>
          </table:table-cell>
          <table:table-cell office:value-type="float" office:value="7.091" calcext:value-type="float">
            <text:p>7.09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16" calcext:value-type="float">
            <text:p>1016</text:p>
          </table:table-cell>
          <table:table-cell office:value-type="float" office:value="1000" calcext:value-type="float">
            <text:p>1000</text:p>
          </table:table-cell>
          <table:table-cell office:value-type="float" office:value="1.016" calcext:value-type="float">
            <text:p>1.0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16588" calcext:value-type="float">
            <text:p>516588</text:p>
          </table:table-cell>
          <table:table-cell office:value-type="float" office:value="1000" calcext:value-type="float">
            <text:p>1000</text:p>
          </table:table-cell>
          <table:table-cell office:value-type="float" office:value="516.588" calcext:value-type="float">
            <text:p>516.588</text:p>
          </table:table-cell>
          <table:table-cell office:value-type="float" office:value="476" calcext:value-type="float">
            <text:p>476</text:p>
          </table:table-cell>
          <table:table-cell office:value-type="float" office:value="562" calcext:value-type="float">
            <text:p>562</text:p>
          </table:table-cell>
          <table:table-cell office:value-type="float" office:value="0.0786782" calcext:value-type="float">
            <text:p>0.07867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6782" calcext:value-type="float">
            <text:p>7.86782E-05</text:p>
          </table:table-cell>
          <table:table-cell office:value-type="float" office:value="0.00004587" calcext:value-type="float">
            <text:p>4.587E-05</text:p>
          </table:table-cell>
          <table:table-cell office:value-type="float" office:value="0.000140817" calcext:value-type="float">
            <text:p>0.000140817</text:p>
          </table:table-cell>
          <table:table-cell office:value-type="float" office:value="746447" calcext:value-type="float">
            <text:p>746447</text:p>
          </table:table-cell>
          <table:table-cell office:value-type="float" office:value="1000" calcext:value-type="float">
            <text:p>1000</text:p>
          </table:table-cell>
          <table:table-cell office:value-type="float" office:value="746.447" calcext:value-type="float">
            <text:p>746.447</text:p>
          </table:table-cell>
          <table:table-cell office:value-type="float" office:value="429" calcext:value-type="float">
            <text:p>429</text:p>
          </table:table-cell>
          <table:table-cell office:value-type="float" office:value="1382" calcext:value-type="float">
            <text:p>1382</text:p>
          </table:table-cell>
          <table:table-cell office:value-type="float" office:value="7383" calcext:value-type="float">
            <text:p>7383</text:p>
          </table:table-cell>
          <table:table-cell office:value-type="float" office:value="1000" calcext:value-type="float">
            <text:p>1000</text:p>
          </table:table-cell>
          <table:table-cell office:value-type="float" office:value="7.383" calcext:value-type="float">
            <text:p>7.38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539" calcext:value-type="float">
            <text:p>8539</text:p>
          </table:table-cell>
          <table:table-cell office:value-type="float" office:value="1000" calcext:value-type="float">
            <text:p>1000</text:p>
          </table:table-cell>
          <table:table-cell office:value-type="float" office:value="8.539" calcext:value-type="float">
            <text:p>8.53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156" calcext:value-type="float">
            <text:p>1156</text:p>
          </table:table-cell>
          <table:table-cell office:value-type="float" office:value="1000" calcext:value-type="float">
            <text:p>1000</text:p>
          </table:table-cell>
          <table:table-cell office:value-type="float" office:value="1.156" calcext:value-type="float">
            <text:p>1.1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602739" calcext:value-type="float">
            <text:p>602739</text:p>
          </table:table-cell>
          <table:table-cell office:value-type="float" office:value="1000" calcext:value-type="float">
            <text:p>1000</text:p>
          </table:table-cell>
          <table:table-cell office:value-type="float" office:value="602.739" calcext:value-type="float">
            <text:p>602.739</text:p>
          </table:table-cell>
          <table:table-cell office:value-type="float" office:value="564" calcext:value-type="float">
            <text:p>564</text:p>
          </table:table-cell>
          <table:table-cell office:value-type="float" office:value="643" calcext:value-type="float">
            <text:p>643</text:p>
          </table:table-cell>
          <table:table-cell office:value-type="float" office:value="0.11881" calcext:value-type="float">
            <text:p>0.118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881" calcext:value-type="float">
            <text:p>0.00011881</text:p>
          </table:table-cell>
          <table:table-cell office:value-type="float" office:value="0.000063749" calcext:value-type="float">
            <text:p>6.3749E-05</text:p>
          </table:table-cell>
          <table:table-cell office:value-type="float" office:value="0.000212564" calcext:value-type="float">
            <text:p>0.000212564</text:p>
          </table:table-cell>
          <table:table-cell office:value-type="float" office:value="1157744" calcext:value-type="float">
            <text:p>1157744</text:p>
          </table:table-cell>
          <table:table-cell office:value-type="float" office:value="1000" calcext:value-type="float">
            <text:p>1000</text:p>
          </table:table-cell>
          <table:table-cell office:value-type="float" office:value="1157.74" calcext:value-type="float">
            <text:p>1157.74</text:p>
          </table:table-cell>
          <table:table-cell office:value-type="float" office:value="609" calcext:value-type="float">
            <text:p>609</text:p>
          </table:table-cell>
          <table:table-cell office:value-type="float" office:value="1937" calcext:value-type="float">
            <text:p>1937</text:p>
          </table:table-cell>
          <table:table-cell office:value-type="float" office:value="9269" calcext:value-type="float">
            <text:p>9269</text:p>
          </table:table-cell>
          <table:table-cell office:value-type="float" office:value="1000" calcext:value-type="float">
            <text:p>1000</text:p>
          </table:table-cell>
          <table:table-cell office:value-type="float" office:value="9.269" calcext:value-type="float">
            <text:p>9.26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639" calcext:value-type="float">
            <text:p>10639</text:p>
          </table:table-cell>
          <table:table-cell office:value-type="float" office:value="1000" calcext:value-type="float">
            <text:p>1000</text:p>
          </table:table-cell>
          <table:table-cell office:value-type="float" office:value="10.639" calcext:value-type="float">
            <text:p>10.63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370" calcext:value-type="float">
            <text:p>1370</text:p>
          </table:table-cell>
          <table:table-cell office:value-type="float" office:value="1000" calcext:value-type="float">
            <text:p>1000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688353" calcext:value-type="float">
            <text:p>688353</text:p>
          </table:table-cell>
          <table:table-cell office:value-type="float" office:value="1000" calcext:value-type="float">
            <text:p>1000</text:p>
          </table:table-cell>
          <table:table-cell office:value-type="float" office:value="688.353" calcext:value-type="float">
            <text:p>688.353</text:p>
          </table:table-cell>
          <table:table-cell office:value-type="float" office:value="654" calcext:value-type="float">
            <text:p>654</text:p>
          </table:table-cell>
          <table:table-cell office:value-type="float" office:value="723" calcext:value-type="float">
            <text:p>723</text:p>
          </table:table-cell>
          <table:table-cell office:value-type="float" office:value="0.204071" calcext:value-type="float">
            <text:p>0.2040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4071" calcext:value-type="float">
            <text:p>0.000204071</text:p>
          </table:table-cell>
          <table:table-cell office:value-type="float" office:value="0.000111953" calcext:value-type="float">
            <text:p>0.000111953</text:p>
          </table:table-cell>
          <table:table-cell office:value-type="float" office:value="0.000316187" calcext:value-type="float">
            <text:p>0.000316187</text:p>
          </table:table-cell>
          <table:table-cell office:value-type="float" office:value="2048034" calcext:value-type="float">
            <text:p>2048034</text:p>
          </table:table-cell>
          <table:table-cell office:value-type="float" office:value="1000" calcext:value-type="float">
            <text:p>1000</text:p>
          </table:table-cell>
          <table:table-cell office:value-type="float" office:value="2048.03" calcext:value-type="float">
            <text:p>2048.03</text:p>
          </table:table-cell>
          <table:table-cell office:value-type="float" office:value="1100" calcext:value-type="float">
            <text:p>1100</text:p>
          </table:table-cell>
          <table:table-cell office:value-type="float" office:value="3208" calcext:value-type="float">
            <text:p>3208</text:p>
          </table:table-cell>
          <table:table-cell office:value-type="float" office:value="12318" calcext:value-type="float">
            <text:p>12318</text:p>
          </table:table-cell>
          <table:table-cell office:value-type="float" office:value="1000" calcext:value-type="float">
            <text:p>1000</text:p>
          </table:table-cell>
          <table:table-cell office:value-type="float" office:value="12.318" calcext:value-type="float">
            <text:p>12.31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658" calcext:value-type="float">
            <text:p>13658</text:p>
          </table:table-cell>
          <table:table-cell office:value-type="float" office:value="1000" calcext:value-type="float">
            <text:p>1000</text:p>
          </table:table-cell>
          <table:table-cell office:value-type="float" office:value="13.658" calcext:value-type="float">
            <text:p>13.65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40" calcext:value-type="float">
            <text:p>1340</text:p>
          </table:table-cell>
          <table:table-cell office:value-type="float" office:value="1000" calcext:value-type="float">
            <text:p>1000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774241" calcext:value-type="float">
            <text:p>774241</text:p>
          </table:table-cell>
          <table:table-cell office:value-type="float" office:value="1000" calcext:value-type="float">
            <text:p>1000</text:p>
          </table:table-cell>
          <table:table-cell office:value-type="float" office:value="774.241" calcext:value-type="float">
            <text:p>774.241</text:p>
          </table:table-cell>
          <table:table-cell office:value-type="float" office:value="747" calcext:value-type="float">
            <text:p>747</text:p>
          </table:table-cell>
          <table:table-cell office:value-type="float" office:value="802" calcext:value-type="float">
            <text:p>802</text:p>
          </table:table-cell>
          <table:table-cell office:value-type="float" office:value="0.44435" calcext:value-type="float">
            <text:p>0.444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4435" calcext:value-type="float">
            <text:p>0.00044435</text:p>
          </table:table-cell>
          <table:table-cell office:value-type="float" office:value="0.00029041" calcext:value-type="float">
            <text:p>0.00029041</text:p>
          </table:table-cell>
          <table:table-cell office:value-type="float" office:value="0.000721167" calcext:value-type="float">
            <text:p>0.000721167</text:p>
          </table:table-cell>
          <table:table-cell office:value-type="float" office:value="4626769" calcext:value-type="float">
            <text:p>4626769</text:p>
          </table:table-cell>
          <table:table-cell office:value-type="float" office:value="1000" calcext:value-type="float">
            <text:p>1000</text:p>
          </table:table-cell>
          <table:table-cell office:value-type="float" office:value="4626.77" calcext:value-type="float">
            <text:p>4626.77</text:p>
          </table:table-cell>
          <table:table-cell office:value-type="float" office:value="2985" calcext:value-type="float">
            <text:p>2985</text:p>
          </table:table-cell>
          <table:table-cell office:value-type="float" office:value="7597" calcext:value-type="float">
            <text:p>7597</text:p>
          </table:table-cell>
          <table:table-cell office:value-type="float" office:value="18132" calcext:value-type="float">
            <text:p>18132</text:p>
          </table:table-cell>
          <table:table-cell office:value-type="float" office:value="1000" calcext:value-type="float">
            <text:p>1000</text:p>
          </table:table-cell>
          <table:table-cell office:value-type="float" office:value="18.132" calcext:value-type="float">
            <text:p>18.13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9276" calcext:value-type="float">
            <text:p>19276</text:p>
          </table:table-cell>
          <table:table-cell office:value-type="float" office:value="1000" calcext:value-type="float">
            <text:p>1000</text:p>
          </table:table-cell>
          <table:table-cell office:value-type="float" office:value="19.276" calcext:value-type="float">
            <text:p>19.27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144" calcext:value-type="float">
            <text:p>1144</text:p>
          </table:table-cell>
          <table:table-cell office:value-type="float" office:value="1000" calcext:value-type="float">
            <text:p>1000</text:p>
          </table:table-cell>
          <table:table-cell office:value-type="float" office:value="1.144" calcext:value-type="float">
            <text:p>1.1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ummary_4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90400" calcext:value-type="float">
            <text:p>90400</text:p>
          </table:table-cell>
          <table:table-cell office:value-type="float" office:value="1000" calcext:value-type="float">
            <text:p>1000</text:p>
          </table:table-cell>
          <table:table-cell office:value-type="float" office:value="90.4" calcext:value-type="float">
            <text:p>90.4</text:p>
          </table:table-cell>
          <table:table-cell office:value-type="float" office:value="62" calcext:value-type="float">
            <text:p>62</text:p>
          </table:table-cell>
          <table:table-cell office:value-type="float" office:value="126" calcext:value-type="float">
            <text:p>126</text:p>
          </table:table-cell>
          <table:table-cell office:value-type="float" office:value="0.0186454" calcext:value-type="float">
            <text:p>0.01864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6454" calcext:value-type="float">
            <text:p>1.86454E-05</text:p>
          </table:table-cell>
          <table:table-cell office:value-type="float" office:value="0.000013133" calcext:value-type="float">
            <text:p>1.3133E-05</text:p>
          </table:table-cell>
          <table:table-cell office:value-type="float" office:value="0.000045731" calcext:value-type="float">
            <text:p>4.5731E-05</text:p>
          </table:table-cell>
          <table:table-cell office:value-type="float" office:value="176888" calcext:value-type="float">
            <text:p>176888</text:p>
          </table:table-cell>
          <table:table-cell office:value-type="float" office:value="1000" calcext:value-type="float">
            <text:p>1000</text:p>
          </table:table-cell>
          <table:table-cell office:value-type="float" office:value="176.888" calcext:value-type="float">
            <text:p>176.888</text:p>
          </table:table-cell>
          <table:table-cell office:value-type="float" office:value="133" calcext:value-type="float">
            <text:p>133</text:p>
          </table:table-cell>
          <table:table-cell office:value-type="float" office:value="256" calcext:value-type="float">
            <text:p>256</text:p>
          </table:table-cell>
          <table:table-cell office:value-type="float" office:value="2769" calcext:value-type="float">
            <text:p>2769</text:p>
          </table:table-cell>
          <table:table-cell office:value-type="float" office:value="1000" calcext:value-type="float">
            <text:p>1000</text:p>
          </table:table-cell>
          <table:table-cell office:value-type="float" office:value="2.769" calcext:value-type="float">
            <text:p>2.76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02" calcext:value-type="float">
            <text:p>3102</text:p>
          </table:table-cell>
          <table:table-cell office:value-type="float" office:value="1000" calcext:value-type="float">
            <text:p>1000</text:p>
          </table:table-cell>
          <table:table-cell office:value-type="float" office:value="3.102" calcext:value-type="float">
            <text:p>3.10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3" calcext:value-type="float">
            <text:p>333</text:p>
          </table:table-cell>
          <table:table-cell office:value-type="float" office:value="1000" calcext:value-type="float">
            <text:p>1000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80192" calcext:value-type="float">
            <text:p>180192</text:p>
          </table:table-cell>
          <table:table-cell office:value-type="float" office:value="1000" calcext:value-type="float">
            <text:p>1000</text:p>
          </table:table-cell>
          <table:table-cell office:value-type="float" office:value="180.192" calcext:value-type="float">
            <text:p>180.192</text:p>
          </table:table-cell>
          <table:table-cell office:value-type="float" office:value="136" calcext:value-type="float">
            <text:p>136</text:p>
          </table:table-cell>
          <table:table-cell office:value-type="float" office:value="218" calcext:value-type="float">
            <text:p>218</text:p>
          </table:table-cell>
          <table:table-cell office:value-type="float" office:value="0.0245729" calcext:value-type="float">
            <text:p>0.02457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5729" calcext:value-type="float">
            <text:p>2.45729E-05</text:p>
          </table:table-cell>
          <table:table-cell office:value-type="float" office:value="0.000013919" calcext:value-type="float">
            <text:p>1.3919E-05</text:p>
          </table:table-cell>
          <table:table-cell office:value-type="float" office:value="0.000062676" calcext:value-type="float">
            <text:p>6.2676E-05</text:p>
          </table:table-cell>
          <table:table-cell office:value-type="float" office:value="226796" calcext:value-type="float">
            <text:p>226796</text:p>
          </table:table-cell>
          <table:table-cell office:value-type="float" office:value="1000" calcext:value-type="float">
            <text:p>1000</text:p>
          </table:table-cell>
          <table:table-cell office:value-type="float" office:value="226.796" calcext:value-type="float">
            <text:p>226.796</text:p>
          </table:table-cell>
          <table:table-cell office:value-type="float" office:value="138" calcext:value-type="float">
            <text:p>138</text:p>
          </table:table-cell>
          <table:table-cell office:value-type="float" office:value="346" calcext:value-type="float">
            <text:p>346</text:p>
          </table:table-cell>
          <table:table-cell office:value-type="float" office:value="3427" calcext:value-type="float">
            <text:p>3427</text:p>
          </table:table-cell>
          <table:table-cell office:value-type="float" office:value="1000" calcext:value-type="float">
            <text:p>1000</text:p>
          </table:table-cell>
          <table:table-cell office:value-type="float" office:value="3.427" calcext:value-type="float">
            <text:p>3.4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61" calcext:value-type="float">
            <text:p>4061</text:p>
          </table:table-cell>
          <table:table-cell office:value-type="float" office:value="1000" calcext:value-type="float">
            <text:p>1000</text:p>
          </table:table-cell>
          <table:table-cell office:value-type="float" office:value="4.061" calcext:value-type="float">
            <text:p>4.0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34" calcext:value-type="float">
            <text:p>634</text:p>
          </table:table-cell>
          <table:table-cell office:value-type="float" office:value="1000" calcext:value-type="float">
            <text:p>1000</text:p>
          </table:table-cell>
          <table:table-cell office:value-type="float" office:value="0.634" calcext:value-type="float">
            <text:p>0.6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71093" calcext:value-type="float">
            <text:p>271093</text:p>
          </table:table-cell>
          <table:table-cell office:value-type="float" office:value="1000" calcext:value-type="float">
            <text:p>1000</text:p>
          </table:table-cell>
          <table:table-cell office:value-type="float" office:value="271.093" calcext:value-type="float">
            <text:p>271.093</text:p>
          </table:table-cell>
          <table:table-cell office:value-type="float" office:value="228" calcext:value-type="float">
            <text:p>228</text:p>
          </table:table-cell>
          <table:table-cell office:value-type="float" office:value="317" calcext:value-type="float">
            <text:p>317</text:p>
          </table:table-cell>
          <table:table-cell office:value-type="float" office:value="0.0327706" calcext:value-type="float">
            <text:p>0.03277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7706" calcext:value-type="float">
            <text:p>3.27706E-05</text:p>
          </table:table-cell>
          <table:table-cell office:value-type="float" office:value="0.000021417" calcext:value-type="float">
            <text:p>2.1417E-05</text:p>
          </table:table-cell>
          <table:table-cell office:value-type="float" office:value="0.000063691" calcext:value-type="float">
            <text:p>6.3691E-05</text:p>
          </table:table-cell>
          <table:table-cell office:value-type="float" office:value="297675" calcext:value-type="float">
            <text:p>297675</text:p>
          </table:table-cell>
          <table:table-cell office:value-type="float" office:value="1000" calcext:value-type="float">
            <text:p>1000</text:p>
          </table:table-cell>
          <table:table-cell office:value-type="float" office:value="297.675" calcext:value-type="float">
            <text:p>297.675</text:p>
          </table:table-cell>
          <table:table-cell office:value-type="float" office:value="201" calcext:value-type="float">
            <text:p>201</text:p>
          </table:table-cell>
          <table:table-cell office:value-type="float" office:value="451" calcext:value-type="float">
            <text:p>451</text:p>
          </table:table-cell>
          <table:table-cell office:value-type="float" office:value="4203" calcext:value-type="float">
            <text:p>4203</text:p>
          </table:table-cell>
          <table:table-cell office:value-type="float" office:value="1000" calcext:value-type="float">
            <text:p>1000</text:p>
          </table:table-cell>
          <table:table-cell office:value-type="float" office:value="4.203" calcext:value-type="float">
            <text:p>4.2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990" calcext:value-type="float">
            <text:p>4990</text:p>
          </table:table-cell>
          <table:table-cell office:value-type="float" office:value="1000" calcext:value-type="float">
            <text:p>1000</text:p>
          </table:table-cell>
          <table:table-cell office:value-type="float" office:value="4.99" calcext:value-type="float">
            <text:p>4.9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87" calcext:value-type="float">
            <text:p>787</text:p>
          </table:table-cell>
          <table:table-cell office:value-type="float" office:value="1000" calcext:value-type="float">
            <text:p>1000</text:p>
          </table:table-cell>
          <table:table-cell office:value-type="float" office:value="0.787" calcext:value-type="float">
            <text:p>0.7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62076" calcext:value-type="float">
            <text:p>362076</text:p>
          </table:table-cell>
          <table:table-cell office:value-type="float" office:value="1000" calcext:value-type="float">
            <text:p>1000</text:p>
          </table:table-cell>
          <table:table-cell office:value-type="float" office:value="362.076" calcext:value-type="float">
            <text:p>362.076</text:p>
          </table:table-cell>
          <table:table-cell office:value-type="float" office:value="320" calcext:value-type="float">
            <text:p>320</text:p>
          </table:table-cell>
          <table:table-cell office:value-type="float" office:value="410" calcext:value-type="float">
            <text:p>410</text:p>
          </table:table-cell>
          <table:table-cell office:value-type="float" office:value="0.0433871" calcext:value-type="float">
            <text:p>0.04338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3871" calcext:value-type="float">
            <text:p>4.33871E-05</text:p>
          </table:table-cell>
          <table:table-cell office:value-type="float" office:value="0.000023547" calcext:value-type="float">
            <text:p>2.3547E-05</text:p>
          </table:table-cell>
          <table:table-cell office:value-type="float" office:value="0.000078414" calcext:value-type="float">
            <text:p>7.8414E-05</text:p>
          </table:table-cell>
          <table:table-cell office:value-type="float" office:value="396148" calcext:value-type="float">
            <text:p>396148</text:p>
          </table:table-cell>
          <table:table-cell office:value-type="float" office:value="1000" calcext:value-type="float">
            <text:p>1000</text:p>
          </table:table-cell>
          <table:table-cell office:value-type="float" office:value="396.148" calcext:value-type="float">
            <text:p>396.148</text:p>
          </table:table-cell>
          <table:table-cell office:value-type="float" office:value="222" calcext:value-type="float">
            <text:p>222</text:p>
          </table:table-cell>
          <table:table-cell office:value-type="float" office:value="634" calcext:value-type="float">
            <text:p>634</text:p>
          </table:table-cell>
          <table:table-cell office:value-type="float" office:value="5069" calcext:value-type="float">
            <text:p>5069</text:p>
          </table:table-cell>
          <table:table-cell office:value-type="float" office:value="1000" calcext:value-type="float">
            <text:p>1000</text:p>
          </table:table-cell>
          <table:table-cell office:value-type="float" office:value="5.069" calcext:value-type="float">
            <text:p>5.06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986" calcext:value-type="float">
            <text:p>5986</text:p>
          </table:table-cell>
          <table:table-cell office:value-type="float" office:value="1000" calcext:value-type="float">
            <text:p>1000</text:p>
          </table:table-cell>
          <table:table-cell office:value-type="float" office:value="5.986" calcext:value-type="float">
            <text:p>5.98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17" calcext:value-type="float">
            <text:p>917</text:p>
          </table:table-cell>
          <table:table-cell office:value-type="float" office:value="1000" calcext:value-type="float">
            <text:p>1000</text:p>
          </table:table-cell>
          <table:table-cell office:value-type="float" office:value="0.917" calcext:value-type="float">
            <text:p>0.9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50793" calcext:value-type="float">
            <text:p>450793</text:p>
          </table:table-cell>
          <table:table-cell office:value-type="float" office:value="1000" calcext:value-type="float">
            <text:p>1000</text:p>
          </table:table-cell>
          <table:table-cell office:value-type="float" office:value="450.793" calcext:value-type="float">
            <text:p>450.793</text:p>
          </table:table-cell>
          <table:table-cell office:value-type="float" office:value="398" calcext:value-type="float">
            <text:p>398</text:p>
          </table:table-cell>
          <table:table-cell office:value-type="float" office:value="493" calcext:value-type="float">
            <text:p>493</text:p>
          </table:table-cell>
          <table:table-cell office:value-type="float" office:value="0.0568411" calcext:value-type="float">
            <text:p>0.05684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68411" calcext:value-type="float">
            <text:p>5.68411E-05</text:p>
          </table:table-cell>
          <table:table-cell office:value-type="float" office:value="0.00003326" calcext:value-type="float">
            <text:p>3.326E-05</text:p>
          </table:table-cell>
          <table:table-cell office:value-type="float" office:value="0.000088663" calcext:value-type="float">
            <text:p>8.8663E-05</text:p>
          </table:table-cell>
          <table:table-cell office:value-type="float" office:value="528108" calcext:value-type="float">
            <text:p>528108</text:p>
          </table:table-cell>
          <table:table-cell office:value-type="float" office:value="1000" calcext:value-type="float">
            <text:p>1000</text:p>
          </table:table-cell>
          <table:table-cell office:value-type="float" office:value="528.108" calcext:value-type="float">
            <text:p>528.108</text:p>
          </table:table-cell>
          <table:table-cell office:value-type="float" office:value="311" calcext:value-type="float">
            <text:p>311</text:p>
          </table:table-cell>
          <table:table-cell office:value-type="float" office:value="843" calcext:value-type="float">
            <text:p>843</text:p>
          </table:table-cell>
          <table:table-cell office:value-type="float" office:value="6005" calcext:value-type="float">
            <text:p>6005</text:p>
          </table:table-cell>
          <table:table-cell office:value-type="float" office:value="1000" calcext:value-type="float">
            <text:p>1000</text:p>
          </table:table-cell>
          <table:table-cell office:value-type="float" office:value="6.005" calcext:value-type="float">
            <text:p>6.00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133" calcext:value-type="float">
            <text:p>7133</text:p>
          </table:table-cell>
          <table:table-cell office:value-type="float" office:value="1000" calcext:value-type="float">
            <text:p>1000</text:p>
          </table:table-cell>
          <table:table-cell office:value-type="float" office:value="7.133" calcext:value-type="float">
            <text:p>7.13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28" calcext:value-type="float">
            <text:p>1128</text:p>
          </table:table-cell>
          <table:table-cell office:value-type="float" office:value="1000" calcext:value-type="float">
            <text:p>1000</text:p>
          </table:table-cell>
          <table:table-cell office:value-type="float" office:value="1.128" calcext:value-type="float">
            <text:p>1.1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41927" calcext:value-type="float">
            <text:p>541927</text:p>
          </table:table-cell>
          <table:table-cell office:value-type="float" office:value="1000" calcext:value-type="float">
            <text:p>1000</text:p>
          </table:table-cell>
          <table:table-cell office:value-type="float" office:value="541.927" calcext:value-type="float">
            <text:p>541.927</text:p>
          </table:table-cell>
          <table:table-cell office:value-type="float" office:value="491" calcext:value-type="float">
            <text:p>491</text:p>
          </table:table-cell>
          <table:table-cell office:value-type="float" office:value="591" calcext:value-type="float">
            <text:p>591</text:p>
          </table:table-cell>
          <table:table-cell office:value-type="float" office:value="0.0814262" calcext:value-type="float">
            <text:p>0.08142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14262" calcext:value-type="float">
            <text:p>8.14262E-05</text:p>
          </table:table-cell>
          <table:table-cell office:value-type="float" office:value="0.000047472" calcext:value-type="float">
            <text:p>4.7472E-05</text:p>
          </table:table-cell>
          <table:table-cell office:value-type="float" office:value="0.000135235" calcext:value-type="float">
            <text:p>0.000135235</text:p>
          </table:table-cell>
          <table:table-cell office:value-type="float" office:value="773535" calcext:value-type="float">
            <text:p>773535</text:p>
          </table:table-cell>
          <table:table-cell office:value-type="float" office:value="1000" calcext:value-type="float">
            <text:p>1000</text:p>
          </table:table-cell>
          <table:table-cell office:value-type="float" office:value="773.535" calcext:value-type="float">
            <text:p>773.535</text:p>
          </table:table-cell>
          <table:table-cell office:value-type="float" office:value="446" calcext:value-type="float">
            <text:p>446</text:p>
          </table:table-cell>
          <table:table-cell office:value-type="float" office:value="1325" calcext:value-type="float">
            <text:p>1325</text:p>
          </table:table-cell>
          <table:table-cell office:value-type="float" office:value="7444" calcext:value-type="float">
            <text:p>7444</text:p>
          </table:table-cell>
          <table:table-cell office:value-type="float" office:value="1000" calcext:value-type="float">
            <text:p>1000</text:p>
          </table:table-cell>
          <table:table-cell office:value-type="float" office:value="7.444" calcext:value-type="float">
            <text:p>7.44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683" calcext:value-type="float">
            <text:p>8683</text:p>
          </table:table-cell>
          <table:table-cell office:value-type="float" office:value="1000" calcext:value-type="float">
            <text:p>1000</text:p>
          </table:table-cell>
          <table:table-cell office:value-type="float" office:value="8.683" calcext:value-type="float">
            <text:p>8.68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39" calcext:value-type="float">
            <text:p>1239</text:p>
          </table:table-cell>
          <table:table-cell office:value-type="float" office:value="1000" calcext:value-type="float">
            <text:p>1000</text:p>
          </table:table-cell>
          <table:table-cell office:value-type="float" office:value="1.239" calcext:value-type="float">
            <text:p>1.2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632310" calcext:value-type="float">
            <text:p>632310</text:p>
          </table:table-cell>
          <table:table-cell office:value-type="float" office:value="1000" calcext:value-type="float">
            <text:p>1000</text:p>
          </table:table-cell>
          <table:table-cell office:value-type="float" office:value="632.31" calcext:value-type="float">
            <text:p>632.31</text:p>
          </table:table-cell>
          <table:table-cell office:value-type="float" office:value="587" calcext:value-type="float">
            <text:p>587</text:p>
          </table:table-cell>
          <table:table-cell office:value-type="float" office:value="680" calcext:value-type="float">
            <text:p>680</text:p>
          </table:table-cell>
          <table:table-cell office:value-type="float" office:value="0.123194" calcext:value-type="float">
            <text:p>0.1231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3194" calcext:value-type="float">
            <text:p>0.000123194</text:p>
          </table:table-cell>
          <table:table-cell office:value-type="float" office:value="0.000064718" calcext:value-type="float">
            <text:p>6.4718E-05</text:p>
          </table:table-cell>
          <table:table-cell office:value-type="float" office:value="0.000217959" calcext:value-type="float">
            <text:p>0.000217959</text:p>
          </table:table-cell>
          <table:table-cell office:value-type="float" office:value="1202301" calcext:value-type="float">
            <text:p>1202301</text:p>
          </table:table-cell>
          <table:table-cell office:value-type="float" office:value="1000" calcext:value-type="float">
            <text:p>1000</text:p>
          </table:table-cell>
          <table:table-cell office:value-type="float" office:value="1202.3" calcext:value-type="float">
            <text:p>1202.3</text:p>
          </table:table-cell>
          <table:table-cell office:value-type="float" office:value="624" calcext:value-type="float">
            <text:p>624</text:p>
          </table:table-cell>
          <table:table-cell office:value-type="float" office:value="2071" calcext:value-type="float">
            <text:p>2071</text:p>
          </table:table-cell>
          <table:table-cell office:value-type="float" office:value="9377" calcext:value-type="float">
            <text:p>9377</text:p>
          </table:table-cell>
          <table:table-cell office:value-type="float" office:value="1000" calcext:value-type="float">
            <text:p>1000</text:p>
          </table:table-cell>
          <table:table-cell office:value-type="float" office:value="9.377" calcext:value-type="float">
            <text:p>9.37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692" calcext:value-type="float">
            <text:p>10692</text:p>
          </table:table-cell>
          <table:table-cell office:value-type="float" office:value="1000" calcext:value-type="float">
            <text:p>1000</text:p>
          </table:table-cell>
          <table:table-cell office:value-type="float" office:value="10.692" calcext:value-type="float">
            <text:p>10.69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315" calcext:value-type="float">
            <text:p>1315</text:p>
          </table:table-cell>
          <table:table-cell office:value-type="float" office:value="1000" calcext:value-type="float">
            <text:p>1000</text:p>
          </table:table-cell>
          <table:table-cell office:value-type="float" office:value="1.315" calcext:value-type="float">
            <text:p>1.3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722505" calcext:value-type="float">
            <text:p>722505</text:p>
          </table:table-cell>
          <table:table-cell office:value-type="float" office:value="1000" calcext:value-type="float">
            <text:p>1000</text:p>
          </table:table-cell>
          <table:table-cell office:value-type="float" office:value="722.505" calcext:value-type="float">
            <text:p>722.505</text:p>
          </table:table-cell>
          <table:table-cell office:value-type="float" office:value="683" calcext:value-type="float">
            <text:p>683</text:p>
          </table:table-cell>
          <table:table-cell office:value-type="float" office:value="762" calcext:value-type="float">
            <text:p>762</text:p>
          </table:table-cell>
          <table:table-cell office:value-type="float" office:value="0.21017" calcext:value-type="float">
            <text:p>0.210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017" calcext:value-type="float">
            <text:p>0.00021017</text:p>
          </table:table-cell>
          <table:table-cell office:value-type="float" office:value="0.000123335" calcext:value-type="float">
            <text:p>0.000123335</text:p>
          </table:table-cell>
          <table:table-cell office:value-type="float" office:value="0.000328213" calcext:value-type="float">
            <text:p>0.000328213</text:p>
          </table:table-cell>
          <table:table-cell office:value-type="float" office:value="2123240" calcext:value-type="float">
            <text:p>2123240</text:p>
          </table:table-cell>
          <table:table-cell office:value-type="float" office:value="1000" calcext:value-type="float">
            <text:p>1000</text:p>
          </table:table-cell>
          <table:table-cell office:value-type="float" office:value="2123.24" calcext:value-type="float">
            <text:p>2123.24</text:p>
          </table:table-cell>
          <table:table-cell office:value-type="float" office:value="1225" calcext:value-type="float">
            <text:p>1225</text:p>
          </table:table-cell>
          <table:table-cell office:value-type="float" office:value="3397" calcext:value-type="float">
            <text:p>3397</text:p>
          </table:table-cell>
          <table:table-cell office:value-type="float" office:value="12409" calcext:value-type="float">
            <text:p>12409</text:p>
          </table:table-cell>
          <table:table-cell office:value-type="float" office:value="1000" calcext:value-type="float">
            <text:p>1000</text:p>
          </table:table-cell>
          <table:table-cell office:value-type="float" office:value="12.409" calcext:value-type="float">
            <text:p>12.40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893" calcext:value-type="float">
            <text:p>13893</text:p>
          </table:table-cell>
          <table:table-cell office:value-type="float" office:value="1000" calcext:value-type="float">
            <text:p>1000</text:p>
          </table:table-cell>
          <table:table-cell office:value-type="float" office:value="13.893" calcext:value-type="float">
            <text:p>13.89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84" calcext:value-type="float">
            <text:p>1484</text:p>
          </table:table-cell>
          <table:table-cell office:value-type="float" office:value="1000" calcext:value-type="float">
            <text:p>1000</text:p>
          </table:table-cell>
          <table:table-cell office:value-type="float" office:value="1.484" calcext:value-type="float">
            <text:p>1.48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812226" calcext:value-type="float">
            <text:p>812226</text:p>
          </table:table-cell>
          <table:table-cell office:value-type="float" office:value="1000" calcext:value-type="float">
            <text:p>1000</text:p>
          </table:table-cell>
          <table:table-cell office:value-type="float" office:value="812.226" calcext:value-type="float">
            <text:p>812.226</text:p>
          </table:table-cell>
          <table:table-cell office:value-type="float" office:value="776" calcext:value-type="float">
            <text:p>776</text:p>
          </table:table-cell>
          <table:table-cell office:value-type="float" office:value="839" calcext:value-type="float">
            <text:p>839</text:p>
          </table:table-cell>
          <table:table-cell office:value-type="float" office:value="0.468855" calcext:value-type="float">
            <text:p>0.4688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68855" calcext:value-type="float">
            <text:p>0.000468855</text:p>
          </table:table-cell>
          <table:table-cell office:value-type="float" office:value="0.000245022" calcext:value-type="float">
            <text:p>0.000245022</text:p>
          </table:table-cell>
          <table:table-cell office:value-type="float" office:value="0.00076236" calcext:value-type="float">
            <text:p>0.00076236</text:p>
          </table:table-cell>
          <table:table-cell office:value-type="float" office:value="4885620" calcext:value-type="float">
            <text:p>4885620</text:p>
          </table:table-cell>
          <table:table-cell office:value-type="float" office:value="1000" calcext:value-type="float">
            <text:p>1000</text:p>
          </table:table-cell>
          <table:table-cell office:value-type="float" office:value="4885.62" calcext:value-type="float">
            <text:p>4885.62</text:p>
          </table:table-cell>
          <table:table-cell office:value-type="float" office:value="2507" calcext:value-type="float">
            <text:p>2507</text:p>
          </table:table-cell>
          <table:table-cell office:value-type="float" office:value="7737" calcext:value-type="float">
            <text:p>7737</text:p>
          </table:table-cell>
          <table:table-cell office:value-type="float" office:value="18484" calcext:value-type="float">
            <text:p>18484</text:p>
          </table:table-cell>
          <table:table-cell office:value-type="float" office:value="1000" calcext:value-type="float">
            <text:p>1000</text:p>
          </table:table-cell>
          <table:table-cell office:value-type="float" office:value="18.484" calcext:value-type="float">
            <text:p>18.48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9615" calcext:value-type="float">
            <text:p>19615</text:p>
          </table:table-cell>
          <table:table-cell office:value-type="float" office:value="1000" calcext:value-type="float">
            <text:p>1000</text:p>
          </table:table-cell>
          <table:table-cell office:value-type="float" office:value="19.615" calcext:value-type="float">
            <text:p>19.61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131" calcext:value-type="float">
            <text:p>1131</text:p>
          </table:table-cell>
          <table:table-cell office:value-type="float" office:value="1000" calcext:value-type="float">
            <text:p>1000</text:p>
          </table:table-cell>
          <table:table-cell office:value-type="float" office:value="1.131" calcext:value-type="float">
            <text:p>1.1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ummary_4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94627" calcext:value-type="float">
            <text:p>94627</text:p>
          </table:table-cell>
          <table:table-cell office:value-type="float" office:value="1000" calcext:value-type="float">
            <text:p>1000</text:p>
          </table:table-cell>
          <table:table-cell office:value-type="float" office:value="94.627" calcext:value-type="float">
            <text:p>94.62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office:value-type="float" office:value="0.0189016" calcext:value-type="float">
            <text:p>0.01890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9016" calcext:value-type="float">
            <text:p>1.89016E-05</text:p>
          </table:table-cell>
          <table:table-cell office:value-type="float" office:value="0.000013389" calcext:value-type="float">
            <text:p>1.3389E-05</text:p>
          </table:table-cell>
          <table:table-cell office:value-type="float" office:value="0.000048298" calcext:value-type="float">
            <text:p>4.8298E-05</text:p>
          </table:table-cell>
          <table:table-cell office:value-type="float" office:value="180099" calcext:value-type="float">
            <text:p>180099</text:p>
          </table:table-cell>
          <table:table-cell office:value-type="float" office:value="1000" calcext:value-type="float">
            <text:p>1000</text:p>
          </table:table-cell>
          <table:table-cell office:value-type="float" office:value="180.099" calcext:value-type="float">
            <text:p>180.099</text:p>
          </table:table-cell>
          <table:table-cell office:value-type="float" office:value="136" calcext:value-type="float">
            <text:p>136</text:p>
          </table:table-cell>
          <table:table-cell office:value-type="float" office:value="259" calcext:value-type="float">
            <text:p>259</text:p>
          </table:table-cell>
          <table:table-cell office:value-type="float" office:value="2755" calcext:value-type="float">
            <text:p>2755</text:p>
          </table:table-cell>
          <table:table-cell office:value-type="float" office:value="1000" calcext:value-type="float">
            <text:p>1000</text:p>
          </table:table-cell>
          <table:table-cell office:value-type="float" office:value="2.755" calcext:value-type="float">
            <text:p>2.75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04" calcext:value-type="float">
            <text:p>3104</text:p>
          </table:table-cell>
          <table:table-cell office:value-type="float" office:value="1000" calcext:value-type="float">
            <text:p>1000</text:p>
          </table:table-cell>
          <table:table-cell office:value-type="float" office:value="3.104" calcext:value-type="float">
            <text:p>3.10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49" calcext:value-type="float">
            <text:p>349</text:p>
          </table:table-cell>
          <table:table-cell office:value-type="float" office:value="1000" calcext:value-type="float">
            <text:p>1000</text:p>
          </table:table-cell>
          <table:table-cell office:value-type="float" office:value="0.349" calcext:value-type="float">
            <text:p>0.3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89271" calcext:value-type="float">
            <text:p>189271</text:p>
          </table:table-cell>
          <table:table-cell office:value-type="float" office:value="1000" calcext:value-type="float">
            <text:p>1000</text:p>
          </table:table-cell>
          <table:table-cell office:value-type="float" office:value="189.271" calcext:value-type="float">
            <text:p>189.271</text:p>
          </table:table-cell>
          <table:table-cell office:value-type="float" office:value="151" calcext:value-type="float">
            <text:p>151</text:p>
          </table:table-cell>
          <table:table-cell office:value-type="float" office:value="227" calcext:value-type="float">
            <text:p>227</text:p>
          </table:table-cell>
          <table:table-cell office:value-type="float" office:value="0.0254015" calcext:value-type="float">
            <text:p>0.02540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4015" calcext:value-type="float">
            <text:p>2.54015E-05</text:p>
          </table:table-cell>
          <table:table-cell office:value-type="float" office:value="0.000014145" calcext:value-type="float">
            <text:p>1.4145E-05</text:p>
          </table:table-cell>
          <table:table-cell office:value-type="float" office:value="0.000057212" calcext:value-type="float">
            <text:p>5.7212E-05</text:p>
          </table:table-cell>
          <table:table-cell office:value-type="float" office:value="234613" calcext:value-type="float">
            <text:p>234613</text:p>
          </table:table-cell>
          <table:table-cell office:value-type="float" office:value="1000" calcext:value-type="float">
            <text:p>1000</text:p>
          </table:table-cell>
          <table:table-cell office:value-type="float" office:value="234.613" calcext:value-type="float">
            <text:p>234.613</text:p>
          </table:table-cell>
          <table:table-cell office:value-type="float" office:value="143" calcext:value-type="float">
            <text:p>143</text:p>
          </table:table-cell>
          <table:table-cell office:value-type="float" office:value="420" calcext:value-type="float">
            <text:p>420</text:p>
          </table:table-cell>
          <table:table-cell office:value-type="float" office:value="3454" calcext:value-type="float">
            <text:p>3454</text:p>
          </table:table-cell>
          <table:table-cell office:value-type="float" office:value="1000" calcext:value-type="float">
            <text:p>1000</text:p>
          </table:table-cell>
          <table:table-cell office:value-type="float" office:value="3.454" calcext:value-type="float">
            <text:p>3.45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86" calcext:value-type="float">
            <text:p>4086</text:p>
          </table:table-cell>
          <table:table-cell office:value-type="float" office:value="1000" calcext:value-type="float">
            <text:p>1000</text:p>
          </table:table-cell>
          <table:table-cell office:value-type="float" office:value="4.086" calcext:value-type="float">
            <text:p>4.08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32" calcext:value-type="float">
            <text:p>632</text:p>
          </table:table-cell>
          <table:table-cell office:value-type="float" office:value="1000" calcext:value-type="float">
            <text:p>1000</text:p>
          </table:table-cell>
          <table:table-cell office:value-type="float" office:value="0.632" calcext:value-type="float">
            <text:p>0.6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83370" calcext:value-type="float">
            <text:p>283370</text:p>
          </table:table-cell>
          <table:table-cell office:value-type="float" office:value="1000" calcext:value-type="float">
            <text:p>1000</text:p>
          </table:table-cell>
          <table:table-cell office:value-type="float" office:value="283.37" calcext:value-type="float">
            <text:p>283.37</text:p>
          </table:table-cell>
          <table:table-cell office:value-type="float" office:value="234" calcext:value-type="float">
            <text:p>234</text:p>
          </table:table-cell>
          <table:table-cell office:value-type="float" office:value="329" calcext:value-type="float">
            <text:p>329</text:p>
          </table:table-cell>
          <table:table-cell office:value-type="float" office:value="0.033285" calcext:value-type="float">
            <text:p>0.0332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285" calcext:value-type="float">
            <text:p>3.3285E-05</text:p>
          </table:table-cell>
          <table:table-cell office:value-type="float" office:value="0.000021949" calcext:value-type="float">
            <text:p>2.1949E-05</text:p>
          </table:table-cell>
          <table:table-cell office:value-type="float" office:value="0.000069073" calcext:value-type="float">
            <text:p>6.9073E-05</text:p>
          </table:table-cell>
          <table:table-cell office:value-type="float" office:value="304352" calcext:value-type="float">
            <text:p>304352</text:p>
          </table:table-cell>
          <table:table-cell office:value-type="float" office:value="1000" calcext:value-type="float">
            <text:p>1000</text:p>
          </table:table-cell>
          <table:table-cell office:value-type="float" office:value="304.352" calcext:value-type="float">
            <text:p>304.352</text:p>
          </table:table-cell>
          <table:table-cell office:value-type="float" office:value="206" calcext:value-type="float">
            <text:p>206</text:p>
          </table:table-cell>
          <table:table-cell office:value-type="float" office:value="475" calcext:value-type="float">
            <text:p>475</text:p>
          </table:table-cell>
          <table:table-cell office:value-type="float" office:value="4201" calcext:value-type="float">
            <text:p>4201</text:p>
          </table:table-cell>
          <table:table-cell office:value-type="float" office:value="1000" calcext:value-type="float">
            <text:p>1000</text:p>
          </table:table-cell>
          <table:table-cell office:value-type="float" office:value="4.201" calcext:value-type="float">
            <text:p>4.2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994" calcext:value-type="float">
            <text:p>4994</text:p>
          </table:table-cell>
          <table:table-cell office:value-type="float" office:value="1000" calcext:value-type="float">
            <text:p>1000</text:p>
          </table:table-cell>
          <table:table-cell office:value-type="float" office:value="4.994" calcext:value-type="float">
            <text:p>4.99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93" calcext:value-type="float">
            <text:p>793</text:p>
          </table:table-cell>
          <table:table-cell office:value-type="float" office:value="1000" calcext:value-type="float">
            <text:p>1000</text:p>
          </table:table-cell>
          <table:table-cell office:value-type="float" office:value="0.793" calcext:value-type="float">
            <text:p>0.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78268" calcext:value-type="float">
            <text:p>378268</text:p>
          </table:table-cell>
          <table:table-cell office:value-type="float" office:value="1000" calcext:value-type="float">
            <text:p>1000</text:p>
          </table:table-cell>
          <table:table-cell office:value-type="float" office:value="378.268" calcext:value-type="float">
            <text:p>378.268</text:p>
          </table:table-cell>
          <table:table-cell office:value-type="float" office:value="327" calcext:value-type="float">
            <text:p>327</text:p>
          </table:table-cell>
          <table:table-cell office:value-type="float" office:value="420" calcext:value-type="float">
            <text:p>420</text:p>
          </table:table-cell>
          <table:table-cell office:value-type="float" office:value="0.0438518" calcext:value-type="float">
            <text:p>0.04385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8518" calcext:value-type="float">
            <text:p>4.38518E-05</text:p>
          </table:table-cell>
          <table:table-cell office:value-type="float" office:value="0.000024411" calcext:value-type="float">
            <text:p>2.4411E-05</text:p>
          </table:table-cell>
          <table:table-cell office:value-type="float" office:value="0.000100875" calcext:value-type="float">
            <text:p>0.000100875</text:p>
          </table:table-cell>
          <table:table-cell office:value-type="float" office:value="401311" calcext:value-type="float">
            <text:p>401311</text:p>
          </table:table-cell>
          <table:table-cell office:value-type="float" office:value="1000" calcext:value-type="float">
            <text:p>1000</text:p>
          </table:table-cell>
          <table:table-cell office:value-type="float" office:value="401.311" calcext:value-type="float">
            <text:p>401.311</text:p>
          </table:table-cell>
          <table:table-cell office:value-type="float" office:value="230" calcext:value-type="float">
            <text:p>230</text:p>
          </table:table-cell>
          <table:table-cell office:value-type="float" office:value="729" calcext:value-type="float">
            <text:p>729</text:p>
          </table:table-cell>
          <table:table-cell office:value-type="float" office:value="5037" calcext:value-type="float">
            <text:p>5037</text:p>
          </table:table-cell>
          <table:table-cell office:value-type="float" office:value="1000" calcext:value-type="float">
            <text:p>1000</text:p>
          </table:table-cell>
          <table:table-cell office:value-type="float" office:value="5.037" calcext:value-type="float">
            <text:p>5.03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019" calcext:value-type="float">
            <text:p>6019</text:p>
          </table:table-cell>
          <table:table-cell office:value-type="float" office:value="1000" calcext:value-type="float">
            <text:p>1000</text:p>
          </table:table-cell>
          <table:table-cell office:value-type="float" office:value="6.019" calcext:value-type="float">
            <text:p>6.0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82" calcext:value-type="float">
            <text:p>982</text:p>
          </table:table-cell>
          <table:table-cell office:value-type="float" office:value="1000" calcext:value-type="float">
            <text:p>1000</text:p>
          </table:table-cell>
          <table:table-cell office:value-type="float" office:value="0.982" calcext:value-type="float">
            <text:p>0.9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73251" calcext:value-type="float">
            <text:p>473251</text:p>
          </table:table-cell>
          <table:table-cell office:value-type="float" office:value="1000" calcext:value-type="float">
            <text:p>1000</text:p>
          </table:table-cell>
          <table:table-cell office:value-type="float" office:value="473.251" calcext:value-type="float">
            <text:p>473.251</text:p>
          </table:table-cell>
          <table:table-cell office:value-type="float" office:value="416" calcext:value-type="float">
            <text:p>416</text:p>
          </table:table-cell>
          <table:table-cell office:value-type="float" office:value="519" calcext:value-type="float">
            <text:p>519</text:p>
          </table:table-cell>
          <table:table-cell office:value-type="float" office:value="0.0600894" calcext:value-type="float">
            <text:p>0.06008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0894" calcext:value-type="float">
            <text:p>6.00894E-05</text:p>
          </table:table-cell>
          <table:table-cell office:value-type="float" office:value="0.00003444" calcext:value-type="float">
            <text:p>3.444E-05</text:p>
          </table:table-cell>
          <table:table-cell office:value-type="float" office:value="0.000101563" calcext:value-type="float">
            <text:p>0.000101563</text:p>
          </table:table-cell>
          <table:table-cell office:value-type="float" office:value="559176" calcext:value-type="float">
            <text:p>559176</text:p>
          </table:table-cell>
          <table:table-cell office:value-type="float" office:value="1000" calcext:value-type="float">
            <text:p>1000</text:p>
          </table:table-cell>
          <table:table-cell office:value-type="float" office:value="559.176" calcext:value-type="float">
            <text:p>559.176</text:p>
          </table:table-cell>
          <table:table-cell office:value-type="float" office:value="322" calcext:value-type="float">
            <text:p>322</text:p>
          </table:table-cell>
          <table:table-cell office:value-type="float" office:value="909" calcext:value-type="float">
            <text:p>909</text:p>
          </table:table-cell>
          <table:table-cell office:value-type="float" office:value="6161" calcext:value-type="float">
            <text:p>6161</text:p>
          </table:table-cell>
          <table:table-cell office:value-type="float" office:value="1000" calcext:value-type="float">
            <text:p>1000</text:p>
          </table:table-cell>
          <table:table-cell office:value-type="float" office:value="6.161" calcext:value-type="float">
            <text:p>6.16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202" calcext:value-type="float">
            <text:p>7202</text:p>
          </table:table-cell>
          <table:table-cell office:value-type="float" office:value="1000" calcext:value-type="float">
            <text:p>1000</text:p>
          </table:table-cell>
          <table:table-cell office:value-type="float" office:value="7.202" calcext:value-type="float">
            <text:p>7.20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41" calcext:value-type="float">
            <text:p>1041</text:p>
          </table:table-cell>
          <table:table-cell office:value-type="float" office:value="1000" calcext:value-type="float">
            <text:p>1000</text:p>
          </table:table-cell>
          <table:table-cell office:value-type="float" office:value="1.041" calcext:value-type="float">
            <text:p>1.0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67020" calcext:value-type="float">
            <text:p>567020</text:p>
          </table:table-cell>
          <table:table-cell office:value-type="float" office:value="1000" calcext:value-type="float">
            <text:p>1000</text:p>
          </table:table-cell>
          <table:table-cell office:value-type="float" office:value="567.02" calcext:value-type="float">
            <text:p>567.02</text:p>
          </table:table-cell>
          <table:table-cell office:value-type="float" office:value="509" calcext:value-type="float">
            <text:p>509</text:p>
          </table:table-cell>
          <table:table-cell office:value-type="float" office:value="607" calcext:value-type="float">
            <text:p>607</text:p>
          </table:table-cell>
          <table:table-cell office:value-type="float" office:value="0.083474" calcext:value-type="float">
            <text:p>0.0834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3474" calcext:value-type="float">
            <text:p>8.3474E-05</text:p>
          </table:table-cell>
          <table:table-cell office:value-type="float" office:value="0.000047032" calcext:value-type="float">
            <text:p>4.7032E-05</text:p>
          </table:table-cell>
          <table:table-cell office:value-type="float" office:value="0.000152614" calcext:value-type="float">
            <text:p>0.000152614</text:p>
          </table:table-cell>
          <table:table-cell office:value-type="float" office:value="793723" calcext:value-type="float">
            <text:p>793723</text:p>
          </table:table-cell>
          <table:table-cell office:value-type="float" office:value="1000" calcext:value-type="float">
            <text:p>1000</text:p>
          </table:table-cell>
          <table:table-cell office:value-type="float" office:value="793.723" calcext:value-type="float">
            <text:p>793.723</text:p>
          </table:table-cell>
          <table:table-cell office:value-type="float" office:value="442" calcext:value-type="float">
            <text:p>442</text:p>
          </table:table-cell>
          <table:table-cell office:value-type="float" office:value="1300" calcext:value-type="float">
            <text:p>1300</text:p>
          </table:table-cell>
          <table:table-cell office:value-type="float" office:value="7486" calcext:value-type="float">
            <text:p>7486</text:p>
          </table:table-cell>
          <table:table-cell office:value-type="float" office:value="1000" calcext:value-type="float">
            <text:p>1000</text:p>
          </table:table-cell>
          <table:table-cell office:value-type="float" office:value="7.486" calcext:value-type="float">
            <text:p>7.48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699" calcext:value-type="float">
            <text:p>8699</text:p>
          </table:table-cell>
          <table:table-cell office:value-type="float" office:value="1000" calcext:value-type="float">
            <text:p>1000</text:p>
          </table:table-cell>
          <table:table-cell office:value-type="float" office:value="8.699" calcext:value-type="float">
            <text:p>8.69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13" calcext:value-type="float">
            <text:p>1213</text:p>
          </table:table-cell>
          <table:table-cell office:value-type="float" office:value="1000" calcext:value-type="float">
            <text:p>1000</text:p>
          </table:table-cell>
          <table:table-cell office:value-type="float" office:value="1.213" calcext:value-type="float">
            <text:p>1.2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661919" calcext:value-type="float">
            <text:p>661919</text:p>
          </table:table-cell>
          <table:table-cell office:value-type="float" office:value="1000" calcext:value-type="float">
            <text:p>1000</text:p>
          </table:table-cell>
          <table:table-cell office:value-type="float" office:value="661.919" calcext:value-type="float">
            <text:p>661.919</text:p>
          </table:table-cell>
          <table:table-cell office:value-type="float" office:value="610" calcext:value-type="float">
            <text:p>610</text:p>
          </table:table-cell>
          <table:table-cell office:value-type="float" office:value="712" calcext:value-type="float">
            <text:p>712</text:p>
          </table:table-cell>
          <table:table-cell office:value-type="float" office:value="0.126803" calcext:value-type="float">
            <text:p>0.1268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6803" calcext:value-type="float">
            <text:p>0.000126803</text:p>
          </table:table-cell>
          <table:table-cell office:value-type="float" office:value="0.000078613" calcext:value-type="float">
            <text:p>7.8613E-05</text:p>
          </table:table-cell>
          <table:table-cell office:value-type="float" office:value="0.000190644" calcext:value-type="float">
            <text:p>0.000190644</text:p>
          </table:table-cell>
          <table:table-cell office:value-type="float" office:value="1242629" calcext:value-type="float">
            <text:p>1242629</text:p>
          </table:table-cell>
          <table:table-cell office:value-type="float" office:value="1000" calcext:value-type="float">
            <text:p>1000</text:p>
          </table:table-cell>
          <table:table-cell office:value-type="float" office:value="1242.63" calcext:value-type="float">
            <text:p>1242.63</text:p>
          </table:table-cell>
          <table:table-cell office:value-type="float" office:value="753" calcext:value-type="float">
            <text:p>753</text:p>
          </table:table-cell>
          <table:table-cell office:value-type="float" office:value="1908" calcext:value-type="float">
            <text:p>1908</text:p>
          </table:table-cell>
          <table:table-cell office:value-type="float" office:value="9444" calcext:value-type="float">
            <text:p>9444</text:p>
          </table:table-cell>
          <table:table-cell office:value-type="float" office:value="1000" calcext:value-type="float">
            <text:p>1000</text:p>
          </table:table-cell>
          <table:table-cell office:value-type="float" office:value="9.444" calcext:value-type="float">
            <text:p>9.44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805" calcext:value-type="float">
            <text:p>10805</text:p>
          </table:table-cell>
          <table:table-cell office:value-type="float" office:value="1000" calcext:value-type="float">
            <text:p>1000</text:p>
          </table:table-cell>
          <table:table-cell office:value-type="float" office:value="10.805" calcext:value-type="float">
            <text:p>10.80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61" calcext:value-type="float">
            <text:p>1361</text:p>
          </table:table-cell>
          <table:table-cell office:value-type="float" office:value="1000" calcext:value-type="float">
            <text:p>1000</text:p>
          </table:table-cell>
          <table:table-cell office:value-type="float" office:value="1.361" calcext:value-type="float">
            <text:p>1.36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757493" calcext:value-type="float">
            <text:p>757493</text:p>
          </table:table-cell>
          <table:table-cell office:value-type="float" office:value="1000" calcext:value-type="float">
            <text:p>1000</text:p>
          </table:table-cell>
          <table:table-cell office:value-type="float" office:value="757.493" calcext:value-type="float">
            <text:p>757.493</text:p>
          </table:table-cell>
          <table:table-cell office:value-type="float" office:value="716" calcext:value-type="float">
            <text:p>716</text:p>
          </table:table-cell>
          <table:table-cell office:value-type="float" office:value="795" calcext:value-type="float">
            <text:p>795</text:p>
          </table:table-cell>
          <table:table-cell office:value-type="float" office:value="0.218926" calcext:value-type="float">
            <text:p>0.2189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8926" calcext:value-type="float">
            <text:p>0.000218926</text:p>
          </table:table-cell>
          <table:table-cell office:value-type="float" office:value="0.000127447" calcext:value-type="float">
            <text:p>0.000127447</text:p>
          </table:table-cell>
          <table:table-cell office:value-type="float" office:value="0.000330784" calcext:value-type="float">
            <text:p>0.000330784</text:p>
          </table:table-cell>
          <table:table-cell office:value-type="float" office:value="2208967" calcext:value-type="float">
            <text:p>2208967</text:p>
          </table:table-cell>
          <table:table-cell office:value-type="float" office:value="1000" calcext:value-type="float">
            <text:p>1000</text:p>
          </table:table-cell>
          <table:table-cell office:value-type="float" office:value="2208.97" calcext:value-type="float">
            <text:p>2208.97</text:p>
          </table:table-cell>
          <table:table-cell office:value-type="float" office:value="1265" calcext:value-type="float">
            <text:p>1265</text:p>
          </table:table-cell>
          <table:table-cell office:value-type="float" office:value="3414" calcext:value-type="float">
            <text:p>3414</text:p>
          </table:table-cell>
          <table:table-cell office:value-type="float" office:value="12547" calcext:value-type="float">
            <text:p>12547</text:p>
          </table:table-cell>
          <table:table-cell office:value-type="float" office:value="1000" calcext:value-type="float">
            <text:p>1000</text:p>
          </table:table-cell>
          <table:table-cell office:value-type="float" office:value="12.547" calcext:value-type="float">
            <text:p>12.54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017" calcext:value-type="float">
            <text:p>14017</text:p>
          </table:table-cell>
          <table:table-cell office:value-type="float" office:value="1000" calcext:value-type="float">
            <text:p>1000</text:p>
          </table:table-cell>
          <table:table-cell office:value-type="float" office:value="14.017" calcext:value-type="float">
            <text:p>14.01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70" calcext:value-type="float">
            <text:p>1470</text:p>
          </table:table-cell>
          <table:table-cell office:value-type="float" office:value="1000" calcext:value-type="float">
            <text:p>1000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851728" calcext:value-type="float">
            <text:p>851728</text:p>
          </table:table-cell>
          <table:table-cell office:value-type="float" office:value="1000" calcext:value-type="float">
            <text:p>1000</text:p>
          </table:table-cell>
          <table:table-cell office:value-type="float" office:value="851.728" calcext:value-type="float">
            <text:p>851.728</text:p>
          </table:table-cell>
          <table:table-cell office:value-type="float" office:value="815" calcext:value-type="float">
            <text:p>815</text:p>
          </table:table-cell>
          <table:table-cell office:value-type="float" office:value="879" calcext:value-type="float">
            <text:p>879</text:p>
          </table:table-cell>
          <table:table-cell office:value-type="float" office:value="0.494491" calcext:value-type="float">
            <text:p>0.4944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94491" calcext:value-type="float">
            <text:p>0.000494491</text:p>
          </table:table-cell>
          <table:table-cell office:value-type="float" office:value="0.000304722" calcext:value-type="float">
            <text:p>0.000304722</text:p>
          </table:table-cell>
          <table:table-cell office:value-type="float" office:value="0.000886338" calcext:value-type="float">
            <text:p>0.000886338</text:p>
          </table:table-cell>
          <table:table-cell office:value-type="float" office:value="5164695" calcext:value-type="float">
            <text:p>5164695</text:p>
          </table:table-cell>
          <table:table-cell office:value-type="float" office:value="1000" calcext:value-type="float">
            <text:p>1000</text:p>
          </table:table-cell>
          <table:table-cell office:value-type="float" office:value="5164.69" calcext:value-type="float">
            <text:p>5164.69</text:p>
          </table:table-cell>
          <table:table-cell office:value-type="float" office:value="3137" calcext:value-type="float">
            <text:p>3137</text:p>
          </table:table-cell>
          <table:table-cell office:value-type="float" office:value="9441" calcext:value-type="float">
            <text:p>9441</text:p>
          </table:table-cell>
          <table:table-cell office:value-type="float" office:value="18807" calcext:value-type="float">
            <text:p>18807</text:p>
          </table:table-cell>
          <table:table-cell office:value-type="float" office:value="1000" calcext:value-type="float">
            <text:p>1000</text:p>
          </table:table-cell>
          <table:table-cell office:value-type="float" office:value="18.807" calcext:value-type="float">
            <text:p>18.80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9963" calcext:value-type="float">
            <text:p>19963</text:p>
          </table:table-cell>
          <table:table-cell office:value-type="float" office:value="1000" calcext:value-type="float">
            <text:p>1000</text:p>
          </table:table-cell>
          <table:table-cell office:value-type="float" office:value="19.963" calcext:value-type="float">
            <text:p>19.96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56" calcext:value-type="float">
            <text:p>1156</text:p>
          </table:table-cell>
          <table:table-cell office:value-type="float" office:value="1000" calcext:value-type="float">
            <text:p>1000</text:p>
          </table:table-cell>
          <table:table-cell office:value-type="float" office:value="1.156" calcext:value-type="float">
            <text:p>1.1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4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98473" calcext:value-type="float">
            <text:p>98473</text:p>
          </table:table-cell>
          <table:table-cell office:value-type="float" office:value="1000" calcext:value-type="float">
            <text:p>1000</text:p>
          </table:table-cell>
          <table:table-cell office:value-type="float" office:value="98.473" calcext:value-type="float">
            <text:p>98.47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0.0191161" calcext:value-type="float">
            <text:p>0.01911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1161" calcext:value-type="float">
            <text:p>1.91161E-05</text:p>
          </table:table-cell>
          <table:table-cell office:value-type="float" office:value="0.000013713" calcext:value-type="float">
            <text:p>1.3713E-05</text:p>
          </table:table-cell>
          <table:table-cell office:value-type="float" office:value="0.000038063" calcext:value-type="float">
            <text:p>3.8063E-05</text:p>
          </table:table-cell>
          <table:table-cell office:value-type="float" office:value="183414" calcext:value-type="float">
            <text:p>183414</text:p>
          </table:table-cell>
          <table:table-cell office:value-type="float" office:value="1000" calcext:value-type="float">
            <text:p>1000</text:p>
          </table:table-cell>
          <table:table-cell office:value-type="float" office:value="183.414" calcext:value-type="float">
            <text:p>183.414</text:p>
          </table:table-cell>
          <table:table-cell office:value-type="float" office:value="140" calcext:value-type="float">
            <text:p>140</text:p>
          </table:table-cell>
          <table:table-cell office:value-type="float" office:value="267" calcext:value-type="float">
            <text:p>267</text:p>
          </table:table-cell>
          <table:table-cell office:value-type="float" office:value="2741" calcext:value-type="float">
            <text:p>2741</text:p>
          </table:table-cell>
          <table:table-cell office:value-type="float" office:value="1000" calcext:value-type="float">
            <text:p>1000</text:p>
          </table:table-cell>
          <table:table-cell office:value-type="float" office:value="2.741" calcext:value-type="float">
            <text:p>2.7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03" calcext:value-type="float">
            <text:p>3103</text:p>
          </table:table-cell>
          <table:table-cell office:value-type="float" office:value="1000" calcext:value-type="float">
            <text:p>1000</text:p>
          </table:table-cell>
          <table:table-cell office:value-type="float" office:value="3.103" calcext:value-type="float">
            <text:p>3.1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2" calcext:value-type="float">
            <text:p>362</text:p>
          </table:table-cell>
          <table:table-cell office:value-type="float" office:value="1000" calcext:value-type="float">
            <text:p>1000</text:p>
          </table:table-cell>
          <table:table-cell office:value-type="float" office:value="0.362" calcext:value-type="float">
            <text:p>0.3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98672" calcext:value-type="float">
            <text:p>198672</text:p>
          </table:table-cell>
          <table:table-cell office:value-type="float" office:value="1000" calcext:value-type="float">
            <text:p>1000</text:p>
          </table:table-cell>
          <table:table-cell office:value-type="float" office:value="198.672" calcext:value-type="float">
            <text:p>198.672</text:p>
          </table:table-cell>
          <table:table-cell office:value-type="float" office:value="159" calcext:value-type="float">
            <text:p>159</text:p>
          </table:table-cell>
          <table:table-cell office:value-type="float" office:value="250" calcext:value-type="float">
            <text:p>250</text:p>
          </table:table-cell>
          <table:table-cell office:value-type="float" office:value="0.0259972" calcext:value-type="float">
            <text:p>0.02599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9972" calcext:value-type="float">
            <text:p>2.59972E-05</text:p>
          </table:table-cell>
          <table:table-cell office:value-type="float" office:value="0.000014471" calcext:value-type="float">
            <text:p>1.4471E-05</text:p>
          </table:table-cell>
          <table:table-cell office:value-type="float" office:value="0.000065794" calcext:value-type="float">
            <text:p>6.5794E-05</text:p>
          </table:table-cell>
          <table:table-cell office:value-type="float" office:value="241081" calcext:value-type="float">
            <text:p>241081</text:p>
          </table:table-cell>
          <table:table-cell office:value-type="float" office:value="1000" calcext:value-type="float">
            <text:p>1000</text:p>
          </table:table-cell>
          <table:table-cell office:value-type="float" office:value="241.081" calcext:value-type="float">
            <text:p>241.081</text:p>
          </table:table-cell>
          <table:table-cell office:value-type="float" office:value="146" calcext:value-type="float">
            <text:p>146</text:p>
          </table:table-cell>
          <table:table-cell office:value-type="float" office:value="421" calcext:value-type="float">
            <text:p>421</text:p>
          </table:table-cell>
          <table:table-cell office:value-type="float" office:value="3477" calcext:value-type="float">
            <text:p>3477</text:p>
          </table:table-cell>
          <table:table-cell office:value-type="float" office:value="1000" calcext:value-type="float">
            <text:p>1000</text:p>
          </table:table-cell>
          <table:table-cell office:value-type="float" office:value="3.477" calcext:value-type="float">
            <text:p>3.47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12" calcext:value-type="float">
            <text:p>4112</text:p>
          </table:table-cell>
          <table:table-cell office:value-type="float" office:value="1000" calcext:value-type="float">
            <text:p>1000</text:p>
          </table:table-cell>
          <table:table-cell office:value-type="float" office:value="4.112" calcext:value-type="float">
            <text:p>4.1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35" calcext:value-type="float">
            <text:p>635</text:p>
          </table:table-cell>
          <table:table-cell office:value-type="float" office:value="1000" calcext:value-type="float">
            <text:p>1000</text:p>
          </table:table-cell>
          <table:table-cell office:value-type="float" office:value="0.635" calcext:value-type="float">
            <text:p>0.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97619" calcext:value-type="float">
            <text:p>297619</text:p>
          </table:table-cell>
          <table:table-cell office:value-type="float" office:value="1000" calcext:value-type="float">
            <text:p>1000</text:p>
          </table:table-cell>
          <table:table-cell office:value-type="float" office:value="297.619" calcext:value-type="float">
            <text:p>297.619</text:p>
          </table:table-cell>
          <table:table-cell office:value-type="float" office:value="257" calcext:value-type="float">
            <text:p>257</text:p>
          </table:table-cell>
          <table:table-cell office:value-type="float" office:value="344" calcext:value-type="float">
            <text:p>344</text:p>
          </table:table-cell>
          <table:table-cell office:value-type="float" office:value="0.0341186" calcext:value-type="float">
            <text:p>0.03411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1186" calcext:value-type="float">
            <text:p>3.41186E-05</text:p>
          </table:table-cell>
          <table:table-cell office:value-type="float" office:value="0.000022734" calcext:value-type="float">
            <text:p>2.2734E-05</text:p>
          </table:table-cell>
          <table:table-cell office:value-type="float" office:value="0.000069406" calcext:value-type="float">
            <text:p>6.9406E-05</text:p>
          </table:table-cell>
          <table:table-cell office:value-type="float" office:value="311861" calcext:value-type="float">
            <text:p>311861</text:p>
          </table:table-cell>
          <table:table-cell office:value-type="float" office:value="1000" calcext:value-type="float">
            <text:p>1000</text:p>
          </table:table-cell>
          <table:table-cell office:value-type="float" office:value="311.861" calcext:value-type="float">
            <text:p>311.861</text:p>
          </table:table-cell>
          <table:table-cell office:value-type="float" office:value="213" calcext:value-type="float">
            <text:p>213</text:p>
          </table:table-cell>
          <table:table-cell office:value-type="float" office:value="500" calcext:value-type="float">
            <text:p>500</text:p>
          </table:table-cell>
          <table:table-cell office:value-type="float" office:value="4203" calcext:value-type="float">
            <text:p>4203</text:p>
          </table:table-cell>
          <table:table-cell office:value-type="float" office:value="1000" calcext:value-type="float">
            <text:p>1000</text:p>
          </table:table-cell>
          <table:table-cell office:value-type="float" office:value="4.203" calcext:value-type="float">
            <text:p>4.2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48" calcext:value-type="float">
            <text:p>5048</text:p>
          </table:table-cell>
          <table:table-cell office:value-type="float" office:value="1000" calcext:value-type="float">
            <text:p>1000</text:p>
          </table:table-cell>
          <table:table-cell office:value-type="float" office:value="5.048" calcext:value-type="float">
            <text:p>5.04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45" calcext:value-type="float">
            <text:p>845</text:p>
          </table:table-cell>
          <table:table-cell office:value-type="float" office:value="1000" calcext:value-type="float">
            <text:p>1000</text:p>
          </table:table-cell>
          <table:table-cell office:value-type="float" office:value="0.845" calcext:value-type="float">
            <text:p>0.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96033" calcext:value-type="float">
            <text:p>396033</text:p>
          </table:table-cell>
          <table:table-cell office:value-type="float" office:value="1000" calcext:value-type="float">
            <text:p>1000</text:p>
          </table:table-cell>
          <table:table-cell office:value-type="float" office:value="396.033" calcext:value-type="float">
            <text:p>396.033</text:p>
          </table:table-cell>
          <table:table-cell office:value-type="float" office:value="333" calcext:value-type="float">
            <text:p>333</text:p>
          </table:table-cell>
          <table:table-cell office:value-type="float" office:value="454" calcext:value-type="float">
            <text:p>454</text:p>
          </table:table-cell>
          <table:table-cell office:value-type="float" office:value="0.0451005" calcext:value-type="float">
            <text:p>0.04510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1005" calcext:value-type="float">
            <text:p>4.51005E-05</text:p>
          </table:table-cell>
          <table:table-cell office:value-type="float" office:value="0.000024347" calcext:value-type="float">
            <text:p>2.4347E-05</text:p>
          </table:table-cell>
          <table:table-cell office:value-type="float" office:value="0.000079615" calcext:value-type="float">
            <text:p>7.9615E-05</text:p>
          </table:table-cell>
          <table:table-cell office:value-type="float" office:value="413600" calcext:value-type="float">
            <text:p>413600</text:p>
          </table:table-cell>
          <table:table-cell office:value-type="float" office:value="1000" calcext:value-type="float">
            <text:p>1000</text:p>
          </table:table-cell>
          <table:table-cell office:value-type="float" office:value="413.6" calcext:value-type="float">
            <text:p>413.6</text:p>
          </table:table-cell>
          <table:table-cell office:value-type="float" office:value="231" calcext:value-type="float">
            <text:p>231</text:p>
          </table:table-cell>
          <table:table-cell office:value-type="float" office:value="738" calcext:value-type="float">
            <text:p>738</text:p>
          </table:table-cell>
          <table:table-cell office:value-type="float" office:value="5068" calcext:value-type="float">
            <text:p>5068</text:p>
          </table:table-cell>
          <table:table-cell office:value-type="float" office:value="1000" calcext:value-type="float">
            <text:p>1000</text:p>
          </table:table-cell>
          <table:table-cell office:value-type="float" office:value="5.068" calcext:value-type="float">
            <text:p>5.06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039" calcext:value-type="float">
            <text:p>6039</text:p>
          </table:table-cell>
          <table:table-cell office:value-type="float" office:value="1000" calcext:value-type="float">
            <text:p>1000</text:p>
          </table:table-cell>
          <table:table-cell office:value-type="float" office:value="6.039" calcext:value-type="float">
            <text:p>6.03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71" calcext:value-type="float">
            <text:p>971</text:p>
          </table:table-cell>
          <table:table-cell office:value-type="float" office:value="1000" calcext:value-type="float">
            <text:p>1000</text:p>
          </table:table-cell>
          <table:table-cell office:value-type="float" office:value="0.971" calcext:value-type="float">
            <text:p>0.9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95241" calcext:value-type="float">
            <text:p>495241</text:p>
          </table:table-cell>
          <table:table-cell office:value-type="float" office:value="1000" calcext:value-type="float">
            <text:p>1000</text:p>
          </table:table-cell>
          <table:table-cell office:value-type="float" office:value="495.241" calcext:value-type="float">
            <text:p>495.241</text:p>
          </table:table-cell>
          <table:table-cell office:value-type="float" office:value="445" calcext:value-type="float">
            <text:p>445</text:p>
          </table:table-cell>
          <table:table-cell office:value-type="float" office:value="540" calcext:value-type="float">
            <text:p>540</text:p>
          </table:table-cell>
          <table:table-cell office:value-type="float" office:value="0.0606288" calcext:value-type="float">
            <text:p>0.06062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6288" calcext:value-type="float">
            <text:p>6.06288E-05</text:p>
          </table:table-cell>
          <table:table-cell office:value-type="float" office:value="0.000035169" calcext:value-type="float">
            <text:p>3.5169E-05</text:p>
          </table:table-cell>
          <table:table-cell office:value-type="float" office:value="0.000103512" calcext:value-type="float">
            <text:p>0.000103512</text:p>
          </table:table-cell>
          <table:table-cell office:value-type="float" office:value="566789" calcext:value-type="float">
            <text:p>566789</text:p>
          </table:table-cell>
          <table:table-cell office:value-type="float" office:value="1000" calcext:value-type="float">
            <text:p>1000</text:p>
          </table:table-cell>
          <table:table-cell office:value-type="float" office:value="566.789" calcext:value-type="float">
            <text:p>566.789</text:p>
          </table:table-cell>
          <table:table-cell office:value-type="float" office:value="330" calcext:value-type="float">
            <text:p>330</text:p>
          </table:table-cell>
          <table:table-cell office:value-type="float" office:value="995" calcext:value-type="float">
            <text:p>995</text:p>
          </table:table-cell>
          <table:table-cell office:value-type="float" office:value="6117" calcext:value-type="float">
            <text:p>6117</text:p>
          </table:table-cell>
          <table:table-cell office:value-type="float" office:value="1000" calcext:value-type="float">
            <text:p>1000</text:p>
          </table:table-cell>
          <table:table-cell office:value-type="float" office:value="6.117" calcext:value-type="float">
            <text:p>6.1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228" calcext:value-type="float">
            <text:p>7228</text:p>
          </table:table-cell>
          <table:table-cell office:value-type="float" office:value="1000" calcext:value-type="float">
            <text:p>1000</text:p>
          </table:table-cell>
          <table:table-cell office:value-type="float" office:value="7.228" calcext:value-type="float">
            <text:p>7.22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11" calcext:value-type="float">
            <text:p>1111</text:p>
          </table:table-cell>
          <table:table-cell office:value-type="float" office:value="1000" calcext:value-type="float">
            <text:p>1000</text:p>
          </table:table-cell>
          <table:table-cell office:value-type="float" office:value="1.111" calcext:value-type="float">
            <text:p>1.1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593997" calcext:value-type="float">
            <text:p>593997</text:p>
          </table:table-cell>
          <table:table-cell office:value-type="float" office:value="1000" calcext:value-type="float">
            <text:p>1000</text:p>
          </table:table-cell>
          <table:table-cell office:value-type="float" office:value="593.997" calcext:value-type="float">
            <text:p>593.997</text:p>
          </table:table-cell>
          <table:table-cell office:value-type="float" office:value="547" calcext:value-type="float">
            <text:p>547</text:p>
          </table:table-cell>
          <table:table-cell office:value-type="float" office:value="639" calcext:value-type="float">
            <text:p>639</text:p>
          </table:table-cell>
          <table:table-cell office:value-type="float" office:value="0.0863172" calcext:value-type="float">
            <text:p>0.08631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63172" calcext:value-type="float">
            <text:p>8.63172E-05</text:p>
          </table:table-cell>
          <table:table-cell office:value-type="float" office:value="0.000049285" calcext:value-type="float">
            <text:p>4.9285E-05</text:p>
          </table:table-cell>
          <table:table-cell office:value-type="float" office:value="0.000141815" calcext:value-type="float">
            <text:p>0.000141815</text:p>
          </table:table-cell>
          <table:table-cell office:value-type="float" office:value="823080" calcext:value-type="float">
            <text:p>823080</text:p>
          </table:table-cell>
          <table:table-cell office:value-type="float" office:value="1000" calcext:value-type="float">
            <text:p>1000</text:p>
          </table:table-cell>
          <table:table-cell office:value-type="float" office:value="823.08" calcext:value-type="float">
            <text:p>823.08</text:p>
          </table:table-cell>
          <table:table-cell office:value-type="float" office:value="466" calcext:value-type="float">
            <text:p>466</text:p>
          </table:table-cell>
          <table:table-cell office:value-type="float" office:value="1309" calcext:value-type="float">
            <text:p>1309</text:p>
          </table:table-cell>
          <table:table-cell office:value-type="float" office:value="7551" calcext:value-type="float">
            <text:p>7551</text:p>
          </table:table-cell>
          <table:table-cell office:value-type="float" office:value="1000" calcext:value-type="float">
            <text:p>1000</text:p>
          </table:table-cell>
          <table:table-cell office:value-type="float" office:value="7.551" calcext:value-type="float">
            <text:p>7.55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791" calcext:value-type="float">
            <text:p>8791</text:p>
          </table:table-cell>
          <table:table-cell office:value-type="float" office:value="1000" calcext:value-type="float">
            <text:p>1000</text:p>
          </table:table-cell>
          <table:table-cell office:value-type="float" office:value="8.791" calcext:value-type="float">
            <text:p>8.79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40" calcext:value-type="float">
            <text:p>1240</text:p>
          </table:table-cell>
          <table:table-cell office:value-type="float" office:value="1000" calcext:value-type="float">
            <text:p>100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692937" calcext:value-type="float">
            <text:p>692937</text:p>
          </table:table-cell>
          <table:table-cell office:value-type="float" office:value="1000" calcext:value-type="float">
            <text:p>1000</text:p>
          </table:table-cell>
          <table:table-cell office:value-type="float" office:value="692.937" calcext:value-type="float">
            <text:p>692.937</text:p>
          </table:table-cell>
          <table:table-cell office:value-type="float" office:value="645" calcext:value-type="float">
            <text:p>645</text:p>
          </table:table-cell>
          <table:table-cell office:value-type="float" office:value="736" calcext:value-type="float">
            <text:p>736</text:p>
          </table:table-cell>
          <table:table-cell office:value-type="float" office:value="0.13006" calcext:value-type="float">
            <text:p>0.130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006" calcext:value-type="float">
            <text:p>0.00013006</text:p>
          </table:table-cell>
          <table:table-cell office:value-type="float" office:value="0.000079546" calcext:value-type="float">
            <text:p>7.9546E-05</text:p>
          </table:table-cell>
          <table:table-cell office:value-type="float" office:value="0.000238339" calcext:value-type="float">
            <text:p>0.000238339</text:p>
          </table:table-cell>
          <table:table-cell office:value-type="float" office:value="1272907" calcext:value-type="float">
            <text:p>1272907</text:p>
          </table:table-cell>
          <table:table-cell office:value-type="float" office:value="1000" calcext:value-type="float">
            <text:p>1000</text:p>
          </table:table-cell>
          <table:table-cell office:value-type="float" office:value="1272.91" calcext:value-type="float">
            <text:p>1272.91</text:p>
          </table:table-cell>
          <table:table-cell office:value-type="float" office:value="768" calcext:value-type="float">
            <text:p>768</text:p>
          </table:table-cell>
          <table:table-cell office:value-type="float" office:value="2401" calcext:value-type="float">
            <text:p>2401</text:p>
          </table:table-cell>
          <table:table-cell office:value-type="float" office:value="9461" calcext:value-type="float">
            <text:p>9461</text:p>
          </table:table-cell>
          <table:table-cell office:value-type="float" office:value="1000" calcext:value-type="float">
            <text:p>1000</text:p>
          </table:table-cell>
          <table:table-cell office:value-type="float" office:value="9.461" calcext:value-type="float">
            <text:p>9.46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911" calcext:value-type="float">
            <text:p>10911</text:p>
          </table:table-cell>
          <table:table-cell office:value-type="float" office:value="1000" calcext:value-type="float">
            <text:p>1000</text:p>
          </table:table-cell>
          <table:table-cell office:value-type="float" office:value="10.911" calcext:value-type="float">
            <text:p>10.91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450" calcext:value-type="float">
            <text:p>1450</text:p>
          </table:table-cell>
          <table:table-cell office:value-type="float" office:value="1000" calcext:value-type="float">
            <text:p>1000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92092" calcext:value-type="float">
            <text:p>792092</text:p>
          </table:table-cell>
          <table:table-cell office:value-type="float" office:value="1000" calcext:value-type="float">
            <text:p>1000</text:p>
          </table:table-cell>
          <table:table-cell office:value-type="float" office:value="792.092" calcext:value-type="float">
            <text:p>792.092</text:p>
          </table:table-cell>
          <table:table-cell office:value-type="float" office:value="760" calcext:value-type="float">
            <text:p>760</text:p>
          </table:table-cell>
          <table:table-cell office:value-type="float" office:value="827" calcext:value-type="float">
            <text:p>827</text:p>
          </table:table-cell>
          <table:table-cell office:value-type="float" office:value="0.227419" calcext:value-type="float">
            <text:p>0.2274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7419" calcext:value-type="float">
            <text:p>0.000227419</text:p>
          </table:table-cell>
          <table:table-cell office:value-type="float" office:value="0.000146979" calcext:value-type="float">
            <text:p>0.000146979</text:p>
          </table:table-cell>
          <table:table-cell office:value-type="float" office:value="0.00035019" calcext:value-type="float">
            <text:p>0.00035019</text:p>
          </table:table-cell>
          <table:table-cell office:value-type="float" office:value="2298654" calcext:value-type="float">
            <text:p>2298654</text:p>
          </table:table-cell>
          <table:table-cell office:value-type="float" office:value="1000" calcext:value-type="float">
            <text:p>1000</text:p>
          </table:table-cell>
          <table:table-cell office:value-type="float" office:value="2298.65" calcext:value-type="float">
            <text:p>2298.65</text:p>
          </table:table-cell>
          <table:table-cell office:value-type="float" office:value="1451" calcext:value-type="float">
            <text:p>1451</text:p>
          </table:table-cell>
          <table:table-cell office:value-type="float" office:value="3566" calcext:value-type="float">
            <text:p>3566</text:p>
          </table:table-cell>
          <table:table-cell office:value-type="float" office:value="12708" calcext:value-type="float">
            <text:p>12708</text:p>
          </table:table-cell>
          <table:table-cell office:value-type="float" office:value="1000" calcext:value-type="float">
            <text:p>1000</text:p>
          </table:table-cell>
          <table:table-cell office:value-type="float" office:value="12.708" calcext:value-type="float">
            <text:p>12.70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181" calcext:value-type="float">
            <text:p>14181</text:p>
          </table:table-cell>
          <table:table-cell office:value-type="float" office:value="1000" calcext:value-type="float">
            <text:p>1000</text:p>
          </table:table-cell>
          <table:table-cell office:value-type="float" office:value="14.181" calcext:value-type="float">
            <text:p>14.18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73" calcext:value-type="float">
            <text:p>1473</text:p>
          </table:table-cell>
          <table:table-cell office:value-type="float" office:value="1000" calcext:value-type="float">
            <text:p>1000</text:p>
          </table:table-cell>
          <table:table-cell office:value-type="float" office:value="1.473" calcext:value-type="float">
            <text:p>1.4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891260" calcext:value-type="float">
            <text:p>891260</text:p>
          </table:table-cell>
          <table:table-cell office:value-type="float" office:value="1000" calcext:value-type="float">
            <text:p>1000</text:p>
          </table:table-cell>
          <table:table-cell office:value-type="float" office:value="891.26" calcext:value-type="float">
            <text:p>891.26</text:p>
          </table:table-cell>
          <table:table-cell office:value-type="float" office:value="860" calcext:value-type="float">
            <text:p>860</text:p>
          </table:table-cell>
          <table:table-cell office:value-type="float" office:value="925" calcext:value-type="float">
            <text:p>925</text:p>
          </table:table-cell>
          <table:table-cell office:value-type="float" office:value="0.513564" calcext:value-type="float">
            <text:p>0.5135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13564" calcext:value-type="float">
            <text:p>0.000513564</text:p>
          </table:table-cell>
          <table:table-cell office:value-type="float" office:value="0.000298625" calcext:value-type="float">
            <text:p>0.000298625</text:p>
          </table:table-cell>
          <table:table-cell office:value-type="float" office:value="0.000835214" calcext:value-type="float">
            <text:p>0.000835214</text:p>
          </table:table-cell>
          <table:table-cell office:value-type="float" office:value="5374445" calcext:value-type="float">
            <text:p>5374445</text:p>
          </table:table-cell>
          <table:table-cell office:value-type="float" office:value="1000" calcext:value-type="float">
            <text:p>1000</text:p>
          </table:table-cell>
          <table:table-cell office:value-type="float" office:value="5374.44" calcext:value-type="float">
            <text:p>5374.44</text:p>
          </table:table-cell>
          <table:table-cell office:value-type="float" office:value="3087" calcext:value-type="float">
            <text:p>3087</text:p>
          </table:table-cell>
          <table:table-cell office:value-type="float" office:value="8869" calcext:value-type="float">
            <text:p>8869</text:p>
          </table:table-cell>
          <table:table-cell office:value-type="float" office:value="19013" calcext:value-type="float">
            <text:p>19013</text:p>
          </table:table-cell>
          <table:table-cell office:value-type="float" office:value="1000" calcext:value-type="float">
            <text:p>1000</text:p>
          </table:table-cell>
          <table:table-cell office:value-type="float" office:value="19.013" calcext:value-type="float">
            <text:p>19.01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0243" calcext:value-type="float">
            <text:p>20243</text:p>
          </table:table-cell>
          <table:table-cell office:value-type="float" office:value="1000" calcext:value-type="float">
            <text:p>1000</text:p>
          </table:table-cell>
          <table:table-cell office:value-type="float" office:value="20.243" calcext:value-type="float">
            <text:p>20.24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30" calcext:value-type="float">
            <text:p>1230</text:p>
          </table:table-cell>
          <table:table-cell office:value-type="float" office:value="1000" calcext:value-type="float">
            <text:p>1000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4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03460" calcext:value-type="float">
            <text:p>103460</text:p>
          </table:table-cell>
          <table:table-cell office:value-type="float" office:value="1000" calcext:value-type="float">
            <text:p>1000</text:p>
          </table:table-cell>
          <table:table-cell office:value-type="float" office:value="103.46" calcext:value-type="float">
            <text:p>103.46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0.0198355" calcext:value-type="float">
            <text:p>0.01983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8355" calcext:value-type="float">
            <text:p>1.98355E-05</text:p>
          </table:table-cell>
          <table:table-cell office:value-type="float" office:value="0.00001396" calcext:value-type="float">
            <text:p>1.396E-05</text:p>
          </table:table-cell>
          <table:table-cell office:value-type="float" office:value="0.000038876" calcext:value-type="float">
            <text:p>3.8876E-05</text:p>
          </table:table-cell>
          <table:table-cell office:value-type="float" office:value="190017" calcext:value-type="float">
            <text:p>190017</text:p>
          </table:table-cell>
          <table:table-cell office:value-type="float" office:value="1000" calcext:value-type="float">
            <text:p>1000</text:p>
          </table:table-cell>
          <table:table-cell office:value-type="float" office:value="190.017" calcext:value-type="float">
            <text:p>190.017</text:p>
          </table:table-cell>
          <table:table-cell office:value-type="float" office:value="143" calcext:value-type="float">
            <text:p>143</text:p>
          </table:table-cell>
          <table:table-cell office:value-type="float" office:value="282" calcext:value-type="float">
            <text:p>282</text:p>
          </table:table-cell>
          <table:table-cell office:value-type="float" office:value="2786" calcext:value-type="float">
            <text:p>2786</text:p>
          </table:table-cell>
          <table:table-cell office:value-type="float" office:value="1000" calcext:value-type="float">
            <text:p>1000</text:p>
          </table:table-cell>
          <table:table-cell office:value-type="float" office:value="2.786" calcext:value-type="float">
            <text:p>2.7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39" calcext:value-type="float">
            <text:p>3139</text:p>
          </table:table-cell>
          <table:table-cell office:value-type="float" office:value="1000" calcext:value-type="float">
            <text:p>1000</text:p>
          </table:table-cell>
          <table:table-cell office:value-type="float" office:value="3.139" calcext:value-type="float">
            <text:p>3.1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3" calcext:value-type="float">
            <text:p>353</text:p>
          </table:table-cell>
          <table:table-cell office:value-type="float" office:value="1000" calcext:value-type="float">
            <text:p>1000</text:p>
          </table:table-cell>
          <table:table-cell office:value-type="float" office:value="0.353" calcext:value-type="float">
            <text:p>0.3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06932" calcext:value-type="float">
            <text:p>206932</text:p>
          </table:table-cell>
          <table:table-cell office:value-type="float" office:value="1000" calcext:value-type="float">
            <text:p>1000</text:p>
          </table:table-cell>
          <table:table-cell office:value-type="float" office:value="206.932" calcext:value-type="float">
            <text:p>206.932</text:p>
          </table:table-cell>
          <table:table-cell office:value-type="float" office:value="166" calcext:value-type="float">
            <text:p>166</text:p>
          </table:table-cell>
          <table:table-cell office:value-type="float" office:value="258" calcext:value-type="float">
            <text:p>258</text:p>
          </table:table-cell>
          <table:table-cell office:value-type="float" office:value="0.0265466" calcext:value-type="float">
            <text:p>0.02654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5466" calcext:value-type="float">
            <text:p>2.65466E-05</text:p>
          </table:table-cell>
          <table:table-cell office:value-type="float" office:value="0.00001487" calcext:value-type="float">
            <text:p>1.487E-05</text:p>
          </table:table-cell>
          <table:table-cell office:value-type="float" office:value="0.000056497" calcext:value-type="float">
            <text:p>5.6497E-05</text:p>
          </table:table-cell>
          <table:table-cell office:value-type="float" office:value="246849" calcext:value-type="float">
            <text:p>246849</text:p>
          </table:table-cell>
          <table:table-cell office:value-type="float" office:value="1000" calcext:value-type="float">
            <text:p>1000</text:p>
          </table:table-cell>
          <table:table-cell office:value-type="float" office:value="246.849" calcext:value-type="float">
            <text:p>246.849</text:p>
          </table:table-cell>
          <table:table-cell office:value-type="float" office:value="150" calcext:value-type="float">
            <text:p>150</text:p>
          </table:table-cell>
          <table:table-cell office:value-type="float" office:value="373" calcext:value-type="float">
            <text:p>373</text:p>
          </table:table-cell>
          <table:table-cell office:value-type="float" office:value="3487" calcext:value-type="float">
            <text:p>3487</text:p>
          </table:table-cell>
          <table:table-cell office:value-type="float" office:value="1000" calcext:value-type="float">
            <text:p>1000</text:p>
          </table:table-cell>
          <table:table-cell office:value-type="float" office:value="3.487" calcext:value-type="float">
            <text:p>3.48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11" calcext:value-type="float">
            <text:p>4111</text:p>
          </table:table-cell>
          <table:table-cell office:value-type="float" office:value="1000" calcext:value-type="float">
            <text:p>1000</text:p>
          </table:table-cell>
          <table:table-cell office:value-type="float" office:value="4.111" calcext:value-type="float">
            <text:p>4.1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24" calcext:value-type="float">
            <text:p>624</text:p>
          </table:table-cell>
          <table:table-cell office:value-type="float" office:value="1000" calcext:value-type="float">
            <text:p>1000</text:p>
          </table:table-cell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10114" calcext:value-type="float">
            <text:p>310114</text:p>
          </table:table-cell>
          <table:table-cell office:value-type="float" office:value="1000" calcext:value-type="float">
            <text:p>1000</text:p>
          </table:table-cell>
          <table:table-cell office:value-type="float" office:value="310.114" calcext:value-type="float">
            <text:p>310.114</text:p>
          </table:table-cell>
          <table:table-cell office:value-type="float" office:value="265" calcext:value-type="float">
            <text:p>265</text:p>
          </table:table-cell>
          <table:table-cell office:value-type="float" office:value="363" calcext:value-type="float">
            <text:p>363</text:p>
          </table:table-cell>
          <table:table-cell office:value-type="float" office:value="0.0349066" calcext:value-type="float">
            <text:p>0.03490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9066" calcext:value-type="float">
            <text:p>3.49066E-05</text:p>
          </table:table-cell>
          <table:table-cell office:value-type="float" office:value="0.000022934" calcext:value-type="float">
            <text:p>2.2934E-05</text:p>
          </table:table-cell>
          <table:table-cell office:value-type="float" office:value="0.000066304" calcext:value-type="float">
            <text:p>6.6304E-05</text:p>
          </table:table-cell>
          <table:table-cell office:value-type="float" office:value="320261" calcext:value-type="float">
            <text:p>320261</text:p>
          </table:table-cell>
          <table:table-cell office:value-type="float" office:value="1000" calcext:value-type="float">
            <text:p>1000</text:p>
          </table:table-cell>
          <table:table-cell office:value-type="float" office:value="320.261" calcext:value-type="float">
            <text:p>320.261</text:p>
          </table:table-cell>
          <table:table-cell office:value-type="float" office:value="218" calcext:value-type="float">
            <text:p>218</text:p>
          </table:table-cell>
          <table:table-cell office:value-type="float" office:value="489" calcext:value-type="float">
            <text:p>489</text:p>
          </table:table-cell>
          <table:table-cell office:value-type="float" office:value="4229" calcext:value-type="float">
            <text:p>4229</text:p>
          </table:table-cell>
          <table:table-cell office:value-type="float" office:value="1000" calcext:value-type="float">
            <text:p>1000</text:p>
          </table:table-cell>
          <table:table-cell office:value-type="float" office:value="4.229" calcext:value-type="float">
            <text:p>4.2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63" calcext:value-type="float">
            <text:p>5063</text:p>
          </table:table-cell>
          <table:table-cell office:value-type="float" office:value="1000" calcext:value-type="float">
            <text:p>1000</text:p>
          </table:table-cell>
          <table:table-cell office:value-type="float" office:value="5.063" calcext:value-type="float">
            <text:p>5.06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34" calcext:value-type="float">
            <text:p>834</text:p>
          </table:table-cell>
          <table:table-cell office:value-type="float" office:value="1000" calcext:value-type="float">
            <text:p>1000</text:p>
          </table:table-cell>
          <table:table-cell office:value-type="float" office:value="0.834" calcext:value-type="float">
            <text:p>0.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14266" calcext:value-type="float">
            <text:p>414266</text:p>
          </table:table-cell>
          <table:table-cell office:value-type="float" office:value="1000" calcext:value-type="float">
            <text:p>1000</text:p>
          </table:table-cell>
          <table:table-cell office:value-type="float" office:value="414.266" calcext:value-type="float">
            <text:p>414.266</text:p>
          </table:table-cell>
          <table:table-cell office:value-type="float" office:value="358" calcext:value-type="float">
            <text:p>358</text:p>
          </table:table-cell>
          <table:table-cell office:value-type="float" office:value="461" calcext:value-type="float">
            <text:p>461</text:p>
          </table:table-cell>
          <table:table-cell office:value-type="float" office:value="0.0466742" calcext:value-type="float">
            <text:p>0.04667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6742" calcext:value-type="float">
            <text:p>4.66742E-05</text:p>
          </table:table-cell>
          <table:table-cell office:value-type="float" office:value="0.000032825" calcext:value-type="float">
            <text:p>3.2825E-05</text:p>
          </table:table-cell>
          <table:table-cell office:value-type="float" office:value="0.000118129" calcext:value-type="float">
            <text:p>0.000118129</text:p>
          </table:table-cell>
          <table:table-cell office:value-type="float" office:value="426670" calcext:value-type="float">
            <text:p>426670</text:p>
          </table:table-cell>
          <table:table-cell office:value-type="float" office:value="1000" calcext:value-type="float">
            <text:p>1000</text:p>
          </table:table-cell>
          <table:table-cell office:value-type="float" office:value="426.67" calcext:value-type="float">
            <text:p>426.67</text:p>
          </table:table-cell>
          <table:table-cell office:value-type="float" office:value="305" calcext:value-type="float">
            <text:p>305</text:p>
          </table:table-cell>
          <table:table-cell office:value-type="float" office:value="717" calcext:value-type="float">
            <text:p>717</text:p>
          </table:table-cell>
          <table:table-cell office:value-type="float" office:value="5112" calcext:value-type="float">
            <text:p>5112</text:p>
          </table:table-cell>
          <table:table-cell office:value-type="float" office:value="1000" calcext:value-type="float">
            <text:p>1000</text:p>
          </table:table-cell>
          <table:table-cell office:value-type="float" office:value="5.112" calcext:value-type="float">
            <text:p>5.1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68" calcext:value-type="float">
            <text:p>6068</text:p>
          </table:table-cell>
          <table:table-cell office:value-type="float" office:value="1000" calcext:value-type="float">
            <text:p>1000</text:p>
          </table:table-cell>
          <table:table-cell office:value-type="float" office:value="6.068" calcext:value-type="float">
            <text:p>6.06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56" calcext:value-type="float">
            <text:p>956</text:p>
          </table:table-cell>
          <table:table-cell office:value-type="float" office:value="1000" calcext:value-type="float">
            <text:p>1000</text:p>
          </table:table-cell>
          <table:table-cell office:value-type="float" office:value="0.956" calcext:value-type="float">
            <text:p>0.9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7048" calcext:value-type="float">
            <text:p>517048</text:p>
          </table:table-cell>
          <table:table-cell office:value-type="float" office:value="1000" calcext:value-type="float">
            <text:p>1000</text:p>
          </table:table-cell>
          <table:table-cell office:value-type="float" office:value="517.048" calcext:value-type="float">
            <text:p>517.048</text:p>
          </table:table-cell>
          <table:table-cell office:value-type="float" office:value="463" calcext:value-type="float">
            <text:p>463</text:p>
          </table:table-cell>
          <table:table-cell office:value-type="float" office:value="574" calcext:value-type="float">
            <text:p>574</text:p>
          </table:table-cell>
          <table:table-cell office:value-type="float" office:value="0.0625541" calcext:value-type="float">
            <text:p>0.06255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25541" calcext:value-type="float">
            <text:p>6.25541E-05</text:p>
          </table:table-cell>
          <table:table-cell office:value-type="float" office:value="0.000036429" calcext:value-type="float">
            <text:p>3.6429E-05</text:p>
          </table:table-cell>
          <table:table-cell office:value-type="float" office:value="0.000106324" calcext:value-type="float">
            <text:p>0.000106324</text:p>
          </table:table-cell>
          <table:table-cell office:value-type="float" office:value="585241" calcext:value-type="float">
            <text:p>585241</text:p>
          </table:table-cell>
          <table:table-cell office:value-type="float" office:value="1000" calcext:value-type="float">
            <text:p>1000</text:p>
          </table:table-cell>
          <table:table-cell office:value-type="float" office:value="585.241" calcext:value-type="float">
            <text:p>585.241</text:p>
          </table:table-cell>
          <table:table-cell office:value-type="float" office:value="338" calcext:value-type="float">
            <text:p>338</text:p>
          </table:table-cell>
          <table:table-cell office:value-type="float" office:value="1007" calcext:value-type="float">
            <text:p>1007</text:p>
          </table:table-cell>
          <table:table-cell office:value-type="float" office:value="6174" calcext:value-type="float">
            <text:p>6174</text:p>
          </table:table-cell>
          <table:table-cell office:value-type="float" office:value="1000" calcext:value-type="float">
            <text:p>1000</text:p>
          </table:table-cell>
          <table:table-cell office:value-type="float" office:value="6.174" calcext:value-type="float">
            <text:p>6.17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295" calcext:value-type="float">
            <text:p>7295</text:p>
          </table:table-cell>
          <table:table-cell office:value-type="float" office:value="1000" calcext:value-type="float">
            <text:p>1000</text:p>
          </table:table-cell>
          <table:table-cell office:value-type="float" office:value="7.295" calcext:value-type="float">
            <text:p>7.29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21" calcext:value-type="float">
            <text:p>1121</text:p>
          </table:table-cell>
          <table:table-cell office:value-type="float" office:value="1000" calcext:value-type="float">
            <text:p>1000</text:p>
          </table:table-cell>
          <table:table-cell office:value-type="float" office:value="1.121" calcext:value-type="float">
            <text:p>1.1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620242" calcext:value-type="float">
            <text:p>620242</text:p>
          </table:table-cell>
          <table:table-cell office:value-type="float" office:value="1000" calcext:value-type="float">
            <text:p>1000</text:p>
          </table:table-cell>
          <table:table-cell office:value-type="float" office:value="620.242" calcext:value-type="float">
            <text:p>620.242</text:p>
          </table:table-cell>
          <table:table-cell office:value-type="float" office:value="571" calcext:value-type="float">
            <text:p>571</text:p>
          </table:table-cell>
          <table:table-cell office:value-type="float" office:value="672" calcext:value-type="float">
            <text:p>672</text:p>
          </table:table-cell>
          <table:table-cell office:value-type="float" office:value="0.0884473" calcext:value-type="float">
            <text:p>0.08844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84473" calcext:value-type="float">
            <text:p>8.84473E-05</text:p>
          </table:table-cell>
          <table:table-cell office:value-type="float" office:value="0.000050006" calcext:value-type="float">
            <text:p>5.0006E-05</text:p>
          </table:table-cell>
          <table:table-cell office:value-type="float" office:value="0.000160696" calcext:value-type="float">
            <text:p>0.000160696</text:p>
          </table:table-cell>
          <table:table-cell office:value-type="float" office:value="845351" calcext:value-type="float">
            <text:p>845351</text:p>
          </table:table-cell>
          <table:table-cell office:value-type="float" office:value="1000" calcext:value-type="float">
            <text:p>1000</text:p>
          </table:table-cell>
          <table:table-cell office:value-type="float" office:value="845.351" calcext:value-type="float">
            <text:p>845.351</text:p>
          </table:table-cell>
          <table:table-cell office:value-type="float" office:value="471" calcext:value-type="float">
            <text:p>471</text:p>
          </table:table-cell>
          <table:table-cell office:value-type="float" office:value="1578" calcext:value-type="float">
            <text:p>1578</text:p>
          </table:table-cell>
          <table:table-cell office:value-type="float" office:value="7576" calcext:value-type="float">
            <text:p>7576</text:p>
          </table:table-cell>
          <table:table-cell office:value-type="float" office:value="1000" calcext:value-type="float">
            <text:p>1000</text:p>
          </table:table-cell>
          <table:table-cell office:value-type="float" office:value="7.576" calcext:value-type="float">
            <text:p>7.57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876" calcext:value-type="float">
            <text:p>8876</text:p>
          </table:table-cell>
          <table:table-cell office:value-type="float" office:value="1000" calcext:value-type="float">
            <text:p>1000</text:p>
          </table:table-cell>
          <table:table-cell office:value-type="float" office:value="8.876" calcext:value-type="float">
            <text:p>8.87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724270" calcext:value-type="float">
            <text:p>724270</text:p>
          </table:table-cell>
          <table:table-cell office:value-type="float" office:value="1000" calcext:value-type="float">
            <text:p>1000</text:p>
          </table:table-cell>
          <table:table-cell office:value-type="float" office:value="724.27" calcext:value-type="float">
            <text:p>724.27</text:p>
          </table:table-cell>
          <table:table-cell office:value-type="float" office:value="683" calcext:value-type="float">
            <text:p>683</text:p>
          </table:table-cell>
          <table:table-cell office:value-type="float" office:value="767" calcext:value-type="float">
            <text:p>767</text:p>
          </table:table-cell>
          <table:table-cell office:value-type="float" office:value="0.134948" calcext:value-type="float">
            <text:p>0.1349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4948" calcext:value-type="float">
            <text:p>0.000134948</text:p>
          </table:table-cell>
          <table:table-cell office:value-type="float" office:value="0.0000825" calcext:value-type="float">
            <text:p>8.25E-05</text:p>
          </table:table-cell>
          <table:table-cell office:value-type="float" office:value="0.000231949" calcext:value-type="float">
            <text:p>0.000231949</text:p>
          </table:table-cell>
          <table:table-cell office:value-type="float" office:value="1321372" calcext:value-type="float">
            <text:p>1321372</text:p>
          </table:table-cell>
          <table:table-cell office:value-type="float" office:value="1000" calcext:value-type="float">
            <text:p>1000</text:p>
          </table:table-cell>
          <table:table-cell office:value-type="float" office:value="1321.37" calcext:value-type="float">
            <text:p>1321.37</text:p>
          </table:table-cell>
          <table:table-cell office:value-type="float" office:value="794" calcext:value-type="float">
            <text:p>794</text:p>
          </table:table-cell>
          <table:table-cell office:value-type="float" office:value="2150" calcext:value-type="float">
            <text:p>2150</text:p>
          </table:table-cell>
          <table:table-cell office:value-type="float" office:value="9570" calcext:value-type="float">
            <text:p>9570</text:p>
          </table:table-cell>
          <table:table-cell office:value-type="float" office:value="1000" calcext:value-type="float">
            <text:p>1000</text:p>
          </table:table-cell>
          <table:table-cell office:value-type="float" office:value="9.57" calcext:value-type="float">
            <text:p>9.5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999" calcext:value-type="float">
            <text:p>10999</text:p>
          </table:table-cell>
          <table:table-cell office:value-type="float" office:value="1000" calcext:value-type="float">
            <text:p>1000</text:p>
          </table:table-cell>
          <table:table-cell office:value-type="float" office:value="10.999" calcext:value-type="float">
            <text:p>10.99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429" calcext:value-type="float">
            <text:p>1429</text:p>
          </table:table-cell>
          <table:table-cell office:value-type="float" office:value="1000" calcext:value-type="float">
            <text:p>1000</text:p>
          </table:table-cell>
          <table:table-cell office:value-type="float" office:value="1.429" calcext:value-type="float">
            <text:p>1.4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828143" calcext:value-type="float">
            <text:p>828143</text:p>
          </table:table-cell>
          <table:table-cell office:value-type="float" office:value="1000" calcext:value-type="float">
            <text:p>1000</text:p>
          </table:table-cell>
          <table:table-cell office:value-type="float" office:value="828.143" calcext:value-type="float">
            <text:p>828.143</text:p>
          </table:table-cell>
          <table:table-cell office:value-type="float" office:value="787" calcext:value-type="float">
            <text:p>787</text:p>
          </table:table-cell>
          <table:table-cell office:value-type="float" office:value="881" calcext:value-type="float">
            <text:p>881</text:p>
          </table:table-cell>
          <table:table-cell office:value-type="float" office:value="0.233924" calcext:value-type="float">
            <text:p>0.2339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3924" calcext:value-type="float">
            <text:p>0.000233924</text:p>
          </table:table-cell>
          <table:table-cell office:value-type="float" office:value="0.000133058" calcext:value-type="float">
            <text:p>0.000133058</text:p>
          </table:table-cell>
          <table:table-cell office:value-type="float" office:value="0.000375103" calcext:value-type="float">
            <text:p>0.000375103</text:p>
          </table:table-cell>
          <table:table-cell office:value-type="float" office:value="2365634" calcext:value-type="float">
            <text:p>2365634</text:p>
          </table:table-cell>
          <table:table-cell office:value-type="float" office:value="1000" calcext:value-type="float">
            <text:p>1000</text:p>
          </table:table-cell>
          <table:table-cell office:value-type="float" office:value="2365.63" calcext:value-type="float">
            <text:p>2365.63</text:p>
          </table:table-cell>
          <table:table-cell office:value-type="float" office:value="1319" calcext:value-type="float">
            <text:p>1319</text:p>
          </table:table-cell>
          <table:table-cell office:value-type="float" office:value="3868" calcext:value-type="float">
            <text:p>3868</text:p>
          </table:table-cell>
          <table:table-cell office:value-type="float" office:value="12761" calcext:value-type="float">
            <text:p>12761</text:p>
          </table:table-cell>
          <table:table-cell office:value-type="float" office:value="1000" calcext:value-type="float">
            <text:p>1000</text:p>
          </table:table-cell>
          <table:table-cell office:value-type="float" office:value="12.761" calcext:value-type="float">
            <text:p>12.76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302" calcext:value-type="float">
            <text:p>14302</text:p>
          </table:table-cell>
          <table:table-cell office:value-type="float" office:value="1000" calcext:value-type="float">
            <text:p>1000</text:p>
          </table:table-cell>
          <table:table-cell office:value-type="float" office:value="14.302" calcext:value-type="float">
            <text:p>14.30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41" calcext:value-type="float">
            <text:p>1541</text:p>
          </table:table-cell>
          <table:table-cell office:value-type="float" office:value="1000" calcext:value-type="float">
            <text:p>1000</text:p>
          </table:table-cell>
          <table:table-cell office:value-type="float" office:value="1.541" calcext:value-type="float">
            <text:p>1.5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931854" calcext:value-type="float">
            <text:p>931854</text:p>
          </table:table-cell>
          <table:table-cell office:value-type="float" office:value="1000" calcext:value-type="float">
            <text:p>1000</text:p>
          </table:table-cell>
          <table:table-cell office:value-type="float" office:value="931.854" calcext:value-type="float">
            <text:p>931.854</text:p>
          </table:table-cell>
          <table:table-cell office:value-type="float" office:value="899" calcext:value-type="float">
            <text:p>899</text:p>
          </table:table-cell>
          <table:table-cell office:value-type="float" office:value="964" calcext:value-type="float">
            <text:p>964</text:p>
          </table:table-cell>
          <table:table-cell office:value-type="float" office:value="0.53251" calcext:value-type="float">
            <text:p>0.532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3251" calcext:value-type="float">
            <text:p>0.00053251</text:p>
          </table:table-cell>
          <table:table-cell office:value-type="float" office:value="0.000343055" calcext:value-type="float">
            <text:p>0.000343055</text:p>
          </table:table-cell>
          <table:table-cell office:value-type="float" office:value="0.00083811" calcext:value-type="float">
            <text:p>0.00083811</text:p>
          </table:table-cell>
          <table:table-cell office:value-type="float" office:value="5571887" calcext:value-type="float">
            <text:p>5571887</text:p>
          </table:table-cell>
          <table:table-cell office:value-type="float" office:value="1000" calcext:value-type="float">
            <text:p>1000</text:p>
          </table:table-cell>
          <table:table-cell office:value-type="float" office:value="5571.89" calcext:value-type="float">
            <text:p>5571.89</text:p>
          </table:table-cell>
          <table:table-cell office:value-type="float" office:value="3558" calcext:value-type="float">
            <text:p>3558</text:p>
          </table:table-cell>
          <table:table-cell office:value-type="float" office:value="8982" calcext:value-type="float">
            <text:p>8982</text:p>
          </table:table-cell>
          <table:table-cell office:value-type="float" office:value="19167" calcext:value-type="float">
            <text:p>19167</text:p>
          </table:table-cell>
          <table:table-cell office:value-type="float" office:value="1000" calcext:value-type="float">
            <text:p>1000</text:p>
          </table:table-cell>
          <table:table-cell office:value-type="float" office:value="19.167" calcext:value-type="float">
            <text:p>19.16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0476" calcext:value-type="float">
            <text:p>20476</text:p>
          </table:table-cell>
          <table:table-cell office:value-type="float" office:value="1000" calcext:value-type="float">
            <text:p>1000</text:p>
          </table:table-cell>
          <table:table-cell office:value-type="float" office:value="20.476" calcext:value-type="float">
            <text:p>20.47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09" calcext:value-type="float">
            <text:p>1309</text:p>
          </table:table-cell>
          <table:table-cell office:value-type="float" office:value="1000" calcext:value-type="float">
            <text:p>1000</text:p>
          </table:table-cell>
          <table:table-cell office:value-type="float" office:value="1.309" calcext:value-type="float">
            <text:p>1.30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4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07771" calcext:value-type="float">
            <text:p>107771</text:p>
          </table:table-cell>
          <table:table-cell office:value-type="float" office:value="1000" calcext:value-type="float">
            <text:p>1000</text:p>
          </table:table-cell>
          <table:table-cell office:value-type="float" office:value="107.771" calcext:value-type="float">
            <text:p>107.771</text:p>
          </table:table-cell>
          <table:table-cell office:value-type="float" office:value="75" calcext:value-type="float">
            <text:p>75</text:p>
          </table:table-cell>
          <table:table-cell office:value-type="float" office:value="141" calcext:value-type="float">
            <text:p>141</text:p>
          </table:table-cell>
          <table:table-cell office:value-type="float" office:value="0.0201603" calcext:value-type="float">
            <text:p>0.02016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1603" calcext:value-type="float">
            <text:p>2.01603E-05</text:p>
          </table:table-cell>
          <table:table-cell office:value-type="float" office:value="0.000014263" calcext:value-type="float">
            <text:p>1.4263E-05</text:p>
          </table:table-cell>
          <table:table-cell office:value-type="float" office:value="0.000038775" calcext:value-type="float">
            <text:p>3.8775E-05</text:p>
          </table:table-cell>
          <table:table-cell office:value-type="float" office:value="193369" calcext:value-type="float">
            <text:p>193369</text:p>
          </table:table-cell>
          <table:table-cell office:value-type="float" office:value="1000" calcext:value-type="float">
            <text:p>1000</text:p>
          </table:table-cell>
          <table:table-cell office:value-type="float" office:value="193.369" calcext:value-type="float">
            <text:p>193.369</text:p>
          </table:table-cell>
          <table:table-cell office:value-type="float" office:value="146" calcext:value-type="float">
            <text:p>146</text:p>
          </table:table-cell>
          <table:table-cell office:value-type="float" office:value="274" calcext:value-type="float">
            <text:p>274</text:p>
          </table:table-cell>
          <table:table-cell office:value-type="float" office:value="2772" calcext:value-type="float">
            <text:p>2772</text:p>
          </table:table-cell>
          <table:table-cell office:value-type="float" office:value="1000" calcext:value-type="float">
            <text:p>1000</text:p>
          </table:table-cell>
          <table:table-cell office:value-type="float" office:value="2.772" calcext:value-type="float">
            <text:p>2.77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46" calcext:value-type="float">
            <text:p>3146</text:p>
          </table:table-cell>
          <table:table-cell office:value-type="float" office:value="1000" calcext:value-type="float">
            <text:p>1000</text:p>
          </table:table-cell>
          <table:table-cell office:value-type="float" office:value="3.146" calcext:value-type="float">
            <text:p>3.14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4" calcext:value-type="float">
            <text:p>374</text:p>
          </table:table-cell>
          <table:table-cell office:value-type="float" office:value="1000" calcext:value-type="float">
            <text:p>1000</text:p>
          </table:table-cell>
          <table:table-cell office:value-type="float" office:value="0.374" calcext:value-type="float">
            <text:p>0.3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216348" calcext:value-type="float">
            <text:p>216348</text:p>
          </table:table-cell>
          <table:table-cell office:value-type="float" office:value="1000" calcext:value-type="float">
            <text:p>1000</text:p>
          </table:table-cell>
          <table:table-cell office:value-type="float" office:value="216.348" calcext:value-type="float">
            <text:p>216.348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0.027187" calcext:value-type="float">
            <text:p>0.0271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187" calcext:value-type="float">
            <text:p>2.7187E-05</text:p>
          </table:table-cell>
          <table:table-cell office:value-type="float" office:value="0.000015342" calcext:value-type="float">
            <text:p>1.5342E-05</text:p>
          </table:table-cell>
          <table:table-cell office:value-type="float" office:value="0.000059953" calcext:value-type="float">
            <text:p>5.9953E-05</text:p>
          </table:table-cell>
          <table:table-cell office:value-type="float" office:value="251726" calcext:value-type="float">
            <text:p>251726</text:p>
          </table:table-cell>
          <table:table-cell office:value-type="float" office:value="1000" calcext:value-type="float">
            <text:p>1000</text:p>
          </table:table-cell>
          <table:table-cell office:value-type="float" office:value="251.726" calcext:value-type="float">
            <text:p>251.726</text:p>
          </table:table-cell>
          <table:table-cell office:value-type="float" office:value="155" calcext:value-type="float">
            <text:p>155</text:p>
          </table:table-cell>
          <table:table-cell office:value-type="float" office:value="371" calcext:value-type="float">
            <text:p>371</text:p>
          </table:table-cell>
          <table:table-cell office:value-type="float" office:value="3483" calcext:value-type="float">
            <text:p>3483</text:p>
          </table:table-cell>
          <table:table-cell office:value-type="float" office:value="1000" calcext:value-type="float">
            <text:p>1000</text:p>
          </table:table-cell>
          <table:table-cell office:value-type="float" office:value="3.483" calcext:value-type="float">
            <text:p>3.48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18" calcext:value-type="float">
            <text:p>4118</text:p>
          </table:table-cell>
          <table:table-cell office:value-type="float" office:value="1000" calcext:value-type="float">
            <text:p>1000</text:p>
          </table:table-cell>
          <table:table-cell office:value-type="float" office:value="4.118" calcext:value-type="float">
            <text:p>4.1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35" calcext:value-type="float">
            <text:p>635</text:p>
          </table:table-cell>
          <table:table-cell office:value-type="float" office:value="1000" calcext:value-type="float">
            <text:p>1000</text:p>
          </table:table-cell>
          <table:table-cell office:value-type="float" office:value="0.635" calcext:value-type="float">
            <text:p>0.6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324656" calcext:value-type="float">
            <text:p>324656</text:p>
          </table:table-cell>
          <table:table-cell office:value-type="float" office:value="1000" calcext:value-type="float">
            <text:p>1000</text:p>
          </table:table-cell>
          <table:table-cell office:value-type="float" office:value="324.656" calcext:value-type="float">
            <text:p>324.656</text:p>
          </table:table-cell>
          <table:table-cell office:value-type="float" office:value="264" calcext:value-type="float">
            <text:p>264</text:p>
          </table:table-cell>
          <table:table-cell office:value-type="float" office:value="373" calcext:value-type="float">
            <text:p>373</text:p>
          </table:table-cell>
          <table:table-cell office:value-type="float" office:value="0.035807" calcext:value-type="float">
            <text:p>0.0358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807" calcext:value-type="float">
            <text:p>3.5807E-05</text:p>
          </table:table-cell>
          <table:table-cell office:value-type="float" office:value="0.000023334" calcext:value-type="float">
            <text:p>2.3334E-05</text:p>
          </table:table-cell>
          <table:table-cell office:value-type="float" office:value="0.000072261" calcext:value-type="float">
            <text:p>7.2261E-05</text:p>
          </table:table-cell>
          <table:table-cell office:value-type="float" office:value="327818" calcext:value-type="float">
            <text:p>327818</text:p>
          </table:table-cell>
          <table:table-cell office:value-type="float" office:value="1000" calcext:value-type="float">
            <text:p>1000</text:p>
          </table:table-cell>
          <table:table-cell office:value-type="float" office:value="327.818" calcext:value-type="float">
            <text:p>327.818</text:p>
          </table:table-cell>
          <table:table-cell office:value-type="float" office:value="221" calcext:value-type="float">
            <text:p>221</text:p>
          </table:table-cell>
          <table:table-cell office:value-type="float" office:value="497" calcext:value-type="float">
            <text:p>497</text:p>
          </table:table-cell>
          <table:table-cell office:value-type="float" office:value="4237" calcext:value-type="float">
            <text:p>4237</text:p>
          </table:table-cell>
          <table:table-cell office:value-type="float" office:value="1000" calcext:value-type="float">
            <text:p>1000</text:p>
          </table:table-cell>
          <table:table-cell office:value-type="float" office:value="4.237" calcext:value-type="float">
            <text:p>4.23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79" calcext:value-type="float">
            <text:p>5079</text:p>
          </table:table-cell>
          <table:table-cell office:value-type="float" office:value="1000" calcext:value-type="float">
            <text:p>1000</text:p>
          </table:table-cell>
          <table:table-cell office:value-type="float" office:value="5.079" calcext:value-type="float">
            <text:p>5.07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42" calcext:value-type="float">
            <text:p>842</text:p>
          </table:table-cell>
          <table:table-cell office:value-type="float" office:value="1000" calcext:value-type="float">
            <text:p>1000</text:p>
          </table:table-cell>
          <table:table-cell office:value-type="float" office:value="0.842" calcext:value-type="float">
            <text:p>0.8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32994" calcext:value-type="float">
            <text:p>432994</text:p>
          </table:table-cell>
          <table:table-cell office:value-type="float" office:value="1000" calcext:value-type="float">
            <text:p>1000</text:p>
          </table:table-cell>
          <table:table-cell office:value-type="float" office:value="432.994" calcext:value-type="float">
            <text:p>432.994</text:p>
          </table:table-cell>
          <table:table-cell office:value-type="float" office:value="383" calcext:value-type="float">
            <text:p>383</text:p>
          </table:table-cell>
          <table:table-cell office:value-type="float" office:value="479" calcext:value-type="float">
            <text:p>479</text:p>
          </table:table-cell>
          <table:table-cell office:value-type="float" office:value="0.047498" calcext:value-type="float">
            <text:p>0.04749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498" calcext:value-type="float">
            <text:p>4.7498E-05</text:p>
          </table:table-cell>
          <table:table-cell office:value-type="float" office:value="0.000034111" calcext:value-type="float">
            <text:p>3.4111E-05</text:p>
          </table:table-cell>
          <table:table-cell office:value-type="float" office:value="0.000085277" calcext:value-type="float">
            <text:p>8.5277E-05</text:p>
          </table:table-cell>
          <table:table-cell office:value-type="float" office:value="436851" calcext:value-type="float">
            <text:p>436851</text:p>
          </table:table-cell>
          <table:table-cell office:value-type="float" office:value="1000" calcext:value-type="float">
            <text:p>1000</text:p>
          </table:table-cell>
          <table:table-cell office:value-type="float" office:value="436.851" calcext:value-type="float">
            <text:p>436.851</text:p>
          </table:table-cell>
          <table:table-cell office:value-type="float" office:value="314" calcext:value-type="float">
            <text:p>314</text:p>
          </table:table-cell>
          <table:table-cell office:value-type="float" office:value="678" calcext:value-type="float">
            <text:p>678</text:p>
          </table:table-cell>
          <table:table-cell office:value-type="float" office:value="5123" calcext:value-type="float">
            <text:p>5123</text:p>
          </table:table-cell>
          <table:table-cell office:value-type="float" office:value="1000" calcext:value-type="float">
            <text:p>1000</text:p>
          </table:table-cell>
          <table:table-cell office:value-type="float" office:value="5.123" calcext:value-type="float">
            <text:p>5.1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129" calcext:value-type="float">
            <text:p>6129</text:p>
          </table:table-cell>
          <table:table-cell office:value-type="float" office:value="1000" calcext:value-type="float">
            <text:p>1000</text:p>
          </table:table-cell>
          <table:table-cell office:value-type="float" office:value="6.129" calcext:value-type="float">
            <text:p>6.1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06" calcext:value-type="float">
            <text:p>1006</text:p>
          </table:table-cell>
          <table:table-cell office:value-type="float" office:value="1000" calcext:value-type="float">
            <text:p>1000</text:p>
          </table:table-cell>
          <table:table-cell office:value-type="float" office:value="1.006" calcext:value-type="float">
            <text:p>1.0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9985" calcext:value-type="float">
            <text:p>539985</text:p>
          </table:table-cell>
          <table:table-cell office:value-type="float" office:value="1000" calcext:value-type="float">
            <text:p>1000</text:p>
          </table:table-cell>
          <table:table-cell office:value-type="float" office:value="539.985" calcext:value-type="float">
            <text:p>539.985</text:p>
          </table:table-cell>
          <table:table-cell office:value-type="float" office:value="480" calcext:value-type="float">
            <text:p>480</text:p>
          </table:table-cell>
          <table:table-cell office:value-type="float" office:value="587" calcext:value-type="float">
            <text:p>587</text:p>
          </table:table-cell>
          <table:table-cell office:value-type="float" office:value="0.0647115" calcext:value-type="float">
            <text:p>0.06471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47115" calcext:value-type="float">
            <text:p>6.47115E-05</text:p>
          </table:table-cell>
          <table:table-cell office:value-type="float" office:value="0.000036729" calcext:value-type="float">
            <text:p>3.6729E-05</text:p>
          </table:table-cell>
          <table:table-cell office:value-type="float" office:value="0.000116502" calcext:value-type="float">
            <text:p>0.000116502</text:p>
          </table:table-cell>
          <table:table-cell office:value-type="float" office:value="604306" calcext:value-type="float">
            <text:p>604306</text:p>
          </table:table-cell>
          <table:table-cell office:value-type="float" office:value="1000" calcext:value-type="float">
            <text:p>1000</text:p>
          </table:table-cell>
          <table:table-cell office:value-type="float" office:value="604.306" calcext:value-type="float">
            <text:p>604.306</text:p>
          </table:table-cell>
          <table:table-cell office:value-type="float" office:value="342" calcext:value-type="float">
            <text:p>342</text:p>
          </table:table-cell>
          <table:table-cell office:value-type="float" office:value="957" calcext:value-type="float">
            <text:p>957</text:p>
          </table:table-cell>
          <table:table-cell office:value-type="float" office:value="6242" calcext:value-type="float">
            <text:p>6242</text:p>
          </table:table-cell>
          <table:table-cell office:value-type="float" office:value="1000" calcext:value-type="float">
            <text:p>1000</text:p>
          </table:table-cell>
          <table:table-cell office:value-type="float" office:value="6.242" calcext:value-type="float">
            <text:p>6.24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328" calcext:value-type="float">
            <text:p>7328</text:p>
          </table:table-cell>
          <table:table-cell office:value-type="float" office:value="1000" calcext:value-type="float">
            <text:p>1000</text:p>
          </table:table-cell>
          <table:table-cell office:value-type="float" office:value="7.328" calcext:value-type="float">
            <text:p>7.32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86" calcext:value-type="float">
            <text:p>1086</text:p>
          </table:table-cell>
          <table:table-cell office:value-type="float" office:value="1000" calcext:value-type="float">
            <text:p>1000</text:p>
          </table:table-cell>
          <table:table-cell office:value-type="float" office:value="1.086" calcext:value-type="float">
            <text:p>1.0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648375" calcext:value-type="float">
            <text:p>648375</text:p>
          </table:table-cell>
          <table:table-cell office:value-type="float" office:value="1000" calcext:value-type="float">
            <text:p>1000</text:p>
          </table:table-cell>
          <table:table-cell office:value-type="float" office:value="648.375" calcext:value-type="float">
            <text:p>648.375</text:p>
          </table:table-cell>
          <table:table-cell office:value-type="float" office:value="600" calcext:value-type="float">
            <text:p>600</text:p>
          </table:table-cell>
          <table:table-cell office:value-type="float" office:value="701" calcext:value-type="float">
            <text:p>701</text:p>
          </table:table-cell>
          <table:table-cell office:value-type="float" office:value="0.0910576" calcext:value-type="float">
            <text:p>0.09105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10576" calcext:value-type="float">
            <text:p>9.10576E-05</text:p>
          </table:table-cell>
          <table:table-cell office:value-type="float" office:value="0.000050262" calcext:value-type="float">
            <text:p>5.0262E-05</text:p>
          </table:table-cell>
          <table:table-cell office:value-type="float" office:value="0.000163473" calcext:value-type="float">
            <text:p>0.000163473</text:p>
          </table:table-cell>
          <table:table-cell office:value-type="float" office:value="869673" calcext:value-type="float">
            <text:p>869673</text:p>
          </table:table-cell>
          <table:table-cell office:value-type="float" office:value="1000" calcext:value-type="float">
            <text:p>1000</text:p>
          </table:table-cell>
          <table:table-cell office:value-type="float" office:value="869.673" calcext:value-type="float">
            <text:p>869.673</text:p>
          </table:table-cell>
          <table:table-cell office:value-type="float" office:value="471" calcext:value-type="float">
            <text:p>471</text:p>
          </table:table-cell>
          <table:table-cell office:value-type="float" office:value="1535" calcext:value-type="float">
            <text:p>1535</text:p>
          </table:table-cell>
          <table:table-cell office:value-type="float" office:value="7641" calcext:value-type="float">
            <text:p>7641</text:p>
          </table:table-cell>
          <table:table-cell office:value-type="float" office:value="1000" calcext:value-type="float">
            <text:p>1000</text:p>
          </table:table-cell>
          <table:table-cell office:value-type="float" office:value="7.641" calcext:value-type="float">
            <text:p>7.64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915" calcext:value-type="float">
            <text:p>8915</text:p>
          </table:table-cell>
          <table:table-cell office:value-type="float" office:value="1000" calcext:value-type="float">
            <text:p>1000</text:p>
          </table:table-cell>
          <table:table-cell office:value-type="float" office:value="8.915" calcext:value-type="float">
            <text:p>8.9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74" calcext:value-type="float">
            <text:p>1274</text:p>
          </table:table-cell>
          <table:table-cell office:value-type="float" office:value="1000" calcext:value-type="float">
            <text:p>1000</text:p>
          </table:table-cell>
          <table:table-cell office:value-type="float" office:value="1.274" calcext:value-type="float">
            <text:p>1.2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756860" calcext:value-type="float">
            <text:p>756860</text:p>
          </table:table-cell>
          <table:table-cell office:value-type="float" office:value="1000" calcext:value-type="float">
            <text:p>1000</text:p>
          </table:table-cell>
          <table:table-cell office:value-type="float" office:value="756.86" calcext:value-type="float">
            <text:p>756.86</text:p>
          </table:table-cell>
          <table:table-cell office:value-type="float" office:value="704" calcext:value-type="float">
            <text:p>704</text:p>
          </table:table-cell>
          <table:table-cell office:value-type="float" office:value="804" calcext:value-type="float">
            <text:p>804</text:p>
          </table:table-cell>
          <table:table-cell office:value-type="float" office:value="0.13829" calcext:value-type="float">
            <text:p>0.138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829" calcext:value-type="float">
            <text:p>0.00013829</text:p>
          </table:table-cell>
          <table:table-cell office:value-type="float" office:value="0.000080509" calcext:value-type="float">
            <text:p>8.0509E-05</text:p>
          </table:table-cell>
          <table:table-cell office:value-type="float" office:value="0.000230489" calcext:value-type="float">
            <text:p>0.000230489</text:p>
          </table:table-cell>
          <table:table-cell office:value-type="float" office:value="1357451" calcext:value-type="float">
            <text:p>1357451</text:p>
          </table:table-cell>
          <table:table-cell office:value-type="float" office:value="1000" calcext:value-type="float">
            <text:p>1000</text:p>
          </table:table-cell>
          <table:table-cell office:value-type="float" office:value="1357.45" calcext:value-type="float">
            <text:p>1357.45</text:p>
          </table:table-cell>
          <table:table-cell office:value-type="float" office:value="773" calcext:value-type="float">
            <text:p>773</text:p>
          </table:table-cell>
          <table:table-cell office:value-type="float" office:value="2288" calcext:value-type="float">
            <text:p>2288</text:p>
          </table:table-cell>
          <table:table-cell office:value-type="float" office:value="9606" calcext:value-type="float">
            <text:p>9606</text:p>
          </table:table-cell>
          <table:table-cell office:value-type="float" office:value="1000" calcext:value-type="float">
            <text:p>1000</text:p>
          </table:table-cell>
          <table:table-cell office:value-type="float" office:value="9.606" calcext:value-type="float">
            <text:p>9.60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115" calcext:value-type="float">
            <text:p>11115</text:p>
          </table:table-cell>
          <table:table-cell office:value-type="float" office:value="1000" calcext:value-type="float">
            <text:p>1000</text:p>
          </table:table-cell>
          <table:table-cell office:value-type="float" office:value="11.115" calcext:value-type="float">
            <text:p>11.1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09" calcext:value-type="float">
            <text:p>1509</text:p>
          </table:table-cell>
          <table:table-cell office:value-type="float" office:value="1000" calcext:value-type="float">
            <text:p>1000</text:p>
          </table:table-cell>
          <table:table-cell office:value-type="float" office:value="1.509" calcext:value-type="float">
            <text:p>1.5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865125" calcext:value-type="float">
            <text:p>865125</text:p>
          </table:table-cell>
          <table:table-cell office:value-type="float" office:value="1000" calcext:value-type="float">
            <text:p>1000</text:p>
          </table:table-cell>
          <table:table-cell office:value-type="float" office:value="865.125" calcext:value-type="float">
            <text:p>865.125</text:p>
          </table:table-cell>
          <table:table-cell office:value-type="float" office:value="813" calcext:value-type="float">
            <text:p>813</text:p>
          </table:table-cell>
          <table:table-cell office:value-type="float" office:value="903" calcext:value-type="float">
            <text:p>903</text:p>
          </table:table-cell>
          <table:table-cell office:value-type="float" office:value="0.240859" calcext:value-type="float">
            <text:p>0.2408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0859" calcext:value-type="float">
            <text:p>0.000240859</text:p>
          </table:table-cell>
          <table:table-cell office:value-type="float" office:value="0.000150109" calcext:value-type="float">
            <text:p>0.000150109</text:p>
          </table:table-cell>
          <table:table-cell office:value-type="float" office:value="0.00041046" calcext:value-type="float">
            <text:p>0.00041046</text:p>
          </table:table-cell>
          <table:table-cell office:value-type="float" office:value="2437540" calcext:value-type="float">
            <text:p>2437540</text:p>
          </table:table-cell>
          <table:table-cell office:value-type="float" office:value="1000" calcext:value-type="float">
            <text:p>1000</text:p>
          </table:table-cell>
          <table:table-cell office:value-type="float" office:value="2437.54" calcext:value-type="float">
            <text:p>2437.54</text:p>
          </table:table-cell>
          <table:table-cell office:value-type="float" office:value="1489" calcext:value-type="float">
            <text:p>1489</text:p>
          </table:table-cell>
          <table:table-cell office:value-type="float" office:value="4136" calcext:value-type="float">
            <text:p>4136</text:p>
          </table:table-cell>
          <table:table-cell office:value-type="float" office:value="12839" calcext:value-type="float">
            <text:p>12839</text:p>
          </table:table-cell>
          <table:table-cell office:value-type="float" office:value="1000" calcext:value-type="float">
            <text:p>1000</text:p>
          </table:table-cell>
          <table:table-cell office:value-type="float" office:value="12.839" calcext:value-type="float">
            <text:p>12.83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420" calcext:value-type="float">
            <text:p>14420</text:p>
          </table:table-cell>
          <table:table-cell office:value-type="float" office:value="1000" calcext:value-type="float">
            <text:p>1000</text:p>
          </table:table-cell>
          <table:table-cell office:value-type="float" office:value="14.42" calcext:value-type="float">
            <text:p>14.4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81" calcext:value-type="float">
            <text:p>1581</text:p>
          </table:table-cell>
          <table:table-cell office:value-type="float" office:value="1000" calcext:value-type="float">
            <text:p>1000</text:p>
          </table:table-cell>
          <table:table-cell office:value-type="float" office:value="1.581" calcext:value-type="float">
            <text:p>1.5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972875" calcext:value-type="float">
            <text:p>972875</text:p>
          </table:table-cell>
          <table:table-cell office:value-type="float" office:value="1000" calcext:value-type="float">
            <text:p>1000</text:p>
          </table:table-cell>
          <table:table-cell office:value-type="float" office:value="972.875" calcext:value-type="float">
            <text:p>972.875</text:p>
          </table:table-cell>
          <table:table-cell office:value-type="float" office:value="935" calcext:value-type="float">
            <text:p>935</text:p>
          </table:table-cell>
          <table:table-cell office:value-type="float" office:value="1003" calcext:value-type="float">
            <text:p>1003</text:p>
          </table:table-cell>
          <table:table-cell office:value-type="float" office:value="0.546827" calcext:value-type="float">
            <text:p>0.5468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46827" calcext:value-type="float">
            <text:p>0.000546827</text:p>
          </table:table-cell>
          <table:table-cell office:value-type="float" office:value="0.000301381" calcext:value-type="float">
            <text:p>0.000301381</text:p>
          </table:table-cell>
          <table:table-cell office:value-type="float" office:value="0.000820192" calcext:value-type="float">
            <text:p>0.000820192</text:p>
          </table:table-cell>
          <table:table-cell office:value-type="float" office:value="5730527" calcext:value-type="float">
            <text:p>5730527</text:p>
          </table:table-cell>
          <table:table-cell office:value-type="float" office:value="1000" calcext:value-type="float">
            <text:p>1000</text:p>
          </table:table-cell>
          <table:table-cell office:value-type="float" office:value="5730.53" calcext:value-type="float">
            <text:p>5730.53</text:p>
          </table:table-cell>
          <table:table-cell office:value-type="float" office:value="3121" calcext:value-type="float">
            <text:p>3121</text:p>
          </table:table-cell>
          <table:table-cell office:value-type="float" office:value="8687" calcext:value-type="float">
            <text:p>8687</text:p>
          </table:table-cell>
          <table:table-cell office:value-type="float" office:value="19242" calcext:value-type="float">
            <text:p>19242</text:p>
          </table:table-cell>
          <table:table-cell office:value-type="float" office:value="1000" calcext:value-type="float">
            <text:p>1000</text:p>
          </table:table-cell>
          <table:table-cell office:value-type="float" office:value="19.242" calcext:value-type="float">
            <text:p>19.24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0652" calcext:value-type="float">
            <text:p>20652</text:p>
          </table:table-cell>
          <table:table-cell office:value-type="float" office:value="1000" calcext:value-type="float">
            <text:p>1000</text:p>
          </table:table-cell>
          <table:table-cell office:value-type="float" office:value="20.652" calcext:value-type="float">
            <text:p>20.65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410" calcext:value-type="float">
            <text:p>1410</text:p>
          </table:table-cell>
          <table:table-cell office:value-type="float" office:value="1000" calcext:value-type="float">
            <text:p>1000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4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12455" calcext:value-type="float">
            <text:p>112455</text:p>
          </table:table-cell>
          <table:table-cell office:value-type="float" office:value="1000" calcext:value-type="float">
            <text:p>1000</text:p>
          </table:table-cell>
          <table:table-cell office:value-type="float" office:value="112.455" calcext:value-type="float">
            <text:p>112.455</text:p>
          </table:table-cell>
          <table:table-cell office:value-type="float" office:value="83" calcext:value-type="float">
            <text:p>83</text:p>
          </table:table-cell>
          <table:table-cell office:value-type="float" office:value="143" calcext:value-type="float">
            <text:p>143</text:p>
          </table:table-cell>
          <table:table-cell office:value-type="float" office:value="0.020582" calcext:value-type="float">
            <text:p>0.0205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582" calcext:value-type="float">
            <text:p>2.0582E-05</text:p>
          </table:table-cell>
          <table:table-cell office:value-type="float" office:value="0.000014477" calcext:value-type="float">
            <text:p>1.4477E-05</text:p>
          </table:table-cell>
          <table:table-cell office:value-type="float" office:value="0.000041835" calcext:value-type="float">
            <text:p>4.1835E-05</text:p>
          </table:table-cell>
          <table:table-cell office:value-type="float" office:value="197227" calcext:value-type="float">
            <text:p>197227</text:p>
          </table:table-cell>
          <table:table-cell office:value-type="float" office:value="1000" calcext:value-type="float">
            <text:p>1000</text:p>
          </table:table-cell>
          <table:table-cell office:value-type="float" office:value="197.227" calcext:value-type="float">
            <text:p>197.227</text:p>
          </table:table-cell>
          <table:table-cell office:value-type="float" office:value="148" calcext:value-type="float">
            <text:p>148</text:p>
          </table:table-cell>
          <table:table-cell office:value-type="float" office:value="291" calcext:value-type="float">
            <text:p>291</text:p>
          </table:table-cell>
          <table:table-cell office:value-type="float" office:value="2770" calcext:value-type="float">
            <text:p>2770</text:p>
          </table:table-cell>
          <table:table-cell office:value-type="float" office:value="1000" calcext:value-type="float">
            <text:p>1000</text:p>
          </table:table-cell>
          <table:table-cell office:value-type="float" office:value="2.77" calcext:value-type="float">
            <text:p>2.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43" calcext:value-type="float">
            <text:p>3143</text:p>
          </table:table-cell>
          <table:table-cell office:value-type="float" office:value="1000" calcext:value-type="float">
            <text:p>1000</text:p>
          </table:table-cell>
          <table:table-cell office:value-type="float" office:value="3.143" calcext:value-type="float">
            <text:p>3.1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3" calcext:value-type="float">
            <text:p>373</text:p>
          </table:table-cell>
          <table:table-cell office:value-type="float" office:value="1000" calcext:value-type="float">
            <text:p>1000</text:p>
          </table:table-cell>
          <table:table-cell office:value-type="float" office:value="0.373" calcext:value-type="float">
            <text:p>0.3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225531" calcext:value-type="float">
            <text:p>225531</text:p>
          </table:table-cell>
          <table:table-cell office:value-type="float" office:value="1000" calcext:value-type="float">
            <text:p>1000</text:p>
          </table:table-cell>
          <table:table-cell office:value-type="float" office:value="225.531" calcext:value-type="float">
            <text:p>225.531</text:p>
          </table:table-cell>
          <table:table-cell office:value-type="float" office:value="182" calcext:value-type="float">
            <text:p>182</text:p>
          </table:table-cell>
          <table:table-cell office:value-type="float" office:value="270" calcext:value-type="float">
            <text:p>270</text:p>
          </table:table-cell>
          <table:table-cell office:value-type="float" office:value="0.0278023" calcext:value-type="float">
            <text:p>0.02780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8023" calcext:value-type="float">
            <text:p>2.78023E-05</text:p>
          </table:table-cell>
          <table:table-cell office:value-type="float" office:value="0.000015328" calcext:value-type="float">
            <text:p>1.5328E-05</text:p>
          </table:table-cell>
          <table:table-cell office:value-type="float" office:value="0.000069869" calcext:value-type="float">
            <text:p>6.9869E-05</text:p>
          </table:table-cell>
          <table:table-cell office:value-type="float" office:value="257801" calcext:value-type="float">
            <text:p>257801</text:p>
          </table:table-cell>
          <table:table-cell office:value-type="float" office:value="1000" calcext:value-type="float">
            <text:p>1000</text:p>
          </table:table-cell>
          <table:table-cell office:value-type="float" office:value="257.801" calcext:value-type="float">
            <text:p>257.801</text:p>
          </table:table-cell>
          <table:table-cell office:value-type="float" office:value="154" calcext:value-type="float">
            <text:p>154</text:p>
          </table:table-cell>
          <table:table-cell office:value-type="float" office:value="383" calcext:value-type="float">
            <text:p>383</text:p>
          </table:table-cell>
          <table:table-cell office:value-type="float" office:value="3494" calcext:value-type="float">
            <text:p>3494</text:p>
          </table:table-cell>
          <table:table-cell office:value-type="float" office:value="1000" calcext:value-type="float">
            <text:p>1000</text:p>
          </table:table-cell>
          <table:table-cell office:value-type="float" office:value="3.494" calcext:value-type="float">
            <text:p>3.4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40" calcext:value-type="float">
            <text:p>4140</text:p>
          </table:table-cell>
          <table:table-cell office:value-type="float" office:value="1000" calcext:value-type="float">
            <text:p>1000</text:p>
          </table:table-cell>
          <table:table-cell office:value-type="float" office:value="4.14" calcext:value-type="float">
            <text:p>4.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46" calcext:value-type="float">
            <text:p>646</text:p>
          </table:table-cell>
          <table:table-cell office:value-type="float" office:value="1000" calcext:value-type="float">
            <text:p>1000</text:p>
          </table:table-cell>
          <table:table-cell office:value-type="float" office:value="0.646" calcext:value-type="float">
            <text:p>0.6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38094" calcext:value-type="float">
            <text:p>338094</text:p>
          </table:table-cell>
          <table:table-cell office:value-type="float" office:value="1000" calcext:value-type="float">
            <text:p>1000</text:p>
          </table:table-cell>
          <table:table-cell office:value-type="float" office:value="338.094" calcext:value-type="float">
            <text:p>338.094</text:p>
          </table:table-cell>
          <table:table-cell office:value-type="float" office:value="284" calcext:value-type="float">
            <text:p>284</text:p>
          </table:table-cell>
          <table:table-cell office:value-type="float" office:value="389" calcext:value-type="float">
            <text:p>389</text:p>
          </table:table-cell>
          <table:table-cell office:value-type="float" office:value="0.0363611" calcext:value-type="float">
            <text:p>0.03636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3611" calcext:value-type="float">
            <text:p>3.63611E-05</text:p>
          </table:table-cell>
          <table:table-cell office:value-type="float" office:value="0.000023923" calcext:value-type="float">
            <text:p>2.3923E-05</text:p>
          </table:table-cell>
          <table:table-cell office:value-type="float" office:value="0.00006648" calcext:value-type="float">
            <text:p>6.648E-05</text:p>
          </table:table-cell>
          <table:table-cell office:value-type="float" office:value="334954" calcext:value-type="float">
            <text:p>334954</text:p>
          </table:table-cell>
          <table:table-cell office:value-type="float" office:value="1000" calcext:value-type="float">
            <text:p>1000</text:p>
          </table:table-cell>
          <table:table-cell office:value-type="float" office:value="334.954" calcext:value-type="float">
            <text:p>334.954</text:p>
          </table:table-cell>
          <table:table-cell office:value-type="float" office:value="226" calcext:value-type="float">
            <text:p>226</text:p>
          </table:table-cell>
          <table:table-cell office:value-type="float" office:value="514" calcext:value-type="float">
            <text:p>514</text:p>
          </table:table-cell>
          <table:table-cell office:value-type="float" office:value="4245" calcext:value-type="float">
            <text:p>4245</text:p>
          </table:table-cell>
          <table:table-cell office:value-type="float" office:value="1000" calcext:value-type="float">
            <text:p>1000</text:p>
          </table:table-cell>
          <table:table-cell office:value-type="float" office:value="4.245" calcext:value-type="float">
            <text:p>4.2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90" calcext:value-type="float">
            <text:p>5090</text:p>
          </table:table-cell>
          <table:table-cell office:value-type="float" office:value="1000" calcext:value-type="float">
            <text:p>1000</text:p>
          </table:table-cell>
          <table:table-cell office:value-type="float" office:value="5.09" calcext:value-type="float">
            <text:p>5.0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45" calcext:value-type="float">
            <text:p>845</text:p>
          </table:table-cell>
          <table:table-cell office:value-type="float" office:value="1000" calcext:value-type="float">
            <text:p>1000</text:p>
          </table:table-cell>
          <table:table-cell office:value-type="float" office:value="0.845" calcext:value-type="float">
            <text:p>0.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50359" calcext:value-type="float">
            <text:p>450359</text:p>
          </table:table-cell>
          <table:table-cell office:value-type="float" office:value="1000" calcext:value-type="float">
            <text:p>1000</text:p>
          </table:table-cell>
          <table:table-cell office:value-type="float" office:value="450.359" calcext:value-type="float">
            <text:p>450.359</text:p>
          </table:table-cell>
          <table:table-cell office:value-type="float" office:value="398" calcext:value-type="float">
            <text:p>398</text:p>
          </table:table-cell>
          <table:table-cell office:value-type="float" office:value="511" calcext:value-type="float">
            <text:p>511</text:p>
          </table:table-cell>
          <table:table-cell office:value-type="float" office:value="0.0484594" calcext:value-type="float">
            <text:p>0.04845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4594" calcext:value-type="float">
            <text:p>4.84594E-05</text:p>
          </table:table-cell>
          <table:table-cell office:value-type="float" office:value="0.00002603" calcext:value-type="float">
            <text:p>2.603E-05</text:p>
          </table:table-cell>
          <table:table-cell office:value-type="float" office:value="0.000098166" calcext:value-type="float">
            <text:p>9.8166E-05</text:p>
          </table:table-cell>
          <table:table-cell office:value-type="float" office:value="445013" calcext:value-type="float">
            <text:p>445013</text:p>
          </table:table-cell>
          <table:table-cell office:value-type="float" office:value="1000" calcext:value-type="float">
            <text:p>1000</text:p>
          </table:table-cell>
          <table:table-cell office:value-type="float" office:value="445.013" calcext:value-type="float">
            <text:p>445.013</text:p>
          </table:table-cell>
          <table:table-cell office:value-type="float" office:value="244" calcext:value-type="float">
            <text:p>244</text:p>
          </table:table-cell>
          <table:table-cell office:value-type="float" office:value="692" calcext:value-type="float">
            <text:p>692</text:p>
          </table:table-cell>
          <table:table-cell office:value-type="float" office:value="5127" calcext:value-type="float">
            <text:p>5127</text:p>
          </table:table-cell>
          <table:table-cell office:value-type="float" office:value="1000" calcext:value-type="float">
            <text:p>1000</text:p>
          </table:table-cell>
          <table:table-cell office:value-type="float" office:value="5.127" calcext:value-type="float">
            <text:p>5.1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112" calcext:value-type="float">
            <text:p>6112</text:p>
          </table:table-cell>
          <table:table-cell office:value-type="float" office:value="1000" calcext:value-type="float">
            <text:p>1000</text:p>
          </table:table-cell>
          <table:table-cell office:value-type="float" office:value="6.112" calcext:value-type="float">
            <text:p>6.1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85" calcext:value-type="float">
            <text:p>985</text:p>
          </table:table-cell>
          <table:table-cell office:value-type="float" office:value="1000" calcext:value-type="float">
            <text:p>1000</text:p>
          </table:table-cell>
          <table:table-cell office:value-type="float" office:value="0.985" calcext:value-type="float">
            <text:p>0.9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63626" calcext:value-type="float">
            <text:p>563626</text:p>
          </table:table-cell>
          <table:table-cell office:value-type="float" office:value="1000" calcext:value-type="float">
            <text:p>1000</text:p>
          </table:table-cell>
          <table:table-cell office:value-type="float" office:value="563.626" calcext:value-type="float">
            <text:p>563.626</text:p>
          </table:table-cell>
          <table:table-cell office:value-type="float" office:value="512" calcext:value-type="float">
            <text:p>512</text:p>
          </table:table-cell>
          <table:table-cell office:value-type="float" office:value="616" calcext:value-type="float">
            <text:p>616</text:p>
          </table:table-cell>
          <table:table-cell office:value-type="float" office:value="0.065818" calcext:value-type="float">
            <text:p>0.0658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5818" calcext:value-type="float">
            <text:p>6.5818E-05</text:p>
          </table:table-cell>
          <table:table-cell office:value-type="float" office:value="0.000047217" calcext:value-type="float">
            <text:p>4.7217E-05</text:p>
          </table:table-cell>
          <table:table-cell office:value-type="float" office:value="0.000132467" calcext:value-type="float">
            <text:p>0.000132467</text:p>
          </table:table-cell>
          <table:table-cell office:value-type="float" office:value="614692" calcext:value-type="float">
            <text:p>614692</text:p>
          </table:table-cell>
          <table:table-cell office:value-type="float" office:value="1000" calcext:value-type="float">
            <text:p>1000</text:p>
          </table:table-cell>
          <table:table-cell office:value-type="float" office:value="614.692" calcext:value-type="float">
            <text:p>614.692</text:p>
          </table:table-cell>
          <table:table-cell office:value-type="float" office:value="437" calcext:value-type="float">
            <text:p>437</text:p>
          </table:table-cell>
          <table:table-cell office:value-type="float" office:value="948" calcext:value-type="float">
            <text:p>948</text:p>
          </table:table-cell>
          <table:table-cell office:value-type="float" office:value="6217" calcext:value-type="float">
            <text:p>6217</text:p>
          </table:table-cell>
          <table:table-cell office:value-type="float" office:value="1000" calcext:value-type="float">
            <text:p>1000</text:p>
          </table:table-cell>
          <table:table-cell office:value-type="float" office:value="6.217" calcext:value-type="float">
            <text:p>6.2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376" calcext:value-type="float">
            <text:p>7376</text:p>
          </table:table-cell>
          <table:table-cell office:value-type="float" office:value="1000" calcext:value-type="float">
            <text:p>1000</text:p>
          </table:table-cell>
          <table:table-cell office:value-type="float" office:value="7.376" calcext:value-type="float">
            <text:p>7.37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59" calcext:value-type="float">
            <text:p>1159</text:p>
          </table:table-cell>
          <table:table-cell office:value-type="float" office:value="1000" calcext:value-type="float">
            <text:p>1000</text:p>
          </table:table-cell>
          <table:table-cell office:value-type="float" office:value="1.159" calcext:value-type="float">
            <text:p>1.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76459" calcext:value-type="float">
            <text:p>676459</text:p>
          </table:table-cell>
          <table:table-cell office:value-type="float" office:value="1000" calcext:value-type="float">
            <text:p>1000</text:p>
          </table:table-cell>
          <table:table-cell office:value-type="float" office:value="676.459" calcext:value-type="float">
            <text:p>676.459</text:p>
          </table:table-cell>
          <table:table-cell office:value-type="float" office:value="610" calcext:value-type="float">
            <text:p>610</text:p>
          </table:table-cell>
          <table:table-cell office:value-type="float" office:value="723" calcext:value-type="float">
            <text:p>723</text:p>
          </table:table-cell>
          <table:table-cell office:value-type="float" office:value="0.0931096" calcext:value-type="float">
            <text:p>0.09310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31096" calcext:value-type="float">
            <text:p>9.31096E-05</text:p>
          </table:table-cell>
          <table:table-cell office:value-type="float" office:value="0.000052875" calcext:value-type="float">
            <text:p>5.2875E-05</text:p>
          </table:table-cell>
          <table:table-cell office:value-type="float" office:value="0.000165776" calcext:value-type="float">
            <text:p>0.000165776</text:p>
          </table:table-cell>
          <table:table-cell office:value-type="float" office:value="891898" calcext:value-type="float">
            <text:p>891898</text:p>
          </table:table-cell>
          <table:table-cell office:value-type="float" office:value="1000" calcext:value-type="float">
            <text:p>1000</text:p>
          </table:table-cell>
          <table:table-cell office:value-type="float" office:value="891.898" calcext:value-type="float">
            <text:p>891.898</text:p>
          </table:table-cell>
          <table:table-cell office:value-type="float" office:value="500" calcext:value-type="float">
            <text:p>500</text:p>
          </table:table-cell>
          <table:table-cell office:value-type="float" office:value="1642" calcext:value-type="float">
            <text:p>1642</text:p>
          </table:table-cell>
          <table:table-cell office:value-type="float" office:value="7666" calcext:value-type="float">
            <text:p>7666</text:p>
          </table:table-cell>
          <table:table-cell office:value-type="float" office:value="1000" calcext:value-type="float">
            <text:p>1000</text:p>
          </table:table-cell>
          <table:table-cell office:value-type="float" office:value="7.666" calcext:value-type="float">
            <text:p>7.66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007" calcext:value-type="float">
            <text:p>9007</text:p>
          </table:table-cell>
          <table:table-cell office:value-type="float" office:value="1000" calcext:value-type="float">
            <text:p>1000</text:p>
          </table:table-cell>
          <table:table-cell office:value-type="float" office:value="9.007" calcext:value-type="float">
            <text:p>9.00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41" calcext:value-type="float">
            <text:p>1341</text:p>
          </table:table-cell>
          <table:table-cell office:value-type="float" office:value="1000" calcext:value-type="float">
            <text:p>1000</text:p>
          </table:table-cell>
          <table:table-cell office:value-type="float" office:value="1.341" calcext:value-type="float">
            <text:p>1.3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789727" calcext:value-type="float">
            <text:p>789727</text:p>
          </table:table-cell>
          <table:table-cell office:value-type="float" office:value="1000" calcext:value-type="float">
            <text:p>1000</text:p>
          </table:table-cell>
          <table:table-cell office:value-type="float" office:value="789.727" calcext:value-type="float">
            <text:p>789.727</text:p>
          </table:table-cell>
          <table:table-cell office:value-type="float" office:value="745" calcext:value-type="float">
            <text:p>745</text:p>
          </table:table-cell>
          <table:table-cell office:value-type="float" office:value="843" calcext:value-type="float">
            <text:p>843</text:p>
          </table:table-cell>
          <table:table-cell office:value-type="float" office:value="0.142416" calcext:value-type="float">
            <text:p>0.1424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2416" calcext:value-type="float">
            <text:p>0.000142416</text:p>
          </table:table-cell>
          <table:table-cell office:value-type="float" office:value="0.000085054" calcext:value-type="float">
            <text:p>8.5054E-05</text:p>
          </table:table-cell>
          <table:table-cell office:value-type="float" office:value="0.00023226" calcext:value-type="float">
            <text:p>0.00023226</text:p>
          </table:table-cell>
          <table:table-cell office:value-type="float" office:value="1399279" calcext:value-type="float">
            <text:p>1399279</text:p>
          </table:table-cell>
          <table:table-cell office:value-type="float" office:value="1000" calcext:value-type="float">
            <text:p>1000</text:p>
          </table:table-cell>
          <table:table-cell office:value-type="float" office:value="1399.28" calcext:value-type="float">
            <text:p>1399.28</text:p>
          </table:table-cell>
          <table:table-cell office:value-type="float" office:value="813" calcext:value-type="float">
            <text:p>813</text:p>
          </table:table-cell>
          <table:table-cell office:value-type="float" office:value="2349" calcext:value-type="float">
            <text:p>2349</text:p>
          </table:table-cell>
          <table:table-cell office:value-type="float" office:value="9685" calcext:value-type="float">
            <text:p>9685</text:p>
          </table:table-cell>
          <table:table-cell office:value-type="float" office:value="1000" calcext:value-type="float">
            <text:p>1000</text:p>
          </table:table-cell>
          <table:table-cell office:value-type="float" office:value="9.685" calcext:value-type="float">
            <text:p>9.68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196" calcext:value-type="float">
            <text:p>11196</text:p>
          </table:table-cell>
          <table:table-cell office:value-type="float" office:value="1000" calcext:value-type="float">
            <text:p>1000</text:p>
          </table:table-cell>
          <table:table-cell office:value-type="float" office:value="11.196" calcext:value-type="float">
            <text:p>11.19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11" calcext:value-type="float">
            <text:p>1511</text:p>
          </table:table-cell>
          <table:table-cell office:value-type="float" office:value="1000" calcext:value-type="float">
            <text:p>1000</text:p>
          </table:table-cell>
          <table:table-cell office:value-type="float" office:value="1.511" calcext:value-type="float">
            <text:p>1.5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902705" calcext:value-type="float">
            <text:p>902705</text:p>
          </table:table-cell>
          <table:table-cell office:value-type="float" office:value="1000" calcext:value-type="float">
            <text:p>1000</text:p>
          </table:table-cell>
          <table:table-cell office:value-type="float" office:value="902.705" calcext:value-type="float">
            <text:p>902.705</text:p>
          </table:table-cell>
          <table:table-cell office:value-type="float" office:value="859" calcext:value-type="float">
            <text:p>859</text:p>
          </table:table-cell>
          <table:table-cell office:value-type="float" office:value="946" calcext:value-type="float">
            <text:p>946</text:p>
          </table:table-cell>
          <table:table-cell office:value-type="float" office:value="0.25004" calcext:value-type="float">
            <text:p>0.250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004" calcext:value-type="float">
            <text:p>0.00025004</text:p>
          </table:table-cell>
          <table:table-cell office:value-type="float" office:value="0.000141178" calcext:value-type="float">
            <text:p>0.000141178</text:p>
          </table:table-cell>
          <table:table-cell office:value-type="float" office:value="0.000383049" calcext:value-type="float">
            <text:p>0.000383049</text:p>
          </table:table-cell>
          <table:table-cell office:value-type="float" office:value="2535147" calcext:value-type="float">
            <text:p>2535147</text:p>
          </table:table-cell>
          <table:table-cell office:value-type="float" office:value="1000" calcext:value-type="float">
            <text:p>1000</text:p>
          </table:table-cell>
          <table:table-cell office:value-type="float" office:value="2535.15" calcext:value-type="float">
            <text:p>2535.15</text:p>
          </table:table-cell>
          <table:table-cell office:value-type="float" office:value="1399" calcext:value-type="float">
            <text:p>1399</text:p>
          </table:table-cell>
          <table:table-cell office:value-type="float" office:value="3901" calcext:value-type="float">
            <text:p>3901</text:p>
          </table:table-cell>
          <table:table-cell office:value-type="float" office:value="12995" calcext:value-type="float">
            <text:p>12995</text:p>
          </table:table-cell>
          <table:table-cell office:value-type="float" office:value="1000" calcext:value-type="float">
            <text:p>1000</text:p>
          </table:table-cell>
          <table:table-cell office:value-type="float" office:value="12.995" calcext:value-type="float">
            <text:p>12.99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620" calcext:value-type="float">
            <text:p>14620</text:p>
          </table:table-cell>
          <table:table-cell office:value-type="float" office:value="1000" calcext:value-type="float">
            <text:p>1000</text:p>
          </table:table-cell>
          <table:table-cell office:value-type="float" office:value="14.62" calcext:value-type="float">
            <text:p>14.6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25" calcext:value-type="float">
            <text:p>1625</text:p>
          </table:table-cell>
          <table:table-cell office:value-type="float" office:value="1000" calcext:value-type="float">
            <text:p>1000</text:p>
          </table:table-cell>
          <table:table-cell office:value-type="float" office:value="1.625" calcext:value-type="float">
            <text:p>1.6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1015675" calcext:value-type="float">
            <text:p>1015675</text:p>
          </table:table-cell>
          <table:table-cell office:value-type="float" office:value="1000" calcext:value-type="float">
            <text:p>1000</text:p>
          </table:table-cell>
          <table:table-cell office:value-type="float" office:value="1015.67" calcext:value-type="float">
            <text:p>1015.67</text:p>
          </table:table-cell>
          <table:table-cell office:value-type="float" office:value="985" calcext:value-type="float">
            <text:p>985</text:p>
          </table:table-cell>
          <table:table-cell office:value-type="float" office:value="1045" calcext:value-type="float">
            <text:p>1045</text:p>
          </table:table-cell>
          <table:table-cell office:value-type="float" office:value="0.575072" calcext:value-type="float">
            <text:p>0.5750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75072" calcext:value-type="float">
            <text:p>0.000575072</text:p>
          </table:table-cell>
          <table:table-cell office:value-type="float" office:value="0.000340161" calcext:value-type="float">
            <text:p>0.000340161</text:p>
          </table:table-cell>
          <table:table-cell office:value-type="float" office:value="0.000860285" calcext:value-type="float">
            <text:p>0.000860285</text:p>
          </table:table-cell>
          <table:table-cell office:value-type="float" office:value="6029236" calcext:value-type="float">
            <text:p>6029236</text:p>
          </table:table-cell>
          <table:table-cell office:value-type="float" office:value="1000" calcext:value-type="float">
            <text:p>1000</text:p>
          </table:table-cell>
          <table:table-cell office:value-type="float" office:value="6029.24" calcext:value-type="float">
            <text:p>6029.24</text:p>
          </table:table-cell>
          <table:table-cell office:value-type="float" office:value="3512" calcext:value-type="float">
            <text:p>3512</text:p>
          </table:table-cell>
          <table:table-cell office:value-type="float" office:value="9028" calcext:value-type="float">
            <text:p>9028</text:p>
          </table:table-cell>
          <table:table-cell office:value-type="float" office:value="19593" calcext:value-type="float">
            <text:p>19593</text:p>
          </table:table-cell>
          <table:table-cell office:value-type="float" office:value="1000" calcext:value-type="float">
            <text:p>1000</text:p>
          </table:table-cell>
          <table:table-cell office:value-type="float" office:value="19.593" calcext:value-type="float">
            <text:p>19.59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1011" calcext:value-type="float">
            <text:p>21011</text:p>
          </table:table-cell>
          <table:table-cell office:value-type="float" office:value="1000" calcext:value-type="float">
            <text:p>1000</text:p>
          </table:table-cell>
          <table:table-cell office:value-type="float" office:value="21.011" calcext:value-type="float">
            <text:p>21.0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18" calcext:value-type="float">
            <text:p>1418</text:p>
          </table:table-cell>
          <table:table-cell office:value-type="float" office:value="1000" calcext:value-type="float">
            <text:p>1000</text:p>
          </table:table-cell>
          <table:table-cell office:value-type="float" office:value="1.418" calcext:value-type="float">
            <text:p>1.4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ummary_4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7652" calcext:value-type="float">
            <text:p>117652</text:p>
          </table:table-cell>
          <table:table-cell office:value-type="float" office:value="1000" calcext:value-type="float">
            <text:p>1000</text:p>
          </table:table-cell>
          <table:table-cell office:value-type="float" office:value="117.652" calcext:value-type="float">
            <text:p>117.652</text:p>
          </table:table-cell>
          <table:table-cell office:value-type="float" office:value="88" calcext:value-type="float">
            <text:p>88</text:p>
          </table:table-cell>
          <table:table-cell office:value-type="float" office:value="147" calcext:value-type="float">
            <text:p>147</text:p>
          </table:table-cell>
          <table:table-cell office:value-type="float" office:value="0.0210845" calcext:value-type="float">
            <text:p>0.02108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0845" calcext:value-type="float">
            <text:p>2.10845E-05</text:p>
          </table:table-cell>
          <table:table-cell office:value-type="float" office:value="0.000014879" calcext:value-type="float">
            <text:p>1.4879E-05</text:p>
          </table:table-cell>
          <table:table-cell office:value-type="float" office:value="0.000035173" calcext:value-type="float">
            <text:p>3.5173E-05</text:p>
          </table:table-cell>
          <table:table-cell office:value-type="float" office:value="202675" calcext:value-type="float">
            <text:p>202675</text:p>
          </table:table-cell>
          <table:table-cell office:value-type="float" office:value="1000" calcext:value-type="float">
            <text:p>1000</text:p>
          </table:table-cell>
          <table:table-cell office:value-type="float" office:value="202.675" calcext:value-type="float">
            <text:p>202.675</text:p>
          </table:table-cell>
          <table:table-cell office:value-type="float" office:value="152" calcext:value-type="float">
            <text:p>152</text:p>
          </table:table-cell>
          <table:table-cell office:value-type="float" office:value="290" calcext:value-type="float">
            <text:p>290</text:p>
          </table:table-cell>
          <table:table-cell office:value-type="float" office:value="2794" calcext:value-type="float">
            <text:p>2794</text:p>
          </table:table-cell>
          <table:table-cell office:value-type="float" office:value="1000" calcext:value-type="float">
            <text:p>1000</text:p>
          </table:table-cell>
          <table:table-cell office:value-type="float" office:value="2.794" calcext:value-type="float">
            <text:p>2.79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64" calcext:value-type="float">
            <text:p>3164</text:p>
          </table:table-cell>
          <table:table-cell office:value-type="float" office:value="1000" calcext:value-type="float">
            <text:p>1000</text:p>
          </table:table-cell>
          <table:table-cell office:value-type="float" office:value="3.164" calcext:value-type="float">
            <text:p>3.16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0" calcext:value-type="float">
            <text:p>370</text:p>
          </table:table-cell>
          <table:table-cell office:value-type="float" office:value="1000" calcext:value-type="float">
            <text:p>1000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235345" calcext:value-type="float">
            <text:p>235345</text:p>
          </table:table-cell>
          <table:table-cell office:value-type="float" office:value="1000" calcext:value-type="float">
            <text:p>1000</text:p>
          </table:table-cell>
          <table:table-cell office:value-type="float" office:value="235.345" calcext:value-type="float">
            <text:p>235.345</text:p>
          </table:table-cell>
          <table:table-cell office:value-type="float" office:value="194" calcext:value-type="float">
            <text:p>194</text:p>
          </table:table-cell>
          <table:table-cell office:value-type="float" office:value="280" calcext:value-type="float">
            <text:p>280</text:p>
          </table:table-cell>
          <table:table-cell office:value-type="float" office:value="0.0283895" calcext:value-type="float">
            <text:p>0.02838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3895" calcext:value-type="float">
            <text:p>2.83895E-05</text:p>
          </table:table-cell>
          <table:table-cell office:value-type="float" office:value="0.000015706" calcext:value-type="float">
            <text:p>1.5706E-05</text:p>
          </table:table-cell>
          <table:table-cell office:value-type="float" office:value="0.000061887" calcext:value-type="float">
            <text:p>6.1887E-05</text:p>
          </table:table-cell>
          <table:table-cell office:value-type="float" office:value="264124" calcext:value-type="float">
            <text:p>264124</text:p>
          </table:table-cell>
          <table:table-cell office:value-type="float" office:value="1000" calcext:value-type="float">
            <text:p>1000</text:p>
          </table:table-cell>
          <table:table-cell office:value-type="float" office:value="264.124" calcext:value-type="float">
            <text:p>264.124</text:p>
          </table:table-cell>
          <table:table-cell office:value-type="float" office:value="159" calcext:value-type="float">
            <text:p>159</text:p>
          </table:table-cell>
          <table:table-cell office:value-type="float" office:value="393" calcext:value-type="float">
            <text:p>393</text:p>
          </table:table-cell>
          <table:table-cell office:value-type="float" office:value="3504" calcext:value-type="float">
            <text:p>3504</text:p>
          </table:table-cell>
          <table:table-cell office:value-type="float" office:value="1000" calcext:value-type="float">
            <text:p>1000</text:p>
          </table:table-cell>
          <table:table-cell office:value-type="float" office:value="3.504" calcext:value-type="float">
            <text:p>3.5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60" calcext:value-type="float">
            <text:p>4160</text:p>
          </table:table-cell>
          <table:table-cell office:value-type="float" office:value="1000" calcext:value-type="float">
            <text:p>1000</text:p>
          </table:table-cell>
          <table:table-cell office:value-type="float" office:value="4.16" calcext:value-type="float">
            <text:p>4.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56" calcext:value-type="float">
            <text:p>656</text:p>
          </table:table-cell>
          <table:table-cell office:value-type="float" office:value="1000" calcext:value-type="float">
            <text:p>1000</text:p>
          </table:table-cell>
          <table:table-cell office:value-type="float" office:value="0.656" calcext:value-type="float">
            <text:p>0.6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353095" calcext:value-type="float">
            <text:p>353095</text:p>
          </table:table-cell>
          <table:table-cell office:value-type="float" office:value="1000" calcext:value-type="float">
            <text:p>1000</text:p>
          </table:table-cell>
          <table:table-cell office:value-type="float" office:value="353.095" calcext:value-type="float">
            <text:p>353.095</text:p>
          </table:table-cell>
          <table:table-cell office:value-type="float" office:value="297" calcext:value-type="float">
            <text:p>297</text:p>
          </table:table-cell>
          <table:table-cell office:value-type="float" office:value="407" calcext:value-type="float">
            <text:p>407</text:p>
          </table:table-cell>
          <table:table-cell office:value-type="float" office:value="0.0378622" calcext:value-type="float">
            <text:p>0.03786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8622" calcext:value-type="float">
            <text:p>3.78622E-05</text:p>
          </table:table-cell>
          <table:table-cell office:value-type="float" office:value="0.000024463" calcext:value-type="float">
            <text:p>2.4463E-05</text:p>
          </table:table-cell>
          <table:table-cell office:value-type="float" office:value="0.000082663" calcext:value-type="float">
            <text:p>8.2663E-05</text:p>
          </table:table-cell>
          <table:table-cell office:value-type="float" office:value="347469" calcext:value-type="float">
            <text:p>347469</text:p>
          </table:table-cell>
          <table:table-cell office:value-type="float" office:value="1000" calcext:value-type="float">
            <text:p>1000</text:p>
          </table:table-cell>
          <table:table-cell office:value-type="float" office:value="347.469" calcext:value-type="float">
            <text:p>347.469</text:p>
          </table:table-cell>
          <table:table-cell office:value-type="float" office:value="232" calcext:value-type="float">
            <text:p>232</text:p>
          </table:table-cell>
          <table:table-cell office:value-type="float" office:value="518" calcext:value-type="float">
            <text:p>518</text:p>
          </table:table-cell>
          <table:table-cell office:value-type="float" office:value="4311" calcext:value-type="float">
            <text:p>4311</text:p>
          </table:table-cell>
          <table:table-cell office:value-type="float" office:value="1000" calcext:value-type="float">
            <text:p>1000</text:p>
          </table:table-cell>
          <table:table-cell office:value-type="float" office:value="4.311" calcext:value-type="float">
            <text:p>4.3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118" calcext:value-type="float">
            <text:p>5118</text:p>
          </table:table-cell>
          <table:table-cell office:value-type="float" office:value="1000" calcext:value-type="float">
            <text:p>1000</text:p>
          </table:table-cell>
          <table:table-cell office:value-type="float" office:value="5.118" calcext:value-type="float">
            <text:p>5.1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07" calcext:value-type="float">
            <text:p>807</text:p>
          </table:table-cell>
          <table:table-cell office:value-type="float" office:value="1000" calcext:value-type="float">
            <text:p>1000</text:p>
          </table:table-cell>
          <table:table-cell office:value-type="float" office:value="0.807" calcext:value-type="float">
            <text:p>0.8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70510" calcext:value-type="float">
            <text:p>470510</text:p>
          </table:table-cell>
          <table:table-cell office:value-type="float" office:value="1000" calcext:value-type="float">
            <text:p>1000</text:p>
          </table:table-cell>
          <table:table-cell office:value-type="float" office:value="470.51" calcext:value-type="float">
            <text:p>470.51</text:p>
          </table:table-cell>
          <table:table-cell office:value-type="float" office:value="424" calcext:value-type="float">
            <text:p>424</text:p>
          </table:table-cell>
          <table:table-cell office:value-type="float" office:value="536" calcext:value-type="float">
            <text:p>536</text:p>
          </table:table-cell>
          <table:table-cell office:value-type="float" office:value="0.0504131" calcext:value-type="float">
            <text:p>0.05041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4131" calcext:value-type="float">
            <text:p>5.04131E-05</text:p>
          </table:table-cell>
          <table:table-cell office:value-type="float" office:value="0.000034392" calcext:value-type="float">
            <text:p>3.4392E-05</text:p>
          </table:table-cell>
          <table:table-cell office:value-type="float" office:value="0.000086339" calcext:value-type="float">
            <text:p>8.6339E-05</text:p>
          </table:table-cell>
          <table:table-cell office:value-type="float" office:value="464457" calcext:value-type="float">
            <text:p>464457</text:p>
          </table:table-cell>
          <table:table-cell office:value-type="float" office:value="1000" calcext:value-type="float">
            <text:p>1000</text:p>
          </table:table-cell>
          <table:table-cell office:value-type="float" office:value="464.457" calcext:value-type="float">
            <text:p>464.457</text:p>
          </table:table-cell>
          <table:table-cell office:value-type="float" office:value="317" calcext:value-type="float">
            <text:p>317</text:p>
          </table:table-cell>
          <table:table-cell office:value-type="float" office:value="774" calcext:value-type="float">
            <text:p>774</text:p>
          </table:table-cell>
          <table:table-cell office:value-type="float" office:value="5209" calcext:value-type="float">
            <text:p>5209</text:p>
          </table:table-cell>
          <table:table-cell office:value-type="float" office:value="1000" calcext:value-type="float">
            <text:p>1000</text:p>
          </table:table-cell>
          <table:table-cell office:value-type="float" office:value="5.209" calcext:value-type="float">
            <text:p>5.2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166" calcext:value-type="float">
            <text:p>6166</text:p>
          </table:table-cell>
          <table:table-cell office:value-type="float" office:value="1000" calcext:value-type="float">
            <text:p>1000</text:p>
          </table:table-cell>
          <table:table-cell office:value-type="float" office:value="6.166" calcext:value-type="float">
            <text:p>6.16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57" calcext:value-type="float">
            <text:p>957</text:p>
          </table:table-cell>
          <table:table-cell office:value-type="float" office:value="1000" calcext:value-type="float">
            <text:p>1000</text:p>
          </table:table-cell>
          <table:table-cell office:value-type="float" office:value="0.957" calcext:value-type="float">
            <text:p>0.9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86745" calcext:value-type="float">
            <text:p>586745</text:p>
          </table:table-cell>
          <table:table-cell office:value-type="float" office:value="1000" calcext:value-type="float">
            <text:p>1000</text:p>
          </table:table-cell>
          <table:table-cell office:value-type="float" office:value="586.745" calcext:value-type="float">
            <text:p>586.745</text:p>
          </table:table-cell>
          <table:table-cell office:value-type="float" office:value="527" calcext:value-type="float">
            <text:p>527</text:p>
          </table:table-cell>
          <table:table-cell office:value-type="float" office:value="653" calcext:value-type="float">
            <text:p>653</text:p>
          </table:table-cell>
          <table:table-cell office:value-type="float" office:value="0.067462" calcext:value-type="float">
            <text:p>0.0674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462" calcext:value-type="float">
            <text:p>6.7462E-05</text:p>
          </table:table-cell>
          <table:table-cell office:value-type="float" office:value="0.000037712" calcext:value-type="float">
            <text:p>3.7712E-05</text:p>
          </table:table-cell>
          <table:table-cell office:value-type="float" office:value="0.000111123" calcext:value-type="float">
            <text:p>0.000111123</text:p>
          </table:table-cell>
          <table:table-cell office:value-type="float" office:value="631922" calcext:value-type="float">
            <text:p>631922</text:p>
          </table:table-cell>
          <table:table-cell office:value-type="float" office:value="1000" calcext:value-type="float">
            <text:p>1000</text:p>
          </table:table-cell>
          <table:table-cell office:value-type="float" office:value="631.922" calcext:value-type="float">
            <text:p>631.922</text:p>
          </table:table-cell>
          <table:table-cell office:value-type="float" office:value="349" calcext:value-type="float">
            <text:p>349</text:p>
          </table:table-cell>
          <table:table-cell office:value-type="float" office:value="1066" calcext:value-type="float">
            <text:p>1066</text:p>
          </table:table-cell>
          <table:table-cell office:value-type="float" office:value="6252" calcext:value-type="float">
            <text:p>6252</text:p>
          </table:table-cell>
          <table:table-cell office:value-type="float" office:value="1000" calcext:value-type="float">
            <text:p>1000</text:p>
          </table:table-cell>
          <table:table-cell office:value-type="float" office:value="6.252" calcext:value-type="float">
            <text:p>6.25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418" calcext:value-type="float">
            <text:p>7418</text:p>
          </table:table-cell>
          <table:table-cell office:value-type="float" office:value="1000" calcext:value-type="float">
            <text:p>1000</text:p>
          </table:table-cell>
          <table:table-cell office:value-type="float" office:value="7.418" calcext:value-type="float">
            <text:p>7.4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66" calcext:value-type="float">
            <text:p>1166</text:p>
          </table:table-cell>
          <table:table-cell office:value-type="float" office:value="1000" calcext:value-type="float">
            <text:p>1000</text:p>
          </table:table-cell>
          <table:table-cell office:value-type="float" office:value="1.166" calcext:value-type="float">
            <text:p>1.1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705427" calcext:value-type="float">
            <text:p>705427</text:p>
          </table:table-cell>
          <table:table-cell office:value-type="float" office:value="1000" calcext:value-type="float">
            <text:p>1000</text:p>
          </table:table-cell>
          <table:table-cell office:value-type="float" office:value="705.427" calcext:value-type="float">
            <text:p>705.427</text:p>
          </table:table-cell>
          <table:table-cell office:value-type="float" office:value="650" calcext:value-type="float">
            <text:p>650</text:p>
          </table:table-cell>
          <table:table-cell office:value-type="float" office:value="760" calcext:value-type="float">
            <text:p>760</text:p>
          </table:table-cell>
          <table:table-cell office:value-type="float" office:value="0.0958153" calcext:value-type="float">
            <text:p>0.09581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58153" calcext:value-type="float">
            <text:p>9.58153E-05</text:p>
          </table:table-cell>
          <table:table-cell office:value-type="float" office:value="0.000053652" calcext:value-type="float">
            <text:p>5.3652E-05</text:p>
          </table:table-cell>
          <table:table-cell office:value-type="float" office:value="0.000193474" calcext:value-type="float">
            <text:p>0.000193474</text:p>
          </table:table-cell>
          <table:table-cell office:value-type="float" office:value="918047" calcext:value-type="float">
            <text:p>918047</text:p>
          </table:table-cell>
          <table:table-cell office:value-type="float" office:value="1000" calcext:value-type="float">
            <text:p>1000</text:p>
          </table:table-cell>
          <table:table-cell office:value-type="float" office:value="918.047" calcext:value-type="float">
            <text:p>918.047</text:p>
          </table:table-cell>
          <table:table-cell office:value-type="float" office:value="505" calcext:value-type="float">
            <text:p>505</text:p>
          </table:table-cell>
          <table:table-cell office:value-type="float" office:value="1604" calcext:value-type="float">
            <text:p>1604</text:p>
          </table:table-cell>
          <table:table-cell office:value-type="float" office:value="7710" calcext:value-type="float">
            <text:p>7710</text:p>
          </table:table-cell>
          <table:table-cell office:value-type="float" office:value="1000" calcext:value-type="float">
            <text:p>1000</text:p>
          </table:table-cell>
          <table:table-cell office:value-type="float" office:value="7.71" calcext:value-type="float">
            <text:p>7.7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071" calcext:value-type="float">
            <text:p>9071</text:p>
          </table:table-cell>
          <table:table-cell office:value-type="float" office:value="1000" calcext:value-type="float">
            <text:p>1000</text:p>
          </table:table-cell>
          <table:table-cell office:value-type="float" office:value="9.071" calcext:value-type="float">
            <text:p>9.07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61" calcext:value-type="float">
            <text:p>1361</text:p>
          </table:table-cell>
          <table:table-cell office:value-type="float" office:value="1000" calcext:value-type="float">
            <text:p>1000</text:p>
          </table:table-cell>
          <table:table-cell office:value-type="float" office:value="1.361" calcext:value-type="float">
            <text:p>1.36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824012" calcext:value-type="float">
            <text:p>824012</text:p>
          </table:table-cell>
          <table:table-cell office:value-type="float" office:value="1000" calcext:value-type="float">
            <text:p>1000</text:p>
          </table:table-cell>
          <table:table-cell office:value-type="float" office:value="824.012" calcext:value-type="float">
            <text:p>824.012</text:p>
          </table:table-cell>
          <table:table-cell office:value-type="float" office:value="774" calcext:value-type="float">
            <text:p>774</text:p>
          </table:table-cell>
          <table:table-cell office:value-type="float" office:value="877" calcext:value-type="float">
            <text:p>877</text:p>
          </table:table-cell>
          <table:table-cell office:value-type="float" office:value="0.148336" calcext:value-type="float">
            <text:p>0.1483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8336" calcext:value-type="float">
            <text:p>0.000148336</text:p>
          </table:table-cell>
          <table:table-cell office:value-type="float" office:value="0.000089143" calcext:value-type="float">
            <text:p>8.9143E-05</text:p>
          </table:table-cell>
          <table:table-cell office:value-type="float" office:value="0.000235318" calcext:value-type="float">
            <text:p>0.000235318</text:p>
          </table:table-cell>
          <table:table-cell office:value-type="float" office:value="1460990" calcext:value-type="float">
            <text:p>1460990</text:p>
          </table:table-cell>
          <table:table-cell office:value-type="float" office:value="1000" calcext:value-type="float">
            <text:p>1000</text:p>
          </table:table-cell>
          <table:table-cell office:value-type="float" office:value="1460.99" calcext:value-type="float">
            <text:p>1460.99</text:p>
          </table:table-cell>
          <table:table-cell office:value-type="float" office:value="863" calcext:value-type="float">
            <text:p>863</text:p>
          </table:table-cell>
          <table:table-cell office:value-type="float" office:value="2377" calcext:value-type="float">
            <text:p>2377</text:p>
          </table:table-cell>
          <table:table-cell office:value-type="float" office:value="9834" calcext:value-type="float">
            <text:p>9834</text:p>
          </table:table-cell>
          <table:table-cell office:value-type="float" office:value="1000" calcext:value-type="float">
            <text:p>1000</text:p>
          </table:table-cell>
          <table:table-cell office:value-type="float" office:value="9.834" calcext:value-type="float">
            <text:p>9.83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325" calcext:value-type="float">
            <text:p>11325</text:p>
          </table:table-cell>
          <table:table-cell office:value-type="float" office:value="1000" calcext:value-type="float">
            <text:p>1000</text:p>
          </table:table-cell>
          <table:table-cell office:value-type="float" office:value="11.325" calcext:value-type="float">
            <text:p>11.32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491" calcext:value-type="float">
            <text:p>1491</text:p>
          </table:table-cell>
          <table:table-cell office:value-type="float" office:value="1000" calcext:value-type="float">
            <text:p>1000</text:p>
          </table:table-cell>
          <table:table-cell office:value-type="float" office:value="1.491" calcext:value-type="float">
            <text:p>1.4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941410" calcext:value-type="float">
            <text:p>941410</text:p>
          </table:table-cell>
          <table:table-cell office:value-type="float" office:value="1000" calcext:value-type="float">
            <text:p>1000</text:p>
          </table:table-cell>
          <table:table-cell office:value-type="float" office:value="941.41" calcext:value-type="float">
            <text:p>941.41</text:p>
          </table:table-cell>
          <table:table-cell office:value-type="float" office:value="897" calcext:value-type="float">
            <text:p>897</text:p>
          </table:table-cell>
          <table:table-cell office:value-type="float" office:value="983" calcext:value-type="float">
            <text:p>983</text:p>
          </table:table-cell>
          <table:table-cell office:value-type="float" office:value="0.260208" calcext:value-type="float">
            <text:p>0.2602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0208" calcext:value-type="float">
            <text:p>0.000260208</text:p>
          </table:table-cell>
          <table:table-cell office:value-type="float" office:value="0.000144791" calcext:value-type="float">
            <text:p>0.000144791</text:p>
          </table:table-cell>
          <table:table-cell office:value-type="float" office:value="0.000421565" calcext:value-type="float">
            <text:p>0.000421565</text:p>
          </table:table-cell>
          <table:table-cell office:value-type="float" office:value="2638725" calcext:value-type="float">
            <text:p>2638725</text:p>
          </table:table-cell>
          <table:table-cell office:value-type="float" office:value="1000" calcext:value-type="float">
            <text:p>1000</text:p>
          </table:table-cell>
          <table:table-cell office:value-type="float" office:value="2638.72" calcext:value-type="float">
            <text:p>2638.72</text:p>
          </table:table-cell>
          <table:table-cell office:value-type="float" office:value="1443" calcext:value-type="float">
            <text:p>1443</text:p>
          </table:table-cell>
          <table:table-cell office:value-type="float" office:value="4240" calcext:value-type="float">
            <text:p>4240</text:p>
          </table:table-cell>
          <table:table-cell office:value-type="float" office:value="13143" calcext:value-type="float">
            <text:p>13143</text:p>
          </table:table-cell>
          <table:table-cell office:value-type="float" office:value="1000" calcext:value-type="float">
            <text:p>1000</text:p>
          </table:table-cell>
          <table:table-cell office:value-type="float" office:value="13.143" calcext:value-type="float">
            <text:p>13.14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785" calcext:value-type="float">
            <text:p>14785</text:p>
          </table:table-cell>
          <table:table-cell office:value-type="float" office:value="1000" calcext:value-type="float">
            <text:p>1000</text:p>
          </table:table-cell>
          <table:table-cell office:value-type="float" office:value="14.785" calcext:value-type="float">
            <text:p>14.78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42" calcext:value-type="float">
            <text:p>1642</text:p>
          </table:table-cell>
          <table:table-cell office:value-type="float" office:value="1000" calcext:value-type="float">
            <text:p>1000</text:p>
          </table:table-cell>
          <table:table-cell office:value-type="float" office:value="1.642" calcext:value-type="float">
            <text:p>1.6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1058012" calcext:value-type="float">
            <text:p>1058012</text:p>
          </table:table-cell>
          <table:table-cell office:value-type="float" office:value="1000" calcext:value-type="float">
            <text:p>1000</text:p>
          </table:table-cell>
          <table:table-cell office:value-type="float" office:value="1058.01" calcext:value-type="float">
            <text:p>1058.01</text:p>
          </table:table-cell>
          <table:table-cell office:value-type="float" office:value="1020" calcext:value-type="float">
            <text:p>1020</text:p>
          </table:table-cell>
          <table:table-cell office:value-type="float" office:value="1088" calcext:value-type="float">
            <text:p>1088</text:p>
          </table:table-cell>
          <table:table-cell office:value-type="float" office:value="0.591031" calcext:value-type="float">
            <text:p>0.5910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91031" calcext:value-type="float">
            <text:p>0.000591031</text:p>
          </table:table-cell>
          <table:table-cell office:value-type="float" office:value="0.000351981" calcext:value-type="float">
            <text:p>0.000351981</text:p>
          </table:table-cell>
          <table:table-cell office:value-type="float" office:value="0.000862575" calcext:value-type="float">
            <text:p>0.000862575</text:p>
          </table:table-cell>
          <table:table-cell office:value-type="float" office:value="6192712" calcext:value-type="float">
            <text:p>6192712</text:p>
          </table:table-cell>
          <table:table-cell office:value-type="float" office:value="1000" calcext:value-type="float">
            <text:p>1000</text:p>
          </table:table-cell>
          <table:table-cell office:value-type="float" office:value="6192.71" calcext:value-type="float">
            <text:p>6192.71</text:p>
          </table:table-cell>
          <table:table-cell office:value-type="float" office:value="3654" calcext:value-type="float">
            <text:p>3654</text:p>
          </table:table-cell>
          <table:table-cell office:value-type="float" office:value="9094" calcext:value-type="float">
            <text:p>9094</text:p>
          </table:table-cell>
          <table:table-cell office:value-type="float" office:value="19698" calcext:value-type="float">
            <text:p>19698</text:p>
          </table:table-cell>
          <table:table-cell office:value-type="float" office:value="1000" calcext:value-type="float">
            <text:p>1000</text:p>
          </table:table-cell>
          <table:table-cell office:value-type="float" office:value="19.698" calcext:value-type="float">
            <text:p>19.69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1131" calcext:value-type="float">
            <text:p>21131</text:p>
          </table:table-cell>
          <table:table-cell office:value-type="float" office:value="1000" calcext:value-type="float">
            <text:p>1000</text:p>
          </table:table-cell>
          <table:table-cell office:value-type="float" office:value="21.131" calcext:value-type="float">
            <text:p>21.13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433" calcext:value-type="float">
            <text:p>1433</text:p>
          </table:table-cell>
          <table:table-cell office:value-type="float" office:value="1000" calcext:value-type="float">
            <text:p>1000</text:p>
          </table:table-cell>
          <table:table-cell office:value-type="float" office:value="1.433" calcext:value-type="float">
            <text:p>1.4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ummary_5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2333" calcext:value-type="float">
            <text:p>122333</text:p>
          </table:table-cell>
          <table:table-cell office:value-type="float" office:value="1000" calcext:value-type="float">
            <text:p>1000</text:p>
          </table:table-cell>
          <table:table-cell office:value-type="float" office:value="122.333" calcext:value-type="float">
            <text:p>122.333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0.0216829" calcext:value-type="float">
            <text:p>0.02168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6829" calcext:value-type="float">
            <text:p>2.16829E-05</text:p>
          </table:table-cell>
          <table:table-cell office:value-type="float" office:value="0.00001515" calcext:value-type="float">
            <text:p>1.515E-05</text:p>
          </table:table-cell>
          <table:table-cell office:value-type="float" office:value="0.000048279" calcext:value-type="float">
            <text:p>4.8279E-05</text:p>
          </table:table-cell>
          <table:table-cell office:value-type="float" office:value="207721" calcext:value-type="float">
            <text:p>207721</text:p>
          </table:table-cell>
          <table:table-cell office:value-type="float" office:value="1000" calcext:value-type="float">
            <text:p>1000</text:p>
          </table:table-cell>
          <table:table-cell office:value-type="float" office:value="207.721" calcext:value-type="float">
            <text:p>207.721</text:p>
          </table:table-cell>
          <table:table-cell office:value-type="float" office:value="155" calcext:value-type="float">
            <text:p>155</text:p>
          </table:table-cell>
          <table:table-cell office:value-type="float" office:value="303" calcext:value-type="float">
            <text:p>303</text:p>
          </table:table-cell>
          <table:table-cell office:value-type="float" office:value="2807" calcext:value-type="float">
            <text:p>2807</text:p>
          </table:table-cell>
          <table:table-cell office:value-type="float" office:value="1000" calcext:value-type="float">
            <text:p>1000</text:p>
          </table:table-cell>
          <table:table-cell office:value-type="float" office:value="2.807" calcext:value-type="float">
            <text:p>2.8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75" calcext:value-type="float">
            <text:p>3175</text:p>
          </table:table-cell>
          <table:table-cell office:value-type="float" office:value="1000" calcext:value-type="float">
            <text:p>1000</text:p>
          </table:table-cell>
          <table:table-cell office:value-type="float" office:value="3.175" calcext:value-type="float">
            <text:p>3.1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8" calcext:value-type="float">
            <text:p>368</text:p>
          </table:table-cell>
          <table:table-cell office:value-type="float" office:value="1000" calcext:value-type="float">
            <text:p>1000</text:p>
          </table:table-cell>
          <table:table-cell office:value-type="float" office:value="0.368" calcext:value-type="float">
            <text:p>0.3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44936" calcext:value-type="float">
            <text:p>244936</text:p>
          </table:table-cell>
          <table:table-cell office:value-type="float" office:value="1000" calcext:value-type="float">
            <text:p>1000</text:p>
          </table:table-cell>
          <table:table-cell office:value-type="float" office:value="244.936" calcext:value-type="float">
            <text:p>244.936</text:p>
          </table:table-cell>
          <table:table-cell office:value-type="float" office:value="190" calcext:value-type="float">
            <text:p>190</text:p>
          </table:table-cell>
          <table:table-cell office:value-type="float" office:value="301" calcext:value-type="float">
            <text:p>301</text:p>
          </table:table-cell>
          <table:table-cell office:value-type="float" office:value="0.029095" calcext:value-type="float">
            <text:p>0.0290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095" calcext:value-type="float">
            <text:p>2.9095E-05</text:p>
          </table:table-cell>
          <table:table-cell office:value-type="float" office:value="0.000015989" calcext:value-type="float">
            <text:p>1.5989E-05</text:p>
          </table:table-cell>
          <table:table-cell office:value-type="float" office:value="0.000061286" calcext:value-type="float">
            <text:p>6.1286E-05</text:p>
          </table:table-cell>
          <table:table-cell office:value-type="float" office:value="270572" calcext:value-type="float">
            <text:p>270572</text:p>
          </table:table-cell>
          <table:table-cell office:value-type="float" office:value="1000" calcext:value-type="float">
            <text:p>1000</text:p>
          </table:table-cell>
          <table:table-cell office:value-type="float" office:value="270.572" calcext:value-type="float">
            <text:p>270.572</text:p>
          </table:table-cell>
          <table:table-cell office:value-type="float" office:value="162" calcext:value-type="float">
            <text:p>162</text:p>
          </table:table-cell>
          <table:table-cell office:value-type="float" office:value="396" calcext:value-type="float">
            <text:p>396</text:p>
          </table:table-cell>
          <table:table-cell office:value-type="float" office:value="3531" calcext:value-type="float">
            <text:p>3531</text:p>
          </table:table-cell>
          <table:table-cell office:value-type="float" office:value="1000" calcext:value-type="float">
            <text:p>1000</text:p>
          </table:table-cell>
          <table:table-cell office:value-type="float" office:value="3.531" calcext:value-type="float">
            <text:p>3.5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62" calcext:value-type="float">
            <text:p>4162</text:p>
          </table:table-cell>
          <table:table-cell office:value-type="float" office:value="1000" calcext:value-type="float">
            <text:p>1000</text:p>
          </table:table-cell>
          <table:table-cell office:value-type="float" office:value="4.162" calcext:value-type="float">
            <text:p>4.16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31" calcext:value-type="float">
            <text:p>631</text:p>
          </table:table-cell>
          <table:table-cell office:value-type="float" office:value="1000" calcext:value-type="float">
            <text:p>1000</text:p>
          </table:table-cell>
          <table:table-cell office:value-type="float" office:value="0.631" calcext:value-type="float">
            <text:p>0.6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68083" calcext:value-type="float">
            <text:p>368083</text:p>
          </table:table-cell>
          <table:table-cell office:value-type="float" office:value="1000" calcext:value-type="float">
            <text:p>1000</text:p>
          </table:table-cell>
          <table:table-cell office:value-type="float" office:value="368.083" calcext:value-type="float">
            <text:p>368.083</text:p>
          </table:table-cell>
          <table:table-cell office:value-type="float" office:value="316" calcext:value-type="float">
            <text:p>316</text:p>
          </table:table-cell>
          <table:table-cell office:value-type="float" office:value="420" calcext:value-type="float">
            <text:p>420</text:p>
          </table:table-cell>
          <table:table-cell office:value-type="float" office:value="0.0387953" calcext:value-type="float">
            <text:p>0.03879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7953" calcext:value-type="float">
            <text:p>3.87953E-05</text:p>
          </table:table-cell>
          <table:table-cell office:value-type="float" office:value="0.000024911" calcext:value-type="float">
            <text:p>2.4911E-05</text:p>
          </table:table-cell>
          <table:table-cell office:value-type="float" office:value="0.000073112" calcext:value-type="float">
            <text:p>7.3112E-05</text:p>
          </table:table-cell>
          <table:table-cell office:value-type="float" office:value="355582" calcext:value-type="float">
            <text:p>355582</text:p>
          </table:table-cell>
          <table:table-cell office:value-type="float" office:value="1000" calcext:value-type="float">
            <text:p>1000</text:p>
          </table:table-cell>
          <table:table-cell office:value-type="float" office:value="355.582" calcext:value-type="float">
            <text:p>355.582</text:p>
          </table:table-cell>
          <table:table-cell office:value-type="float" office:value="236" calcext:value-type="float">
            <text:p>236</text:p>
          </table:table-cell>
          <table:table-cell office:value-type="float" office:value="540" calcext:value-type="float">
            <text:p>540</text:p>
          </table:table-cell>
          <table:table-cell office:value-type="float" office:value="4320" calcext:value-type="float">
            <text:p>4320</text:p>
          </table:table-cell>
          <table:table-cell office:value-type="float" office:value="1000" calcext:value-type="float">
            <text:p>1000</text:p>
          </table:table-cell>
          <table:table-cell office:value-type="float" office:value="4.32" calcext:value-type="float">
            <text:p>4.3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130" calcext:value-type="float">
            <text:p>5130</text:p>
          </table:table-cell>
          <table:table-cell office:value-type="float" office:value="1000" calcext:value-type="float">
            <text:p>1000</text:p>
          </table:table-cell>
          <table:table-cell office:value-type="float" office:value="5.13" calcext:value-type="float">
            <text:p>5.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10" calcext:value-type="float">
            <text:p>810</text:p>
          </table:table-cell>
          <table:table-cell office:value-type="float" office:value="1000" calcext:value-type="float">
            <text:p>1000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89036" calcext:value-type="float">
            <text:p>489036</text:p>
          </table:table-cell>
          <table:table-cell office:value-type="float" office:value="1000" calcext:value-type="float">
            <text:p>1000</text:p>
          </table:table-cell>
          <table:table-cell office:value-type="float" office:value="489.036" calcext:value-type="float">
            <text:p>489.036</text:p>
          </table:table-cell>
          <table:table-cell office:value-type="float" office:value="441" calcext:value-type="float">
            <text:p>441</text:p>
          </table:table-cell>
          <table:table-cell office:value-type="float" office:value="535" calcext:value-type="float">
            <text:p>535</text:p>
          </table:table-cell>
          <table:table-cell office:value-type="float" office:value="0.0511992" calcext:value-type="float">
            <text:p>0.05119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11992" calcext:value-type="float">
            <text:p>5.11992E-05</text:p>
          </table:table-cell>
          <table:table-cell office:value-type="float" office:value="0.000035582" calcext:value-type="float">
            <text:p>3.5582E-05</text:p>
          </table:table-cell>
          <table:table-cell office:value-type="float" office:value="0.000114385" calcext:value-type="float">
            <text:p>0.000114385</text:p>
          </table:table-cell>
          <table:table-cell office:value-type="float" office:value="469861" calcext:value-type="float">
            <text:p>469861</text:p>
          </table:table-cell>
          <table:table-cell office:value-type="float" office:value="1000" calcext:value-type="float">
            <text:p>1000</text:p>
          </table:table-cell>
          <table:table-cell office:value-type="float" office:value="469.861" calcext:value-type="float">
            <text:p>469.861</text:p>
          </table:table-cell>
          <table:table-cell office:value-type="float" office:value="329" calcext:value-type="float">
            <text:p>329</text:p>
          </table:table-cell>
          <table:table-cell office:value-type="float" office:value="791" calcext:value-type="float">
            <text:p>791</text:p>
          </table:table-cell>
          <table:table-cell office:value-type="float" office:value="5193" calcext:value-type="float">
            <text:p>5193</text:p>
          </table:table-cell>
          <table:table-cell office:value-type="float" office:value="1000" calcext:value-type="float">
            <text:p>1000</text:p>
          </table:table-cell>
          <table:table-cell office:value-type="float" office:value="5.193" calcext:value-type="float">
            <text:p>5.1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174" calcext:value-type="float">
            <text:p>6174</text:p>
          </table:table-cell>
          <table:table-cell office:value-type="float" office:value="1000" calcext:value-type="float">
            <text:p>1000</text:p>
          </table:table-cell>
          <table:table-cell office:value-type="float" office:value="6.174" calcext:value-type="float">
            <text:p>6.17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81" calcext:value-type="float">
            <text:p>981</text:p>
          </table:table-cell>
          <table:table-cell office:value-type="float" office:value="1000" calcext:value-type="float">
            <text:p>1000</text:p>
          </table:table-cell>
          <table:table-cell office:value-type="float" office:value="0.981" calcext:value-type="float">
            <text:p>0.9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611541" calcext:value-type="float">
            <text:p>611541</text:p>
          </table:table-cell>
          <table:table-cell office:value-type="float" office:value="1000" calcext:value-type="float">
            <text:p>1000</text:p>
          </table:table-cell>
          <table:table-cell office:value-type="float" office:value="611.541" calcext:value-type="float">
            <text:p>611.541</text:p>
          </table:table-cell>
          <table:table-cell office:value-type="float" office:value="551" calcext:value-type="float">
            <text:p>551</text:p>
          </table:table-cell>
          <table:table-cell office:value-type="float" office:value="670" calcext:value-type="float">
            <text:p>670</text:p>
          </table:table-cell>
          <table:table-cell office:value-type="float" office:value="0.0697822" calcext:value-type="float">
            <text:p>0.06978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7822" calcext:value-type="float">
            <text:p>6.97822E-05</text:p>
          </table:table-cell>
          <table:table-cell office:value-type="float" office:value="0.000039872" calcext:value-type="float">
            <text:p>3.9872E-05</text:p>
          </table:table-cell>
          <table:table-cell office:value-type="float" office:value="0.0001101" calcext:value-type="float">
            <text:p>0.0001101</text:p>
          </table:table-cell>
          <table:table-cell office:value-type="float" office:value="653042" calcext:value-type="float">
            <text:p>653042</text:p>
          </table:table-cell>
          <table:table-cell office:value-type="float" office:value="1000" calcext:value-type="float">
            <text:p>1000</text:p>
          </table:table-cell>
          <table:table-cell office:value-type="float" office:value="653.042" calcext:value-type="float">
            <text:p>653.042</text:p>
          </table:table-cell>
          <table:table-cell office:value-type="float" office:value="375" calcext:value-type="float">
            <text:p>375</text:p>
          </table:table-cell>
          <table:table-cell office:value-type="float" office:value="1056" calcext:value-type="float">
            <text:p>1056</text:p>
          </table:table-cell>
          <table:table-cell office:value-type="float" office:value="6337" calcext:value-type="float">
            <text:p>6337</text:p>
          </table:table-cell>
          <table:table-cell office:value-type="float" office:value="1000" calcext:value-type="float">
            <text:p>1000</text:p>
          </table:table-cell>
          <table:table-cell office:value-type="float" office:value="6.337" calcext:value-type="float">
            <text:p>6.33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473" calcext:value-type="float">
            <text:p>7473</text:p>
          </table:table-cell>
          <table:table-cell office:value-type="float" office:value="1000" calcext:value-type="float">
            <text:p>1000</text:p>
          </table:table-cell>
          <table:table-cell office:value-type="float" office:value="7.473" calcext:value-type="float">
            <text:p>7.47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36" calcext:value-type="float">
            <text:p>1136</text:p>
          </table:table-cell>
          <table:table-cell office:value-type="float" office:value="1000" calcext:value-type="float">
            <text:p>1000</text:p>
          </table:table-cell>
          <table:table-cell office:value-type="float" office:value="1.136" calcext:value-type="float">
            <text:p>1.1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34852" calcext:value-type="float">
            <text:p>734852</text:p>
          </table:table-cell>
          <table:table-cell office:value-type="float" office:value="1000" calcext:value-type="float">
            <text:p>1000</text:p>
          </table:table-cell>
          <table:table-cell office:value-type="float" office:value="734.852" calcext:value-type="float">
            <text:p>734.852</text:p>
          </table:table-cell>
          <table:table-cell office:value-type="float" office:value="671" calcext:value-type="float">
            <text:p>671</text:p>
          </table:table-cell>
          <table:table-cell office:value-type="float" office:value="790" calcext:value-type="float">
            <text:p>790</text:p>
          </table:table-cell>
          <table:table-cell office:value-type="float" office:value="0.0984526" calcext:value-type="float">
            <text:p>0.09845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4526" calcext:value-type="float">
            <text:p>9.84526E-05</text:p>
          </table:table-cell>
          <table:table-cell office:value-type="float" office:value="0.000065587" calcext:value-type="float">
            <text:p>6.5587E-05</text:p>
          </table:table-cell>
          <table:table-cell office:value-type="float" office:value="0.000236142" calcext:value-type="float">
            <text:p>0.000236142</text:p>
          </table:table-cell>
          <table:table-cell office:value-type="float" office:value="942911" calcext:value-type="float">
            <text:p>942911</text:p>
          </table:table-cell>
          <table:table-cell office:value-type="float" office:value="1000" calcext:value-type="float">
            <text:p>1000</text:p>
          </table:table-cell>
          <table:table-cell office:value-type="float" office:value="942.911" calcext:value-type="float">
            <text:p>942.911</text:p>
          </table:table-cell>
          <table:table-cell office:value-type="float" office:value="621" calcext:value-type="float">
            <text:p>621</text:p>
          </table:table-cell>
          <table:table-cell office:value-type="float" office:value="1483" calcext:value-type="float">
            <text:p>1483</text:p>
          </table:table-cell>
          <table:table-cell office:value-type="float" office:value="7753" calcext:value-type="float">
            <text:p>7753</text:p>
          </table:table-cell>
          <table:table-cell office:value-type="float" office:value="1000" calcext:value-type="float">
            <text:p>1000</text:p>
          </table:table-cell>
          <table:table-cell office:value-type="float" office:value="7.753" calcext:value-type="float">
            <text:p>7.7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108" calcext:value-type="float">
            <text:p>9108</text:p>
          </table:table-cell>
          <table:table-cell office:value-type="float" office:value="1000" calcext:value-type="float">
            <text:p>1000</text:p>
          </table:table-cell>
          <table:table-cell office:value-type="float" office:value="9.108" calcext:value-type="float">
            <text:p>9.10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55" calcext:value-type="float">
            <text:p>1355</text:p>
          </table:table-cell>
          <table:table-cell office:value-type="float" office:value="1000" calcext:value-type="float">
            <text:p>1000</text:p>
          </table:table-cell>
          <table:table-cell office:value-type="float" office:value="1.355" calcext:value-type="float">
            <text:p>1.3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57845" calcext:value-type="float">
            <text:p>857845</text:p>
          </table:table-cell>
          <table:table-cell office:value-type="float" office:value="1000" calcext:value-type="float">
            <text:p>1000</text:p>
          </table:table-cell>
          <table:table-cell office:value-type="float" office:value="857.845" calcext:value-type="float">
            <text:p>857.845</text:p>
          </table:table-cell>
          <table:table-cell office:value-type="float" office:value="796" calcext:value-type="float">
            <text:p>796</text:p>
          </table:table-cell>
          <table:table-cell office:value-type="float" office:value="901" calcext:value-type="float">
            <text:p>901</text:p>
          </table:table-cell>
          <table:table-cell office:value-type="float" office:value="0.152958" calcext:value-type="float">
            <text:p>0.1529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2958" calcext:value-type="float">
            <text:p>0.000152958</text:p>
          </table:table-cell>
          <table:table-cell office:value-type="float" office:value="0.000088981" calcext:value-type="float">
            <text:p>8.8981E-05</text:p>
          </table:table-cell>
          <table:table-cell office:value-type="float" office:value="0.000270117" calcext:value-type="float">
            <text:p>0.000270117</text:p>
          </table:table-cell>
          <table:table-cell office:value-type="float" office:value="1506139" calcext:value-type="float">
            <text:p>1506139</text:p>
          </table:table-cell>
          <table:table-cell office:value-type="float" office:value="1000" calcext:value-type="float">
            <text:p>1000</text:p>
          </table:table-cell>
          <table:table-cell office:value-type="float" office:value="1506.14" calcext:value-type="float">
            <text:p>1506.14</text:p>
          </table:table-cell>
          <table:table-cell office:value-type="float" office:value="861" calcext:value-type="float">
            <text:p>861</text:p>
          </table:table-cell>
          <table:table-cell office:value-type="float" office:value="2420" calcext:value-type="float">
            <text:p>2420</text:p>
          </table:table-cell>
          <table:table-cell office:value-type="float" office:value="9905" calcext:value-type="float">
            <text:p>9905</text:p>
          </table:table-cell>
          <table:table-cell office:value-type="float" office:value="1000" calcext:value-type="float">
            <text:p>1000</text:p>
          </table:table-cell>
          <table:table-cell office:value-type="float" office:value="9.905" calcext:value-type="float">
            <text:p>9.90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391" calcext:value-type="float">
            <text:p>11391</text:p>
          </table:table-cell>
          <table:table-cell office:value-type="float" office:value="1000" calcext:value-type="float">
            <text:p>1000</text:p>
          </table:table-cell>
          <table:table-cell office:value-type="float" office:value="11.391" calcext:value-type="float">
            <text:p>11.39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486" calcext:value-type="float">
            <text:p>1486</text:p>
          </table:table-cell>
          <table:table-cell office:value-type="float" office:value="1000" calcext:value-type="float">
            <text:p>1000</text:p>
          </table:table-cell>
          <table:table-cell office:value-type="float" office:value="1.486" calcext:value-type="float">
            <text:p>1.48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80693" calcext:value-type="float">
            <text:p>980693</text:p>
          </table:table-cell>
          <table:table-cell office:value-type="float" office:value="1000" calcext:value-type="float">
            <text:p>1000</text:p>
          </table:table-cell>
          <table:table-cell office:value-type="float" office:value="980.693" calcext:value-type="float">
            <text:p>980.693</text:p>
          </table:table-cell>
          <table:table-cell office:value-type="float" office:value="940" calcext:value-type="float">
            <text:p>940</text:p>
          </table:table-cell>
          <table:table-cell office:value-type="float" office:value="1016" calcext:value-type="float">
            <text:p>1016</text:p>
          </table:table-cell>
          <table:table-cell office:value-type="float" office:value="0.266176" calcext:value-type="float">
            <text:p>0.2661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6176" calcext:value-type="float">
            <text:p>0.000266176</text:p>
          </table:table-cell>
          <table:table-cell office:value-type="float" office:value="0.000150711" calcext:value-type="float">
            <text:p>0.000150711</text:p>
          </table:table-cell>
          <table:table-cell office:value-type="float" office:value="0.000397569" calcext:value-type="float">
            <text:p>0.000397569</text:p>
          </table:table-cell>
          <table:table-cell office:value-type="float" office:value="2700659" calcext:value-type="float">
            <text:p>2700659</text:p>
          </table:table-cell>
          <table:table-cell office:value-type="float" office:value="1000" calcext:value-type="float">
            <text:p>1000</text:p>
          </table:table-cell>
          <table:table-cell office:value-type="float" office:value="2700.66" calcext:value-type="float">
            <text:p>2700.66</text:p>
          </table:table-cell>
          <table:table-cell office:value-type="float" office:value="1492" calcext:value-type="float">
            <text:p>1492</text:p>
          </table:table-cell>
          <table:table-cell office:value-type="float" office:value="4107" calcext:value-type="float">
            <text:p>4107</text:p>
          </table:table-cell>
          <table:table-cell office:value-type="float" office:value="13193" calcext:value-type="float">
            <text:p>13193</text:p>
          </table:table-cell>
          <table:table-cell office:value-type="float" office:value="1000" calcext:value-type="float">
            <text:p>1000</text:p>
          </table:table-cell>
          <table:table-cell office:value-type="float" office:value="13.193" calcext:value-type="float">
            <text:p>13.19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890" calcext:value-type="float">
            <text:p>14890</text:p>
          </table:table-cell>
          <table:table-cell office:value-type="float" office:value="1000" calcext:value-type="float">
            <text:p>1000</text:p>
          </table:table-cell>
          <table:table-cell office:value-type="float" office:value="14.89" calcext:value-type="float">
            <text:p>14.8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97" calcext:value-type="float">
            <text:p>1697</text:p>
          </table:table-cell>
          <table:table-cell office:value-type="float" office:value="1000" calcext:value-type="float">
            <text:p>1000</text:p>
          </table:table-cell>
          <table:table-cell office:value-type="float" office:value="1.697" calcext:value-type="float">
            <text:p>1.6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102856" calcext:value-type="float">
            <text:p>1102856</text:p>
          </table:table-cell>
          <table:table-cell office:value-type="float" office:value="1000" calcext:value-type="float">
            <text:p>1000</text:p>
          </table:table-cell>
          <table:table-cell office:value-type="float" office:value="1102.86" calcext:value-type="float">
            <text:p>1102.86</text:p>
          </table:table-cell>
          <table:table-cell office:value-type="float" office:value="1068" calcext:value-type="float">
            <text:p>1068</text:p>
          </table:table-cell>
          <table:table-cell office:value-type="float" office:value="1131" calcext:value-type="float">
            <text:p>1131</text:p>
          </table:table-cell>
          <table:table-cell office:value-type="float" office:value="0.611831" calcext:value-type="float">
            <text:p>0.6118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11831" calcext:value-type="float">
            <text:p>0.000611831</text:p>
          </table:table-cell>
          <table:table-cell office:value-type="float" office:value="0.000380071" calcext:value-type="float">
            <text:p>0.000380071</text:p>
          </table:table-cell>
          <table:table-cell office:value-type="float" office:value="0.000967457" calcext:value-type="float">
            <text:p>0.000967457</text:p>
          </table:table-cell>
          <table:table-cell office:value-type="float" office:value="6418127" calcext:value-type="float">
            <text:p>6418127</text:p>
          </table:table-cell>
          <table:table-cell office:value-type="float" office:value="1000" calcext:value-type="float">
            <text:p>1000</text:p>
          </table:table-cell>
          <table:table-cell office:value-type="float" office:value="6418.13" calcext:value-type="float">
            <text:p>6418.13</text:p>
          </table:table-cell>
          <table:table-cell office:value-type="float" office:value="3901" calcext:value-type="float">
            <text:p>3901</text:p>
          </table:table-cell>
          <table:table-cell office:value-type="float" office:value="10296" calcext:value-type="float">
            <text:p>10296</text:p>
          </table:table-cell>
          <table:table-cell office:value-type="float" office:value="19867" calcext:value-type="float">
            <text:p>19867</text:p>
          </table:table-cell>
          <table:table-cell office:value-type="float" office:value="1000" calcext:value-type="float">
            <text:p>1000</text:p>
          </table:table-cell>
          <table:table-cell office:value-type="float" office:value="19.867" calcext:value-type="float">
            <text:p>19.86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1417" calcext:value-type="float">
            <text:p>21417</text:p>
          </table:table-cell>
          <table:table-cell office:value-type="float" office:value="1000" calcext:value-type="float">
            <text:p>1000</text:p>
          </table:table-cell>
          <table:table-cell office:value-type="float" office:value="21.417" calcext:value-type="float">
            <text:p>21.4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550" calcext:value-type="float">
            <text:p>1550</text:p>
          </table:table-cell>
          <table:table-cell office:value-type="float" office:value="1000" calcext:value-type="float">
            <text:p>1000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data" table:style-name="ta1">
        <table:table-column table:style-name="co17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formula="of:=[$summary_5.$Q$10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summary_6.$Q$10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summary_7.$Q$10]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summary_8.$Q$10]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summary_9.$Q$10]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summary_10.$Q$10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summary_11.$Q$10]"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summary_12.$Q$10]"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summary_13.$Q$10]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summary_14.$Q$10]"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summary_15.$Q$10]"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summary_16.$Q$10]" office:value-type="float" office:value="1357" calcext:value-type="float">
            <text:p>13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summary_17.$Q$10]"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summary_18.$Q$10]" office:value-type="float" office:value="1744" calcext:value-type="float">
            <text:p>17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summary_19.$Q$10]"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summary_20.$Q$10]"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summary_21.$Q$10]"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summary_22.$Q$10]" office:value-type="float" office:value="2325" calcext:value-type="float">
            <text:p>23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summary_23.$Q$10]" office:value-type="float" office:value="2545" calcext:value-type="float">
            <text:p>25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summary_24.$Q$10]" office:value-type="float" office:value="2950" calcext:value-type="float">
            <text:p>29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summary_25.$Q$10]"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summary_26.$Q$10]" office:value-type="float" office:value="3045" calcext:value-type="float">
            <text:p>30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summary_27.$Q$10]"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summary_28.$Q$10]"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summary_29.$Q$10]" office:value-type="float" office:value="3906" calcext:value-type="float">
            <text:p>39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summary_30.$Q$10]" office:value-type="float" office:value="4382" calcext:value-type="float">
            <text:p>43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summary_31.$Q$10]" office:value-type="float" office:value="4309" calcext:value-type="float">
            <text:p>43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summary_32.$Q$10]" office:value-type="float" office:value="4755" calcext:value-type="float">
            <text:p>47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$summary_33.$Q$10]" office:value-type="float" office:value="4680" calcext:value-type="float">
            <text:p>46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$summary_34.$Q$10]" office:value-type="float" office:value="5176" calcext:value-type="float">
            <text:p>51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$summary_35.$Q$10]" office:value-type="float" office:value="5416" calcext:value-type="float">
            <text:p>54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$summary_36.$Q$10]" office:value-type="float" office:value="5649" calcext:value-type="float">
            <text:p>56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$summary_36.$Q$10]" office:value-type="float" office:value="5649" calcext:value-type="float">
            <text:p>56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$summary_37.$Q$10]" office:value-type="float" office:value="5927" calcext:value-type="float">
            <text:p>59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$summary_38.$Q$10]" office:value-type="float" office:value="7009" calcext:value-type="float">
            <text:p>70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$summary_39.$Q$10]" office:value-type="float" office:value="7075" calcext:value-type="float">
            <text:p>70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$summary_40.$Q$10]" office:value-type="float" office:value="7053" calcext:value-type="float">
            <text:p>70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$summary_41.$Q$10]" office:value-type="float" office:value="7333" calcext:value-type="float">
            <text:p>7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$summary_42.$Q$10]" office:value-type="float" office:value="7597" calcext:value-type="float">
            <text:p>759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$summary_43.$Q$10]" office:value-type="float" office:value="7737" calcext:value-type="float">
            <text:p>77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$summary_44.$Q$10]" office:value-type="float" office:value="9441" calcext:value-type="float">
            <text:p>94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$summary_45.$Q$10]" office:value-type="float" office:value="8869" calcext:value-type="float">
            <text:p>88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$summary_47.$Q$10]" office:value-type="float" office:value="8687" calcext:value-type="float">
            <text:p>868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$summary_48.$Q$10]" office:value-type="float" office:value="9028" calcext:value-type="float">
            <text:p>90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$summary_49.$Q$10]" office:value-type="float" office:value="9094" calcext:value-type="float">
            <text:p>90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$summary_50.$Q$10]" office:value-type="float" office:value="10296" calcext:value-type="float">
            <text:p>10296</text:p>
          </table:table-cell>
        </table:table-row>
      </table:table>
      <table:table table:name="graphs" table:style-name="ta1">
        <table:shapes>
          <draw:frame draw:z-index="0" draw:style-name="gr1" draw:text-style-name="P1" svg:width="453.51pt" svg:height="255.09pt" svg:x="0pt" svg:y="2.86pt">
            <draw:object draw:notify-on-update-of-ranges="summary_5.AD2:summary_5.AD10 summary_5.B2:summary_5.B10 summary_10.AD2:summary_10.AD10 summary_10.B2:summary_10.B10 summary_15.AD2:summary_15.AD10 summary_15.B2:summary_15.B10 summary_20.AD2:summary_20.AD10 summary_20.B2:summary_20.B10 summary_25.AD2:summary_25.AD10 summary_25.B2:summary_25.B10 summary_30.AD2:summary_30.AD10 summary_30.B2:summary_30.B10 summary_35.AD2:summary_35.AD10 summary_35.B2:summary_35.B10 summary_40.AD2:summary_40.AD10 summary_40.B2:summary_40.B10 summary_45.AD2:summary_45.AD10 summary_45.B2:summary_45.B10 summary_50.AD2:summary_50.AD10 summary_50.B2:summary_50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10.94pt" svg:y="0pt">
            <draw:object draw:notify-on-update-of-ranges="summary_5.O2:summary_5.O10 summary_5.B2:summary_5.B10 summary_10.O2:summary_10.O10 summary_10.B2:summary_10.B10 summary_15.O2:summary_15.O10 summary_15.B2:summary_15.B10 summary_20.O2:summary_20.O10 summary_20.B2:summary_20.B10 summary_25.O2:summary_25.O10 summary_25.B2:summary_25.B10 summary_30.O2:summary_30.O10 summary_30.B2:summary_30.B10 summary_35.O2:summary_35.O10 summary_35.B2:summary_35.B10 summary_40.O2:summary_40.O10 summary_40.B2:summary_40.B10 summary_45.O2:summary_45.O10 summary_45.B2:summary_45.B10 summary_50.O2:summary_50.O10 summary_50.B2:summary_50.B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0pt" svg:y="282.93pt">
            <draw:object draw:notify-on-update-of-ranges="data.B1:data.B46 data.A1:data.A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/00/0000</text:date>, <text:time style:data-style-name="N2" text:time-value="12:56:47.025819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21:56:43.320365246</meta:creation-date>
    <meta:generator>LibreOffice/6.2.7.1$Linux_X86_64 LibreOffice_project/20$Build-1</meta:generator>
    <dc:date>2019-12-22T13:42:07.486014124</dc:date>
    <meta:editing-duration>PT1H42M25S</meta:editing-duration>
    <meta:editing-cycles>17</meta:editing-cycles>
    <meta:document-statistic meta:table-count="48" meta:cell-count="1481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1.96cm" style:legend-expansion="high" chart:style-name="ch2"/>
        <chart:plot-area chart:style-name="ch3" table:cell-range-address="summary_5.B2:summary_5.B10 summary_5.AD2:summary_5.AD10 summary_10.AD2:summary_10.AD10 summary_15.AD2:summary_15.AD10 summary_20.AD2:summary_20.AD10 summary_25.AD2:summary_25.AD10 summary_30.AD2:summary_30.AD10 summary_35.AD2:summary_35.AD10 summary_40.AD2:summary_40.AD10 summary_45.AD2:summary_45.AD10 summary_50.AD2:summary_50.AD10" chart:data-source-has-labels="row" svg:x="1.331cm" svg:y="0.18cm" svg:width="12.185cm" svg:height="7.659cm">
          <chartooo:coordinate-region svg:x="2.058cm" svg:y="0.379cm" svg:width="11.178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4.873cm" chart:style-name="ch6">
              <text:p>Mean Error</text:p>
            </chart:title>
            <chart:grid chart:style-name="ch7" chart:class="major"/>
          </chart:axis>
          <chart:series chart:style-name="ch8" chart:values-cell-range-address="summary_5.AD2:summary_5.AD10" loext:label-string="&quot;N=5&quot;" chart:class="chart:scatter">
            <chart:domain table:cell-range-address="summary_5.B2:summary_5.B10"/>
            <chart:data-point chart:repeated="9"/>
          </chart:series>
          <chart:series chart:style-name="ch9" chart:values-cell-range-address="summary_10.AD2:summary_10.AD10" loext:label-string="&quot;N=10&quot;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5.AD2:summary_15.AD10" loext:label-string="&quot;N=15&quot;" chart:class="chart:scatter">
            <chart:domain table:cell-range-address="summary_15.B2:summary_15.B10"/>
            <chart:data-point chart:repeated="9"/>
          </chart:series>
          <chart:series chart:style-name="ch11" chart:values-cell-range-address="summary_20.AD2:summary_20.AD10" loext:label-string="&quot;N=20&quot;" chart:class="chart:scatter">
            <chart:domain table:cell-range-address="summary_20.B2:summary_20.B10"/>
            <chart:data-point chart:repeated="9"/>
          </chart:series>
          <chart:series chart:style-name="ch12" chart:values-cell-range-address="summary_25.AD2:summary_25.AD10" loext:label-string="&quot;N=25&quot;" chart:class="chart:scatter">
            <chart:domain table:cell-range-address="summary_25.B2:summary_25.B10"/>
            <chart:data-point chart:repeated="9"/>
          </chart:series>
          <chart:series chart:style-name="ch13" chart:values-cell-range-address="summary_30.AD2:summary_30.AD10" loext:label-string="&quot;N=30&quot;" chart:class="chart:scatter">
            <chart:domain table:cell-range-address="summary_30.B2:summary_30.B10"/>
            <chart:data-point chart:repeated="9"/>
          </chart:series>
          <chart:series chart:style-name="ch14" chart:values-cell-range-address="summary_35.AD2:summary_35.AD10" loext:label-string="&quot;N=35&quot;" chart:class="chart:scatter">
            <chart:domain table:cell-range-address="summary_35.B2:summary_35.B10"/>
            <chart:data-point chart:repeated="9"/>
          </chart:series>
          <chart:series chart:style-name="ch15" chart:values-cell-range-address="summary_40.AD2:summary_40.AD10" loext:label-string="&quot;N=40&quot;" chart:class="chart:scatter">
            <chart:domain table:cell-range-address="summary_40.B2:summary_40.B10"/>
            <chart:data-point chart:repeated="9"/>
          </chart:series>
          <chart:series chart:style-name="ch16" chart:values-cell-range-address="summary_45.AD2:summary_45.AD10" loext:label-string="&quot;N=45&quot;" chart:class="chart:scatter">
            <chart:domain table:cell-range-address="summary_45.B2:summary_45.B10"/>
            <chart:data-point chart:repeated="9"/>
          </chart:series>
          <chart:series chart:style-name="ch17" chart:values-cell-range-address="summary_50.AD2:summary_50.AD10" loext:label-string="&quot;N=50&quot;" chart:class="chart:scatter">
            <chart:domain table:cell-range-address="summary_50.B2:summary_50.B10"/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5</text:p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  <table:table-cell office:value-type="string">
                <text:p>Column B</text:p>
              </table:table-cell>
              <table:table-cell office:value-type="string">
                <text:p>N=35</text:p>
              </table:table-cell>
              <table:table-cell office:value-type="string">
                <text:p>Column B</text:p>
              </table:table-cell>
              <table:table-cell office:value-type="string">
                <text:p>N=40</text:p>
              </table:table-cell>
              <table:table-cell office:value-type="string">
                <text:p>Column B</text:p>
              </table:table-cell>
              <table:table-cell office:value-type="string">
                <text:p>N=45</text:p>
              </table:table-cell>
              <table:table-cell office:value-type="string">
                <text:p>Column B</text:p>
              </table:table-cell>
              <table:table-cell office:value-type="string">
                <text:p>N=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5.B2:summary_5.B10</svg:desc>
                </draw:g>
              </table:table-cell>
              <table:table-cell office:value-type="float" office:value="0">
                <text:p>0</text:p>
                <draw:g>
                  <svg:desc>summary_5.AD2:summary_5.AD10</svg:desc>
                </draw:g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0.014">
                <text:p>0.014</text:p>
                <draw:g>
                  <svg:desc>summary_10.AD2:summary_10.AD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0.127">
                <text:p>0.127</text:p>
                <draw:g>
                  <svg:desc>summary_15.AD2:summary_15.AD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0.281">
                <text:p>0.281</text:p>
                <draw:g>
                  <svg:desc>summary_20.AD2:summary_20.AD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0.391">
                <text:p>0.391</text:p>
                <draw:g>
                  <svg:desc>summary_25.AD2:summary_25.AD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0.422">
                <text:p>0.422</text:p>
                <draw:g>
                  <svg:desc>summary_30.AD2:summary_30.AD10</svg:desc>
                </draw:g>
              </table:table-cell>
              <table:table-cell office:value-type="float" office:value="10">
                <text:p>10</text:p>
                <draw:g>
                  <svg:desc>summary_35.B2:summary_35.B10</svg:desc>
                </draw:g>
              </table:table-cell>
              <table:table-cell office:value-type="float" office:value="0.416">
                <text:p>0.416</text:p>
                <draw:g>
                  <svg:desc>summary_35.AD2:summary_35.AD10</svg:desc>
                </draw:g>
              </table:table-cell>
              <table:table-cell office:value-type="float" office:value="10">
                <text:p>10</text:p>
                <draw:g>
                  <svg:desc>summary_40.B2:summary_40.B10</svg:desc>
                </draw:g>
              </table:table-cell>
              <table:table-cell office:value-type="float" office:value="0.376">
                <text:p>0.376</text:p>
                <draw:g>
                  <svg:desc>summary_40.AD2:summary_40.AD10</svg:desc>
                </draw:g>
              </table:table-cell>
              <table:table-cell office:value-type="float" office:value="10">
                <text:p>10</text:p>
                <draw:g>
                  <svg:desc>summary_45.B2:summary_45.B10</svg:desc>
                </draw:g>
              </table:table-cell>
              <table:table-cell office:value-type="float" office:value="0.362">
                <text:p>0.362</text:p>
                <draw:g>
                  <svg:desc>summary_45.AD2:summary_45.AD10</svg:desc>
                </draw:g>
              </table:table-cell>
              <table:table-cell office:value-type="float" office:value="10">
                <text:p>10</text:p>
                <draw:g>
                  <svg:desc>summary_50.B2:summary_50.B10</svg:desc>
                </draw:g>
              </table:table-cell>
              <table:table-cell office:value-type="float" office:value="0.368">
                <text:p>0.368</text:p>
                <draw:g>
                  <svg:desc>summary_50.AD2:summary_50.A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3">
                <text:p>0.003</text:p>
              </table:table-cell>
              <table:table-cell office:value-type="float" office:value="20">
                <text:p>20</text:p>
              </table:table-cell>
              <table:table-cell office:value-type="float" office:value="0.121">
                <text:p>0.121</text:p>
              </table:table-cell>
              <table:table-cell office:value-type="float" office:value="20">
                <text:p>20</text:p>
              </table:table-cell>
              <table:table-cell office:value-type="float" office:value="0.238">
                <text:p>0.238</text:p>
              </table:table-cell>
              <table:table-cell office:value-type="float" office:value="20">
                <text:p>20</text:p>
              </table:table-cell>
              <table:table-cell office:value-type="float" office:value="0.291">
                <text:p>0.291</text:p>
              </table:table-cell>
              <table:table-cell office:value-type="float" office:value="20">
                <text:p>20</text:p>
              </table:table-cell>
              <table:table-cell office:value-type="float" office:value="0.347">
                <text:p>0.347</text:p>
              </table:table-cell>
              <table:table-cell office:value-type="float" office:value="20">
                <text:p>20</text:p>
              </table:table-cell>
              <table:table-cell office:value-type="float" office:value="0.504">
                <text:p>0.504</text:p>
              </table:table-cell>
              <table:table-cell office:value-type="float" office:value="20">
                <text:p>20</text:p>
              </table:table-cell>
              <table:table-cell office:value-type="float" office:value="0.596">
                <text:p>0.596</text:p>
              </table:table-cell>
              <table:table-cell office:value-type="float" office:value="20">
                <text:p>20</text:p>
              </table:table-cell>
              <table:table-cell office:value-type="float" office:value="0.662">
                <text:p>0.662</text:p>
              </table:table-cell>
              <table:table-cell office:value-type="float" office:value="20">
                <text:p>20</text:p>
              </table:table-cell>
              <table:table-cell office:value-type="float" office:value="0.635">
                <text:p>0.635</text:p>
              </table:table-cell>
              <table:table-cell office:value-type="float" office:value="20">
                <text:p>20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8">
                <text:p>0.008</text:p>
              </table:table-cell>
              <table:table-cell office:value-type="float" office:value="30">
                <text:p>30</text:p>
              </table:table-cell>
              <table:table-cell office:value-type="float" office:value="0.134">
                <text:p>0.134</text:p>
              </table:table-cell>
              <table:table-cell office:value-type="float" office:value="30">
                <text:p>30</text:p>
              </table:table-cell>
              <table:table-cell office:value-type="float" office:value="0.257">
                <text:p>0.257</text:p>
              </table:table-cell>
              <table:table-cell office:value-type="float" office:value="30">
                <text:p>30</text:p>
              </table:table-cell>
              <table:table-cell office:value-type="float" office:value="0.392">
                <text:p>0.392</text:p>
              </table:table-cell>
              <table:table-cell office:value-type="float" office:value="30">
                <text:p>30</text:p>
              </table:table-cell>
              <table:table-cell office:value-type="float" office:value="0.44">
                <text:p>0.44</text:p>
              </table:table-cell>
              <table:table-cell office:value-type="float" office:value="30">
                <text:p>30</text:p>
              </table:table-cell>
              <table:table-cell office:value-type="float" office:value="0.553">
                <text:p>0.553</text:p>
              </table:table-cell>
              <table:table-cell office:value-type="float" office:value="30">
                <text:p>30</text:p>
              </table:table-cell>
              <table:table-cell office:value-type="float" office:value="0.706">
                <text:p>0.706</text:p>
              </table:table-cell>
              <table:table-cell office:value-type="float" office:value="30">
                <text:p>30</text:p>
              </table:table-cell>
              <table:table-cell office:value-type="float" office:value="0.738">
                <text:p>0.738</text:p>
              </table:table-cell>
              <table:table-cell office:value-type="float" office:value="30">
                <text:p>30</text:p>
              </table:table-cell>
              <table:table-cell office:value-type="float" office:value="0.845">
                <text:p>0.845</text:p>
              </table:table-cell>
              <table:table-cell office:value-type="float" office:value="30">
                <text:p>3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8">
                <text:p>0.008</text:p>
              </table:table-cell>
              <table:table-cell office:value-type="float" office:value="40">
                <text:p>40</text:p>
              </table:table-cell>
              <table:table-cell office:value-type="float" office:value="0.13">
                <text:p>0.13</text:p>
              </table:table-cell>
              <table:table-cell office:value-type="float" office:value="40">
                <text:p>40</text:p>
              </table:table-cell>
              <table:table-cell office:value-type="float" office:value="0.329">
                <text:p>0.329</text:p>
              </table:table-cell>
              <table:table-cell office:value-type="float" office:value="40">
                <text:p>40</text:p>
              </table:table-cell>
              <table:table-cell office:value-type="float" office:value="0.471">
                <text:p>0.471</text:p>
              </table:table-cell>
              <table:table-cell office:value-type="float" office:value="40">
                <text:p>40</text:p>
              </table:table-cell>
              <table:table-cell office:value-type="float" office:value="0.569">
                <text:p>0.569</text:p>
              </table:table-cell>
              <table:table-cell office:value-type="float" office:value="40">
                <text:p>40</text:p>
              </table:table-cell>
              <table:table-cell office:value-type="float" office:value="0.639">
                <text:p>0.639</text:p>
              </table:table-cell>
              <table:table-cell office:value-type="float" office:value="40">
                <text:p>40</text:p>
              </table:table-cell>
              <table:table-cell office:value-type="float" office:value="0.748">
                <text:p>0.748</text:p>
              </table:table-cell>
              <table:table-cell office:value-type="float" office:value="40">
                <text:p>40</text:p>
              </table:table-cell>
              <table:table-cell office:value-type="float" office:value="0.873">
                <text:p>0.873</text:p>
              </table:table-cell>
              <table:table-cell office:value-type="float" office:value="40">
                <text:p>40</text:p>
              </table:table-cell>
              <table:table-cell office:value-type="float" office:value="0.971">
                <text:p>0.971</text:p>
              </table:table-cell>
              <table:table-cell office:value-type="float" office:value="40">
                <text:p>40</text:p>
              </table:table-cell>
              <table:table-cell office:value-type="float" office:value="0.981">
                <text:p>0.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18">
                <text:p>0.018</text:p>
              </table:table-cell>
              <table:table-cell office:value-type="float" office:value="50">
                <text:p>50</text:p>
              </table:table-cell>
              <table:table-cell office:value-type="float" office:value="0.16">
                <text:p>0.16</text:p>
              </table:table-cell>
              <table:table-cell office:value-type="float" office:value="50">
                <text:p>50</text:p>
              </table:table-cell>
              <table:table-cell office:value-type="float" office:value="0.346">
                <text:p>0.346</text:p>
              </table:table-cell>
              <table:table-cell office:value-type="float" office:value="50">
                <text:p>50</text:p>
              </table:table-cell>
              <table:table-cell office:value-type="float" office:value="0.483">
                <text:p>0.483</text:p>
              </table:table-cell>
              <table:table-cell office:value-type="float" office:value="50">
                <text:p>50</text:p>
              </table:table-cell>
              <table:table-cell office:value-type="float" office:value="0.632">
                <text:p>0.632</text:p>
              </table:table-cell>
              <table:table-cell office:value-type="float" office:value="50">
                <text:p>50</text:p>
              </table:table-cell>
              <table:table-cell office:value-type="float" office:value="0.765">
                <text:p>0.765</text:p>
              </table:table-cell>
              <table:table-cell office:value-type="float" office:value="50">
                <text:p>50</text:p>
              </table:table-cell>
              <table:table-cell office:value-type="float" office:value="0.88">
                <text:p>0.88</text:p>
              </table:table-cell>
              <table:table-cell office:value-type="float" office:value="50">
                <text:p>50</text:p>
              </table:table-cell>
              <table:table-cell office:value-type="float" office:value="1.012">
                <text:p>1.012</text:p>
              </table:table-cell>
              <table:table-cell office:value-type="float" office:value="50">
                <text:p>50</text:p>
              </table:table-cell>
              <table:table-cell office:value-type="float" office:value="1.111">
                <text:p>1.111</text:p>
              </table:table-cell>
              <table:table-cell office:value-type="float" office:value="50">
                <text:p>50</text:p>
              </table:table-cell>
              <table:table-cell office:value-type="float" office:value="1.136">
                <text:p>1.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15">
                <text:p>0.015</text:p>
              </table:table-cell>
              <table:table-cell office:value-type="float" office:value="60">
                <text:p>60</text:p>
              </table:table-cell>
              <table:table-cell office:value-type="float" office:value="0.157">
                <text:p>0.157</text:p>
              </table:table-cell>
              <table:table-cell office:value-type="float" office:value="60">
                <text:p>60</text:p>
              </table:table-cell>
              <table:table-cell office:value-type="float" office:value="0.316">
                <text:p>0.316</text:p>
              </table:table-cell>
              <table:table-cell office:value-type="float" office:value="60">
                <text:p>60</text:p>
              </table:table-cell>
              <table:table-cell office:value-type="float" office:value="0.502">
                <text:p>0.502</text:p>
              </table:table-cell>
              <table:table-cell office:value-type="float" office:value="60">
                <text:p>60</text:p>
              </table:table-cell>
              <table:table-cell office:value-type="float" office:value="0.71">
                <text:p>0.71</text:p>
              </table:table-cell>
              <table:table-cell office:value-type="float" office:value="60">
                <text:p>60</text:p>
              </table:table-cell>
              <table:table-cell office:value-type="float" office:value="0.85">
                <text:p>0.85</text:p>
              </table:table-cell>
              <table:table-cell office:value-type="float" office:value="60">
                <text:p>60</text:p>
              </table:table-cell>
              <table:table-cell office:value-type="float" office:value="0.976">
                <text:p>0.976</text:p>
              </table:table-cell>
              <table:table-cell office:value-type="float" office:value="60">
                <text:p>60</text:p>
              </table:table-cell>
              <table:table-cell office:value-type="float" office:value="1.159">
                <text:p>1.159</text:p>
              </table:table-cell>
              <table:table-cell office:value-type="float" office:value="60">
                <text:p>60</text:p>
              </table:table-cell>
              <table:table-cell office:value-type="float" office:value="1.24">
                <text:p>1.24</text:p>
              </table:table-cell>
              <table:table-cell office:value-type="float" office:value="60">
                <text:p>60</text:p>
              </table:table-cell>
              <table:table-cell office:value-type="float" office:value="1.355">
                <text:p>1.3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08">
                <text:p>0.008</text:p>
              </table:table-cell>
              <table:table-cell office:value-type="float" office:value="70">
                <text:p>70</text:p>
              </table:table-cell>
              <table:table-cell office:value-type="float" office:value="0.132">
                <text:p>0.132</text:p>
              </table:table-cell>
              <table:table-cell office:value-type="float" office:value="70">
                <text:p>70</text:p>
              </table:table-cell>
              <table:table-cell office:value-type="float" office:value="0.329">
                <text:p>0.329</text:p>
              </table:table-cell>
              <table:table-cell office:value-type="float" office:value="70">
                <text:p>70</text:p>
              </table:table-cell>
              <table:table-cell office:value-type="float" office:value="0.502">
                <text:p>0.502</text:p>
              </table:table-cell>
              <table:table-cell office:value-type="float" office:value="70">
                <text:p>70</text:p>
              </table:table-cell>
              <table:table-cell office:value-type="float" office:value="0.678">
                <text:p>0.678</text:p>
              </table:table-cell>
              <table:table-cell office:value-type="float" office:value="70">
                <text:p>70</text:p>
              </table:table-cell>
              <table:table-cell office:value-type="float" office:value="0.874">
                <text:p>0.874</text:p>
              </table:table-cell>
              <table:table-cell office:value-type="float" office:value="70">
                <text:p>70</text:p>
              </table:table-cell>
              <table:table-cell office:value-type="float" office:value="1.047">
                <text:p>1.047</text:p>
              </table:table-cell>
              <table:table-cell office:value-type="float" office:value="70">
                <text:p>70</text:p>
              </table:table-cell>
              <table:table-cell office:value-type="float" office:value="1.229">
                <text:p>1.229</text:p>
              </table:table-cell>
              <table:table-cell office:value-type="float" office:value="70">
                <text:p>70</text:p>
              </table:table-cell>
              <table:table-cell office:value-type="float" office:value="1.45">
                <text:p>1.45</text:p>
              </table:table-cell>
              <table:table-cell office:value-type="float" office:value="70">
                <text:p>70</text:p>
              </table:table-cell>
              <table:table-cell office:value-type="float" office:value="1.486">
                <text:p>1.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03">
                <text:p>0.003</text:p>
              </table:table-cell>
              <table:table-cell office:value-type="float" office:value="80">
                <text:p>80</text:p>
              </table:table-cell>
              <table:table-cell office:value-type="float" office:value="0.063">
                <text:p>0.063</text:p>
              </table:table-cell>
              <table:table-cell office:value-type="float" office:value="80">
                <text:p>80</text:p>
              </table:table-cell>
              <table:table-cell office:value-type="float" office:value="0.237">
                <text:p>0.237</text:p>
              </table:table-cell>
              <table:table-cell office:value-type="float" office:value="80">
                <text:p>80</text:p>
              </table:table-cell>
              <table:table-cell office:value-type="float" office:value="0.453">
                <text:p>0.453</text:p>
              </table:table-cell>
              <table:table-cell office:value-type="float" office:value="80">
                <text:p>80</text:p>
              </table:table-cell>
              <table:table-cell office:value-type="float" office:value="0.669">
                <text:p>0.669</text:p>
              </table:table-cell>
              <table:table-cell office:value-type="float" office:value="80">
                <text:p>80</text:p>
              </table:table-cell>
              <table:table-cell office:value-type="float" office:value="0.853">
                <text:p>0.853</text:p>
              </table:table-cell>
              <table:table-cell office:value-type="float" office:value="80">
                <text:p>80</text:p>
              </table:table-cell>
              <table:table-cell office:value-type="float" office:value="1.092">
                <text:p>1.092</text:p>
              </table:table-cell>
              <table:table-cell office:value-type="float" office:value="80">
                <text:p>80</text:p>
              </table:table-cell>
              <table:table-cell office:value-type="float" office:value="1.285">
                <text:p>1.285</text:p>
              </table:table-cell>
              <table:table-cell office:value-type="float" office:value="80">
                <text:p>80</text:p>
              </table:table-cell>
              <table:table-cell office:value-type="float" office:value="1.473">
                <text:p>1.473</text:p>
              </table:table-cell>
              <table:table-cell office:value-type="float" office:value="80">
                <text:p>80</text:p>
              </table:table-cell>
              <table:table-cell office:value-type="float" office:value="1.697">
                <text:p>1.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1">
                <text:p>0.001</text:p>
              </table:table-cell>
              <table:table-cell office:value-type="float" office:value="90">
                <text:p>90</text:p>
              </table:table-cell>
              <table:table-cell office:value-type="float" office:value="0.014">
                <text:p>0.014</text:p>
              </table:table-cell>
              <table:table-cell office:value-type="float" office:value="90">
                <text:p>90</text:p>
              </table:table-cell>
              <table:table-cell office:value-type="float" office:value="0.076">
                <text:p>0.076</text:p>
              </table:table-cell>
              <table:table-cell office:value-type="float" office:value="90">
                <text:p>90</text:p>
              </table:table-cell>
              <table:table-cell office:value-type="float" office:value="0.2">
                <text:p>0.2</text:p>
              </table:table-cell>
              <table:table-cell office:value-type="float" office:value="90">
                <text:p>90</text:p>
              </table:table-cell>
              <table:table-cell office:value-type="float" office:value="0.376">
                <text:p>0.376</text:p>
              </table:table-cell>
              <table:table-cell office:value-type="float" office:value="90">
                <text:p>90</text:p>
              </table:table-cell>
              <table:table-cell office:value-type="float" office:value="0.548">
                <text:p>0.548</text:p>
              </table:table-cell>
              <table:table-cell office:value-type="float" office:value="90">
                <text:p>90</text:p>
              </table:table-cell>
              <table:table-cell office:value-type="float" office:value="0.76">
                <text:p>0.76</text:p>
              </table:table-cell>
              <table:table-cell office:value-type="float" office:value="90">
                <text:p>90</text:p>
              </table:table-cell>
              <table:table-cell office:value-type="float" office:value="1.03">
                <text:p>1.03</text:p>
              </table:table-cell>
              <table:table-cell office:value-type="float" office:value="90">
                <text:p>90</text:p>
              </table:table-cell>
              <table:table-cell office:value-type="float" office:value="1.23">
                <text:p>1.23</text:p>
              </table:table-cell>
              <table:table-cell office:value-type="float" office:value="90">
                <text:p>90</text:p>
              </table:table-cell>
              <table:table-cell office:value-type="float" office:value="1.55">
                <text:p>1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1.96cm" style:legend-expansion="high" chart:style-name="ch2"/>
        <chart:plot-area chart:style-name="ch3" table:cell-range-address="summary_5.B2:summary_5.B10 summary_5.O2:summary_5.O10 summary_10.O2:summary_10.O10 summary_15.O2:summary_15.O10 summary_20.O2:summary_20.O10 summary_25.O2:summary_25.O10 summary_30.O2:summary_30.O10 summary_35.O2:summary_35.O10 summary_40.O2:summary_40.O10 summary_45.O2:summary_45.O10 summary_50.O2:summary_50.O10" chart:data-source-has-labels="row" svg:x="1.331cm" svg:y="0.18cm" svg:width="12.185cm" svg:height="7.659cm">
          <chartooo:coordinate-region svg:x="2.323cm" svg:y="0.379cm" svg:width="10.913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4.926cm" chart:style-name="ch6">
              <text:p>Mean Steps</text:p>
            </chart:title>
            <chart:grid chart:style-name="ch7" chart:class="major"/>
          </chart:axis>
          <chart:series chart:style-name="ch8" chart:values-cell-range-address="summary_5.O2:summary_5.O10" loext:label-string="&quot;N=5&quot;" chart:class="chart:scatter">
            <chart:domain table:cell-range-address="summary_5.B2:summary_5.B10"/>
            <chart:data-point chart:repeated="9"/>
          </chart:series>
          <chart:series chart:style-name="ch9" chart:values-cell-range-address="summary_10.O2:summary_10.O10" loext:label-string="&quot;N=10&quot;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5.O2:summary_15.O10" loext:label-string="&quot;N=15&quot;" chart:class="chart:scatter">
            <chart:domain table:cell-range-address="summary_15.B2:summary_15.B10"/>
            <chart:data-point chart:repeated="9"/>
          </chart:series>
          <chart:series chart:style-name="ch11" chart:values-cell-range-address="summary_20.O2:summary_20.O10" loext:label-string="&quot;N=20&quot;" chart:class="chart:scatter">
            <chart:domain table:cell-range-address="summary_20.B2:summary_20.B10"/>
            <chart:data-point chart:repeated="9"/>
          </chart:series>
          <chart:series chart:style-name="ch12" chart:values-cell-range-address="summary_25.O2:summary_25.O10" loext:label-string="&quot;N=25&quot;" chart:class="chart:scatter">
            <chart:domain table:cell-range-address="summary_25.B2:summary_25.B10"/>
            <chart:data-point chart:repeated="9"/>
          </chart:series>
          <chart:series chart:style-name="ch13" chart:values-cell-range-address="summary_30.O2:summary_30.O10" loext:label-string="&quot;N=30&quot;" chart:class="chart:scatter">
            <chart:domain table:cell-range-address="summary_30.B2:summary_30.B10"/>
            <chart:data-point chart:repeated="9"/>
          </chart:series>
          <chart:series chart:style-name="ch14" chart:values-cell-range-address="summary_35.O2:summary_35.O10" loext:label-string="&quot;N=35&quot;" chart:class="chart:scatter">
            <chart:domain table:cell-range-address="summary_35.B2:summary_35.B10"/>
            <chart:data-point chart:repeated="9"/>
          </chart:series>
          <chart:series chart:style-name="ch15" chart:values-cell-range-address="summary_40.O2:summary_40.O10" loext:label-string="&quot;N=40&quot;" chart:class="chart:scatter">
            <chart:domain table:cell-range-address="summary_40.B2:summary_40.B10"/>
            <chart:data-point chart:repeated="9"/>
          </chart:series>
          <chart:series chart:style-name="ch16" chart:values-cell-range-address="summary_45.O2:summary_45.O10" loext:label-string="&quot;N=45&quot;" chart:class="chart:scatter">
            <chart:domain table:cell-range-address="summary_45.B2:summary_45.B10"/>
            <chart:data-point chart:repeated="9"/>
          </chart:series>
          <chart:series chart:style-name="ch17" chart:values-cell-range-address="summary_50.O2:summary_50.O10" loext:label-string="&quot;N=50&quot;" chart:class="chart:scatter">
            <chart:domain table:cell-range-address="summary_50.B2:summary_50.B10"/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5</text:p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  <table:table-cell office:value-type="string">
                <text:p>Column B</text:p>
              </table:table-cell>
              <table:table-cell office:value-type="string">
                <text:p>N=35</text:p>
              </table:table-cell>
              <table:table-cell office:value-type="string">
                <text:p>Column B</text:p>
              </table:table-cell>
              <table:table-cell office:value-type="string">
                <text:p>N=40</text:p>
              </table:table-cell>
              <table:table-cell office:value-type="string">
                <text:p>Column B</text:p>
              </table:table-cell>
              <table:table-cell office:value-type="string">
                <text:p>N=45</text:p>
              </table:table-cell>
              <table:table-cell office:value-type="string">
                <text:p>Column B</text:p>
              </table:table-cell>
              <table:table-cell office:value-type="string">
                <text:p>N=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5.B2:summary_5.B10</svg:desc>
                </draw:g>
              </table:table-cell>
              <table:table-cell office:value-type="float" office:value="14.149">
                <text:p>14.149</text:p>
                <draw:g>
                  <svg:desc>summary_5.O2:summary_5.O10</svg:desc>
                </draw:g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33.163">
                <text:p>33.163</text:p>
                <draw:g>
                  <svg:desc>summary_10.O2:summary_10.O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51.87">
                <text:p>51.87</text:p>
                <draw:g>
                  <svg:desc>summary_15.O2:summary_15.O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73.262">
                <text:p>73.262</text:p>
                <draw:g>
                  <svg:desc>summary_20.O2:summary_20.O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94.234">
                <text:p>94.234</text:p>
                <draw:g>
                  <svg:desc>summary_25.O2:summary_25.O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116.597">
                <text:p>116.597</text:p>
                <draw:g>
                  <svg:desc>summary_30.O2:summary_30.O10</svg:desc>
                </draw:g>
              </table:table-cell>
              <table:table-cell office:value-type="float" office:value="10">
                <text:p>10</text:p>
                <draw:g>
                  <svg:desc>summary_35.B2:summary_35.B10</svg:desc>
                </draw:g>
              </table:table-cell>
              <table:table-cell office:value-type="float" office:value="137.812">
                <text:p>137.812</text:p>
                <draw:g>
                  <svg:desc>summary_35.O2:summary_35.O10</svg:desc>
                </draw:g>
              </table:table-cell>
              <table:table-cell office:value-type="float" office:value="10">
                <text:p>10</text:p>
                <draw:g>
                  <svg:desc>summary_40.B2:summary_40.B10</svg:desc>
                </draw:g>
              </table:table-cell>
              <table:table-cell office:value-type="float" office:value="161.404">
                <text:p>161.404</text:p>
                <draw:g>
                  <svg:desc>summary_40.O2:summary_40.O10</svg:desc>
                </draw:g>
              </table:table-cell>
              <table:table-cell office:value-type="float" office:value="10">
                <text:p>10</text:p>
                <draw:g>
                  <svg:desc>summary_45.B2:summary_45.B10</svg:desc>
                </draw:g>
              </table:table-cell>
              <table:table-cell office:value-type="float" office:value="183.414">
                <text:p>183.414</text:p>
                <draw:g>
                  <svg:desc>summary_45.O2:summary_45.O10</svg:desc>
                </draw:g>
              </table:table-cell>
              <table:table-cell office:value-type="float" office:value="10">
                <text:p>10</text:p>
                <draw:g>
                  <svg:desc>summary_50.B2:summary_50.B10</svg:desc>
                </draw:g>
              </table:table-cell>
              <table:table-cell office:value-type="float" office:value="207.721">
                <text:p>207.721</text:p>
                <draw:g>
                  <svg:desc>summary_50.O2:summary_50.O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6.215">
                <text:p>16.215</text:p>
              </table:table-cell>
              <table:table-cell office:value-type="float" office:value="20">
                <text:p>20</text:p>
              </table:table-cell>
              <table:table-cell office:value-type="float" office:value="39.316">
                <text:p>39.316</text:p>
              </table:table-cell>
              <table:table-cell office:value-type="float" office:value="20">
                <text:p>20</text:p>
              </table:table-cell>
              <table:table-cell office:value-type="float" office:value="65.497">
                <text:p>65.497</text:p>
              </table:table-cell>
              <table:table-cell office:value-type="float" office:value="20">
                <text:p>20</text:p>
              </table:table-cell>
              <table:table-cell office:value-type="float" office:value="92.524">
                <text:p>92.524</text:p>
              </table:table-cell>
              <table:table-cell office:value-type="float" office:value="20">
                <text:p>20</text:p>
              </table:table-cell>
              <table:table-cell office:value-type="float" office:value="121.649">
                <text:p>121.649</text:p>
              </table:table-cell>
              <table:table-cell office:value-type="float" office:value="20">
                <text:p>20</text:p>
              </table:table-cell>
              <table:table-cell office:value-type="float" office:value="150.911">
                <text:p>150.911</text:p>
              </table:table-cell>
              <table:table-cell office:value-type="float" office:value="20">
                <text:p>20</text:p>
              </table:table-cell>
              <table:table-cell office:value-type="float" office:value="179.653">
                <text:p>179.653</text:p>
              </table:table-cell>
              <table:table-cell office:value-type="float" office:value="20">
                <text:p>20</text:p>
              </table:table-cell>
              <table:table-cell office:value-type="float" office:value="207.549">
                <text:p>207.549</text:p>
              </table:table-cell>
              <table:table-cell office:value-type="float" office:value="20">
                <text:p>20</text:p>
              </table:table-cell>
              <table:table-cell office:value-type="float" office:value="241.081">
                <text:p>241.081</text:p>
              </table:table-cell>
              <table:table-cell office:value-type="float" office:value="20">
                <text:p>20</text:p>
              </table:table-cell>
              <table:table-cell office:value-type="float" office:value="270.572">
                <text:p>270.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8.484">
                <text:p>18.484</text:p>
              </table:table-cell>
              <table:table-cell office:value-type="float" office:value="30">
                <text:p>30</text:p>
              </table:table-cell>
              <table:table-cell office:value-type="float" office:value="47.613">
                <text:p>47.613</text:p>
              </table:table-cell>
              <table:table-cell office:value-type="float" office:value="30">
                <text:p>30</text:p>
              </table:table-cell>
              <table:table-cell office:value-type="float" office:value="79.932">
                <text:p>79.932</text:p>
              </table:table-cell>
              <table:table-cell office:value-type="float" office:value="30">
                <text:p>30</text:p>
              </table:table-cell>
              <table:table-cell office:value-type="float" office:value="116.006">
                <text:p>116.006</text:p>
              </table:table-cell>
              <table:table-cell office:value-type="float" office:value="30">
                <text:p>30</text:p>
              </table:table-cell>
              <table:table-cell office:value-type="float" office:value="153.47">
                <text:p>153.47</text:p>
              </table:table-cell>
              <table:table-cell office:value-type="float" office:value="30">
                <text:p>30</text:p>
              </table:table-cell>
              <table:table-cell office:value-type="float" office:value="192.657">
                <text:p>192.657</text:p>
              </table:table-cell>
              <table:table-cell office:value-type="float" office:value="30">
                <text:p>30</text:p>
              </table:table-cell>
              <table:table-cell office:value-type="float" office:value="229.74">
                <text:p>229.74</text:p>
              </table:table-cell>
              <table:table-cell office:value-type="float" office:value="30">
                <text:p>30</text:p>
              </table:table-cell>
              <table:table-cell office:value-type="float" office:value="272.924">
                <text:p>272.924</text:p>
              </table:table-cell>
              <table:table-cell office:value-type="float" office:value="30">
                <text:p>30</text:p>
              </table:table-cell>
              <table:table-cell office:value-type="float" office:value="311.861">
                <text:p>311.861</text:p>
              </table:table-cell>
              <table:table-cell office:value-type="float" office:value="30">
                <text:p>30</text:p>
              </table:table-cell>
              <table:table-cell office:value-type="float" office:value="355.582">
                <text:p>355.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0.763">
                <text:p>20.763</text:p>
              </table:table-cell>
              <table:table-cell office:value-type="float" office:value="40">
                <text:p>40</text:p>
              </table:table-cell>
              <table:table-cell office:value-type="float" office:value="57.735">
                <text:p>57.735</text:p>
              </table:table-cell>
              <table:table-cell office:value-type="float" office:value="40">
                <text:p>40</text:p>
              </table:table-cell>
              <table:table-cell office:value-type="float" office:value="99.34">
                <text:p>99.34</text:p>
              </table:table-cell>
              <table:table-cell office:value-type="float" office:value="40">
                <text:p>40</text:p>
              </table:table-cell>
              <table:table-cell office:value-type="float" office:value="148.369">
                <text:p>148.369</text:p>
              </table:table-cell>
              <table:table-cell office:value-type="float" office:value="40">
                <text:p>40</text:p>
              </table:table-cell>
              <table:table-cell office:value-type="float" office:value="196.924">
                <text:p>196.924</text:p>
              </table:table-cell>
              <table:table-cell office:value-type="float" office:value="40">
                <text:p>40</text:p>
              </table:table-cell>
              <table:table-cell office:value-type="float" office:value="251.981">
                <text:p>251.981</text:p>
              </table:table-cell>
              <table:table-cell office:value-type="float" office:value="40">
                <text:p>40</text:p>
              </table:table-cell>
              <table:table-cell office:value-type="float" office:value="304.832">
                <text:p>304.832</text:p>
              </table:table-cell>
              <table:table-cell office:value-type="float" office:value="40">
                <text:p>40</text:p>
              </table:table-cell>
              <table:table-cell office:value-type="float" office:value="361.159">
                <text:p>361.159</text:p>
              </table:table-cell>
              <table:table-cell office:value-type="float" office:value="40">
                <text:p>40</text:p>
              </table:table-cell>
              <table:table-cell office:value-type="float" office:value="413.6">
                <text:p>413.6</text:p>
              </table:table-cell>
              <table:table-cell office:value-type="float" office:value="40">
                <text:p>40</text:p>
              </table:table-cell>
              <table:table-cell office:value-type="float" office:value="469.861">
                <text:p>469.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3.532">
                <text:p>23.532</text:p>
              </table:table-cell>
              <table:table-cell office:value-type="float" office:value="50">
                <text:p>50</text:p>
              </table:table-cell>
              <table:table-cell office:value-type="float" office:value="70.072">
                <text:p>70.072</text:p>
              </table:table-cell>
              <table:table-cell office:value-type="float" office:value="50">
                <text:p>50</text:p>
              </table:table-cell>
              <table:table-cell office:value-type="float" office:value="128.393">
                <text:p>128.393</text:p>
              </table:table-cell>
              <table:table-cell office:value-type="float" office:value="50">
                <text:p>50</text:p>
              </table:table-cell>
              <table:table-cell office:value-type="float" office:value="193.688">
                <text:p>193.688</text:p>
              </table:table-cell>
              <table:table-cell office:value-type="float" office:value="50">
                <text:p>50</text:p>
              </table:table-cell>
              <table:table-cell office:value-type="float" office:value="264.72">
                <text:p>264.72</text:p>
              </table:table-cell>
              <table:table-cell office:value-type="float" office:value="50">
                <text:p>50</text:p>
              </table:table-cell>
              <table:table-cell office:value-type="float" office:value="336.298">
                <text:p>336.298</text:p>
              </table:table-cell>
              <table:table-cell office:value-type="float" office:value="50">
                <text:p>50</text:p>
              </table:table-cell>
              <table:table-cell office:value-type="float" office:value="410.709">
                <text:p>410.709</text:p>
              </table:table-cell>
              <table:table-cell office:value-type="float" office:value="50">
                <text:p>50</text:p>
              </table:table-cell>
              <table:table-cell office:value-type="float" office:value="487.121">
                <text:p>487.121</text:p>
              </table:table-cell>
              <table:table-cell office:value-type="float" office:value="50">
                <text:p>50</text:p>
              </table:table-cell>
              <table:table-cell office:value-type="float" office:value="566.789">
                <text:p>566.789</text:p>
              </table:table-cell>
              <table:table-cell office:value-type="float" office:value="50">
                <text:p>50</text:p>
              </table:table-cell>
              <table:table-cell office:value-type="float" office:value="653.042">
                <text:p>653.0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7.166">
                <text:p>27.166</text:p>
              </table:table-cell>
              <table:table-cell office:value-type="float" office:value="60">
                <text:p>60</text:p>
              </table:table-cell>
              <table:table-cell office:value-type="float" office:value="88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168.911">
                <text:p>168.911</text:p>
              </table:table-cell>
              <table:table-cell office:value-type="float" office:value="60">
                <text:p>60</text:p>
              </table:table-cell>
              <table:table-cell office:value-type="float" office:value="260.44">
                <text:p>260.44</text:p>
              </table:table-cell>
              <table:table-cell office:value-type="float" office:value="60">
                <text:p>60</text:p>
              </table:table-cell>
              <table:table-cell office:value-type="float" office:value="360.851">
                <text:p>360.851</text:p>
              </table:table-cell>
              <table:table-cell office:value-type="float" office:value="60">
                <text:p>60</text:p>
              </table:table-cell>
              <table:table-cell office:value-type="float" office:value="468.76">
                <text:p>468.76</text:p>
              </table:table-cell>
              <table:table-cell office:value-type="float" office:value="60">
                <text:p>60</text:p>
              </table:table-cell>
              <table:table-cell office:value-type="float" office:value="587.483">
                <text:p>587.483</text:p>
              </table:table-cell>
              <table:table-cell office:value-type="float" office:value="60">
                <text:p>60</text:p>
              </table:table-cell>
              <table:table-cell office:value-type="float" office:value="692.572">
                <text:p>692.572</text:p>
              </table:table-cell>
              <table:table-cell office:value-type="float" office:value="60">
                <text:p>60</text:p>
              </table:table-cell>
              <table:table-cell office:value-type="float" office:value="823.08">
                <text:p>823.08</text:p>
              </table:table-cell>
              <table:table-cell office:value-type="float" office:value="60">
                <text:p>60</text:p>
              </table:table-cell>
              <table:table-cell office:value-type="float" office:value="942.911">
                <text:p>942.9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31.694">
                <text:p>31.694</text:p>
              </table:table-cell>
              <table:table-cell office:value-type="float" office:value="70">
                <text:p>70</text:p>
              </table:table-cell>
              <table:table-cell office:value-type="float" office:value="115.821">
                <text:p>115.821</text:p>
              </table:table-cell>
              <table:table-cell office:value-type="float" office:value="70">
                <text:p>70</text:p>
              </table:table-cell>
              <table:table-cell office:value-type="float" office:value="231.976">
                <text:p>231.976</text:p>
              </table:table-cell>
              <table:table-cell office:value-type="float" office:value="70">
                <text:p>70</text:p>
              </table:table-cell>
              <table:table-cell office:value-type="float" office:value="369.705">
                <text:p>369.705</text:p>
              </table:table-cell>
              <table:table-cell office:value-type="float" office:value="70">
                <text:p>70</text:p>
              </table:table-cell>
              <table:table-cell office:value-type="float" office:value="534.534">
                <text:p>534.534</text:p>
              </table:table-cell>
              <table:table-cell office:value-type="float" office:value="70">
                <text:p>70</text:p>
              </table:table-cell>
              <table:table-cell office:value-type="float" office:value="705.386">
                <text:p>705.386</text:p>
              </table:table-cell>
              <table:table-cell office:value-type="float" office:value="70">
                <text:p>70</text:p>
              </table:table-cell>
              <table:table-cell office:value-type="float" office:value="889.821">
                <text:p>889.821</text:p>
              </table:table-cell>
              <table:table-cell office:value-type="float" office:value="70">
                <text:p>70</text:p>
              </table:table-cell>
              <table:table-cell office:value-type="float" office:value="1092.5">
                <text:p>1092.5</text:p>
              </table:table-cell>
              <table:table-cell office:value-type="float" office:value="70">
                <text:p>70</text:p>
              </table:table-cell>
              <table:table-cell office:value-type="float" office:value="1272.91">
                <text:p>1272.91</text:p>
              </table:table-cell>
              <table:table-cell office:value-type="float" office:value="70">
                <text:p>70</text:p>
              </table:table-cell>
              <table:table-cell office:value-type="float" office:value="1506.14">
                <text:p>1506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36.446">
                <text:p>36.446</text:p>
              </table:table-cell>
              <table:table-cell office:value-type="float" office:value="80">
                <text:p>80</text:p>
              </table:table-cell>
              <table:table-cell office:value-type="float" office:value="158.549">
                <text:p>158.549</text:p>
              </table:table-cell>
              <table:table-cell office:value-type="float" office:value="80">
                <text:p>80</text:p>
              </table:table-cell>
              <table:table-cell office:value-type="float" office:value="343.59">
                <text:p>343.59</text:p>
              </table:table-cell>
              <table:table-cell office:value-type="float" office:value="80">
                <text:p>80</text:p>
              </table:table-cell>
              <table:table-cell office:value-type="float" office:value="575.185">
                <text:p>575.185</text:p>
              </table:table-cell>
              <table:table-cell office:value-type="float" office:value="80">
                <text:p>80</text:p>
              </table:table-cell>
              <table:table-cell office:value-type="float" office:value="860.268">
                <text:p>860.268</text:p>
              </table:table-cell>
              <table:table-cell office:value-type="float" office:value="80">
                <text:p>80</text:p>
              </table:table-cell>
              <table:table-cell office:value-type="float" office:value="1186.18">
                <text:p>1186.18</text:p>
              </table:table-cell>
              <table:table-cell office:value-type="float" office:value="80">
                <text:p>80</text:p>
              </table:table-cell>
              <table:table-cell office:value-type="float" office:value="1529.62">
                <text:p>1529.62</text:p>
              </table:table-cell>
              <table:table-cell office:value-type="float" office:value="80">
                <text:p>80</text:p>
              </table:table-cell>
              <table:table-cell office:value-type="float" office:value="1890.71">
                <text:p>1890.71</text:p>
              </table:table-cell>
              <table:table-cell office:value-type="float" office:value="80">
                <text:p>80</text:p>
              </table:table-cell>
              <table:table-cell office:value-type="float" office:value="2298.65">
                <text:p>2298.65</text:p>
              </table:table-cell>
              <table:table-cell office:value-type="float" office:value="80">
                <text:p>80</text:p>
              </table:table-cell>
              <table:table-cell office:value-type="float" office:value="2700.66">
                <text:p>2700.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41.673">
                <text:p>41.673</text:p>
              </table:table-cell>
              <table:table-cell office:value-type="float" office:value="90">
                <text:p>90</text:p>
              </table:table-cell>
              <table:table-cell office:value-type="float" office:value="228.968">
                <text:p>228.968</text:p>
              </table:table-cell>
              <table:table-cell office:value-type="float" office:value="90">
                <text:p>90</text:p>
              </table:table-cell>
              <table:table-cell office:value-type="float" office:value="576.073">
                <text:p>576.073</text:p>
              </table:table-cell>
              <table:table-cell office:value-type="float" office:value="90">
                <text:p>90</text:p>
              </table:table-cell>
              <table:table-cell office:value-type="float" office:value="1068.61">
                <text:p>1068.61</text:p>
              </table:table-cell>
              <table:table-cell office:value-type="float" office:value="90">
                <text:p>90</text:p>
              </table:table-cell>
              <table:table-cell office:value-type="float" office:value="1677.3">
                <text:p>1677.3</text:p>
              </table:table-cell>
              <table:table-cell office:value-type="float" office:value="90">
                <text:p>90</text:p>
              </table:table-cell>
              <table:table-cell office:value-type="float" office:value="2469.09">
                <text:p>2469.09</text:p>
              </table:table-cell>
              <table:table-cell office:value-type="float" office:value="90">
                <text:p>90</text:p>
              </table:table-cell>
              <table:table-cell office:value-type="float" office:value="3319.77">
                <text:p>3319.77</text:p>
              </table:table-cell>
              <table:table-cell office:value-type="float" office:value="90">
                <text:p>90</text:p>
              </table:table-cell>
              <table:table-cell office:value-type="float" office:value="4254.33">
                <text:p>4254.33</text:p>
              </table:table-cell>
              <table:table-cell office:value-type="float" office:value="90">
                <text:p>90</text:p>
              </table:table-cell>
              <table:table-cell office:value-type="float" office:value="5374.44">
                <text:p>5374.44</text:p>
              </table:table-cell>
              <table:table-cell office:value-type="float" office:value="90">
                <text:p>90</text:p>
              </table:table-cell>
              <table:table-cell office:value-type="float" office:value="6418.13">
                <text:p>6418.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10d0c"/>
    </style:style>
    <style:style style:name="ch10" style:family="chart">
      <style:chart-properties loext:regression-x-name="n" loext:regression-y-name="steps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25cm" svg:y="3.952cm" style:legend-expansion="high" chart:style-name="ch2"/>
        <chart:plot-area chart:style-name="ch3" table:cell-range-address="data.A1:data.B46" chart:data-source-has-labels="row" svg:x="1.331cm" svg:y="0.18cm" svg:width="10.174cm" svg:height="7.659cm">
          <chartooo:coordinate-region svg:x="2.323cm" svg:y="0.379cm" svg:width="8.81cm" svg:height="6.813cm"/>
          <chart:axis chart:dimension="x" chart:name="primary-x" chart:style-name="ch4">
            <chart:title svg:x="5.951cm" svg:y="8.019cm" chart:style-name="ch5">
              <text:p>Order</text:p>
            </chart:title>
          </chart:axis>
          <chart:axis chart:dimension="y" chart:name="primary-y" chart:style-name="ch4">
            <chart:title svg:x="0.451cm" svg:y="4.82cm" chart:style-name="ch6">
              <text:p>Max Steps</text:p>
            </chart:title>
            <chart:grid chart:style-name="ch7" chart:class="major"/>
          </chart:axis>
          <chart:series chart:style-name="ch8" chart:values-cell-range-address="data.B1:data.B46" loext:label-string="&quot;P=90&quot;" chart:class="chart:scatter">
            <chart:domain table:cell-range-address="data.A1:data.A46"/>
            <chart:regression-curve chart:style-name="ch9">
              <chart:equation chart:display-equation="true" chart:display-r-square="false" chart:style-name="ch10"/>
            </chart:regression-curve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=9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1:data.A46</svg:desc>
                </draw:g>
              </table:table-cell>
              <table:table-cell office:value-type="float" office:value="45">
                <text:p>45</text:p>
                <draw:g>
                  <svg:desc>data.B1:data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3906">
                <text:p>39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4382">
                <text:p>43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4755">
                <text:p>47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5176">
                <text:p>51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5416">
                <text:p>54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5649">
                <text:p>56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5649">
                <text:p>56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5927">
                <text:p>59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7009">
                <text:p>70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7075">
                <text:p>70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7333">
                <text:p>7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7597">
                <text:p>75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7737">
                <text:p>77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9441">
                <text:p>94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8687">
                <text:p>86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9028">
                <text:p>90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9094">
                <text:p>90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10296">
                <text:p>102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